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66mm"/>
    </style:style>
    <style:style style:name="co2" style:family="table-column">
      <style:table-column-properties fo:break-before="auto" style:column-width="22.65mm"/>
    </style:style>
    <style:style style:name="co3" style:family="table-column">
      <style:table-column-properties fo:break-before="auto" style:column-width="96.7mm"/>
    </style:style>
    <style:style style:name="co4" style:family="table-column">
      <style:table-column-properties fo:break-before="auto" style:column-width="125.87mm"/>
    </style:style>
    <style:style style:name="co5" style:family="table-column">
      <style:table-column-properties fo:break-before="auto" style:column-width="110.4mm"/>
    </style:style>
    <style:style style:name="co6" style:family="table-column">
      <style:table-column-properties fo:break-before="auto" style:column-width="111.94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5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15.24mm" fo:break-before="auto" style:use-optimal-row-height="true"/>
    </style:style>
    <style:style style:name="ro6" style:family="table-row">
      <style:table-row-properties style:row-height="8.89mm" fo:break-before="auto" style:use-optimal-row-height="false"/>
    </style:style>
    <style:style style:name="ro7" style:family="table-row">
      <style:table-row-properties style:row-height="11.01mm" fo:break-before="auto" style:use-optimal-row-height="true"/>
    </style:style>
    <style:style style:name="ro8" style:family="table-row">
      <style:table-row-properties style:row-height="5.5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12.7mm" fo:break-before="auto" style:use-optimal-row-height="true"/>
    </style:style>
    <style:style style:name="ro11" style:family="table-row">
      <style:table-row-properties style:row-height="4.66mm" fo:break-before="auto" style:use-optimal-row-height="false"/>
    </style:style>
    <style:style style:name="ro12" style:family="table-row">
      <style:table-row-properties style:row-height="3.81mm" fo:break-before="auto" style:use-optimal-row-height="false"/>
    </style:style>
    <style:style style:name="ro13" style:family="table-row">
      <style:table-row-properties style:row-height="6.56mm" fo:break-before="auto" style:use-optimal-row-height="false"/>
    </style:style>
    <style:style style:name="ro14" style:family="table-row">
      <style:table-row-properties style:row-height="5.08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ro16" style:family="table-row">
      <style:table-row-properties style:row-height="5.93mm" fo:break-before="auto" style:use-optimal-row-height="false"/>
    </style:style>
    <style:style style:name="ro17" style:family="table-row">
      <style:table-row-properties style:row-height="16.51mm" fo:break-before="auto" style:use-optimal-row-height="true"/>
    </style:style>
    <style:style style:name="ro18" style:family="table-row">
      <style:table-row-properties style:row-height="19.05mm" fo:break-before="auto" style:use-optimal-row-height="true"/>
    </style:style>
    <style:style style:name="ta1" style:family="table" style:master-page-name="PageStyle_5f_Eunis_20_niveau_20_4">
      <style:table-properties table:display="true" style:writing-mode="lr-tb"/>
    </style:style>
    <style:style style:name="ta2" style:family="table" style:master-page-name="PageStyle_5f_Corine_20_niveau_20_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6a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3" style:family="table-cell" style:parent-style-name="Default">
      <style:table-cell-properties fo:background-color="#a8cce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f7b79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8" style:family="table-cell" style:parent-style-name="Default">
      <style:table-cell-properties fo:background-color="#f8c3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9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1535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12" style:family="table-cell" style:parent-style-name="Default">
      <style:table-cell-properties fo:background-color="#23588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3" style:family="table-cell" style:parent-style-name="Default">
      <style:table-cell-properties fo:background-color="#2e75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2e75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926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16" style:family="table-cell" style:parent-style-name="Default">
      <style:table-cell-properties fo:background-color="#ac7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7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ackground-color="#91c37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0" style:family="table-cell" style:parent-style-name="Default">
      <style:table-cell-properties fo:background-color="#b8d8a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21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ackground-color="#c898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4" style:family="table-cell" style:parent-style-name="Default">
      <style:table-cell-properties fo:background-color="#e6a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25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ackground-color="#3c5c2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8" style:family="table-cell" style:parent-style-name="Default">
      <style:table-cell-properties fo:background-color="#49702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29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ackground-color="#ffffff" style:rotation-align="none"/>
    </style:style>
    <style:style style:name="ce32" style:family="table-cell" style:parent-style-name="Default">
      <style:table-cell-properties fo:background-color="#49702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33" style:family="table-cell" style:parent-style-name="Default">
      <style:table-cell-properties fo:background-color="#5482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5482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ackground-color="#79757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36" style:family="table-cell" style:parent-style-name="Default">
      <style:table-cell-properties fo:background-color="#b7b5b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3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ackground-color="#ff2f3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0" style:family="table-cell" style:parent-style-name="Default">
      <style:table-cell-properties fo:background-color="#ff5d6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1" style:family="table-cell" style:parent-style-name="Default">
      <style:table-cell-properties fo:background-color="#ff7c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ackground-color="#ff7c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ackground-color="#ff090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4" style:family="table-cell" style:parent-style-name="Default">
      <style:table-cell-properties fo:background-color="#ff1d1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5" style:family="table-cell" style:parent-style-name="Default">
      <style:table-cell-properties fo:background-color="#ff5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ackground-color="#ff5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ackground-color="#7e37b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8" style:family="table-cell" style:parent-style-name="Default">
      <style:table-cell-properties fo:background-color="#ae78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6aa8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4" style:family="table-cell" style:parent-style-name="Default">
      <style:table-cell-properties fo:background-color="#a8cce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55" style:family="table-cell" style:parent-style-name="Default">
      <style:table-cell-properties fo:background-color="#deebf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ackground-color="#deebf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fo:background-color="#f7b79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8" style:family="table-cell" style:parent-style-name="Default">
      <style:table-cell-properties fo:background-color="#f8c3a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59" style:family="table-cell" style:parent-style-name="Default">
      <style:table-cell-properties fo:background-color="#fbe5d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fbe5d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fo:background-color="#15355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" style:family="table-cell" style:parent-style-name="Default">
      <style:table-cell-properties fo:background-color="#23588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63" style:family="table-cell" style:parent-style-name="Default">
      <style:table-cell-properties fo:background-color="#2e75b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ackground-color="#2e75b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5" style:family="table-cell" style:parent-style-name="Default">
      <style:table-cell-properties fo:background-color="#926c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6" style:family="table-cell" style:parent-style-name="Default">
      <style:table-cell-properties fo:background-color="#ac7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67" style:family="table-cell" style:parent-style-name="Default">
      <style:table-cell-properties fo:background-color="#bf9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ackground-color="#bf9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fo:background-color="#91c37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70" style:family="table-cell" style:parent-style-name="Default">
      <style:table-cell-properties fo:background-color="#b8d8a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71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3" style:family="table-cell" style:parent-style-name="Default">
      <style:table-cell-properties fo:background-color="#c898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74" style:family="table-cell" style:parent-style-name="Default">
      <style:table-cell-properties fo:background-color="#e6a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75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7" style:family="table-cell" style:parent-style-name="Default">
      <style:table-cell-properties fo:background-color="#3c5c2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78" style:family="table-cell" style:parent-style-name="Default">
      <style:table-cell-properties fo:background-color="#49702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79" style:family="table-cell" style:parent-style-name="Default">
      <style:table-cell-properties fo:background-color="#54823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ackground-color="#54823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fo:background-color="#49702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82" style:family="table-cell" style:parent-style-name="Default">
      <style:table-cell-properties fo:background-color="#54823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54823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4" style:family="table-cell" style:parent-style-name="Default">
      <style:table-cell-properties fo:background-color="#79757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85" style:family="table-cell" style:parent-style-name="Default">
      <style:table-cell-properties fo:background-color="#b7b5b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86" style:family="table-cell" style:parent-style-name="Default">
      <style:table-cell-properties fo:background-color="#d0cec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d0cec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fo:background-color="#ff2f3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89" style:family="table-cell" style:parent-style-name="Default">
      <style:table-cell-properties fo:background-color="#ff5d61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90" style:family="table-cell" style:parent-style-name="Default">
      <style:table-cell-properties fo:background-color="#ff7c8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fo:background-color="#ff7c8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fo:background-color="#ff090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93" style:family="table-cell" style:parent-style-name="Default">
      <style:table-cell-properties fo:background-color="#ff1d1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94" style:family="table-cell" style:parent-style-name="Default">
      <style:table-cell-properties fo:background-color="#ff505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ackground-color="#ff505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6" style:family="table-cell" style:parent-style-name="Default">
      <style:table-cell-properties fo:background-color="#7e37b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97" style:family="table-cell" style:parent-style-name="Default">
      <style:table-cell-properties fo:background-color="#ae78d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ackground-color="#f9cbb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1" style:family="table-cell" style:parent-style-name="Default">
      <style:table-cell-properties fo:background-color="#86b8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fo:background-color="#e6a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5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fo:background-color="#49702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8" style:family="table-cell" style:parent-style-name="Default">
      <style:table-cell-properties fo:background-color="#ac7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9" style:family="table-cell" style:parent-style-name="Default">
      <style:table-cell-properties fo:background-color="#ac7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fo:background-color="#ac7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fo:background-color="#b7b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2" style:family="table-cell" style:parent-style-name="Default">
      <style:table-cell-properties fo:background-color="#b7b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ackground-color="#b7b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fo:background-color="#ff5d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5" style:family="table-cell" style:parent-style-name="Default">
      <style:table-cell-properties fo:background-color="#ff5d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ackground-color="#ff5d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fo:background-color="#f8c3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fo:background-color="#49702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ackground-color="#f9cbb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1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3" style:family="table-cell" style:parent-style-name="Default">
      <style:table-cell-properties fo:background-color="#86b8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4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6" style:family="table-cell" style:parent-style-name="Default">
      <style:table-cell-properties fo:background-color="#e6a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7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9" style:family="table-cell" style:parent-style-name="Default">
      <style:table-cell-properties fo:background-color="#49702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0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2" style:family="table-cell" style:parent-style-name="Default">
      <style:table-cell-properties fo:background-color="#ac7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3" style:family="table-cell" style:parent-style-name="Default">
      <style:table-cell-properties fo:background-color="#ac7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fo:background-color="#ac7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5" style:family="table-cell" style:parent-style-name="Default">
      <style:table-cell-properties fo:background-color="#b7b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6" style:family="table-cell" style:parent-style-name="Default">
      <style:table-cell-properties fo:background-color="#b7b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b7b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8" style:family="table-cell" style:parent-style-name="Default">
      <style:table-cell-properties fo:background-color="#ff5d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9" style:family="table-cell" style:parent-style-name="Default">
      <style:table-cell-properties fo:background-color="#ff5d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ff5d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1" style:family="table-cell" style:parent-style-name="Default">
      <style:table-cell-properties fo:background-color="#f8c3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2" style:family="table-cell" style:parent-style-name="Default">
      <style:table-cell-properties fo:background-color="#49702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unis niveau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1"/>
        <table:table-column table:style-name="co3" table:default-cell-style-name="Default"/>
        <table:table-column table:style-name="co2" table:default-cell-style-name="ce51"/>
        <table:table-column table:style-name="co4" table:default-cell-style-name="ce98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D_HAB</text:p>
          </table:table-cell>
          <table:table-cell table:style-name="ce1" office:value-type="string" calcext:value-type="string">
            <text:p>LB_CODE</text:p>
          </table:table-cell>
          <table:table-cell table:style-name="ce52" office:value-type="string" calcext:value-type="string">
            <text:p>LB_HAB_FR</text:p>
          </table:table-cell>
          <table:table-cell table:style-name="ce1" office:value-type="string" calcext:value-type="string">
            <text:p>NIVEAU</text:p>
          </table:table-cell>
          <table:table-cell table:number-columns-repeated="102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A</text:p>
          </table:table-cell>
          <table:table-cell table:style-name="ce53" office:value-type="string" calcext:value-type="string">
            <text:p>Habitats marins</text:p>
          </table:table-cell>
          <table:table-cell table:style-name="ce2" office:value-type="float" office:value="1" calcext:value-type="float">
            <text:p>1</text:p>
          </table:table-cell>
          <table:table-cell table:formula="of:=CONCATENATE([.B2]&amp;&quot; &quot;&amp;[.C2])" office:value-type="string" office:string-value="A Habitats marins" calcext:value-type="string">
            <text:p>A Habitats marins</text:p>
          </table:table-cell>
          <table:table-cell table:number-columns-repeated="1019"/>
        </table:table-row>
        <table:table-row table:style-name="ro3">
          <table:table-cell table:style-name="ce3" office:value-type="float" office:value="579" calcext:value-type="float">
            <text:p>579</text:p>
          </table:table-cell>
          <table:table-cell table:style-name="ce3" office:value-type="string" calcext:value-type="string">
            <text:p>A1</text:p>
          </table:table-cell>
          <table:table-cell table:style-name="ce54" office:value-type="string" calcext:value-type="string">
            <text:p>Roche et autres substrats durs intertidaux</text:p>
          </table:table-cell>
          <table:table-cell table:style-name="ce3" office:value-type="float" office:value="2" calcext:value-type="float">
            <text:p>2</text:p>
          </table:table-cell>
          <table:table-cell table:formula="of:=CONCATENATE([.B3]&amp;&quot; &quot;&amp;[.C3])" office:value-type="string" office:string-value="A1 Roche et autres substrats durs intertidaux" calcext:value-type="string">
            <text:p>A1 Roche et autres substrats durs intertidaux</text:p>
          </table:table-cell>
          <table:table-cell table:number-columns-repeated="1019"/>
        </table:table-row>
        <table:table-row table:style-name="ro1">
          <table:table-cell table:style-name="ce4" office:value-type="float" office:value="1591" calcext:value-type="float">
            <text:p>1591</text:p>
          </table:table-cell>
          <table:table-cell table:style-name="ce4" office:value-type="string" calcext:value-type="string">
            <text:p>A1.1</text:p>
          </table:table-cell>
          <table:table-cell table:style-name="ce55" office:value-type="string" calcext:value-type="string">
            <text:p>Roche intertidale sous fort hydrodynamisme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4]&amp;&quot; &quot;&amp;[.C4])" office:value-type="string" office:string-value="A1.1 Roche intertidale sous fort hydrodynamisme" calcext:value-type="string">
            <text:p>A1.1 Roche intertidale sous fort hydrodynamisme</text:p>
          </table:table-cell>
          <table:table-cell table:number-columns-repeated="1019"/>
        </table:table-row>
        <table:table-row table:style-name="ro1">
          <table:table-cell table:style-name="ce5" office:value-type="float" office:value="4664" calcext:value-type="float">
            <text:p>4664</text:p>
          </table:table-cell>
          <table:table-cell table:style-name="ce5" office:value-type="string" calcext:value-type="string">
            <text:p>A1.11</text:p>
          </table:table-cell>
          <table:table-cell table:style-name="ce56" office:value-type="string" calcext:value-type="string">
            <text:p>Biocénoses à moules et/ou à balane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5]&amp;&quot; &quot;&amp;[.C5])" office:value-type="string" office:string-value="A1.11 Biocénoses à moules et/ou à balanes" calcext:value-type="string">
            <text:p>A1.11 Biocénoses à moules et/ou à balanes</text:p>
          </table:table-cell>
          <table:table-cell table:number-columns-repeated="1019"/>
        </table:table-row>
        <table:table-row table:style-name="ro1">
          <table:table-cell table:style-name="ce5" office:value-type="float" office:value="4665" calcext:value-type="float">
            <text:p>4665</text:p>
          </table:table-cell>
          <table:table-cell table:style-name="ce5" office:value-type="string" calcext:value-type="string">
            <text:p>A1.12</text:p>
          </table:table-cell>
          <table:table-cell table:style-name="ce56" office:value-type="string" calcext:value-type="string">
            <text:p>Biocénoses à fucales et/ou à algues rouges résistante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6]&amp;&quot; &quot;&amp;[.C6])" office:value-type="string" office:string-value="A1.12 Biocénoses à fucales et/ou à algues rouges résistantes" calcext:value-type="string">
            <text:p>A1.12 Biocénoses à fucales et/ou à algues rouges résistantes</text:p>
          </table:table-cell>
          <table:table-cell table:number-columns-repeated="1019"/>
        </table:table-row>
        <table:table-row table:style-name="ro1">
          <table:table-cell table:style-name="ce5" office:value-type="float" office:value="4669" calcext:value-type="float">
            <text:p>4669</text:p>
          </table:table-cell>
          <table:table-cell table:style-name="ce5" office:value-type="string" calcext:value-type="string">
            <text:p>A1.15</text:p>
          </table:table-cell>
          <table:table-cell table:style-name="ce56" office:value-type="string" calcext:value-type="string">
            <text:p>Fucales soumises aux courants de marée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7]&amp;&quot; &quot;&amp;[.C7])" office:value-type="string" office:string-value="A1.15 Fucales soumises aux courants de marée" calcext:value-type="string">
            <text:p>A1.15 Fucales soumises aux courants de marée</text:p>
          </table:table-cell>
          <table:table-cell table:number-columns-repeated="1019"/>
        </table:table-row>
        <table:table-row table:style-name="ro1">
          <table:table-cell table:style-name="ce4" office:value-type="float" office:value="1592" calcext:value-type="float">
            <text:p>1592</text:p>
          </table:table-cell>
          <table:table-cell table:style-name="ce4" office:value-type="string" calcext:value-type="string">
            <text:p>A1.2</text:p>
          </table:table-cell>
          <table:table-cell table:style-name="ce55" office:value-type="string" calcext:value-type="string">
            <text:p>Roche intertidale sous hydrodynamisme modéré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8]&amp;&quot; &quot;&amp;[.C8])" office:value-type="string" office:string-value="A1.2 Roche intertidale sous hydrodynamisme modéré" calcext:value-type="string">
            <text:p>A1.2 Roche intertidale sous hydrodynamisme modéré</text:p>
          </table:table-cell>
          <table:table-cell table:number-columns-repeated="1019"/>
        </table:table-row>
        <table:table-row table:style-name="ro1">
          <table:table-cell table:style-name="ce5" office:value-type="float" office:value="4672" calcext:value-type="float">
            <text:p>4672</text:p>
          </table:table-cell>
          <table:table-cell table:style-name="ce5" office:value-type="string" calcext:value-type="string">
            <text:p>A1.21</text:p>
          </table:table-cell>
          <table:table-cell table:style-name="ce56" office:value-type="string" calcext:value-type="string">
            <text:p>Balanes et fucales sur rivages modérément exposé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9]&amp;&quot; &quot;&amp;[.C9])" office:value-type="string" office:string-value="A1.21 Balanes et fucales sur rivages modérément exposés" calcext:value-type="string">
            <text:p>A1.21 Balanes et fucales sur rivages modérément exposés</text:p>
          </table:table-cell>
          <table:table-cell table:number-columns-repeated="1019"/>
        </table:table-row>
        <table:table-row table:style-name="ro1">
          <table:table-cell table:style-name="ce5" office:value-type="float" office:value="4670" calcext:value-type="float">
            <text:p>4670</text:p>
          </table:table-cell>
          <table:table-cell table:style-name="ce5" office:value-type="string" calcext:value-type="string">
            <text:p>A1.22</text:p>
          </table:table-cell>
          <table:table-cell table:style-name="ce56" office:value-type="string" calcext:value-type="string">
            <text:p>Moules et fucales sur rivages modérément exposé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10]&amp;&quot; &quot;&amp;[.C10])" office:value-type="string" office:string-value="A1.22 Moules et fucales sur rivages modérément exposés" calcext:value-type="string">
            <text:p>A1.22 Moules et fucales sur rivages modérément exposés</text:p>
          </table:table-cell>
          <table:table-cell table:number-columns-repeated="1019"/>
        </table:table-row>
        <table:table-row table:style-name="ro1">
          <table:table-cell table:style-name="ce4" office:value-type="float" office:value="1593" calcext:value-type="float">
            <text:p>1593</text:p>
          </table:table-cell>
          <table:table-cell table:style-name="ce4" office:value-type="string" calcext:value-type="string">
            <text:p>A1.3</text:p>
          </table:table-cell>
          <table:table-cell table:style-name="ce55" office:value-type="string" calcext:value-type="string">
            <text:p>Roche intertidale sous faible hydrodynamisme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11]&amp;&quot; &quot;&amp;[.C11])" office:value-type="string" office:string-value="A1.3 Roche intertidale sous faible hydrodynamisme" calcext:value-type="string">
            <text:p>A1.3 Roche intertidale sous faible hydrodynamisme</text:p>
          </table:table-cell>
          <table:table-cell table:number-columns-repeated="1019"/>
        </table:table-row>
        <table:table-row table:style-name="ro1">
          <table:table-cell table:style-name="ce5" office:value-type="float" office:value="4674" calcext:value-type="float">
            <text:p>4674</text:p>
          </table:table-cell>
          <table:table-cell table:style-name="ce5" office:value-type="string" calcext:value-type="string">
            <text:p>A1.31</text:p>
          </table:table-cell>
          <table:table-cell table:style-name="ce56" office:value-type="string" calcext:value-type="string">
            <text:p>Fucales sur rivages marins abrité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12]&amp;&quot; &quot;&amp;[.C12])" office:value-type="string" office:string-value="A1.31 Fucales sur rivages marins abrités" calcext:value-type="string">
            <text:p>A1.31 Fucales sur rivages marins abrités</text:p>
          </table:table-cell>
          <table:table-cell table:number-columns-repeated="1019"/>
        </table:table-row>
        <table:table-row table:style-name="ro4">
          <table:table-cell table:style-name="ce5" office:value-type="float" office:value="4678" calcext:value-type="float">
            <text:p>4678</text:p>
          </table:table-cell>
          <table:table-cell table:style-name="ce5" office:value-type="string" calcext:value-type="string">
            <text:p>A1.33</text:p>
          </table:table-cell>
          <table:table-cell table:style-name="ce56" office:value-type="string" calcext:value-type="string">
            <text:p>Tapis d'algues rouges du médiolittoral inférieur, abritées de l'action des vague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13]&amp;&quot; &quot;&amp;[.C13])" office:value-type="string" office:string-value="A1.33 Tapis d'algues rouges du médiolittoral inférieur, abritées de l'action des vagues" calcext:value-type="string">
            <text:p>A1.33 Tapis d'algues rouges du médiolittoral inférieur, abritées de l'action des vagues</text:p>
          </table:table-cell>
          <table:table-cell table:number-columns-repeated="1019"/>
        </table:table-row>
        <table:table-row table:style-name="ro5">
          <table:table-cell table:style-name="ce6" office:value-type="float" office:value="10386" calcext:value-type="float">
            <text:p>10386</text:p>
          </table:table-cell>
          <table:table-cell table:style-name="ce49" office:value-type="string" calcext:value-type="string">
            <text:p>A1.421</text:p>
          </table:table-cell>
          <table:table-cell table:style-name="ce6" office:value-type="string" calcext:value-type="string">
            <text:p>Algues vertes ( Ulva <text:s/>(anciennement <text:s/>Enteromorpha ) spp. et <text:s/>Cladophora <text:s/>spp.) des cuvettes peu profondes de la partie supérieure du rivag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4]&amp;&quot; &quot;&amp;[.C14])" office:value-type="string" office:string-value="A1.421 Algues vertes ( Ulva  (anciennement  Enteromorpha ) spp. et  Cladophora  spp.) des cuvettes peu profondes de la partie supérieure du rivage" calcext:value-type="string">
            <text:p>A1.421 Algues vertes ( Ulva <text:s/>(anciennement <text:s/>Enteromorpha ) spp. et <text:s/>Cladophora <text:s/>spp.) des cuvettes peu profondes de la partie supérieure du rivage</text:p>
          </table:table-cell>
          <table:table-cell table:number-columns-repeated="1019"/>
        </table:table-row>
        <table:table-row table:style-name="ro3">
          <table:table-cell table:style-name="ce3" office:value-type="float" office:value="580" calcext:value-type="float">
            <text:p>580</text:p>
          </table:table-cell>
          <table:table-cell table:style-name="ce3" office:value-type="string" calcext:value-type="string">
            <text:p>A2</text:p>
          </table:table-cell>
          <table:table-cell table:style-name="ce54" office:value-type="string" calcext:value-type="string">
            <text:p>Sédiment intertidal</text:p>
          </table:table-cell>
          <table:table-cell table:style-name="ce3" office:value-type="float" office:value="2" calcext:value-type="float">
            <text:p>2</text:p>
          </table:table-cell>
          <table:table-cell table:formula="of:=CONCATENATE([.B15]&amp;&quot; &quot;&amp;[.C15])" office:value-type="string" office:string-value="A2 Sédiment intertidal" calcext:value-type="string">
            <text:p>A2 Sédiment intertidal</text:p>
          </table:table-cell>
          <table:table-cell table:number-columns-repeated="1019"/>
        </table:table-row>
        <table:table-row table:style-name="ro1">
          <table:table-cell table:style-name="ce4" office:value-type="float" office:value="1595" calcext:value-type="float">
            <text:p>1595</text:p>
          </table:table-cell>
          <table:table-cell table:style-name="ce4" office:value-type="string" calcext:value-type="string">
            <text:p>A2.1</text:p>
          </table:table-cell>
          <table:table-cell table:style-name="ce55" office:value-type="string" calcext:value-type="string">
            <text:p>Sédiments grossiers intertidaux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16]&amp;&quot; &quot;&amp;[.C16])" office:value-type="string" office:string-value="A2.1 Sédiments grossiers intertidaux" calcext:value-type="string">
            <text:p>A2.1 Sédiments grossiers intertidaux</text:p>
          </table:table-cell>
          <table:table-cell table:number-columns-repeated="1019"/>
        </table:table-row>
        <table:table-row table:style-name="ro1">
          <table:table-cell table:style-name="ce6" office:value-type="float" office:value="10415" calcext:value-type="float">
            <text:p>10415</text:p>
          </table:table-cell>
          <table:table-cell table:style-name="ce49" office:value-type="string" calcext:value-type="string">
            <text:p>A2.111</text:p>
          </table:table-cell>
          <table:table-cell table:style-name="ce6" office:value-type="string" calcext:value-type="string">
            <text:p>Galets et cailloutis mobiles intertidaux nu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7]&amp;&quot; &quot;&amp;[.C17])" office:value-type="string" office:string-value="A2.111 Galets et cailloutis mobiles intertidaux nus" calcext:value-type="string">
            <text:p>A2.111 Galets et cailloutis mobiles intertidaux nus</text:p>
          </table:table-cell>
          <table:table-cell table:number-columns-repeated="1019"/>
        </table:table-row>
        <table:table-row table:style-name="ro1">
          <table:table-cell table:style-name="ce4" office:value-type="float" office:value="1596" calcext:value-type="float">
            <text:p>1596</text:p>
          </table:table-cell>
          <table:table-cell table:style-name="ce4" office:value-type="string" calcext:value-type="string">
            <text:p>A2.2</text:p>
          </table:table-cell>
          <table:table-cell table:style-name="ce55" office:value-type="string" calcext:value-type="string">
            <text:p>Sable et sable vaseux intertidaux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18]&amp;&quot; &quot;&amp;[.C18])" office:value-type="string" office:string-value="A2.2 Sable et sable vaseux intertidaux" calcext:value-type="string">
            <text:p>A2.2 Sable et sable vaseux intertidaux</text:p>
          </table:table-cell>
          <table:table-cell table:number-columns-repeated="1019"/>
        </table:table-row>
        <table:table-row table:style-name="ro1">
          <table:table-cell table:style-name="ce5" office:value-type="float" office:value="4692" calcext:value-type="float">
            <text:p>4692</text:p>
          </table:table-cell>
          <table:table-cell table:style-name="ce5" office:value-type="string" calcext:value-type="string">
            <text:p>A2.21</text:p>
          </table:table-cell>
          <table:table-cell table:style-name="ce56" office:value-type="string" calcext:value-type="string">
            <text:p>Laisse de mer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19]&amp;&quot; &quot;&amp;[.C19])" office:value-type="string" office:string-value="A2.21 Laisse de mer" calcext:value-type="string">
            <text:p>A2.21 Laisse de mer</text:p>
          </table:table-cell>
          <table:table-cell table:number-columns-repeated="1019"/>
        </table:table-row>
        <table:table-row table:style-name="ro1">
          <table:table-cell table:style-name="ce4" office:value-type="float" office:value="1597" calcext:value-type="float">
            <text:p>1597</text:p>
          </table:table-cell>
          <table:table-cell table:style-name="ce4" office:value-type="string" calcext:value-type="string">
            <text:p>A2.3</text:p>
          </table:table-cell>
          <table:table-cell table:style-name="ce55" office:value-type="string" calcext:value-type="string">
            <text:p>Vase intertidale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20]&amp;&quot; &quot;&amp;[.C20])" office:value-type="string" office:string-value="A2.3 Vase intertidale" calcext:value-type="string">
            <text:p>A2.3 Vase intertidale</text:p>
          </table:table-cell>
          <table:table-cell table:number-columns-repeated="1019"/>
        </table:table-row>
        <table:table-row table:style-name="ro1">
          <table:table-cell table:style-name="ce4" office:value-type="float" office:value="1598" calcext:value-type="float">
            <text:p>1598</text:p>
          </table:table-cell>
          <table:table-cell table:style-name="ce4" office:value-type="string" calcext:value-type="string">
            <text:p>A2.4</text:p>
          </table:table-cell>
          <table:table-cell table:style-name="ce55" office:value-type="string" calcext:value-type="string">
            <text:p>Sédiments hétérogènes intertidaux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21]&amp;&quot; &quot;&amp;[.C21])" office:value-type="string" office:string-value="A2.4 Sédiments hétérogènes intertidaux" calcext:value-type="string">
            <text:p>A2.4 Sédiments hétérogènes intertidaux</text:p>
          </table:table-cell>
          <table:table-cell table:number-columns-repeated="1019"/>
        </table:table-row>
        <table:table-row table:style-name="ro1">
          <table:table-cell table:style-name="ce5" office:value-type="float" office:value="4699" calcext:value-type="float">
            <text:p>4699</text:p>
          </table:table-cell>
          <table:table-cell table:style-name="ce5" office:value-type="string" calcext:value-type="string">
            <text:p>A2.42</text:p>
          </table:table-cell>
          <table:table-cell table:style-name="ce56" office:value-type="string" calcext:value-type="string">
            <text:p>Estrans de sédiments hétérogènes riches en espèce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22]&amp;&quot; &quot;&amp;[.C22])" office:value-type="string" office:string-value="A2.42 Estrans de sédiments hétérogènes riches en espèces" calcext:value-type="string">
            <text:p>A2.42 Estrans de sédiments hétérogènes riches en espèces</text:p>
          </table:table-cell>
          <table:table-cell table:number-columns-repeated="1019"/>
        </table:table-row>
        <table:table-row table:style-name="ro1">
          <table:table-cell table:style-name="ce5" office:value-type="float" office:value="4704" calcext:value-type="float">
            <text:p>4704</text:p>
          </table:table-cell>
          <table:table-cell table:style-name="ce5" office:value-type="string" calcext:value-type="string">
            <text:p>A2.43</text:p>
          </table:table-cell>
          <table:table-cell table:style-name="ce56" office:value-type="string" calcext:value-type="string">
            <text:p>Estrans de sédiments hétérogènes pauvres en espèce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23]&amp;&quot; &quot;&amp;[.C23])" office:value-type="string" office:string-value="A2.43 Estrans de sédiments hétérogènes pauvres en espèces" calcext:value-type="string">
            <text:p>A2.43 Estrans de sédiments hétérogènes pauvres en espèces</text:p>
          </table:table-cell>
          <table:table-cell table:number-columns-repeated="1019"/>
        </table:table-row>
        <table:table-row table:style-name="ro1">
          <table:table-cell table:style-name="ce4" office:value-type="float" office:value="1599" calcext:value-type="float">
            <text:p>1599</text:p>
          </table:table-cell>
          <table:table-cell table:style-name="ce4" office:value-type="string" calcext:value-type="string">
            <text:p>A2.5</text:p>
          </table:table-cell>
          <table:table-cell table:style-name="ce55" office:value-type="string" calcext:value-type="string">
            <text:p>Marais salés côtiers et roselières salines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24]&amp;&quot; &quot;&amp;[.C24])" office:value-type="string" office:string-value="A2.5 Marais salés côtiers et roselières salines" calcext:value-type="string">
            <text:p>A2.5 Marais salés côtiers et roselières salines</text:p>
          </table:table-cell>
          <table:table-cell table:number-columns-repeated="1019"/>
        </table:table-row>
        <table:table-row table:style-name="ro1">
          <table:table-cell table:style-name="ce5" office:value-type="float" office:value="4705" calcext:value-type="float">
            <text:p>4705</text:p>
          </table:table-cell>
          <table:table-cell table:style-name="ce5" office:value-type="string" calcext:value-type="string">
            <text:p>A2.51</text:p>
          </table:table-cell>
          <table:table-cell table:style-name="ce56" office:value-type="string" calcext:value-type="string">
            <text:p>Laisses des marais salé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25]&amp;&quot; &quot;&amp;[.C25])" office:value-type="string" office:string-value="A2.51 Laisses des marais salés" calcext:value-type="string">
            <text:p>A2.51 Laisses des marais salés</text:p>
          </table:table-cell>
          <table:table-cell table:number-columns-repeated="1019"/>
        </table:table-row>
        <table:table-row table:style-name="ro4">
          <table:table-cell table:style-name="ce6" office:value-type="float" office:value="10456" calcext:value-type="float">
            <text:p>10456</text:p>
          </table:table-cell>
          <table:table-cell table:style-name="ce49" office:value-type="string" calcext:value-type="string">
            <text:p>A2.511</text:p>
          </table:table-cell>
          <table:table-cell table:style-name="ce6" office:value-type="string" calcext:value-type="string">
            <text:p>Communautés à hautes herbes des marais salés et des laisses atlantiqu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6]&amp;&quot; &quot;&amp;[.C26])" office:value-type="string" office:string-value="A2.511 Communautés à hautes herbes des marais salés et des laisses atlantiques" calcext:value-type="string">
            <text:p>A2.511 Communautés à hautes herbes des marais salés et des laisses atlantiques</text:p>
          </table:table-cell>
          <table:table-cell table:number-columns-repeated="1019"/>
        </table:table-row>
        <table:table-row table:style-name="ro4">
          <table:table-cell table:style-name="ce6" office:value-type="float" office:value="10457" calcext:value-type="float">
            <text:p>10457</text:p>
          </table:table-cell>
          <table:table-cell table:style-name="ce49" office:value-type="string" calcext:value-type="string">
            <text:p>A2.512</text:p>
          </table:table-cell>
          <table:table-cell table:style-name="ce6" office:value-type="string" calcext:value-type="string">
            <text:p>Communautés d'espèces annuelles des laisses des marais salés atlantiqu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7]&amp;&quot; &quot;&amp;[.C27])" office:value-type="string" office:string-value="A2.512 Communautés d'espèces annuelles des laisses des marais salés atlantiques" calcext:value-type="string">
            <text:p>A2.512 Communautés d'espèces annuelles des laisses des marais salés atlantiques</text:p>
          </table:table-cell>
          <table:table-cell table:number-columns-repeated="1019"/>
        </table:table-row>
        <table:table-row table:style-name="ro5">
          <table:table-cell table:style-name="ce6" office:value-type="float" office:value="10459" calcext:value-type="float">
            <text:p>10459</text:p>
          </table:table-cell>
          <table:table-cell table:style-name="ce49" office:value-type="string" calcext:value-type="string">
            <text:p>A2.514</text:p>
          </table:table-cell>
          <table:table-cell table:style-name="ce6" office:value-type="string" calcext:value-type="string">
            <text:p>Laisses des marais salés à <text:s/>Elytrigia acuta <text:s/>(anciennement <text:s/>Elymus pycnanthus ); avec <text:s/>Suaeda vera <text:s/>ou <text:s/>Limbarda crithmoides <text:s/>(anciennement <text:s/>Inula crithmoides )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8]&amp;&quot; &quot;&amp;[.C28])" office:value-type="string" office:string-value="A2.514 Laisses des marais salés à  Elytrigia acuta  (anciennement  Elymus pycnanthus ); avec  Suaeda vera  ou  Limbarda crithmoides  (anciennement  Inula crithmoides )" calcext:value-type="string">
            <text:p>A2.514 Laisses des marais salés à <text:s/>Elytrigia acuta <text:s/>(anciennement <text:s/>Elymus pycnanthus ); avec <text:s/>Suaeda vera <text:s/>ou <text:s/>Limbarda crithmoides <text:s/>(anciennement <text:s/>Inula crithmoides )</text:p>
          </table:table-cell>
          <table:table-cell table:number-columns-repeated="1019"/>
        </table:table-row>
        <table:table-row table:style-name="ro4">
          <table:table-cell table:style-name="ce6" office:value-type="float" office:value="10460" calcext:value-type="float">
            <text:p>10460</text:p>
          </table:table-cell>
          <table:table-cell table:style-name="ce49" office:value-type="string" calcext:value-type="string">
            <text:p>A2.515</text:p>
          </table:table-cell>
          <table:table-cell table:style-name="ce6" office:value-type="string" calcext:value-type="string">
            <text:p>Laisses des marais salés à <text:s/>Elytrigia repens <text:s/>(anciennement <text:s/>Elymus repens )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9]&amp;&quot; &quot;&amp;[.C29])" office:value-type="string" office:string-value="A2.515 Laisses des marais salés à  Elytrigia repens  (anciennement  Elymus repens )" calcext:value-type="string">
            <text:p>A2.515 Laisses des marais salés à <text:s/>Elytrigia repens <text:s/>(anciennement <text:s/>Elymus repens )</text:p>
          </table:table-cell>
          <table:table-cell table:number-columns-repeated="1019"/>
        </table:table-row>
        <table:table-row table:style-name="ro1">
          <table:table-cell table:style-name="ce6" office:value-type="float" office:value="10461" calcext:value-type="float">
            <text:p>10461</text:p>
          </table:table-cell>
          <table:table-cell table:style-name="ce49" office:value-type="string" calcext:value-type="string">
            <text:p>A2.516</text:p>
          </table:table-cell>
          <table:table-cell table:style-name="ce6" office:value-type="string" calcext:value-type="string">
            <text:p>Laisses des marais salés à <text:s/>Suaeda vera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0]&amp;&quot; &quot;&amp;[.C30])" office:value-type="string" office:string-value="A2.516 Laisses des marais salés à  Suaeda vera " calcext:value-type="string">
            <text:p>A2.516 Laisses des marais salés à <text:s/>Suaeda vera </text:p>
          </table:table-cell>
          <table:table-cell table:number-columns-repeated="1019"/>
        </table:table-row>
        <table:table-row table:style-name="ro1">
          <table:table-cell table:style-name="ce6" office:value-type="float" office:value="10462" calcext:value-type="float">
            <text:p>10462</text:p>
          </table:table-cell>
          <table:table-cell table:style-name="ce49" office:value-type="string" calcext:value-type="string">
            <text:p>A2.517</text:p>
          </table:table-cell>
          <table:table-cell table:style-name="ce6" office:value-type="string" calcext:value-type="string">
            <text:p>Laisses des marais salés à <text:s/>Suaeda vera <text:s/>et <text:s/>Limonium binervosum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1]&amp;&quot; &quot;&amp;[.C31])" office:value-type="string" office:string-value="A2.517 Laisses des marais salés à  Suaeda vera  et  Limonium binervosum " calcext:value-type="string">
            <text:p>A2.517 Laisses des marais salés à <text:s/>Suaeda vera <text:s/>et <text:s/>Limonium binervosum </text:p>
          </table:table-cell>
          <table:table-cell table:number-columns-repeated="1019"/>
        </table:table-row>
        <table:table-row table:style-name="ro4">
          <table:table-cell table:style-name="ce6" office:value-type="float" office:value="10463" calcext:value-type="float">
            <text:p>10463</text:p>
          </table:table-cell>
          <table:table-cell table:style-name="ce49" office:value-type="string" calcext:value-type="string">
            <text:p>A2.518</text:p>
          </table:table-cell>
          <table:table-cell table:style-name="ce6" office:value-type="string" calcext:value-type="string">
            <text:p>Laisses des marais salés à <text:s/>Spergularia salina <text:s/>(anciennement <text:s/>Spergularia marina ) et <text:s/>Puccinellia distans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2]&amp;&quot; &quot;&amp;[.C32])" office:value-type="string" office:string-value="A2.518 Laisses des marais salés à  Spergularia salina  (anciennement  Spergularia marina ) et  Puccinellia distans " calcext:value-type="string">
            <text:p>A2.518 Laisses des marais salés à <text:s/>Spergularia salina <text:s/>(anciennement <text:s/>Spergularia marina ) et <text:s/>Puccinellia distans </text:p>
          </table:table-cell>
          <table:table-cell table:number-columns-repeated="1019"/>
        </table:table-row>
        <table:table-row table:style-name="ro1">
          <table:table-cell table:style-name="ce5" office:value-type="float" office:value="4706" calcext:value-type="float">
            <text:p>4706</text:p>
          </table:table-cell>
          <table:table-cell table:style-name="ce5" office:value-type="string" calcext:value-type="string">
            <text:p>A2.52</text:p>
          </table:table-cell>
          <table:table-cell table:style-name="ce56" office:value-type="string" calcext:value-type="string">
            <text:p>Partie supérieure des marais salé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33]&amp;&quot; &quot;&amp;[.C33])" office:value-type="string" office:string-value="A2.52 Partie supérieure des marais salés" calcext:value-type="string">
            <text:p>A2.52 Partie supérieure des marais salés</text:p>
          </table:table-cell>
          <table:table-cell table:number-columns-repeated="1019"/>
        </table:table-row>
        <table:table-row table:style-name="ro1">
          <table:table-cell table:style-name="ce6" office:value-type="float" office:value="17415" calcext:value-type="float">
            <text:p>17415</text:p>
          </table:table-cell>
          <table:table-cell table:style-name="ce49" office:value-type="string" calcext:value-type="string">
            <text:p>A2.5261</text:p>
          </table:table-cell>
          <table:table-cell table:style-name="ce6" office:value-type="string" calcext:value-type="string">
            <text:p>Tapis de Salicorne vivac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4]&amp;&quot; &quot;&amp;[.C34])" office:value-type="string" office:string-value="A2.5261 Tapis de Salicorne vivace" calcext:value-type="string">
            <text:p>A2.5261 Tapis de Salicorne vivace</text:p>
          </table:table-cell>
          <table:table-cell table:number-columns-repeated="1019"/>
        </table:table-row>
        <table:table-row table:style-name="ro1">
          <table:table-cell table:style-name="ce6" office:value-type="float" office:value="17416" calcext:value-type="float">
            <text:p>17416</text:p>
          </table:table-cell>
          <table:table-cell table:style-name="ce49" office:value-type="string" calcext:value-type="string">
            <text:p>A2.5262</text:p>
          </table:table-cell>
          <table:table-cell table:style-name="ce6" office:value-type="string" calcext:value-type="string">
            <text:p>Fourrés à Salicorne frutescente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5]&amp;&quot; &quot;&amp;[.C35])" office:value-type="string" office:string-value="A2.5262 Fourrés à Salicorne frutescentes" calcext:value-type="string">
            <text:p>A2.5262 Fourrés à Salicorne frutescentes</text:p>
          </table:table-cell>
          <table:table-cell table:number-columns-repeated="1019"/>
        </table:table-row>
        <table:table-row table:style-name="ro1">
          <table:table-cell table:style-name="ce6" office:value-type="float" office:value="17417" calcext:value-type="float">
            <text:p>17417</text:p>
          </table:table-cell>
          <table:table-cell table:style-name="ce49" office:value-type="string" calcext:value-type="string">
            <text:p>A2.5263</text:p>
          </table:table-cell>
          <table:table-cell table:style-name="ce6" office:value-type="string" calcext:value-type="string">
            <text:p>Fourrés à Salicorne sombr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6]&amp;&quot; &quot;&amp;[.C36])" office:value-type="string" office:string-value="A2.5263 Fourrés à Salicorne sombre" calcext:value-type="string">
            <text:p>A2.5263 Fourrés à Salicorne sombre</text:p>
          </table:table-cell>
          <table:table-cell table:number-columns-repeated="1019"/>
        </table:table-row>
        <table:table-row table:style-name="ro1">
          <table:table-cell table:style-name="ce6" office:value-type="float" office:value="10473" calcext:value-type="float">
            <text:p>10473</text:p>
          </table:table-cell>
          <table:table-cell table:style-name="ce49" office:value-type="string" calcext:value-type="string">
            <text:p>A2.527</text:p>
          </table:table-cell>
          <table:table-cell table:style-name="ce6" office:value-type="string" calcext:value-type="string">
            <text:p>Fourrés halophiles atlantiqu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7]&amp;&quot; &quot;&amp;[.C37])" office:value-type="string" office:string-value="A2.527 Fourrés halophiles atlantiques" calcext:value-type="string">
            <text:p>A2.527 Fourrés halophiles atlantiques</text:p>
          </table:table-cell>
          <table:table-cell table:number-columns-repeated="1019"/>
        </table:table-row>
        <table:table-row table:style-name="ro1">
          <table:table-cell table:style-name="ce6" office:value-type="float" office:value="17422" calcext:value-type="float">
            <text:p>17422</text:p>
          </table:table-cell>
          <table:table-cell table:style-name="ce49" office:value-type="string" calcext:value-type="string">
            <text:p>A2.5272</text:p>
          </table:table-cell>
          <table:table-cell table:style-name="ce6" office:value-type="string" calcext:value-type="string">
            <text:p>Tapis atlantiques à Salicorne vivac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8]&amp;&quot; &quot;&amp;[.C38])" office:value-type="string" office:string-value="A2.5272 Tapis atlantiques à Salicorne vivace" calcext:value-type="string">
            <text:p>A2.5272 Tapis atlantiques à Salicorne vivace</text:p>
          </table:table-cell>
          <table:table-cell table:number-columns-repeated="1019"/>
        </table:table-row>
        <table:table-row table:style-name="ro1">
          <table:table-cell table:style-name="ce6" office:value-type="float" office:value="17423" calcext:value-type="float">
            <text:p>17423</text:p>
          </table:table-cell>
          <table:table-cell table:style-name="ce49" office:value-type="string" calcext:value-type="string">
            <text:p>A2.5273</text:p>
          </table:table-cell>
          <table:table-cell table:style-name="ce6" office:value-type="string" calcext:value-type="string">
            <text:p>Fourrés atlantiques à Soude ligneus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9]&amp;&quot; &quot;&amp;[.C39])" office:value-type="string" office:string-value="A2.5273 Fourrés atlantiques à Soude ligneuse" calcext:value-type="string">
            <text:p>A2.5273 Fourrés atlantiques à Soude ligneuse</text:p>
          </table:table-cell>
          <table:table-cell table:number-columns-repeated="1019"/>
        </table:table-row>
        <table:table-row table:style-name="ro1">
          <table:table-cell table:style-name="ce6" office:value-type="float" office:value="17424" calcext:value-type="float">
            <text:p>17424</text:p>
          </table:table-cell>
          <table:table-cell table:style-name="ce49" office:value-type="string" calcext:value-type="string">
            <text:p>A2.5274</text:p>
          </table:table-cell>
          <table:table-cell table:style-name="ce6" office:value-type="string" calcext:value-type="string">
            <text:p>Fourrés atlantiques à Salicorne frutescent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40]&amp;&quot; &quot;&amp;[.C40])" office:value-type="string" office:string-value="A2.5274 Fourrés atlantiques à Salicorne frutescente" calcext:value-type="string">
            <text:p>A2.5274 Fourrés atlantiques à Salicorne frutescente</text:p>
          </table:table-cell>
          <table:table-cell table:number-columns-repeated="1019"/>
        </table:table-row>
        <table:table-row table:style-name="ro4">
          <table:table-cell table:style-name="ce5" office:value-type="float" office:value="4707" calcext:value-type="float">
            <text:p>4707</text:p>
          </table:table-cell>
          <table:table-cell table:style-name="ce5" office:value-type="string" calcext:value-type="string">
            <text:p>A2.53</text:p>
          </table:table-cell>
          <table:table-cell table:style-name="ce56" office:value-type="string" calcext:value-type="string">
            <text:p>Roselières, jonchaies et cariçaies salines et saumâtres de la partie moyenne à supérieure des marais salé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41]&amp;&quot; &quot;&amp;[.C41])" office:value-type="string" office:string-value="A2.53 Roselières, jonchaies et cariçaies salines et saumâtres de la partie moyenne à supérieure des marais salés" calcext:value-type="string">
            <text:p>A2.53 Roselières, jonchaies et cariçaies salines et saumâtres de la partie moyenne à supérieure des marais salés</text:p>
          </table:table-cell>
          <table:table-cell table:number-columns-repeated="1019"/>
        </table:table-row>
        <table:table-row table:style-name="ro1">
          <table:table-cell table:style-name="ce6" office:value-type="float" office:value="17425" calcext:value-type="float">
            <text:p>17425</text:p>
          </table:table-cell>
          <table:table-cell table:style-name="ce49" office:value-type="string" calcext:value-type="string">
            <text:p>A2.5311</text:p>
          </table:table-cell>
          <table:table-cell table:style-name="ce6" office:value-type="string" calcext:value-type="string">
            <text:p>Prés salés atlantiques à <text:s/>Juncus gerardii 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42]&amp;&quot; &quot;&amp;[.C42])" office:value-type="string" office:string-value="A2.5311 Prés salés atlantiques à  Juncus gerardii " calcext:value-type="string">
            <text:p>A2.5311 Prés salés atlantiques à <text:s/>Juncus gerardii </text:p>
          </table:table-cell>
          <table:table-cell table:number-columns-repeated="1019"/>
        </table:table-row>
        <table:table-row table:style-name="ro1">
          <table:table-cell table:style-name="ce6" office:value-type="float" office:value="17431" calcext:value-type="float">
            <text:p>17431</text:p>
          </table:table-cell>
          <table:table-cell table:style-name="ce49" office:value-type="string" calcext:value-type="string">
            <text:p>A2.5317</text:p>
          </table:table-cell>
          <table:table-cell table:style-name="ce6" office:value-type="string" calcext:value-type="string">
            <text:p>Prés atlantiques à Lavande de mer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43]&amp;&quot; &quot;&amp;[.C43])" office:value-type="string" office:string-value="A2.5317 Prés atlantiques à Lavande de mer" calcext:value-type="string">
            <text:p>A2.5317 Prés atlantiques à Lavande de mer</text:p>
          </table:table-cell>
          <table:table-cell table:number-columns-repeated="1019"/>
        </table:table-row>
        <table:table-row table:style-name="ro1">
          <table:table-cell table:style-name="ce6" office:value-type="float" office:value="17435" calcext:value-type="float">
            <text:p>17435</text:p>
          </table:table-cell>
          <table:table-cell table:style-name="ce49" office:value-type="string" calcext:value-type="string">
            <text:p>A2.531B</text:p>
          </table:table-cell>
          <table:table-cell table:style-name="ce6" office:value-type="string" calcext:value-type="string">
            <text:p>Prés salés atlantiques à Armoise maritim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44]&amp;&quot; &quot;&amp;[.C44])" office:value-type="string" office:string-value="A2.531B Prés salés atlantiques à Armoise maritime" calcext:value-type="string">
            <text:p>A2.531B Prés salés atlantiques à Armoise maritime</text:p>
          </table:table-cell>
          <table:table-cell table:number-columns-repeated="1019"/>
        </table:table-row>
        <table:table-row table:style-name="ro1">
          <table:table-cell table:style-name="ce6" office:value-type="float" office:value="17437" calcext:value-type="float">
            <text:p>17437</text:p>
          </table:table-cell>
          <table:table-cell table:style-name="ce49" office:value-type="string" calcext:value-type="string">
            <text:p>A2.531D</text:p>
          </table:table-cell>
          <table:table-cell table:style-name="ce6" office:value-type="string" calcext:value-type="string">
            <text:p>Communautés atlantiques à Frankéni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45]&amp;&quot; &quot;&amp;[.C45])" office:value-type="string" office:string-value="A2.531D Communautés atlantiques à Frankénie" calcext:value-type="string">
            <text:p>A2.531D Communautés atlantiques à Frankénie</text:p>
          </table:table-cell>
          <table:table-cell table:number-columns-repeated="1019"/>
        </table:table-row>
        <table:table-row table:style-name="ro1">
          <table:table-cell table:style-name="ce6" office:value-type="float" office:value="17438" calcext:value-type="float">
            <text:p>17438</text:p>
          </table:table-cell>
          <table:table-cell table:style-name="ce49" office:value-type="string" calcext:value-type="string">
            <text:p>A2.531E</text:p>
          </table:table-cell>
          <table:table-cell table:style-name="ce6" office:value-type="string" calcext:value-type="string">
            <text:p>Formations du schorre supérieur atlantique à Aster maritim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46]&amp;&quot; &quot;&amp;[.C46])" office:value-type="string" office:string-value="A2.531E Formations du schorre supérieur atlantique à Aster maritime" calcext:value-type="string">
            <text:p>A2.531E Formations du schorre supérieur atlantique à Aster maritime</text:p>
          </table:table-cell>
          <table:table-cell table:number-columns-repeated="1019"/>
        </table:table-row>
        <table:table-row table:style-name="ro1">
          <table:table-cell table:style-name="ce6" office:value-type="float" office:value="17440" calcext:value-type="float">
            <text:p>17440</text:p>
          </table:table-cell>
          <table:table-cell table:style-name="ce49" office:value-type="string" calcext:value-type="string">
            <text:p>A2.531G</text:p>
          </table:table-cell>
          <table:table-cell table:style-name="ce6" office:value-type="string" calcext:value-type="string">
            <text:p>Prés salés atlantiques à Laîche noir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47]&amp;&quot; &quot;&amp;[.C47])" office:value-type="string" office:string-value="A2.531G Prés salés atlantiques à Laîche noire" calcext:value-type="string">
            <text:p>A2.531G Prés salés atlantiques à Laîche noire</text:p>
          </table:table-cell>
          <table:table-cell table:number-columns-repeated="1019"/>
        </table:table-row>
        <table:table-row table:style-name="ro1">
          <table:table-cell table:style-name="ce6" office:value-type="float" office:value="10481" calcext:value-type="float">
            <text:p>10481</text:p>
          </table:table-cell>
          <table:table-cell table:style-name="ce49" office:value-type="string" calcext:value-type="string">
            <text:p>A2.535</text:p>
          </table:table-cell>
          <table:table-cell table:style-name="ce6" office:value-type="string" calcext:value-type="string">
            <text:p>Marais salés de la partie moyenne à supérieure à <text:s/>Juncus maritimus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8]&amp;&quot; &quot;&amp;[.C48])" office:value-type="string" office:string-value="A2.535 Marais salés de la partie moyenne à supérieure à  Juncus maritimus " calcext:value-type="string">
            <text:p>A2.535 Marais salés de la partie moyenne à supérieure à <text:s/>Juncus maritimus </text:p>
          </table:table-cell>
          <table:table-cell table:number-columns-repeated="1019"/>
        </table:table-row>
        <table:table-row table:style-name="ro1">
          <table:table-cell table:style-name="ce6" office:value-type="float" office:value="10488" calcext:value-type="float">
            <text:p>10488</text:p>
          </table:table-cell>
          <table:table-cell table:style-name="ce49" office:value-type="string" calcext:value-type="string">
            <text:p>A2.53C</text:p>
          </table:table-cell>
          <table:table-cell table:style-name="ce6" office:value-type="string" calcext:value-type="string">
            <text:p>Roselières marines salines de <text:s/>Phragmites australis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9]&amp;&quot; &quot;&amp;[.C49])" office:value-type="string" office:string-value="A2.53C Roselières marines salines de  Phragmites australis " calcext:value-type="string">
            <text:p>A2.53C Roselières marines salines de <text:s/>Phragmites australis </text:p>
          </table:table-cell>
          <table:table-cell table:number-columns-repeated="1019"/>
        </table:table-row>
        <table:table-row table:style-name="ro1">
          <table:table-cell table:style-name="ce5" office:value-type="float" office:value="4708" calcext:value-type="float">
            <text:p>4708</text:p>
          </table:table-cell>
          <table:table-cell table:style-name="ce5" office:value-type="string" calcext:value-type="string">
            <text:p>A2.54</text:p>
          </table:table-cell>
          <table:table-cell table:style-name="ce56" office:value-type="string" calcext:value-type="string">
            <text:p>Partie inférieure à moyenne des marais salé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50]&amp;&quot; &quot;&amp;[.C50])" office:value-type="string" office:string-value="A2.54 Partie inférieure à moyenne des marais salés" calcext:value-type="string">
            <text:p>A2.54 Partie inférieure à moyenne des marais salés</text:p>
          </table:table-cell>
          <table:table-cell table:number-columns-repeated="1019"/>
        </table:table-row>
        <table:table-row table:style-name="ro1">
          <table:table-cell table:style-name="ce6" office:value-type="float" office:value="17395" calcext:value-type="float">
            <text:p>17395</text:p>
          </table:table-cell>
          <table:table-cell table:style-name="ce49" office:value-type="string" calcext:value-type="string">
            <text:p>A2.5421</text:p>
          </table:table-cell>
          <table:table-cell table:style-name="ce6" office:value-type="string" calcext:value-type="string">
            <text:p>Marais salés à Obione faux-pourpier et Puccinell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1]&amp;&quot; &quot;&amp;[.C51])" office:value-type="string" office:string-value="A2.5421 Marais salés à Obione faux-pourpier et Puccinelle" calcext:value-type="string">
            <text:p>A2.5421 Marais salés à Obione faux-pourpier et Puccinelle</text:p>
          </table:table-cell>
          <table:table-cell table:number-columns-repeated="1019"/>
        </table:table-row>
        <table:table-row table:style-name="ro1">
          <table:table-cell table:style-name="ce6" office:value-type="float" office:value="17397" calcext:value-type="float">
            <text:p>17397</text:p>
          </table:table-cell>
          <table:table-cell table:style-name="ce49" office:value-type="string" calcext:value-type="string">
            <text:p>A2.5423</text:p>
          </table:table-cell>
          <table:table-cell table:style-name="ce6" office:value-type="string" calcext:value-type="string">
            <text:p>Marais salés à Salicornes et Puccinell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2]&amp;&quot; &quot;&amp;[.C52])" office:value-type="string" office:string-value="A2.5423 Marais salés à Salicornes et Puccinelle" calcext:value-type="string">
            <text:p>A2.5423 Marais salés à Salicornes et Puccinelle</text:p>
          </table:table-cell>
          <table:table-cell table:number-columns-repeated="1019"/>
        </table:table-row>
        <table:table-row table:style-name="ro1">
          <table:table-cell table:style-name="ce6" office:value-type="float" office:value="17401" calcext:value-type="float">
            <text:p>17401</text:p>
          </table:table-cell>
          <table:table-cell table:style-name="ce49" office:value-type="string" calcext:value-type="string">
            <text:p>A2.5427</text:p>
          </table:table-cell>
          <table:table-cell table:style-name="ce6" office:value-type="string" calcext:value-type="string">
            <text:p>Prés de marais salés à <text:s/>Glaux <text:s/>et Puccinell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3]&amp;&quot; &quot;&amp;[.C53])" office:value-type="string" office:string-value="A2.5427 Prés de marais salés à  Glaux  et Puccinelle" calcext:value-type="string">
            <text:p>A2.5427 Prés de marais salés à <text:s/>Glaux <text:s/>et Puccinelle</text:p>
          </table:table-cell>
          <table:table-cell table:number-columns-repeated="1019"/>
        </table:table-row>
        <table:table-row table:style-name="ro1">
          <table:table-cell table:style-name="ce6" office:value-type="float" office:value="17403" calcext:value-type="float">
            <text:p>17403</text:p>
          </table:table-cell>
          <table:table-cell table:style-name="ce49" office:value-type="string" calcext:value-type="string">
            <text:p>A2.5429</text:p>
          </table:table-cell>
          <table:table-cell table:style-name="ce6" office:value-type="string" calcext:value-type="string">
            <text:p>Marais salés à <text:s/>Limonium <text:s/>et Puccinell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4]&amp;&quot; &quot;&amp;[.C54])" office:value-type="string" office:string-value="A2.5429 Marais salés à  Limonium  et Puccinelle" calcext:value-type="string">
            <text:p>A2.5429 Marais salés à <text:s/>Limonium <text:s/>et Puccinelle</text:p>
          </table:table-cell>
          <table:table-cell table:number-columns-repeated="1019"/>
        </table:table-row>
        <table:table-row table:style-name="ro4">
          <table:table-cell table:style-name="ce6" office:value-type="float" office:value="10448" calcext:value-type="float">
            <text:p>10448</text:p>
          </table:table-cell>
          <table:table-cell table:style-name="ce49" office:value-type="string" calcext:value-type="string">
            <text:p>A2.545</text:p>
          </table:table-cell>
          <table:table-cell table:style-name="ce6" office:value-type="string" calcext:value-type="string">
            <text:p>Partie inférieure à moyenne des marais salés à <text:s/>Halimione portulacoides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5]&amp;&quot; &quot;&amp;[.C55])" office:value-type="string" office:string-value="A2.545 Partie inférieure à moyenne des marais salés à  Halimione portulacoides " calcext:value-type="string">
            <text:p>A2.545 Partie inférieure à moyenne des marais salés à <text:s/>Halimione portulacoides </text:p>
          </table:table-cell>
          <table:table-cell table:number-columns-repeated="1019"/>
        </table:table-row>
        <table:table-row table:style-name="ro1">
          <table:table-cell table:style-name="ce6" office:value-type="float" office:value="10449" calcext:value-type="float">
            <text:p>10449</text:p>
          </table:table-cell>
          <table:table-cell table:style-name="ce49" office:value-type="string" calcext:value-type="string">
            <text:p>A2.546</text:p>
          </table:table-cell>
          <table:table-cell table:style-name="ce6" office:value-type="string" calcext:value-type="string">
            <text:p>Partie inférieure à moyenne des marais salés à <text:s/>Puccinellia maritima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6]&amp;&quot; &quot;&amp;[.C56])" office:value-type="string" office:string-value="A2.546 Partie inférieure à moyenne des marais salés à  Puccinellia maritima " calcext:value-type="string">
            <text:p>A2.546 Partie inférieure à moyenne des marais salés à <text:s/>Puccinellia maritima </text:p>
          </table:table-cell>
          <table:table-cell table:number-columns-repeated="1019"/>
        </table:table-row>
        <table:table-row table:style-name="ro4">
          <table:table-cell table:style-name="ce6" office:value-type="float" office:value="10451" calcext:value-type="float">
            <text:p>10451</text:p>
          </table:table-cell>
          <table:table-cell table:style-name="ce49" office:value-type="string" calcext:value-type="string">
            <text:p>A2.548</text:p>
          </table:table-cell>
          <table:table-cell table:style-name="ce6" office:value-type="string" calcext:value-type="string">
            <text:p>Partie inférieure à moyenne des marais salés à <text:s/>Salicornia , <text:s/>Suaeda <text:s/>et <text:s/>Puccinellia maritima <text:s/>annuell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7]&amp;&quot; &quot;&amp;[.C57])" office:value-type="string" office:string-value="A2.548 Partie inférieure à moyenne des marais salés à  Salicornia ,  Suaeda  et  Puccinellia maritima  annuelles" calcext:value-type="string">
            <text:p>A2.548 Partie inférieure à moyenne des marais salés à <text:s/>Salicornia , <text:s/>Suaeda <text:s/>et <text:s/>Puccinellia maritima <text:s/>annuelles</text:p>
          </table:table-cell>
          <table:table-cell table:number-columns-repeated="1019"/>
        </table:table-row>
        <table:table-row table:style-name="ro1">
          <table:table-cell table:style-name="ce5" office:value-type="float" office:value="4703" calcext:value-type="float">
            <text:p>4703</text:p>
          </table:table-cell>
          <table:table-cell table:style-name="ce5" office:value-type="string" calcext:value-type="string">
            <text:p>A2.55</text:p>
          </table:table-cell>
          <table:table-cell table:style-name="ce56" office:value-type="string" calcext:value-type="string">
            <text:p>Marais salés pionnier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58]&amp;&quot; &quot;&amp;[.C58])" office:value-type="string" office:string-value="A2.55 Marais salés pionniers" calcext:value-type="string">
            <text:p>A2.55 Marais salés pionniers</text:p>
          </table:table-cell>
          <table:table-cell table:number-columns-repeated="1019"/>
        </table:table-row>
        <table:table-row table:style-name="ro1">
          <table:table-cell table:style-name="ce6" office:value-type="float" office:value="10492" calcext:value-type="float">
            <text:p>10492</text:p>
          </table:table-cell>
          <table:table-cell table:style-name="ce49" office:value-type="string" calcext:value-type="string">
            <text:p>A2.553</text:p>
          </table:table-cell>
          <table:table-cell table:style-name="ce6" office:value-type="string" calcext:value-type="string">
            <text:p>Communautés atlantiques à <text:s/>Sagina maritima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9]&amp;&quot; &quot;&amp;[.C59])" office:value-type="string" office:string-value="A2.553 Communautés atlantiques à  Sagina maritima " calcext:value-type="string">
            <text:p>A2.553 Communautés atlantiques à <text:s/>Sagina maritima </text:p>
          </table:table-cell>
          <table:table-cell table:number-columns-repeated="1019"/>
        </table:table-row>
        <table:table-row table:style-name="ro4">
          <table:table-cell table:style-name="ce4" office:value-type="float" office:value="1600" calcext:value-type="float">
            <text:p>1600</text:p>
          </table:table-cell>
          <table:table-cell table:style-name="ce4" office:value-type="string" calcext:value-type="string">
            <text:p>A2.6</text:p>
          </table:table-cell>
          <table:table-cell table:style-name="ce55" office:value-type="string" calcext:value-type="string">
            <text:p>Sédiments intertidaux dominés par des Angiospermes aquatiques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60]&amp;&quot; &quot;&amp;[.C60])" office:value-type="string" office:string-value="A2.6 Sédiments intertidaux dominés par des Angiospermes aquatiques" calcext:value-type="string">
            <text:p>A2.6 Sédiments intertidaux dominés par des Angiospermes aquatiques</text:p>
          </table:table-cell>
          <table:table-cell table:number-columns-repeated="1019"/>
        </table:table-row>
        <table:table-row table:style-name="ro4">
          <table:table-cell table:style-name="ce5" office:value-type="float" office:value="4709" calcext:value-type="float">
            <text:p>4709</text:p>
          </table:table-cell>
          <table:table-cell table:style-name="ce5" office:value-type="string" calcext:value-type="string">
            <text:p>A2.61</text:p>
          </table:table-cell>
          <table:table-cell table:style-name="ce56" office:value-type="string" calcext:value-type="string">
            <text:p>Herbiers de phanérogames marines sur sédiments intertidaux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61]&amp;&quot; &quot;&amp;[.C61])" office:value-type="string" office:string-value="A2.61 Herbiers de phanérogames marines sur sédiments intertidaux" calcext:value-type="string">
            <text:p>A2.61 Herbiers de phanérogames marines sur sédiments intertidaux</text:p>
          </table:table-cell>
          <table:table-cell table:number-columns-repeated="1019"/>
        </table:table-row>
        <table:table-row table:style-name="ro4">
          <table:table-cell table:style-name="ce6" office:value-type="float" office:value="17450" calcext:value-type="float">
            <text:p>17450</text:p>
          </table:table-cell>
          <table:table-cell table:style-name="ce49" office:value-type="string" calcext:value-type="string">
            <text:p>A2.6111</text:p>
          </table:table-cell>
          <table:table-cell table:style-name="ce6" office:value-type="string" calcext:value-type="string">
            <text:p>Herbiers de <text:s/>Zostera noltei <text:s/>(anciennement <text:s/>Zostera noltii ) des sables vaseux intertidaux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62]&amp;&quot; &quot;&amp;[.C62])" office:value-type="string" office:string-value="A2.6111 Herbiers de  Zostera noltei  (anciennement  Zostera noltii ) des sables vaseux intertidaux" calcext:value-type="string">
            <text:p>A2.6111 Herbiers de <text:s/>Zostera noltei <text:s/>(anciennement <text:s/>Zostera noltii ) des sables vaseux intertidaux</text:p>
          </table:table-cell>
          <table:table-cell table:number-columns-repeated="1019"/>
        </table:table-row>
        <table:table-row table:style-name="ro1">
          <table:table-cell table:style-name="ce5" office:value-type="float" office:value="4710" calcext:value-type="float">
            <text:p>4710</text:p>
          </table:table-cell>
          <table:table-cell table:style-name="ce5" office:value-type="string" calcext:value-type="string">
            <text:p>A2.62</text:p>
          </table:table-cell>
          <table:table-cell table:style-name="ce56" office:value-type="string" calcext:value-type="string">
            <text:p>Herbiers de Cyperaceae marines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63]&amp;&quot; &quot;&amp;[.C63])" office:value-type="string" office:string-value="A2.62 Herbiers de Cyperaceae marines" calcext:value-type="string">
            <text:p>A2.62 Herbiers de Cyperaceae marines</text:p>
          </table:table-cell>
          <table:table-cell table:number-columns-repeated="1019"/>
        </table:table-row>
        <table:table-row table:style-name="ro1">
          <table:table-cell table:style-name="ce6" office:value-type="float" office:value="10502" calcext:value-type="float">
            <text:p>10502</text:p>
          </table:table-cell>
          <table:table-cell table:style-name="ce49" office:value-type="string" calcext:value-type="string">
            <text:p>A2.621</text:p>
          </table:table-cell>
          <table:table-cell table:style-name="ce6" office:value-type="string" calcext:value-type="string">
            <text:p>Herbiers d' Eleocharis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4]&amp;&quot; &quot;&amp;[.C64])" office:value-type="string" office:string-value="A2.621 Herbiers d' Eleocharis " calcext:value-type="string">
            <text:p>A2.621 Herbiers d' Eleocharis </text:p>
          </table:table-cell>
          <table:table-cell table:number-columns-repeated="1019"/>
        </table:table-row>
        <table:table-row table:style-name="ro1">
          <table:table-cell table:style-name="ce4" office:value-type="float" office:value="1601" calcext:value-type="float">
            <text:p>1601</text:p>
          </table:table-cell>
          <table:table-cell table:style-name="ce4" office:value-type="string" calcext:value-type="string">
            <text:p>A2.7</text:p>
          </table:table-cell>
          <table:table-cell table:style-name="ce55" office:value-type="string" calcext:value-type="string">
            <text:p>Récifs biogènes intertidaux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65]&amp;&quot; &quot;&amp;[.C65])" office:value-type="string" office:string-value="A2.7 Récifs biogènes intertidaux" calcext:value-type="string">
            <text:p>A2.7 Récifs biogènes intertidaux</text:p>
          </table:table-cell>
          <table:table-cell table:number-columns-repeated="1019"/>
        </table:table-row>
        <table:table-row table:style-name="ro1">
          <table:table-cell table:style-name="ce5" office:value-type="float" office:value="4711" calcext:value-type="float">
            <text:p>4711</text:p>
          </table:table-cell>
          <table:table-cell table:style-name="ce5" office:value-type="string" calcext:value-type="string">
            <text:p>A2.71</text:p>
          </table:table-cell>
          <table:table-cell table:style-name="ce56" office:value-type="string" calcext:value-type="string">
            <text:p>Récifs intertidaux de <text:span text:style-name="T1">Sabellaria (hermelles)</text:span>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66]&amp;&quot; &quot;&amp;[.C66])" office:value-type="string" office:string-value="A2.71 Récifs intertidaux de Sabellaria (hermelles)" calcext:value-type="string">
            <text:p>A2.71 Récifs intertidaux de Sabellaria (hermelles)</text:p>
          </table:table-cell>
          <table:table-cell table:number-columns-repeated="1019"/>
        </table:table-row>
        <table:table-row table:style-name="ro1">
          <table:table-cell table:style-name="ce5" office:value-type="float" office:value="4712" calcext:value-type="float">
            <text:p>4712</text:p>
          </table:table-cell>
          <table:table-cell table:style-name="ce5" office:value-type="string" calcext:value-type="string">
            <text:p>A2.72</text:p>
          </table:table-cell>
          <table:table-cell table:style-name="ce56" office:value-type="string" calcext:value-type="string">
            <text:p>Moulières intertidales sur sédiment</text:p>
          </table:table-cell>
          <table:table-cell table:style-name="ce5" office:value-type="float" office:value="4" calcext:value-type="float">
            <text:p>4</text:p>
          </table:table-cell>
          <table:table-cell table:formula="of:=CONCATENATE([.B67]&amp;&quot; &quot;&amp;[.C67])" office:value-type="string" office:string-value="A2.72 Moulières intertidales sur sédiment" calcext:value-type="string">
            <text:p>A2.72 Moulières intertidales sur sédiment</text:p>
          </table:table-cell>
          <table:table-cell table:number-columns-repeated="1019"/>
        </table:table-row>
        <table:table-row table:style-name="ro3">
          <table:table-cell table:style-name="ce3" office:value-type="float" office:value="581" calcext:value-type="float">
            <text:p>581</text:p>
          </table:table-cell>
          <table:table-cell table:style-name="ce3" office:value-type="string" calcext:value-type="string">
            <text:p>A3</text:p>
          </table:table-cell>
          <table:table-cell table:style-name="ce54" office:value-type="string" calcext:value-type="string">
            <text:p>Roche et autres substrats durs infralittoraux</text:p>
          </table:table-cell>
          <table:table-cell table:style-name="ce3" office:value-type="float" office:value="2" calcext:value-type="float">
            <text:p>2</text:p>
          </table:table-cell>
          <table:table-cell table:formula="of:=CONCATENATE([.B68]&amp;&quot; &quot;&amp;[.C68])" office:value-type="string" office:string-value="A3 Roche et autres substrats durs infralittoraux" calcext:value-type="string">
            <text:p>A3 Roche et autres substrats durs infralittoraux</text:p>
          </table:table-cell>
          <table:table-cell table:number-columns-repeated="1019"/>
        </table:table-row>
        <table:table-row table:style-name="ro4">
          <table:table-cell table:style-name="ce4" office:value-type="float" office:value="1603" calcext:value-type="float">
            <text:p>1603</text:p>
          </table:table-cell>
          <table:table-cell table:style-name="ce4" office:value-type="string" calcext:value-type="string">
            <text:p>A3.1</text:p>
          </table:table-cell>
          <table:table-cell table:style-name="ce55" office:value-type="string" calcext:value-type="string">
            <text:p>Roche infralittorale de l'Atlantique et de la Méditerranée sous fort hydrodynamisme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69]&amp;&quot; &quot;&amp;[.C69])" office:value-type="string" office:string-value="A3.1 Roche infralittorale de l'Atlantique et de la Méditerranée sous fort hydrodynamisme" calcext:value-type="string">
            <text:p>A3.1 Roche infralittorale de l'Atlantique et de la Méditerranée sous fort hydrodynamisme</text:p>
          </table:table-cell>
          <table:table-cell table:number-columns-repeated="1019"/>
        </table:table-row>
        <table:table-row table:style-name="ro4">
          <table:table-cell table:style-name="ce4" office:value-type="float" office:value="1619" calcext:value-type="float">
            <text:p>1619</text:p>
          </table:table-cell>
          <table:table-cell table:style-name="ce4" office:value-type="string" calcext:value-type="string">
            <text:p>A3.2</text:p>
          </table:table-cell>
          <table:table-cell table:style-name="ce55" office:value-type="string" calcext:value-type="string">
            <text:p>Roche infralittorale de l'Atlantique et de la Méditerranée sous hydrodynamisme modéré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70]&amp;&quot; &quot;&amp;[.C70])" office:value-type="string" office:string-value="A3.2 Roche infralittorale de l'Atlantique et de la Méditerranée sous hydrodynamisme modéré" calcext:value-type="string">
            <text:p>A3.2 Roche infralittorale de l'Atlantique et de la Méditerranée sous hydrodynamisme modéré</text:p>
          </table:table-cell>
          <table:table-cell table:number-columns-repeated="1019"/>
        </table:table-row>
        <table:table-row table:style-name="ro4">
          <table:table-cell table:style-name="ce4" office:value-type="float" office:value="1618" calcext:value-type="float">
            <text:p>1618</text:p>
          </table:table-cell>
          <table:table-cell table:style-name="ce4" office:value-type="string" calcext:value-type="string">
            <text:p>A3.3</text:p>
          </table:table-cell>
          <table:table-cell table:style-name="ce55" office:value-type="string" calcext:value-type="string">
            <text:p>Roche infralittorale de l'Atlantique et de la Méditerranée sous faible hydrodynamisme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71]&amp;&quot; &quot;&amp;[.C71])" office:value-type="string" office:string-value="A3.3 Roche infralittorale de l'Atlantique et de la Méditerranée sous faible hydrodynamisme" calcext:value-type="string">
            <text:p>A3.3 Roche infralittorale de l'Atlantique et de la Méditerranée sous faible hydrodynamisme</text:p>
          </table:table-cell>
          <table:table-cell table:number-columns-repeated="1019"/>
        </table:table-row>
        <table:table-row table:style-name="ro6">
          <table:table-cell table:style-name="ce3" office:value-type="float" office:value="583" calcext:value-type="float">
            <text:p>583</text:p>
          </table:table-cell>
          <table:table-cell table:style-name="ce3" office:value-type="string" calcext:value-type="string">
            <text:p>A4</text:p>
          </table:table-cell>
          <table:table-cell table:style-name="ce54" office:value-type="string" calcext:value-type="string">
            <text:p>Roche et autres substrats durs circalittoraux</text:p>
          </table:table-cell>
          <table:table-cell table:style-name="ce3" office:value-type="float" office:value="2" calcext:value-type="float">
            <text:p>2</text:p>
          </table:table-cell>
          <table:table-cell table:formula="of:=CONCATENATE([.B72]&amp;&quot; &quot;&amp;[.C72])" office:value-type="string" office:string-value="A4 Roche et autres substrats durs circalittoraux" calcext:value-type="string">
            <text:p>A4 Roche et autres substrats durs circalittoraux</text:p>
          </table:table-cell>
          <table:table-cell table:number-columns-repeated="1019"/>
        </table:table-row>
        <table:table-row table:style-name="ro3">
          <table:table-cell table:style-name="ce3" office:value-type="float" office:value="582" calcext:value-type="float">
            <text:p>582</text:p>
          </table:table-cell>
          <table:table-cell table:style-name="ce3" office:value-type="string" calcext:value-type="string">
            <text:p>A5</text:p>
          </table:table-cell>
          <table:table-cell table:style-name="ce54" office:value-type="string" calcext:value-type="string">
            <text:p>Sédiment subtidal</text:p>
          </table:table-cell>
          <table:table-cell table:style-name="ce3" office:value-type="float" office:value="2" calcext:value-type="float">
            <text:p>2</text:p>
          </table:table-cell>
          <table:table-cell table:formula="of:=CONCATENATE([.B73]&amp;&quot; &quot;&amp;[.C73])" office:value-type="string" office:string-value="A5 Sédiment subtidal" calcext:value-type="string">
            <text:p>A5 Sédiment subtidal</text:p>
          </table:table-cell>
          <table:table-cell table:number-columns-repeated="1019"/>
        </table:table-row>
        <table:table-row table:style-name="ro3">
          <table:table-cell table:style-name="ce3" office:value-type="float" office:value="591" calcext:value-type="float">
            <text:p>591</text:p>
          </table:table-cell>
          <table:table-cell table:style-name="ce3" office:value-type="string" calcext:value-type="string">
            <text:p>A6</text:p>
          </table:table-cell>
          <table:table-cell table:style-name="ce54" office:value-type="string" calcext:value-type="string">
            <text:p>Habitats profonds</text:p>
          </table:table-cell>
          <table:table-cell table:style-name="ce3" office:value-type="float" office:value="2" calcext:value-type="float">
            <text:p>2</text:p>
          </table:table-cell>
          <table:table-cell table:formula="of:=CONCATENATE([.B74]&amp;&quot; &quot;&amp;[.C74])" office:value-type="string" office:string-value="A6 Habitats profonds" calcext:value-type="string">
            <text:p>A6 Habitats profonds</text:p>
          </table:table-cell>
          <table:table-cell table:number-columns-repeated="1019"/>
        </table:table-row>
        <table:table-row table:style-name="ro3">
          <table:table-cell table:style-name="ce3" office:value-type="float" office:value="593" calcext:value-type="float">
            <text:p>593</text:p>
          </table:table-cell>
          <table:table-cell table:style-name="ce3" office:value-type="string" calcext:value-type="string">
            <text:p>A7</text:p>
          </table:table-cell>
          <table:table-cell table:style-name="ce54" office:value-type="string" calcext:value-type="string">
            <text:p>Habitats pélagiques</text:p>
          </table:table-cell>
          <table:table-cell table:style-name="ce3" office:value-type="float" office:value="2" calcext:value-type="float">
            <text:p>2</text:p>
          </table:table-cell>
          <table:table-cell table:formula="of:=CONCATENATE([.B75]&amp;&quot; &quot;&amp;[.C75])" office:value-type="string" office:string-value="A7 Habitats pélagiques" calcext:value-type="string">
            <text:p>A7 Habitats pélagiques</text:p>
          </table:table-cell>
          <table:table-cell table:number-columns-repeated="1019"/>
        </table:table-row>
        <table:table-row table:style-name="ro1">
          <table:table-cell table:style-name="ce4" office:value-type="float" office:value="1677" calcext:value-type="float">
            <text:p>1677</text:p>
          </table:table-cell>
          <table:table-cell table:style-name="ce4" office:value-type="string" calcext:value-type="string">
            <text:p>A7.1</text:p>
          </table:table-cell>
          <table:table-cell table:style-name="ce55" office:value-type="string" calcext:value-type="string">
            <text:p>Neuston</text:p>
          </table:table-cell>
          <table:table-cell table:style-name="ce4" office:value-type="float" office:value="3" calcext:value-type="float">
            <text:p>3</text:p>
          </table:table-cell>
          <table:table-cell table:formula="of:=CONCATENATE([.B76]&amp;&quot; &quot;&amp;[.C76])" office:value-type="string" office:string-value="A7.1 Neuston" calcext:value-type="string">
            <text:p>A7.1 Neuston</text:p>
          </table:table-cell>
          <table:table-cell table:number-columns-repeated="1019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57" office:value-type="string" calcext:value-type="string">
            <text:p>Habitats côtiers</text:p>
          </table:table-cell>
          <table:table-cell table:style-name="ce7" office:value-type="float" office:value="1" calcext:value-type="float">
            <text:p>1</text:p>
          </table:table-cell>
          <table:table-cell table:formula="of:=CONCATENATE([.B77]&amp;&quot; &quot;&amp;[.C77])" office:value-type="string" office:string-value="B Habitats côtiers" calcext:value-type="string">
            <text:p>B Habitats côtiers</text:p>
          </table:table-cell>
          <table:table-cell table:number-columns-repeated="1019"/>
        </table:table-row>
        <table:table-row table:style-name="ro3">
          <table:table-cell table:style-name="ce8" office:value-type="float" office:value="590" calcext:value-type="float">
            <text:p>590</text:p>
          </table:table-cell>
          <table:table-cell table:style-name="ce8" office:value-type="string" calcext:value-type="string">
            <text:p>B1</text:p>
          </table:table-cell>
          <table:table-cell table:style-name="ce58" office:value-type="string" calcext:value-type="string">
            <text:p>Dunes côtières et rivages sableux</text:p>
          </table:table-cell>
          <table:table-cell table:style-name="ce8" office:value-type="float" office:value="2" calcext:value-type="float">
            <text:p>2</text:p>
          </table:table-cell>
          <table:table-cell table:formula="of:=CONCATENATE([.B78]&amp;&quot; &quot;&amp;[.C78])" office:value-type="string" office:string-value="B1 Dunes côtières et rivages sableux" calcext:value-type="string">
            <text:p>B1 Dunes côtières et rivages sableux</text:p>
          </table:table-cell>
          <table:table-cell table:number-columns-repeated="1019"/>
        </table:table-row>
        <table:table-row table:style-name="ro1">
          <table:table-cell table:style-name="ce9" office:value-type="float" office:value="1656" calcext:value-type="float">
            <text:p>1656</text:p>
          </table:table-cell>
          <table:table-cell table:style-name="ce9" office:value-type="string" calcext:value-type="string">
            <text:p>B1.1</text:p>
          </table:table-cell>
          <table:table-cell table:style-name="ce59" office:value-type="string" calcext:value-type="string">
            <text:p>Laisses de mer des plages sableuses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79]&amp;&quot; &quot;&amp;[.C79])" office:value-type="string" office:string-value="B1.1 Laisses de mer des plages sableuses" calcext:value-type="string">
            <text:p>B1.1 Laisses de mer des plages sableuses</text:p>
          </table:table-cell>
          <table:table-cell table:number-columns-repeated="1019"/>
        </table:table-row>
        <table:table-row table:style-name="ro1">
          <table:table-cell table:style-name="ce9" office:value-type="float" office:value="1658" calcext:value-type="float">
            <text:p>1658</text:p>
          </table:table-cell>
          <table:table-cell table:style-name="ce9" office:value-type="string" calcext:value-type="string">
            <text:p>B1.2</text:p>
          </table:table-cell>
          <table:table-cell table:style-name="ce59" office:value-type="string" calcext:value-type="string">
            <text:p>Plages sableuses au-dessus de la laisse de mer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80]&amp;&quot; &quot;&amp;[.C80])" office:value-type="string" office:string-value="B1.2 Plages sableuses au-dessus de la laisse de mer" calcext:value-type="string">
            <text:p>B1.2 Plages sableuses au-dessus de la laisse de mer</text:p>
          </table:table-cell>
          <table:table-cell table:number-columns-repeated="1019"/>
        </table:table-row>
        <table:table-row table:style-name="ro4">
          <table:table-cell table:style-name="ce10" office:value-type="float" office:value="4942" calcext:value-type="float">
            <text:p>4942</text:p>
          </table:table-cell>
          <table:table-cell table:style-name="ce10" office:value-type="string" calcext:value-type="string">
            <text:p>B1.21</text:p>
          </table:table-cell>
          <table:table-cell table:style-name="ce60" office:value-type="string" calcext:value-type="string">
            <text:p>Plages sableuses au-dessus de la laisse de mer, sans végétation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1]&amp;&quot; &quot;&amp;[.C81])" office:value-type="string" office:string-value="B1.21 Plages sableuses au-dessus de la laisse de mer, sans végétation" calcext:value-type="string">
            <text:p>B1.21 Plages sableuses au-dessus de la laisse de mer, sans végétation</text:p>
          </table:table-cell>
          <table:table-cell table:number-columns-repeated="1019"/>
        </table:table-row>
        <table:table-row table:style-name="ro1">
          <table:table-cell table:style-name="ce10" office:value-type="float" office:value="4943" calcext:value-type="float">
            <text:p>4943</text:p>
          </table:table-cell>
          <table:table-cell table:style-name="ce10" office:value-type="string" calcext:value-type="string">
            <text:p>B1.22</text:p>
          </table:table-cell>
          <table:table-cell table:style-name="ce60" office:value-type="string" calcext:value-type="string">
            <text:p>Biocénoses des sables supralittoraux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2]&amp;&quot; &quot;&amp;[.C82])" office:value-type="string" office:string-value="B1.22 Biocénoses des sables supralittoraux" calcext:value-type="string">
            <text:p>B1.22 Biocénoses des sables supralittoraux</text:p>
          </table:table-cell>
          <table:table-cell table:number-columns-repeated="1019"/>
        </table:table-row>
        <table:table-row table:style-name="ro1">
          <table:table-cell table:style-name="ce10" office:value-type="float" office:value="4777" calcext:value-type="float">
            <text:p>4777</text:p>
          </table:table-cell>
          <table:table-cell table:style-name="ce10" office:value-type="string" calcext:value-type="string">
            <text:p>B1.23</text:p>
          </table:table-cell>
          <table:table-cell table:style-name="ce60" office:value-type="string" calcext:value-type="string">
            <text:p>Communautés vivaces des plages de sable boréo-arctiqu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3]&amp;&quot; &quot;&amp;[.C83])" office:value-type="string" office:string-value="B1.23 Communautés vivaces des plages de sable boréo-arctiques" calcext:value-type="string">
            <text:p>B1.23 Communautés vivaces des plages de sable boréo-arctiques</text:p>
          </table:table-cell>
          <table:table-cell table:number-columns-repeated="1019"/>
        </table:table-row>
        <table:table-row table:style-name="ro4">
          <table:table-cell table:style-name="ce6" office:value-type="float" office:value="10814" calcext:value-type="float">
            <text:p>10814</text:p>
          </table:table-cell>
          <table:table-cell table:style-name="ce49" office:value-type="string" calcext:value-type="string">
            <text:p>B1.235</text:p>
          </table:table-cell>
          <table:table-cell table:style-name="ce6" office:value-type="string" calcext:value-type="string">
            <text:p>Cordons de plages littoraux constitués d'algues ou d'autres matériaux végétaux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84]&amp;&quot; &quot;&amp;[.C84])" office:value-type="string" office:string-value="B1.235 Cordons de plages littoraux constitués d'algues ou d'autres matériaux végétaux" calcext:value-type="string">
            <text:p>B1.235 Cordons de plages littoraux constitués d'algues ou d'autres matériaux végétaux</text:p>
          </table:table-cell>
          <table:table-cell table:number-columns-repeated="1019"/>
        </table:table-row>
        <table:table-row table:style-name="ro4">
          <table:table-cell table:style-name="ce10" office:value-type="float" office:value="4783" calcext:value-type="float">
            <text:p>4783</text:p>
          </table:table-cell>
          <table:table-cell table:style-name="ce10" office:value-type="string" calcext:value-type="string">
            <text:p>B1.24</text:p>
          </table:table-cell>
          <table:table-cell table:style-name="ce60" office:value-type="string" calcext:value-type="string">
            <text:p>Cordons de plages de sable littoraux nus ou à végétation basse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5]&amp;&quot; &quot;&amp;[.C85])" office:value-type="string" office:string-value="B1.24 Cordons de plages de sable littoraux nus ou à végétation basse" calcext:value-type="string">
            <text:p>B1.24 Cordons de plages de sable littoraux nus ou à végétation basse</text:p>
          </table:table-cell>
          <table:table-cell table:number-columns-repeated="1019"/>
        </table:table-row>
        <table:table-row table:style-name="ro4">
          <table:table-cell table:style-name="ce10" office:value-type="float" office:value="4784" calcext:value-type="float">
            <text:p>4784</text:p>
          </table:table-cell>
          <table:table-cell table:style-name="ce10" office:value-type="string" calcext:value-type="string">
            <text:p>B1.25</text:p>
          </table:table-cell>
          <table:table-cell table:style-name="ce60" office:value-type="string" calcext:value-type="string">
            <text:p>Cordons de plages de sable littoraux dominés par des arbustes ou des arb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6]&amp;&quot; &quot;&amp;[.C86])" office:value-type="string" office:string-value="B1.25 Cordons de plages de sable littoraux dominés par des arbustes ou des arbres" calcext:value-type="string">
            <text:p>B1.25 Cordons de plages de sable littoraux dominés par des arbustes ou des arbres</text:p>
          </table:table-cell>
          <table:table-cell table:number-columns-repeated="1019"/>
        </table:table-row>
        <table:table-row table:style-name="ro1">
          <table:table-cell table:style-name="ce9" office:value-type="float" office:value="1624" calcext:value-type="float">
            <text:p>1624</text:p>
          </table:table-cell>
          <table:table-cell table:style-name="ce9" office:value-type="string" calcext:value-type="string">
            <text:p>B1.3</text:p>
          </table:table-cell>
          <table:table-cell table:style-name="ce59" office:value-type="string" calcext:value-type="string">
            <text:p>Dunes côtières mobiles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87]&amp;&quot; &quot;&amp;[.C87])" office:value-type="string" office:string-value="B1.3 Dunes côtières mobiles" calcext:value-type="string">
            <text:p>B1.3 Dunes côtières mobiles</text:p>
          </table:table-cell>
          <table:table-cell table:number-columns-repeated="1019"/>
        </table:table-row>
        <table:table-row table:style-name="ro1">
          <table:table-cell table:style-name="ce10" office:value-type="float" office:value="4786" calcext:value-type="float">
            <text:p>4786</text:p>
          </table:table-cell>
          <table:table-cell table:style-name="ce10" office:value-type="string" calcext:value-type="string">
            <text:p>B1.31</text:p>
          </table:table-cell>
          <table:table-cell table:style-name="ce60" office:value-type="string" calcext:value-type="string">
            <text:p>Dunes mobiles embryonnai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8]&amp;&quot; &quot;&amp;[.C88])" office:value-type="string" office:string-value="B1.31 Dunes mobiles embryonnaires" calcext:value-type="string">
            <text:p>B1.31 Dunes mobiles embryonnaires</text:p>
          </table:table-cell>
          <table:table-cell table:number-columns-repeated="1019"/>
        </table:table-row>
        <table:table-row table:style-name="ro1">
          <table:table-cell table:style-name="ce6" office:value-type="float" office:value="10820" calcext:value-type="float">
            <text:p>10820</text:p>
          </table:table-cell>
          <table:table-cell table:style-name="ce49" office:value-type="string" calcext:value-type="string">
            <text:p>B1.311</text:p>
          </table:table-cell>
          <table:table-cell table:style-name="ce6" office:value-type="string" calcext:value-type="string">
            <text:p>Dunes embryonnaires atlantiqu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89]&amp;&quot; &quot;&amp;[.C89])" office:value-type="string" office:string-value="B1.311 Dunes embryonnaires atlantiques" calcext:value-type="string">
            <text:p>B1.311 Dunes embryonnaires atlantiques</text:p>
          </table:table-cell>
          <table:table-cell table:number-columns-repeated="1019"/>
        </table:table-row>
        <table:table-row table:style-name="ro1">
          <table:table-cell table:style-name="ce6" office:value-type="float" office:value="10824" calcext:value-type="float">
            <text:p>10824</text:p>
          </table:table-cell>
          <table:table-cell table:style-name="ce49" office:value-type="string" calcext:value-type="string">
            <text:p>B1.314</text:p>
          </table:table-cell>
          <table:table-cell table:style-name="ce6" office:value-type="string" calcext:value-type="string">
            <text:p>Grandes dunes mobiles sans végétation ou à végétation bass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90]&amp;&quot; &quot;&amp;[.C90])" office:value-type="string" office:string-value="B1.314 Grandes dunes mobiles sans végétation ou à végétation basse" calcext:value-type="string">
            <text:p>B1.314 Grandes dunes mobiles sans végétation ou à végétation basse</text:p>
          </table:table-cell>
          <table:table-cell table:number-columns-repeated="1019"/>
        </table:table-row>
        <table:table-row table:style-name="ro1">
          <table:table-cell table:style-name="ce10" office:value-type="float" office:value="4797" calcext:value-type="float">
            <text:p>4797</text:p>
          </table:table-cell>
          <table:table-cell table:style-name="ce10" office:value-type="string" calcext:value-type="string">
            <text:p>B1.32</text:p>
          </table:table-cell>
          <table:table-cell table:style-name="ce60" office:value-type="string" calcext:value-type="string">
            <text:p>Dunes blanch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1]&amp;&quot; &quot;&amp;[.C91])" office:value-type="string" office:string-value="B1.32 Dunes blanches" calcext:value-type="string">
            <text:p>B1.32 Dunes blanches</text:p>
          </table:table-cell>
          <table:table-cell table:number-columns-repeated="1019"/>
        </table:table-row>
        <table:table-row table:style-name="ro1">
          <table:table-cell table:style-name="ce6" office:value-type="float" office:value="10825" calcext:value-type="float">
            <text:p>10825</text:p>
          </table:table-cell>
          <table:table-cell table:style-name="ce49" office:value-type="string" calcext:value-type="string">
            <text:p>B1.321</text:p>
          </table:table-cell>
          <table:table-cell table:style-name="ce6" office:value-type="string" calcext:value-type="string">
            <text:p>Dunes blanches atlantiqu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92]&amp;&quot; &quot;&amp;[.C92])" office:value-type="string" office:string-value="B1.321 Dunes blanches atlantiques" calcext:value-type="string">
            <text:p>B1.321 Dunes blanches atlantiques</text:p>
          </table:table-cell>
          <table:table-cell table:number-columns-repeated="1019"/>
        </table:table-row>
        <table:table-row table:style-name="ro1">
          <table:table-cell table:style-name="ce9" office:value-type="float" office:value="1627" calcext:value-type="float">
            <text:p>1627</text:p>
          </table:table-cell>
          <table:table-cell table:style-name="ce9" office:value-type="string" calcext:value-type="string">
            <text:p>B1.4</text:p>
          </table:table-cell>
          <table:table-cell table:style-name="ce59" office:value-type="string" calcext:value-type="string">
            <text:p>Pelouses des dunes côtières fixées (dunes grises)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93]&amp;&quot; &quot;&amp;[.C93])" office:value-type="string" office:string-value="B1.4 Pelouses des dunes côtières fixées (dunes grises)" calcext:value-type="string">
            <text:p>B1.4 Pelouses des dunes côtières fixées (dunes grises)</text:p>
          </table:table-cell>
          <table:table-cell table:number-columns-repeated="1019"/>
        </table:table-row>
        <table:table-row table:style-name="ro1">
          <table:table-cell table:style-name="ce10" office:value-type="float" office:value="4808" calcext:value-type="float">
            <text:p>4808</text:p>
          </table:table-cell>
          <table:table-cell table:style-name="ce10" office:value-type="string" calcext:value-type="string">
            <text:p>B1.41</text:p>
          </table:table-cell>
          <table:table-cell table:style-name="ce60" office:value-type="string" calcext:value-type="string">
            <text:p>Dunes grises fixées septentrional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4]&amp;&quot; &quot;&amp;[.C94])" office:value-type="string" office:string-value="B1.41 Dunes grises fixées septentrionales" calcext:value-type="string">
            <text:p>B1.41 Dunes grises fixées septentrionales</text:p>
          </table:table-cell>
          <table:table-cell table:number-columns-repeated="1019"/>
        </table:table-row>
        <table:table-row table:style-name="ro1">
          <table:table-cell table:style-name="ce10" office:value-type="float" office:value="4814" calcext:value-type="float">
            <text:p>4814</text:p>
          </table:table-cell>
          <table:table-cell table:style-name="ce10" office:value-type="string" calcext:value-type="string">
            <text:p>B1.42</text:p>
          </table:table-cell>
          <table:table-cell table:style-name="ce60" office:value-type="string" calcext:value-type="string">
            <text:p>Dunes grises fixées gasconn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5]&amp;&quot; &quot;&amp;[.C95])" office:value-type="string" office:string-value="B1.42 Dunes grises fixées gasconnes" calcext:value-type="string">
            <text:p>B1.42 Dunes grises fixées gasconnes</text:p>
          </table:table-cell>
          <table:table-cell table:number-columns-repeated="1019"/>
        </table:table-row>
        <table:table-row table:style-name="ro1">
          <table:table-cell table:style-name="ce10" office:value-type="float" office:value="4815" calcext:value-type="float">
            <text:p>4815</text:p>
          </table:table-cell>
          <table:table-cell table:style-name="ce10" office:value-type="string" calcext:value-type="string">
            <text:p>B1.43</text:p>
          </table:table-cell>
          <table:table-cell table:style-name="ce60" office:value-type="string" calcext:value-type="string">
            <text:p>Dunes grises fixées méditerranéo-atlantiqu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6]&amp;&quot; &quot;&amp;[.C96])" office:value-type="string" office:string-value="B1.43 Dunes grises fixées méditerranéo-atlantiques" calcext:value-type="string">
            <text:p>B1.43 Dunes grises fixées méditerranéo-atlantiques</text:p>
          </table:table-cell>
          <table:table-cell table:number-columns-repeated="1019"/>
        </table:table-row>
        <table:table-row table:style-name="ro1">
          <table:table-cell table:style-name="ce10" office:value-type="float" office:value="4820" calcext:value-type="float">
            <text:p>4820</text:p>
          </table:table-cell>
          <table:table-cell table:style-name="ce10" office:value-type="string" calcext:value-type="string">
            <text:p>B1.45</text:p>
          </table:table-cell>
          <table:table-cell table:style-name="ce60" office:value-type="string" calcext:value-type="string">
            <text:p>Pelouses des dunes atlantiques du Mesobromion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7]&amp;&quot; &quot;&amp;[.C97])" office:value-type="string" office:string-value="B1.45 Pelouses des dunes atlantiques du Mesobromion" calcext:value-type="string">
            <text:p>B1.45 Pelouses des dunes atlantiques du Mesobromion</text:p>
          </table:table-cell>
          <table:table-cell table:number-columns-repeated="1019"/>
        </table:table-row>
        <table:table-row table:style-name="ro1">
          <table:table-cell table:style-name="ce10" office:value-type="float" office:value="4821" calcext:value-type="float">
            <text:p>4821</text:p>
          </table:table-cell>
          <table:table-cell table:style-name="ce10" office:value-type="string" calcext:value-type="string">
            <text:p>B1.46</text:p>
          </table:table-cell>
          <table:table-cell table:style-name="ce60" office:value-type="string" calcext:value-type="string">
            <text:p>Ourlets thermophiles dunaires atlantiqu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8]&amp;&quot; &quot;&amp;[.C98])" office:value-type="string" office:string-value="B1.46 Ourlets thermophiles dunaires atlantiques" calcext:value-type="string">
            <text:p>B1.46 Ourlets thermophiles dunaires atlantiques</text:p>
          </table:table-cell>
          <table:table-cell table:number-columns-repeated="1019"/>
        </table:table-row>
        <table:table-row table:style-name="ro1">
          <table:table-cell table:style-name="ce10" office:value-type="float" office:value="4822" calcext:value-type="float">
            <text:p>4822</text:p>
          </table:table-cell>
          <table:table-cell table:style-name="ce10" office:value-type="string" calcext:value-type="string">
            <text:p>B1.47</text:p>
          </table:table-cell>
          <table:table-cell table:style-name="ce60" office:value-type="string" calcext:value-type="string">
            <text:p>Communautés de fines herbacées annuelles dunai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9]&amp;&quot; &quot;&amp;[.C99])" office:value-type="string" office:string-value="B1.47 Communautés de fines herbacées annuelles dunaires" calcext:value-type="string">
            <text:p>B1.47 Communautés de fines herbacées annuelles dunaires</text:p>
          </table:table-cell>
          <table:table-cell table:number-columns-repeated="1019"/>
        </table:table-row>
        <table:table-row table:style-name="ro4">
          <table:table-cell table:style-name="ce10" office:value-type="float" office:value="4823" calcext:value-type="float">
            <text:p>4823</text:p>
          </table:table-cell>
          <table:table-cell table:style-name="ce10" office:value-type="string" calcext:value-type="string">
            <text:p>B1.48</text:p>
          </table:table-cell>
          <table:table-cell table:style-name="ce60" office:value-type="string" calcext:value-type="string">
            <text:p>Communautés de thérophytes des sables dunaires profonds du domaine Téthyen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00]&amp;&quot; &quot;&amp;[.C100])" office:value-type="string" office:string-value="B1.48 Communautés de thérophytes des sables dunaires profonds du domaine Téthyen" calcext:value-type="string">
            <text:p>B1.48 Communautés de thérophytes des sables dunaires profonds du domaine Téthyen</text:p>
          </table:table-cell>
          <table:table-cell table:number-columns-repeated="1019"/>
        </table:table-row>
        <table:table-row table:style-name="ro1">
          <table:table-cell table:style-name="ce9" office:value-type="float" office:value="1631" calcext:value-type="float">
            <text:p>1631</text:p>
          </table:table-cell>
          <table:table-cell table:style-name="ce9" office:value-type="string" calcext:value-type="string">
            <text:p>B1.5</text:p>
          </table:table-cell>
          <table:table-cell table:style-name="ce59" office:value-type="string" calcext:value-type="string">
            <text:p>Landes des dunes côtières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01]&amp;&quot; &quot;&amp;[.C101])" office:value-type="string" office:string-value="B1.5 Landes des dunes côtières" calcext:value-type="string">
            <text:p>B1.5 Landes des dunes côtières</text:p>
          </table:table-cell>
          <table:table-cell table:number-columns-repeated="1019"/>
        </table:table-row>
        <table:table-row table:style-name="ro1">
          <table:table-cell table:style-name="ce10" office:value-type="float" office:value="4833" calcext:value-type="float">
            <text:p>4833</text:p>
          </table:table-cell>
          <table:table-cell table:style-name="ce10" office:value-type="string" calcext:value-type="string">
            <text:p>B1.52</text:p>
          </table:table-cell>
          <table:table-cell table:style-name="ce60" office:value-type="string" calcext:value-type="string">
            <text:p>Dunes brunes à Calluna vulgari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02]&amp;&quot; &quot;&amp;[.C102])" office:value-type="string" office:string-value="B1.52 Dunes brunes à Calluna vulgaris" calcext:value-type="string">
            <text:p>B1.52 Dunes brunes à Calluna vulgaris</text:p>
          </table:table-cell>
          <table:table-cell table:number-columns-repeated="1019"/>
        </table:table-row>
        <table:table-row table:style-name="ro1">
          <table:table-cell table:style-name="ce6" office:value-type="float" office:value="10850" calcext:value-type="float">
            <text:p>10850</text:p>
          </table:table-cell>
          <table:table-cell table:style-name="ce49" office:value-type="string" calcext:value-type="string">
            <text:p>B1.522</text:p>
          </table:table-cell>
          <table:table-cell table:style-name="ce6" office:value-type="string" calcext:value-type="string">
            <text:p>Landes des dunes côtières françaises à Bruyèr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03]&amp;&quot; &quot;&amp;[.C103])" office:value-type="string" office:string-value="B1.522 Landes des dunes côtières françaises à Bruyère" calcext:value-type="string">
            <text:p>B1.522 Landes des dunes côtières françaises à Bruyère</text:p>
          </table:table-cell>
          <table:table-cell table:number-columns-repeated="1019"/>
        </table:table-row>
        <table:table-row table:style-name="ro1">
          <table:table-cell table:style-name="ce6" office:value-type="float" office:value="10852" calcext:value-type="float">
            <text:p>10852</text:p>
          </table:table-cell>
          <table:table-cell table:style-name="ce49" office:value-type="string" calcext:value-type="string">
            <text:p>B1.524</text:p>
          </table:table-cell>
          <table:table-cell table:style-name="ce6" office:value-type="string" calcext:value-type="string">
            <text:p>Landes des dunes côtières françaises à Bruyère cendré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04]&amp;&quot; &quot;&amp;[.C104])" office:value-type="string" office:string-value="B1.524 Landes des dunes côtières françaises à Bruyère cendrée" calcext:value-type="string">
            <text:p>B1.524 Landes des dunes côtières françaises à Bruyère cendrée</text:p>
          </table:table-cell>
          <table:table-cell table:number-columns-repeated="1019"/>
        </table:table-row>
        <table:table-row table:style-name="ro1">
          <table:table-cell table:style-name="ce6" office:value-type="float" office:value="10853" calcext:value-type="float">
            <text:p>10853</text:p>
          </table:table-cell>
          <table:table-cell table:style-name="ce49" office:value-type="string" calcext:value-type="string">
            <text:p>B1.525</text:p>
          </table:table-cell>
          <table:table-cell table:style-name="ce6" office:value-type="string" calcext:value-type="string">
            <text:p>Landes des dunes côtières françaises à Bruyère cilié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05]&amp;&quot; &quot;&amp;[.C105])" office:value-type="string" office:string-value="B1.525 Landes des dunes côtières françaises à Bruyère ciliée" calcext:value-type="string">
            <text:p>B1.525 Landes des dunes côtières françaises à Bruyère ciliée</text:p>
          </table:table-cell>
          <table:table-cell table:number-columns-repeated="1019"/>
        </table:table-row>
        <table:table-row table:style-name="ro1">
          <table:table-cell table:style-name="ce9" office:value-type="float" office:value="1635" calcext:value-type="float">
            <text:p>1635</text:p>
          </table:table-cell>
          <table:table-cell table:style-name="ce9" office:value-type="string" calcext:value-type="string">
            <text:p>B1.6</text:p>
          </table:table-cell>
          <table:table-cell table:style-name="ce59" office:value-type="string" calcext:value-type="string">
            <text:p>Fruticées des dunes côtières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06]&amp;&quot; &quot;&amp;[.C106])" office:value-type="string" office:string-value="B1.6 Fruticées des dunes côtières" calcext:value-type="string">
            <text:p>B1.6 Fruticées des dunes côtières</text:p>
          </table:table-cell>
          <table:table-cell table:number-columns-repeated="1019"/>
        </table:table-row>
        <table:table-row table:style-name="ro1">
          <table:table-cell table:style-name="ce10" office:value-type="float" office:value="4839" calcext:value-type="float">
            <text:p>4839</text:p>
          </table:table-cell>
          <table:table-cell table:style-name="ce10" office:value-type="string" calcext:value-type="string">
            <text:p>B1.61</text:p>
          </table:table-cell>
          <table:table-cell table:style-name="ce60" office:value-type="string" calcext:value-type="string">
            <text:p>Fourrés des dunes côtiè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07]&amp;&quot; &quot;&amp;[.C107])" office:value-type="string" office:string-value="B1.61 Fourrés des dunes côtières" calcext:value-type="string">
            <text:p>B1.61 Fourrés des dunes côtières</text:p>
          </table:table-cell>
          <table:table-cell table:number-columns-repeated="1019"/>
        </table:table-row>
        <table:table-row table:style-name="ro1">
          <table:table-cell table:style-name="ce6" office:value-type="float" office:value="10857" calcext:value-type="float">
            <text:p>10857</text:p>
          </table:table-cell>
          <table:table-cell table:style-name="ce49" office:value-type="string" calcext:value-type="string">
            <text:p>B1.611</text:p>
          </table:table-cell>
          <table:table-cell table:style-name="ce6" office:value-type="string" calcext:value-type="string">
            <text:p>Fourrés dunaires à <text:s/>Hippophae rhamnoides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08]&amp;&quot; &quot;&amp;[.C108])" office:value-type="string" office:string-value="B1.611 Fourrés dunaires à  Hippophae rhamnoides " calcext:value-type="string">
            <text:p>B1.611 Fourrés dunaires à <text:s/>Hippophae rhamnoides </text:p>
          </table:table-cell>
          <table:table-cell table:number-columns-repeated="1019"/>
        </table:table-row>
        <table:table-row table:style-name="ro1">
          <table:table-cell table:style-name="ce10" office:value-type="float" office:value="4846" calcext:value-type="float">
            <text:p>4846</text:p>
          </table:table-cell>
          <table:table-cell table:style-name="ce10" office:value-type="string" calcext:value-type="string">
            <text:p>B1.62</text:p>
          </table:table-cell>
          <table:table-cell table:style-name="ce60" office:value-type="string" calcext:value-type="string">
            <text:p>Tapis de Salix arenari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09]&amp;&quot; &quot;&amp;[.C109])" office:value-type="string" office:string-value="B1.62 Tapis de Salix arenaria" calcext:value-type="string">
            <text:p>B1.62 Tapis de Salix arenaria</text:p>
          </table:table-cell>
          <table:table-cell table:number-columns-repeated="1019"/>
        </table:table-row>
        <table:table-row table:style-name="ro1">
          <table:table-cell table:style-name="ce10" office:value-type="float" office:value="4847" calcext:value-type="float">
            <text:p>4847</text:p>
          </table:table-cell>
          <table:table-cell table:style-name="ce10" office:value-type="string" calcext:value-type="string">
            <text:p>B1.63</text:p>
          </table:table-cell>
          <table:table-cell table:style-name="ce60" office:value-type="string" calcext:value-type="string">
            <text:p>Fourrés dunaires à Juniperu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10]&amp;&quot; &quot;&amp;[.C110])" office:value-type="string" office:string-value="B1.63 Fourrés dunaires à Juniperus" calcext:value-type="string">
            <text:p>B1.63 Fourrés dunaires à Juniperus</text:p>
          </table:table-cell>
          <table:table-cell table:number-columns-repeated="1019"/>
        </table:table-row>
        <table:table-row table:style-name="ro1">
          <table:table-cell table:style-name="ce10" office:value-type="float" office:value="4852" calcext:value-type="float">
            <text:p>4852</text:p>
          </table:table-cell>
          <table:table-cell table:style-name="ce10" office:value-type="string" calcext:value-type="string">
            <text:p>B1.64</text:p>
          </table:table-cell>
          <table:table-cell table:style-name="ce60" office:value-type="string" calcext:value-type="string">
            <text:p>Fourrés et fruticées dunaires sclérophyll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11]&amp;&quot; &quot;&amp;[.C111])" office:value-type="string" office:string-value="B1.64 Fourrés et fruticées dunaires sclérophylles" calcext:value-type="string">
            <text:p>B1.64 Fourrés et fruticées dunaires sclérophylles</text:p>
          </table:table-cell>
          <table:table-cell table:number-columns-repeated="1019"/>
        </table:table-row>
        <table:table-row table:style-name="ro1">
          <table:table-cell table:style-name="ce10" office:value-type="float" office:value="4853" calcext:value-type="float">
            <text:p>4853</text:p>
          </table:table-cell>
          <table:table-cell table:style-name="ce10" office:value-type="string" calcext:value-type="string">
            <text:p>B1.65</text:p>
          </table:table-cell>
          <table:table-cell table:style-name="ce60" office:value-type="string" calcext:value-type="string">
            <text:p>Fourrés des dunes côtières à Ros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12]&amp;&quot; &quot;&amp;[.C112])" office:value-type="string" office:string-value="B1.65 Fourrés des dunes côtières à Rosa" calcext:value-type="string">
            <text:p>B1.65 Fourrés des dunes côtières à Rosa</text:p>
          </table:table-cell>
          <table:table-cell table:number-columns-repeated="1019"/>
        </table:table-row>
        <table:table-row table:style-name="ro1">
          <table:table-cell table:style-name="ce9" office:value-type="float" office:value="1639" calcext:value-type="float">
            <text:p>1639</text:p>
          </table:table-cell>
          <table:table-cell table:style-name="ce9" office:value-type="string" calcext:value-type="string">
            <text:p>B1.7</text:p>
          </table:table-cell>
          <table:table-cell table:style-name="ce59" office:value-type="string" calcext:value-type="string">
            <text:p>Dunes côtières boisées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13]&amp;&quot; &quot;&amp;[.C113])" office:value-type="string" office:string-value="B1.7 Dunes côtières boisées" calcext:value-type="string">
            <text:p>B1.7 Dunes côtières boisées</text:p>
          </table:table-cell>
          <table:table-cell table:number-columns-repeated="1019"/>
        </table:table-row>
        <table:table-row table:style-name="ro4">
          <table:table-cell table:style-name="ce10" office:value-type="float" office:value="4855" calcext:value-type="float">
            <text:p>4855</text:p>
          </table:table-cell>
          <table:table-cell table:style-name="ce10" office:value-type="string" calcext:value-type="string">
            <text:p>B1.72</text:p>
          </table:table-cell>
          <table:table-cell table:style-name="ce60" office:value-type="string" calcext:value-type="string">
            <text:p>Dunes côtières brunes couvertes de forêts caducifoliées (Fagus, Betula, Quercus)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14]&amp;&quot; &quot;&amp;[.C114])" office:value-type="string" office:string-value="B1.72 Dunes côtières brunes couvertes de forêts caducifoliées (Fagus, Betula, Quercus)" calcext:value-type="string">
            <text:p>B1.72 Dunes côtières brunes couvertes de forêts caducifoliées (Fagus, Betula, Quercus)</text:p>
          </table:table-cell>
          <table:table-cell table:number-columns-repeated="1019"/>
        </table:table-row>
        <table:table-row table:style-name="ro4">
          <table:table-cell table:style-name="ce10" office:value-type="float" office:value="4857" calcext:value-type="float">
            <text:p>4857</text:p>
          </table:table-cell>
          <table:table-cell table:style-name="ce10" office:value-type="string" calcext:value-type="string">
            <text:p>B1.74</text:p>
          </table:table-cell>
          <table:table-cell table:style-name="ce60" office:value-type="string" calcext:value-type="string">
            <text:p>Dunes côtières brunes couvertes naturellement ou quasi naturellement de pins thermophil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15]&amp;&quot; &quot;&amp;[.C115])" office:value-type="string" office:string-value="B1.74 Dunes côtières brunes couvertes naturellement ou quasi naturellement de pins thermophiles" calcext:value-type="string">
            <text:p>B1.74 Dunes côtières brunes couvertes naturellement ou quasi naturellement de pins thermophiles</text:p>
          </table:table-cell>
          <table:table-cell table:number-columns-repeated="1019"/>
        </table:table-row>
        <table:table-row table:style-name="ro1">
          <table:table-cell table:style-name="ce9" office:value-type="float" office:value="1643" calcext:value-type="float">
            <text:p>1643</text:p>
          </table:table-cell>
          <table:table-cell table:style-name="ce9" office:value-type="string" calcext:value-type="string">
            <text:p>B1.8</text:p>
          </table:table-cell>
          <table:table-cell table:style-name="ce59" office:value-type="string" calcext:value-type="string">
            <text:p>Pannes dunaires mouilleuses et humides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16]&amp;&quot; &quot;&amp;[.C116])" office:value-type="string" office:string-value="B1.8 Pannes dunaires mouilleuses et humides" calcext:value-type="string">
            <text:p>B1.8 Pannes dunaires mouilleuses et humides</text:p>
          </table:table-cell>
          <table:table-cell table:number-columns-repeated="1019"/>
        </table:table-row>
        <table:table-row table:style-name="ro1">
          <table:table-cell table:style-name="ce10" office:value-type="float" office:value="4877" calcext:value-type="float">
            <text:p>4877</text:p>
          </table:table-cell>
          <table:table-cell table:style-name="ce10" office:value-type="string" calcext:value-type="string">
            <text:p>B1.81</text:p>
          </table:table-cell>
          <table:table-cell table:style-name="ce60" office:value-type="string" calcext:value-type="string">
            <text:p>Mares des pannes dunai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17]&amp;&quot; &quot;&amp;[.C117])" office:value-type="string" office:string-value="B1.81 Mares des pannes dunaires" calcext:value-type="string">
            <text:p>B1.81 Mares des pannes dunaires</text:p>
          </table:table-cell>
          <table:table-cell table:number-columns-repeated="1019"/>
        </table:table-row>
        <table:table-row table:style-name="ro1">
          <table:table-cell table:style-name="ce10" office:value-type="float" office:value="4878" calcext:value-type="float">
            <text:p>4878</text:p>
          </table:table-cell>
          <table:table-cell table:style-name="ce10" office:value-type="string" calcext:value-type="string">
            <text:p>B1.82</text:p>
          </table:table-cell>
          <table:table-cell table:style-name="ce60" office:value-type="string" calcext:value-type="string">
            <text:p>Gazons pionniers des pannes dunai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18]&amp;&quot; &quot;&amp;[.C118])" office:value-type="string" office:string-value="B1.82 Gazons pionniers des pannes dunaires" calcext:value-type="string">
            <text:p>B1.82 Gazons pionniers des pannes dunaires</text:p>
          </table:table-cell>
          <table:table-cell table:number-columns-repeated="1019"/>
        </table:table-row>
        <table:table-row table:style-name="ro1">
          <table:table-cell table:style-name="ce10" office:value-type="float" office:value="4879" calcext:value-type="float">
            <text:p>4879</text:p>
          </table:table-cell>
          <table:table-cell table:style-name="ce10" office:value-type="string" calcext:value-type="string">
            <text:p>B1.83</text:p>
          </table:table-cell>
          <table:table-cell table:style-name="ce60" office:value-type="string" calcext:value-type="string">
            <text:p>Bas-marais des pannes dunai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19]&amp;&quot; &quot;&amp;[.C119])" office:value-type="string" office:string-value="B1.83 Bas-marais des pannes dunaires" calcext:value-type="string">
            <text:p>B1.83 Bas-marais des pannes dunaires</text:p>
          </table:table-cell>
          <table:table-cell table:number-columns-repeated="1019"/>
        </table:table-row>
        <table:table-row table:style-name="ro1">
          <table:table-cell table:style-name="ce10" office:value-type="float" office:value="4880" calcext:value-type="float">
            <text:p>4880</text:p>
          </table:table-cell>
          <table:table-cell table:style-name="ce10" office:value-type="string" calcext:value-type="string">
            <text:p>B1.84</text:p>
          </table:table-cell>
          <table:table-cell table:style-name="ce60" office:value-type="string" calcext:value-type="string">
            <text:p>Prairies et landes des pannes dunai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20]&amp;&quot; &quot;&amp;[.C120])" office:value-type="string" office:string-value="B1.84 Prairies et landes des pannes dunaires" calcext:value-type="string">
            <text:p>B1.84 Prairies et landes des pannes dunaires</text:p>
          </table:table-cell>
          <table:table-cell table:number-columns-repeated="1019"/>
        </table:table-row>
        <table:table-row table:style-name="ro1">
          <table:table-cell table:style-name="ce10" office:value-type="float" office:value="4881" calcext:value-type="float">
            <text:p>4881</text:p>
          </table:table-cell>
          <table:table-cell table:style-name="ce10" office:value-type="string" calcext:value-type="string">
            <text:p>B1.85</text:p>
          </table:table-cell>
          <table:table-cell table:style-name="ce60" office:value-type="string" calcext:value-type="string">
            <text:p>Roselières, cariçaies et cannaies des pannes dunai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21]&amp;&quot; &quot;&amp;[.C121])" office:value-type="string" office:string-value="B1.85 Roselières, cariçaies et cannaies des pannes dunaires" calcext:value-type="string">
            <text:p>B1.85 Roselières, cariçaies et cannaies des pannes dunaires</text:p>
          </table:table-cell>
          <table:table-cell table:number-columns-repeated="1019"/>
        </table:table-row>
        <table:table-row table:style-name="ro4">
          <table:table-cell table:style-name="ce10" office:value-type="float" office:value="4882" calcext:value-type="float">
            <text:p>4882</text:p>
          </table:table-cell>
          <table:table-cell table:style-name="ce10" office:value-type="string" calcext:value-type="string">
            <text:p>B1.86</text:p>
          </table:table-cell>
          <table:table-cell table:style-name="ce60" office:value-type="string" calcext:value-type="string">
            <text:p>Dunes côtières : pannes dunaires humides dominées par des arbustes ou des arb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22]&amp;&quot; &quot;&amp;[.C122])" office:value-type="string" office:string-value="B1.86 Dunes côtières : pannes dunaires humides dominées par des arbustes ou des arbres" calcext:value-type="string">
            <text:p>B1.86 Dunes côtières : pannes dunaires humides dominées par des arbustes ou des arbres</text:p>
          </table:table-cell>
          <table:table-cell table:number-columns-repeated="1019"/>
        </table:table-row>
        <table:table-row table:style-name="ro3">
          <table:table-cell table:style-name="ce8" office:value-type="float" office:value="589" calcext:value-type="float">
            <text:p>589</text:p>
          </table:table-cell>
          <table:table-cell table:style-name="ce8" office:value-type="string" calcext:value-type="string">
            <text:p>B2</text:p>
          </table:table-cell>
          <table:table-cell table:style-name="ce58" office:value-type="string" calcext:value-type="string">
            <text:p>Galets côtiers</text:p>
          </table:table-cell>
          <table:table-cell table:style-name="ce8" office:value-type="float" office:value="2" calcext:value-type="float">
            <text:p>2</text:p>
          </table:table-cell>
          <table:table-cell table:formula="of:=CONCATENATE([.B123]&amp;&quot; &quot;&amp;[.C123])" office:value-type="string" office:string-value="B2 Galets côtiers" calcext:value-type="string">
            <text:p>B2 Galets côtiers</text:p>
          </table:table-cell>
          <table:table-cell table:number-columns-repeated="1019"/>
        </table:table-row>
        <table:table-row table:style-name="ro1">
          <table:table-cell table:style-name="ce9" office:value-type="float" office:value="1650" calcext:value-type="float">
            <text:p>1650</text:p>
          </table:table-cell>
          <table:table-cell table:style-name="ce9" office:value-type="string" calcext:value-type="string">
            <text:p>B2.1</text:p>
          </table:table-cell>
          <table:table-cell table:style-name="ce59" office:value-type="string" calcext:value-type="string">
            <text:p>Laisses de mer des plages de galets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24]&amp;&quot; &quot;&amp;[.C124])" office:value-type="string" office:string-value="B2.1 Laisses de mer des plages de galets" calcext:value-type="string">
            <text:p>B2.1 Laisses de mer des plages de galets</text:p>
          </table:table-cell>
          <table:table-cell table:number-columns-repeated="1019"/>
        </table:table-row>
        <table:table-row table:style-name="ro1">
          <table:table-cell table:style-name="ce10" office:value-type="float" office:value="4918" calcext:value-type="float">
            <text:p>4918</text:p>
          </table:table-cell>
          <table:table-cell table:style-name="ce10" office:value-type="string" calcext:value-type="string">
            <text:p>B2.12</text:p>
          </table:table-cell>
          <table:table-cell table:style-name="ce60" office:value-type="string" calcext:value-type="string">
            <text:p>Laisses de mer des plages de galets atlantiques et baltiqu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25]&amp;&quot; &quot;&amp;[.C125])" office:value-type="string" office:string-value="B2.12 Laisses de mer des plages de galets atlantiques et baltiques" calcext:value-type="string">
            <text:p>B2.12 Laisses de mer des plages de galets atlantiques et baltiques</text:p>
          </table:table-cell>
          <table:table-cell table:number-columns-repeated="1019"/>
        </table:table-row>
        <table:table-row table:style-name="ro1">
          <table:table-cell table:style-name="ce10" office:value-type="float" office:value="4920" calcext:value-type="float">
            <text:p>4920</text:p>
          </table:table-cell>
          <table:table-cell table:style-name="ce10" office:value-type="string" calcext:value-type="string">
            <text:p>B2.14</text:p>
          </table:table-cell>
          <table:table-cell table:style-name="ce60" office:value-type="string" calcext:value-type="string">
            <text:p>Biocénoses des laisses de mer à dessiccation lente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26]&amp;&quot; &quot;&amp;[.C126])" office:value-type="string" office:string-value="B2.14 Biocénoses des laisses de mer à dessiccation lente" calcext:value-type="string">
            <text:p>B2.14 Biocénoses des laisses de mer à dessiccation lente</text:p>
          </table:table-cell>
          <table:table-cell table:number-columns-repeated="1019"/>
        </table:table-row>
        <table:table-row table:style-name="ro4">
          <table:table-cell table:style-name="ce9" office:value-type="float" office:value="1654" calcext:value-type="float">
            <text:p>1654</text:p>
          </table:table-cell>
          <table:table-cell table:style-name="ce9" office:value-type="string" calcext:value-type="string">
            <text:p>B2.2</text:p>
          </table:table-cell>
          <table:table-cell table:style-name="ce59" office:value-type="string" calcext:value-type="string">
            <text:p>Plages de galets mobiles sans végétation au-dessus du niveau des laisses de mer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27]&amp;&quot; &quot;&amp;[.C127])" office:value-type="string" office:string-value="B2.2 Plages de galets mobiles sans végétation au-dessus du niveau des laisses de mer" calcext:value-type="string">
            <text:p>B2.2 Plages de galets mobiles sans végétation au-dessus du niveau des laisses de mer</text:p>
          </table:table-cell>
          <table:table-cell table:number-columns-repeated="1019"/>
        </table:table-row>
        <table:table-row table:style-name="ro4">
          <table:table-cell table:style-name="ce9" office:value-type="float" office:value="1657" calcext:value-type="float">
            <text:p>1657</text:p>
          </table:table-cell>
          <table:table-cell table:style-name="ce9" office:value-type="string" calcext:value-type="string">
            <text:p>B2.3</text:p>
          </table:table-cell>
          <table:table-cell table:style-name="ce59" office:value-type="string" calcext:value-type="string">
            <text:p>Partie supérieure des plages de galets avec végétation ouverte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28]&amp;&quot; &quot;&amp;[.C128])" office:value-type="string" office:string-value="B2.3 Partie supérieure des plages de galets avec végétation ouverte" calcext:value-type="string">
            <text:p>B2.3 Partie supérieure des plages de galets avec végétation ouverte</text:p>
          </table:table-cell>
          <table:table-cell table:number-columns-repeated="1019"/>
        </table:table-row>
        <table:table-row table:style-name="ro1">
          <table:table-cell table:style-name="ce10" office:value-type="float" office:value="4930" calcext:value-type="float">
            <text:p>4930</text:p>
          </table:table-cell>
          <table:table-cell table:style-name="ce10" office:value-type="string" calcext:value-type="string">
            <text:p>B2.32</text:p>
          </table:table-cell>
          <table:table-cell table:style-name="ce60" office:value-type="string" calcext:value-type="string">
            <text:p>Communautés de la Manche à Crambe maritim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29]&amp;&quot; &quot;&amp;[.C129])" office:value-type="string" office:string-value="B2.32 Communautés de la Manche à Crambe maritima" calcext:value-type="string">
            <text:p>B2.32 Communautés de la Manche à Crambe maritima</text:p>
          </table:table-cell>
          <table:table-cell table:number-columns-repeated="1019"/>
        </table:table-row>
        <table:table-row table:style-name="ro1">
          <table:table-cell table:style-name="ce10" office:value-type="float" office:value="4931" calcext:value-type="float">
            <text:p>4931</text:p>
          </table:table-cell>
          <table:table-cell table:style-name="ce10" office:value-type="string" calcext:value-type="string">
            <text:p>B2.33</text:p>
          </table:table-cell>
          <table:table-cell table:style-name="ce60" office:value-type="string" calcext:value-type="string">
            <text:p>Communautés atlantiques à Crambe maritim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30]&amp;&quot; &quot;&amp;[.C130])" office:value-type="string" office:string-value="B2.33 Communautés atlantiques à Crambe maritima" calcext:value-type="string">
            <text:p>B2.33 Communautés atlantiques à Crambe maritima</text:p>
          </table:table-cell>
          <table:table-cell table:number-columns-repeated="1019"/>
        </table:table-row>
        <table:table-row table:style-name="ro4">
          <table:table-cell table:style-name="ce10" office:value-type="float" office:value="4944" calcext:value-type="float">
            <text:p>4944</text:p>
          </table:table-cell>
          <table:table-cell table:style-name="ce10" office:value-type="string" calcext:value-type="string">
            <text:p>B2.34</text:p>
          </table:table-cell>
          <table:table-cell table:style-name="ce60" office:value-type="string" calcext:value-type="string">
            <text:p>Communautés pionnières des plages de graviers et de galet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31]&amp;&quot; &quot;&amp;[.C131])" office:value-type="string" office:string-value="B2.34 Communautés pionnières des plages de graviers et de galets" calcext:value-type="string">
            <text:p>B2.34 Communautés pionnières des plages de graviers et de galets</text:p>
          </table:table-cell>
          <table:table-cell table:number-columns-repeated="1019"/>
        </table:table-row>
        <table:table-row table:style-name="ro1">
          <table:table-cell table:style-name="ce9" office:value-type="float" office:value="1659" calcext:value-type="float">
            <text:p>1659</text:p>
          </table:table-cell>
          <table:table-cell table:style-name="ce9" office:value-type="string" calcext:value-type="string">
            <text:p>B2.4</text:p>
          </table:table-cell>
          <table:table-cell table:style-name="ce59" office:value-type="string" calcext:value-type="string">
            <text:p>Plages de galets fixées à végétation herbacée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32]&amp;&quot; &quot;&amp;[.C132])" office:value-type="string" office:string-value="B2.4 Plages de galets fixées à végétation herbacée" calcext:value-type="string">
            <text:p>B2.4 Plages de galets fixées à végétation herbacée</text:p>
          </table:table-cell>
          <table:table-cell table:number-columns-repeated="1019"/>
        </table:table-row>
        <table:table-row table:style-name="ro1">
          <table:table-cell table:style-name="ce10" office:value-type="float" office:value="4945" calcext:value-type="float">
            <text:p>4945</text:p>
          </table:table-cell>
          <table:table-cell table:style-name="ce10" office:value-type="string" calcext:value-type="string">
            <text:p>B2.41</text:p>
          </table:table-cell>
          <table:table-cell table:style-name="ce60" office:value-type="string" calcext:value-type="string">
            <text:p>Prairies des bancs de graviers eurosibérien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33]&amp;&quot; &quot;&amp;[.C133])" office:value-type="string" office:string-value="B2.41 Prairies des bancs de graviers eurosibériens" calcext:value-type="string">
            <text:p>B2.41 Prairies des bancs de graviers eurosibériens</text:p>
          </table:table-cell>
          <table:table-cell table:number-columns-repeated="1019"/>
        </table:table-row>
        <table:table-row table:style-name="ro1">
          <table:table-cell table:style-name="ce9" office:value-type="float" office:value="1660" calcext:value-type="float">
            <text:p>1660</text:p>
          </table:table-cell>
          <table:table-cell table:style-name="ce9" office:value-type="string" calcext:value-type="string">
            <text:p>B2.5</text:p>
          </table:table-cell>
          <table:table-cell table:style-name="ce59" office:value-type="string" calcext:value-type="string">
            <text:p>Plages de galets et de graviers à arbustes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34]&amp;&quot; &quot;&amp;[.C134])" office:value-type="string" office:string-value="B2.5 Plages de galets et de graviers à arbustes" calcext:value-type="string">
            <text:p>B2.5 Plages de galets et de graviers à arbustes</text:p>
          </table:table-cell>
          <table:table-cell table:number-columns-repeated="1019"/>
        </table:table-row>
        <table:table-row table:style-name="ro1">
          <table:table-cell table:style-name="ce10" office:value-type="float" office:value="4946" calcext:value-type="float">
            <text:p>4946</text:p>
          </table:table-cell>
          <table:table-cell table:style-name="ce10" office:value-type="string" calcext:value-type="string">
            <text:p>B2.51</text:p>
          </table:table-cell>
          <table:table-cell table:style-name="ce60" office:value-type="string" calcext:value-type="string">
            <text:p>Landes des bancs de graviers eurosibérien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35]&amp;&quot; &quot;&amp;[.C135])" office:value-type="string" office:string-value="B2.51 Landes des bancs de graviers eurosibériens" calcext:value-type="string">
            <text:p>B2.51 Landes des bancs de graviers eurosibériens</text:p>
          </table:table-cell>
          <table:table-cell table:number-columns-repeated="1019"/>
        </table:table-row>
        <table:table-row table:style-name="ro1">
          <table:table-cell table:style-name="ce9" office:value-type="float" office:value="1661" calcext:value-type="float">
            <text:p>1661</text:p>
          </table:table-cell>
          <table:table-cell table:style-name="ce9" office:value-type="string" calcext:value-type="string">
            <text:p>B2.6</text:p>
          </table:table-cell>
          <table:table-cell table:style-name="ce59" office:value-type="string" calcext:value-type="string">
            <text:p>Boisements des plages de galets et de graviers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36]&amp;&quot; &quot;&amp;[.C136])" office:value-type="string" office:string-value="B2.6 Boisements des plages de galets et de graviers" calcext:value-type="string">
            <text:p>B2.6 Boisements des plages de galets et de graviers</text:p>
          </table:table-cell>
          <table:table-cell table:number-columns-repeated="1019"/>
        </table:table-row>
        <table:table-row table:style-name="ro7">
          <table:table-cell table:style-name="ce8" office:value-type="float" office:value="585" calcext:value-type="float">
            <text:p>585</text:p>
          </table:table-cell>
          <table:table-cell table:style-name="ce8" office:value-type="string" calcext:value-type="string">
            <text:p>B3</text:p>
          </table:table-cell>
          <table:table-cell table:style-name="ce58" office:value-type="string" calcext:value-type="string">
            <text:p>Falaises, corniches et rivages rocheux, incluant le supralittoral</text:p>
          </table:table-cell>
          <table:table-cell table:style-name="ce8" office:value-type="float" office:value="2" calcext:value-type="float">
            <text:p>2</text:p>
          </table:table-cell>
          <table:table-cell table:formula="of:=CONCATENATE([.B137]&amp;&quot; &quot;&amp;[.C137])" office:value-type="string" office:string-value="B3 Falaises, corniches et rivages rocheux, incluant le supralittoral" calcext:value-type="string">
            <text:p>B3 Falaises, corniches et rivages rocheux, incluant le supralittoral</text:p>
          </table:table-cell>
          <table:table-cell table:number-columns-repeated="1019"/>
        </table:table-row>
        <table:table-row table:style-name="ro1">
          <table:table-cell table:style-name="ce9" office:value-type="float" office:value="1622" calcext:value-type="float">
            <text:p>1622</text:p>
          </table:table-cell>
          <table:table-cell table:style-name="ce9" office:value-type="string" calcext:value-type="string">
            <text:p>B3.1</text:p>
          </table:table-cell>
          <table:table-cell table:style-name="ce59" office:value-type="string" calcext:value-type="string">
            <text:p>Roche supralittorale (zone à lichens ou à embruns)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38]&amp;&quot; &quot;&amp;[.C138])" office:value-type="string" office:string-value="B3.1 Roche supralittorale (zone à lichens ou à embruns)" calcext:value-type="string">
            <text:p>B3.1 Roche supralittorale (zone à lichens ou à embruns)</text:p>
          </table:table-cell>
          <table:table-cell table:number-columns-repeated="1019"/>
        </table:table-row>
        <table:table-row table:style-name="ro4">
          <table:table-cell table:style-name="ce10" office:value-type="float" office:value="4787" calcext:value-type="float">
            <text:p>4787</text:p>
          </table:table-cell>
          <table:table-cell table:style-name="ce10" office:value-type="string" calcext:value-type="string">
            <text:p>B3.11</text:p>
          </table:table-cell>
          <table:table-cell table:style-name="ce60" office:value-type="string" calcext:value-type="string">
            <text:p>Lichens ou petites algues vertes sur roche du supralittoral et de la frange littorale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39]&amp;&quot; &quot;&amp;[.C139])" office:value-type="string" office:string-value="B3.11 Lichens ou petites algues vertes sur roche du supralittoral et de la frange littorale" calcext:value-type="string">
            <text:p>B3.11 Lichens ou petites algues vertes sur roche du supralittoral et de la frange littorale</text:p>
          </table:table-cell>
          <table:table-cell table:number-columns-repeated="1019"/>
        </table:table-row>
        <table:table-row table:style-name="ro1">
          <table:table-cell table:style-name="ce6" office:value-type="float" office:value="10827" calcext:value-type="float">
            <text:p>10827</text:p>
          </table:table-cell>
          <table:table-cell table:style-name="ce49" office:value-type="string" calcext:value-type="string">
            <text:p>B3.111</text:p>
          </table:table-cell>
          <table:table-cell table:style-name="ce6" office:value-type="string" calcext:value-type="string">
            <text:p>Lichens jaunes et gris sur roche supralittoral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40]&amp;&quot; &quot;&amp;[.C140])" office:value-type="string" office:string-value="B3.111 Lichens jaunes et gris sur roche supralittorale" calcext:value-type="string">
            <text:p>B3.111 Lichens jaunes et gris sur roche supralittorale</text:p>
          </table:table-cell>
          <table:table-cell table:number-columns-repeated="1019"/>
        </table:table-row>
        <table:table-row table:style-name="ro4">
          <table:table-cell table:style-name="ce10" office:value-type="float" office:value="4858" calcext:value-type="float">
            <text:p>4858</text:p>
          </table:table-cell>
          <table:table-cell table:style-name="ce10" office:value-type="string" calcext:value-type="string">
            <text:p>B3.12</text:p>
          </table:table-cell>
          <table:table-cell table:style-name="ce60" office:value-type="string" calcext:value-type="string">
            <text:p>Formations rocheuses et îlots au-dessus du niveau de la marée haute dans la zone à embrun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41]&amp;&quot; &quot;&amp;[.C141])" office:value-type="string" office:string-value="B3.12 Formations rocheuses et îlots au-dessus du niveau de la marée haute dans la zone à embruns" calcext:value-type="string">
            <text:p>B3.12 Formations rocheuses et îlots au-dessus du niveau de la marée haute dans la zone à embruns</text:p>
          </table:table-cell>
          <table:table-cell table:number-columns-repeated="1019"/>
        </table:table-row>
        <table:table-row table:style-name="ro4">
          <table:table-cell table:style-name="ce9" office:value-type="float" office:value="1644" calcext:value-type="float">
            <text:p>1644</text:p>
          </table:table-cell>
          <table:table-cell table:style-name="ce9" office:value-type="string" calcext:value-type="string">
            <text:p>B3.2</text:p>
          </table:table-cell>
          <table:table-cell table:style-name="ce59" office:value-type="string" calcext:value-type="string">
            <text:p>Falaises, corniches, rivages et îlots rocheux sans végétation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42]&amp;&quot; &quot;&amp;[.C142])" office:value-type="string" office:string-value="B3.2 Falaises, corniches, rivages et îlots rocheux sans végétation" calcext:value-type="string">
            <text:p>B3.2 Falaises, corniches, rivages et îlots rocheux sans végétation</text:p>
          </table:table-cell>
          <table:table-cell table:number-columns-repeated="1019"/>
        </table:table-row>
        <table:table-row table:style-name="ro1">
          <table:table-cell table:style-name="ce10" office:value-type="float" office:value="4885" calcext:value-type="float">
            <text:p>4885</text:p>
          </table:table-cell>
          <table:table-cell table:style-name="ce10" office:value-type="string" calcext:value-type="string">
            <text:p>B3.23</text:p>
          </table:table-cell>
          <table:table-cell table:style-name="ce60" office:value-type="string" calcext:value-type="string">
            <text:p>Falaises littorales et rivages rocheux atlantiques tempéré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43]&amp;&quot; &quot;&amp;[.C143])" office:value-type="string" office:string-value="B3.23 Falaises littorales et rivages rocheux atlantiques tempérés" calcext:value-type="string">
            <text:p>B3.23 Falaises littorales et rivages rocheux atlantiques tempérés</text:p>
          </table:table-cell>
          <table:table-cell table:number-columns-repeated="1019"/>
        </table:table-row>
        <table:table-row table:style-name="ro4">
          <table:table-cell table:style-name="ce10" office:value-type="float" office:value="4910" calcext:value-type="float">
            <text:p>4910</text:p>
          </table:table-cell>
          <table:table-cell table:style-name="ce10" office:value-type="string" calcext:value-type="string">
            <text:p>B3.26</text:p>
          </table:table-cell>
          <table:table-cell table:style-name="ce60" office:value-type="string" calcext:value-type="string">
            <text:p>Falaises marines et littoraux rocheux méditerranéo-pontiqu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44]&amp;&quot; &quot;&amp;[.C144])" office:value-type="string" office:string-value="B3.26 Falaises marines et littoraux rocheux méditerranéo-pontiques" calcext:value-type="string">
            <text:p>B3.26 Falaises marines et littoraux rocheux méditerranéo-pontiques</text:p>
          </table:table-cell>
          <table:table-cell table:number-columns-repeated="1019"/>
        </table:table-row>
        <table:table-row table:style-name="ro4">
          <table:table-cell table:style-name="ce10" office:value-type="float" office:value="4911" calcext:value-type="float">
            <text:p>4911</text:p>
          </table:table-cell>
          <table:table-cell table:style-name="ce10" office:value-type="string" calcext:value-type="string">
            <text:p>B3.27</text:p>
          </table:table-cell>
          <table:table-cell table:style-name="ce60" office:value-type="string" calcext:value-type="string">
            <text:p>Empilements rocheux et îlots au-dessus de la zone à embrun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45]&amp;&quot; &quot;&amp;[.C145])" office:value-type="string" office:string-value="B3.27 Empilements rocheux et îlots au-dessus de la zone à embruns" calcext:value-type="string">
            <text:p>B3.27 Empilements rocheux et îlots au-dessus de la zone à embruns</text:p>
          </table:table-cell>
          <table:table-cell table:number-columns-repeated="1019"/>
        </table:table-row>
        <table:table-row table:style-name="ro1">
          <table:table-cell table:style-name="ce9" office:value-type="float" office:value="1651" calcext:value-type="float">
            <text:p>1651</text:p>
          </table:table-cell>
          <table:table-cell table:style-name="ce9" office:value-type="string" calcext:value-type="string">
            <text:p>B3.3</text:p>
          </table:table-cell>
          <table:table-cell table:style-name="ce59" office:value-type="string" calcext:value-type="string">
            <text:p>Falaises, corniches et rivages rocheux à Angiospermes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46]&amp;&quot; &quot;&amp;[.C146])" office:value-type="string" office:string-value="B3.3 Falaises, corniches et rivages rocheux à Angiospermes" calcext:value-type="string">
            <text:p>B3.3 Falaises, corniches et rivages rocheux à Angiospermes</text:p>
          </table:table-cell>
          <table:table-cell table:number-columns-repeated="1019"/>
        </table:table-row>
        <table:table-row table:style-name="ro1">
          <table:table-cell table:style-name="ce10" office:value-type="float" office:value="4921" calcext:value-type="float">
            <text:p>4921</text:p>
          </table:table-cell>
          <table:table-cell table:style-name="ce10" office:value-type="string" calcext:value-type="string">
            <text:p>B3.31</text:p>
          </table:table-cell>
          <table:table-cell table:style-name="ce60" office:value-type="string" calcext:value-type="string">
            <text:p>Communautés des falaises littorales atlantiqu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47]&amp;&quot; &quot;&amp;[.C147])" office:value-type="string" office:string-value="B3.31 Communautés des falaises littorales atlantiques" calcext:value-type="string">
            <text:p>B3.31 Communautés des falaises littorales atlantiques</text:p>
          </table:table-cell>
          <table:table-cell table:number-columns-repeated="1019"/>
        </table:table-row>
        <table:table-row table:style-name="ro1">
          <table:table-cell table:style-name="ce10" office:value-type="float" office:value="4923" calcext:value-type="float">
            <text:p>4923</text:p>
          </table:table-cell>
          <table:table-cell table:style-name="ce10" office:value-type="string" calcext:value-type="string">
            <text:p>B3.33</text:p>
          </table:table-cell>
          <table:table-cell table:style-name="ce60" office:value-type="string" calcext:value-type="string">
            <text:p>Communautés des falaises littorales du domaine Téthyen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48]&amp;&quot; &quot;&amp;[.C148])" office:value-type="string" office:string-value="B3.33 Communautés des falaises littorales du domaine Téthyen" calcext:value-type="string">
            <text:p>B3.33 Communautés des falaises littorales du domaine Téthyen</text:p>
          </table:table-cell>
          <table:table-cell table:number-columns-repeated="1019"/>
        </table:table-row>
        <table:table-row table:style-name="ro1">
          <table:table-cell table:style-name="ce10" office:value-type="float" office:value="4779" calcext:value-type="float">
            <text:p>4779</text:p>
          </table:table-cell>
          <table:table-cell table:style-name="ce10" office:value-type="string" calcext:value-type="string">
            <text:p>B3.36</text:p>
          </table:table-cell>
          <table:table-cell table:style-name="ce60" office:value-type="string" calcext:value-type="string">
            <text:p>Communautés des falaises des lagunes littoral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49]&amp;&quot; &quot;&amp;[.C149])" office:value-type="string" office:string-value="B3.36 Communautés des falaises des lagunes littorales" calcext:value-type="string">
            <text:p>B3.36 Communautés des falaises des lagunes littorales</text:p>
          </table:table-cell>
          <table:table-cell table:number-columns-repeated="1019"/>
        </table:table-row>
        <table:table-row table:style-name="ro4">
          <table:table-cell table:style-name="ce9" office:value-type="float" office:value="1623" calcext:value-type="float">
            <text:p>1623</text:p>
          </table:table-cell>
          <table:table-cell table:style-name="ce9" office:value-type="string" calcext:value-type="string">
            <text:p>B3.4</text:p>
          </table:table-cell>
          <table:table-cell table:style-name="ce59" office:value-type="string" calcext:value-type="string">
            <text:p>Falaises littorales à substrat meuble, souvent avec un couvert végétal</text:p>
          </table:table-cell>
          <table:table-cell table:style-name="ce9" office:value-type="float" office:value="3" calcext:value-type="float">
            <text:p>3</text:p>
          </table:table-cell>
          <table:table-cell table:formula="of:=CONCATENATE([.B150]&amp;&quot; &quot;&amp;[.C150])" office:value-type="string" office:string-value="B3.4 Falaises littorales à substrat meuble, souvent avec un couvert végétal" calcext:value-type="string">
            <text:p>B3.4 Falaises littorales à substrat meuble, souvent avec un couvert végétal</text:p>
          </table:table-cell>
          <table:table-cell table:number-columns-repeated="1019"/>
        </table:table-row>
        <table:table-row table:style-name="ro2"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C</text:p>
          </table:table-cell>
          <table:table-cell table:style-name="ce61" office:value-type="string" calcext:value-type="string">
            <text:p>Eaux de surface continentales</text:p>
          </table:table-cell>
          <table:table-cell table:style-name="ce11" office:value-type="float" office:value="1" calcext:value-type="float">
            <text:p>1</text:p>
          </table:table-cell>
          <table:table-cell table:formula="of:=CONCATENATE([.B151]&amp;&quot; &quot;&amp;[.C151])" office:value-type="string" office:string-value="C Eaux de surface continentales" calcext:value-type="string">
            <text:p>C Eaux de surface continentales</text:p>
          </table:table-cell>
          <table:table-cell table:number-columns-repeated="1019"/>
        </table:table-row>
        <table:table-row table:style-name="ro3">
          <table:table-cell table:style-name="ce12" office:value-type="float" office:value="586" calcext:value-type="float">
            <text:p>586</text:p>
          </table:table-cell>
          <table:table-cell table:style-name="ce12" office:value-type="string" calcext:value-type="string">
            <text:p>C1</text:p>
          </table:table-cell>
          <table:table-cell table:style-name="ce62" office:value-type="string" calcext:value-type="string">
            <text:p>Eaux dormantes de surface</text:p>
          </table:table-cell>
          <table:table-cell table:style-name="ce12" office:value-type="float" office:value="2" calcext:value-type="float">
            <text:p>2</text:p>
          </table:table-cell>
          <table:table-cell table:formula="of:=CONCATENATE([.B152]&amp;&quot; &quot;&amp;[.C152])" office:value-type="string" office:string-value="C1 Eaux dormantes de surface" calcext:value-type="string">
            <text:p>C1 Eaux dormantes de surface</text:p>
          </table:table-cell>
          <table:table-cell table:number-columns-repeated="1019"/>
        </table:table-row>
        <table:table-row table:style-name="ro1">
          <table:table-cell table:style-name="ce13" office:value-type="float" office:value="1625" calcext:value-type="float">
            <text:p>1625</text:p>
          </table:table-cell>
          <table:table-cell table:style-name="ce13" office:value-type="string" calcext:value-type="string">
            <text:p>C1.1</text:p>
          </table:table-cell>
          <table:table-cell table:style-name="ce63" office:value-type="string" calcext:value-type="string">
            <text:p>Lacs, étangs et mares oligotrophes permanent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153]&amp;&quot; &quot;&amp;[.C153])" office:value-type="string" office:string-value="C1.1 Lacs, étangs et mares oligotrophes permanents" calcext:value-type="string">
            <text:p>C1.1 Lacs, étangs et mares oligotrophes permanents</text:p>
          </table:table-cell>
          <table:table-cell table:number-columns-repeated="1019"/>
        </table:table-row>
        <table:table-row table:style-name="ro1">
          <table:table-cell table:style-name="ce14" office:value-type="float" office:value="4788" calcext:value-type="float">
            <text:p>4788</text:p>
          </table:table-cell>
          <table:table-cell table:style-name="ce14" office:value-type="string" calcext:value-type="string">
            <text:p>C1.11</text:p>
          </table:table-cell>
          <table:table-cell table:style-name="ce64" office:value-type="string" calcext:value-type="string">
            <text:p>Communautés benthiques des plans d'eau oligo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54]&amp;&quot; &quot;&amp;[.C154])" office:value-type="string" office:string-value="C1.11 Communautés benthiques des plans d'eau oligotrophes" calcext:value-type="string">
            <text:p>C1.11 Communautés benthiques des plans d'eau oligotrophes</text:p>
          </table:table-cell>
          <table:table-cell table:number-columns-repeated="1019"/>
        </table:table-row>
        <table:table-row table:style-name="ro4">
          <table:table-cell table:style-name="ce14" office:value-type="float" office:value="4789" calcext:value-type="float">
            <text:p>4789</text:p>
          </table:table-cell>
          <table:table-cell table:style-name="ce14" office:value-type="string" calcext:value-type="string">
            <text:p>C1.12</text:p>
          </table:table-cell>
          <table:table-cell table:style-name="ce64" office:value-type="string" calcext:value-type="string">
            <text:p>Végétations immergées enracinées des plans d'eau oligo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55]&amp;&quot; &quot;&amp;[.C155])" office:value-type="string" office:string-value="C1.12 Végétations immergées enracinées des plans d'eau oligotrophes" calcext:value-type="string">
            <text:p>C1.12 Végétations immergées enracinées des plans d'eau oligotrophes</text:p>
          </table:table-cell>
          <table:table-cell table:number-columns-repeated="1019"/>
        </table:table-row>
        <table:table-row table:style-name="ro4">
          <table:table-cell table:style-name="ce14" office:value-type="float" office:value="4790" calcext:value-type="float">
            <text:p>4790</text:p>
          </table:table-cell>
          <table:table-cell table:style-name="ce14" office:value-type="string" calcext:value-type="string">
            <text:p>C1.13</text:p>
          </table:table-cell>
          <table:table-cell table:style-name="ce64" office:value-type="string" calcext:value-type="string">
            <text:p>Végétations flottantes enracinées des plans d'eau oligo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56]&amp;&quot; &quot;&amp;[.C156])" office:value-type="string" office:string-value="C1.13 Végétations flottantes enracinées des plans d'eau oligotrophes" calcext:value-type="string">
            <text:p>C1.13 Végétations flottantes enracinées des plans d'eau oligotrophes</text:p>
          </table:table-cell>
          <table:table-cell table:number-columns-repeated="1019"/>
        </table:table-row>
        <table:table-row table:style-name="ro1">
          <table:table-cell table:style-name="ce6" office:value-type="float" office:value="10822" calcext:value-type="float">
            <text:p>10822</text:p>
          </table:table-cell>
          <table:table-cell table:style-name="ce49" office:value-type="string" calcext:value-type="string">
            <text:p>C1.131</text:p>
          </table:table-cell>
          <table:table-cell table:style-name="ce6" office:value-type="string" calcext:value-type="string">
            <text:p>Communautés des eaux oligotrophes à Potamot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57]&amp;&quot; &quot;&amp;[.C157])" office:value-type="string" office:string-value="C1.131 Communautés des eaux oligotrophes à Potamots" calcext:value-type="string">
            <text:p>C1.131 Communautés des eaux oligotrophes à Potamots</text:p>
          </table:table-cell>
          <table:table-cell table:number-columns-repeated="1019"/>
        </table:table-row>
        <table:table-row table:style-name="ro4">
          <table:table-cell table:style-name="ce14" office:value-type="float" office:value="4791" calcext:value-type="float">
            <text:p>4791</text:p>
          </table:table-cell>
          <table:table-cell table:style-name="ce14" office:value-type="string" calcext:value-type="string">
            <text:p>C1.14</text:p>
          </table:table-cell>
          <table:table-cell table:style-name="ce64" office:value-type="string" calcext:value-type="string">
            <text:p>Tapis immergés de Charophytes des plans d'eau oligo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58]&amp;&quot; &quot;&amp;[.C158])" office:value-type="string" office:string-value="C1.14 Tapis immergés de Charophytes des plans d'eau oligotrophes" calcext:value-type="string">
            <text:p>C1.14 Tapis immergés de Charophytes des plans d'eau oligotrophes</text:p>
          </table:table-cell>
          <table:table-cell table:number-columns-repeated="1019"/>
        </table:table-row>
        <table:table-row table:style-name="ro1">
          <table:table-cell table:style-name="ce6" office:value-type="float" office:value="10828" calcext:value-type="float">
            <text:p>10828</text:p>
          </table:table-cell>
          <table:table-cell table:style-name="ce49" office:value-type="string" calcext:value-type="string">
            <text:p>C1.141</text:p>
          </table:table-cell>
          <table:table-cell table:style-name="ce6" office:value-type="string" calcext:value-type="string">
            <text:p>Tapis de <text:s/>Chara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59]&amp;&quot; &quot;&amp;[.C159])" office:value-type="string" office:string-value="C1.141 Tapis de  Chara " calcext:value-type="string">
            <text:p>C1.141 Tapis de <text:s/>Chara </text:p>
          </table:table-cell>
          <table:table-cell table:number-columns-repeated="1019"/>
        </table:table-row>
        <table:table-row table:style-name="ro1">
          <table:table-cell table:style-name="ce6" office:value-type="float" office:value="10829" calcext:value-type="float">
            <text:p>10829</text:p>
          </table:table-cell>
          <table:table-cell table:style-name="ce49" office:value-type="string" calcext:value-type="string">
            <text:p>C1.142</text:p>
          </table:table-cell>
          <table:table-cell table:style-name="ce6" office:value-type="string" calcext:value-type="string">
            <text:p>Tapis de <text:s/>Nitella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60]&amp;&quot; &quot;&amp;[.C160])" office:value-type="string" office:string-value="C1.142 Tapis de  Nitella " calcext:value-type="string">
            <text:p>C1.142 Tapis de <text:s/>Nitella </text:p>
          </table:table-cell>
          <table:table-cell table:number-columns-repeated="1019"/>
        </table:table-row>
        <table:table-row table:style-name="ro4">
          <table:table-cell table:style-name="ce14" office:value-type="float" office:value="4798" calcext:value-type="float">
            <text:p>4798</text:p>
          </table:table-cell>
          <table:table-cell table:style-name="ce14" office:value-type="string" calcext:value-type="string">
            <text:p>C1.15</text:p>
          </table:table-cell>
          <table:table-cell table:style-name="ce64" office:value-type="string" calcext:value-type="string">
            <text:p>Communautés des plans d'eau oligotrophes à Sphaignes et Utricularia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61]&amp;&quot; &quot;&amp;[.C161])" office:value-type="string" office:string-value="C1.15 Communautés des plans d'eau oligotrophes à Sphaignes et Utricularia" calcext:value-type="string">
            <text:p>C1.15 Communautés des plans d'eau oligotrophes à Sphaignes et Utricularia</text:p>
          </table:table-cell>
          <table:table-cell table:number-columns-repeated="1019"/>
        </table:table-row>
        <table:table-row table:style-name="ro1">
          <table:table-cell table:style-name="ce14" office:value-type="float" office:value="4799" calcext:value-type="float">
            <text:p>4799</text:p>
          </table:table-cell>
          <table:table-cell table:style-name="ce14" office:value-type="string" calcext:value-type="string">
            <text:p>C1.16</text:p>
          </table:table-cell>
          <table:table-cell table:style-name="ce64" office:value-type="string" calcext:value-type="string">
            <text:p>Communautés planctoniques des eaux oligo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62]&amp;&quot; &quot;&amp;[.C162])" office:value-type="string" office:string-value="C1.16 Communautés planctoniques des eaux oligotrophes" calcext:value-type="string">
            <text:p>C1.16 Communautés planctoniques des eaux oligotrophes</text:p>
          </table:table-cell>
          <table:table-cell table:number-columns-repeated="1019"/>
        </table:table-row>
        <table:table-row table:style-name="ro1">
          <table:table-cell table:style-name="ce13" office:value-type="float" office:value="1626" calcext:value-type="float">
            <text:p>1626</text:p>
          </table:table-cell>
          <table:table-cell table:style-name="ce13" office:value-type="string" calcext:value-type="string">
            <text:p>C1.2</text:p>
          </table:table-cell>
          <table:table-cell table:style-name="ce63" office:value-type="string" calcext:value-type="string">
            <text:p>Lacs, étangs et mares mésotrophes permanent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163]&amp;&quot; &quot;&amp;[.C163])" office:value-type="string" office:string-value="C1.2 Lacs, étangs et mares mésotrophes permanents" calcext:value-type="string">
            <text:p>C1.2 Lacs, étangs et mares mésotrophes permanents</text:p>
          </table:table-cell>
          <table:table-cell table:number-columns-repeated="1019"/>
        </table:table-row>
        <table:table-row table:style-name="ro1">
          <table:table-cell table:style-name="ce14" office:value-type="float" office:value="4801" calcext:value-type="float">
            <text:p>4801</text:p>
          </table:table-cell>
          <table:table-cell table:style-name="ce14" office:value-type="string" calcext:value-type="string">
            <text:p>C1.21</text:p>
          </table:table-cell>
          <table:table-cell table:style-name="ce64" office:value-type="string" calcext:value-type="string">
            <text:p>Communautés benthiques des plans d'eau méso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64]&amp;&quot; &quot;&amp;[.C164])" office:value-type="string" office:string-value="C1.21 Communautés benthiques des plans d'eau mésotrophes" calcext:value-type="string">
            <text:p>C1.21 Communautés benthiques des plans d'eau mésotrophes</text:p>
          </table:table-cell>
          <table:table-cell table:number-columns-repeated="1019"/>
        </table:table-row>
        <table:table-row table:style-name="ro4">
          <table:table-cell table:style-name="ce14" office:value-type="float" office:value="4809" calcext:value-type="float">
            <text:p>4809</text:p>
          </table:table-cell>
          <table:table-cell table:style-name="ce14" office:value-type="string" calcext:value-type="string">
            <text:p>C1.22</text:p>
          </table:table-cell>
          <table:table-cell table:style-name="ce64" office:value-type="string" calcext:value-type="string">
            <text:p>Végétations flottant librement des plans d'eau méso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65]&amp;&quot; &quot;&amp;[.C165])" office:value-type="string" office:string-value="C1.22 Végétations flottant librement des plans d'eau mésotrophes" calcext:value-type="string">
            <text:p>C1.22 Végétations flottant librement des plans d'eau mésotrophes</text:p>
          </table:table-cell>
          <table:table-cell table:number-columns-repeated="1019"/>
        </table:table-row>
        <table:table-row table:style-name="ro1">
          <table:table-cell table:style-name="ce6" office:value-type="float" office:value="10834" calcext:value-type="float">
            <text:p>10834</text:p>
          </table:table-cell>
          <table:table-cell table:style-name="ce49" office:value-type="string" calcext:value-type="string">
            <text:p>C1.221</text:p>
          </table:table-cell>
          <table:table-cell table:style-name="ce6" office:value-type="string" calcext:value-type="string">
            <text:p>Couvertures de lentilles d'eau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66]&amp;&quot; &quot;&amp;[.C166])" office:value-type="string" office:string-value="C1.221 Couvertures de lentilles d'eau" calcext:value-type="string">
            <text:p>C1.221 Couvertures de lentilles d'eau</text:p>
          </table:table-cell>
          <table:table-cell table:number-columns-repeated="1019"/>
        </table:table-row>
        <table:table-row table:style-name="ro1">
          <table:table-cell table:style-name="ce6" office:value-type="float" office:value="10835" calcext:value-type="float">
            <text:p>10835</text:p>
          </table:table-cell>
          <table:table-cell table:style-name="ce49" office:value-type="string" calcext:value-type="string">
            <text:p>C1.222</text:p>
          </table:table-cell>
          <table:table-cell table:style-name="ce6" office:value-type="string" calcext:value-type="string">
            <text:p>Radeaux flottants d' Hydrocharis morsus-ranae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67]&amp;&quot; &quot;&amp;[.C167])" office:value-type="string" office:string-value="C1.222 Radeaux flottants d' Hydrocharis morsus-ranae " calcext:value-type="string">
            <text:p>C1.222 Radeaux flottants d' Hydrocharis morsus-ranae </text:p>
          </table:table-cell>
          <table:table-cell table:number-columns-repeated="1019"/>
        </table:table-row>
        <table:table-row table:style-name="ro4">
          <table:table-cell table:style-name="ce14" office:value-type="float" office:value="4817" calcext:value-type="float">
            <text:p>4817</text:p>
          </table:table-cell>
          <table:table-cell table:style-name="ce14" office:value-type="string" calcext:value-type="string">
            <text:p>C1.23</text:p>
          </table:table-cell>
          <table:table-cell table:style-name="ce64" office:value-type="string" calcext:value-type="string">
            <text:p>Végétations immergées enracinées des plans d'eau méso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68]&amp;&quot; &quot;&amp;[.C168])" office:value-type="string" office:string-value="C1.23 Végétations immergées enracinées des plans d'eau mésotrophes" calcext:value-type="string">
            <text:p>C1.23 Végétations immergées enracinées des plans d'eau mésotrophes</text:p>
          </table:table-cell>
          <table:table-cell table:number-columns-repeated="1019"/>
        </table:table-row>
        <table:table-row table:style-name="ro1">
          <table:table-cell table:style-name="ce6" office:value-type="float" office:value="10843" calcext:value-type="float">
            <text:p>10843</text:p>
          </table:table-cell>
          <table:table-cell table:style-name="ce49" office:value-type="string" calcext:value-type="string">
            <text:p>C1.231</text:p>
          </table:table-cell>
          <table:table-cell table:style-name="ce6" office:value-type="string" calcext:value-type="string">
            <text:p>Formations à grands Potamot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69]&amp;&quot; &quot;&amp;[.C169])" office:value-type="string" office:string-value="C1.231 Formations à grands Potamots" calcext:value-type="string">
            <text:p>C1.231 Formations à grands Potamots</text:p>
          </table:table-cell>
          <table:table-cell table:number-columns-repeated="1019"/>
        </table:table-row>
        <table:table-row table:style-name="ro1">
          <table:table-cell table:style-name="ce6" office:value-type="float" office:value="10844" calcext:value-type="float">
            <text:p>10844</text:p>
          </table:table-cell>
          <table:table-cell table:style-name="ce49" office:value-type="string" calcext:value-type="string">
            <text:p>C1.232</text:p>
          </table:table-cell>
          <table:table-cell table:style-name="ce6" office:value-type="string" calcext:value-type="string">
            <text:p>Formations à petits Potamot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70]&amp;&quot; &quot;&amp;[.C170])" office:value-type="string" office:string-value="C1.232 Formations à petits Potamots" calcext:value-type="string">
            <text:p>C1.232 Formations à petits Potamots</text:p>
          </table:table-cell>
          <table:table-cell table:number-columns-repeated="1019"/>
        </table:table-row>
        <table:table-row table:style-name="ro4">
          <table:table-cell table:style-name="ce14" office:value-type="float" office:value="4827" calcext:value-type="float">
            <text:p>4827</text:p>
          </table:table-cell>
          <table:table-cell table:style-name="ce14" office:value-type="string" calcext:value-type="string">
            <text:p>C1.24</text:p>
          </table:table-cell>
          <table:table-cell table:style-name="ce64" office:value-type="string" calcext:value-type="string">
            <text:p>Végétations flottantes enracinées des plans d'eau méso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71]&amp;&quot; &quot;&amp;[.C171])" office:value-type="string" office:string-value="C1.24 Végétations flottantes enracinées des plans d'eau mésotrophes" calcext:value-type="string">
            <text:p>C1.24 Végétations flottantes enracinées des plans d'eau mésotrophes</text:p>
          </table:table-cell>
          <table:table-cell table:number-columns-repeated="1019"/>
        </table:table-row>
        <table:table-row table:style-name="ro1">
          <table:table-cell table:style-name="ce6" office:value-type="float" office:value="10846" calcext:value-type="float">
            <text:p>10846</text:p>
          </table:table-cell>
          <table:table-cell table:style-name="ce49" office:value-type="string" calcext:value-type="string">
            <text:p>C1.241</text:p>
          </table:table-cell>
          <table:table-cell table:style-name="ce6" office:value-type="string" calcext:value-type="string">
            <text:p>Formations flottantes à larges feuill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72]&amp;&quot; &quot;&amp;[.C172])" office:value-type="string" office:string-value="C1.241 Formations flottantes à larges feuilles" calcext:value-type="string">
            <text:p>C1.241 Formations flottantes à larges feuilles</text:p>
          </table:table-cell>
          <table:table-cell table:number-columns-repeated="1019"/>
        </table:table-row>
        <table:table-row table:style-name="ro1">
          <table:table-cell table:style-name="ce6" office:value-type="float" office:value="17536" calcext:value-type="float">
            <text:p>17536</text:p>
          </table:table-cell>
          <table:table-cell table:style-name="ce49" office:value-type="string" calcext:value-type="string">
            <text:p>C1.2411</text:p>
          </table:table-cell>
          <table:table-cell table:style-name="ce6" office:value-type="string" calcext:value-type="string">
            <text:p>Tapis de Nénuphar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173]&amp;&quot; &quot;&amp;[.C173])" office:value-type="string" office:string-value="C1.2411 Tapis de Nénuphar" calcext:value-type="string">
            <text:p>C1.2411 Tapis de Nénuphar</text:p>
          </table:table-cell>
          <table:table-cell table:number-columns-repeated="1019"/>
        </table:table-row>
        <table:table-row table:style-name="ro1">
          <table:table-cell table:style-name="ce6" office:value-type="float" office:value="17537" calcext:value-type="float">
            <text:p>17537</text:p>
          </table:table-cell>
          <table:table-cell table:style-name="ce49" office:value-type="string" calcext:value-type="string">
            <text:p>C1.2412</text:p>
          </table:table-cell>
          <table:table-cell table:style-name="ce6" office:value-type="string" calcext:value-type="string">
            <text:p>Tapis de Châtaigne d'eau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174]&amp;&quot; &quot;&amp;[.C174])" office:value-type="string" office:string-value="C1.2412 Tapis de Châtaigne d'eau" calcext:value-type="string">
            <text:p>C1.2412 Tapis de Châtaigne d'eau</text:p>
          </table:table-cell>
          <table:table-cell table:number-columns-repeated="1019"/>
        </table:table-row>
        <table:table-row table:style-name="ro4">
          <table:table-cell table:style-name="ce14" office:value-type="float" office:value="4834" calcext:value-type="float">
            <text:p>4834</text:p>
          </table:table-cell>
          <table:table-cell table:style-name="ce14" office:value-type="string" calcext:value-type="string">
            <text:p>C1.25</text:p>
          </table:table-cell>
          <table:table-cell table:style-name="ce64" office:value-type="string" calcext:value-type="string">
            <text:p>Tapis immergés de Charophytes des plans d'eau méso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75]&amp;&quot; &quot;&amp;[.C175])" office:value-type="string" office:string-value="C1.25 Tapis immergés de Charophytes des plans d'eau mésotrophes" calcext:value-type="string">
            <text:p>C1.25 Tapis immergés de Charophytes des plans d'eau mésotrophes</text:p>
          </table:table-cell>
          <table:table-cell table:number-columns-repeated="1019"/>
        </table:table-row>
        <table:table-row table:style-name="ro4">
          <table:table-cell table:style-name="ce14" office:value-type="float" office:value="4835" calcext:value-type="float">
            <text:p>4835</text:p>
          </table:table-cell>
          <table:table-cell table:style-name="ce14" office:value-type="string" calcext:value-type="string">
            <text:p>C1.26</text:p>
          </table:table-cell>
          <table:table-cell table:style-name="ce64" office:value-type="string" calcext:value-type="string">
            <text:p>Communautés des plans d'eau mésotrophes à Sphaignes et Utricularia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76]&amp;&quot; &quot;&amp;[.C176])" office:value-type="string" office:string-value="C1.26 Communautés des plans d'eau mésotrophes à Sphaignes et Utricularia" calcext:value-type="string">
            <text:p>C1.26 Communautés des plans d'eau mésotrophes à Sphaignes et Utricularia</text:p>
          </table:table-cell>
          <table:table-cell table:number-columns-repeated="1019"/>
        </table:table-row>
        <table:table-row table:style-name="ro4">
          <table:table-cell table:style-name="ce14" office:value-type="float" office:value="4836" calcext:value-type="float">
            <text:p>4836</text:p>
          </table:table-cell>
          <table:table-cell table:style-name="ce14" office:value-type="string" calcext:value-type="string">
            <text:p>C1.27</text:p>
          </table:table-cell>
          <table:table-cell table:style-name="ce64" office:value-type="string" calcext:value-type="string">
            <text:p>Communautés planctoniques des eaux calmes méso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77]&amp;&quot; &quot;&amp;[.C177])" office:value-type="string" office:string-value="C1.27 Communautés planctoniques des eaux calmes mésotrophes" calcext:value-type="string">
            <text:p>C1.27 Communautés planctoniques des eaux calmes mésotrophes</text:p>
          </table:table-cell>
          <table:table-cell table:number-columns-repeated="1019"/>
        </table:table-row>
        <table:table-row table:style-name="ro1">
          <table:table-cell table:style-name="ce13" office:value-type="float" office:value="1632" calcext:value-type="float">
            <text:p>1632</text:p>
          </table:table-cell>
          <table:table-cell table:style-name="ce13" office:value-type="string" calcext:value-type="string">
            <text:p>C1.3</text:p>
          </table:table-cell>
          <table:table-cell table:style-name="ce63" office:value-type="string" calcext:value-type="string">
            <text:p>Lacs, étangs et mares eutrophes permanent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178]&amp;&quot; &quot;&amp;[.C178])" office:value-type="string" office:string-value="C1.3 Lacs, étangs et mares eutrophes permanents" calcext:value-type="string">
            <text:p>C1.3 Lacs, étangs et mares eutrophes permanents</text:p>
          </table:table-cell>
          <table:table-cell table:number-columns-repeated="1019"/>
        </table:table-row>
        <table:table-row table:style-name="ro1">
          <table:table-cell table:style-name="ce14" office:value-type="float" office:value="4840" calcext:value-type="float">
            <text:p>4840</text:p>
          </table:table-cell>
          <table:table-cell table:style-name="ce14" office:value-type="string" calcext:value-type="string">
            <text:p>C1.31</text:p>
          </table:table-cell>
          <table:table-cell table:style-name="ce64" office:value-type="string" calcext:value-type="string">
            <text:p>Communautés benthiques des plans d'eau eu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79]&amp;&quot; &quot;&amp;[.C179])" office:value-type="string" office:string-value="C1.31 Communautés benthiques des plans d'eau eutrophes" calcext:value-type="string">
            <text:p>C1.31 Communautés benthiques des plans d'eau eutrophes</text:p>
          </table:table-cell>
          <table:table-cell table:number-columns-repeated="1019"/>
        </table:table-row>
        <table:table-row table:style-name="ro1">
          <table:table-cell table:style-name="ce14" office:value-type="float" office:value="4841" calcext:value-type="float">
            <text:p>4841</text:p>
          </table:table-cell>
          <table:table-cell table:style-name="ce14" office:value-type="string" calcext:value-type="string">
            <text:p>C1.32</text:p>
          </table:table-cell>
          <table:table-cell table:style-name="ce64" office:value-type="string" calcext:value-type="string">
            <text:p>Végétations flottant librement des plans d'eau eu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80]&amp;&quot; &quot;&amp;[.C180])" office:value-type="string" office:string-value="C1.32 Végétations flottant librement des plans d'eau eutrophes" calcext:value-type="string">
            <text:p>C1.32 Végétations flottant librement des plans d'eau eutrophes</text:p>
          </table:table-cell>
          <table:table-cell table:number-columns-repeated="1019"/>
        </table:table-row>
        <table:table-row table:style-name="ro4">
          <table:table-cell table:style-name="ce14" office:value-type="float" office:value="4842" calcext:value-type="float">
            <text:p>4842</text:p>
          </table:table-cell>
          <table:table-cell table:style-name="ce14" office:value-type="string" calcext:value-type="string">
            <text:p>C1.33</text:p>
          </table:table-cell>
          <table:table-cell table:style-name="ce64" office:value-type="string" calcext:value-type="string">
            <text:p>Végétations immergées enracinées des plans d'eau eu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81]&amp;&quot; &quot;&amp;[.C181])" office:value-type="string" office:string-value="C1.33 Végétations immergées enracinées des plans d'eau eutrophes" calcext:value-type="string">
            <text:p>C1.33 Végétations immergées enracinées des plans d'eau eutrophes</text:p>
          </table:table-cell>
          <table:table-cell table:number-columns-repeated="1019"/>
        </table:table-row>
        <table:table-row table:style-name="ro4">
          <table:table-cell table:style-name="ce14" office:value-type="float" office:value="4843" calcext:value-type="float">
            <text:p>4843</text:p>
          </table:table-cell>
          <table:table-cell table:style-name="ce14" office:value-type="string" calcext:value-type="string">
            <text:p>C1.34</text:p>
          </table:table-cell>
          <table:table-cell table:style-name="ce64" office:value-type="string" calcext:value-type="string">
            <text:p>Végétations enracinées flottantes des plans d'eau eu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82]&amp;&quot; &quot;&amp;[.C182])" office:value-type="string" office:string-value="C1.34 Végétations enracinées flottantes des plans d'eau eutrophes" calcext:value-type="string">
            <text:p>C1.34 Végétations enracinées flottantes des plans d'eau eutrophes</text:p>
          </table:table-cell>
          <table:table-cell table:number-columns-repeated="1019"/>
        </table:table-row>
        <table:table-row table:style-name="ro1">
          <table:table-cell table:style-name="ce6" office:value-type="float" office:value="10862" calcext:value-type="float">
            <text:p>10862</text:p>
          </table:table-cell>
          <table:table-cell table:style-name="ce49" office:value-type="string" calcext:value-type="string">
            <text:p>C1.341</text:p>
          </table:table-cell>
          <table:table-cell table:style-name="ce6" office:value-type="string" calcext:value-type="string">
            <text:p>Communautés flottantes des eaux peu profond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183]&amp;&quot; &quot;&amp;[.C183])" office:value-type="string" office:string-value="C1.341 Communautés flottantes des eaux peu profondes" calcext:value-type="string">
            <text:p>C1.341 Communautés flottantes des eaux peu profondes</text:p>
          </table:table-cell>
          <table:table-cell table:number-columns-repeated="1019"/>
        </table:table-row>
        <table:table-row table:style-name="ro1">
          <table:table-cell table:style-name="ce6" office:value-type="float" office:value="17546" calcext:value-type="float">
            <text:p>17546</text:p>
          </table:table-cell>
          <table:table-cell table:style-name="ce49" office:value-type="string" calcext:value-type="string">
            <text:p>C1.3411</text:p>
          </table:table-cell>
          <table:table-cell table:style-name="ce6" office:value-type="string" calcext:value-type="string">
            <text:p>Communautés des eaux peu profondes à <text:s/>Ranunculus 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184]&amp;&quot; &quot;&amp;[.C184])" office:value-type="string" office:string-value="C1.3411 Communautés des eaux peu profondes à  Ranunculus " calcext:value-type="string">
            <text:p>C1.3411 Communautés des eaux peu profondes à <text:s/>Ranunculus </text:p>
          </table:table-cell>
          <table:table-cell table:number-columns-repeated="1019"/>
        </table:table-row>
        <table:table-row table:style-name="ro1">
          <table:table-cell table:style-name="ce6" office:value-type="float" office:value="17547" calcext:value-type="float">
            <text:p>17547</text:p>
          </table:table-cell>
          <table:table-cell table:style-name="ce49" office:value-type="string" calcext:value-type="string">
            <text:p>C1.3412</text:p>
          </table:table-cell>
          <table:table-cell table:style-name="ce6" office:value-type="string" calcext:value-type="string">
            <text:p>Communautés à Callitriche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185]&amp;&quot; &quot;&amp;[.C185])" office:value-type="string" office:string-value="C1.3412 Communautés à Callitriches" calcext:value-type="string">
            <text:p>C1.3412 Communautés à Callitriches</text:p>
          </table:table-cell>
          <table:table-cell table:number-columns-repeated="1019"/>
        </table:table-row>
        <table:table-row table:style-name="ro1">
          <table:table-cell table:style-name="ce6" office:value-type="float" office:value="17548" calcext:value-type="float">
            <text:p>17548</text:p>
          </table:table-cell>
          <table:table-cell table:style-name="ce49" office:value-type="string" calcext:value-type="string">
            <text:p>C1.3413</text:p>
          </table:table-cell>
          <table:table-cell table:style-name="ce6" office:value-type="string" calcext:value-type="string">
            <text:p>Formations des eaux peu profondes à <text:s/>Hottonia palustris 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186]&amp;&quot; &quot;&amp;[.C186])" office:value-type="string" office:string-value="C1.3413 Formations des eaux peu profondes à  Hottonia palustris " calcext:value-type="string">
            <text:p>C1.3413 Formations des eaux peu profondes à <text:s/>Hottonia palustris </text:p>
          </table:table-cell>
          <table:table-cell table:number-columns-repeated="1019"/>
        </table:table-row>
        <table:table-row table:style-name="ro1">
          <table:table-cell table:style-name="ce13" office:value-type="float" office:value="1637" calcext:value-type="float">
            <text:p>1637</text:p>
          </table:table-cell>
          <table:table-cell table:style-name="ce13" office:value-type="string" calcext:value-type="string">
            <text:p>C1.4</text:p>
          </table:table-cell>
          <table:table-cell table:style-name="ce63" office:value-type="string" calcext:value-type="string">
            <text:p>Lacs, étangs et mares permanents dystrophe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187]&amp;&quot; &quot;&amp;[.C187])" office:value-type="string" office:string-value="C1.4 Lacs, étangs et mares permanents dystrophes" calcext:value-type="string">
            <text:p>C1.4 Lacs, étangs et mares permanents dystrophes</text:p>
          </table:table-cell>
          <table:table-cell table:number-columns-repeated="1019"/>
        </table:table-row>
        <table:table-row table:style-name="ro1">
          <table:table-cell table:style-name="ce14" office:value-type="float" office:value="4849" calcext:value-type="float">
            <text:p>4849</text:p>
          </table:table-cell>
          <table:table-cell table:style-name="ce14" office:value-type="string" calcext:value-type="string">
            <text:p>C1.41</text:p>
          </table:table-cell>
          <table:table-cell table:style-name="ce64" office:value-type="string" calcext:value-type="string">
            <text:p>Communautés benthiques des plans d'eau dys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88]&amp;&quot; &quot;&amp;[.C188])" office:value-type="string" office:string-value="C1.41 Communautés benthiques des plans d'eau dystrophes" calcext:value-type="string">
            <text:p>C1.41 Communautés benthiques des plans d'eau dystrophes</text:p>
          </table:table-cell>
          <table:table-cell table:number-columns-repeated="1019"/>
        </table:table-row>
        <table:table-row table:style-name="ro4">
          <table:table-cell table:style-name="ce14" office:value-type="float" office:value="4859" calcext:value-type="float">
            <text:p>4859</text:p>
          </table:table-cell>
          <table:table-cell table:style-name="ce14" office:value-type="string" calcext:value-type="string">
            <text:p>C1.42</text:p>
          </table:table-cell>
          <table:table-cell table:style-name="ce64" office:value-type="string" calcext:value-type="string">
            <text:p>Végétations enracinées immergées des plans d'eau dys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89]&amp;&quot; &quot;&amp;[.C189])" office:value-type="string" office:string-value="C1.42 Végétations enracinées immergées des plans d'eau dystrophes" calcext:value-type="string">
            <text:p>C1.42 Végétations enracinées immergées des plans d'eau dystrophes</text:p>
          </table:table-cell>
          <table:table-cell table:number-columns-repeated="1019"/>
        </table:table-row>
        <table:table-row table:style-name="ro4">
          <table:table-cell table:style-name="ce14" office:value-type="float" office:value="4860" calcext:value-type="float">
            <text:p>4860</text:p>
          </table:table-cell>
          <table:table-cell table:style-name="ce14" office:value-type="string" calcext:value-type="string">
            <text:p>C1.43</text:p>
          </table:table-cell>
          <table:table-cell table:style-name="ce64" office:value-type="string" calcext:value-type="string">
            <text:p>Végétations enracinées flottantes des plans d'eau dys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90]&amp;&quot; &quot;&amp;[.C190])" office:value-type="string" office:string-value="C1.43 Végétations enracinées flottantes des plans d'eau dystrophes" calcext:value-type="string">
            <text:p>C1.43 Végétations enracinées flottantes des plans d'eau dystrophes</text:p>
          </table:table-cell>
          <table:table-cell table:number-columns-repeated="1019"/>
        </table:table-row>
        <table:table-row table:style-name="ro4">
          <table:table-cell table:style-name="ce14" office:value-type="float" office:value="4861" calcext:value-type="float">
            <text:p>4861</text:p>
          </table:table-cell>
          <table:table-cell table:style-name="ce14" office:value-type="string" calcext:value-type="string">
            <text:p>C1.44</text:p>
          </table:table-cell>
          <table:table-cell table:style-name="ce64" office:value-type="string" calcext:value-type="string">
            <text:p>Tapis immergés de Charophytes des plans d'eau dys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91]&amp;&quot; &quot;&amp;[.C191])" office:value-type="string" office:string-value="C1.44 Tapis immergés de Charophytes des plans d'eau dystrophes" calcext:value-type="string">
            <text:p>C1.44 Tapis immergés de Charophytes des plans d'eau dystrophes</text:p>
          </table:table-cell>
          <table:table-cell table:number-columns-repeated="1019"/>
        </table:table-row>
        <table:table-row table:style-name="ro4">
          <table:table-cell table:style-name="ce14" office:value-type="float" office:value="4862" calcext:value-type="float">
            <text:p>4862</text:p>
          </table:table-cell>
          <table:table-cell table:style-name="ce14" office:value-type="string" calcext:value-type="string">
            <text:p>C1.45</text:p>
          </table:table-cell>
          <table:table-cell table:style-name="ce64" office:value-type="string" calcext:value-type="string">
            <text:p>Communautés des plans d'eau dystrophes à Sphaignes et Utricularia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92]&amp;&quot; &quot;&amp;[.C192])" office:value-type="string" office:string-value="C1.45 Communautés des plans d'eau dystrophes à Sphaignes et Utricularia" calcext:value-type="string">
            <text:p>C1.45 Communautés des plans d'eau dystrophes à Sphaignes et Utricularia</text:p>
          </table:table-cell>
          <table:table-cell table:number-columns-repeated="1019"/>
        </table:table-row>
        <table:table-row table:style-name="ro1">
          <table:table-cell table:style-name="ce14" office:value-type="float" office:value="4863" calcext:value-type="float">
            <text:p>4863</text:p>
          </table:table-cell>
          <table:table-cell table:style-name="ce14" office:value-type="string" calcext:value-type="string">
            <text:p>C1.46</text:p>
          </table:table-cell>
          <table:table-cell table:style-name="ce64" office:value-type="string" calcext:value-type="string">
            <text:p>Mares des tourbières bombé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93]&amp;&quot; &quot;&amp;[.C193])" office:value-type="string" office:string-value="C1.46 Mares des tourbières bombées" calcext:value-type="string">
            <text:p>C1.46 Mares des tourbières bombées</text:p>
          </table:table-cell>
          <table:table-cell table:number-columns-repeated="1019"/>
        </table:table-row>
        <table:table-row table:style-name="ro1">
          <table:table-cell table:style-name="ce14" office:value-type="float" office:value="4887" calcext:value-type="float">
            <text:p>4887</text:p>
          </table:table-cell>
          <table:table-cell table:style-name="ce14" office:value-type="string" calcext:value-type="string">
            <text:p>C1.47</text:p>
          </table:table-cell>
          <table:table-cell table:style-name="ce64" office:value-type="string" calcext:value-type="string">
            <text:p>Lagg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94]&amp;&quot; &quot;&amp;[.C194])" office:value-type="string" office:string-value="C1.47 Lagg" calcext:value-type="string">
            <text:p>C1.47 Lagg</text:p>
          </table:table-cell>
          <table:table-cell table:number-columns-repeated="1019"/>
        </table:table-row>
        <table:table-row table:style-name="ro4">
          <table:table-cell table:style-name="ce13" office:value-type="float" office:value="1645" calcext:value-type="float">
            <text:p>1645</text:p>
          </table:table-cell>
          <table:table-cell table:style-name="ce13" office:value-type="string" calcext:value-type="string">
            <text:p>C1.5</text:p>
          </table:table-cell>
          <table:table-cell table:style-name="ce63" office:value-type="string" calcext:value-type="string">
            <text:p>Lacs, étangs et mares continentaux salés et saumâtres permanent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195]&amp;&quot; &quot;&amp;[.C195])" office:value-type="string" office:string-value="C1.5 Lacs, étangs et mares continentaux salés et saumâtres permanents" calcext:value-type="string">
            <text:p>C1.5 Lacs, étangs et mares continentaux salés et saumâtres permanents</text:p>
          </table:table-cell>
          <table:table-cell table:number-columns-repeated="1019"/>
        </table:table-row>
        <table:table-row table:style-name="ro1">
          <table:table-cell table:style-name="ce14" office:value-type="float" office:value="4888" calcext:value-type="float">
            <text:p>4888</text:p>
          </table:table-cell>
          <table:table-cell table:style-name="ce14" office:value-type="string" calcext:value-type="string">
            <text:p>C1.51</text:p>
          </table:table-cell>
          <table:table-cell table:style-name="ce64" office:value-type="string" calcext:value-type="string">
            <text:p>Lacs salés athalassiqu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96]&amp;&quot; &quot;&amp;[.C196])" office:value-type="string" office:string-value="C1.51 Lacs salés athalassiques" calcext:value-type="string">
            <text:p>C1.51 Lacs salés athalassiques</text:p>
          </table:table-cell>
          <table:table-cell table:number-columns-repeated="1019"/>
        </table:table-row>
        <table:table-row table:style-name="ro4">
          <table:table-cell table:style-name="ce14" office:value-type="float" office:value="4912" calcext:value-type="float">
            <text:p>4912</text:p>
          </table:table-cell>
          <table:table-cell table:style-name="ce14" office:value-type="string" calcext:value-type="string">
            <text:p>C1.52</text:p>
          </table:table-cell>
          <table:table-cell table:style-name="ce64" office:value-type="string" calcext:value-type="string">
            <text:p>Communautés d'espèces athalassiques euhydrophytes des plans d'eau salé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97]&amp;&quot; &quot;&amp;[.C197])" office:value-type="string" office:string-value="C1.52 Communautés d'espèces athalassiques euhydrophytes des plans d'eau salée" calcext:value-type="string">
            <text:p>C1.52 Communautés d'espèces athalassiques euhydrophytes des plans d'eau salée</text:p>
          </table:table-cell>
          <table:table-cell table:number-columns-repeated="1019"/>
        </table:table-row>
        <table:table-row table:style-name="ro1">
          <table:table-cell table:style-name="ce14" office:value-type="float" office:value="4924" calcext:value-type="float">
            <text:p>4924</text:p>
          </table:table-cell>
          <table:table-cell table:style-name="ce14" office:value-type="string" calcext:value-type="string">
            <text:p>C1.53</text:p>
          </table:table-cell>
          <table:table-cell table:style-name="ce64" office:value-type="string" calcext:value-type="string">
            <text:p>Végétations flottantes des eaux salées et saumâtr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98]&amp;&quot; &quot;&amp;[.C198])" office:value-type="string" office:string-value="C1.53 Végétations flottantes des eaux salées et saumâtres" calcext:value-type="string">
            <text:p>C1.53 Végétations flottantes des eaux salées et saumâtres</text:p>
          </table:table-cell>
          <table:table-cell table:number-columns-repeated="1019"/>
        </table:table-row>
        <table:table-row table:style-name="ro1">
          <table:table-cell table:style-name="ce14" office:value-type="float" office:value="4925" calcext:value-type="float">
            <text:p>4925</text:p>
          </table:table-cell>
          <table:table-cell table:style-name="ce14" office:value-type="string" calcext:value-type="string">
            <text:p>C1.54</text:p>
          </table:table-cell>
          <table:table-cell table:style-name="ce64" office:value-type="string" calcext:value-type="string">
            <text:p>Macrophytes submergés des eaux salées et saumâtr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199]&amp;&quot; &quot;&amp;[.C199])" office:value-type="string" office:string-value="C1.54 Macrophytes submergés des eaux salées et saumâtres" calcext:value-type="string">
            <text:p>C1.54 Macrophytes submergés des eaux salées et saumâtres</text:p>
          </table:table-cell>
          <table:table-cell table:number-columns-repeated="1019"/>
        </table:table-row>
        <table:table-row table:style-name="ro1">
          <table:table-cell table:style-name="ce13" office:value-type="float" office:value="1655" calcext:value-type="float">
            <text:p>1655</text:p>
          </table:table-cell>
          <table:table-cell table:style-name="ce13" office:value-type="string" calcext:value-type="string">
            <text:p>C1.6</text:p>
          </table:table-cell>
          <table:table-cell table:style-name="ce63" office:value-type="string" calcext:value-type="string">
            <text:p>Lacs, étangs et mares temporaire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00]&amp;&quot; &quot;&amp;[.C200])" office:value-type="string" office:string-value="C1.6 Lacs, étangs et mares temporaires" calcext:value-type="string">
            <text:p>C1.6 Lacs, étangs et mares temporaires</text:p>
          </table:table-cell>
          <table:table-cell table:number-columns-repeated="1019"/>
        </table:table-row>
        <table:table-row table:style-name="ro1">
          <table:table-cell table:style-name="ce14" office:value-type="float" office:value="4933" calcext:value-type="float">
            <text:p>4933</text:p>
          </table:table-cell>
          <table:table-cell table:style-name="ce14" office:value-type="string" calcext:value-type="string">
            <text:p>C1.61</text:p>
          </table:table-cell>
          <table:table-cell table:style-name="ce64" office:value-type="string" calcext:value-type="string">
            <text:p>Eaux temporaires oligotrophes pauvres en calcair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01]&amp;&quot; &quot;&amp;[.C201])" office:value-type="string" office:string-value="C1.61 Eaux temporaires oligotrophes pauvres en calcaire" calcext:value-type="string">
            <text:p>C1.61 Eaux temporaires oligotrophes pauvres en calcaire</text:p>
          </table:table-cell>
          <table:table-cell table:number-columns-repeated="1019"/>
        </table:table-row>
        <table:table-row table:style-name="ro1">
          <table:table-cell table:style-name="ce14" office:value-type="float" office:value="4934" calcext:value-type="float">
            <text:p>4934</text:p>
          </table:table-cell>
          <table:table-cell table:style-name="ce14" office:value-type="string" calcext:value-type="string">
            <text:p>C1.62</text:p>
          </table:table-cell>
          <table:table-cell table:style-name="ce64" office:value-type="string" calcext:value-type="string">
            <text:p>Eaux temporaires méso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02]&amp;&quot; &quot;&amp;[.C202])" office:value-type="string" office:string-value="C1.62 Eaux temporaires mésotrophes" calcext:value-type="string">
            <text:p>C1.62 Eaux temporaires mésotrophes</text:p>
          </table:table-cell>
          <table:table-cell table:number-columns-repeated="1019"/>
        </table:table-row>
        <table:table-row table:style-name="ro1">
          <table:table-cell table:style-name="ce14" office:value-type="float" office:value="4935" calcext:value-type="float">
            <text:p>4935</text:p>
          </table:table-cell>
          <table:table-cell table:style-name="ce14" office:value-type="string" calcext:value-type="string">
            <text:p>C1.63</text:p>
          </table:table-cell>
          <table:table-cell table:style-name="ce64" office:value-type="string" calcext:value-type="string">
            <text:p>Eaux temporaires eu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03]&amp;&quot; &quot;&amp;[.C203])" office:value-type="string" office:string-value="C1.63 Eaux temporaires eutrophes" calcext:value-type="string">
            <text:p>C1.63 Eaux temporaires eutrophes</text:p>
          </table:table-cell>
          <table:table-cell table:number-columns-repeated="1019"/>
        </table:table-row>
        <table:table-row table:style-name="ro1">
          <table:table-cell table:style-name="ce14" office:value-type="float" office:value="4936" calcext:value-type="float">
            <text:p>4936</text:p>
          </table:table-cell>
          <table:table-cell table:style-name="ce14" office:value-type="string" calcext:value-type="string">
            <text:p>C1.64</text:p>
          </table:table-cell>
          <table:table-cell table:style-name="ce64" office:value-type="string" calcext:value-type="string">
            <text:p>Eaux temporaires dystrop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04]&amp;&quot; &quot;&amp;[.C204])" office:value-type="string" office:string-value="C1.64 Eaux temporaires dystrophes" calcext:value-type="string">
            <text:p>C1.64 Eaux temporaires dystrophes</text:p>
          </table:table-cell>
          <table:table-cell table:number-columns-repeated="1019"/>
        </table:table-row>
        <table:table-row table:style-name="ro1">
          <table:table-cell table:style-name="ce14" office:value-type="float" office:value="4937" calcext:value-type="float">
            <text:p>4937</text:p>
          </table:table-cell>
          <table:table-cell table:style-name="ce14" office:value-type="string" calcext:value-type="string">
            <text:p>C1.65</text:p>
          </table:table-cell>
          <table:table-cell table:style-name="ce64" office:value-type="string" calcext:value-type="string">
            <text:p>Eaux temporaires oligomésotrophes riches en calcair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05]&amp;&quot; &quot;&amp;[.C205])" office:value-type="string" office:string-value="C1.65 Eaux temporaires oligomésotrophes riches en calcaires" calcext:value-type="string">
            <text:p>C1.65 Eaux temporaires oligomésotrophes riches en calcaires</text:p>
          </table:table-cell>
          <table:table-cell table:number-columns-repeated="1019"/>
        </table:table-row>
        <table:table-row table:style-name="ro1">
          <table:table-cell table:style-name="ce14" office:value-type="float" office:value="4938" calcext:value-type="float">
            <text:p>4938</text:p>
          </table:table-cell>
          <table:table-cell table:style-name="ce14" office:value-type="string" calcext:value-type="string">
            <text:p>C1.66</text:p>
          </table:table-cell>
          <table:table-cell table:style-name="ce64" office:value-type="string" calcext:value-type="string">
            <text:p>Eaux continentales temporaires salées ou saumâtr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06]&amp;&quot; &quot;&amp;[.C206])" office:value-type="string" office:string-value="C1.66 Eaux continentales temporaires salées ou saumâtres" calcext:value-type="string">
            <text:p>C1.66 Eaux continentales temporaires salées ou saumâtres</text:p>
          </table:table-cell>
          <table:table-cell table:number-columns-repeated="1019"/>
        </table:table-row>
        <table:table-row table:style-name="ro1">
          <table:table-cell table:style-name="ce14" office:value-type="float" office:value="4939" calcext:value-type="float">
            <text:p>4939</text:p>
          </table:table-cell>
          <table:table-cell table:style-name="ce14" office:value-type="string" calcext:value-type="string">
            <text:p>C1.67</text:p>
          </table:table-cell>
          <table:table-cell table:style-name="ce64" office:value-type="string" calcext:value-type="string">
            <text:p>Turloughs et prairies des fonds des lac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07]&amp;&quot; &quot;&amp;[.C207])" office:value-type="string" office:string-value="C1.67 Turloughs et prairies des fonds des lacs" calcext:value-type="string">
            <text:p>C1.67 Turloughs et prairies des fonds des lacs</text:p>
          </table:table-cell>
          <table:table-cell table:number-columns-repeated="1019"/>
        </table:table-row>
        <table:table-row table:style-name="ro1">
          <table:table-cell table:style-name="ce14" office:value-type="float" office:value="4940" calcext:value-type="float">
            <text:p>4940</text:p>
          </table:table-cell>
          <table:table-cell table:style-name="ce14" office:value-type="string" calcext:value-type="string">
            <text:p>C1.68</text:p>
          </table:table-cell>
          <table:table-cell table:style-name="ce64" office:value-type="string" calcext:value-type="string">
            <text:p>Communautés benthiques des eaux temporair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08]&amp;&quot; &quot;&amp;[.C208])" office:value-type="string" office:string-value="C1.68 Communautés benthiques des eaux temporaires" calcext:value-type="string">
            <text:p>C1.68 Communautés benthiques des eaux temporaires</text:p>
          </table:table-cell>
          <table:table-cell table:number-columns-repeated="1019"/>
        </table:table-row>
        <table:table-row table:style-name="ro4">
          <table:table-cell table:style-name="ce14" office:value-type="float" office:value="4941" calcext:value-type="float">
            <text:p>4941</text:p>
          </table:table-cell>
          <table:table-cell table:style-name="ce14" office:value-type="string" calcext:value-type="string">
            <text:p>C1.69</text:p>
          </table:table-cell>
          <table:table-cell table:style-name="ce64" office:value-type="string" calcext:value-type="string">
            <text:p>Végétations enracinées à feuilles flottantes des plans d'eau temporair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09]&amp;&quot; &quot;&amp;[.C209])" office:value-type="string" office:string-value="C1.69 Végétations enracinées à feuilles flottantes des plans d'eau temporaires" calcext:value-type="string">
            <text:p>C1.69 Végétations enracinées à feuilles flottantes des plans d'eau temporaires</text:p>
          </table:table-cell>
          <table:table-cell table:number-columns-repeated="1019"/>
        </table:table-row>
        <table:table-row table:style-name="ro3">
          <table:table-cell table:style-name="ce12" office:value-type="float" office:value="584" calcext:value-type="float">
            <text:p>584</text:p>
          </table:table-cell>
          <table:table-cell table:style-name="ce12" office:value-type="string" calcext:value-type="string">
            <text:p>C2</text:p>
          </table:table-cell>
          <table:table-cell table:style-name="ce62" office:value-type="string" calcext:value-type="string">
            <text:p>Eaux courantes de surface</text:p>
          </table:table-cell>
          <table:table-cell table:style-name="ce12" office:value-type="float" office:value="2" calcext:value-type="float">
            <text:p>2</text:p>
          </table:table-cell>
          <table:table-cell table:formula="of:=CONCATENATE([.B210]&amp;&quot; &quot;&amp;[.C210])" office:value-type="string" office:string-value="C2 Eaux courantes de surface" calcext:value-type="string">
            <text:p>C2 Eaux courantes de surface</text:p>
          </table:table-cell>
          <table:table-cell table:number-columns-repeated="1019"/>
        </table:table-row>
        <table:table-row table:style-name="ro1">
          <table:table-cell table:style-name="ce13" office:value-type="float" office:value="1621" calcext:value-type="float">
            <text:p>1621</text:p>
          </table:table-cell>
          <table:table-cell table:style-name="ce13" office:value-type="string" calcext:value-type="string">
            <text:p>C2.1</text:p>
          </table:table-cell>
          <table:table-cell table:style-name="ce63" office:value-type="string" calcext:value-type="string">
            <text:p>Sources, ruisseaux de sources et geyser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11]&amp;&quot; &quot;&amp;[.C211])" office:value-type="string" office:string-value="C2.1 Sources, ruisseaux de sources et geysers" calcext:value-type="string">
            <text:p>C2.1 Sources, ruisseaux de sources et geysers</text:p>
          </table:table-cell>
          <table:table-cell table:number-columns-repeated="1019"/>
        </table:table-row>
        <table:table-row table:style-name="ro1">
          <table:table-cell table:style-name="ce14" office:value-type="float" office:value="4776" calcext:value-type="float">
            <text:p>4776</text:p>
          </table:table-cell>
          <table:table-cell table:style-name="ce14" office:value-type="string" calcext:value-type="string">
            <text:p>C2.11</text:p>
          </table:table-cell>
          <table:table-cell table:style-name="ce64" office:value-type="string" calcext:value-type="string">
            <text:p>Sources d'eau douc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12]&amp;&quot; &quot;&amp;[.C212])" office:value-type="string" office:string-value="C2.11 Sources d'eau douce" calcext:value-type="string">
            <text:p>C2.11 Sources d'eau douce</text:p>
          </table:table-cell>
          <table:table-cell table:number-columns-repeated="1019"/>
        </table:table-row>
        <table:table-row table:style-name="ro1">
          <table:table-cell table:style-name="ce14" office:value-type="float" office:value="4781" calcext:value-type="float">
            <text:p>4781</text:p>
          </table:table-cell>
          <table:table-cell table:style-name="ce14" office:value-type="string" calcext:value-type="string">
            <text:p>C2.12</text:p>
          </table:table-cell>
          <table:table-cell table:style-name="ce64" office:value-type="string" calcext:value-type="string">
            <text:p>Sources d'eau dur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13]&amp;&quot; &quot;&amp;[.C213])" office:value-type="string" office:string-value="C2.12 Sources d'eau dure" calcext:value-type="string">
            <text:p>C2.12 Sources d'eau dure</text:p>
          </table:table-cell>
          <table:table-cell table:number-columns-repeated="1019"/>
        </table:table-row>
        <table:table-row table:style-name="ro1">
          <table:table-cell table:style-name="ce14" office:value-type="float" office:value="4785" calcext:value-type="float">
            <text:p>4785</text:p>
          </table:table-cell>
          <table:table-cell table:style-name="ce14" office:value-type="string" calcext:value-type="string">
            <text:p>C2.14</text:p>
          </table:table-cell>
          <table:table-cell table:style-name="ce64" office:value-type="string" calcext:value-type="string">
            <text:p>Sources thermal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14]&amp;&quot; &quot;&amp;[.C214])" office:value-type="string" office:string-value="C2.14 Sources thermales" calcext:value-type="string">
            <text:p>C2.14 Sources thermales</text:p>
          </table:table-cell>
          <table:table-cell table:number-columns-repeated="1019"/>
        </table:table-row>
        <table:table-row table:style-name="ro1">
          <table:table-cell table:style-name="ce14" office:value-type="float" office:value="4792" calcext:value-type="float">
            <text:p>4792</text:p>
          </table:table-cell>
          <table:table-cell table:style-name="ce14" office:value-type="string" calcext:value-type="string">
            <text:p>C2.15</text:p>
          </table:table-cell>
          <table:table-cell table:style-name="ce64" office:value-type="string" calcext:value-type="string">
            <text:p>Sources d'eau salé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15]&amp;&quot; &quot;&amp;[.C215])" office:value-type="string" office:string-value="C2.15 Sources d'eau salée" calcext:value-type="string">
            <text:p>C2.15 Sources d'eau salée</text:p>
          </table:table-cell>
          <table:table-cell table:number-columns-repeated="1019"/>
        </table:table-row>
        <table:table-row table:style-name="ro1">
          <table:table-cell table:style-name="ce14" office:value-type="float" office:value="4793" calcext:value-type="float">
            <text:p>4793</text:p>
          </table:table-cell>
          <table:table-cell table:style-name="ce14" office:value-type="string" calcext:value-type="string">
            <text:p>C2.16</text:p>
          </table:table-cell>
          <table:table-cell table:style-name="ce64" office:value-type="string" calcext:value-type="string">
            <text:p>Ruisseaux crénaux (ruisseaux de source)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16]&amp;&quot; &quot;&amp;[.C216])" office:value-type="string" office:string-value="C2.16 Ruisseaux crénaux (ruisseaux de source)" calcext:value-type="string">
            <text:p>C2.16 Ruisseaux crénaux (ruisseaux de source)</text:p>
          </table:table-cell>
          <table:table-cell table:number-columns-repeated="1019"/>
        </table:table-row>
        <table:table-row table:style-name="ro1">
          <table:table-cell table:style-name="ce14" office:value-type="float" office:value="4794" calcext:value-type="float">
            <text:p>4794</text:p>
          </table:table-cell>
          <table:table-cell table:style-name="ce14" office:value-type="string" calcext:value-type="string">
            <text:p>C2.17</text:p>
          </table:table-cell>
          <table:table-cell table:style-name="ce64" office:value-type="string" calcext:value-type="string">
            <text:p>Ruisseaux des sources thermal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17]&amp;&quot; &quot;&amp;[.C217])" office:value-type="string" office:string-value="C2.17 Ruisseaux des sources thermales" calcext:value-type="string">
            <text:p>C2.17 Ruisseaux des sources thermales</text:p>
          </table:table-cell>
          <table:table-cell table:number-columns-repeated="1019"/>
        </table:table-row>
        <table:table-row table:style-name="ro4">
          <table:table-cell table:style-name="ce14" office:value-type="float" office:value="4795" calcext:value-type="float">
            <text:p>4795</text:p>
          </table:table-cell>
          <table:table-cell table:style-name="ce14" office:value-type="string" calcext:value-type="string">
            <text:p>C2.18</text:p>
          </table:table-cell>
          <table:table-cell table:style-name="ce64" office:value-type="string" calcext:value-type="string">
            <text:p>Végétations oligotrophes acidiphiles des ruisseaux de sourc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18]&amp;&quot; &quot;&amp;[.C218])" office:value-type="string" office:string-value="C2.18 Végétations oligotrophes acidiphiles des ruisseaux de sources" calcext:value-type="string">
            <text:p>C2.18 Végétations oligotrophes acidiphiles des ruisseaux de sources</text:p>
          </table:table-cell>
          <table:table-cell table:number-columns-repeated="1019"/>
        </table:table-row>
        <table:table-row table:style-name="ro4">
          <table:table-cell table:style-name="ce14" office:value-type="float" office:value="4796" calcext:value-type="float">
            <text:p>4796</text:p>
          </table:table-cell>
          <table:table-cell table:style-name="ce14" office:value-type="string" calcext:value-type="string">
            <text:p>C2.19</text:p>
          </table:table-cell>
          <table:table-cell table:style-name="ce64" office:value-type="string" calcext:value-type="string">
            <text:p>Végétations oligotrophes des ruisseaux de sources riches en calcair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19]&amp;&quot; &quot;&amp;[.C219])" office:value-type="string" office:string-value="C2.19 Végétations oligotrophes des ruisseaux de sources riches en calcaire" calcext:value-type="string">
            <text:p>C2.19 Végétations oligotrophes des ruisseaux de sources riches en calcaire</text:p>
          </table:table-cell>
          <table:table-cell table:number-columns-repeated="1019"/>
        </table:table-row>
        <table:table-row table:style-name="ro1">
          <table:table-cell table:style-name="ce14" office:value-type="float" office:value="4844" calcext:value-type="float">
            <text:p>4844</text:p>
          </table:table-cell>
          <table:table-cell table:style-name="ce14" office:value-type="string" calcext:value-type="string">
            <text:p>C2.1A</text:p>
          </table:table-cell>
          <table:table-cell table:style-name="ce64" office:value-type="string" calcext:value-type="string">
            <text:p>Végétations mésotrophes des ruisseaux de sourc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20]&amp;&quot; &quot;&amp;[.C220])" office:value-type="string" office:string-value="C2.1A Végétations mésotrophes des ruisseaux de sources" calcext:value-type="string">
            <text:p>C2.1A Végétations mésotrophes des ruisseaux de sources</text:p>
          </table:table-cell>
          <table:table-cell table:number-columns-repeated="1019"/>
        </table:table-row>
        <table:table-row table:style-name="ro1">
          <table:table-cell table:style-name="ce14" office:value-type="float" office:value="4845" calcext:value-type="float">
            <text:p>4845</text:p>
          </table:table-cell>
          <table:table-cell table:style-name="ce14" office:value-type="string" calcext:value-type="string">
            <text:p>C2.1B</text:p>
          </table:table-cell>
          <table:table-cell table:style-name="ce64" office:value-type="string" calcext:value-type="string">
            <text:p>Végétations eutrophes des ruisseaux de sourc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21]&amp;&quot; &quot;&amp;[.C221])" office:value-type="string" office:string-value="C2.1B Végétations eutrophes des ruisseaux de sources" calcext:value-type="string">
            <text:p>C2.1B Végétations eutrophes des ruisseaux de sources</text:p>
          </table:table-cell>
          <table:table-cell table:number-columns-repeated="1019"/>
        </table:table-row>
        <table:table-row table:style-name="ro4">
          <table:table-cell table:style-name="ce13" office:value-type="float" office:value="1636" calcext:value-type="float">
            <text:p>1636</text:p>
          </table:table-cell>
          <table:table-cell table:style-name="ce13" office:value-type="string" calcext:value-type="string">
            <text:p>C2.2</text:p>
          </table:table-cell>
          <table:table-cell table:style-name="ce63" office:value-type="string" calcext:value-type="string">
            <text:p>Cours d'eau permanents, non soumis aux marées, à écoulement turbulent et rapide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22]&amp;&quot; &quot;&amp;[.C222])" office:value-type="string" office:string-value="C2.2 Cours d'eau permanents, non soumis aux marées, à écoulement turbulent et rapide" calcext:value-type="string">
            <text:p>C2.2 Cours d'eau permanents, non soumis aux marées, à écoulement turbulent et rapide</text:p>
          </table:table-cell>
          <table:table-cell table:number-columns-repeated="1019"/>
        </table:table-row>
        <table:table-row table:style-name="ro1">
          <table:table-cell table:style-name="ce14" office:value-type="float" office:value="4802" calcext:value-type="float">
            <text:p>4802</text:p>
          </table:table-cell>
          <table:table-cell table:style-name="ce14" office:value-type="string" calcext:value-type="string">
            <text:p>C2.21</text:p>
          </table:table-cell>
          <table:table-cell table:style-name="ce64" office:value-type="string" calcext:value-type="string">
            <text:p>Épirhithron et métarhithron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23]&amp;&quot; &quot;&amp;[.C223])" office:value-type="string" office:string-value="C2.21 Épirhithron et métarhithron" calcext:value-type="string">
            <text:p>C2.21 Épirhithron et métarhithron</text:p>
          </table:table-cell>
          <table:table-cell table:number-columns-repeated="1019"/>
        </table:table-row>
        <table:table-row table:style-name="ro1">
          <table:table-cell table:style-name="ce14" office:value-type="float" office:value="4803" calcext:value-type="float">
            <text:p>4803</text:p>
          </table:table-cell>
          <table:table-cell table:style-name="ce14" office:value-type="string" calcext:value-type="string">
            <text:p>C2.22</text:p>
          </table:table-cell>
          <table:table-cell table:style-name="ce64" office:value-type="string" calcext:value-type="string">
            <text:p>Hyporhithron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24]&amp;&quot; &quot;&amp;[.C224])" office:value-type="string" office:string-value="C2.22 Hyporhithron" calcext:value-type="string">
            <text:p>C2.22 Hyporhithron</text:p>
          </table:table-cell>
          <table:table-cell table:number-columns-repeated="1019"/>
        </table:table-row>
        <table:table-row table:style-name="ro1">
          <table:table-cell table:style-name="ce14" office:value-type="float" office:value="4804" calcext:value-type="float">
            <text:p>4804</text:p>
          </table:table-cell>
          <table:table-cell table:style-name="ce14" office:value-type="string" calcext:value-type="string">
            <text:p>C2.23</text:p>
          </table:table-cell>
          <table:table-cell table:style-name="ce64" office:value-type="string" calcext:value-type="string">
            <text:p>Eaux de fonte glaciair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25]&amp;&quot; &quot;&amp;[.C225])" office:value-type="string" office:string-value="C2.23 Eaux de fonte glaciaire" calcext:value-type="string">
            <text:p>C2.23 Eaux de fonte glaciaire</text:p>
          </table:table-cell>
          <table:table-cell table:number-columns-repeated="1019"/>
        </table:table-row>
        <table:table-row table:style-name="ro1">
          <table:table-cell table:style-name="ce14" office:value-type="float" office:value="4805" calcext:value-type="float">
            <text:p>4805</text:p>
          </table:table-cell>
          <table:table-cell table:style-name="ce14" office:value-type="string" calcext:value-type="string">
            <text:p>C2.24</text:p>
          </table:table-cell>
          <table:table-cell table:style-name="ce64" office:value-type="string" calcext:value-type="string">
            <text:p>Chutes d'eau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26]&amp;&quot; &quot;&amp;[.C226])" office:value-type="string" office:string-value="C2.24 Chutes d'eau" calcext:value-type="string">
            <text:p>C2.24 Chutes d'eau</text:p>
          </table:table-cell>
          <table:table-cell table:number-columns-repeated="1019"/>
        </table:table-row>
        <table:table-row table:style-name="ro4">
          <table:table-cell table:style-name="ce14" office:value-type="float" office:value="4806" calcext:value-type="float">
            <text:p>4806</text:p>
          </table:table-cell>
          <table:table-cell table:style-name="ce14" office:value-type="string" calcext:value-type="string">
            <text:p>C2.25</text:p>
          </table:table-cell>
          <table:table-cell table:style-name="ce64" office:value-type="string" calcext:value-type="string">
            <text:p>Végétations acides oligotrophes des cours d'eau à débit rapid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27]&amp;&quot; &quot;&amp;[.C227])" office:value-type="string" office:string-value="C2.25 Végétations acides oligotrophes des cours d'eau à débit rapide" calcext:value-type="string">
            <text:p>C2.25 Végétations acides oligotrophes des cours d'eau à débit rapide</text:p>
          </table:table-cell>
          <table:table-cell table:number-columns-repeated="1019"/>
        </table:table-row>
        <table:table-row table:style-name="ro4">
          <table:table-cell table:style-name="ce14" office:value-type="float" office:value="4828" calcext:value-type="float">
            <text:p>4828</text:p>
          </table:table-cell>
          <table:table-cell table:style-name="ce14" office:value-type="string" calcext:value-type="string">
            <text:p>C2.26</text:p>
          </table:table-cell>
          <table:table-cell table:style-name="ce64" office:value-type="string" calcext:value-type="string">
            <text:p>Végétations oligotrophes des cours d'eau à débit rapide riches en calcair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28]&amp;&quot; &quot;&amp;[.C228])" office:value-type="string" office:string-value="C2.26 Végétations oligotrophes des cours d'eau à débit rapide riches en calcaire" calcext:value-type="string">
            <text:p>C2.26 Végétations oligotrophes des cours d'eau à débit rapide riches en calcaire</text:p>
          </table:table-cell>
          <table:table-cell table:number-columns-repeated="1019"/>
        </table:table-row>
        <table:table-row table:style-name="ro1">
          <table:table-cell table:style-name="ce14" office:value-type="float" office:value="4829" calcext:value-type="float">
            <text:p>4829</text:p>
          </table:table-cell>
          <table:table-cell table:style-name="ce14" office:value-type="string" calcext:value-type="string">
            <text:p>C2.27</text:p>
          </table:table-cell>
          <table:table-cell table:style-name="ce64" office:value-type="string" calcext:value-type="string">
            <text:p>Végétations mésotrophes des cours d'eau à débit rapid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29]&amp;&quot; &quot;&amp;[.C229])" office:value-type="string" office:string-value="C2.27 Végétations mésotrophes des cours d'eau à débit rapide" calcext:value-type="string">
            <text:p>C2.27 Végétations mésotrophes des cours d'eau à débit rapide</text:p>
          </table:table-cell>
          <table:table-cell table:number-columns-repeated="1019"/>
        </table:table-row>
        <table:table-row table:style-name="ro1">
          <table:table-cell table:style-name="ce14" office:value-type="float" office:value="4830" calcext:value-type="float">
            <text:p>4830</text:p>
          </table:table-cell>
          <table:table-cell table:style-name="ce14" office:value-type="string" calcext:value-type="string">
            <text:p>C2.28</text:p>
          </table:table-cell>
          <table:table-cell table:style-name="ce64" office:value-type="string" calcext:value-type="string">
            <text:p>Végétations eutrophes des cours d'eau à débit rapid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30]&amp;&quot; &quot;&amp;[.C230])" office:value-type="string" office:string-value="C2.28 Végétations eutrophes des cours d'eau à débit rapide" calcext:value-type="string">
            <text:p>C2.28 Végétations eutrophes des cours d'eau à débit rapide</text:p>
          </table:table-cell>
          <table:table-cell table:number-columns-repeated="1019"/>
        </table:table-row>
        <table:table-row table:style-name="ro4">
          <table:table-cell table:style-name="ce13" office:value-type="float" office:value="1638" calcext:value-type="float">
            <text:p>1638</text:p>
          </table:table-cell>
          <table:table-cell table:style-name="ce13" office:value-type="string" calcext:value-type="string">
            <text:p>C2.3</text:p>
          </table:table-cell>
          <table:table-cell table:style-name="ce63" office:value-type="string" calcext:value-type="string">
            <text:p>Cours d'eau permanents non soumis aux marées, à débit régulier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31]&amp;&quot; &quot;&amp;[.C231])" office:value-type="string" office:string-value="C2.3 Cours d'eau permanents non soumis aux marées, à débit régulier" calcext:value-type="string">
            <text:p>C2.3 Cours d'eau permanents non soumis aux marées, à débit régulier</text:p>
          </table:table-cell>
          <table:table-cell table:number-columns-repeated="1019"/>
        </table:table-row>
        <table:table-row table:style-name="ro1">
          <table:table-cell table:style-name="ce14" office:value-type="float" office:value="4850" calcext:value-type="float">
            <text:p>4850</text:p>
          </table:table-cell>
          <table:table-cell table:style-name="ce14" office:value-type="string" calcext:value-type="string">
            <text:p>C2.31</text:p>
          </table:table-cell>
          <table:table-cell table:style-name="ce64" office:value-type="string" calcext:value-type="string">
            <text:p>Épipotamon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32]&amp;&quot; &quot;&amp;[.C232])" office:value-type="string" office:string-value="C2.31 Épipotamon" calcext:value-type="string">
            <text:p>C2.31 Épipotamon</text:p>
          </table:table-cell>
          <table:table-cell table:number-columns-repeated="1019"/>
        </table:table-row>
        <table:table-row table:style-name="ro1">
          <table:table-cell table:style-name="ce14" office:value-type="float" office:value="4851" calcext:value-type="float">
            <text:p>4851</text:p>
          </table:table-cell>
          <table:table-cell table:style-name="ce14" office:value-type="string" calcext:value-type="string">
            <text:p>C2.32</text:p>
          </table:table-cell>
          <table:table-cell table:style-name="ce64" office:value-type="string" calcext:value-type="string">
            <text:p>Métapotamon et hypopotamon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33]&amp;&quot; &quot;&amp;[.C233])" office:value-type="string" office:string-value="C2.32 Métapotamon et hypopotamon" calcext:value-type="string">
            <text:p>C2.32 Métapotamon et hypopotamon</text:p>
          </table:table-cell>
          <table:table-cell table:number-columns-repeated="1019"/>
        </table:table-row>
        <table:table-row table:style-name="ro1">
          <table:table-cell table:style-name="ce14" office:value-type="float" office:value="4810" calcext:value-type="float">
            <text:p>4810</text:p>
          </table:table-cell>
          <table:table-cell table:style-name="ce14" office:value-type="string" calcext:value-type="string">
            <text:p>C2.33</text:p>
          </table:table-cell>
          <table:table-cell table:style-name="ce64" office:value-type="string" calcext:value-type="string">
            <text:p>Végétations mésotrophes des cours d'eau à débit lent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34]&amp;&quot; &quot;&amp;[.C234])" office:value-type="string" office:string-value="C2.33 Végétations mésotrophes des cours d'eau à débit lent" calcext:value-type="string">
            <text:p>C2.33 Végétations mésotrophes des cours d'eau à débit lent</text:p>
          </table:table-cell>
          <table:table-cell table:number-columns-repeated="1019"/>
        </table:table-row>
        <table:table-row table:style-name="ro1">
          <table:table-cell table:style-name="ce14" office:value-type="float" office:value="4811" calcext:value-type="float">
            <text:p>4811</text:p>
          </table:table-cell>
          <table:table-cell table:style-name="ce14" office:value-type="string" calcext:value-type="string">
            <text:p>C2.34</text:p>
          </table:table-cell>
          <table:table-cell table:style-name="ce64" office:value-type="string" calcext:value-type="string">
            <text:p>Végétations eutrophes des cours d'eau à débit lent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35]&amp;&quot; &quot;&amp;[.C235])" office:value-type="string" office:string-value="C2.34 Végétations eutrophes des cours d'eau à débit lent" calcext:value-type="string">
            <text:p>C2.34 Végétations eutrophes des cours d'eau à débit lent</text:p>
          </table:table-cell>
          <table:table-cell table:number-columns-repeated="1019"/>
        </table:table-row>
        <table:table-row table:style-name="ro1">
          <table:table-cell table:style-name="ce13" office:value-type="float" office:value="1628" calcext:value-type="float">
            <text:p>1628</text:p>
          </table:table-cell>
          <table:table-cell table:style-name="ce13" office:value-type="string" calcext:value-type="string">
            <text:p>C2.4</text:p>
          </table:table-cell>
          <table:table-cell table:style-name="ce63" office:value-type="string" calcext:value-type="string">
            <text:p>Fleuves et rivières tidaux en amont de l'estuaire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36]&amp;&quot; &quot;&amp;[.C236])" office:value-type="string" office:string-value="C2.4 Fleuves et rivières tidaux en amont de l'estuaire" calcext:value-type="string">
            <text:p>C2.4 Fleuves et rivières tidaux en amont de l'estuaire</text:p>
          </table:table-cell>
          <table:table-cell table:number-columns-repeated="1019"/>
        </table:table-row>
        <table:table-row table:style-name="ro1">
          <table:table-cell table:style-name="ce14" office:value-type="float" office:value="4812" calcext:value-type="float">
            <text:p>4812</text:p>
          </table:table-cell>
          <table:table-cell table:style-name="ce14" office:value-type="string" calcext:value-type="string">
            <text:p>C2.41</text:p>
          </table:table-cell>
          <table:table-cell table:style-name="ce64" office:value-type="string" calcext:value-type="string">
            <text:p>Cours d'eau à eau saumâtre soumis aux maré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37]&amp;&quot; &quot;&amp;[.C237])" office:value-type="string" office:string-value="C2.41 Cours d'eau à eau saumâtre soumis aux marées" calcext:value-type="string">
            <text:p>C2.41 Cours d'eau à eau saumâtre soumis aux marées</text:p>
          </table:table-cell>
          <table:table-cell table:number-columns-repeated="1019"/>
        </table:table-row>
        <table:table-row table:style-name="ro1">
          <table:table-cell table:style-name="ce14" office:value-type="float" office:value="4813" calcext:value-type="float">
            <text:p>4813</text:p>
          </table:table-cell>
          <table:table-cell table:style-name="ce14" office:value-type="string" calcext:value-type="string">
            <text:p>C2.42</text:p>
          </table:table-cell>
          <table:table-cell table:style-name="ce64" office:value-type="string" calcext:value-type="string">
            <text:p>Cours d'eau à eau douce soumis aux maré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38]&amp;&quot; &quot;&amp;[.C238])" office:value-type="string" office:string-value="C2.42 Cours d'eau à eau douce soumis aux marées" calcext:value-type="string">
            <text:p>C2.42 Cours d'eau à eau douce soumis aux marées</text:p>
          </table:table-cell>
          <table:table-cell table:number-columns-repeated="1019"/>
        </table:table-row>
        <table:table-row table:style-name="ro1">
          <table:table-cell table:style-name="ce14" office:value-type="float" office:value="4837" calcext:value-type="float">
            <text:p>4837</text:p>
          </table:table-cell>
          <table:table-cell table:style-name="ce14" office:value-type="string" calcext:value-type="string">
            <text:p>C2.43</text:p>
          </table:table-cell>
          <table:table-cell table:style-name="ce64" office:value-type="string" calcext:value-type="string">
            <text:p>Végétations mésotrophes des cours d'eau tidaux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39]&amp;&quot; &quot;&amp;[.C239])" office:value-type="string" office:string-value="C2.43 Végétations mésotrophes des cours d'eau tidaux" calcext:value-type="string">
            <text:p>C2.43 Végétations mésotrophes des cours d'eau tidaux</text:p>
          </table:table-cell>
          <table:table-cell table:number-columns-repeated="1019"/>
        </table:table-row>
        <table:table-row table:style-name="ro1">
          <table:table-cell table:style-name="ce14" office:value-type="float" office:value="4838" calcext:value-type="float">
            <text:p>4838</text:p>
          </table:table-cell>
          <table:table-cell table:style-name="ce14" office:value-type="string" calcext:value-type="string">
            <text:p>C2.44</text:p>
          </table:table-cell>
          <table:table-cell table:style-name="ce64" office:value-type="string" calcext:value-type="string">
            <text:p>Végétations eutrophes des cours d'eau tidaux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40]&amp;&quot; &quot;&amp;[.C240])" office:value-type="string" office:string-value="C2.44 Végétations eutrophes des cours d'eau tidaux" calcext:value-type="string">
            <text:p>C2.44 Végétations eutrophes des cours d'eau tidaux</text:p>
          </table:table-cell>
          <table:table-cell table:number-columns-repeated="1019"/>
        </table:table-row>
        <table:table-row table:style-name="ro1">
          <table:table-cell table:style-name="ce13" office:value-type="float" office:value="1633" calcext:value-type="float">
            <text:p>1633</text:p>
          </table:table-cell>
          <table:table-cell table:style-name="ce13" office:value-type="string" calcext:value-type="string">
            <text:p>C2.5</text:p>
          </table:table-cell>
          <table:table-cell table:style-name="ce63" office:value-type="string" calcext:value-type="string">
            <text:p>Eaux courantes temporaire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41]&amp;&quot; &quot;&amp;[.C241])" office:value-type="string" office:string-value="C2.5 Eaux courantes temporaires" calcext:value-type="string">
            <text:p>C2.5 Eaux courantes temporaires</text:p>
          </table:table-cell>
          <table:table-cell table:number-columns-repeated="1019"/>
        </table:table-row>
        <table:table-row table:style-name="ro4">
          <table:table-cell table:style-name="ce13" office:value-type="float" office:value="1634" calcext:value-type="float">
            <text:p>1634</text:p>
          </table:table-cell>
          <table:table-cell table:style-name="ce13" office:value-type="string" calcext:value-type="string">
            <text:p>C2.6</text:p>
          </table:table-cell>
          <table:table-cell table:style-name="ce63" office:value-type="string" calcext:value-type="string">
            <text:p>Films d'eau coulant sur les marges d'un court d'eau rocheux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42]&amp;&quot; &quot;&amp;[.C242])" office:value-type="string" office:string-value="C2.6 Films d'eau coulant sur les marges d'un court d'eau rocheux" calcext:value-type="string">
            <text:p>C2.6 Films d'eau coulant sur les marges d'un court d'eau rocheux</text:p>
          </table:table-cell>
          <table:table-cell table:number-columns-repeated="1019"/>
        </table:table-row>
        <table:table-row table:style-name="ro3">
          <table:table-cell table:style-name="ce12" office:value-type="float" office:value="587" calcext:value-type="float">
            <text:p>587</text:p>
          </table:table-cell>
          <table:table-cell table:style-name="ce12" office:value-type="string" calcext:value-type="string">
            <text:p>C3</text:p>
          </table:table-cell>
          <table:table-cell table:style-name="ce62" office:value-type="string" calcext:value-type="string">
            <text:p>Zones littorales des eaux de surface continentales</text:p>
          </table:table-cell>
          <table:table-cell table:style-name="ce12" office:value-type="float" office:value="2" calcext:value-type="float">
            <text:p>2</text:p>
          </table:table-cell>
          <table:table-cell table:formula="of:=CONCATENATE([.B243]&amp;&quot; &quot;&amp;[.C243])" office:value-type="string" office:string-value="C3 Zones littorales des eaux de surface continentales" calcext:value-type="string">
            <text:p>C3 Zones littorales des eaux de surface continentales</text:p>
          </table:table-cell>
          <table:table-cell table:number-columns-repeated="1019"/>
        </table:table-row>
        <table:table-row table:style-name="ro1">
          <table:table-cell table:style-name="ce13" office:value-type="float" office:value="1629" calcext:value-type="float">
            <text:p>1629</text:p>
          </table:table-cell>
          <table:table-cell table:style-name="ce13" office:value-type="string" calcext:value-type="string">
            <text:p>C3.1</text:p>
          </table:table-cell>
          <table:table-cell table:style-name="ce63" office:value-type="string" calcext:value-type="string">
            <text:p>Formations à hélophytes riches en espèce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44]&amp;&quot; &quot;&amp;[.C244])" office:value-type="string" office:string-value="C3.1 Formations à hélophytes riches en espèces" calcext:value-type="string">
            <text:p>C3.1 Formations à hélophytes riches en espèces</text:p>
          </table:table-cell>
          <table:table-cell table:number-columns-repeated="1019"/>
        </table:table-row>
        <table:table-row table:style-name="ro4">
          <table:table-cell table:style-name="ce14" office:value-type="float" office:value="4818" calcext:value-type="float">
            <text:p>4818</text:p>
          </table:table-cell>
          <table:table-cell table:style-name="ce14" office:value-type="string" calcext:value-type="string">
            <text:p>C3.11</text:p>
          </table:table-cell>
          <table:table-cell table:style-name="ce64" office:value-type="string" calcext:value-type="string">
            <text:p>Formations à petits hélophytes des bords des eaux à débit rapid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45]&amp;&quot; &quot;&amp;[.C245])" office:value-type="string" office:string-value="C3.11 Formations à petits hélophytes des bords des eaux à débit rapide" calcext:value-type="string">
            <text:p>C3.11 Formations à petits hélophytes des bords des eaux à débit rapide</text:p>
          </table:table-cell>
          <table:table-cell table:number-columns-repeated="1019"/>
        </table:table-row>
        <table:table-row table:style-name="ro4">
          <table:table-cell table:style-name="ce13" office:value-type="float" office:value="1630" calcext:value-type="float">
            <text:p>1630</text:p>
          </table:table-cell>
          <table:table-cell table:style-name="ce13" office:value-type="string" calcext:value-type="string">
            <text:p>C3.2</text:p>
          </table:table-cell>
          <table:table-cell table:style-name="ce63" office:value-type="string" calcext:value-type="string">
            <text:p>Roselières et formations de bordure à grands hélophytes autres que les roseaux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46]&amp;&quot; &quot;&amp;[.C246])" office:value-type="string" office:string-value="C3.2 Roselières et formations de bordure à grands hélophytes autres que les roseaux" calcext:value-type="string">
            <text:p>C3.2 Roselières et formations de bordure à grands hélophytes autres que les roseaux</text:p>
          </table:table-cell>
          <table:table-cell table:number-columns-repeated="1019"/>
        </table:table-row>
        <table:table-row table:style-name="ro1">
          <table:table-cell table:style-name="ce14" office:value-type="float" office:value="4819" calcext:value-type="float">
            <text:p>4819</text:p>
          </table:table-cell>
          <table:table-cell table:style-name="ce14" office:value-type="string" calcext:value-type="string">
            <text:p>C3.21</text:p>
          </table:table-cell>
          <table:table-cell table:style-name="ce64" office:value-type="string" calcext:value-type="string">
            <text:p>Phragmitaies à Phragmites australi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47]&amp;&quot; &quot;&amp;[.C247])" office:value-type="string" office:string-value="C3.21 Phragmitaies à Phragmites australis" calcext:value-type="string">
            <text:p>C3.21 Phragmitaies à Phragmites australis</text:p>
          </table:table-cell>
          <table:table-cell table:number-columns-repeated="1019"/>
        </table:table-row>
        <table:table-row table:style-name="ro1">
          <table:table-cell table:style-name="ce6" office:value-type="float" office:value="10966" calcext:value-type="float">
            <text:p>10966</text:p>
          </table:table-cell>
          <table:table-cell table:style-name="ce49" office:value-type="string" calcext:value-type="string">
            <text:p>C3.211</text:p>
          </table:table-cell>
          <table:table-cell table:style-name="ce6" office:value-type="string" calcext:value-type="string">
            <text:p>Phragmitaies inondé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48]&amp;&quot; &quot;&amp;[.C248])" office:value-type="string" office:string-value="C3.211 Phragmitaies inondées" calcext:value-type="string">
            <text:p>C3.211 Phragmitaies inondées</text:p>
          </table:table-cell>
          <table:table-cell table:number-columns-repeated="1019"/>
        </table:table-row>
        <table:table-row table:style-name="ro1">
          <table:table-cell table:style-name="ce6" office:value-type="float" office:value="17589" calcext:value-type="float">
            <text:p>17589</text:p>
          </table:table-cell>
          <table:table-cell table:style-name="ce49" office:value-type="string" calcext:value-type="string">
            <text:p>C3.2111</text:p>
          </table:table-cell>
          <table:table-cell table:style-name="ce6" office:value-type="string" calcext:value-type="string">
            <text:p>Phragmitaies des eaux douce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249]&amp;&quot; &quot;&amp;[.C249])" office:value-type="string" office:string-value="C3.2111 Phragmitaies des eaux douces" calcext:value-type="string">
            <text:p>C3.2111 Phragmitaies des eaux douces</text:p>
          </table:table-cell>
          <table:table-cell table:number-columns-repeated="1019"/>
        </table:table-row>
        <table:table-row table:style-name="ro1">
          <table:table-cell table:style-name="ce14" office:value-type="float" office:value="5008" calcext:value-type="float">
            <text:p>5008</text:p>
          </table:table-cell>
          <table:table-cell table:style-name="ce14" office:value-type="string" calcext:value-type="string">
            <text:p>C3.22</text:p>
          </table:table-cell>
          <table:table-cell table:style-name="ce64" office:value-type="string" calcext:value-type="string">
            <text:p>Scirpaies à Scirpus lacustri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50]&amp;&quot; &quot;&amp;[.C250])" office:value-type="string" office:string-value="C3.22 Scirpaies à Scirpus lacustris" calcext:value-type="string">
            <text:p>C3.22 Scirpaies à Scirpus lacustris</text:p>
          </table:table-cell>
          <table:table-cell table:number-columns-repeated="1019"/>
        </table:table-row>
        <table:table-row table:style-name="ro1">
          <table:table-cell table:style-name="ce14" office:value-type="float" office:value="5010" calcext:value-type="float">
            <text:p>5010</text:p>
          </table:table-cell>
          <table:table-cell table:style-name="ce14" office:value-type="string" calcext:value-type="string">
            <text:p>C3.23</text:p>
          </table:table-cell>
          <table:table-cell table:style-name="ce64" office:value-type="string" calcext:value-type="string">
            <text:p>Typhai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51]&amp;&quot; &quot;&amp;[.C251])" office:value-type="string" office:string-value="C3.23 Typhaies" calcext:value-type="string">
            <text:p>C3.23 Typhaies</text:p>
          </table:table-cell>
          <table:table-cell table:number-columns-repeated="1019"/>
        </table:table-row>
        <table:table-row table:style-name="ro4">
          <table:table-cell table:style-name="ce14" office:value-type="float" office:value="5011" calcext:value-type="float">
            <text:p>5011</text:p>
          </table:table-cell>
          <table:table-cell table:style-name="ce14" office:value-type="string" calcext:value-type="string">
            <text:p>C3.24</text:p>
          </table:table-cell>
          <table:table-cell table:style-name="ce64" office:value-type="string" calcext:value-type="string">
            <text:p>Communautés non-graminoïdes de moyenne-haute taille bordant l'eau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52]&amp;&quot; &quot;&amp;[.C252])" office:value-type="string" office:string-value="C3.24 Communautés non-graminoïdes de moyenne-haute taille bordant l'eau" calcext:value-type="string">
            <text:p>C3.24 Communautés non-graminoïdes de moyenne-haute taille bordant l'eau</text:p>
          </table:table-cell>
          <table:table-cell table:number-columns-repeated="1019"/>
        </table:table-row>
        <table:table-row table:style-name="ro1">
          <table:table-cell table:style-name="ce6" office:value-type="float" office:value="10974" calcext:value-type="float">
            <text:p>10974</text:p>
          </table:table-cell>
          <table:table-cell table:style-name="ce49" office:value-type="string" calcext:value-type="string">
            <text:p>C3.241</text:p>
          </table:table-cell>
          <table:table-cell table:style-name="ce6" office:value-type="string" calcext:value-type="string">
            <text:p>Communautés à Sagittair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53]&amp;&quot; &quot;&amp;[.C253])" office:value-type="string" office:string-value="C3.241 Communautés à Sagittaire" calcext:value-type="string">
            <text:p>C3.241 Communautés à Sagittaire</text:p>
          </table:table-cell>
          <table:table-cell table:number-columns-repeated="1019"/>
        </table:table-row>
        <table:table-row table:style-name="ro1">
          <table:table-cell table:style-name="ce6" office:value-type="float" office:value="10975" calcext:value-type="float">
            <text:p>10975</text:p>
          </table:table-cell>
          <table:table-cell table:style-name="ce49" office:value-type="string" calcext:value-type="string">
            <text:p>C3.242</text:p>
          </table:table-cell>
          <table:table-cell table:style-name="ce6" office:value-type="string" calcext:value-type="string">
            <text:p>Communautés à Rubanier négligé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54]&amp;&quot; &quot;&amp;[.C254])" office:value-type="string" office:string-value="C3.242 Communautés à Rubanier négligé" calcext:value-type="string">
            <text:p>C3.242 Communautés à Rubanier négligé</text:p>
          </table:table-cell>
          <table:table-cell table:number-columns-repeated="1019"/>
        </table:table-row>
        <table:table-row table:style-name="ro1">
          <table:table-cell table:style-name="ce6" office:value-type="float" office:value="10976" calcext:value-type="float">
            <text:p>10976</text:p>
          </table:table-cell>
          <table:table-cell table:style-name="ce49" office:value-type="string" calcext:value-type="string">
            <text:p>C3.243</text:p>
          </table:table-cell>
          <table:table-cell table:style-name="ce6" office:value-type="string" calcext:value-type="string">
            <text:p>Communautés à Rubanier dressé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55]&amp;&quot; &quot;&amp;[.C255])" office:value-type="string" office:string-value="C3.243 Communautés à Rubanier dressé" calcext:value-type="string">
            <text:p>C3.243 Communautés à Rubanier dressé</text:p>
          </table:table-cell>
          <table:table-cell table:number-columns-repeated="1019"/>
        </table:table-row>
        <table:table-row table:style-name="ro1">
          <table:table-cell table:style-name="ce6" office:value-type="float" office:value="10977" calcext:value-type="float">
            <text:p>10977</text:p>
          </table:table-cell>
          <table:table-cell table:style-name="ce49" office:value-type="string" calcext:value-type="string">
            <text:p>C3.244</text:p>
          </table:table-cell>
          <table:table-cell table:style-name="ce6" office:value-type="string" calcext:value-type="string">
            <text:p>Communautés à Acore calam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56]&amp;&quot; &quot;&amp;[.C256])" office:value-type="string" office:string-value="C3.244 Communautés à Acore calame" calcext:value-type="string">
            <text:p>C3.244 Communautés à Acore calame</text:p>
          </table:table-cell>
          <table:table-cell table:number-columns-repeated="1019"/>
        </table:table-row>
        <table:table-row table:style-name="ro1">
          <table:table-cell table:style-name="ce6" office:value-type="float" office:value="10978" calcext:value-type="float">
            <text:p>10978</text:p>
          </table:table-cell>
          <table:table-cell table:style-name="ce49" office:value-type="string" calcext:value-type="string">
            <text:p>C3.245</text:p>
          </table:table-cell>
          <table:table-cell table:style-name="ce6" office:value-type="string" calcext:value-type="string">
            <text:p>Communautés à Jonc fleuri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57]&amp;&quot; &quot;&amp;[.C257])" office:value-type="string" office:string-value="C3.245 Communautés à Jonc fleuri" calcext:value-type="string">
            <text:p>C3.245 Communautés à Jonc fleuri</text:p>
          </table:table-cell>
          <table:table-cell table:number-columns-repeated="1019"/>
        </table:table-row>
        <table:table-row table:style-name="ro1">
          <table:table-cell table:style-name="ce6" office:value-type="float" office:value="10979" calcext:value-type="float">
            <text:p>10979</text:p>
          </table:table-cell>
          <table:table-cell table:style-name="ce49" office:value-type="string" calcext:value-type="string">
            <text:p>C3.246</text:p>
          </table:table-cell>
          <table:table-cell table:style-name="ce6" office:value-type="string" calcext:value-type="string">
            <text:p>Communautés à Oenanthe aquatique et à Rorippe amphibi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58]&amp;&quot; &quot;&amp;[.C258])" office:value-type="string" office:string-value="C3.246 Communautés à Oenanthe aquatique et à Rorippe amphibie" calcext:value-type="string">
            <text:p>C3.246 Communautés à Oenanthe aquatique et à Rorippe amphibie</text:p>
          </table:table-cell>
          <table:table-cell table:number-columns-repeated="1019"/>
        </table:table-row>
        <table:table-row table:style-name="ro1">
          <table:table-cell table:style-name="ce6" office:value-type="float" office:value="10980" calcext:value-type="float">
            <text:p>10980</text:p>
          </table:table-cell>
          <table:table-cell table:style-name="ce49" office:value-type="string" calcext:value-type="string">
            <text:p>C3.247</text:p>
          </table:table-cell>
          <table:table-cell table:style-name="ce6" office:value-type="string" calcext:value-type="string">
            <text:p>Communautés à Prêle des eaux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59]&amp;&quot; &quot;&amp;[.C259])" office:value-type="string" office:string-value="C3.247 Communautés à Prêle des eaux" calcext:value-type="string">
            <text:p>C3.247 Communautés à Prêle des eaux</text:p>
          </table:table-cell>
          <table:table-cell table:number-columns-repeated="1019"/>
        </table:table-row>
        <table:table-row table:style-name="ro1">
          <table:table-cell table:style-name="ce6" office:value-type="float" office:value="10981" calcext:value-type="float">
            <text:p>10981</text:p>
          </table:table-cell>
          <table:table-cell table:style-name="ce49" office:value-type="string" calcext:value-type="string">
            <text:p>C3.248</text:p>
          </table:table-cell>
          <table:table-cell table:style-name="ce6" office:value-type="string" calcext:value-type="string">
            <text:p>Communautés à Berle à larges feuill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60]&amp;&quot; &quot;&amp;[.C260])" office:value-type="string" office:string-value="C3.248 Communautés à Berle à larges feuilles" calcext:value-type="string">
            <text:p>C3.248 Communautés à Berle à larges feuilles</text:p>
          </table:table-cell>
          <table:table-cell table:number-columns-repeated="1019"/>
        </table:table-row>
        <table:table-row table:style-name="ro1">
          <table:table-cell table:style-name="ce6" office:value-type="float" office:value="10989" calcext:value-type="float">
            <text:p>10989</text:p>
          </table:table-cell>
          <table:table-cell table:style-name="ce49" office:value-type="string" calcext:value-type="string">
            <text:p>C3.24A</text:p>
          </table:table-cell>
          <table:table-cell table:style-name="ce6" office:value-type="string" calcext:value-type="string">
            <text:p>Tapis de Scirpe des marai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61]&amp;&quot; &quot;&amp;[.C261])" office:value-type="string" office:string-value="C3.24A Tapis de Scirpe des marais" calcext:value-type="string">
            <text:p>C3.24A Tapis de Scirpe des marais</text:p>
          </table:table-cell>
          <table:table-cell table:number-columns-repeated="1019"/>
        </table:table-row>
        <table:table-row table:style-name="ro1">
          <table:table-cell table:style-name="ce6" office:value-type="float" office:value="10990" calcext:value-type="float">
            <text:p>10990</text:p>
          </table:table-cell>
          <table:table-cell table:style-name="ce49" office:value-type="string" calcext:value-type="string">
            <text:p>C3.24B</text:p>
          </table:table-cell>
          <table:table-cell table:style-name="ce6" office:value-type="string" calcext:value-type="string">
            <text:p>Formations à Iris faux acor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62]&amp;&quot; &quot;&amp;[.C262])" office:value-type="string" office:string-value="C3.24B Formations à Iris faux acore" calcext:value-type="string">
            <text:p>C3.24B Formations à Iris faux acore</text:p>
          </table:table-cell>
          <table:table-cell table:number-columns-repeated="1019"/>
        </table:table-row>
        <table:table-row table:style-name="ro4">
          <table:table-cell table:style-name="ce14" office:value-type="float" office:value="5015" calcext:value-type="float">
            <text:p>5015</text:p>
          </table:table-cell>
          <table:table-cell table:style-name="ce14" office:value-type="string" calcext:value-type="string">
            <text:p>C3.25</text:p>
          </table:table-cell>
          <table:table-cell table:style-name="ce64" office:value-type="string" calcext:value-type="string">
            <text:p>Formations à graminoïdes de moyenne-haute taille des bords des eaux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63]&amp;&quot; &quot;&amp;[.C263])" office:value-type="string" office:string-value="C3.25 Formations à graminoïdes de moyenne-haute taille des bords des eaux" calcext:value-type="string">
            <text:p>C3.25 Formations à graminoïdes de moyenne-haute taille des bords des eaux</text:p>
          </table:table-cell>
          <table:table-cell table:number-columns-repeated="1019"/>
        </table:table-row>
        <table:table-row table:style-name="ro1">
          <table:table-cell table:style-name="ce6" office:value-type="float" office:value="10991" calcext:value-type="float">
            <text:p>10991</text:p>
          </table:table-cell>
          <table:table-cell table:style-name="ce49" office:value-type="string" calcext:value-type="string">
            <text:p>C3.251</text:p>
          </table:table-cell>
          <table:table-cell table:style-name="ce6" office:value-type="string" calcext:value-type="string">
            <text:p>Glycériai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64]&amp;&quot; &quot;&amp;[.C264])" office:value-type="string" office:string-value="C3.251 Glycériaies" calcext:value-type="string">
            <text:p>C3.251 Glycériaies</text:p>
          </table:table-cell>
          <table:table-cell table:number-columns-repeated="1019"/>
        </table:table-row>
        <table:table-row table:style-name="ro1">
          <table:table-cell table:style-name="ce6" office:value-type="float" office:value="10992" calcext:value-type="float">
            <text:p>10992</text:p>
          </table:table-cell>
          <table:table-cell table:style-name="ce49" office:value-type="string" calcext:value-type="string">
            <text:p>C3.252</text:p>
          </table:table-cell>
          <table:table-cell table:style-name="ce6" office:value-type="string" calcext:value-type="string">
            <text:p>Formations eurasiennes à <text:s/>Leersia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65]&amp;&quot; &quot;&amp;[.C265])" office:value-type="string" office:string-value="C3.252 Formations eurasiennes à  Leersia " calcext:value-type="string">
            <text:p>C3.252 Formations eurasiennes à <text:s/>Leersia </text:p>
          </table:table-cell>
          <table:table-cell table:number-columns-repeated="1019"/>
        </table:table-row>
        <table:table-row table:style-name="ro1">
          <table:table-cell table:style-name="ce6" office:value-type="float" office:value="10994" calcext:value-type="float">
            <text:p>10994</text:p>
          </table:table-cell>
          <table:table-cell table:style-name="ce49" office:value-type="string" calcext:value-type="string">
            <text:p>C3.254</text:p>
          </table:table-cell>
          <table:table-cell table:style-name="ce6" office:value-type="string" calcext:value-type="string">
            <text:p>Formations des bords des eaux à <text:s/>Calamagrostis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66]&amp;&quot; &quot;&amp;[.C266])" office:value-type="string" office:string-value="C3.254 Formations des bords des eaux à  Calamagrostis " calcext:value-type="string">
            <text:p>C3.254 Formations des bords des eaux à <text:s/>Calamagrostis </text:p>
          </table:table-cell>
          <table:table-cell table:number-columns-repeated="1019"/>
        </table:table-row>
        <table:table-row table:style-name="ro1">
          <table:table-cell table:style-name="ce14" office:value-type="float" office:value="4963" calcext:value-type="float">
            <text:p>4963</text:p>
          </table:table-cell>
          <table:table-cell table:style-name="ce14" office:value-type="string" calcext:value-type="string">
            <text:p>C3.26</text:p>
          </table:table-cell>
          <table:table-cell table:style-name="ce64" office:value-type="string" calcext:value-type="string">
            <text:p>Formations à Phalaris arundinacea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67]&amp;&quot; &quot;&amp;[.C267])" office:value-type="string" office:string-value="C3.26 Formations à Phalaris arundinacea" calcext:value-type="string">
            <text:p>C3.26 Formations à Phalaris arundinacea</text:p>
          </table:table-cell>
          <table:table-cell table:number-columns-repeated="1019"/>
        </table:table-row>
        <table:table-row table:style-name="ro4">
          <table:table-cell table:style-name="ce14" office:value-type="float" office:value="4964" calcext:value-type="float">
            <text:p>4964</text:p>
          </table:table-cell>
          <table:table-cell table:style-name="ce14" office:value-type="string" calcext:value-type="string">
            <text:p>C3.27</text:p>
          </table:table-cell>
          <table:table-cell table:style-name="ce64" office:value-type="string" calcext:value-type="string">
            <text:p>Formations halophiles à Scirpus, Bolboschoenus et Schoenoplectu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68]&amp;&quot; &quot;&amp;[.C268])" office:value-type="string" office:string-value="C3.27 Formations halophiles à Scirpus, Bolboschoenus et Schoenoplectus" calcext:value-type="string">
            <text:p>C3.27 Formations halophiles à Scirpus, Bolboschoenus et Schoenoplectus</text:p>
          </table:table-cell>
          <table:table-cell table:number-columns-repeated="1019"/>
        </table:table-row>
        <table:table-row table:style-name="ro1">
          <table:table-cell table:style-name="ce14" office:value-type="float" office:value="4965" calcext:value-type="float">
            <text:p>4965</text:p>
          </table:table-cell>
          <table:table-cell table:style-name="ce14" office:value-type="string" calcext:value-type="string">
            <text:p>C3.28</text:p>
          </table:table-cell>
          <table:table-cell table:style-name="ce64" office:value-type="string" calcext:value-type="string">
            <text:p>Formations riveraines à Cladium mariscu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69]&amp;&quot; &quot;&amp;[.C269])" office:value-type="string" office:string-value="C3.28 Formations riveraines à Cladium mariscus" calcext:value-type="string">
            <text:p>C3.28 Formations riveraines à Cladium mariscus</text:p>
          </table:table-cell>
          <table:table-cell table:number-columns-repeated="1019"/>
        </table:table-row>
        <table:table-row table:style-name="ro1">
          <table:table-cell table:style-name="ce14" office:value-type="float" office:value="4966" calcext:value-type="float">
            <text:p>4966</text:p>
          </table:table-cell>
          <table:table-cell table:style-name="ce14" office:value-type="string" calcext:value-type="string">
            <text:p>C3.29</text:p>
          </table:table-cell>
          <table:table-cell table:style-name="ce64" office:value-type="string" calcext:value-type="string">
            <text:p>Communautés à grandes Laîch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70]&amp;&quot; &quot;&amp;[.C270])" office:value-type="string" office:string-value="C3.29 Communautés à grandes Laîches" calcext:value-type="string">
            <text:p>C3.29 Communautés à grandes Laîches</text:p>
          </table:table-cell>
          <table:table-cell table:number-columns-repeated="1019"/>
        </table:table-row>
        <table:table-row table:style-name="ro1">
          <table:table-cell table:style-name="ce13" office:value-type="float" office:value="1671" calcext:value-type="float">
            <text:p>1671</text:p>
          </table:table-cell>
          <table:table-cell table:style-name="ce13" office:value-type="string" calcext:value-type="string">
            <text:p>C3.3</text:p>
          </table:table-cell>
          <table:table-cell table:style-name="ce63" office:value-type="string" calcext:value-type="string">
            <text:p>Formations riveraines à grandes Canne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71]&amp;&quot; &quot;&amp;[.C271])" office:value-type="string" office:string-value="C3.3 Formations riveraines à grandes Cannes" calcext:value-type="string">
            <text:p>C3.3 Formations riveraines à grandes Cannes</text:p>
          </table:table-cell>
          <table:table-cell table:number-columns-repeated="1019"/>
        </table:table-row>
        <table:table-row table:style-name="ro1">
          <table:table-cell table:style-name="ce14" office:value-type="float" office:value="4970" calcext:value-type="float">
            <text:p>4970</text:p>
          </table:table-cell>
          <table:table-cell table:style-name="ce14" office:value-type="string" calcext:value-type="string">
            <text:p>C3.31</text:p>
          </table:table-cell>
          <table:table-cell table:style-name="ce64" office:value-type="string" calcext:value-type="string">
            <text:p>Communautés à Saccharum ravenna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72]&amp;&quot; &quot;&amp;[.C272])" office:value-type="string" office:string-value="C3.31 Communautés à Saccharum ravennae" calcext:value-type="string">
            <text:p>C3.31 Communautés à Saccharum ravennae</text:p>
          </table:table-cell>
          <table:table-cell table:number-columns-repeated="1019"/>
        </table:table-row>
        <table:table-row table:style-name="ro1">
          <table:table-cell table:style-name="ce14" office:value-type="float" office:value="4971" calcext:value-type="float">
            <text:p>4971</text:p>
          </table:table-cell>
          <table:table-cell table:style-name="ce14" office:value-type="string" calcext:value-type="string">
            <text:p>C3.32</text:p>
          </table:table-cell>
          <table:table-cell table:style-name="ce64" office:value-type="string" calcext:value-type="string">
            <text:p>Formations à Arundo donax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73]&amp;&quot; &quot;&amp;[.C273])" office:value-type="string" office:string-value="C3.32 Formations à Arundo donax" calcext:value-type="string">
            <text:p>C3.32 Formations à Arundo donax</text:p>
          </table:table-cell>
          <table:table-cell table:number-columns-repeated="1019"/>
        </table:table-row>
        <table:table-row table:style-name="ro4">
          <table:table-cell table:style-name="ce13" office:value-type="float" office:value="1672" calcext:value-type="float">
            <text:p>1672</text:p>
          </table:table-cell>
          <table:table-cell table:style-name="ce13" office:value-type="string" calcext:value-type="string">
            <text:p>C3.4</text:p>
          </table:table-cell>
          <table:table-cell table:style-name="ce63" office:value-type="string" calcext:value-type="string">
            <text:p>Végétations à croissance lente, pauvres en espèces, du bord des eaux ou amphibie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74]&amp;&quot; &quot;&amp;[.C274])" office:value-type="string" office:string-value="C3.4 Végétations à croissance lente, pauvres en espèces, du bord des eaux ou amphibies" calcext:value-type="string">
            <text:p>C3.4 Végétations à croissance lente, pauvres en espèces, du bord des eaux ou amphibies</text:p>
          </table:table-cell>
          <table:table-cell table:number-columns-repeated="1019"/>
        </table:table-row>
        <table:table-row table:style-name="ro1">
          <table:table-cell table:style-name="ce14" office:value-type="float" office:value="4972" calcext:value-type="float">
            <text:p>4972</text:p>
          </table:table-cell>
          <table:table-cell table:style-name="ce14" office:value-type="string" calcext:value-type="string">
            <text:p>C3.41</text:p>
          </table:table-cell>
          <table:table-cell table:style-name="ce64" office:value-type="string" calcext:value-type="string">
            <text:p>Communautés amphibies vivaces eurosibérienn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75]&amp;&quot; &quot;&amp;[.C275])" office:value-type="string" office:string-value="C3.41 Communautés amphibies vivaces eurosibériennes" calcext:value-type="string">
            <text:p>C3.41 Communautés amphibies vivaces eurosibériennes</text:p>
          </table:table-cell>
          <table:table-cell table:number-columns-repeated="1019"/>
        </table:table-row>
        <table:table-row table:style-name="ro1">
          <table:table-cell table:style-name="ce14" office:value-type="float" office:value="4993" calcext:value-type="float">
            <text:p>4993</text:p>
          </table:table-cell>
          <table:table-cell table:style-name="ce14" office:value-type="string" calcext:value-type="string">
            <text:p>C3.42</text:p>
          </table:table-cell>
          <table:table-cell table:style-name="ce64" office:value-type="string" calcext:value-type="string">
            <text:p>Communautés amphibies méditerranéo-atlantiqu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76]&amp;&quot; &quot;&amp;[.C276])" office:value-type="string" office:string-value="C3.42 Communautés amphibies méditerranéo-atlantiques" calcext:value-type="string">
            <text:p>C3.42 Communautés amphibies méditerranéo-atlantiques</text:p>
          </table:table-cell>
          <table:table-cell table:number-columns-repeated="1019"/>
        </table:table-row>
        <table:table-row table:style-name="ro4">
          <table:table-cell table:style-name="ce14" office:value-type="float" office:value="5012" calcext:value-type="float">
            <text:p>5012</text:p>
          </table:table-cell>
          <table:table-cell table:style-name="ce14" office:value-type="string" calcext:value-type="string">
            <text:p>C3.44</text:p>
          </table:table-cell>
          <table:table-cell table:style-name="ce64" office:value-type="string" calcext:value-type="string">
            <text:p>Formations des eaux continentales salées et saumâtres à Eleocharis parvula et Eleocharis aciculari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77]&amp;&quot; &quot;&amp;[.C277])" office:value-type="string" office:string-value="C3.44 Formations des eaux continentales salées et saumâtres à Eleocharis parvula et Eleocharis acicularis" calcext:value-type="string">
            <text:p>C3.44 Formations des eaux continentales salées et saumâtres à Eleocharis parvula et Eleocharis acicularis</text:p>
          </table:table-cell>
          <table:table-cell table:number-columns-repeated="1019"/>
        </table:table-row>
        <table:table-row table:style-name="ro4">
          <table:table-cell table:style-name="ce14" office:value-type="float" office:value="5013" calcext:value-type="float">
            <text:p>5013</text:p>
          </table:table-cell>
          <table:table-cell table:style-name="ce14" office:value-type="string" calcext:value-type="string">
            <text:p>C3.45</text:p>
          </table:table-cell>
          <table:table-cell table:style-name="ce64" office:value-type="string" calcext:value-type="string">
            <text:p>Formations à Nasturtium officinale (Rorippa nasturtium-aquaticum)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78]&amp;&quot; &quot;&amp;[.C278])" office:value-type="string" office:string-value="C3.45 Formations à Nasturtium officinale (Rorippa nasturtium-aquaticum)" calcext:value-type="string">
            <text:p>C3.45 Formations à Nasturtium officinale (Rorippa nasturtium-aquaticum)</text:p>
          </table:table-cell>
          <table:table-cell table:number-columns-repeated="1019"/>
        </table:table-row>
        <table:table-row table:style-name="ro4">
          <table:table-cell table:style-name="ce13" office:value-type="float" office:value="1683" calcext:value-type="float">
            <text:p>1683</text:p>
          </table:table-cell>
          <table:table-cell table:style-name="ce13" office:value-type="string" calcext:value-type="string">
            <text:p>C3.5</text:p>
          </table:table-cell>
          <table:table-cell table:style-name="ce63" office:value-type="string" calcext:value-type="string">
            <text:p>Berges périodiquement inondées à végétation pionnière et éphémère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79]&amp;&quot; &quot;&amp;[.C279])" office:value-type="string" office:string-value="C3.5 Berges périodiquement inondées à végétation pionnière et éphémère" calcext:value-type="string">
            <text:p>C3.5 Berges périodiquement inondées à végétation pionnière et éphémère</text:p>
          </table:table-cell>
          <table:table-cell table:number-columns-repeated="1019"/>
        </table:table-row>
        <table:table-row table:style-name="ro1">
          <table:table-cell table:style-name="ce14" office:value-type="float" office:value="5014" calcext:value-type="float">
            <text:p>5014</text:p>
          </table:table-cell>
          <table:table-cell table:style-name="ce14" office:value-type="string" calcext:value-type="string">
            <text:p>C3.51</text:p>
          </table:table-cell>
          <table:table-cell table:style-name="ce64" office:value-type="string" calcext:value-type="string">
            <text:p>Gazons ras eurosibériens à espèces annuelles amphibi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80]&amp;&quot; &quot;&amp;[.C280])" office:value-type="string" office:string-value="C3.51 Gazons ras eurosibériens à espèces annuelles amphibies" calcext:value-type="string">
            <text:p>C3.51 Gazons ras eurosibériens à espèces annuelles amphibies</text:p>
          </table:table-cell>
          <table:table-cell table:number-columns-repeated="1019"/>
        </table:table-row>
        <table:table-row table:style-name="ro1">
          <table:table-cell table:style-name="ce6" office:value-type="float" office:value="10982" calcext:value-type="float">
            <text:p>10982</text:p>
          </table:table-cell>
          <table:table-cell table:style-name="ce49" office:value-type="string" calcext:value-type="string">
            <text:p>C3.511</text:p>
          </table:table-cell>
          <table:table-cell table:style-name="ce6" office:value-type="string" calcext:value-type="string">
            <text:p>Communautés naines des eaux douces à <text:s/>Eleocharis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81]&amp;&quot; &quot;&amp;[.C281])" office:value-type="string" office:string-value="C3.511 Communautés naines des eaux douces à  Eleocharis " calcext:value-type="string">
            <text:p>C3.511 Communautés naines des eaux douces à <text:s/>Eleocharis </text:p>
          </table:table-cell>
          <table:table-cell table:number-columns-repeated="1019"/>
        </table:table-row>
        <table:table-row table:style-name="ro1">
          <table:table-cell table:style-name="ce6" office:value-type="float" office:value="10995" calcext:value-type="float">
            <text:p>10995</text:p>
          </table:table-cell>
          <table:table-cell table:style-name="ce49" office:value-type="string" calcext:value-type="string">
            <text:p>C3.513</text:p>
          </table:table-cell>
          <table:table-cell table:style-name="ce6" office:value-type="string" calcext:value-type="string">
            <text:p>Communautés naines à Jonc des crapaud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282]&amp;&quot; &quot;&amp;[.C282])" office:value-type="string" office:string-value="C3.513 Communautés naines à Jonc des crapauds" calcext:value-type="string">
            <text:p>C3.513 Communautés naines à Jonc des crapauds</text:p>
          </table:table-cell>
          <table:table-cell table:number-columns-repeated="1019"/>
        </table:table-row>
        <table:table-row table:style-name="ro1">
          <table:table-cell table:style-name="ce6" office:value-type="float" office:value="17596" calcext:value-type="float">
            <text:p>17596</text:p>
          </table:table-cell>
          <table:table-cell table:style-name="ce49" office:value-type="string" calcext:value-type="string">
            <text:p>C3.5131</text:p>
          </table:table-cell>
          <table:table-cell table:style-name="ce6" office:value-type="string" calcext:value-type="string">
            <text:p>Gazons à Jonc des crapaud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283]&amp;&quot; &quot;&amp;[.C283])" office:value-type="string" office:string-value="C3.5131 Gazons à Jonc des crapauds" calcext:value-type="string">
            <text:p>C3.5131 Gazons à Jonc des crapauds</text:p>
          </table:table-cell>
          <table:table-cell table:number-columns-repeated="1019"/>
        </table:table-row>
        <table:table-row table:style-name="ro1">
          <table:table-cell table:style-name="ce6" office:value-type="float" office:value="17597" calcext:value-type="float">
            <text:p>17597</text:p>
          </table:table-cell>
          <table:table-cell table:style-name="ce49" office:value-type="string" calcext:value-type="string">
            <text:p>C3.5132</text:p>
          </table:table-cell>
          <table:table-cell table:style-name="ce6" office:value-type="string" calcext:value-type="string">
            <text:p>Gazons à petits <text:s/>Cyperus 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284]&amp;&quot; &quot;&amp;[.C284])" office:value-type="string" office:string-value="C3.5132 Gazons à petits  Cyperus " calcext:value-type="string">
            <text:p>C3.5132 Gazons à petits <text:s/>Cyperus </text:p>
          </table:table-cell>
          <table:table-cell table:number-columns-repeated="1019"/>
        </table:table-row>
        <table:table-row table:style-name="ro1">
          <table:table-cell table:style-name="ce14" office:value-type="float" office:value="5016" calcext:value-type="float">
            <text:p>5016</text:p>
          </table:table-cell>
          <table:table-cell table:style-name="ce14" office:value-type="string" calcext:value-type="string">
            <text:p>C3.52</text:p>
          </table:table-cell>
          <table:table-cell table:style-name="ce64" office:value-type="string" calcext:value-type="string">
            <text:p>Communautés à Bidens (des rives des lacs et des étangs)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85]&amp;&quot; &quot;&amp;[.C285])" office:value-type="string" office:string-value="C3.52 Communautés à Bidens (des rives des lacs et des étangs)" calcext:value-type="string">
            <text:p>C3.52 Communautés à Bidens (des rives des lacs et des étangs)</text:p>
          </table:table-cell>
          <table:table-cell table:number-columns-repeated="1019"/>
        </table:table-row>
        <table:table-row table:style-name="ro4">
          <table:table-cell table:style-name="ce14" office:value-type="float" office:value="5017" calcext:value-type="float">
            <text:p>5017</text:p>
          </table:table-cell>
          <table:table-cell table:style-name="ce14" office:value-type="string" calcext:value-type="string">
            <text:p>C3.53</text:p>
          </table:table-cell>
          <table:table-cell table:style-name="ce64" office:value-type="string" calcext:value-type="string">
            <text:p>Communautés eurosibériennes annuelles des vases fluviatil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86]&amp;&quot; &quot;&amp;[.C286])" office:value-type="string" office:string-value="C3.53 Communautés eurosibériennes annuelles des vases fluviatiles" calcext:value-type="string">
            <text:p>C3.53 Communautés eurosibériennes annuelles des vases fluviatiles</text:p>
          </table:table-cell>
          <table:table-cell table:number-columns-repeated="1019"/>
        </table:table-row>
        <table:table-row table:style-name="ro1">
          <table:table-cell table:style-name="ce14" office:value-type="float" office:value="5019" calcext:value-type="float">
            <text:p>5019</text:p>
          </table:table-cell>
          <table:table-cell table:style-name="ce14" office:value-type="string" calcext:value-type="string">
            <text:p>C3.55</text:p>
          </table:table-cell>
          <table:table-cell table:style-name="ce64" office:value-type="string" calcext:value-type="string">
            <text:p>Bancs de graviers des cours d'eau à végétation clairsemé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87]&amp;&quot; &quot;&amp;[.C287])" office:value-type="string" office:string-value="C3.55 Bancs de graviers des cours d'eau à végétation clairsemée" calcext:value-type="string">
            <text:p>C3.55 Bancs de graviers des cours d'eau à végétation clairsemée</text:p>
          </table:table-cell>
          <table:table-cell table:number-columns-repeated="1019"/>
        </table:table-row>
        <table:table-row table:style-name="ro1">
          <table:table-cell table:style-name="ce6" office:value-type="float" office:value="17604" calcext:value-type="float">
            <text:p>17604</text:p>
          </table:table-cell>
          <table:table-cell table:style-name="ce49" office:value-type="string" calcext:value-type="string">
            <text:p>C3.5522</text:p>
          </table:table-cell>
          <table:table-cell table:style-name="ce6" office:value-type="string" calcext:value-type="string">
            <text:p>Communautés de graviers des cours d'eau à Calamagrostid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288]&amp;&quot; &quot;&amp;[.C288])" office:value-type="string" office:string-value="C3.5522 Communautés de graviers des cours d'eau à Calamagrostide" calcext:value-type="string">
            <text:p>C3.5522 Communautés de graviers des cours d'eau à Calamagrostide</text:p>
          </table:table-cell>
          <table:table-cell table:number-columns-repeated="1019"/>
        </table:table-row>
        <table:table-row table:style-name="ro1">
          <table:table-cell table:style-name="ce6" office:value-type="float" office:value="17605" calcext:value-type="float">
            <text:p>17605</text:p>
          </table:table-cell>
          <table:table-cell table:style-name="ce49" office:value-type="string" calcext:value-type="string">
            <text:p>C3.5523</text:p>
          </table:table-cell>
          <table:table-cell table:style-name="ce6" office:value-type="string" calcext:value-type="string">
            <text:p>Communautés de graviers des cours d'eau à Scrofulair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289]&amp;&quot; &quot;&amp;[.C289])" office:value-type="string" office:string-value="C3.5523 Communautés de graviers des cours d'eau à Scrofulaire" calcext:value-type="string">
            <text:p>C3.5523 Communautés de graviers des cours d'eau à Scrofulaire</text:p>
          </table:table-cell>
          <table:table-cell table:number-columns-repeated="1019"/>
        </table:table-row>
        <table:table-row table:style-name="ro4">
          <table:table-cell table:style-name="ce13" office:value-type="float" office:value="1685" calcext:value-type="float">
            <text:p>1685</text:p>
          </table:table-cell>
          <table:table-cell table:style-name="ce13" office:value-type="string" calcext:value-type="string">
            <text:p>C3.6</text:p>
          </table:table-cell>
          <table:table-cell table:style-name="ce63" office:value-type="string" calcext:value-type="string">
            <text:p>Berges nues ou à végétation clairsemée avec des sédiments meubles ou mobile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90]&amp;&quot; &quot;&amp;[.C290])" office:value-type="string" office:string-value="C3.6 Berges nues ou à végétation clairsemée avec des sédiments meubles ou mobiles" calcext:value-type="string">
            <text:p>C3.6 Berges nues ou à végétation clairsemée avec des sédiments meubles ou mobiles</text:p>
          </table:table-cell>
          <table:table-cell table:number-columns-repeated="1019"/>
        </table:table-row>
        <table:table-row table:style-name="ro1">
          <table:table-cell table:style-name="ce14" office:value-type="float" office:value="5027" calcext:value-type="float">
            <text:p>5027</text:p>
          </table:table-cell>
          <table:table-cell table:style-name="ce14" office:value-type="string" calcext:value-type="string">
            <text:p>C3.61</text:p>
          </table:table-cell>
          <table:table-cell table:style-name="ce64" office:value-type="string" calcext:value-type="string">
            <text:p>Bancs de sable nus des rivièr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91]&amp;&quot; &quot;&amp;[.C291])" office:value-type="string" office:string-value="C3.61 Bancs de sable nus des rivières" calcext:value-type="string">
            <text:p>C3.61 Bancs de sable nus des rivières</text:p>
          </table:table-cell>
          <table:table-cell table:number-columns-repeated="1019"/>
        </table:table-row>
        <table:table-row table:style-name="ro1">
          <table:table-cell table:style-name="ce14" office:value-type="float" office:value="5028" calcext:value-type="float">
            <text:p>5028</text:p>
          </table:table-cell>
          <table:table-cell table:style-name="ce14" office:value-type="string" calcext:value-type="string">
            <text:p>C3.62</text:p>
          </table:table-cell>
          <table:table-cell table:style-name="ce64" office:value-type="string" calcext:value-type="string">
            <text:p>Bancs de graviers nus des rivièr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92]&amp;&quot; &quot;&amp;[.C292])" office:value-type="string" office:string-value="C3.62 Bancs de graviers nus des rivières" calcext:value-type="string">
            <text:p>C3.62 Bancs de graviers nus des rivières</text:p>
          </table:table-cell>
          <table:table-cell table:number-columns-repeated="1019"/>
        </table:table-row>
        <table:table-row table:style-name="ro1">
          <table:table-cell table:style-name="ce14" office:value-type="float" office:value="5033" calcext:value-type="float">
            <text:p>5033</text:p>
          </table:table-cell>
          <table:table-cell table:style-name="ce14" office:value-type="string" calcext:value-type="string">
            <text:p>C3.63</text:p>
          </table:table-cell>
          <table:table-cell table:style-name="ce64" office:value-type="string" calcext:value-type="string">
            <text:p>Bancs de vase nus des rivièr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93]&amp;&quot; &quot;&amp;[.C293])" office:value-type="string" office:string-value="C3.63 Bancs de vase nus des rivières" calcext:value-type="string">
            <text:p>C3.63 Bancs de vase nus des rivières</text:p>
          </table:table-cell>
          <table:table-cell table:number-columns-repeated="1019"/>
        </table:table-row>
        <table:table-row table:style-name="ro1">
          <table:table-cell table:style-name="ce14" office:value-type="float" office:value="5034" calcext:value-type="float">
            <text:p>5034</text:p>
          </table:table-cell>
          <table:table-cell table:style-name="ce14" office:value-type="string" calcext:value-type="string">
            <text:p>C3.64</text:p>
          </table:table-cell>
          <table:table-cell table:style-name="ce64" office:value-type="string" calcext:value-type="string">
            <text:p>Sables et galets exondés et nus des lacs d'eau douc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94]&amp;&quot; &quot;&amp;[.C294])" office:value-type="string" office:string-value="C3.64 Sables et galets exondés et nus des lacs d'eau douce" calcext:value-type="string">
            <text:p>C3.64 Sables et galets exondés et nus des lacs d'eau douce</text:p>
          </table:table-cell>
          <table:table-cell table:number-columns-repeated="1019"/>
        </table:table-row>
        <table:table-row table:style-name="ro1">
          <table:table-cell table:style-name="ce14" office:value-type="float" office:value="5035" calcext:value-type="float">
            <text:p>5035</text:p>
          </table:table-cell>
          <table:table-cell table:style-name="ce14" office:value-type="string" calcext:value-type="string">
            <text:p>C3.65</text:p>
          </table:table-cell>
          <table:table-cell table:style-name="ce64" office:value-type="string" calcext:value-type="string">
            <text:p>Vases exondées nues des lacs d'eau douce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95]&amp;&quot; &quot;&amp;[.C295])" office:value-type="string" office:string-value="C3.65 Vases exondées nues des lacs d'eau douce" calcext:value-type="string">
            <text:p>C3.65 Vases exondées nues des lacs d'eau douce</text:p>
          </table:table-cell>
          <table:table-cell table:number-columns-repeated="1019"/>
        </table:table-row>
        <table:table-row table:style-name="ro4">
          <table:table-cell table:style-name="ce14" office:value-type="float" office:value="5036" calcext:value-type="float">
            <text:p>5036</text:p>
          </table:table-cell>
          <table:table-cell table:style-name="ce14" office:value-type="string" calcext:value-type="string">
            <text:p>C3.66</text:p>
          </table:table-cell>
          <table:table-cell table:style-name="ce64" office:value-type="string" calcext:value-type="string">
            <text:p>Plages exondées nues des eaux continentales salées et saumâtres à sédiments meubl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96]&amp;&quot; &quot;&amp;[.C296])" office:value-type="string" office:string-value="C3.66 Plages exondées nues des eaux continentales salées et saumâtres à sédiments meubles" calcext:value-type="string">
            <text:p>C3.66 Plages exondées nues des eaux continentales salées et saumâtres à sédiments meubles</text:p>
          </table:table-cell>
          <table:table-cell table:number-columns-repeated="1019"/>
        </table:table-row>
        <table:table-row table:style-name="ro4">
          <table:table-cell table:style-name="ce13" office:value-type="float" office:value="1687" calcext:value-type="float">
            <text:p>1687</text:p>
          </table:table-cell>
          <table:table-cell table:style-name="ce13" office:value-type="string" calcext:value-type="string">
            <text:p>C3.7</text:p>
          </table:table-cell>
          <table:table-cell table:style-name="ce63" office:value-type="string" calcext:value-type="string">
            <text:p>Berges nues ou à végétation clairsemée avec des sédiments non mobiles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297]&amp;&quot; &quot;&amp;[.C297])" office:value-type="string" office:string-value="C3.7 Berges nues ou à végétation clairsemée avec des sédiments non mobiles" calcext:value-type="string">
            <text:p>C3.7 Berges nues ou à végétation clairsemée avec des sédiments non mobiles</text:p>
          </table:table-cell>
          <table:table-cell table:number-columns-repeated="1019"/>
        </table:table-row>
        <table:table-row table:style-name="ro4">
          <table:table-cell table:style-name="ce14" office:value-type="float" office:value="5037" calcext:value-type="float">
            <text:p>5037</text:p>
          </table:table-cell>
          <table:table-cell table:style-name="ce14" office:value-type="string" calcext:value-type="string">
            <text:p>C3.71</text:p>
          </table:table-cell>
          <table:table-cell table:style-name="ce64" office:value-type="string" calcext:value-type="string">
            <text:p>Rochers, dalles et blocs des lits des cours d'eau périodiquement exondé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98]&amp;&quot; &quot;&amp;[.C298])" office:value-type="string" office:string-value="C3.71 Rochers, dalles et blocs des lits des cours d'eau périodiquement exondés" calcext:value-type="string">
            <text:p>C3.71 Rochers, dalles et blocs des lits des cours d'eau périodiquement exondés</text:p>
          </table:table-cell>
          <table:table-cell table:number-columns-repeated="1019"/>
        </table:table-row>
        <table:table-row table:style-name="ro4">
          <table:table-cell table:style-name="ce14" office:value-type="float" office:value="4957" calcext:value-type="float">
            <text:p>4957</text:p>
          </table:table-cell>
          <table:table-cell table:style-name="ce14" office:value-type="string" calcext:value-type="string">
            <text:p>C3.72</text:p>
          </table:table-cell>
          <table:table-cell table:style-name="ce64" office:value-type="string" calcext:value-type="string">
            <text:p>Rochers, blocs rocheux, pavements des fonds lacustres périodiquement exondé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299]&amp;&quot; &quot;&amp;[.C299])" office:value-type="string" office:string-value="C3.72 Rochers, blocs rocheux, pavements des fonds lacustres périodiquement exondés" calcext:value-type="string">
            <text:p>C3.72 Rochers, blocs rocheux, pavements des fonds lacustres périodiquement exondés</text:p>
          </table:table-cell>
          <table:table-cell table:number-columns-repeated="1019"/>
        </table:table-row>
        <table:table-row table:style-name="ro4">
          <table:table-cell table:style-name="ce14" office:value-type="float" office:value="4958" calcext:value-type="float">
            <text:p>4958</text:p>
          </table:table-cell>
          <table:table-cell table:style-name="ce14" office:value-type="string" calcext:value-type="string">
            <text:p>C3.73</text:p>
          </table:table-cell>
          <table:table-cell table:style-name="ce64" office:value-type="string" calcext:value-type="string">
            <text:p>Zones de battement d'eau des réservoirs à substrats non mobiles</text:p>
          </table:table-cell>
          <table:table-cell table:style-name="ce14" office:value-type="float" office:value="4" calcext:value-type="float">
            <text:p>4</text:p>
          </table:table-cell>
          <table:table-cell table:formula="of:=CONCATENATE([.B300]&amp;&quot; &quot;&amp;[.C300])" office:value-type="string" office:string-value="C3.73 Zones de battement d'eau des réservoirs à substrats non mobiles" calcext:value-type="string">
            <text:p>C3.73 Zones de battement d'eau des réservoirs à substrats non mobiles</text:p>
          </table:table-cell>
          <table:table-cell table:number-columns-repeated="1019"/>
        </table:table-row>
        <table:table-row table:style-name="ro1">
          <table:table-cell table:style-name="ce13" office:value-type="float" office:value="1668" calcext:value-type="float">
            <text:p>1668</text:p>
          </table:table-cell>
          <table:table-cell table:style-name="ce13" office:value-type="string" calcext:value-type="string">
            <text:p>C3.8</text:p>
          </table:table-cell>
          <table:table-cell table:style-name="ce63" office:value-type="string" calcext:value-type="string">
            <text:p>Habitats continentaux dépendant de la bruine</text:p>
          </table:table-cell>
          <table:table-cell table:style-name="ce13" office:value-type="float" office:value="3" calcext:value-type="float">
            <text:p>3</text:p>
          </table:table-cell>
          <table:table-cell table:formula="of:=CONCATENATE([.B301]&amp;&quot; &quot;&amp;[.C301])" office:value-type="string" office:string-value="C3.8 Habitats continentaux dépendant de la bruine" calcext:value-type="string">
            <text:p>C3.8 Habitats continentaux dépendant de la bruine</text:p>
          </table:table-cell>
          <table:table-cell table:number-columns-repeated="1019"/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D</text:p>
          </table:table-cell>
          <table:table-cell table:style-name="ce65" office:value-type="string" calcext:value-type="string">
            <text:p>Tourbières hautes et bas-marais</text:p>
          </table:table-cell>
          <table:table-cell table:style-name="ce15" office:value-type="float" office:value="1" calcext:value-type="float">
            <text:p>1</text:p>
          </table:table-cell>
          <table:table-cell table:formula="of:=CONCATENATE([.B302]&amp;&quot; &quot;&amp;[.C302])" office:value-type="string" office:string-value="D Tourbières hautes et bas-marais" calcext:value-type="string">
            <text:p>D Tourbières hautes et bas-marais</text:p>
          </table:table-cell>
          <table:table-cell table:number-columns-repeated="1019"/>
        </table:table-row>
        <table:table-row table:style-name="ro3">
          <table:table-cell table:style-name="ce16" office:value-type="float" office:value="592" calcext:value-type="float">
            <text:p>592</text:p>
          </table:table-cell>
          <table:table-cell table:style-name="ce16" office:value-type="string" calcext:value-type="string">
            <text:p>D1</text:p>
          </table:table-cell>
          <table:table-cell table:style-name="ce66" office:value-type="string" calcext:value-type="string">
            <text:p>Tourbières hautes et tourbières de couverture</text:p>
          </table:table-cell>
          <table:table-cell table:style-name="ce16" office:value-type="float" office:value="2" calcext:value-type="float">
            <text:p>2</text:p>
          </table:table-cell>
          <table:table-cell table:formula="of:=CONCATENATE([.B303]&amp;&quot; &quot;&amp;[.C303])" office:value-type="string" office:string-value="D1 Tourbières hautes et tourbières de couverture" calcext:value-type="string">
            <text:p>D1 Tourbières hautes et tourbières de couverture</text:p>
          </table:table-cell>
          <table:table-cell table:number-columns-repeated="1019"/>
        </table:table-row>
        <table:table-row table:style-name="ro1">
          <table:table-cell table:style-name="ce17" office:value-type="float" office:value="1673" calcext:value-type="float">
            <text:p>1673</text:p>
          </table:table-cell>
          <table:table-cell table:style-name="ce17" office:value-type="string" calcext:value-type="string">
            <text:p>D1.1</text:p>
          </table:table-cell>
          <table:table-cell table:style-name="ce67" office:value-type="string" calcext:value-type="string">
            <text:p>Tourbières hautes</text:p>
          </table:table-cell>
          <table:table-cell table:style-name="ce17" office:value-type="float" office:value="3" calcext:value-type="float">
            <text:p>3</text:p>
          </table:table-cell>
          <table:table-cell table:formula="of:=CONCATENATE([.B304]&amp;&quot; &quot;&amp;[.C304])" office:value-type="string" office:string-value="D1.1 Tourbières hautes" calcext:value-type="string">
            <text:p>D1.1 Tourbières hautes</text:p>
          </table:table-cell>
          <table:table-cell table:number-columns-repeated="1019"/>
        </table:table-row>
        <table:table-row table:style-name="ro1">
          <table:table-cell table:style-name="ce6" office:value-type="float" office:value="17773" calcext:value-type="float">
            <text:p>17773</text:p>
          </table:table-cell>
          <table:table-cell table:style-name="ce49" office:value-type="string" calcext:value-type="string">
            <text:p>D1.1114</text:p>
          </table:table-cell>
          <table:table-cell table:style-name="ce6" office:value-type="string" calcext:value-type="string">
            <text:p>Communautés à Scirpe en touff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05]&amp;&quot; &quot;&amp;[.C305])" office:value-type="string" office:string-value="D1.1114 Communautés à Scirpe en touffe" calcext:value-type="string">
            <text:p>D1.1114 Communautés à Scirpe en touffe</text:p>
          </table:table-cell>
          <table:table-cell table:number-columns-repeated="1019"/>
        </table:table-row>
        <table:table-row table:style-name="ro1">
          <table:table-cell table:style-name="ce6" office:value-type="float" office:value="17774" calcext:value-type="float">
            <text:p>17774</text:p>
          </table:table-cell>
          <table:table-cell table:style-name="ce49" office:value-type="string" calcext:value-type="string">
            <text:p>D1.1115</text:p>
          </table:table-cell>
          <table:table-cell table:style-name="ce6" office:value-type="string" calcext:value-type="string">
            <text:p>Communautés à <text:s/>Erica <text:s/>et à <text:s/>Sphagnum 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06]&amp;&quot; &quot;&amp;[.C306])" office:value-type="string" office:string-value="D1.1115 Communautés à  Erica  et à  Sphagnum " calcext:value-type="string">
            <text:p>D1.1115 Communautés à <text:s/>Erica <text:s/>et à <text:s/>Sphagnum </text:p>
          </table:table-cell>
          <table:table-cell table:number-columns-repeated="1019"/>
        </table:table-row>
        <table:table-row table:style-name="ro1">
          <table:table-cell table:style-name="ce17" office:value-type="float" office:value="1714" calcext:value-type="float">
            <text:p>1714</text:p>
          </table:table-cell>
          <table:table-cell table:style-name="ce17" office:value-type="string" calcext:value-type="string">
            <text:p>D1.2</text:p>
          </table:table-cell>
          <table:table-cell table:style-name="ce67" office:value-type="string" calcext:value-type="string">
            <text:p>Tourbières de couverture</text:p>
          </table:table-cell>
          <table:table-cell table:style-name="ce17" office:value-type="float" office:value="3" calcext:value-type="float">
            <text:p>3</text:p>
          </table:table-cell>
          <table:table-cell table:formula="of:=CONCATENATE([.B307]&amp;&quot; &quot;&amp;[.C307])" office:value-type="string" office:string-value="D1.2 Tourbières de couverture" calcext:value-type="string">
            <text:p>D1.2 Tourbières de couverture</text:p>
          </table:table-cell>
          <table:table-cell table:number-columns-repeated="1019"/>
        </table:table-row>
        <table:table-row table:style-name="ro7">
          <table:table-cell table:style-name="ce16" office:value-type="float" office:value="597" calcext:value-type="float">
            <text:p>597</text:p>
          </table:table-cell>
          <table:table-cell table:style-name="ce16" office:value-type="string" calcext:value-type="string">
            <text:p>D2</text:p>
          </table:table-cell>
          <table:table-cell table:style-name="ce66" office:value-type="string" calcext:value-type="string">
            <text:p>Tourbières de vallée, bas-marais acides et tourbières de transition</text:p>
          </table:table-cell>
          <table:table-cell table:style-name="ce16" office:value-type="float" office:value="2" calcext:value-type="float">
            <text:p>2</text:p>
          </table:table-cell>
          <table:table-cell table:formula="of:=CONCATENATE([.B308]&amp;&quot; &quot;&amp;[.C308])" office:value-type="string" office:string-value="D2 Tourbières de vallée, bas-marais acides et tourbières de transition" calcext:value-type="string">
            <text:p>D2 Tourbières de vallée, bas-marais acides et tourbières de transition</text:p>
          </table:table-cell>
          <table:table-cell table:number-columns-repeated="1019"/>
        </table:table-row>
        <table:table-row table:style-name="ro1">
          <table:table-cell table:style-name="ce17" office:value-type="float" office:value="1703" calcext:value-type="float">
            <text:p>1703</text:p>
          </table:table-cell>
          <table:table-cell table:style-name="ce17" office:value-type="string" calcext:value-type="string">
            <text:p>D2.1</text:p>
          </table:table-cell>
          <table:table-cell table:style-name="ce67" office:value-type="string" calcext:value-type="string">
            <text:p>Tourbières de vallée</text:p>
          </table:table-cell>
          <table:table-cell table:style-name="ce17" office:value-type="float" office:value="3" calcext:value-type="float">
            <text:p>3</text:p>
          </table:table-cell>
          <table:table-cell table:formula="of:=CONCATENATE([.B309]&amp;&quot; &quot;&amp;[.C309])" office:value-type="string" office:string-value="D2.1 Tourbières de vallée" calcext:value-type="string">
            <text:p>D2.1 Tourbières de vallée</text:p>
          </table:table-cell>
          <table:table-cell table:number-columns-repeated="1019"/>
        </table:table-row>
        <table:table-row table:style-name="ro1">
          <table:table-cell table:style-name="ce18" office:value-type="float" office:value="5114" calcext:value-type="float">
            <text:p>5114</text:p>
          </table:table-cell>
          <table:table-cell table:style-name="ce18" office:value-type="string" calcext:value-type="string">
            <text:p>D2.11</text:p>
          </table:table-cell>
          <table:table-cell table:style-name="ce68" office:value-type="string" calcext:value-type="string">
            <text:p>Tourbières des vallées acide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10]&amp;&quot; &quot;&amp;[.C310])" office:value-type="string" office:string-value="D2.11 Tourbières des vallées acides" calcext:value-type="string">
            <text:p>D2.11 Tourbières des vallées acides</text:p>
          </table:table-cell>
          <table:table-cell table:number-columns-repeated="1019"/>
        </table:table-row>
        <table:table-row table:style-name="ro1">
          <table:table-cell table:style-name="ce18" office:value-type="float" office:value="5115" calcext:value-type="float">
            <text:p>5115</text:p>
          </table:table-cell>
          <table:table-cell table:style-name="ce18" office:value-type="string" calcext:value-type="string">
            <text:p>D2.12</text:p>
          </table:table-cell>
          <table:table-cell table:style-name="ce68" office:value-type="string" calcext:value-type="string">
            <text:p>Tourbières des vallées basiques et neutre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11]&amp;&quot; &quot;&amp;[.C311])" office:value-type="string" office:string-value="D2.12 Tourbières des vallées basiques et neutres" calcext:value-type="string">
            <text:p>D2.12 Tourbières des vallées basiques et neutres</text:p>
          </table:table-cell>
          <table:table-cell table:number-columns-repeated="1019"/>
        </table:table-row>
        <table:table-row table:style-name="ro4">
          <table:table-cell table:style-name="ce17" office:value-type="float" office:value="1704" calcext:value-type="float">
            <text:p>1704</text:p>
          </table:table-cell>
          <table:table-cell table:style-name="ce17" office:value-type="string" calcext:value-type="string">
            <text:p>D2.2</text:p>
          </table:table-cell>
          <table:table-cell table:style-name="ce67" office:value-type="string" calcext:value-type="string">
            <text:p>Bas-marais oligotrophes et tourbières des sources d'eau douce</text:p>
          </table:table-cell>
          <table:table-cell table:style-name="ce17" office:value-type="float" office:value="3" calcext:value-type="float">
            <text:p>3</text:p>
          </table:table-cell>
          <table:table-cell table:formula="of:=CONCATENATE([.B312]&amp;&quot; &quot;&amp;[.C312])" office:value-type="string" office:string-value="D2.2 Bas-marais oligotrophes et tourbières des sources d'eau douce" calcext:value-type="string">
            <text:p>D2.2 Bas-marais oligotrophes et tourbières des sources d'eau douce</text:p>
          </table:table-cell>
          <table:table-cell table:number-columns-repeated="1019"/>
        </table:table-row>
        <table:table-row table:style-name="ro1">
          <table:table-cell table:style-name="ce18" office:value-type="float" office:value="5128" calcext:value-type="float">
            <text:p>5128</text:p>
          </table:table-cell>
          <table:table-cell table:style-name="ce18" office:value-type="string" calcext:value-type="string">
            <text:p>D2.21</text:p>
          </table:table-cell>
          <table:table-cell table:style-name="ce68" office:value-type="string" calcext:value-type="string">
            <text:p>Bas-marais à Eriophorum scheuchzeri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13]&amp;&quot; &quot;&amp;[.C313])" office:value-type="string" office:string-value="D2.21 Bas-marais à Eriophorum scheuchzeri" calcext:value-type="string">
            <text:p>D2.21 Bas-marais à Eriophorum scheuchzeri</text:p>
          </table:table-cell>
          <table:table-cell table:number-columns-repeated="1019"/>
        </table:table-row>
        <table:table-row table:style-name="ro4">
          <table:table-cell table:style-name="ce18" office:value-type="float" office:value="5131" calcext:value-type="float">
            <text:p>5131</text:p>
          </table:table-cell>
          <table:table-cell table:style-name="ce18" office:value-type="string" calcext:value-type="string">
            <text:p>D2.22</text:p>
          </table:table-cell>
          <table:table-cell table:style-name="ce68" office:value-type="string" calcext:value-type="string">
            <text:p>Bas-marais à Carex nigra, Carex canescens et Carex echinat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14]&amp;&quot; &quot;&amp;[.C314])" office:value-type="string" office:string-value="D2.22 Bas-marais à Carex nigra, Carex canescens et Carex echinata" calcext:value-type="string">
            <text:p>D2.22 Bas-marais à Carex nigra, Carex canescens et Carex echinata</text:p>
          </table:table-cell>
          <table:table-cell table:number-columns-repeated="1019"/>
        </table:table-row>
        <table:table-row table:style-name="ro1">
          <table:table-cell table:style-name="ce6" office:value-type="float" office:value="17760" calcext:value-type="float">
            <text:p>17760</text:p>
          </table:table-cell>
          <table:table-cell table:style-name="ce49" office:value-type="string" calcext:value-type="string">
            <text:p>D2.2221</text:p>
          </table:table-cell>
          <table:table-cell table:style-name="ce6" office:value-type="string" calcext:value-type="string">
            <text:p>Bas-marais acides subatlantiques à <text:s/>Carex 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15]&amp;&quot; &quot;&amp;[.C315])" office:value-type="string" office:string-value="D2.2221 Bas-marais acides subatlantiques à  Carex " calcext:value-type="string">
            <text:p>D2.2221 Bas-marais acides subatlantiques à <text:s/>Carex </text:p>
          </table:table-cell>
          <table:table-cell table:number-columns-repeated="1019"/>
        </table:table-row>
        <table:table-row table:style-name="ro1">
          <table:table-cell table:style-name="ce6" office:value-type="float" office:value="17761" calcext:value-type="float">
            <text:p>17761</text:p>
          </table:table-cell>
          <table:table-cell table:style-name="ce49" office:value-type="string" calcext:value-type="string">
            <text:p>D2.2222</text:p>
          </table:table-cell>
          <table:table-cell table:style-name="ce6" office:value-type="string" calcext:value-type="string">
            <text:p>Bas-marais acides subatlantiques à <text:s/>Carex <text:s/>et <text:s/>Juncus 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16]&amp;&quot; &quot;&amp;[.C316])" office:value-type="string" office:string-value="D2.2222 Bas-marais acides subatlantiques à  Carex  et  Juncus " calcext:value-type="string">
            <text:p>D2.2222 Bas-marais acides subatlantiques à <text:s/>Carex <text:s/>et <text:s/>Juncus </text:p>
          </table:table-cell>
          <table:table-cell table:number-columns-repeated="1019"/>
        </table:table-row>
        <table:table-row table:style-name="ro1">
          <table:table-cell table:style-name="ce6" office:value-type="float" office:value="17762" calcext:value-type="float">
            <text:p>17762</text:p>
          </table:table-cell>
          <table:table-cell table:style-name="ce49" office:value-type="string" calcext:value-type="string">
            <text:p>D2.2223</text:p>
          </table:table-cell>
          <table:table-cell table:style-name="ce6" office:value-type="string" calcext:value-type="string">
            <text:p>Bas-marais subatlantiques à <text:s/>Carex <text:s/>et <text:s/>Sphagnum 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17]&amp;&quot; &quot;&amp;[.C317])" office:value-type="string" office:string-value="D2.2223 Bas-marais subatlantiques à  Carex  et  Sphagnum " calcext:value-type="string">
            <text:p>D2.2223 Bas-marais subatlantiques à <text:s/>Carex <text:s/>et <text:s/>Sphagnum </text:p>
          </table:table-cell>
          <table:table-cell table:number-columns-repeated="1019"/>
        </table:table-row>
        <table:table-row table:style-name="ro1">
          <table:table-cell table:style-name="ce6" office:value-type="float" office:value="17763" calcext:value-type="float">
            <text:p>17763</text:p>
          </table:table-cell>
          <table:table-cell table:style-name="ce49" office:value-type="string" calcext:value-type="string">
            <text:p>D2.2224</text:p>
          </table:table-cell>
          <table:table-cell table:style-name="ce6" office:value-type="string" calcext:value-type="string">
            <text:p>Bas-marais subatlantiques à <text:s/>Carex , <text:s/>Juncus <text:s/>et <text:s/>Sphagnum 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18]&amp;&quot; &quot;&amp;[.C318])" office:value-type="string" office:string-value="D2.2224 Bas-marais subatlantiques à  Carex ,  Juncus  et  Sphagnum " calcext:value-type="string">
            <text:p>D2.2224 Bas-marais subatlantiques à <text:s/>Carex , <text:s/>Juncus <text:s/>et <text:s/>Sphagnum </text:p>
          </table:table-cell>
          <table:table-cell table:number-columns-repeated="1019"/>
        </table:table-row>
        <table:table-row table:style-name="ro1">
          <table:table-cell table:style-name="ce6" office:value-type="float" office:value="17764" calcext:value-type="float">
            <text:p>17764</text:p>
          </table:table-cell>
          <table:table-cell table:style-name="ce49" office:value-type="string" calcext:value-type="string">
            <text:p>D2.2225</text:p>
          </table:table-cell>
          <table:table-cell table:style-name="ce6" office:value-type="string" calcext:value-type="string">
            <text:p>Bas-marais subatlantiques à <text:s/>Agrostis <text:s/>et <text:s/>Sphagnum 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19]&amp;&quot; &quot;&amp;[.C319])" office:value-type="string" office:string-value="D2.2225 Bas-marais subatlantiques à  Agrostis  et  Sphagnum " calcext:value-type="string">
            <text:p>D2.2225 Bas-marais subatlantiques à <text:s/>Agrostis <text:s/>et <text:s/>Sphagnum </text:p>
          </table:table-cell>
          <table:table-cell table:number-columns-repeated="1019"/>
        </table:table-row>
        <table:table-row table:style-name="ro4">
          <table:table-cell table:style-name="ce18" office:value-type="float" office:value="5163" calcext:value-type="float">
            <text:p>5163</text:p>
          </table:table-cell>
          <table:table-cell table:style-name="ce18" office:value-type="string" calcext:value-type="string">
            <text:p>D2.24</text:p>
          </table:table-cell>
          <table:table-cell table:style-name="ce68" office:value-type="string" calcext:value-type="string">
            <text:p>Pozzines (dépressions humides entourant les lacs glaciaires) à Carex intricat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20]&amp;&quot; &quot;&amp;[.C320])" office:value-type="string" office:string-value="D2.24 Pozzines (dépressions humides entourant les lacs glaciaires) à Carex intricata" calcext:value-type="string">
            <text:p>D2.24 Pozzines (dépressions humides entourant les lacs glaciaires) à Carex intricata</text:p>
          </table:table-cell>
          <table:table-cell table:number-columns-repeated="1019"/>
        </table:table-row>
        <table:table-row table:style-name="ro4">
          <table:table-cell table:style-name="ce18" office:value-type="float" office:value="5170" calcext:value-type="float">
            <text:p>5170</text:p>
          </table:table-cell>
          <table:table-cell table:style-name="ce18" office:value-type="string" calcext:value-type="string">
            <text:p>D2.25</text:p>
          </table:table-cell>
          <table:table-cell table:style-name="ce68" office:value-type="string" calcext:value-type="string">
            <text:p>Bas-marais acides à Trichophorum cespitosum et Narthecium ossifragum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21]&amp;&quot; &quot;&amp;[.C321])" office:value-type="string" office:string-value="D2.25 Bas-marais acides à Trichophorum cespitosum et Narthecium ossifragum" calcext:value-type="string">
            <text:p>D2.25 Bas-marais acides à Trichophorum cespitosum et Narthecium ossifragum</text:p>
          </table:table-cell>
          <table:table-cell table:number-columns-repeated="1019"/>
        </table:table-row>
        <table:table-row table:style-name="ro1">
          <table:table-cell table:style-name="ce18" office:value-type="float" office:value="5177" calcext:value-type="float">
            <text:p>5177</text:p>
          </table:table-cell>
          <table:table-cell table:style-name="ce18" office:value-type="string" calcext:value-type="string">
            <text:p>D2.26</text:p>
          </table:table-cell>
          <table:table-cell table:style-name="ce68" office:value-type="string" calcext:value-type="string">
            <text:p>Bas-marais à Eriophorum angustifolium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22]&amp;&quot; &quot;&amp;[.C322])" office:value-type="string" office:string-value="D2.26 Bas-marais à Eriophorum angustifolium" calcext:value-type="string">
            <text:p>D2.26 Bas-marais à Eriophorum angustifolium</text:p>
          </table:table-cell>
          <table:table-cell table:number-columns-repeated="1019"/>
        </table:table-row>
        <table:table-row table:style-name="ro1">
          <table:table-cell table:style-name="ce18" office:value-type="float" office:value="5178" calcext:value-type="float">
            <text:p>5178</text:p>
          </table:table-cell>
          <table:table-cell table:style-name="ce18" office:value-type="string" calcext:value-type="string">
            <text:p>D2.27</text:p>
          </table:table-cell>
          <table:table-cell table:style-name="ce68" office:value-type="string" calcext:value-type="string">
            <text:p>Bas-marais acides dunaires à Laîche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23]&amp;&quot; &quot;&amp;[.C323])" office:value-type="string" office:string-value="D2.27 Bas-marais acides dunaires à Laîches" calcext:value-type="string">
            <text:p>D2.27 Bas-marais acides dunaires à Laîches</text:p>
          </table:table-cell>
          <table:table-cell table:number-columns-repeated="1019"/>
        </table:table-row>
        <table:table-row table:style-name="ro1">
          <table:table-cell table:style-name="ce18" office:value-type="float" office:value="5189" calcext:value-type="float">
            <text:p>5189</text:p>
          </table:table-cell>
          <table:table-cell table:style-name="ce18" office:value-type="string" calcext:value-type="string">
            <text:p>D2.2A</text:p>
          </table:table-cell>
          <table:table-cell table:style-name="ce68" office:value-type="string" calcext:value-type="string">
            <text:p>Fourrés sur bas-marais acides à Myrica gale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24]&amp;&quot; &quot;&amp;[.C324])" office:value-type="string" office:string-value="D2.2A Fourrés sur bas-marais acides à Myrica gale" calcext:value-type="string">
            <text:p>D2.2A Fourrés sur bas-marais acides à Myrica gale</text:p>
          </table:table-cell>
          <table:table-cell table:number-columns-repeated="1019"/>
        </table:table-row>
        <table:table-row table:style-name="ro1">
          <table:table-cell table:style-name="ce18" office:value-type="float" office:value="5191" calcext:value-type="float">
            <text:p>5191</text:p>
          </table:table-cell>
          <table:table-cell table:style-name="ce18" office:value-type="string" calcext:value-type="string">
            <text:p>D2.2C</text:p>
          </table:table-cell>
          <table:table-cell table:style-name="ce68" office:value-type="string" calcext:value-type="string">
            <text:p>Bas-marais des sources d'eau douce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25]&amp;&quot; &quot;&amp;[.C325])" office:value-type="string" office:string-value="D2.2C Bas-marais des sources d'eau douce" calcext:value-type="string">
            <text:p>D2.2C Bas-marais des sources d'eau douce</text:p>
          </table:table-cell>
          <table:table-cell table:number-columns-repeated="1019"/>
        </table:table-row>
        <table:table-row table:style-name="ro1">
          <table:table-cell table:style-name="ce6" office:value-type="float" office:value="11163" calcext:value-type="float">
            <text:p>11163</text:p>
          </table:table-cell>
          <table:table-cell table:style-name="ce49" office:value-type="string" calcext:value-type="string">
            <text:p>D2.2C2</text:p>
          </table:table-cell>
          <table:table-cell table:style-name="ce6" office:value-type="string" calcext:value-type="string">
            <text:p>Sources à Cardamin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26]&amp;&quot; &quot;&amp;[.C326])" office:value-type="string" office:string-value="D2.2C2 Sources à Cardamine" calcext:value-type="string">
            <text:p>D2.2C2 Sources à Cardamine</text:p>
          </table:table-cell>
          <table:table-cell table:number-columns-repeated="1019"/>
        </table:table-row>
        <table:table-row table:style-name="ro1">
          <table:table-cell table:style-name="ce17" office:value-type="float" office:value="1700" calcext:value-type="float">
            <text:p>1700</text:p>
          </table:table-cell>
          <table:table-cell table:style-name="ce17" office:value-type="string" calcext:value-type="string">
            <text:p>D2.3</text:p>
          </table:table-cell>
          <table:table-cell table:style-name="ce67" office:value-type="string" calcext:value-type="string">
            <text:p>Tourbières de transition et tourbières tremblantes</text:p>
          </table:table-cell>
          <table:table-cell table:style-name="ce17" office:value-type="float" office:value="3" calcext:value-type="float">
            <text:p>3</text:p>
          </table:table-cell>
          <table:table-cell table:formula="of:=CONCATENATE([.B327]&amp;&quot; &quot;&amp;[.C327])" office:value-type="string" office:string-value="D2.3 Tourbières de transition et tourbières tremblantes" calcext:value-type="string">
            <text:p>D2.3 Tourbières de transition et tourbières tremblantes</text:p>
          </table:table-cell>
          <table:table-cell table:number-columns-repeated="1019"/>
        </table:table-row>
        <table:table-row table:style-name="ro1">
          <table:table-cell table:style-name="ce18" office:value-type="float" office:value="5100" calcext:value-type="float">
            <text:p>5100</text:p>
          </table:table-cell>
          <table:table-cell table:style-name="ce18" office:value-type="string" calcext:value-type="string">
            <text:p>D2.31</text:p>
          </table:table-cell>
          <table:table-cell table:style-name="ce68" office:value-type="string" calcext:value-type="string">
            <text:p>Gazons à Carex lasiocarp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28]&amp;&quot; &quot;&amp;[.C328])" office:value-type="string" office:string-value="D2.31 Gazons à Carex lasiocarpa" calcext:value-type="string">
            <text:p>D2.31 Gazons à Carex lasiocarpa</text:p>
          </table:table-cell>
          <table:table-cell table:number-columns-repeated="1019"/>
        </table:table-row>
        <table:table-row table:style-name="ro1">
          <table:table-cell table:style-name="ce18" office:value-type="float" office:value="5182" calcext:value-type="float">
            <text:p>5182</text:p>
          </table:table-cell>
          <table:table-cell table:style-name="ce18" office:value-type="string" calcext:value-type="string">
            <text:p>D2.32</text:p>
          </table:table-cell>
          <table:table-cell table:style-name="ce68" office:value-type="string" calcext:value-type="string">
            <text:p>Tourbières tremblantes à Carex diandr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29]&amp;&quot; &quot;&amp;[.C329])" office:value-type="string" office:string-value="D2.32 Tourbières tremblantes à Carex diandra" calcext:value-type="string">
            <text:p>D2.32 Tourbières tremblantes à Carex diandra</text:p>
          </table:table-cell>
          <table:table-cell table:number-columns-repeated="1019"/>
        </table:table-row>
        <table:table-row table:style-name="ro1">
          <table:table-cell table:style-name="ce18" office:value-type="float" office:value="5183" calcext:value-type="float">
            <text:p>5183</text:p>
          </table:table-cell>
          <table:table-cell table:style-name="ce18" office:value-type="string" calcext:value-type="string">
            <text:p>D2.33</text:p>
          </table:table-cell>
          <table:table-cell table:style-name="ce68" office:value-type="string" calcext:value-type="string">
            <text:p>Tourbières tremblantes à Carex rostrat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30]&amp;&quot; &quot;&amp;[.C330])" office:value-type="string" office:string-value="D2.33 Tourbières tremblantes à Carex rostrata" calcext:value-type="string">
            <text:p>D2.33 Tourbières tremblantes à Carex rostrata</text:p>
          </table:table-cell>
          <table:table-cell table:number-columns-repeated="1019"/>
        </table:table-row>
        <table:table-row table:style-name="ro1">
          <table:table-cell table:style-name="ce18" office:value-type="float" office:value="5184" calcext:value-type="float">
            <text:p>5184</text:p>
          </table:table-cell>
          <table:table-cell table:style-name="ce18" office:value-type="string" calcext:value-type="string">
            <text:p>D2.34</text:p>
          </table:table-cell>
          <table:table-cell table:style-name="ce68" office:value-type="string" calcext:value-type="string">
            <text:p>Gazons à Carex limos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31]&amp;&quot; &quot;&amp;[.C331])" office:value-type="string" office:string-value="D2.34 Gazons à Carex limosa" calcext:value-type="string">
            <text:p>D2.34 Gazons à Carex limosa</text:p>
          </table:table-cell>
          <table:table-cell table:number-columns-repeated="1019"/>
        </table:table-row>
        <table:table-row table:style-name="ro1">
          <table:table-cell table:style-name="ce18" office:value-type="float" office:value="5192" calcext:value-type="float">
            <text:p>5192</text:p>
          </table:table-cell>
          <table:table-cell table:style-name="ce18" office:value-type="string" calcext:value-type="string">
            <text:p>D2.35</text:p>
          </table:table-cell>
          <table:table-cell table:style-name="ce68" office:value-type="string" calcext:value-type="string">
            <text:p>Gazons à Carex chordorrhiz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32]&amp;&quot; &quot;&amp;[.C332])" office:value-type="string" office:string-value="D2.35 Gazons à Carex chordorrhiza" calcext:value-type="string">
            <text:p>D2.35 Gazons à Carex chordorrhiza</text:p>
          </table:table-cell>
          <table:table-cell table:number-columns-repeated="1019"/>
        </table:table-row>
        <table:table-row table:style-name="ro1">
          <table:table-cell table:style-name="ce18" office:value-type="float" office:value="5193" calcext:value-type="float">
            <text:p>5193</text:p>
          </table:table-cell>
          <table:table-cell table:style-name="ce18" office:value-type="string" calcext:value-type="string">
            <text:p>D2.36</text:p>
          </table:table-cell>
          <table:table-cell table:style-name="ce68" office:value-type="string" calcext:value-type="string">
            <text:p>Gazons à Carex heleonaste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33]&amp;&quot; &quot;&amp;[.C333])" office:value-type="string" office:string-value="D2.36 Gazons à Carex heleonastes" calcext:value-type="string">
            <text:p>D2.36 Gazons à Carex heleonastes</text:p>
          </table:table-cell>
          <table:table-cell table:number-columns-repeated="1019"/>
        </table:table-row>
        <table:table-row table:style-name="ro1">
          <table:table-cell table:style-name="ce18" office:value-type="float" office:value="5197" calcext:value-type="float">
            <text:p>5197</text:p>
          </table:table-cell>
          <table:table-cell table:style-name="ce18" office:value-type="string" calcext:value-type="string">
            <text:p>D2.37</text:p>
          </table:table-cell>
          <table:table-cell table:style-name="ce68" office:value-type="string" calcext:value-type="string">
            <text:p>Tourbières tremblantes à Rhynchospora alb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34]&amp;&quot; &quot;&amp;[.C334])" office:value-type="string" office:string-value="D2.37 Tourbières tremblantes à Rhynchospora alba" calcext:value-type="string">
            <text:p>D2.37 Tourbières tremblantes à Rhynchospora alba</text:p>
          </table:table-cell>
          <table:table-cell table:number-columns-repeated="1019"/>
        </table:table-row>
        <table:table-row table:style-name="ro1">
          <table:table-cell table:style-name="ce18" office:value-type="float" office:value="5198" calcext:value-type="float">
            <text:p>5198</text:p>
          </table:table-cell>
          <table:table-cell table:style-name="ce18" office:value-type="string" calcext:value-type="string">
            <text:p>D2.38</text:p>
          </table:table-cell>
          <table:table-cell table:style-name="ce68" office:value-type="string" calcext:value-type="string">
            <text:p>Radeaux de Sphagnum et d'Eriophorum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35]&amp;&quot; &quot;&amp;[.C335])" office:value-type="string" office:string-value="D2.38 Radeaux de Sphagnum et d'Eriophorum" calcext:value-type="string">
            <text:p>D2.38 Radeaux de Sphagnum et d'Eriophorum</text:p>
          </table:table-cell>
          <table:table-cell table:number-columns-repeated="1019"/>
        </table:table-row>
        <table:table-row table:style-name="ro1">
          <table:table-cell table:style-name="ce18" office:value-type="float" office:value="5101" calcext:value-type="float">
            <text:p>5101</text:p>
          </table:table-cell>
          <table:table-cell table:style-name="ce18" office:value-type="string" calcext:value-type="string">
            <text:p>D2.39</text:p>
          </table:table-cell>
          <table:table-cell table:style-name="ce68" office:value-type="string" calcext:value-type="string">
            <text:p>Radeaux de Menyanthes trifoliata et de Potentilla palustri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36]&amp;&quot; &quot;&amp;[.C336])" office:value-type="string" office:string-value="D2.39 Radeaux de Menyanthes trifoliata et de Potentilla palustris" calcext:value-type="string">
            <text:p>D2.39 Radeaux de Menyanthes trifoliata et de Potentilla palustris</text:p>
          </table:table-cell>
          <table:table-cell table:number-columns-repeated="1019"/>
        </table:table-row>
        <table:table-row table:style-name="ro1">
          <table:table-cell table:style-name="ce18" office:value-type="float" office:value="5105" calcext:value-type="float">
            <text:p>5105</text:p>
          </table:table-cell>
          <table:table-cell table:style-name="ce18" office:value-type="string" calcext:value-type="string">
            <text:p>D2.3A</text:p>
          </table:table-cell>
          <table:table-cell table:style-name="ce68" office:value-type="string" calcext:value-type="string">
            <text:p>Tourbières à Calla palustri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37]&amp;&quot; &quot;&amp;[.C337])" office:value-type="string" office:string-value="D2.3A Tourbières à Calla palustris" calcext:value-type="string">
            <text:p>D2.3A Tourbières à Calla palustris</text:p>
          </table:table-cell>
          <table:table-cell table:number-columns-repeated="1019"/>
        </table:table-row>
        <table:table-row table:style-name="ro1">
          <table:table-cell table:style-name="ce18" office:value-type="float" office:value="5109" calcext:value-type="float">
            <text:p>5109</text:p>
          </table:table-cell>
          <table:table-cell table:style-name="ce18" office:value-type="string" calcext:value-type="string">
            <text:p>D2.3B</text:p>
          </table:table-cell>
          <table:table-cell table:style-name="ce68" office:value-type="string" calcext:value-type="string">
            <text:p>Tapis de mousses brune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38]&amp;&quot; &quot;&amp;[.C338])" office:value-type="string" office:string-value="D2.3B Tapis de mousses brunes" calcext:value-type="string">
            <text:p>D2.3B Tapis de mousses brunes</text:p>
          </table:table-cell>
          <table:table-cell table:number-columns-repeated="1019"/>
        </table:table-row>
        <table:table-row table:style-name="ro1">
          <table:table-cell table:style-name="ce18" office:value-type="float" office:value="5110" calcext:value-type="float">
            <text:p>5110</text:p>
          </table:table-cell>
          <table:table-cell table:style-name="ce18" office:value-type="string" calcext:value-type="string">
            <text:p>D2.3C</text:p>
          </table:table-cell>
          <table:table-cell table:style-name="ce68" office:value-type="string" calcext:value-type="string">
            <text:p>Tourbières tremblantes à Eriophorum vaginatum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39]&amp;&quot; &quot;&amp;[.C339])" office:value-type="string" office:string-value="D2.3C Tourbières tremblantes à Eriophorum vaginatum" calcext:value-type="string">
            <text:p>D2.3C Tourbières tremblantes à Eriophorum vaginatum</text:p>
          </table:table-cell>
          <table:table-cell table:number-columns-repeated="1019"/>
        </table:table-row>
        <table:table-row table:style-name="ro1">
          <table:table-cell table:style-name="ce18" office:value-type="float" office:value="5111" calcext:value-type="float">
            <text:p>5111</text:p>
          </table:table-cell>
          <table:table-cell table:style-name="ce18" office:value-type="string" calcext:value-type="string">
            <text:p>D2.3D</text:p>
          </table:table-cell>
          <table:table-cell table:style-name="ce68" office:value-type="string" calcext:value-type="string">
            <text:p>Tourbières tremblantes à Molinia caerule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40]&amp;&quot; &quot;&amp;[.C340])" office:value-type="string" office:string-value="D2.3D Tourbières tremblantes à Molinia caerulea" calcext:value-type="string">
            <text:p>D2.3D Tourbières tremblantes à Molinia caerulea</text:p>
          </table:table-cell>
          <table:table-cell table:number-columns-repeated="1019"/>
        </table:table-row>
        <table:table-row table:style-name="ro1">
          <table:table-cell table:style-name="ce18" office:value-type="float" office:value="5116" calcext:value-type="float">
            <text:p>5116</text:p>
          </table:table-cell>
          <table:table-cell table:style-name="ce18" office:value-type="string" calcext:value-type="string">
            <text:p>D2.3E</text:p>
          </table:table-cell>
          <table:table-cell table:style-name="ce68" office:value-type="string" calcext:value-type="string">
            <text:p>Tourbières tremblantes à Calamagrostis strict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41]&amp;&quot; &quot;&amp;[.C341])" office:value-type="string" office:string-value="D2.3E Tourbières tremblantes à Calamagrostis stricta" calcext:value-type="string">
            <text:p>D2.3E Tourbières tremblantes à Calamagrostis stricta</text:p>
          </table:table-cell>
          <table:table-cell table:number-columns-repeated="1019"/>
        </table:table-row>
        <table:table-row table:style-name="ro4">
          <table:table-cell table:style-name="ce18" office:value-type="float" office:value="5117" calcext:value-type="float">
            <text:p>5117</text:p>
          </table:table-cell>
          <table:table-cell table:style-name="ce18" office:value-type="string" calcext:value-type="string">
            <text:p>D2.3F</text:p>
          </table:table-cell>
          <table:table-cell table:style-name="ce68" office:value-type="string" calcext:value-type="string">
            <text:p>Tourbières tremblantes à Scirpus hudsonianus (Trichophorum alpinum)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42]&amp;&quot; &quot;&amp;[.C342])" office:value-type="string" office:string-value="D2.3F Tourbières tremblantes à Scirpus hudsonianus (Trichophorum alpinum)" calcext:value-type="string">
            <text:p>D2.3F Tourbières tremblantes à Scirpus hudsonianus (Trichophorum alpinum)</text:p>
          </table:table-cell>
          <table:table-cell table:number-columns-repeated="1019"/>
        </table:table-row>
        <table:table-row table:style-name="ro4">
          <table:table-cell table:style-name="ce18" office:value-type="float" office:value="5119" calcext:value-type="float">
            <text:p>5119</text:p>
          </table:table-cell>
          <table:table-cell table:style-name="ce18" office:value-type="string" calcext:value-type="string">
            <text:p>D2.3H</text:p>
          </table:table-cell>
          <table:table-cell table:style-name="ce68" office:value-type="string" calcext:value-type="string">
            <text:p>Communautés des tourbes et des sables humides, ouverts et acides, avec Rhynchospora alba et Droser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43]&amp;&quot; &quot;&amp;[.C343])" office:value-type="string" office:string-value="D2.3H Communautés des tourbes et des sables humides, ouverts et acides, avec Rhynchospora alba et Drosera" calcext:value-type="string">
            <text:p>D2.3H Communautés des tourbes et des sables humides, ouverts et acides, avec Rhynchospora alba et Drosera</text:p>
          </table:table-cell>
          <table:table-cell table:number-columns-repeated="1019"/>
        </table:table-row>
        <table:table-row table:style-name="ro7">
          <table:table-cell table:style-name="ce16" office:value-type="float" office:value="599" calcext:value-type="float">
            <text:p>599</text:p>
          </table:table-cell>
          <table:table-cell table:style-name="ce16" office:value-type="string" calcext:value-type="string">
            <text:p>D4</text:p>
          </table:table-cell>
          <table:table-cell table:style-name="ce66" office:value-type="string" calcext:value-type="string">
            <text:p>Bas-marais riches en bases et tourbières des sources calcaires</text:p>
          </table:table-cell>
          <table:table-cell table:style-name="ce16" office:value-type="float" office:value="2" calcext:value-type="float">
            <text:p>2</text:p>
          </table:table-cell>
          <table:table-cell table:formula="of:=CONCATENATE([.B344]&amp;&quot; &quot;&amp;[.C344])" office:value-type="string" office:string-value="D4 Bas-marais riches en bases et tourbières des sources calcaires" calcext:value-type="string">
            <text:p>D4 Bas-marais riches en bases et tourbières des sources calcaires</text:p>
          </table:table-cell>
          <table:table-cell table:number-columns-repeated="1019"/>
        </table:table-row>
        <table:table-row table:style-name="ro5">
          <table:table-cell table:style-name="ce17" office:value-type="float" office:value="1712" calcext:value-type="float">
            <text:p>1712</text:p>
          </table:table-cell>
          <table:table-cell table:style-name="ce17" office:value-type="string" calcext:value-type="string">
            <text:p>D4.1</text:p>
          </table:table-cell>
          <table:table-cell table:style-name="ce67" office:value-type="string" calcext:value-type="string">
            <text:p>Bas-marais riches en bases, y compris les bas-marais eutrophes à hautes herbes, suintements et ruissellements calcaires</text:p>
          </table:table-cell>
          <table:table-cell table:style-name="ce17" office:value-type="float" office:value="3" calcext:value-type="float">
            <text:p>3</text:p>
          </table:table-cell>
          <table:table-cell table:formula="of:=CONCATENATE([.B345]&amp;&quot; &quot;&amp;[.C345])" office:value-type="string" office:string-value="D4.1 Bas-marais riches en bases, y compris les bas-marais eutrophes à hautes herbes, suintements et ruissellements calcaires" calcext:value-type="string">
            <text:p>D4.1 Bas-marais riches en bases, y compris les bas-marais eutrophes à hautes herbes, suintements et ruissellements calcaires</text:p>
          </table:table-cell>
          <table:table-cell table:number-columns-repeated="1019"/>
        </table:table-row>
        <table:table-row table:style-name="ro1">
          <table:table-cell table:style-name="ce18" office:value-type="float" office:value="5164" calcext:value-type="float">
            <text:p>5164</text:p>
          </table:table-cell>
          <table:table-cell table:style-name="ce18" office:value-type="string" calcext:value-type="string">
            <text:p>D4.11</text:p>
          </table:table-cell>
          <table:table-cell table:style-name="ce68" office:value-type="string" calcext:value-type="string">
            <text:p>Bas-marais à Schoenus nigrican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46]&amp;&quot; &quot;&amp;[.C346])" office:value-type="string" office:string-value="D4.11 Bas-marais à Schoenus nigricans" calcext:value-type="string">
            <text:p>D4.11 Bas-marais à Schoenus nigricans</text:p>
          </table:table-cell>
          <table:table-cell table:number-columns-repeated="1019"/>
        </table:table-row>
        <table:table-row table:style-name="ro1">
          <table:table-cell table:style-name="ce18" office:value-type="float" office:value="5171" calcext:value-type="float">
            <text:p>5171</text:p>
          </table:table-cell>
          <table:table-cell table:style-name="ce18" office:value-type="string" calcext:value-type="string">
            <text:p>D4.12</text:p>
          </table:table-cell>
          <table:table-cell table:style-name="ce68" office:value-type="string" calcext:value-type="string">
            <text:p>Bas-marais à Schoenus ferrugineu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47]&amp;&quot; &quot;&amp;[.C347])" office:value-type="string" office:string-value="D4.12 Bas-marais à Schoenus ferrugineus" calcext:value-type="string">
            <text:p>D4.12 Bas-marais à Schoenus ferrugineus</text:p>
          </table:table-cell>
          <table:table-cell table:number-columns-repeated="1019"/>
        </table:table-row>
        <table:table-row table:style-name="ro1">
          <table:table-cell table:style-name="ce18" office:value-type="float" office:value="5106" calcext:value-type="float">
            <text:p>5106</text:p>
          </table:table-cell>
          <table:table-cell table:style-name="ce18" office:value-type="string" calcext:value-type="string">
            <text:p>D4.13</text:p>
          </table:table-cell>
          <table:table-cell table:style-name="ce68" office:value-type="string" calcext:value-type="string">
            <text:p>Bas-marais subcontinentaux à Carex davallian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48]&amp;&quot; &quot;&amp;[.C348])" office:value-type="string" office:string-value="D4.13 Bas-marais subcontinentaux à Carex davalliana" calcext:value-type="string">
            <text:p>D4.13 Bas-marais subcontinentaux à Carex davalliana</text:p>
          </table:table-cell>
          <table:table-cell table:number-columns-repeated="1019"/>
        </table:table-row>
        <table:table-row table:style-name="ro1">
          <table:table-cell table:style-name="ce18" office:value-type="float" office:value="5121" calcext:value-type="float">
            <text:p>5121</text:p>
          </table:table-cell>
          <table:table-cell table:style-name="ce18" office:value-type="string" calcext:value-type="string">
            <text:p>D4.15</text:p>
          </table:table-cell>
          <table:table-cell table:style-name="ce68" office:value-type="string" calcext:value-type="string">
            <text:p>Bas-marais à Carex dioica, Carex pulicaris et Carex flav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49]&amp;&quot; &quot;&amp;[.C349])" office:value-type="string" office:string-value="D4.15 Bas-marais à Carex dioica, Carex pulicaris et Carex flava" calcext:value-type="string">
            <text:p>D4.15 Bas-marais à Carex dioica, Carex pulicaris et Carex flava</text:p>
          </table:table-cell>
          <table:table-cell table:number-columns-repeated="1019"/>
        </table:table-row>
        <table:table-row table:style-name="ro1">
          <table:table-cell table:style-name="ce18" office:value-type="float" office:value="5135" calcext:value-type="float">
            <text:p>5135</text:p>
          </table:table-cell>
          <table:table-cell table:style-name="ce18" office:value-type="string" calcext:value-type="string">
            <text:p>D4.16</text:p>
          </table:table-cell>
          <table:table-cell table:style-name="ce68" office:value-type="string" calcext:value-type="string">
            <text:p>Bas-marais alcalins à Carex nigr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50]&amp;&quot; &quot;&amp;[.C350])" office:value-type="string" office:string-value="D4.16 Bas-marais alcalins à Carex nigra" calcext:value-type="string">
            <text:p>D4.16 Bas-marais alcalins à Carex nigra</text:p>
          </table:table-cell>
          <table:table-cell table:number-columns-repeated="1019"/>
        </table:table-row>
        <table:table-row table:style-name="ro1">
          <table:table-cell table:style-name="ce18" office:value-type="float" office:value="5150" calcext:value-type="float">
            <text:p>5150</text:p>
          </table:table-cell>
          <table:table-cell table:style-name="ce18" office:value-type="string" calcext:value-type="string">
            <text:p>D4.18</text:p>
          </table:table-cell>
          <table:table-cell table:style-name="ce68" office:value-type="string" calcext:value-type="string">
            <text:p>Bas-marais à Carex frigid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51]&amp;&quot; &quot;&amp;[.C351])" office:value-type="string" office:string-value="D4.18 Bas-marais à Carex frigida" calcext:value-type="string">
            <text:p>D4.18 Bas-marais à Carex frigida</text:p>
          </table:table-cell>
          <table:table-cell table:number-columns-repeated="1019"/>
        </table:table-row>
        <table:table-row table:style-name="ro1">
          <table:table-cell table:style-name="ce18" office:value-type="float" office:value="5152" calcext:value-type="float">
            <text:p>5152</text:p>
          </table:table-cell>
          <table:table-cell table:style-name="ce18" office:value-type="string" calcext:value-type="string">
            <text:p>D4.1A</text:p>
          </table:table-cell>
          <table:table-cell table:style-name="ce68" office:value-type="string" calcext:value-type="string">
            <text:p>Bas-marais à Eleocharis quinqueflor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52]&amp;&quot; &quot;&amp;[.C352])" office:value-type="string" office:string-value="D4.1A Bas-marais à Eleocharis quinqueflora" calcext:value-type="string">
            <text:p>D4.1A Bas-marais à Eleocharis quinqueflora</text:p>
          </table:table-cell>
          <table:table-cell table:number-columns-repeated="1019"/>
        </table:table-row>
        <table:table-row table:style-name="ro1">
          <table:table-cell table:style-name="ce18" office:value-type="float" office:value="5157" calcext:value-type="float">
            <text:p>5157</text:p>
          </table:table-cell>
          <table:table-cell table:style-name="ce18" office:value-type="string" calcext:value-type="string">
            <text:p>D4.1C</text:p>
          </table:table-cell>
          <table:table-cell table:style-name="ce68" office:value-type="string" calcext:value-type="string">
            <text:p>Bas-marais alcalins à Carex rostrata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53]&amp;&quot; &quot;&amp;[.C353])" office:value-type="string" office:string-value="D4.1C Bas-marais alcalins à Carex rostrata" calcext:value-type="string">
            <text:p>D4.1C Bas-marais alcalins à Carex rostrata</text:p>
          </table:table-cell>
          <table:table-cell table:number-columns-repeated="1019"/>
        </table:table-row>
        <table:table-row table:style-name="ro4">
          <table:table-cell table:style-name="ce18" office:value-type="float" office:value="5158" calcext:value-type="float">
            <text:p>5158</text:p>
          </table:table-cell>
          <table:table-cell table:style-name="ce18" office:value-type="string" calcext:value-type="string">
            <text:p>D4.1D</text:p>
          </table:table-cell>
          <table:table-cell table:style-name="ce68" office:value-type="string" calcext:value-type="string">
            <text:p>Bas-marais alcalins à Scirpus hudsonianus (Trichophorum alpinum)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54]&amp;&quot; &quot;&amp;[.C354])" office:value-type="string" office:string-value="D4.1D Bas-marais alcalins à Scirpus hudsonianus (Trichophorum alpinum)" calcext:value-type="string">
            <text:p>D4.1D Bas-marais alcalins à Scirpus hudsonianus (Trichophorum alpinum)</text:p>
          </table:table-cell>
          <table:table-cell table:number-columns-repeated="1019"/>
        </table:table-row>
        <table:table-row table:style-name="ro1">
          <table:table-cell table:style-name="ce18" office:value-type="float" office:value="5165" calcext:value-type="float">
            <text:p>5165</text:p>
          </table:table-cell>
          <table:table-cell table:style-name="ce18" office:value-type="string" calcext:value-type="string">
            <text:p>D4.1E</text:p>
          </table:table-cell>
          <table:table-cell table:style-name="ce68" office:value-type="string" calcext:value-type="string">
            <text:p>Bas-marais alcalins à Trichophorum cespitosum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55]&amp;&quot; &quot;&amp;[.C355])" office:value-type="string" office:string-value="D4.1E Bas-marais alcalins à Trichophorum cespitosum" calcext:value-type="string">
            <text:p>D4.1E Bas-marais alcalins à Trichophorum cespitosum</text:p>
          </table:table-cell>
          <table:table-cell table:number-columns-repeated="1019"/>
        </table:table-row>
        <table:table-row table:style-name="ro1">
          <table:table-cell table:style-name="ce18" office:value-type="float" office:value="5166" calcext:value-type="float">
            <text:p>5166</text:p>
          </table:table-cell>
          <table:table-cell table:style-name="ce18" office:value-type="string" calcext:value-type="string">
            <text:p>D4.1F</text:p>
          </table:table-cell>
          <table:table-cell table:style-name="ce68" office:value-type="string" calcext:value-type="string">
            <text:p>Bas-marais médio-européens à Blysmus compressu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56]&amp;&quot; &quot;&amp;[.C356])" office:value-type="string" office:string-value="D4.1F Bas-marais médio-européens à Blysmus compressus" calcext:value-type="string">
            <text:p>D4.1F Bas-marais médio-européens à Blysmus compressus</text:p>
          </table:table-cell>
          <table:table-cell table:number-columns-repeated="1019"/>
        </table:table-row>
        <table:table-row table:style-name="ro1">
          <table:table-cell table:style-name="ce18" office:value-type="float" office:value="5167" calcext:value-type="float">
            <text:p>5167</text:p>
          </table:table-cell>
          <table:table-cell table:style-name="ce18" office:value-type="string" calcext:value-type="string">
            <text:p>D4.1G</text:p>
          </table:table-cell>
          <table:table-cell table:style-name="ce68" office:value-type="string" calcext:value-type="string">
            <text:p>Bas-marais alcalins à petites herbe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57]&amp;&quot; &quot;&amp;[.C357])" office:value-type="string" office:string-value="D4.1G Bas-marais alcalins à petites herbes" calcext:value-type="string">
            <text:p>D4.1G Bas-marais alcalins à petites herbes</text:p>
          </table:table-cell>
          <table:table-cell table:number-columns-repeated="1019"/>
        </table:table-row>
        <table:table-row table:style-name="ro1">
          <table:table-cell table:style-name="ce18" office:value-type="float" office:value="5168" calcext:value-type="float">
            <text:p>5168</text:p>
          </table:table-cell>
          <table:table-cell table:style-name="ce18" office:value-type="string" calcext:value-type="string">
            <text:p>D4.1H</text:p>
          </table:table-cell>
          <table:table-cell table:style-name="ce68" office:value-type="string" calcext:value-type="string">
            <text:p>Bas-marais calcaires dunaires à Juncu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58]&amp;&quot; &quot;&amp;[.C358])" office:value-type="string" office:string-value="D4.1H Bas-marais calcaires dunaires à Juncus" calcext:value-type="string">
            <text:p>D4.1H Bas-marais calcaires dunaires à Juncus</text:p>
          </table:table-cell>
          <table:table-cell table:number-columns-repeated="1019"/>
        </table:table-row>
        <table:table-row table:style-name="ro1">
          <table:table-cell table:style-name="ce18" office:value-type="float" office:value="5172" calcext:value-type="float">
            <text:p>5172</text:p>
          </table:table-cell>
          <table:table-cell table:style-name="ce18" office:value-type="string" calcext:value-type="string">
            <text:p>D4.1I</text:p>
          </table:table-cell>
          <table:table-cell table:style-name="ce68" office:value-type="string" calcext:value-type="string">
            <text:p>Bas-marais à hautes herbe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59]&amp;&quot; &quot;&amp;[.C359])" office:value-type="string" office:string-value="D4.1I Bas-marais à hautes herbes" calcext:value-type="string">
            <text:p>D4.1I Bas-marais à hautes herbes</text:p>
          </table:table-cell>
          <table:table-cell table:number-columns-repeated="1019"/>
        </table:table-row>
        <table:table-row table:style-name="ro1">
          <table:table-cell table:style-name="ce18" office:value-type="float" office:value="5176" calcext:value-type="float">
            <text:p>5176</text:p>
          </table:table-cell>
          <table:table-cell table:style-name="ce18" office:value-type="string" calcext:value-type="string">
            <text:p>D4.1M</text:p>
          </table:table-cell>
          <table:table-cell table:style-name="ce68" office:value-type="string" calcext:value-type="string">
            <text:p>Fourrés sur bas-marais alcalins à Myrica gale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60]&amp;&quot; &quot;&amp;[.C360])" office:value-type="string" office:string-value="D4.1M Fourrés sur bas-marais alcalins à Myrica gale" calcext:value-type="string">
            <text:p>D4.1M Fourrés sur bas-marais alcalins à Myrica gale</text:p>
          </table:table-cell>
          <table:table-cell table:number-columns-repeated="1019"/>
        </table:table-row>
        <table:table-row table:style-name="ro1">
          <table:table-cell table:style-name="ce18" office:value-type="float" office:value="5180" calcext:value-type="float">
            <text:p>5180</text:p>
          </table:table-cell>
          <table:table-cell table:style-name="ce18" office:value-type="string" calcext:value-type="string">
            <text:p>D4.1N</text:p>
          </table:table-cell>
          <table:table-cell table:style-name="ce68" office:value-type="string" calcext:value-type="string">
            <text:p>Tourbières de sources à eau dure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61]&amp;&quot; &quot;&amp;[.C361])" office:value-type="string" office:string-value="D4.1N Tourbières de sources à eau dure" calcext:value-type="string">
            <text:p>D4.1N Tourbières de sources à eau dure</text:p>
          </table:table-cell>
          <table:table-cell table:number-columns-repeated="1019"/>
        </table:table-row>
        <table:table-row table:style-name="ro5">
          <table:table-cell table:style-name="ce17" office:value-type="float" office:value="1713" calcext:value-type="float">
            <text:p>1713</text:p>
          </table:table-cell>
          <table:table-cell table:style-name="ce17" office:value-type="string" calcext:value-type="string">
            <text:p>D4.2</text:p>
          </table:table-cell>
          <table:table-cell table:style-name="ce67" office:value-type="string" calcext:value-type="string">
            <text:p>Communautés riveraines des sources et des ruisseaux de montagne calcaires, avec une riche flore arctico-montagnarde</text:p>
          </table:table-cell>
          <table:table-cell table:style-name="ce17" office:value-type="float" office:value="3" calcext:value-type="float">
            <text:p>3</text:p>
          </table:table-cell>
          <table:table-cell table:formula="of:=CONCATENATE([.B362]&amp;&quot; &quot;&amp;[.C362])" office:value-type="string" office:string-value="D4.2 Communautés riveraines des sources et des ruisseaux de montagne calcaires, avec une riche flore arctico-montagnarde" calcext:value-type="string">
            <text:p>D4.2 Communautés riveraines des sources et des ruisseaux de montagne calcaires, avec une riche flore arctico-montagnarde</text:p>
          </table:table-cell>
          <table:table-cell table:number-columns-repeated="1019"/>
        </table:table-row>
        <table:table-row table:style-name="ro4">
          <table:table-cell table:style-name="ce18" office:value-type="float" office:value="5194" calcext:value-type="float">
            <text:p>5194</text:p>
          </table:table-cell>
          <table:table-cell table:style-name="ce18" office:value-type="string" calcext:value-type="string">
            <text:p>D4.21</text:p>
          </table:table-cell>
          <table:table-cell table:style-name="ce68" office:value-type="string" calcext:value-type="string">
            <text:p>Gazons arctico-alpins à Kobresia simpliciuscula et Carex microglochin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63]&amp;&quot; &quot;&amp;[.C363])" office:value-type="string" office:string-value="D4.21 Gazons arctico-alpins à Kobresia simpliciuscula et Carex microglochin" calcext:value-type="string">
            <text:p>D4.21 Gazons arctico-alpins à Kobresia simpliciuscula et Carex microglochin</text:p>
          </table:table-cell>
          <table:table-cell table:number-columns-repeated="1019"/>
        </table:table-row>
        <table:table-row table:style-name="ro1">
          <table:table-cell table:style-name="ce18" office:value-type="float" office:value="5195" calcext:value-type="float">
            <text:p>5195</text:p>
          </table:table-cell>
          <table:table-cell table:style-name="ce18" office:value-type="string" calcext:value-type="string">
            <text:p>D4.22</text:p>
          </table:table-cell>
          <table:table-cell table:style-name="ce68" office:value-type="string" calcext:value-type="string">
            <text:p>Gazons riverains alpins à Carex maritima (Carex incurva)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64]&amp;&quot; &quot;&amp;[.C364])" office:value-type="string" office:string-value="D4.22 Gazons riverains alpins à Carex maritima (Carex incurva)" calcext:value-type="string">
            <text:p>D4.22 Gazons riverains alpins à Carex maritima (Carex incurva)</text:p>
          </table:table-cell>
          <table:table-cell table:number-columns-repeated="1019"/>
        </table:table-row>
        <table:table-row table:style-name="ro4">
          <table:table-cell table:style-name="ce18" office:value-type="float" office:value="5199" calcext:value-type="float">
            <text:p>5199</text:p>
          </table:table-cell>
          <table:table-cell table:style-name="ce18" office:value-type="string" calcext:value-type="string">
            <text:p>D4.23</text:p>
          </table:table-cell>
          <table:table-cell table:style-name="ce68" office:value-type="string" calcext:value-type="string">
            <text:p>Gazons riverains arctico-alpins à Equisetum, Typha et Juncu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65]&amp;&quot; &quot;&amp;[.C365])" office:value-type="string" office:string-value="D4.23 Gazons riverains arctico-alpins à Equisetum, Typha et Juncus" calcext:value-type="string">
            <text:p>D4.23 Gazons riverains arctico-alpins à Equisetum, Typha et Juncus</text:p>
          </table:table-cell>
          <table:table-cell table:number-columns-repeated="1019"/>
        </table:table-row>
        <table:table-row table:style-name="ro7">
          <table:table-cell table:style-name="ce16" office:value-type="float" office:value="596" calcext:value-type="float">
            <text:p>596</text:p>
          </table:table-cell>
          <table:table-cell table:style-name="ce16" office:value-type="string" calcext:value-type="string">
            <text:p>D5</text:p>
          </table:table-cell>
          <table:table-cell table:style-name="ce66" office:value-type="string" calcext:value-type="string">
            <text:p>Roselières sèches et cariçaies, normalement sans eau libre</text:p>
          </table:table-cell>
          <table:table-cell table:style-name="ce16" office:value-type="float" office:value="2" calcext:value-type="float">
            <text:p>2</text:p>
          </table:table-cell>
          <table:table-cell table:formula="of:=CONCATENATE([.B366]&amp;&quot; &quot;&amp;[.C366])" office:value-type="string" office:string-value="D5 Roselières sèches et cariçaies, normalement sans eau libre" calcext:value-type="string">
            <text:p>D5 Roselières sèches et cariçaies, normalement sans eau libre</text:p>
          </table:table-cell>
          <table:table-cell table:number-columns-repeated="1019"/>
        </table:table-row>
        <table:table-row table:style-name="ro1">
          <table:table-cell table:style-name="ce17" office:value-type="float" office:value="1701" calcext:value-type="float">
            <text:p>1701</text:p>
          </table:table-cell>
          <table:table-cell table:style-name="ce17" office:value-type="string" calcext:value-type="string">
            <text:p>D5.1</text:p>
          </table:table-cell>
          <table:table-cell table:style-name="ce67" office:value-type="string" calcext:value-type="string">
            <text:p>Roselières normalement sans eau libre</text:p>
          </table:table-cell>
          <table:table-cell table:style-name="ce17" office:value-type="float" office:value="3" calcext:value-type="float">
            <text:p>3</text:p>
          </table:table-cell>
          <table:table-cell table:formula="of:=CONCATENATE([.B367]&amp;&quot; &quot;&amp;[.C367])" office:value-type="string" office:string-value="D5.1 Roselières normalement sans eau libre" calcext:value-type="string">
            <text:p>D5.1 Roselières normalement sans eau libre</text:p>
          </table:table-cell>
          <table:table-cell table:number-columns-repeated="1019"/>
        </table:table-row>
        <table:table-row table:style-name="ro1">
          <table:table-cell table:style-name="ce18" office:value-type="float" office:value="5102" calcext:value-type="float">
            <text:p>5102</text:p>
          </table:table-cell>
          <table:table-cell table:style-name="ce18" office:value-type="string" calcext:value-type="string">
            <text:p>D5.11</text:p>
          </table:table-cell>
          <table:table-cell table:style-name="ce68" office:value-type="string" calcext:value-type="string">
            <text:p>Phragmitaies normalement sans eau libre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68]&amp;&quot; &quot;&amp;[.C368])" office:value-type="string" office:string-value="D5.11 Phragmitaies normalement sans eau libre" calcext:value-type="string">
            <text:p>D5.11 Phragmitaies normalement sans eau libre</text:p>
          </table:table-cell>
          <table:table-cell table:number-columns-repeated="1019"/>
        </table:table-row>
        <table:table-row table:style-name="ro1">
          <table:table-cell table:style-name="ce6" office:value-type="float" office:value="11167" calcext:value-type="float">
            <text:p>11167</text:p>
          </table:table-cell>
          <table:table-cell table:style-name="ce49" office:value-type="string" calcext:value-type="string">
            <text:p>D5.111</text:p>
          </table:table-cell>
          <table:table-cell table:style-name="ce6" office:value-type="string" calcext:value-type="string">
            <text:p>Phragmitaies sèches d'eau douc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69]&amp;&quot; &quot;&amp;[.C369])" office:value-type="string" office:string-value="D5.111 Phragmitaies sèches d'eau douce" calcext:value-type="string">
            <text:p>D5.111 Phragmitaies sèches d'eau douce</text:p>
          </table:table-cell>
          <table:table-cell table:number-columns-repeated="1019"/>
        </table:table-row>
        <table:table-row table:style-name="ro1">
          <table:table-cell table:style-name="ce18" office:value-type="float" office:value="5086" calcext:value-type="float">
            <text:p>5086</text:p>
          </table:table-cell>
          <table:table-cell table:style-name="ce18" office:value-type="string" calcext:value-type="string">
            <text:p>D5.12</text:p>
          </table:table-cell>
          <table:table-cell table:style-name="ce68" office:value-type="string" calcext:value-type="string">
            <text:p>Scirpaies lacustres normalement sans eau libre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70]&amp;&quot; &quot;&amp;[.C370])" office:value-type="string" office:string-value="D5.12 Scirpaies lacustres normalement sans eau libre" calcext:value-type="string">
            <text:p>D5.12 Scirpaies lacustres normalement sans eau libre</text:p>
          </table:table-cell>
          <table:table-cell table:number-columns-repeated="1019"/>
        </table:table-row>
        <table:table-row table:style-name="ro1">
          <table:table-cell table:style-name="ce18" office:value-type="float" office:value="5087" calcext:value-type="float">
            <text:p>5087</text:p>
          </table:table-cell>
          <table:table-cell table:style-name="ce18" office:value-type="string" calcext:value-type="string">
            <text:p>D5.13</text:p>
          </table:table-cell>
          <table:table-cell table:style-name="ce68" office:value-type="string" calcext:value-type="string">
            <text:p>Typhaies normalement sans eau libre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71]&amp;&quot; &quot;&amp;[.C371])" office:value-type="string" office:string-value="D5.13 Typhaies normalement sans eau libre" calcext:value-type="string">
            <text:p>D5.13 Typhaies normalement sans eau libre</text:p>
          </table:table-cell>
          <table:table-cell table:number-columns-repeated="1019"/>
        </table:table-row>
        <table:table-row table:style-name="ro1">
          <table:table-cell table:style-name="ce6" office:value-type="float" office:value="11139" calcext:value-type="float">
            <text:p>11139</text:p>
          </table:table-cell>
          <table:table-cell table:style-name="ce49" office:value-type="string" calcext:value-type="string">
            <text:p>D5.131</text:p>
          </table:table-cell>
          <table:table-cell table:style-name="ce6" office:value-type="string" calcext:value-type="string">
            <text:p>Typhaies normalement sans eau libre à <text:s/>Typha latifolia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72]&amp;&quot; &quot;&amp;[.C372])" office:value-type="string" office:string-value="D5.131 Typhaies normalement sans eau libre à  Typha latifolia " calcext:value-type="string">
            <text:p>D5.131 Typhaies normalement sans eau libre à <text:s/>Typha latifolia </text:p>
          </table:table-cell>
          <table:table-cell table:number-columns-repeated="1019"/>
        </table:table-row>
        <table:table-row table:style-name="ro1">
          <table:table-cell table:style-name="ce6" office:value-type="float" office:value="11140" calcext:value-type="float">
            <text:p>11140</text:p>
          </table:table-cell>
          <table:table-cell table:style-name="ce49" office:value-type="string" calcext:value-type="string">
            <text:p>D5.132</text:p>
          </table:table-cell>
          <table:table-cell table:style-name="ce6" office:value-type="string" calcext:value-type="string">
            <text:p>Typhaies normalement sans eau libre à <text:s/>Typha angustifolia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73]&amp;&quot; &quot;&amp;[.C373])" office:value-type="string" office:string-value="D5.132 Typhaies normalement sans eau libre à  Typha angustifolia " calcext:value-type="string">
            <text:p>D5.132 Typhaies normalement sans eau libre à <text:s/>Typha angustifolia </text:p>
          </table:table-cell>
          <table:table-cell table:number-columns-repeated="1019"/>
        </table:table-row>
        <table:table-row table:style-name="ro8">
          <table:table-cell table:style-name="ce17" office:value-type="float" office:value="1698" calcext:value-type="float">
            <text:p>1698</text:p>
          </table:table-cell>
          <table:table-cell table:style-name="ce17" office:value-type="string" calcext:value-type="string">
            <text:p>D5.2</text:p>
          </table:table-cell>
          <table:table-cell table:style-name="ce67" office:value-type="string" calcext:value-type="string">
            <text:p>Formations à grandes Cypéracées normalement sans eau libre</text:p>
          </table:table-cell>
          <table:table-cell table:style-name="ce17" office:value-type="float" office:value="3" calcext:value-type="float">
            <text:p>3</text:p>
          </table:table-cell>
          <table:table-cell table:formula="of:=CONCATENATE([.B374]&amp;&quot; &quot;&amp;[.C374])" office:value-type="string" office:string-value="D5.2 Formations à grandes Cypéracées normalement sans eau libre" calcext:value-type="string">
            <text:p>D5.2 Formations à grandes Cypéracées normalement sans eau libre</text:p>
          </table:table-cell>
          <table:table-cell table:number-columns-repeated="1019"/>
        </table:table-row>
        <table:table-row table:style-name="ro9">
          <table:table-cell table:style-name="ce18" office:value-type="float" office:value="5088" calcext:value-type="float">
            <text:p>5088</text:p>
          </table:table-cell>
          <table:table-cell table:style-name="ce18" office:value-type="string" calcext:value-type="string">
            <text:p>D5.21</text:p>
          </table:table-cell>
          <table:table-cell table:style-name="ce68" office:value-type="string" calcext:value-type="string">
            <text:p>Communautés de grands Carex (magnocariçaies)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75]&amp;&quot; &quot;&amp;[.C375])" office:value-type="string" office:string-value="D5.21 Communautés de grands Carex (magnocariçaies)" calcext:value-type="string">
            <text:p>D5.21 Communautés de grands Carex (magnocariçaies)</text:p>
          </table:table-cell>
          <table:table-cell table:number-columns-repeated="1019"/>
        </table:table-row>
        <table:table-row table:style-name="ro1">
          <table:table-cell table:style-name="ce6" office:value-type="float" office:value="11145" calcext:value-type="float">
            <text:p>11145</text:p>
          </table:table-cell>
          <table:table-cell table:style-name="ce49" office:value-type="string" calcext:value-type="string">
            <text:p>D5.211</text:p>
          </table:table-cell>
          <table:table-cell table:style-name="ce6" office:value-type="string" calcext:value-type="string">
            <text:p>Cariçaies à Laîche distiqu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76]&amp;&quot; &quot;&amp;[.C376])" office:value-type="string" office:string-value="D5.211 Cariçaies à Laîche distique" calcext:value-type="string">
            <text:p>D5.211 Cariçaies à Laîche distique</text:p>
          </table:table-cell>
          <table:table-cell table:number-columns-repeated="1019"/>
        </table:table-row>
        <table:table-row table:style-name="ro1">
          <table:table-cell table:style-name="ce6" office:value-type="float" office:value="11146" calcext:value-type="float">
            <text:p>11146</text:p>
          </table:table-cell>
          <table:table-cell table:style-name="ce49" office:value-type="string" calcext:value-type="string">
            <text:p>D5.212</text:p>
          </table:table-cell>
          <table:table-cell table:style-name="ce6" office:value-type="string" calcext:value-type="string">
            <text:p>Cariçaies à Laîche des rives et communautés apparenté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77]&amp;&quot; &quot;&amp;[.C377])" office:value-type="string" office:string-value="D5.212 Cariçaies à Laîche des rives et communautés apparentées" calcext:value-type="string">
            <text:p>D5.212 Cariçaies à Laîche des rives et communautés apparentées</text:p>
          </table:table-cell>
          <table:table-cell table:number-columns-repeated="1019"/>
        </table:table-row>
        <table:table-row table:style-name="ro1">
          <table:table-cell table:style-name="ce6" office:value-type="float" office:value="11149" calcext:value-type="float">
            <text:p>11149</text:p>
          </table:table-cell>
          <table:table-cell table:style-name="ce49" office:value-type="string" calcext:value-type="string">
            <text:p>D5.213</text:p>
          </table:table-cell>
          <table:table-cell table:style-name="ce6" office:value-type="string" calcext:value-type="string">
            <text:p>Cariçaies à Laîche des riv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78]&amp;&quot; &quot;&amp;[.C378])" office:value-type="string" office:string-value="D5.213 Cariçaies à Laîche des rives" calcext:value-type="string">
            <text:p>D5.213 Cariçaies à Laîche des rives</text:p>
          </table:table-cell>
          <table:table-cell table:number-columns-repeated="1019"/>
        </table:table-row>
        <table:table-row table:style-name="ro1">
          <table:table-cell table:style-name="ce6" office:value-type="float" office:value="11153" calcext:value-type="float">
            <text:p>11153</text:p>
          </table:table-cell>
          <table:table-cell table:style-name="ce49" office:value-type="string" calcext:value-type="string">
            <text:p>D5.214</text:p>
          </table:table-cell>
          <table:table-cell table:style-name="ce6" office:value-type="string" calcext:value-type="string">
            <text:p>Cariçaies à Laîche vésiculeuse, Laîche à bec et Laîche filiform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79]&amp;&quot; &quot;&amp;[.C379])" office:value-type="string" office:string-value="D5.214 Cariçaies à Laîche vésiculeuse, Laîche à bec et Laîche filiforme" calcext:value-type="string">
            <text:p>D5.214 Cariçaies à Laîche vésiculeuse, Laîche à bec et Laîche filiforme</text:p>
          </table:table-cell>
          <table:table-cell table:number-columns-repeated="1019"/>
        </table:table-row>
        <table:table-row table:style-name="ro1">
          <table:table-cell table:style-name="ce6" office:value-type="float" office:value="11154" calcext:value-type="float">
            <text:p>11154</text:p>
          </table:table-cell>
          <table:table-cell table:style-name="ce49" office:value-type="string" calcext:value-type="string">
            <text:p>D5.215</text:p>
          </table:table-cell>
          <table:table-cell table:style-name="ce6" office:value-type="string" calcext:value-type="string">
            <text:p>Cariçaies à Laîche raide et Laîche gazonnant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80]&amp;&quot; &quot;&amp;[.C380])" office:value-type="string" office:string-value="D5.215 Cariçaies à Laîche raide et Laîche gazonnante" calcext:value-type="string">
            <text:p>D5.215 Cariçaies à Laîche raide et Laîche gazonnante</text:p>
          </table:table-cell>
          <table:table-cell table:number-columns-repeated="1019"/>
        </table:table-row>
        <table:table-row table:style-name="ro1">
          <table:table-cell table:style-name="ce6" office:value-type="float" office:value="11157" calcext:value-type="float">
            <text:p>11157</text:p>
          </table:table-cell>
          <table:table-cell table:style-name="ce49" office:value-type="string" calcext:value-type="string">
            <text:p>D5.216</text:p>
          </table:table-cell>
          <table:table-cell table:style-name="ce6" office:value-type="string" calcext:value-type="string">
            <text:p>Cariçaies à Laîche paniculé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81]&amp;&quot; &quot;&amp;[.C381])" office:value-type="string" office:string-value="D5.216 Cariçaies à Laîche paniculée" calcext:value-type="string">
            <text:p>D5.216 Cariçaies à Laîche paniculée</text:p>
          </table:table-cell>
          <table:table-cell table:number-columns-repeated="1019"/>
        </table:table-row>
        <table:table-row table:style-name="ro1">
          <table:table-cell table:style-name="ce6" office:value-type="float" office:value="11158" calcext:value-type="float">
            <text:p>11158</text:p>
          </table:table-cell>
          <table:table-cell table:style-name="ce49" office:value-type="string" calcext:value-type="string">
            <text:p>D5.217</text:p>
          </table:table-cell>
          <table:table-cell table:style-name="ce6" office:value-type="string" calcext:value-type="string">
            <text:p>Cariçaies à Laîche paradoxale et Laîche arrondi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82]&amp;&quot; &quot;&amp;[.C382])" office:value-type="string" office:string-value="D5.217 Cariçaies à Laîche paradoxale et Laîche arrondie" calcext:value-type="string">
            <text:p>D5.217 Cariçaies à Laîche paradoxale et Laîche arrondie</text:p>
          </table:table-cell>
          <table:table-cell table:number-columns-repeated="1019"/>
        </table:table-row>
        <table:table-row table:style-name="ro1">
          <table:table-cell table:style-name="ce6" office:value-type="float" office:value="11159" calcext:value-type="float">
            <text:p>11159</text:p>
          </table:table-cell>
          <table:table-cell table:style-name="ce49" office:value-type="string" calcext:value-type="string">
            <text:p>D5.218</text:p>
          </table:table-cell>
          <table:table-cell table:style-name="ce6" office:value-type="string" calcext:value-type="string">
            <text:p>Cariçaies à Laîche faux-souchet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83]&amp;&quot; &quot;&amp;[.C383])" office:value-type="string" office:string-value="D5.218 Cariçaies à Laîche faux-souchet" calcext:value-type="string">
            <text:p>D5.218 Cariçaies à Laîche faux-souchet</text:p>
          </table:table-cell>
          <table:table-cell table:number-columns-repeated="1019"/>
        </table:table-row>
        <table:table-row table:style-name="ro1">
          <table:table-cell table:style-name="ce6" office:value-type="float" office:value="11160" calcext:value-type="float">
            <text:p>11160</text:p>
          </table:table-cell>
          <table:table-cell table:style-name="ce49" office:value-type="string" calcext:value-type="string">
            <text:p>D5.219</text:p>
          </table:table-cell>
          <table:table-cell table:style-name="ce6" office:value-type="string" calcext:value-type="string">
            <text:p>Cariçaies à Laîche des renards ou à Laîche cuivré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84]&amp;&quot; &quot;&amp;[.C384])" office:value-type="string" office:string-value="D5.219 Cariçaies à Laîche des renards ou à Laîche cuivrée" calcext:value-type="string">
            <text:p>D5.219 Cariçaies à Laîche des renards ou à Laîche cuivrée</text:p>
          </table:table-cell>
          <table:table-cell table:number-columns-repeated="1019"/>
        </table:table-row>
        <table:table-row table:style-name="ro1">
          <table:table-cell table:style-name="ce6" office:value-type="float" office:value="17740" calcext:value-type="float">
            <text:p>17740</text:p>
          </table:table-cell>
          <table:table-cell table:style-name="ce49" office:value-type="string" calcext:value-type="string">
            <text:p>D5.2191</text:p>
          </table:table-cell>
          <table:table-cell table:style-name="ce6" office:value-type="string" calcext:value-type="string">
            <text:p>Cariçaies à Laîche des renard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85]&amp;&quot; &quot;&amp;[.C385])" office:value-type="string" office:string-value="D5.2191 Cariçaies à Laîche des renards" calcext:value-type="string">
            <text:p>D5.2191 Cariçaies à Laîche des renards</text:p>
          </table:table-cell>
          <table:table-cell table:number-columns-repeated="1019"/>
        </table:table-row>
        <table:table-row table:style-name="ro1">
          <table:table-cell table:style-name="ce6" office:value-type="float" office:value="17741" calcext:value-type="float">
            <text:p>17741</text:p>
          </table:table-cell>
          <table:table-cell table:style-name="ce49" office:value-type="string" calcext:value-type="string">
            <text:p>D5.2192</text:p>
          </table:table-cell>
          <table:table-cell table:style-name="ce6" office:value-type="string" calcext:value-type="string">
            <text:p>Cariçaies à Laîche cuivré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386]&amp;&quot; &quot;&amp;[.C386])" office:value-type="string" office:string-value="D5.2192 Cariçaies à Laîche cuivrée" calcext:value-type="string">
            <text:p>D5.2192 Cariçaies à Laîche cuivrée</text:p>
          </table:table-cell>
          <table:table-cell table:number-columns-repeated="1019"/>
        </table:table-row>
        <table:table-row table:style-name="ro1">
          <table:table-cell table:style-name="ce6" office:value-type="float" office:value="11161" calcext:value-type="float">
            <text:p>11161</text:p>
          </table:table-cell>
          <table:table-cell table:style-name="ce49" office:value-type="string" calcext:value-type="string">
            <text:p>D5.21A</text:p>
          </table:table-cell>
          <table:table-cell table:style-name="ce6" office:value-type="string" calcext:value-type="string">
            <text:p>Cariçaies à Laîche de Buxbaum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87]&amp;&quot; &quot;&amp;[.C387])" office:value-type="string" office:string-value="D5.21A Cariçaies à Laîche de Buxbaum" calcext:value-type="string">
            <text:p>D5.21A Cariçaies à Laîche de Buxbaum</text:p>
          </table:table-cell>
          <table:table-cell table:number-columns-repeated="1019"/>
        </table:table-row>
        <table:table-row table:style-name="ro1">
          <table:table-cell table:style-name="ce18" office:value-type="float" office:value="5041" calcext:value-type="float">
            <text:p>5041</text:p>
          </table:table-cell>
          <table:table-cell table:style-name="ce18" office:value-type="string" calcext:value-type="string">
            <text:p>D5.24</text:p>
          </table:table-cell>
          <table:table-cell table:style-name="ce68" office:value-type="string" calcext:value-type="string">
            <text:p>Bas-marais à Cladium mariscu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88]&amp;&quot; &quot;&amp;[.C388])" office:value-type="string" office:string-value="D5.24 Bas-marais à Cladium mariscus" calcext:value-type="string">
            <text:p>D5.24 Bas-marais à Cladium mariscus</text:p>
          </table:table-cell>
          <table:table-cell table:number-columns-repeated="1019"/>
        </table:table-row>
        <table:table-row table:style-name="ro4">
          <table:table-cell table:style-name="ce17" office:value-type="float" office:value="1688" calcext:value-type="float">
            <text:p>1688</text:p>
          </table:table-cell>
          <table:table-cell table:style-name="ce17" office:value-type="string" calcext:value-type="string">
            <text:p>D5.3</text:p>
          </table:table-cell>
          <table:table-cell table:style-name="ce67" office:value-type="string" calcext:value-type="string">
            <text:p>Zones marécageuses dominées par Juncus effusus ou d'autres grands Juncus</text:p>
          </table:table-cell>
          <table:table-cell table:style-name="ce17" office:value-type="float" office:value="3" calcext:value-type="float">
            <text:p>3</text:p>
          </table:table-cell>
          <table:table-cell table:formula="of:=CONCATENATE([.B389]&amp;&quot; &quot;&amp;[.C389])" office:value-type="string" office:string-value="D5.3 Zones marécageuses dominées par Juncus effusus ou d'autres grands Juncus" calcext:value-type="string">
            <text:p>D5.3 Zones marécageuses dominées par Juncus effusus ou d'autres grands Juncus</text:p>
          </table:table-cell>
          <table:table-cell table:number-columns-repeated="1019"/>
        </table:table-row>
        <table:table-row table:style-name="ro7">
          <table:table-cell table:style-name="ce16" office:value-type="float" office:value="594" calcext:value-type="float">
            <text:p>594</text:p>
          </table:table-cell>
          <table:table-cell table:style-name="ce16" office:value-type="string" calcext:value-type="string">
            <text:p>D6</text:p>
          </table:table-cell>
          <table:table-cell table:style-name="ce66" office:value-type="string" calcext:value-type="string">
            <text:p>Marais continentaux salés et saumâtres et roselières</text:p>
          </table:table-cell>
          <table:table-cell table:style-name="ce16" office:value-type="float" office:value="2" calcext:value-type="float">
            <text:p>2</text:p>
          </table:table-cell>
          <table:table-cell table:formula="of:=CONCATENATE([.B390]&amp;&quot; &quot;&amp;[.C390])" office:value-type="string" office:string-value="D6 Marais continentaux salés et saumâtres et roselières" calcext:value-type="string">
            <text:p>D6 Marais continentaux salés et saumâtres et roselières</text:p>
          </table:table-cell>
          <table:table-cell table:number-columns-repeated="1019"/>
        </table:table-row>
        <table:table-row table:style-name="ro1">
          <table:table-cell table:style-name="ce17" office:value-type="float" office:value="1689" calcext:value-type="float">
            <text:p>1689</text:p>
          </table:table-cell>
          <table:table-cell table:style-name="ce17" office:value-type="string" calcext:value-type="string">
            <text:p>D6.1</text:p>
          </table:table-cell>
          <table:table-cell table:style-name="ce67" office:value-type="string" calcext:value-type="string">
            <text:p>Marais salés continentaux</text:p>
          </table:table-cell>
          <table:table-cell table:style-name="ce17" office:value-type="float" office:value="3" calcext:value-type="float">
            <text:p>3</text:p>
          </table:table-cell>
          <table:table-cell table:formula="of:=CONCATENATE([.B391]&amp;&quot; &quot;&amp;[.C391])" office:value-type="string" office:string-value="D6.1 Marais salés continentaux" calcext:value-type="string">
            <text:p>D6.1 Marais salés continentaux</text:p>
          </table:table-cell>
          <table:table-cell table:number-columns-repeated="1019"/>
        </table:table-row>
        <table:table-row table:style-name="ro4">
          <table:table-cell table:style-name="ce17" office:value-type="float" office:value="1691" calcext:value-type="float">
            <text:p>1691</text:p>
          </table:table-cell>
          <table:table-cell table:style-name="ce17" office:value-type="string" calcext:value-type="string">
            <text:p>D6.2</text:p>
          </table:table-cell>
          <table:table-cell table:style-name="ce67" office:value-type="string" calcext:value-type="string">
            <text:p>Nappes d'hélophytes, salines ou saumâtres, pauvres en espèces, normalement sans eau libre</text:p>
          </table:table-cell>
          <table:table-cell table:style-name="ce17" office:value-type="float" office:value="3" calcext:value-type="float">
            <text:p>3</text:p>
          </table:table-cell>
          <table:table-cell table:formula="of:=CONCATENATE([.B392]&amp;&quot; &quot;&amp;[.C392])" office:value-type="string" office:string-value="D6.2 Nappes d'hélophytes, salines ou saumâtres, pauvres en espèces, normalement sans eau libre" calcext:value-type="string">
            <text:p>D6.2 Nappes d'hélophytes, salines ou saumâtres, pauvres en espèces, normalement sans eau libre</text:p>
          </table:table-cell>
          <table:table-cell table:number-columns-repeated="1019"/>
        </table:table-row>
        <table:table-row table:style-name="ro1">
          <table:table-cell table:style-name="ce18" office:value-type="float" office:value="5054" calcext:value-type="float">
            <text:p>5054</text:p>
          </table:table-cell>
          <table:table-cell table:style-name="ce18" office:value-type="string" calcext:value-type="string">
            <text:p>D6.21</text:p>
          </table:table-cell>
          <table:table-cell table:style-name="ce68" office:value-type="string" calcext:value-type="string">
            <text:p>Phragmitaies sèches halophiles</text:p>
          </table:table-cell>
          <table:table-cell table:style-name="ce18" office:value-type="float" office:value="4" calcext:value-type="float">
            <text:p>4</text:p>
          </table:table-cell>
          <table:table-cell table:formula="of:=CONCATENATE([.B393]&amp;&quot; &quot;&amp;[.C393])" office:value-type="string" office:string-value="D6.21 Phragmitaies sèches halophiles" calcext:value-type="string">
            <text:p>D6.21 Phragmitaies sèches halophiles</text:p>
          </table:table-cell>
          <table:table-cell table:number-columns-repeated="1019"/>
        </table:table-row>
        <table:table-row table:style-name="ro10">
          <table:table-cell table:style-name="ce19" office:value-type="float" office:value="83" calcext:value-type="float">
            <text:p>83</text:p>
          </table:table-cell>
          <table:table-cell table:style-name="ce19" office:value-type="string" calcext:value-type="string">
            <text:p>E</text:p>
          </table:table-cell>
          <table:table-cell table:style-name="ce69" office:value-type="string" calcext:value-type="string">
            <text:p>Prairies ; terrains dominés par des herbacées non graminoïdes, des mousses ou des lichens</text:p>
          </table:table-cell>
          <table:table-cell table:style-name="ce19" office:value-type="float" office:value="1" calcext:value-type="float">
            <text:p>1</text:p>
          </table:table-cell>
          <table:table-cell table:formula="of:=CONCATENATE([.B394]&amp;&quot; &quot;&amp;[.C394])" office:value-type="string" office:string-value="E Prairies ; terrains dominés par des herbacées non graminoïdes, des mousses ou des lichens" calcext:value-type="string">
            <text:p>E Prairies ; terrains dominés par des herbacées non graminoïdes, des mousses ou des lichens</text:p>
          </table:table-cell>
          <table:table-cell table:number-columns-repeated="1019"/>
        </table:table-row>
        <table:table-row table:style-name="ro3">
          <table:table-cell table:style-name="ce20" office:value-type="float" office:value="595" calcext:value-type="float">
            <text:p>595</text:p>
          </table:table-cell>
          <table:table-cell table:style-name="ce20" office:value-type="string" calcext:value-type="string">
            <text:p>E1</text:p>
          </table:table-cell>
          <table:table-cell table:style-name="ce70" office:value-type="string" calcext:value-type="string">
            <text:p>Pelouses sèches</text:p>
          </table:table-cell>
          <table:table-cell table:style-name="ce20" office:value-type="float" office:value="2" calcext:value-type="float">
            <text:p>2</text:p>
          </table:table-cell>
          <table:table-cell table:formula="of:=CONCATENATE([.B395]&amp;&quot; &quot;&amp;[.C395])" office:value-type="string" office:string-value="E1 Pelouses sèches" calcext:value-type="string">
            <text:p>E1 Pelouses sèches</text:p>
          </table:table-cell>
          <table:table-cell table:number-columns-repeated="1019"/>
        </table:table-row>
        <table:table-row table:style-name="ro4">
          <table:table-cell table:style-name="ce21" office:value-type="float" office:value="1693" calcext:value-type="float">
            <text:p>1693</text:p>
          </table:table-cell>
          <table:table-cell table:style-name="ce21" office:value-type="string" calcext:value-type="string">
            <text:p>E1.1</text:p>
          </table:table-cell>
          <table:table-cell table:style-name="ce71" office:value-type="string" calcext:value-type="string">
            <text:p>Végétations ouvertes des substrats sableux et rocheux continentaux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396]&amp;&quot; &quot;&amp;[.C396])" office:value-type="string" office:string-value="E1.1 Végétations ouvertes des substrats sableux et rocheux continentaux" calcext:value-type="string">
            <text:p>E1.1 Végétations ouvertes des substrats sableux et rocheux continentaux</text:p>
          </table:table-cell>
          <table:table-cell table:number-columns-repeated="1019"/>
        </table:table-row>
        <table:table-row table:style-name="ro1">
          <table:table-cell table:style-name="ce22" office:value-type="float" office:value="5065" calcext:value-type="float">
            <text:p>5065</text:p>
          </table:table-cell>
          <table:table-cell table:style-name="ce22" office:value-type="string" calcext:value-type="string">
            <text:p>E1.11</text:p>
          </table:table-cell>
          <table:table-cell table:style-name="ce72" office:value-type="string" calcext:value-type="string">
            <text:p>Gazons eurosibériens sur débris rocheux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397]&amp;&quot; &quot;&amp;[.C397])" office:value-type="string" office:string-value="E1.11 Gazons eurosibériens sur débris rocheux" calcext:value-type="string">
            <text:p>E1.11 Gazons eurosibériens sur débris rocheux</text:p>
          </table:table-cell>
          <table:table-cell table:number-columns-repeated="1019"/>
        </table:table-row>
        <table:table-row table:style-name="ro1">
          <table:table-cell table:style-name="ce6" office:value-type="float" office:value="11105" calcext:value-type="float">
            <text:p>11105</text:p>
          </table:table-cell>
          <table:table-cell table:style-name="ce49" office:value-type="string" calcext:value-type="string">
            <text:p>E1.111</text:p>
          </table:table-cell>
          <table:table-cell table:style-name="ce6" office:value-type="string" calcext:value-type="string">
            <text:p>Gazons médio-européens à Orpin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398]&amp;&quot; &quot;&amp;[.C398])" office:value-type="string" office:string-value="E1.111 Gazons médio-européens à Orpins" calcext:value-type="string">
            <text:p>E1.111 Gazons médio-européens à Orpins</text:p>
          </table:table-cell>
          <table:table-cell table:number-columns-repeated="1019"/>
        </table:table-row>
        <table:table-row table:style-name="ro11">
          <table:table-cell table:style-name="ce22" office:value-type="float" office:value="5069" calcext:value-type="float">
            <text:p>5069</text:p>
          </table:table-cell>
          <table:table-cell table:style-name="ce22" office:value-type="string" calcext:value-type="string">
            <text:p>E1.12</text:p>
          </table:table-cell>
          <table:table-cell table:style-name="ce72" office:value-type="string" calcext:value-type="string">
            <text:p>Gazons pionniers eurosibériens des sables calcair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399]&amp;&quot; &quot;&amp;[.C399])" office:value-type="string" office:string-value="E1.12 Gazons pionniers eurosibériens des sables calcaires" calcext:value-type="string">
            <text:p>E1.12 Gazons pionniers eurosibériens des sables calcaires</text:p>
          </table:table-cell>
          <table:table-cell table:number-columns-repeated="1019"/>
        </table:table-row>
        <table:table-row table:style-name="ro1">
          <table:table-cell table:style-name="ce21" office:value-type="float" office:value="1696" calcext:value-type="float">
            <text:p>1696</text:p>
          </table:table-cell>
          <table:table-cell table:style-name="ce21" office:value-type="string" calcext:value-type="string">
            <text:p>E1.2</text:p>
          </table:table-cell>
          <table:table-cell table:style-name="ce71" office:value-type="string" calcext:value-type="string">
            <text:p>Pelouses calcaires vivaces et steppes riches en bas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00]&amp;&quot; &quot;&amp;[.C400])" office:value-type="string" office:string-value="E1.2 Pelouses calcaires vivaces et steppes riches en bases" calcext:value-type="string">
            <text:p>E1.2 Pelouses calcaires vivaces et steppes riches en bases</text:p>
          </table:table-cell>
          <table:table-cell table:number-columns-repeated="1019"/>
        </table:table-row>
        <table:table-row table:style-name="ro4">
          <table:table-cell table:style-name="ce22" office:value-type="float" office:value="5072" calcext:value-type="float">
            <text:p>5072</text:p>
          </table:table-cell>
          <table:table-cell table:style-name="ce22" office:value-type="string" calcext:value-type="string">
            <text:p>E1.22</text:p>
          </table:table-cell>
          <table:table-cell table:style-name="ce72" office:value-type="string" calcext:value-type="string">
            <text:p>Pelouses steppiques arides subcontinentales (Festucion valesiacae)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01]&amp;&quot; &quot;&amp;[.C401])" office:value-type="string" office:string-value="E1.22 Pelouses steppiques arides subcontinentales (Festucion valesiacae)" calcext:value-type="string">
            <text:p>E1.22 Pelouses steppiques arides subcontinentales (Festucion valesiacae)</text:p>
          </table:table-cell>
          <table:table-cell table:number-columns-repeated="1019"/>
        </table:table-row>
        <table:table-row table:style-name="ro4">
          <table:table-cell table:style-name="ce22" office:value-type="float" office:value="5079" calcext:value-type="float">
            <text:p>5079</text:p>
          </table:table-cell>
          <table:table-cell table:style-name="ce22" office:value-type="string" calcext:value-type="string">
            <text:p>E1.23</text:p>
          </table:table-cell>
          <table:table-cell table:style-name="ce72" office:value-type="string" calcext:value-type="string">
            <text:p>Prés steppiques mésoxérophiles subcontinentales (Cirsio-Brachypodion)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02]&amp;&quot; &quot;&amp;[.C402])" office:value-type="string" office:string-value="E1.23 Prés steppiques mésoxérophiles subcontinentales (Cirsio-Brachypodion)" calcext:value-type="string">
            <text:p>E1.23 Prés steppiques mésoxérophiles subcontinentales (Cirsio-Brachypodion)</text:p>
          </table:table-cell>
          <table:table-cell table:number-columns-repeated="1019"/>
        </table:table-row>
        <table:table-row table:style-name="ro1">
          <table:table-cell table:style-name="ce22" office:value-type="float" office:value="5089" calcext:value-type="float">
            <text:p>5089</text:p>
          </table:table-cell>
          <table:table-cell table:style-name="ce22" office:value-type="string" calcext:value-type="string">
            <text:p>E1.26</text:p>
          </table:table-cell>
          <table:table-cell table:style-name="ce72" office:value-type="string" calcext:value-type="string">
            <text:p>Pelouses semi-sèches calcaires subatlantiqu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03]&amp;&quot; &quot;&amp;[.C403])" office:value-type="string" office:string-value="E1.26 Pelouses semi-sèches calcaires subatlantiques" calcext:value-type="string">
            <text:p>E1.26 Pelouses semi-sèches calcaires subatlantiques</text:p>
          </table:table-cell>
          <table:table-cell table:number-columns-repeated="1019"/>
        </table:table-row>
        <table:table-row table:style-name="ro1">
          <table:table-cell table:style-name="ce22" office:value-type="float" office:value="5057" calcext:value-type="float">
            <text:p>5057</text:p>
          </table:table-cell>
          <table:table-cell table:style-name="ce22" office:value-type="string" calcext:value-type="string">
            <text:p>E1.27</text:p>
          </table:table-cell>
          <table:table-cell table:style-name="ce72" office:value-type="string" calcext:value-type="string">
            <text:p>Pelouses calcaires subatlantiques très sèch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04]&amp;&quot; &quot;&amp;[.C404])" office:value-type="string" office:string-value="E1.27 Pelouses calcaires subatlantiques très sèches" calcext:value-type="string">
            <text:p>E1.27 Pelouses calcaires subatlantiques très sèches</text:p>
          </table:table-cell>
          <table:table-cell table:number-columns-repeated="1019"/>
        </table:table-row>
        <table:table-row table:style-name="ro1">
          <table:table-cell table:style-name="ce22" office:value-type="float" office:value="5067" calcext:value-type="float">
            <text:p>5067</text:p>
          </table:table-cell>
          <table:table-cell table:style-name="ce22" office:value-type="string" calcext:value-type="string">
            <text:p>E1.28</text:p>
          </table:table-cell>
          <table:table-cell table:style-name="ce72" office:value-type="string" calcext:value-type="string">
            <text:p>Pelouses calcaréo-siliceuses d'Europe centrale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05]&amp;&quot; &quot;&amp;[.C405])" office:value-type="string" office:string-value="E1.28 Pelouses calcaréo-siliceuses d'Europe centrale" calcext:value-type="string">
            <text:p>E1.28 Pelouses calcaréo-siliceuses d'Europe centrale</text:p>
          </table:table-cell>
          <table:table-cell table:number-columns-repeated="1019"/>
        </table:table-row>
        <table:table-row table:style-name="ro1">
          <table:table-cell table:style-name="ce22" office:value-type="float" office:value="5080" calcext:value-type="float">
            <text:p>5080</text:p>
          </table:table-cell>
          <table:table-cell table:style-name="ce22" office:value-type="string" calcext:value-type="string">
            <text:p>E1.29</text:p>
          </table:table-cell>
          <table:table-cell table:style-name="ce72" office:value-type="string" calcext:value-type="string">
            <text:p>Pelouses à Festuca pallen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06]&amp;&quot; &quot;&amp;[.C406])" office:value-type="string" office:string-value="E1.29 Pelouses à Festuca pallens" calcext:value-type="string">
            <text:p>E1.29 Pelouses à Festuca pallens</text:p>
          </table:table-cell>
          <table:table-cell table:number-columns-repeated="1019"/>
        </table:table-row>
        <table:table-row table:style-name="ro1">
          <table:table-cell table:style-name="ce22" office:value-type="float" office:value="5093" calcext:value-type="float">
            <text:p>5093</text:p>
          </table:table-cell>
          <table:table-cell table:style-name="ce22" office:value-type="string" calcext:value-type="string">
            <text:p>E1.2A</text:p>
          </table:table-cell>
          <table:table-cell table:style-name="ce72" office:value-type="string" calcext:value-type="string">
            <text:p>Pelouses à Brachypodium phoenicoid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07]&amp;&quot; &quot;&amp;[.C407])" office:value-type="string" office:string-value="E1.2A Pelouses à Brachypodium phoenicoides" calcext:value-type="string">
            <text:p>E1.2A Pelouses à Brachypodium phoenicoides</text:p>
          </table:table-cell>
          <table:table-cell table:number-columns-repeated="1019"/>
        </table:table-row>
        <table:table-row table:style-name="ro1">
          <table:table-cell table:style-name="ce21" office:value-type="float" office:value="1690" calcext:value-type="float">
            <text:p>1690</text:p>
          </table:table-cell>
          <table:table-cell table:style-name="ce21" office:value-type="string" calcext:value-type="string">
            <text:p>E1.6</text:p>
          </table:table-cell>
          <table:table-cell table:style-name="ce71" office:value-type="string" calcext:value-type="string">
            <text:p>Pelouses à annuelles subnitrophil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08]&amp;&quot; &quot;&amp;[.C408])" office:value-type="string" office:string-value="E1.6 Pelouses à annuelles subnitrophiles" calcext:value-type="string">
            <text:p>E1.6 Pelouses à annuelles subnitrophiles</text:p>
          </table:table-cell>
          <table:table-cell table:number-columns-repeated="1019"/>
        </table:table-row>
        <table:table-row table:style-name="ro1">
          <table:table-cell table:style-name="ce21" office:value-type="float" office:value="1707" calcext:value-type="float">
            <text:p>1707</text:p>
          </table:table-cell>
          <table:table-cell table:style-name="ce21" office:value-type="string" calcext:value-type="string">
            <text:p>E1.B</text:p>
          </table:table-cell>
          <table:table-cell table:style-name="ce71" office:value-type="string" calcext:value-type="string">
            <text:p>Pelouses des sols métallifèr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09]&amp;&quot; &quot;&amp;[.C409])" office:value-type="string" office:string-value="E1.B Pelouses des sols métallifères" calcext:value-type="string">
            <text:p>E1.B Pelouses des sols métallifères</text:p>
          </table:table-cell>
          <table:table-cell table:number-columns-repeated="1019"/>
        </table:table-row>
        <table:table-row table:style-name="ro1">
          <table:table-cell table:style-name="ce22" office:value-type="float" office:value="5159" calcext:value-type="float">
            <text:p>5159</text:p>
          </table:table-cell>
          <table:table-cell table:style-name="ce22" office:value-type="string" calcext:value-type="string">
            <text:p>E1.B2</text:p>
          </table:table-cell>
          <table:table-cell table:style-name="ce72" office:value-type="string" calcext:value-type="string">
            <text:p>Pelouses calaminair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10]&amp;&quot; &quot;&amp;[.C410])" office:value-type="string" office:string-value="E1.B2 Pelouses calaminaires" calcext:value-type="string">
            <text:p>E1.B2 Pelouses calaminaires</text:p>
          </table:table-cell>
          <table:table-cell table:number-columns-repeated="1019"/>
        </table:table-row>
        <table:table-row table:style-name="ro1">
          <table:table-cell table:style-name="ce22" office:value-type="float" office:value="5160" calcext:value-type="float">
            <text:p>5160</text:p>
          </table:table-cell>
          <table:table-cell table:style-name="ce22" office:value-type="string" calcext:value-type="string">
            <text:p>E1.B3</text:p>
          </table:table-cell>
          <table:table-cell table:style-name="ce72" office:value-type="string" calcext:value-type="string">
            <text:p>Pelouses métallifères d'Europe centrale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11]&amp;&quot; &quot;&amp;[.C411])" office:value-type="string" office:string-value="E1.B3 Pelouses métallifères d'Europe centrale" calcext:value-type="string">
            <text:p>E1.B3 Pelouses métallifères d'Europe centrale</text:p>
          </table:table-cell>
          <table:table-cell table:number-columns-repeated="1019"/>
        </table:table-row>
        <table:table-row table:style-name="ro3">
          <table:table-cell table:style-name="ce20" office:value-type="float" office:value="606" calcext:value-type="float">
            <text:p>606</text:p>
          </table:table-cell>
          <table:table-cell table:style-name="ce20" office:value-type="string" calcext:value-type="string">
            <text:p>E2</text:p>
          </table:table-cell>
          <table:table-cell table:style-name="ce70" office:value-type="string" calcext:value-type="string">
            <text:p>Prairies mésiques</text:p>
          </table:table-cell>
          <table:table-cell table:style-name="ce20" office:value-type="float" office:value="2" calcext:value-type="float">
            <text:p>2</text:p>
          </table:table-cell>
          <table:table-cell table:formula="of:=CONCATENATE([.B412]&amp;&quot; &quot;&amp;[.C412])" office:value-type="string" office:string-value="E2 Prairies mésiques" calcext:value-type="string">
            <text:p>E2 Prairies mésiques</text:p>
          </table:table-cell>
          <table:table-cell table:number-columns-repeated="1019"/>
        </table:table-row>
        <table:table-row table:style-name="ro4">
          <table:table-cell table:style-name="ce21" office:value-type="float" office:value="1747" calcext:value-type="float">
            <text:p>1747</text:p>
          </table:table-cell>
          <table:table-cell table:style-name="ce21" office:value-type="string" calcext:value-type="string">
            <text:p>E2.1</text:p>
          </table:table-cell>
          <table:table-cell table:style-name="ce71" office:value-type="string" calcext:value-type="string">
            <text:p>Pâturages permanents mésotrophes et prairies de post-pâturage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13]&amp;&quot; &quot;&amp;[.C413])" office:value-type="string" office:string-value="E2.1 Pâturages permanents mésotrophes et prairies de post-pâturage" calcext:value-type="string">
            <text:p>E2.1 Pâturages permanents mésotrophes et prairies de post-pâturage</text:p>
          </table:table-cell>
          <table:table-cell table:number-columns-repeated="1019"/>
        </table:table-row>
        <table:table-row table:style-name="ro1">
          <table:table-cell table:style-name="ce22" office:value-type="float" office:value="5330" calcext:value-type="float">
            <text:p>5330</text:p>
          </table:table-cell>
          <table:table-cell table:style-name="ce22" office:value-type="string" calcext:value-type="string">
            <text:p>E2.11</text:p>
          </table:table-cell>
          <table:table-cell table:style-name="ce72" office:value-type="string" calcext:value-type="string">
            <text:p>Pâturages ininterrompu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14]&amp;&quot; &quot;&amp;[.C414])" office:value-type="string" office:string-value="E2.11 Pâturages ininterrompus" calcext:value-type="string">
            <text:p>E2.11 Pâturages ininterrompus</text:p>
          </table:table-cell>
          <table:table-cell table:number-columns-repeated="1019"/>
        </table:table-row>
        <table:table-row table:style-name="ro1">
          <table:table-cell table:style-name="ce22" office:value-type="float" office:value="5332" calcext:value-type="float">
            <text:p>5332</text:p>
          </table:table-cell>
          <table:table-cell table:style-name="ce22" office:value-type="string" calcext:value-type="string">
            <text:p>E2.12</text:p>
          </table:table-cell>
          <table:table-cell table:style-name="ce72" office:value-type="string" calcext:value-type="string">
            <text:p>Pâturages interrompus par des fossé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15]&amp;&quot; &quot;&amp;[.C415])" office:value-type="string" office:string-value="E2.12 Pâturages interrompus par des fossés" calcext:value-type="string">
            <text:p>E2.12 Pâturages interrompus par des fossés</text:p>
          </table:table-cell>
          <table:table-cell table:number-columns-repeated="1019"/>
        </table:table-row>
        <table:table-row table:style-name="ro1">
          <table:table-cell table:style-name="ce22" office:value-type="float" office:value="5333" calcext:value-type="float">
            <text:p>5333</text:p>
          </table:table-cell>
          <table:table-cell table:style-name="ce22" office:value-type="string" calcext:value-type="string">
            <text:p>E2.13</text:p>
          </table:table-cell>
          <table:table-cell table:style-name="ce72" office:value-type="string" calcext:value-type="string">
            <text:p>Pâturages abandonné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16]&amp;&quot; &quot;&amp;[.C416])" office:value-type="string" office:string-value="E2.13 Pâturages abandonnés" calcext:value-type="string">
            <text:p>E2.13 Pâturages abandonnés</text:p>
          </table:table-cell>
          <table:table-cell table:number-columns-repeated="1019"/>
        </table:table-row>
        <table:table-row table:style-name="ro1">
          <table:table-cell table:style-name="ce22" office:value-type="float" office:value="5334" calcext:value-type="float">
            <text:p>5334</text:p>
          </table:table-cell>
          <table:table-cell table:style-name="ce22" office:value-type="string" calcext:value-type="string">
            <text:p>E2.14</text:p>
          </table:table-cell>
          <table:table-cell table:style-name="ce72" office:value-type="string" calcext:value-type="string">
            <text:p>Prairies inondables planitiaires riches en espèc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17]&amp;&quot; &quot;&amp;[.C417])" office:value-type="string" office:string-value="E2.14 Prairies inondables planitiaires riches en espèces" calcext:value-type="string">
            <text:p>E2.14 Prairies inondables planitiaires riches en espèces</text:p>
          </table:table-cell>
          <table:table-cell table:number-columns-repeated="1019"/>
        </table:table-row>
        <table:table-row table:style-name="ro1"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E2.2</text:p>
          </table:table-cell>
          <table:table-cell table:style-name="ce71" office:value-type="string" calcext:value-type="string">
            <text:p>Prairies de fauche de basse et moyenne altitud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18]&amp;&quot; &quot;&amp;[.C418])" office:value-type="string" office:string-value="E2.2 Prairies de fauche de basse et moyenne altitudes" calcext:value-type="string">
            <text:p>E2.2 Prairies de fauche de basse et moyenne altitudes</text:p>
          </table:table-cell>
          <table:table-cell table:number-columns-repeated="1019"/>
        </table:table-row>
        <table:table-row table:style-name="ro1">
          <table:table-cell table:style-name="ce22" office:value-type="float" office:value="5341" calcext:value-type="float">
            <text:p>5341</text:p>
          </table:table-cell>
          <table:table-cell table:style-name="ce22" office:value-type="string" calcext:value-type="string">
            <text:p>E2.21</text:p>
          </table:table-cell>
          <table:table-cell table:style-name="ce72" office:value-type="string" calcext:value-type="string">
            <text:p>Prairies de fauche atlantiqu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19]&amp;&quot; &quot;&amp;[.C419])" office:value-type="string" office:string-value="E2.21 Prairies de fauche atlantiques" calcext:value-type="string">
            <text:p>E2.21 Prairies de fauche atlantiques</text:p>
          </table:table-cell>
          <table:table-cell table:number-columns-repeated="1019"/>
        </table:table-row>
        <table:table-row table:style-name="ro1">
          <table:table-cell table:style-name="ce22" office:value-type="float" office:value="5345" calcext:value-type="float">
            <text:p>5345</text:p>
          </table:table-cell>
          <table:table-cell table:style-name="ce22" office:value-type="string" calcext:value-type="string">
            <text:p>E2.22</text:p>
          </table:table-cell>
          <table:table-cell table:style-name="ce72" office:value-type="string" calcext:value-type="string">
            <text:p>Prairies de fauche planitiaires subatlantiqu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20]&amp;&quot; &quot;&amp;[.C420])" office:value-type="string" office:string-value="E2.22 Prairies de fauche planitiaires subatlantiques" calcext:value-type="string">
            <text:p>E2.22 Prairies de fauche planitiaires subatlantiques</text:p>
          </table:table-cell>
          <table:table-cell table:number-columns-repeated="1019"/>
        </table:table-row>
        <table:table-row table:style-name="ro1">
          <table:table-cell table:style-name="ce22" office:value-type="float" office:value="5353" calcext:value-type="float">
            <text:p>5353</text:p>
          </table:table-cell>
          <table:table-cell table:style-name="ce22" office:value-type="string" calcext:value-type="string">
            <text:p>E2.23</text:p>
          </table:table-cell>
          <table:table-cell table:style-name="ce72" office:value-type="string" calcext:value-type="string">
            <text:p>Prairies de fauche submontagnardes médio-européenn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21]&amp;&quot; &quot;&amp;[.C421])" office:value-type="string" office:string-value="E2.23 Prairies de fauche submontagnardes médio-européennes" calcext:value-type="string">
            <text:p>E2.23 Prairies de fauche submontagnardes médio-européennes</text:p>
          </table:table-cell>
          <table:table-cell table:number-columns-repeated="1019"/>
        </table:table-row>
        <table:table-row table:style-name="ro5">
          <table:table-cell table:style-name="ce21" office:value-type="float" office:value="1732" calcext:value-type="float">
            <text:p>1732</text:p>
          </table:table-cell>
          <table:table-cell table:style-name="ce21" office:value-type="string" calcext:value-type="string">
            <text:p>E2.6</text:p>
          </table:table-cell>
          <table:table-cell table:style-name="ce71" office:value-type="string" calcext:value-type="string">
            <text:p>Prairies améliorées, réensemencées et fortement fertilisées, y compris les terrains de sport et les pelouses ornemental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22]&amp;&quot; &quot;&amp;[.C422])" office:value-type="string" office:string-value="E2.6 Prairies améliorées, réensemencées et fortement fertilisées, y compris les terrains de sport et les pelouses ornementales" calcext:value-type="string">
            <text:p>E2.6 Prairies améliorées, réensemencées et fortement fertilisées, y compris les terrains de sport et les pelouses ornementales</text:p>
          </table:table-cell>
          <table:table-cell table:number-columns-repeated="1019"/>
        </table:table-row>
        <table:table-row table:style-name="ro1">
          <table:table-cell table:style-name="ce22" office:value-type="float" office:value="5276" calcext:value-type="float">
            <text:p>5276</text:p>
          </table:table-cell>
          <table:table-cell table:style-name="ce22" office:value-type="string" calcext:value-type="string">
            <text:p>E2.61</text:p>
          </table:table-cell>
          <table:table-cell table:style-name="ce72" office:value-type="string" calcext:value-type="string">
            <text:p>Prairies améliorées sèches ou humid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23]&amp;&quot; &quot;&amp;[.C423])" office:value-type="string" office:string-value="E2.61 Prairies améliorées sèches ou humides" calcext:value-type="string">
            <text:p>E2.61 Prairies améliorées sèches ou humides</text:p>
          </table:table-cell>
          <table:table-cell table:number-columns-repeated="1019"/>
        </table:table-row>
        <table:table-row table:style-name="ro4">
          <table:table-cell table:style-name="ce22" office:value-type="float" office:value="5277" calcext:value-type="float">
            <text:p>5277</text:p>
          </table:table-cell>
          <table:table-cell table:style-name="ce22" office:value-type="string" calcext:value-type="string">
            <text:p>E2.62</text:p>
          </table:table-cell>
          <table:table-cell table:style-name="ce72" office:value-type="string" calcext:value-type="string">
            <text:p>Prairies améliorées humides, souvent avec des fossés de drainage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24]&amp;&quot; &quot;&amp;[.C424])" office:value-type="string" office:string-value="E2.62 Prairies améliorées humides, souvent avec des fossés de drainage" calcext:value-type="string">
            <text:p>E2.62 Prairies améliorées humides, souvent avec des fossés de drainage</text:p>
          </table:table-cell>
          <table:table-cell table:number-columns-repeated="1019"/>
        </table:table-row>
        <table:table-row table:style-name="ro1">
          <table:table-cell table:style-name="ce22" office:value-type="float" office:value="5278" calcext:value-type="float">
            <text:p>5278</text:p>
          </table:table-cell>
          <table:table-cell table:style-name="ce22" office:value-type="string" calcext:value-type="string">
            <text:p>E2.63</text:p>
          </table:table-cell>
          <table:table-cell table:style-name="ce72" office:value-type="string" calcext:value-type="string">
            <text:p>Gazons des stades sportif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25]&amp;&quot; &quot;&amp;[.C425])" office:value-type="string" office:string-value="E2.63 Gazons des stades sportifs" calcext:value-type="string">
            <text:p>E2.63 Gazons des stades sportifs</text:p>
          </table:table-cell>
          <table:table-cell table:number-columns-repeated="1019"/>
        </table:table-row>
        <table:table-row table:style-name="ro1">
          <table:table-cell table:style-name="ce22" office:value-type="float" office:value="5279" calcext:value-type="float">
            <text:p>5279</text:p>
          </table:table-cell>
          <table:table-cell table:style-name="ce22" office:value-type="string" calcext:value-type="string">
            <text:p>E2.64</text:p>
          </table:table-cell>
          <table:table-cell table:style-name="ce72" office:value-type="string" calcext:value-type="string">
            <text:p>Pelouses des parc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26]&amp;&quot; &quot;&amp;[.C426])" office:value-type="string" office:string-value="E2.64 Pelouses des parcs" calcext:value-type="string">
            <text:p>E2.64 Pelouses des parcs</text:p>
          </table:table-cell>
          <table:table-cell table:number-columns-repeated="1019"/>
        </table:table-row>
        <table:table-row table:style-name="ro1">
          <table:table-cell table:style-name="ce22" office:value-type="float" office:value="5280" calcext:value-type="float">
            <text:p>5280</text:p>
          </table:table-cell>
          <table:table-cell table:style-name="ce22" office:value-type="string" calcext:value-type="string">
            <text:p>E2.65</text:p>
          </table:table-cell>
          <table:table-cell table:style-name="ce72" office:value-type="string" calcext:value-type="string">
            <text:p>Pelouses de petite surface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27]&amp;&quot; &quot;&amp;[.C427])" office:value-type="string" office:string-value="E2.65 Pelouses de petite surface" calcext:value-type="string">
            <text:p>E2.65 Pelouses de petite surface</text:p>
          </table:table-cell>
          <table:table-cell table:number-columns-repeated="1019"/>
        </table:table-row>
        <table:table-row table:style-name="ro1">
          <table:table-cell table:style-name="ce21" office:value-type="float" office:value="1733" calcext:value-type="float">
            <text:p>1733</text:p>
          </table:table-cell>
          <table:table-cell table:style-name="ce21" office:value-type="string" calcext:value-type="string">
            <text:p>E2.7</text:p>
          </table:table-cell>
          <table:table-cell table:style-name="ce71" office:value-type="string" calcext:value-type="string">
            <text:p>Prairies mésiques non géré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28]&amp;&quot; &quot;&amp;[.C428])" office:value-type="string" office:string-value="E2.7 Prairies mésiques non gérées" calcext:value-type="string">
            <text:p>E2.7 Prairies mésiques non gérées</text:p>
          </table:table-cell>
          <table:table-cell table:number-columns-repeated="1019"/>
        </table:table-row>
        <table:table-row table:style-name="ro1">
          <table:table-cell table:style-name="ce21" office:value-type="float" office:value="1734" calcext:value-type="float">
            <text:p>1734</text:p>
          </table:table-cell>
          <table:table-cell table:style-name="ce21" office:value-type="string" calcext:value-type="string">
            <text:p>E2.8</text:p>
          </table:table-cell>
          <table:table-cell table:style-name="ce71" office:value-type="string" calcext:value-type="string">
            <text:p>Pelouses mésophiles piétinées à espèces annuell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29]&amp;&quot; &quot;&amp;[.C429])" office:value-type="string" office:string-value="E2.8 Pelouses mésophiles piétinées à espèces annuelles" calcext:value-type="string">
            <text:p>E2.8 Pelouses mésophiles piétinées à espèces annuelles</text:p>
          </table:table-cell>
          <table:table-cell table:number-columns-repeated="1019"/>
        </table:table-row>
        <table:table-row table:style-name="ro3">
          <table:table-cell table:style-name="ce20" office:value-type="float" office:value="602" calcext:value-type="float">
            <text:p>602</text:p>
          </table:table-cell>
          <table:table-cell table:style-name="ce20" office:value-type="string" calcext:value-type="string">
            <text:p>E3</text:p>
          </table:table-cell>
          <table:table-cell table:style-name="ce70" office:value-type="string" calcext:value-type="string">
            <text:p>Prairies humides et prairies humides saisonnières</text:p>
          </table:table-cell>
          <table:table-cell table:style-name="ce20" office:value-type="float" office:value="2" calcext:value-type="float">
            <text:p>2</text:p>
          </table:table-cell>
          <table:table-cell table:formula="of:=CONCATENATE([.B430]&amp;&quot; &quot;&amp;[.C430])" office:value-type="string" office:string-value="E3 Prairies humides et prairies humides saisonnières" calcext:value-type="string">
            <text:p>E3 Prairies humides et prairies humides saisonnières</text:p>
          </table:table-cell>
          <table:table-cell table:number-columns-repeated="1019"/>
        </table:table-row>
        <table:table-row table:style-name="ro4">
          <table:table-cell table:style-name="ce21" office:value-type="float" office:value="1719" calcext:value-type="float">
            <text:p>1719</text:p>
          </table:table-cell>
          <table:table-cell table:style-name="ce21" office:value-type="string" calcext:value-type="string">
            <text:p>E3.4</text:p>
          </table:table-cell>
          <table:table-cell table:style-name="ce71" office:value-type="string" calcext:value-type="string">
            <text:p>Prairies eutrophes et mésotrophes humides ou mouilleus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31]&amp;&quot; &quot;&amp;[.C431])" office:value-type="string" office:string-value="E3.4 Prairies eutrophes et mésotrophes humides ou mouilleuses" calcext:value-type="string">
            <text:p>E3.4 Prairies eutrophes et mésotrophes humides ou mouilleuses</text:p>
          </table:table-cell>
          <table:table-cell table:number-columns-repeated="1019"/>
        </table:table-row>
        <table:table-row table:style-name="ro1">
          <table:table-cell table:style-name="ce22" office:value-type="float" office:value="5223" calcext:value-type="float">
            <text:p>5223</text:p>
          </table:table-cell>
          <table:table-cell table:style-name="ce22" office:value-type="string" calcext:value-type="string">
            <text:p>E3.41</text:p>
          </table:table-cell>
          <table:table-cell table:style-name="ce72" office:value-type="string" calcext:value-type="string">
            <text:p>Prairies atlantiques et subatlantiques humid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32]&amp;&quot; &quot;&amp;[.C432])" office:value-type="string" office:string-value="E3.41 Prairies atlantiques et subatlantiques humides" calcext:value-type="string">
            <text:p>E3.41 Prairies atlantiques et subatlantiques humides</text:p>
          </table:table-cell>
          <table:table-cell table:number-columns-repeated="1019"/>
        </table:table-row>
        <table:table-row table:style-name="ro1">
          <table:table-cell table:style-name="ce6" office:value-type="float" office:value="11347" calcext:value-type="float">
            <text:p>11347</text:p>
          </table:table-cell>
          <table:table-cell table:style-name="ce49" office:value-type="string" calcext:value-type="string">
            <text:p>E3.414</text:p>
          </table:table-cell>
          <table:table-cell table:style-name="ce6" office:value-type="string" calcext:value-type="string">
            <text:p>Prairies à Séneçon aquatiqu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33]&amp;&quot; &quot;&amp;[.C433])" office:value-type="string" office:string-value="E3.414 Prairies à Séneçon aquatique" calcext:value-type="string">
            <text:p>E3.414 Prairies à Séneçon aquatique</text:p>
          </table:table-cell>
          <table:table-cell table:number-columns-repeated="1019"/>
        </table:table-row>
        <table:table-row table:style-name="ro1">
          <table:table-cell table:style-name="ce6" office:value-type="float" office:value="11367" calcext:value-type="float">
            <text:p>11367</text:p>
          </table:table-cell>
          <table:table-cell table:style-name="ce49" office:value-type="string" calcext:value-type="string">
            <text:p>E3.418</text:p>
          </table:table-cell>
          <table:table-cell table:style-name="ce6" office:value-type="string" calcext:value-type="string">
            <text:p>Prairies à Jonc à tépales obtu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34]&amp;&quot; &quot;&amp;[.C434])" office:value-type="string" office:string-value="E3.418 Prairies à Jonc à tépales obtus" calcext:value-type="string">
            <text:p>E3.418 Prairies à Jonc à tépales obtus</text:p>
          </table:table-cell>
          <table:table-cell table:number-columns-repeated="1019"/>
        </table:table-row>
        <table:table-row table:style-name="ro12">
          <table:table-cell table:style-name="ce6" office:value-type="float" office:value="11386" calcext:value-type="float">
            <text:p>11386</text:p>
          </table:table-cell>
          <table:table-cell table:style-name="ce49" office:value-type="string" calcext:value-type="string">
            <text:p>E3.41B</text:p>
          </table:table-cell>
          <table:table-cell table:style-name="ce6" office:value-type="string" calcext:value-type="string">
            <text:p>Prairies à Joncs et à Crétell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35]&amp;&quot; &quot;&amp;[.C435])" office:value-type="string" office:string-value="E3.41B Prairies à Joncs et à Crételle" calcext:value-type="string">
            <text:p>E3.41B Prairies à Joncs et à Crételle</text:p>
          </table:table-cell>
          <table:table-cell table:number-columns-repeated="1019"/>
        </table:table-row>
        <table:table-row table:style-name="ro13">
          <table:table-cell table:style-name="ce6" office:value-type="float" office:value="11400" calcext:value-type="float">
            <text:p>11400</text:p>
          </table:table-cell>
          <table:table-cell table:style-name="ce49" office:value-type="string" calcext:value-type="string">
            <text:p>E3.41C</text:p>
          </table:table-cell>
          <table:table-cell table:style-name="ce6" office:value-type="string" calcext:value-type="string">
            <text:p>Prairies à Cirse des marai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36]&amp;&quot; &quot;&amp;[.C436])" office:value-type="string" office:string-value="E3.41C Prairies à Cirse des marais" calcext:value-type="string">
            <text:p>E3.41C Prairies à Cirse des marais</text:p>
          </table:table-cell>
          <table:table-cell table:number-columns-repeated="1019"/>
        </table:table-row>
        <table:table-row table:style-name="ro1">
          <table:table-cell table:style-name="ce6" office:value-type="float" office:value="11403" calcext:value-type="float">
            <text:p>11403</text:p>
          </table:table-cell>
          <table:table-cell table:style-name="ce49" office:value-type="string" calcext:value-type="string">
            <text:p>E3.41F</text:p>
          </table:table-cell>
          <table:table-cell table:style-name="ce6" office:value-type="string" calcext:value-type="string">
            <text:p>Bas-marais calcaires dunaires à Calamagrostid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37]&amp;&quot; &quot;&amp;[.C437])" office:value-type="string" office:string-value="E3.41F Bas-marais calcaires dunaires à Calamagrostide" calcext:value-type="string">
            <text:p>E3.41F Bas-marais calcaires dunaires à Calamagrostide</text:p>
          </table:table-cell>
          <table:table-cell table:number-columns-repeated="1019"/>
        </table:table-row>
        <table:table-row table:style-name="ro1">
          <table:table-cell table:style-name="ce22" office:value-type="float" office:value="5266" calcext:value-type="float">
            <text:p>5266</text:p>
          </table:table-cell>
          <table:table-cell table:style-name="ce22" office:value-type="string" calcext:value-type="string">
            <text:p>E3.42</text:p>
          </table:table-cell>
          <table:table-cell table:style-name="ce72" office:value-type="string" calcext:value-type="string">
            <text:p>Prairies à Juncus acutifloru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38]&amp;&quot; &quot;&amp;[.C438])" office:value-type="string" office:string-value="E3.42 Prairies à Juncus acutiflorus" calcext:value-type="string">
            <text:p>E3.42 Prairies à Juncus acutiflorus</text:p>
          </table:table-cell>
          <table:table-cell table:number-columns-repeated="1019"/>
        </table:table-row>
        <table:table-row table:style-name="ro1">
          <table:table-cell table:style-name="ce22" office:value-type="float" office:value="5272" calcext:value-type="float">
            <text:p>5272</text:p>
          </table:table-cell>
          <table:table-cell table:style-name="ce22" office:value-type="string" calcext:value-type="string">
            <text:p>E3.43</text:p>
          </table:table-cell>
          <table:table-cell table:style-name="ce72" office:value-type="string" calcext:value-type="string">
            <text:p>Prairies subcontinentales riverain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39]&amp;&quot; &quot;&amp;[.C439])" office:value-type="string" office:string-value="E3.43 Prairies subcontinentales riveraines" calcext:value-type="string">
            <text:p>E3.43 Prairies subcontinentales riveraines</text:p>
          </table:table-cell>
          <table:table-cell table:number-columns-repeated="1019"/>
        </table:table-row>
        <table:table-row table:style-name="ro1">
          <table:table-cell table:style-name="ce22" office:value-type="float" office:value="5273" calcext:value-type="float">
            <text:p>5273</text:p>
          </table:table-cell>
          <table:table-cell table:style-name="ce22" office:value-type="string" calcext:value-type="string">
            <text:p>E3.44</text:p>
          </table:table-cell>
          <table:table-cell table:style-name="ce72" office:value-type="string" calcext:value-type="string">
            <text:p>Gazons inondés et communautés apparenté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40]&amp;&quot; &quot;&amp;[.C440])" office:value-type="string" office:string-value="E3.44 Gazons inondés et communautés apparentées" calcext:value-type="string">
            <text:p>E3.44 Gazons inondés et communautés apparentées</text:p>
          </table:table-cell>
          <table:table-cell table:number-columns-repeated="1019"/>
        </table:table-row>
        <table:table-row table:style-name="ro1">
          <table:table-cell table:style-name="ce6" office:value-type="float" office:value="11416" calcext:value-type="float">
            <text:p>11416</text:p>
          </table:table-cell>
          <table:table-cell table:style-name="ce49" office:value-type="string" calcext:value-type="string">
            <text:p>E3.441</text:p>
          </table:table-cell>
          <table:table-cell table:style-name="ce6" office:value-type="string" calcext:value-type="string">
            <text:p>Pâtures à grands Jonc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41]&amp;&quot; &quot;&amp;[.C441])" office:value-type="string" office:string-value="E3.441 Pâtures à grands Joncs" calcext:value-type="string">
            <text:p>E3.441 Pâtures à grands Joncs</text:p>
          </table:table-cell>
          <table:table-cell table:number-columns-repeated="1019"/>
        </table:table-row>
        <table:table-row table:style-name="ro1">
          <table:table-cell table:style-name="ce6" office:value-type="float" office:value="11421" calcext:value-type="float">
            <text:p>11421</text:p>
          </table:table-cell>
          <table:table-cell table:style-name="ce49" office:value-type="string" calcext:value-type="string">
            <text:p>E3.442</text:p>
          </table:table-cell>
          <table:table-cell table:style-name="ce6" office:value-type="string" calcext:value-type="string">
            <text:p>Gazons inondé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42]&amp;&quot; &quot;&amp;[.C442])" office:value-type="string" office:string-value="E3.442 Gazons inondés" calcext:value-type="string">
            <text:p>E3.442 Gazons inondés</text:p>
          </table:table-cell>
          <table:table-cell table:number-columns-repeated="1019"/>
        </table:table-row>
        <table:table-row table:style-name="ro14">
          <table:table-cell table:style-name="ce6" office:value-type="float" office:value="17875" calcext:value-type="float">
            <text:p>17875</text:p>
          </table:table-cell>
          <table:table-cell table:style-name="ce49" office:value-type="string" calcext:value-type="string">
            <text:p>E3.4421</text:p>
          </table:table-cell>
          <table:table-cell table:style-name="ce6" office:value-type="string" calcext:value-type="string">
            <text:p>Gazons inondés à Vulpin genouillé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443]&amp;&quot; &quot;&amp;[.C443])" office:value-type="string" office:string-value="E3.4421 Gazons inondés à Vulpin genouillé" calcext:value-type="string">
            <text:p>E3.4421 Gazons inondés à Vulpin genouillé</text:p>
          </table:table-cell>
          <table:table-cell table:number-columns-repeated="1019"/>
        </table:table-row>
        <table:table-row table:style-name="ro1">
          <table:table-cell table:style-name="ce6" office:value-type="float" office:value="11422" calcext:value-type="float">
            <text:p>11422</text:p>
          </table:table-cell>
          <table:table-cell table:style-name="ce49" office:value-type="string" calcext:value-type="string">
            <text:p>E3.443</text:p>
          </table:table-cell>
          <table:table-cell table:style-name="ce6" office:value-type="string" calcext:value-type="string">
            <text:p>Gazons à petits Jonc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44]&amp;&quot; &quot;&amp;[.C444])" office:value-type="string" office:string-value="E3.443 Gazons à petits Joncs" calcext:value-type="string">
            <text:p>E3.443 Gazons à petits Joncs</text:p>
          </table:table-cell>
          <table:table-cell table:number-columns-repeated="1019"/>
        </table:table-row>
        <table:table-row table:style-name="ro1">
          <table:table-cell table:style-name="ce22" office:value-type="float" office:value="5281" calcext:value-type="float">
            <text:p>5281</text:p>
          </table:table-cell>
          <table:table-cell table:style-name="ce22" office:value-type="string" calcext:value-type="string">
            <text:p>E3.45</text:p>
          </table:table-cell>
          <table:table-cell table:style-name="ce72" office:value-type="string" calcext:value-type="string">
            <text:p>Prairies de fauche récemment abandonné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45]&amp;&quot; &quot;&amp;[.C445])" office:value-type="string" office:string-value="E3.45 Prairies de fauche récemment abandonnées" calcext:value-type="string">
            <text:p>E3.45 Prairies de fauche récemment abandonnées</text:p>
          </table:table-cell>
          <table:table-cell table:number-columns-repeated="1019"/>
        </table:table-row>
        <table:table-row table:style-name="ro1">
          <table:table-cell table:style-name="ce21" office:value-type="float" office:value="1717" calcext:value-type="float">
            <text:p>1717</text:p>
          </table:table-cell>
          <table:table-cell table:style-name="ce21" office:value-type="string" calcext:value-type="string">
            <text:p>E3.5</text:p>
          </table:table-cell>
          <table:table-cell table:style-name="ce71" office:value-type="string" calcext:value-type="string">
            <text:p>Prairies oligotrophes humides ou mouilleus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46]&amp;&quot; &quot;&amp;[.C446])" office:value-type="string" office:string-value="E3.5 Prairies oligotrophes humides ou mouilleuses" calcext:value-type="string">
            <text:p>E3.5 Prairies oligotrophes humides ou mouilleuses</text:p>
          </table:table-cell>
          <table:table-cell table:number-columns-repeated="1019"/>
        </table:table-row>
        <table:table-row table:style-name="ro8">
          <table:table-cell table:style-name="ce22" office:value-type="float" office:value="5217" calcext:value-type="float">
            <text:p>5217</text:p>
          </table:table-cell>
          <table:table-cell table:style-name="ce22" office:value-type="string" calcext:value-type="string">
            <text:p>E3.51</text:p>
          </table:table-cell>
          <table:table-cell table:style-name="ce72" office:value-type="string" calcext:value-type="string">
            <text:p>Prairies à Molinia caerulea et communautés apparenté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47]&amp;&quot; &quot;&amp;[.C447])" office:value-type="string" office:string-value="E3.51 Prairies à Molinia caerulea et communautés apparentées" calcext:value-type="string">
            <text:p>E3.51 Prairies à Molinia caerulea et communautés apparentées</text:p>
          </table:table-cell>
          <table:table-cell table:number-columns-repeated="1019"/>
        </table:table-row>
        <table:table-row table:style-name="ro13">
          <table:table-cell table:style-name="ce6" office:value-type="float" office:value="11311" calcext:value-type="float">
            <text:p>11311</text:p>
          </table:table-cell>
          <table:table-cell table:style-name="ce49" office:value-type="string" calcext:value-type="string">
            <text:p>E3.511</text:p>
          </table:table-cell>
          <table:table-cell table:style-name="ce6" office:value-type="string" calcext:value-type="string">
            <text:p>Prairies calciclines à Molinie bleu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48]&amp;&quot; &quot;&amp;[.C448])" office:value-type="string" office:string-value="E3.511 Prairies calciclines à Molinie bleue" calcext:value-type="string">
            <text:p>E3.511 Prairies calciclines à Molinie bleue</text:p>
          </table:table-cell>
          <table:table-cell table:number-columns-repeated="1019"/>
        </table:table-row>
        <table:table-row table:style-name="ro1">
          <table:table-cell table:style-name="ce6" office:value-type="float" office:value="11314" calcext:value-type="float">
            <text:p>11314</text:p>
          </table:table-cell>
          <table:table-cell table:style-name="ce49" office:value-type="string" calcext:value-type="string">
            <text:p>E3.512</text:p>
          </table:table-cell>
          <table:table-cell table:style-name="ce6" office:value-type="string" calcext:value-type="string">
            <text:p>Prairies acidoclines à Molinie bleu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49]&amp;&quot; &quot;&amp;[.C449])" office:value-type="string" office:string-value="E3.512 Prairies acidoclines à Molinie bleue" calcext:value-type="string">
            <text:p>E3.512 Prairies acidoclines à Molinie bleue</text:p>
          </table:table-cell>
          <table:table-cell table:number-columns-repeated="1019"/>
        </table:table-row>
        <table:table-row table:style-name="ro4">
          <table:table-cell table:style-name="ce22" office:value-type="float" office:value="5224" calcext:value-type="float">
            <text:p>5224</text:p>
          </table:table-cell>
          <table:table-cell table:style-name="ce22" office:value-type="string" calcext:value-type="string">
            <text:p>E3.52</text:p>
          </table:table-cell>
          <table:table-cell table:style-name="ce72" office:value-type="string" calcext:value-type="string">
            <text:p>Prairies à Juncus squarrosus et gazons humides à Nardus stricta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50]&amp;&quot; &quot;&amp;[.C450])" office:value-type="string" office:string-value="E3.52 Prairies à Juncus squarrosus et gazons humides à Nardus stricta" calcext:value-type="string">
            <text:p>E3.52 Prairies à Juncus squarrosus et gazons humides à Nardus stricta</text:p>
          </table:table-cell>
          <table:table-cell table:number-columns-repeated="1019"/>
        </table:table-row>
        <table:table-row table:style-name="ro7">
          <table:table-cell table:style-name="ce20" office:value-type="float" office:value="600" calcext:value-type="float">
            <text:p>600</text:p>
          </table:table-cell>
          <table:table-cell table:style-name="ce20" office:value-type="string" calcext:value-type="string">
            <text:p>E5</text:p>
          </table:table-cell>
          <table:table-cell table:style-name="ce70" office:value-type="string" calcext:value-type="string">
            <text:p>Ourlets, clairières forestières et peuplements de grandes herbacées non graminoïdes</text:p>
          </table:table-cell>
          <table:table-cell table:style-name="ce20" office:value-type="float" office:value="2" calcext:value-type="float">
            <text:p>2</text:p>
          </table:table-cell>
          <table:table-cell table:formula="of:=CONCATENATE([.B451]&amp;&quot; &quot;&amp;[.C451])" office:value-type="string" office:string-value="E5 Ourlets, clairières forestières et peuplements de grandes herbacées non graminoïdes" calcext:value-type="string">
            <text:p>E5 Ourlets, clairières forestières et peuplements de grandes herbacées non graminoïdes</text:p>
          </table:table-cell>
          <table:table-cell table:number-columns-repeated="1019"/>
        </table:table-row>
        <table:table-row table:style-name="ro1">
          <table:table-cell table:style-name="ce21" office:value-type="float" office:value="1720" calcext:value-type="float">
            <text:p>1720</text:p>
          </table:table-cell>
          <table:table-cell table:style-name="ce21" office:value-type="string" calcext:value-type="string">
            <text:p>E5.1</text:p>
          </table:table-cell>
          <table:table-cell table:style-name="ce71" office:value-type="string" calcext:value-type="string">
            <text:p>Végétations herbacées anthropiqu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52]&amp;&quot; &quot;&amp;[.C452])" office:value-type="string" office:string-value="E5.1 Végétations herbacées anthropiques" calcext:value-type="string">
            <text:p>E5.1 Végétations herbacées anthropiques</text:p>
          </table:table-cell>
          <table:table-cell table:number-columns-repeated="1019"/>
        </table:table-row>
        <table:table-row table:style-name="ro4">
          <table:table-cell table:style-name="ce22" office:value-type="float" office:value="5218" calcext:value-type="float">
            <text:p>5218</text:p>
          </table:table-cell>
          <table:table-cell table:style-name="ce22" office:value-type="string" calcext:value-type="string">
            <text:p>E5.11</text:p>
          </table:table-cell>
          <table:table-cell table:style-name="ce72" office:value-type="string" calcext:value-type="string">
            <text:p>Habitats des plaines colonisés par de hautes herbacées nitrophil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53]&amp;&quot; &quot;&amp;[.C453])" office:value-type="string" office:string-value="E5.11 Habitats des plaines colonisés par de hautes herbacées nitrophiles" calcext:value-type="string">
            <text:p>E5.11 Habitats des plaines colonisés par de hautes herbacées nitrophiles</text:p>
          </table:table-cell>
          <table:table-cell table:number-columns-repeated="1019"/>
        </table:table-row>
        <table:table-row table:style-name="ro4">
          <table:table-cell table:style-name="ce22" office:value-type="float" office:value="5219" calcext:value-type="float">
            <text:p>5219</text:p>
          </table:table-cell>
          <table:table-cell table:style-name="ce22" office:value-type="string" calcext:value-type="string">
            <text:p>E5.12</text:p>
          </table:table-cell>
          <table:table-cell table:style-name="ce72" office:value-type="string" calcext:value-type="string">
            <text:p>Communautés d'espèces rudérales des constructions urbaines et suburbaines récemment abandonné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54]&amp;&quot; &quot;&amp;[.C454])" office:value-type="string" office:string-value="E5.12 Communautés d'espèces rudérales des constructions urbaines et suburbaines récemment abandonnées" calcext:value-type="string">
            <text:p>E5.12 Communautés d'espèces rudérales des constructions urbaines et suburbaines récemment abandonnées</text:p>
          </table:table-cell>
          <table:table-cell table:number-columns-repeated="1019"/>
        </table:table-row>
        <table:table-row table:style-name="ro4">
          <table:table-cell table:style-name="ce22" office:value-type="float" office:value="5220" calcext:value-type="float">
            <text:p>5220</text:p>
          </table:table-cell>
          <table:table-cell table:style-name="ce22" office:value-type="string" calcext:value-type="string">
            <text:p>E5.13</text:p>
          </table:table-cell>
          <table:table-cell table:style-name="ce72" office:value-type="string" calcext:value-type="string">
            <text:p>Communautés d'espèces rudérales des constructions rurales récemment abandonné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55]&amp;&quot; &quot;&amp;[.C455])" office:value-type="string" office:string-value="E5.13 Communautés d'espèces rudérales des constructions rurales récemment abandonnées" calcext:value-type="string">
            <text:p>E5.13 Communautés d'espèces rudérales des constructions rurales récemment abandonnées</text:p>
          </table:table-cell>
          <table:table-cell table:number-columns-repeated="1019"/>
        </table:table-row>
        <table:table-row table:style-name="ro4">
          <table:table-cell table:style-name="ce22" office:value-type="float" office:value="5221" calcext:value-type="float">
            <text:p>5221</text:p>
          </table:table-cell>
          <table:table-cell table:style-name="ce22" office:value-type="string" calcext:value-type="string">
            <text:p>E5.14</text:p>
          </table:table-cell>
          <table:table-cell table:style-name="ce72" office:value-type="string" calcext:value-type="string">
            <text:p>Communautés d'espèces rudérales des sites industriels extractifs récemment abandonné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56]&amp;&quot; &quot;&amp;[.C456])" office:value-type="string" office:string-value="E5.14 Communautés d'espèces rudérales des sites industriels extractifs récemment abandonnés" calcext:value-type="string">
            <text:p>E5.14 Communautés d'espèces rudérales des sites industriels extractifs récemment abandonnés</text:p>
          </table:table-cell>
          <table:table-cell table:number-columns-repeated="1019"/>
        </table:table-row>
        <table:table-row table:style-name="ro15">
          <table:table-cell table:style-name="ce22" office:value-type="float" office:value="5222" calcext:value-type="float">
            <text:p>5222</text:p>
          </table:table-cell>
          <table:table-cell table:style-name="ce22" office:value-type="string" calcext:value-type="string">
            <text:p>E5.15</text:p>
          </table:table-cell>
          <table:table-cell table:style-name="ce72" office:value-type="string" calcext:value-type="string">
            <text:p>Champs d'herbacées non graminoïdes des terrains en friche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57]&amp;&quot; &quot;&amp;[.C457])" office:value-type="string" office:string-value="E5.15 Champs d'herbacées non graminoïdes des terrains en friche" calcext:value-type="string">
            <text:p>E5.15 Champs d'herbacées non graminoïdes des terrains en friche</text:p>
          </table:table-cell>
          <table:table-cell table:number-columns-repeated="1019"/>
        </table:table-row>
        <table:table-row table:style-name="ro1">
          <table:table-cell table:style-name="ce21" office:value-type="float" office:value="1721" calcext:value-type="float">
            <text:p>1721</text:p>
          </table:table-cell>
          <table:table-cell table:style-name="ce21" office:value-type="string" calcext:value-type="string">
            <text:p>E5.2</text:p>
          </table:table-cell>
          <table:table-cell table:style-name="ce71" office:value-type="string" calcext:value-type="string">
            <text:p>Ourlets forestiers thermophil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58]&amp;&quot; &quot;&amp;[.C458])" office:value-type="string" office:string-value="E5.2 Ourlets forestiers thermophiles" calcext:value-type="string">
            <text:p>E5.2 Ourlets forestiers thermophiles</text:p>
          </table:table-cell>
          <table:table-cell table:number-columns-repeated="1019"/>
        </table:table-row>
        <table:table-row table:style-name="ro1">
          <table:table-cell table:style-name="ce22" office:value-type="float" office:value="5229" calcext:value-type="float">
            <text:p>5229</text:p>
          </table:table-cell>
          <table:table-cell table:style-name="ce22" office:value-type="string" calcext:value-type="string">
            <text:p>E5.21</text:p>
          </table:table-cell>
          <table:table-cell table:style-name="ce72" office:value-type="string" calcext:value-type="string">
            <text:p>Ourlets xérothermophil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59]&amp;&quot; &quot;&amp;[.C459])" office:value-type="string" office:string-value="E5.21 Ourlets xérothermophiles" calcext:value-type="string">
            <text:p>E5.21 Ourlets xérothermophiles</text:p>
          </table:table-cell>
          <table:table-cell table:number-columns-repeated="1019"/>
        </table:table-row>
        <table:table-row table:style-name="ro1">
          <table:table-cell table:style-name="ce22" office:value-type="float" office:value="5230" calcext:value-type="float">
            <text:p>5230</text:p>
          </table:table-cell>
          <table:table-cell table:style-name="ce22" office:value-type="string" calcext:value-type="string">
            <text:p>E5.22</text:p>
          </table:table-cell>
          <table:table-cell table:style-name="ce72" office:value-type="string" calcext:value-type="string">
            <text:p>Ourlets mésophil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60]&amp;&quot; &quot;&amp;[.C460])" office:value-type="string" office:string-value="E5.22 Ourlets mésophiles" calcext:value-type="string">
            <text:p>E5.22 Ourlets mésophiles</text:p>
          </table:table-cell>
          <table:table-cell table:number-columns-repeated="1019"/>
        </table:table-row>
        <table:table-row table:style-name="ro1">
          <table:table-cell table:style-name="ce21" office:value-type="float" office:value="1727" calcext:value-type="float">
            <text:p>1727</text:p>
          </table:table-cell>
          <table:table-cell table:style-name="ce21" office:value-type="string" calcext:value-type="string">
            <text:p>E5.3</text:p>
          </table:table-cell>
          <table:table-cell table:style-name="ce71" office:value-type="string" calcext:value-type="string">
            <text:p>Formations à Pteridium aquilinum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61]&amp;&quot; &quot;&amp;[.C461])" office:value-type="string" office:string-value="E5.3 Formations à Pteridium aquilinum" calcext:value-type="string">
            <text:p>E5.3 Formations à Pteridium aquilinum</text:p>
          </table:table-cell>
          <table:table-cell table:number-columns-repeated="1019"/>
        </table:table-row>
        <table:table-row table:style-name="ro1">
          <table:table-cell table:style-name="ce22" office:value-type="float" office:value="5255" calcext:value-type="float">
            <text:p>5255</text:p>
          </table:table-cell>
          <table:table-cell table:style-name="ce22" office:value-type="string" calcext:value-type="string">
            <text:p>E5.31</text:p>
          </table:table-cell>
          <table:table-cell table:style-name="ce72" office:value-type="string" calcext:value-type="string">
            <text:p>Formations à Pteridium aquilinum <text:s/>subatlantiqu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62]&amp;&quot; &quot;&amp;[.C462])" office:value-type="string" office:string-value="E5.31 Formations à Pteridium aquilinum  subatlantiques" calcext:value-type="string">
            <text:p>E5.31 Formations à Pteridium aquilinum <text:s/>subatlantiques</text:p>
          </table:table-cell>
          <table:table-cell table:number-columns-repeated="1019"/>
        </table:table-row>
        <table:table-row table:style-name="ro4">
          <table:table-cell table:style-name="ce21" office:value-type="float" office:value="1728" calcext:value-type="float">
            <text:p>1728</text:p>
          </table:table-cell>
          <table:table-cell table:style-name="ce21" office:value-type="string" calcext:value-type="string">
            <text:p>E5.4</text:p>
          </table:table-cell>
          <table:table-cell table:style-name="ce71" office:value-type="string" calcext:value-type="string">
            <text:p>Lisières et prairies humides ou mouilleuses à grandes herbacées et à fougèr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63]&amp;&quot; &quot;&amp;[.C463])" office:value-type="string" office:string-value="E5.4 Lisières et prairies humides ou mouilleuses à grandes herbacées et à fougères" calcext:value-type="string">
            <text:p>E5.4 Lisières et prairies humides ou mouilleuses à grandes herbacées et à fougères</text:p>
          </table:table-cell>
          <table:table-cell table:number-columns-repeated="1019"/>
        </table:table-row>
        <table:table-row table:style-name="ro1">
          <table:table-cell table:style-name="ce22" office:value-type="float" office:value="5258" calcext:value-type="float">
            <text:p>5258</text:p>
          </table:table-cell>
          <table:table-cell table:style-name="ce22" office:value-type="string" calcext:value-type="string">
            <text:p>E5.41</text:p>
          </table:table-cell>
          <table:table-cell table:style-name="ce72" office:value-type="string" calcext:value-type="string">
            <text:p>Écrans ou rideaux rivulaires de grandes herbacées vivac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64]&amp;&quot; &quot;&amp;[.C464])" office:value-type="string" office:string-value="E5.41 Écrans ou rideaux rivulaires de grandes herbacées vivaces" calcext:value-type="string">
            <text:p>E5.41 Écrans ou rideaux rivulaires de grandes herbacées vivaces</text:p>
          </table:table-cell>
          <table:table-cell table:number-columns-repeated="1019"/>
        </table:table-row>
        <table:table-row table:style-name="ro1">
          <table:table-cell table:style-name="ce6" office:value-type="float" office:value="11366" calcext:value-type="float">
            <text:p>11366</text:p>
          </table:table-cell>
          <table:table-cell table:style-name="ce49" office:value-type="string" calcext:value-type="string">
            <text:p>E5.411</text:p>
          </table:table-cell>
          <table:table-cell table:style-name="ce6" office:value-type="string" calcext:value-type="string">
            <text:p>Voiles des cours d'eau (autres que <text:s/>Filipendula )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65]&amp;&quot; &quot;&amp;[.C465])" office:value-type="string" office:string-value="E5.411 Voiles des cours d'eau (autres que  Filipendula )" calcext:value-type="string">
            <text:p>E5.411 Voiles des cours d'eau (autres que <text:s/>Filipendula )</text:p>
          </table:table-cell>
          <table:table-cell table:number-columns-repeated="1019"/>
        </table:table-row>
        <table:table-row table:style-name="ro1">
          <table:table-cell table:style-name="ce22" office:value-type="float" office:value="5233" calcext:value-type="float">
            <text:p>5233</text:p>
          </table:table-cell>
          <table:table-cell table:style-name="ce22" office:value-type="string" calcext:value-type="string">
            <text:p>E5.42</text:p>
          </table:table-cell>
          <table:table-cell table:style-name="ce72" office:value-type="string" calcext:value-type="string">
            <text:p>Communautés à grandes herbacées des prairies humid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66]&amp;&quot; &quot;&amp;[.C466])" office:value-type="string" office:string-value="E5.42 Communautés à grandes herbacées des prairies humides" calcext:value-type="string">
            <text:p>E5.42 Communautés à grandes herbacées des prairies humides</text:p>
          </table:table-cell>
          <table:table-cell table:number-columns-repeated="1019"/>
        </table:table-row>
        <table:table-row table:style-name="ro1">
          <table:table-cell table:style-name="ce22" office:value-type="float" office:value="5234" calcext:value-type="float">
            <text:p>5234</text:p>
          </table:table-cell>
          <table:table-cell table:style-name="ce22" office:value-type="string" calcext:value-type="string">
            <text:p>E5.43</text:p>
          </table:table-cell>
          <table:table-cell table:style-name="ce72" office:value-type="string" calcext:value-type="string">
            <text:p>Lisières forestières ombragées</text:p>
          </table:table-cell>
          <table:table-cell table:style-name="ce22" office:value-type="float" office:value="4" calcext:value-type="float">
            <text:p>4</text:p>
          </table:table-cell>
          <table:table-cell table:formula="of:=CONCATENATE([.B467]&amp;&quot; &quot;&amp;[.C467])" office:value-type="string" office:string-value="E5.43 Lisières forestières ombragées" calcext:value-type="string">
            <text:p>E5.43 Lisières forestières ombragées</text:p>
          </table:table-cell>
          <table:table-cell table:number-columns-repeated="1019"/>
        </table:table-row>
        <table:table-row table:style-name="ro1">
          <table:table-cell table:style-name="ce6" office:value-type="float" office:value="11380" calcext:value-type="float">
            <text:p>11380</text:p>
          </table:table-cell>
          <table:table-cell table:style-name="ce49" office:value-type="string" calcext:value-type="string">
            <text:p>E5.513</text:p>
          </table:table-cell>
          <table:table-cell table:style-name="ce6" office:value-type="string" calcext:value-type="string">
            <text:p>Mégaphorbiaies hercynien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68]&amp;&quot; &quot;&amp;[.C468])" office:value-type="string" office:string-value="E5.513 Mégaphorbiaies hercyniennes" calcext:value-type="string">
            <text:p>E5.513 Mégaphorbiaies hercyniennes</text:p>
          </table:table-cell>
          <table:table-cell table:number-columns-repeated="1019"/>
        </table:table-row>
        <table:table-row table:style-name="ro3">
          <table:table-cell table:style-name="ce20" office:value-type="float" office:value="605" calcext:value-type="float">
            <text:p>605</text:p>
          </table:table-cell>
          <table:table-cell table:style-name="ce20" office:value-type="string" calcext:value-type="string">
            <text:p>E7</text:p>
          </table:table-cell>
          <table:table-cell table:style-name="ce70" office:value-type="string" calcext:value-type="string">
            <text:p>Prairies peu boisées</text:p>
          </table:table-cell>
          <table:table-cell table:style-name="ce20" office:value-type="float" office:value="2" calcext:value-type="float">
            <text:p>2</text:p>
          </table:table-cell>
          <table:table-cell table:formula="of:=CONCATENATE([.B469]&amp;&quot; &quot;&amp;[.C469])" office:value-type="string" office:string-value="E7 Prairies peu boisées" calcext:value-type="string">
            <text:p>E7 Prairies peu boisées</text:p>
          </table:table-cell>
          <table:table-cell table:number-columns-repeated="1019"/>
        </table:table-row>
        <table:table-row table:style-name="ro1">
          <table:table-cell table:style-name="ce21" office:value-type="float" office:value="1744" calcext:value-type="float">
            <text:p>1744</text:p>
          </table:table-cell>
          <table:table-cell table:style-name="ce21" office:value-type="string" calcext:value-type="string">
            <text:p>E7.1</text:p>
          </table:table-cell>
          <table:table-cell table:style-name="ce71" office:value-type="string" calcext:value-type="string">
            <text:p>Parcs boisés atlantiques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70]&amp;&quot; &quot;&amp;[.C470])" office:value-type="string" office:string-value="E7.1 Parcs boisés atlantiques" calcext:value-type="string">
            <text:p>E7.1 Parcs boisés atlantiques</text:p>
          </table:table-cell>
          <table:table-cell table:number-columns-repeated="1019"/>
        </table:table-row>
        <table:table-row table:style-name="ro1">
          <table:table-cell table:style-name="ce21" office:value-type="float" office:value="1745" calcext:value-type="float">
            <text:p>1745</text:p>
          </table:table-cell>
          <table:table-cell table:style-name="ce21" office:value-type="string" calcext:value-type="string">
            <text:p>E7.2</text:p>
          </table:table-cell>
          <table:table-cell table:style-name="ce71" office:value-type="string" calcext:value-type="string">
            <text:p>Parcs boisés subcontinentaux</text:p>
          </table:table-cell>
          <table:table-cell table:style-name="ce21" office:value-type="float" office:value="3" calcext:value-type="float">
            <text:p>3</text:p>
          </table:table-cell>
          <table:table-cell table:formula="of:=CONCATENATE([.B471]&amp;&quot; &quot;&amp;[.C471])" office:value-type="string" office:string-value="E7.2 Parcs boisés subcontinentaux" calcext:value-type="string">
            <text:p>E7.2 Parcs boisés subcontinentaux</text:p>
          </table:table-cell>
          <table:table-cell table:number-columns-repeated="1019"/>
        </table:table-row>
        <table:table-row table:style-name="ro16">
          <table:table-cell table:style-name="ce23" office:value-type="float" office:value="84" calcext:value-type="float">
            <text:p>84</text:p>
          </table:table-cell>
          <table:table-cell table:style-name="ce23" office:value-type="string" calcext:value-type="string">
            <text:p>F</text:p>
          </table:table-cell>
          <table:table-cell table:style-name="ce73" office:value-type="string" calcext:value-type="string">
            <text:p>Landes, fourrés et toundras</text:p>
          </table:table-cell>
          <table:table-cell table:style-name="ce23" office:value-type="float" office:value="1" calcext:value-type="float">
            <text:p>1</text:p>
          </table:table-cell>
          <table:table-cell table:formula="of:=CONCATENATE([.B472]&amp;&quot; &quot;&amp;[.C472])" office:value-type="string" office:string-value="F Landes, fourrés et toundras" calcext:value-type="string">
            <text:p>F Landes, fourrés et toundras</text:p>
          </table:table-cell>
          <table:table-cell table:number-columns-repeated="1019"/>
        </table:table-row>
        <table:table-row table:style-name="ro3">
          <table:table-cell table:style-name="ce24" office:value-type="float" office:value="604" calcext:value-type="float">
            <text:p>604</text:p>
          </table:table-cell>
          <table:table-cell table:style-name="ce24" office:value-type="string" calcext:value-type="string">
            <text:p>F3</text:p>
          </table:table-cell>
          <table:table-cell table:style-name="ce74" office:value-type="string" calcext:value-type="string">
            <text:p>Fourrés tempérés et méditerranéo-montagnards</text:p>
          </table:table-cell>
          <table:table-cell table:style-name="ce24" office:value-type="float" office:value="2" calcext:value-type="float">
            <text:p>2</text:p>
          </table:table-cell>
          <table:table-cell table:formula="of:=CONCATENATE([.B473]&amp;&quot; &quot;&amp;[.C473])" office:value-type="string" office:string-value="F3 Fourrés tempérés et méditerranéo-montagnards" calcext:value-type="string">
            <text:p>F3 Fourrés tempérés et méditerranéo-montagnards</text:p>
          </table:table-cell>
          <table:table-cell table:number-columns-repeated="1019"/>
        </table:table-row>
        <table:table-row table:style-name="ro1">
          <table:table-cell table:style-name="ce25" office:value-type="float" office:value="1742" calcext:value-type="float">
            <text:p>1742</text:p>
          </table:table-cell>
          <table:table-cell table:style-name="ce25" office:value-type="string" calcext:value-type="string">
            <text:p>F3.1</text:p>
          </table:table-cell>
          <table:table-cell table:style-name="ce75" office:value-type="string" calcext:value-type="string">
            <text:p>Fourrés tempérés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474]&amp;&quot; &quot;&amp;[.C474])" office:value-type="string" office:string-value="F3.1 Fourrés tempérés" calcext:value-type="string">
            <text:p>F3.1 Fourrés tempérés</text:p>
          </table:table-cell>
          <table:table-cell table:number-columns-repeated="1019"/>
        </table:table-row>
        <table:table-row table:style-name="ro1">
          <table:table-cell table:style-name="ce26" office:value-type="float" office:value="5326" calcext:value-type="float">
            <text:p>5326</text:p>
          </table:table-cell>
          <table:table-cell table:style-name="ce26" office:value-type="string" calcext:value-type="string">
            <text:p>F3.11</text:p>
          </table:table-cell>
          <table:table-cell table:style-name="ce76" office:value-type="string" calcext:value-type="string">
            <text:p>Fourrés médio-européens sur sols riche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475]&amp;&quot; &quot;&amp;[.C475])" office:value-type="string" office:string-value="F3.11 Fourrés médio-européens sur sols riches" calcext:value-type="string">
            <text:p>F3.11 Fourrés médio-européens sur sols riches</text:p>
          </table:table-cell>
          <table:table-cell table:number-columns-repeated="1019"/>
        </table:table-row>
        <table:table-row table:style-name="ro14">
          <table:table-cell table:style-name="ce6" office:value-type="float" office:value="11554" calcext:value-type="float">
            <text:p>11554</text:p>
          </table:table-cell>
          <table:table-cell table:style-name="ce49" office:value-type="string" calcext:value-type="string">
            <text:p>F3.111</text:p>
          </table:table-cell>
          <table:table-cell table:style-name="ce6" office:value-type="string" calcext:value-type="string">
            <text:p>Fourrés à Prunellier et Ronc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76]&amp;&quot; &quot;&amp;[.C476])" office:value-type="string" office:string-value="F3.111 Fourrés à Prunellier et Ronces" calcext:value-type="string">
            <text:p>F3.111 Fourrés à Prunellier et Ronces</text:p>
          </table:table-cell>
          <table:table-cell table:number-columns-repeated="1019"/>
        </table:table-row>
        <table:table-row table:style-name="ro1">
          <table:table-cell table:style-name="ce6" office:value-type="float" office:value="17998" calcext:value-type="float">
            <text:p>17998</text:p>
          </table:table-cell>
          <table:table-cell table:style-name="ce49" office:value-type="string" calcext:value-type="string">
            <text:p>F3.1111</text:p>
          </table:table-cell>
          <table:table-cell table:style-name="ce6" office:value-type="string" calcext:value-type="string">
            <text:p>Fourrés à Prunellier et Ronces subatlantique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477]&amp;&quot; &quot;&amp;[.C477])" office:value-type="string" office:string-value="F3.1111 Fourrés à Prunellier et Ronces subatlantiques" calcext:value-type="string">
            <text:p>F3.1111 Fourrés à Prunellier et Ronces subatlantiques</text:p>
          </table:table-cell>
          <table:table-cell table:number-columns-repeated="1019"/>
        </table:table-row>
        <table:table-row table:style-name="ro1">
          <table:table-cell table:style-name="ce6" office:value-type="float" office:value="17999" calcext:value-type="float">
            <text:p>17999</text:p>
          </table:table-cell>
          <table:table-cell table:style-name="ce49" office:value-type="string" calcext:value-type="string">
            <text:p>F3.1112</text:p>
          </table:table-cell>
          <table:table-cell table:style-name="ce6" office:value-type="string" calcext:value-type="string">
            <text:p>Fourrés à Prunellier et Ronces atlantique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478]&amp;&quot; &quot;&amp;[.C478])" office:value-type="string" office:string-value="F3.1112 Fourrés à Prunellier et Ronces atlantiques" calcext:value-type="string">
            <text:p>F3.1112 Fourrés à Prunellier et Ronces atlantiques</text:p>
          </table:table-cell>
          <table:table-cell table:number-columns-repeated="1019"/>
        </table:table-row>
        <table:table-row table:style-name="ro1">
          <table:table-cell table:style-name="ce6" office:value-type="float" office:value="11555" calcext:value-type="float">
            <text:p>11555</text:p>
          </table:table-cell>
          <table:table-cell table:style-name="ce49" office:value-type="string" calcext:value-type="string">
            <text:p>F3.112</text:p>
          </table:table-cell>
          <table:table-cell table:style-name="ce6" office:value-type="string" calcext:value-type="string">
            <text:p>Fourrés à Prunellier et Troèn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79]&amp;&quot; &quot;&amp;[.C479])" office:value-type="string" office:string-value="F3.112 Fourrés à Prunellier et Troène" calcext:value-type="string">
            <text:p>F3.112 Fourrés à Prunellier et Troène</text:p>
          </table:table-cell>
          <table:table-cell table:number-columns-repeated="1019"/>
        </table:table-row>
        <table:table-row table:style-name="ro16">
          <table:table-cell table:style-name="ce6" office:value-type="float" office:value="17905" calcext:value-type="float">
            <text:p>17905</text:p>
          </table:table-cell>
          <table:table-cell table:style-name="ce49" office:value-type="string" calcext:value-type="string">
            <text:p>F3.1121</text:p>
          </table:table-cell>
          <table:table-cell table:style-name="ce6" office:value-type="string" calcext:value-type="string">
            <text:p>Fourrés à Prunellier et Troène atlantiques et médio-européen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480]&amp;&quot; &quot;&amp;[.C480])" office:value-type="string" office:string-value="F3.1121 Fourrés à Prunellier et Troène atlantiques et médio-européens" calcext:value-type="string">
            <text:p>F3.1121 Fourrés à Prunellier et Troène atlantiques et médio-européens</text:p>
          </table:table-cell>
          <table:table-cell table:number-columns-repeated="1019"/>
        </table:table-row>
        <table:table-row table:style-name="ro1">
          <table:table-cell table:style-name="ce6" office:value-type="float" office:value="20921" calcext:value-type="float">
            <text:p>20921</text:p>
          </table:table-cell>
          <table:table-cell table:style-name="ce49" office:value-type="string" calcext:value-type="string">
            <text:p>F3.11211</text:p>
          </table:table-cell>
          <table:table-cell table:style-name="ce6" office:value-type="string" calcext:value-type="string">
            <text:p>Fourrés à Prunellier et Troène médio-européens</text:p>
          </table:table-cell>
          <table:table-cell table:style-name="ce49" office:value-type="float" office:value="7" calcext:value-type="float">
            <text:p>7</text:p>
          </table:table-cell>
          <table:table-cell table:formula="of:=CONCATENATE([.B481]&amp;&quot; &quot;&amp;[.C481])" office:value-type="string" office:string-value="F3.11211 Fourrés à Prunellier et Troène médio-européens" calcext:value-type="string">
            <text:p>F3.11211 Fourrés à Prunellier et Troène médio-européens</text:p>
          </table:table-cell>
          <table:table-cell table:number-columns-repeated="1019"/>
        </table:table-row>
        <table:table-row table:style-name="ro1">
          <table:table-cell table:style-name="ce6" office:value-type="float" office:value="20922" calcext:value-type="float">
            <text:p>20922</text:p>
          </table:table-cell>
          <table:table-cell table:style-name="ce49" office:value-type="string" calcext:value-type="string">
            <text:p>F3.11212</text:p>
          </table:table-cell>
          <table:table-cell table:style-name="ce6" office:value-type="string" calcext:value-type="string">
            <text:p>Fourrés à Prunellier et Lierre atlantiques</text:p>
          </table:table-cell>
          <table:table-cell table:style-name="ce49" office:value-type="float" office:value="7" calcext:value-type="float">
            <text:p>7</text:p>
          </table:table-cell>
          <table:table-cell table:formula="of:=CONCATENATE([.B482]&amp;&quot; &quot;&amp;[.C482])" office:value-type="string" office:string-value="F3.11212 Fourrés à Prunellier et Lierre atlantiques" calcext:value-type="string">
            <text:p>F3.11212 Fourrés à Prunellier et Lierre atlantiques</text:p>
          </table:table-cell>
          <table:table-cell table:number-columns-repeated="1019"/>
        </table:table-row>
        <table:table-row table:style-name="ro1">
          <table:table-cell table:style-name="ce26" office:value-type="float" office:value="5291" calcext:value-type="float">
            <text:p>5291</text:p>
          </table:table-cell>
          <table:table-cell table:style-name="ce26" office:value-type="string" calcext:value-type="string">
            <text:p>F3.12</text:p>
          </table:table-cell>
          <table:table-cell table:style-name="ce76" office:value-type="string" calcext:value-type="string">
            <text:p>Fourrés à Buxus semperviren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483]&amp;&quot; &quot;&amp;[.C483])" office:value-type="string" office:string-value="F3.12 Fourrés à Buxus sempervirens" calcext:value-type="string">
            <text:p>F3.12 Fourrés à Buxus sempervirens</text:p>
          </table:table-cell>
          <table:table-cell table:number-columns-repeated="1019"/>
        </table:table-row>
        <table:table-row table:style-name="ro1">
          <table:table-cell table:style-name="ce26" office:value-type="float" office:value="5292" calcext:value-type="float">
            <text:p>5292</text:p>
          </table:table-cell>
          <table:table-cell table:style-name="ce26" office:value-type="string" calcext:value-type="string">
            <text:p>F3.13</text:p>
          </table:table-cell>
          <table:table-cell table:style-name="ce76" office:value-type="string" calcext:value-type="string">
            <text:p>Fourrés atlantiques sur sols pauvre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484]&amp;&quot; &quot;&amp;[.C484])" office:value-type="string" office:string-value="F3.13 Fourrés atlantiques sur sols pauvres" calcext:value-type="string">
            <text:p>F3.13 Fourrés atlantiques sur sols pauvres</text:p>
          </table:table-cell>
          <table:table-cell table:number-columns-repeated="1019"/>
        </table:table-row>
        <table:table-row table:style-name="ro1">
          <table:table-cell table:style-name="ce6" office:value-type="float" office:value="11460" calcext:value-type="float">
            <text:p>11460</text:p>
          </table:table-cell>
          <table:table-cell table:style-name="ce49" office:value-type="string" calcext:value-type="string">
            <text:p>F3.131</text:p>
          </table:table-cell>
          <table:table-cell table:style-name="ce6" office:value-type="string" calcext:value-type="string">
            <text:p>Roncier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85]&amp;&quot; &quot;&amp;[.C485])" office:value-type="string" office:string-value="F3.131 Ronciers" calcext:value-type="string">
            <text:p>F3.131 Ronciers</text:p>
          </table:table-cell>
          <table:table-cell table:number-columns-repeated="1019"/>
        </table:table-row>
        <table:table-row table:style-name="ro1">
          <table:table-cell table:style-name="ce6" office:value-type="float" office:value="11465" calcext:value-type="float">
            <text:p>11465</text:p>
          </table:table-cell>
          <table:table-cell table:style-name="ce49" office:value-type="string" calcext:value-type="string">
            <text:p>F3.132</text:p>
          </table:table-cell>
          <table:table-cell table:style-name="ce6" office:value-type="string" calcext:value-type="string">
            <text:p>Fourrés à Bourdaine, Sorbier, Chèvrefeuill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86]&amp;&quot; &quot;&amp;[.C486])" office:value-type="string" office:string-value="F3.132 Fourrés à Bourdaine, Sorbier, Chèvrefeuille" calcext:value-type="string">
            <text:p>F3.132 Fourrés à Bourdaine, Sorbier, Chèvrefeuille</text:p>
          </table:table-cell>
          <table:table-cell table:number-columns-repeated="1019"/>
        </table:table-row>
        <table:table-row table:style-name="ro1">
          <table:table-cell table:style-name="ce26" office:value-type="float" office:value="5296" calcext:value-type="float">
            <text:p>5296</text:p>
          </table:table-cell>
          <table:table-cell table:style-name="ce26" office:value-type="string" calcext:value-type="string">
            <text:p>F3.14</text:p>
          </table:table-cell>
          <table:table-cell table:style-name="ce76" office:value-type="string" calcext:value-type="string">
            <text:p>Formations tempérées à Cytisus scopariu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487]&amp;&quot; &quot;&amp;[.C487])" office:value-type="string" office:string-value="F3.14 Formations tempérées à Cytisus scoparius" calcext:value-type="string">
            <text:p>F3.14 Formations tempérées à Cytisus scoparius</text:p>
          </table:table-cell>
          <table:table-cell table:number-columns-repeated="1019"/>
        </table:table-row>
        <table:table-row table:style-name="ro1">
          <table:table-cell table:style-name="ce6" office:value-type="float" office:value="11466" calcext:value-type="float">
            <text:p>11466</text:p>
          </table:table-cell>
          <table:table-cell table:style-name="ce49" office:value-type="string" calcext:value-type="string">
            <text:p>F3.141</text:p>
          </table:table-cell>
          <table:table-cell table:style-name="ce6" office:value-type="string" calcext:value-type="string">
            <text:p>Formations à Genêt à balais planitiaires et collinéen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88]&amp;&quot; &quot;&amp;[.C488])" office:value-type="string" office:string-value="F3.141 Formations à Genêt à balais planitiaires et collinéennes" calcext:value-type="string">
            <text:p>F3.141 Formations à Genêt à balais planitiaires et collinéennes</text:p>
          </table:table-cell>
          <table:table-cell table:number-columns-repeated="1019"/>
        </table:table-row>
        <table:table-row table:style-name="ro1">
          <table:table-cell table:style-name="ce26" office:value-type="float" office:value="5297" calcext:value-type="float">
            <text:p>5297</text:p>
          </table:table-cell>
          <table:table-cell table:style-name="ce26" office:value-type="string" calcext:value-type="string">
            <text:p>F3.15</text:p>
          </table:table-cell>
          <table:table-cell table:style-name="ce76" office:value-type="string" calcext:value-type="string">
            <text:p>Fourrés à Ulex europaeu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489]&amp;&quot; &quot;&amp;[.C489])" office:value-type="string" office:string-value="F3.15 Fourrés à Ulex europaeus" calcext:value-type="string">
            <text:p>F3.15 Fourrés à Ulex europaeus</text:p>
          </table:table-cell>
          <table:table-cell table:number-columns-repeated="1019"/>
        </table:table-row>
        <table:table-row table:style-name="ro1">
          <table:table-cell table:style-name="ce26" office:value-type="float" office:value="5298" calcext:value-type="float">
            <text:p>5298</text:p>
          </table:table-cell>
          <table:table-cell table:style-name="ce26" office:value-type="string" calcext:value-type="string">
            <text:p>F3.16</text:p>
          </table:table-cell>
          <table:table-cell table:style-name="ce76" office:value-type="string" calcext:value-type="string">
            <text:p>Fourrés à Juniperus communi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490]&amp;&quot; &quot;&amp;[.C490])" office:value-type="string" office:string-value="F3.16 Fourrés à Juniperus communis" calcext:value-type="string">
            <text:p>F3.16 Fourrés à Juniperus communis</text:p>
          </table:table-cell>
          <table:table-cell table:number-columns-repeated="1019"/>
        </table:table-row>
        <table:table-row table:style-name="ro1">
          <table:table-cell table:style-name="ce6" office:value-type="float" office:value="11478" calcext:value-type="float">
            <text:p>11478</text:p>
          </table:table-cell>
          <table:table-cell table:style-name="ce49" office:value-type="string" calcext:value-type="string">
            <text:p>F3.162</text:p>
          </table:table-cell>
          <table:table-cell table:style-name="ce6" office:value-type="string" calcext:value-type="string">
            <text:p>Landes subatlantiques à Genévrier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491]&amp;&quot; &quot;&amp;[.C491])" office:value-type="string" office:string-value="F3.162 Landes subatlantiques à Genévrier" calcext:value-type="string">
            <text:p>F3.162 Landes subatlantiques à Genévrier</text:p>
          </table:table-cell>
          <table:table-cell table:number-columns-repeated="1019"/>
        </table:table-row>
        <table:table-row table:style-name="ro1">
          <table:table-cell table:style-name="ce26" office:value-type="float" office:value="5299" calcext:value-type="float">
            <text:p>5299</text:p>
          </table:table-cell>
          <table:table-cell table:style-name="ce26" office:value-type="string" calcext:value-type="string">
            <text:p>F3.17</text:p>
          </table:table-cell>
          <table:table-cell table:style-name="ce76" office:value-type="string" calcext:value-type="string">
            <text:p>Fourrés à Corylu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492]&amp;&quot; &quot;&amp;[.C492])" office:value-type="string" office:string-value="F3.17 Fourrés à Corylus" calcext:value-type="string">
            <text:p>F3.17 Fourrés à Corylus</text:p>
          </table:table-cell>
          <table:table-cell table:number-columns-repeated="1019"/>
        </table:table-row>
        <table:table-row table:style-name="ro1">
          <table:table-cell table:style-name="ce26" office:value-type="float" office:value="5301" calcext:value-type="float">
            <text:p>5301</text:p>
          </table:table-cell>
          <table:table-cell table:style-name="ce26" office:value-type="string" calcext:value-type="string">
            <text:p>F3.18</text:p>
          </table:table-cell>
          <table:table-cell table:style-name="ce76" office:value-type="string" calcext:value-type="string">
            <text:p>Fourrés des dunes continentale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493]&amp;&quot; &quot;&amp;[.C493])" office:value-type="string" office:string-value="F3.18 Fourrés des dunes continentales" calcext:value-type="string">
            <text:p>F3.18 Fourrés des dunes continentales</text:p>
          </table:table-cell>
          <table:table-cell table:number-columns-repeated="1019"/>
        </table:table-row>
        <table:table-row table:style-name="ro3">
          <table:table-cell table:style-name="ce24" office:value-type="float" office:value="609" calcext:value-type="float">
            <text:p>609</text:p>
          </table:table-cell>
          <table:table-cell table:style-name="ce24" office:value-type="string" calcext:value-type="string">
            <text:p>F4</text:p>
          </table:table-cell>
          <table:table-cell table:style-name="ce74" office:value-type="string" calcext:value-type="string">
            <text:p>Landes arbustives tempérées</text:p>
          </table:table-cell>
          <table:table-cell table:style-name="ce24" office:value-type="float" office:value="2" calcext:value-type="float">
            <text:p>2</text:p>
          </table:table-cell>
          <table:table-cell table:formula="of:=CONCATENATE([.B494]&amp;&quot; &quot;&amp;[.C494])" office:value-type="string" office:string-value="F4 Landes arbustives tempérées" calcext:value-type="string">
            <text:p>F4 Landes arbustives tempérées</text:p>
          </table:table-cell>
          <table:table-cell table:number-columns-repeated="1019"/>
        </table:table-row>
        <table:table-row table:style-name="ro1">
          <table:table-cell table:style-name="ce25" office:value-type="float" office:value="1753" calcext:value-type="float">
            <text:p>1753</text:p>
          </table:table-cell>
          <table:table-cell table:style-name="ce25" office:value-type="string" calcext:value-type="string">
            <text:p>F4.1</text:p>
          </table:table-cell>
          <table:table-cell table:style-name="ce75" office:value-type="string" calcext:value-type="string">
            <text:p>Landes humides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495]&amp;&quot; &quot;&amp;[.C495])" office:value-type="string" office:string-value="F4.1 Landes humides" calcext:value-type="string">
            <text:p>F4.1 Landes humides</text:p>
          </table:table-cell>
          <table:table-cell table:number-columns-repeated="1019"/>
        </table:table-row>
        <table:table-row table:style-name="ro1">
          <table:table-cell table:style-name="ce26" office:value-type="float" office:value="5357" calcext:value-type="float">
            <text:p>5357</text:p>
          </table:table-cell>
          <table:table-cell table:style-name="ce26" office:value-type="string" calcext:value-type="string">
            <text:p>F4.11</text:p>
          </table:table-cell>
          <table:table-cell table:style-name="ce76" office:value-type="string" calcext:value-type="string">
            <text:p>Landes humides septentrionale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496]&amp;&quot; &quot;&amp;[.C496])" office:value-type="string" office:string-value="F4.11 Landes humides septentrionales" calcext:value-type="string">
            <text:p>F4.11 Landes humides septentrionales</text:p>
          </table:table-cell>
          <table:table-cell table:number-columns-repeated="1019"/>
        </table:table-row>
        <table:table-row table:style-name="ro1">
          <table:table-cell table:style-name="ce26" office:value-type="float" office:value="5358" calcext:value-type="float">
            <text:p>5358</text:p>
          </table:table-cell>
          <table:table-cell table:style-name="ce26" office:value-type="string" calcext:value-type="string">
            <text:p>F4.12</text:p>
          </table:table-cell>
          <table:table-cell table:style-name="ce76" office:value-type="string" calcext:value-type="string">
            <text:p>Landes humides méridionale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497]&amp;&quot; &quot;&amp;[.C497])" office:value-type="string" office:string-value="F4.12 Landes humides méridionales" calcext:value-type="string">
            <text:p>F4.12 Landes humides méridionales</text:p>
          </table:table-cell>
          <table:table-cell table:number-columns-repeated="1019"/>
        </table:table-row>
        <table:table-row table:style-name="ro1">
          <table:table-cell table:style-name="ce26" office:value-type="float" office:value="5359" calcext:value-type="float">
            <text:p>5359</text:p>
          </table:table-cell>
          <table:table-cell table:style-name="ce26" office:value-type="string" calcext:value-type="string">
            <text:p>F4.13</text:p>
          </table:table-cell>
          <table:table-cell table:style-name="ce76" office:value-type="string" calcext:value-type="string">
            <text:p>Landes humides à Molinia caerulea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498]&amp;&quot; &quot;&amp;[.C498])" office:value-type="string" office:string-value="F4.13 Landes humides à Molinia caerulea" calcext:value-type="string">
            <text:p>F4.13 Landes humides à Molinia caerulea</text:p>
          </table:table-cell>
          <table:table-cell table:number-columns-repeated="1019"/>
        </table:table-row>
        <table:table-row table:style-name="ro1">
          <table:table-cell table:style-name="ce25" office:value-type="float" office:value="1736" calcext:value-type="float">
            <text:p>1736</text:p>
          </table:table-cell>
          <table:table-cell table:style-name="ce25" office:value-type="string" calcext:value-type="string">
            <text:p>F4.2</text:p>
          </table:table-cell>
          <table:table-cell table:style-name="ce75" office:value-type="string" calcext:value-type="string">
            <text:p>Landes sèches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499]&amp;&quot; &quot;&amp;[.C499])" office:value-type="string" office:string-value="F4.2 Landes sèches" calcext:value-type="string">
            <text:p>F4.2 Landes sèches</text:p>
          </table:table-cell>
          <table:table-cell table:number-columns-repeated="1019"/>
        </table:table-row>
        <table:table-row table:style-name="ro1">
          <table:table-cell table:style-name="ce26" office:value-type="float" office:value="5285" calcext:value-type="float">
            <text:p>5285</text:p>
          </table:table-cell>
          <table:table-cell table:style-name="ce26" office:value-type="string" calcext:value-type="string">
            <text:p>F4.21</text:p>
          </table:table-cell>
          <table:table-cell table:style-name="ce76" office:value-type="string" calcext:value-type="string">
            <text:p>Landes submontagnardes à Vaccinium et Calluna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00]&amp;&quot; &quot;&amp;[.C500])" office:value-type="string" office:string-value="F4.21 Landes submontagnardes à Vaccinium et Calluna" calcext:value-type="string">
            <text:p>F4.21 Landes submontagnardes à Vaccinium et Calluna</text:p>
          </table:table-cell>
          <table:table-cell table:number-columns-repeated="1019"/>
        </table:table-row>
        <table:table-row table:style-name="ro1">
          <table:table-cell table:style-name="ce26" office:value-type="float" office:value="5293" calcext:value-type="float">
            <text:p>5293</text:p>
          </table:table-cell>
          <table:table-cell table:style-name="ce26" office:value-type="string" calcext:value-type="string">
            <text:p>F4.22</text:p>
          </table:table-cell>
          <table:table-cell table:style-name="ce76" office:value-type="string" calcext:value-type="string">
            <text:p>Landes subatlantiques à Calluna et Genista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01]&amp;&quot; &quot;&amp;[.C501])" office:value-type="string" office:string-value="F4.22 Landes subatlantiques à Calluna et Genista" calcext:value-type="string">
            <text:p>F4.22 Landes subatlantiques à Calluna et Genista</text:p>
          </table:table-cell>
          <table:table-cell table:number-columns-repeated="1019"/>
        </table:table-row>
        <table:table-row table:style-name="ro1">
          <table:table-cell table:style-name="ce26" office:value-type="float" office:value="5327" calcext:value-type="float">
            <text:p>5327</text:p>
          </table:table-cell>
          <table:table-cell table:style-name="ce26" office:value-type="string" calcext:value-type="string">
            <text:p>F4.23</text:p>
          </table:table-cell>
          <table:table-cell table:style-name="ce76" office:value-type="string" calcext:value-type="string">
            <text:p>Landes atlantiques à Erica et Ulex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02]&amp;&quot; &quot;&amp;[.C502])" office:value-type="string" office:string-value="F4.23 Landes atlantiques à Erica et Ulex" calcext:value-type="string">
            <text:p>F4.23 Landes atlantiques à Erica et Ulex</text:p>
          </table:table-cell>
          <table:table-cell table:number-columns-repeated="1019"/>
        </table:table-row>
        <table:table-row table:style-name="ro1">
          <table:table-cell table:style-name="ce6" office:value-type="float" office:value="11481" calcext:value-type="float">
            <text:p>11481</text:p>
          </table:table-cell>
          <table:table-cell table:style-name="ce49" office:value-type="string" calcext:value-type="string">
            <text:p>F4.231</text:p>
          </table:table-cell>
          <table:table-cell table:style-name="ce6" office:value-type="string" calcext:value-type="string">
            <text:p>Landes à Ajonc maritim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03]&amp;&quot; &quot;&amp;[.C503])" office:value-type="string" office:string-value="F4.231 Landes à Ajonc maritime" calcext:value-type="string">
            <text:p>F4.231 Landes à Ajonc maritime</text:p>
          </table:table-cell>
          <table:table-cell table:number-columns-repeated="1019"/>
        </table:table-row>
        <table:table-row table:style-name="ro1">
          <table:table-cell table:style-name="ce6" office:value-type="float" office:value="11484" calcext:value-type="float">
            <text:p>11484</text:p>
          </table:table-cell>
          <table:table-cell table:style-name="ce49" office:value-type="string" calcext:value-type="string">
            <text:p>F4.234</text:p>
          </table:table-cell>
          <table:table-cell table:style-name="ce6" office:value-type="string" calcext:value-type="string">
            <text:p>Landes septentrionales à <text:s/>Erica vagans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04]&amp;&quot; &quot;&amp;[.C504])" office:value-type="string" office:string-value="F4.234 Landes septentrionales à  Erica vagans " calcext:value-type="string">
            <text:p>F4.234 Landes septentrionales à <text:s/>Erica vagans </text:p>
          </table:table-cell>
          <table:table-cell table:number-columns-repeated="1019"/>
        </table:table-row>
        <table:table-row table:style-name="ro1">
          <table:table-cell table:style-name="ce6" office:value-type="float" office:value="11485" calcext:value-type="float">
            <text:p>11485</text:p>
          </table:table-cell>
          <table:table-cell table:style-name="ce49" office:value-type="string" calcext:value-type="string">
            <text:p>F4.235</text:p>
          </table:table-cell>
          <table:table-cell table:style-name="ce6" office:value-type="string" calcext:value-type="string">
            <text:p>Landes anglo-armoricaines à <text:s/>Erica cinerea <text:s/>et <text:s/>Ulex gallii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05]&amp;&quot; &quot;&amp;[.C505])" office:value-type="string" office:string-value="F4.235 Landes anglo-armoricaines à  Erica cinerea  et  Ulex gallii " calcext:value-type="string">
            <text:p>F4.235 Landes anglo-armoricaines à <text:s/>Erica cinerea <text:s/>et <text:s/>Ulex gallii </text:p>
          </table:table-cell>
          <table:table-cell table:number-columns-repeated="1019"/>
        </table:table-row>
        <table:table-row table:style-name="ro1">
          <table:table-cell table:style-name="ce26" office:value-type="float" office:value="5314" calcext:value-type="float">
            <text:p>5314</text:p>
          </table:table-cell>
          <table:table-cell table:style-name="ce26" office:value-type="string" calcext:value-type="string">
            <text:p>F4.24</text:p>
          </table:table-cell>
          <table:table-cell table:style-name="ce76" office:value-type="string" calcext:value-type="string">
            <text:p>Landes ibéro-atlantiques à Erica - Ulex - Cistu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06]&amp;&quot; &quot;&amp;[.C506])" office:value-type="string" office:string-value="F4.24 Landes ibéro-atlantiques à Erica - Ulex - Cistus" calcext:value-type="string">
            <text:p>F4.24 Landes ibéro-atlantiques à Erica - Ulex - Cistus</text:p>
          </table:table-cell>
          <table:table-cell table:number-columns-repeated="1019"/>
        </table:table-row>
        <table:table-row table:style-name="ro1">
          <table:table-cell table:style-name="ce6" office:value-type="float" office:value="11527" calcext:value-type="float">
            <text:p>11527</text:p>
          </table:table-cell>
          <table:table-cell table:style-name="ce49" office:value-type="string" calcext:value-type="string">
            <text:p>F4.241</text:p>
          </table:table-cell>
          <table:table-cell table:style-name="ce6" office:value-type="string" calcext:value-type="string">
            <text:p>Landes gascon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07]&amp;&quot; &quot;&amp;[.C507])" office:value-type="string" office:string-value="F4.241 Landes gasconnes" calcext:value-type="string">
            <text:p>F4.241 Landes gasconnes</text:p>
          </table:table-cell>
          <table:table-cell table:number-columns-repeated="1019"/>
        </table:table-row>
        <table:table-row table:style-name="ro1">
          <table:table-cell table:style-name="ce26" office:value-type="float" office:value="5319" calcext:value-type="float">
            <text:p>5319</text:p>
          </table:table-cell>
          <table:table-cell table:style-name="ce26" office:value-type="string" calcext:value-type="string">
            <text:p>F4.26</text:p>
          </table:table-cell>
          <table:table-cell table:style-name="ce76" office:value-type="string" calcext:value-type="string">
            <text:p>Landes des dunes continentale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08]&amp;&quot; &quot;&amp;[.C508])" office:value-type="string" office:string-value="F4.26 Landes des dunes continentales" calcext:value-type="string">
            <text:p>F4.26 Landes des dunes continentales</text:p>
          </table:table-cell>
          <table:table-cell table:number-columns-repeated="1019"/>
        </table:table-row>
        <table:table-row table:style-name="ro3">
          <table:table-cell table:style-name="ce24" office:value-type="float" office:value="614" calcext:value-type="float">
            <text:p>614</text:p>
          </table:table-cell>
          <table:table-cell table:style-name="ce24" office:value-type="string" calcext:value-type="string">
            <text:p>F9</text:p>
          </table:table-cell>
          <table:table-cell table:style-name="ce74" office:value-type="string" calcext:value-type="string">
            <text:p>Fourrés ripicoles et des bas-marais</text:p>
          </table:table-cell>
          <table:table-cell table:style-name="ce24" office:value-type="float" office:value="2" calcext:value-type="float">
            <text:p>2</text:p>
          </table:table-cell>
          <table:table-cell table:formula="of:=CONCATENATE([.B509]&amp;&quot; &quot;&amp;[.C509])" office:value-type="string" office:string-value="F9 Fourrés ripicoles et des bas-marais" calcext:value-type="string">
            <text:p>F9 Fourrés ripicoles et des bas-marais</text:p>
          </table:table-cell>
          <table:table-cell table:number-columns-repeated="1019"/>
        </table:table-row>
        <table:table-row table:style-name="ro1">
          <table:table-cell table:style-name="ce25" office:value-type="float" office:value="1778" calcext:value-type="float">
            <text:p>1778</text:p>
          </table:table-cell>
          <table:table-cell table:style-name="ce25" office:value-type="string" calcext:value-type="string">
            <text:p>F9.1</text:p>
          </table:table-cell>
          <table:table-cell table:style-name="ce75" office:value-type="string" calcext:value-type="string">
            <text:p>Fourrés ripicoles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510]&amp;&quot; &quot;&amp;[.C510])" office:value-type="string" office:string-value="F9.1 Fourrés ripicoles" calcext:value-type="string">
            <text:p>F9.1 Fourrés ripicoles</text:p>
          </table:table-cell>
          <table:table-cell table:number-columns-repeated="1019"/>
        </table:table-row>
        <table:table-row table:style-name="ro1">
          <table:table-cell table:style-name="ce26" office:value-type="float" office:value="5477" calcext:value-type="float">
            <text:p>5477</text:p>
          </table:table-cell>
          <table:table-cell table:style-name="ce26" office:value-type="string" calcext:value-type="string">
            <text:p>F9.11</text:p>
          </table:table-cell>
          <table:table-cell table:style-name="ce76" office:value-type="string" calcext:value-type="string">
            <text:p>Fourrés ripicoles orogénique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11]&amp;&quot; &quot;&amp;[.C511])" office:value-type="string" office:string-value="F9.11 Fourrés ripicoles orogéniques" calcext:value-type="string">
            <text:p>F9.11 Fourrés ripicoles orogéniques</text:p>
          </table:table-cell>
          <table:table-cell table:number-columns-repeated="1019"/>
        </table:table-row>
        <table:table-row table:style-name="ro1">
          <table:table-cell table:style-name="ce26" office:value-type="float" office:value="5481" calcext:value-type="float">
            <text:p>5481</text:p>
          </table:table-cell>
          <table:table-cell table:style-name="ce26" office:value-type="string" calcext:value-type="string">
            <text:p>F9.12</text:p>
          </table:table-cell>
          <table:table-cell table:style-name="ce76" office:value-type="string" calcext:value-type="string">
            <text:p>Fourrés ripicoles planitiaires et collinéennes à Salix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12]&amp;&quot; &quot;&amp;[.C512])" office:value-type="string" office:string-value="F9.12 Fourrés ripicoles planitiaires et collinéennes à Salix" calcext:value-type="string">
            <text:p>F9.12 Fourrés ripicoles planitiaires et collinéennes à Salix</text:p>
          </table:table-cell>
          <table:table-cell table:number-columns-repeated="1019"/>
        </table:table-row>
        <table:table-row table:style-name="ro1">
          <table:table-cell table:style-name="ce26" office:value-type="float" office:value="5493" calcext:value-type="float">
            <text:p>5493</text:p>
          </table:table-cell>
          <table:table-cell table:style-name="ce26" office:value-type="string" calcext:value-type="string">
            <text:p>F9.13</text:p>
          </table:table-cell>
          <table:table-cell table:style-name="ce76" office:value-type="string" calcext:value-type="string">
            <text:p>Fourrés bas des graviers des cours d'eau montagnard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13]&amp;&quot; &quot;&amp;[.C513])" office:value-type="string" office:string-value="F9.13 Fourrés bas des graviers des cours d'eau montagnards" calcext:value-type="string">
            <text:p>F9.13 Fourrés bas des graviers des cours d'eau montagnards</text:p>
          </table:table-cell>
          <table:table-cell table:number-columns-repeated="1019"/>
        </table:table-row>
        <table:table-row table:style-name="ro1">
          <table:table-cell table:style-name="ce26" office:value-type="float" office:value="5502" calcext:value-type="float">
            <text:p>5502</text:p>
          </table:table-cell>
          <table:table-cell table:style-name="ce26" office:value-type="string" calcext:value-type="string">
            <text:p>F9.14</text:p>
          </table:table-cell>
          <table:table-cell table:style-name="ce76" office:value-type="string" calcext:value-type="string">
            <text:p>Fourrés et boisements des graviers des berge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14]&amp;&quot; &quot;&amp;[.C514])" office:value-type="string" office:string-value="F9.14 Fourrés et boisements des graviers des berges" calcext:value-type="string">
            <text:p>F9.14 Fourrés et boisements des graviers des berges</text:p>
          </table:table-cell>
          <table:table-cell table:number-columns-repeated="1019"/>
        </table:table-row>
        <table:table-row table:style-name="ro1">
          <table:table-cell table:style-name="ce25" office:value-type="float" office:value="1784" calcext:value-type="float">
            <text:p>1784</text:p>
          </table:table-cell>
          <table:table-cell table:style-name="ce25" office:value-type="string" calcext:value-type="string">
            <text:p>F9.2</text:p>
          </table:table-cell>
          <table:table-cell table:style-name="ce75" office:value-type="string" calcext:value-type="string">
            <text:p>Saussaies marécageuses et fourrés des bas-marais à Salix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515]&amp;&quot; &quot;&amp;[.C515])" office:value-type="string" office:string-value="F9.2 Saussaies marécageuses et fourrés des bas-marais à Salix" calcext:value-type="string">
            <text:p>F9.2 Saussaies marécageuses et fourrés des bas-marais à Salix</text:p>
          </table:table-cell>
          <table:table-cell table:number-columns-repeated="1019"/>
        </table:table-row>
        <table:table-row table:style-name="ro1">
          <table:table-cell table:style-name="ce26" office:value-type="float" office:value="5503" calcext:value-type="float">
            <text:p>5503</text:p>
          </table:table-cell>
          <table:table-cell table:style-name="ce26" office:value-type="string" calcext:value-type="string">
            <text:p>F9.21</text:p>
          </table:table-cell>
          <table:table-cell table:style-name="ce76" office:value-type="string" calcext:value-type="string">
            <text:p>Saussaies marécageuses à Saule cendré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16]&amp;&quot; &quot;&amp;[.C516])" office:value-type="string" office:string-value="F9.21 Saussaies marécageuses à Saule cendré" calcext:value-type="string">
            <text:p>F9.21 Saussaies marécageuses à Saule cendré</text:p>
          </table:table-cell>
          <table:table-cell table:number-columns-repeated="1019"/>
        </table:table-row>
        <table:table-row table:style-name="ro1">
          <table:table-cell table:style-name="ce6" office:value-type="float" office:value="11775" calcext:value-type="float">
            <text:p>11775</text:p>
          </table:table-cell>
          <table:table-cell table:style-name="ce49" office:value-type="string" calcext:value-type="string">
            <text:p>F9.211</text:p>
          </table:table-cell>
          <table:table-cell table:style-name="ce6" office:value-type="string" calcext:value-type="string">
            <text:p>Saussaies marécageuses occidentales à Saule cendré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17]&amp;&quot; &quot;&amp;[.C517])" office:value-type="string" office:string-value="F9.211 Saussaies marécageuses occidentales à Saule cendré" calcext:value-type="string">
            <text:p>F9.211 Saussaies marécageuses occidentales à Saule cendré</text:p>
          </table:table-cell>
          <table:table-cell table:number-columns-repeated="1019"/>
        </table:table-row>
        <table:table-row table:style-name="ro1">
          <table:table-cell table:style-name="ce26" office:value-type="float" office:value="5509" calcext:value-type="float">
            <text:p>5509</text:p>
          </table:table-cell>
          <table:table-cell table:style-name="ce26" office:value-type="string" calcext:value-type="string">
            <text:p>F9.22</text:p>
          </table:table-cell>
          <table:table-cell table:style-name="ce76" office:value-type="string" calcext:value-type="string">
            <text:p>Saussaies marécageuses à Sphaigne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18]&amp;&quot; &quot;&amp;[.C518])" office:value-type="string" office:string-value="F9.22 Saussaies marécageuses à Sphaignes" calcext:value-type="string">
            <text:p>F9.22 Saussaies marécageuses à Sphaignes</text:p>
          </table:table-cell>
          <table:table-cell table:number-columns-repeated="1019"/>
        </table:table-row>
        <table:table-row table:style-name="ro1">
          <table:table-cell table:style-name="ce26" office:value-type="float" office:value="5510" calcext:value-type="float">
            <text:p>5510</text:p>
          </table:table-cell>
          <table:table-cell table:style-name="ce26" office:value-type="string" calcext:value-type="string">
            <text:p>F9.23</text:p>
          </table:table-cell>
          <table:table-cell table:style-name="ce76" office:value-type="string" calcext:value-type="string">
            <text:p>Saussaies marécageuses à Saule à cinq étamine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19]&amp;&quot; &quot;&amp;[.C519])" office:value-type="string" office:string-value="F9.23 Saussaies marécageuses à Saule à cinq étamines" calcext:value-type="string">
            <text:p>F9.23 Saussaies marécageuses à Saule à cinq étamines</text:p>
          </table:table-cell>
          <table:table-cell table:number-columns-repeated="1019"/>
        </table:table-row>
        <table:table-row table:style-name="ro1">
          <table:table-cell table:style-name="ce26" office:value-type="float" office:value="5363" calcext:value-type="float">
            <text:p>5363</text:p>
          </table:table-cell>
          <table:table-cell table:style-name="ce26" office:value-type="string" calcext:value-type="string">
            <text:p>F9.24</text:p>
          </table:table-cell>
          <table:table-cell table:style-name="ce76" office:value-type="string" calcext:value-type="string">
            <text:p>Fourrés des tourbières à Saule nain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20]&amp;&quot; &quot;&amp;[.C520])" office:value-type="string" office:string-value="F9.24 Fourrés des tourbières à Saule nain" calcext:value-type="string">
            <text:p>F9.24 Fourrés des tourbières à Saule nain</text:p>
          </table:table-cell>
          <table:table-cell table:number-columns-repeated="1019"/>
        </table:table-row>
        <table:table-row table:style-name="ro1">
          <table:table-cell table:style-name="ce25" office:value-type="float" office:value="1756" calcext:value-type="float">
            <text:p>1756</text:p>
          </table:table-cell>
          <table:table-cell table:style-name="ce25" office:value-type="string" calcext:value-type="string">
            <text:p>F9.3</text:p>
          </table:table-cell>
          <table:table-cell table:style-name="ce75" office:value-type="string" calcext:value-type="string">
            <text:p>Galeries et fourrés riverains méridionaux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521]&amp;&quot; &quot;&amp;[.C521])" office:value-type="string" office:string-value="F9.3 Galeries et fourrés riverains méridionaux" calcext:value-type="string">
            <text:p>F9.3 Galeries et fourrés riverains méridionaux</text:p>
          </table:table-cell>
          <table:table-cell table:number-columns-repeated="1019"/>
        </table:table-row>
        <table:table-row table:style-name="ro1">
          <table:table-cell table:style-name="ce26" office:value-type="float" office:value="5366" calcext:value-type="float">
            <text:p>5366</text:p>
          </table:table-cell>
          <table:table-cell table:style-name="ce26" office:value-type="string" calcext:value-type="string">
            <text:p>F9.31</text:p>
          </table:table-cell>
          <table:table-cell table:style-name="ce76" office:value-type="string" calcext:value-type="string">
            <text:p>Galeries à Nerium oleander, Vitex agnus-castus et Tamarix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22]&amp;&quot; &quot;&amp;[.C522])" office:value-type="string" office:string-value="F9.31 Galeries à Nerium oleander, Vitex agnus-castus et Tamarix" calcext:value-type="string">
            <text:p>F9.31 Galeries à Nerium oleander, Vitex agnus-castus et Tamarix</text:p>
          </table:table-cell>
          <table:table-cell table:number-columns-repeated="1019"/>
        </table:table-row>
        <table:table-row table:style-name="ro1">
          <table:table-cell table:style-name="ce6" office:value-type="float" office:value="18023" calcext:value-type="float">
            <text:p>18023</text:p>
          </table:table-cell>
          <table:table-cell table:style-name="ce49" office:value-type="string" calcext:value-type="string">
            <text:p>F9.3131</text:p>
          </table:table-cell>
          <table:table-cell table:style-name="ce6" office:value-type="string" calcext:value-type="string">
            <text:p>Fourrés ouest-méditerranéens de Tamari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23]&amp;&quot; &quot;&amp;[.C523])" office:value-type="string" office:string-value="F9.3131 Fourrés ouest-méditerranéens de Tamaris" calcext:value-type="string">
            <text:p>F9.3131 Fourrés ouest-méditerranéens de Tamaris</text:p>
          </table:table-cell>
          <table:table-cell table:number-columns-repeated="1019"/>
        </table:table-row>
        <table:table-row table:style-name="ro1">
          <table:table-cell table:style-name="ce26" office:value-type="float" office:value="5470" calcext:value-type="float">
            <text:p>5470</text:p>
          </table:table-cell>
          <table:table-cell table:style-name="ce26" office:value-type="string" calcext:value-type="string">
            <text:p>F9.35</text:p>
          </table:table-cell>
          <table:table-cell table:style-name="ce76" office:value-type="string" calcext:value-type="string">
            <text:p>Formations riveraines d'arbustes invasif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24]&amp;&quot; &quot;&amp;[.C524])" office:value-type="string" office:string-value="F9.35 Formations riveraines d'arbustes invasifs" calcext:value-type="string">
            <text:p>F9.35 Formations riveraines d'arbustes invasifs</text:p>
          </table:table-cell>
          <table:table-cell table:number-columns-repeated="1019"/>
        </table:table-row>
        <table:table-row table:style-name="ro3">
          <table:table-cell table:style-name="ce24" office:value-type="float" office:value="615" calcext:value-type="float">
            <text:p>615</text:p>
          </table:table-cell>
          <table:table-cell table:style-name="ce24" office:value-type="string" calcext:value-type="string">
            <text:p>FA</text:p>
          </table:table-cell>
          <table:table-cell table:style-name="ce74" office:value-type="string" calcext:value-type="string">
            <text:p>Haies</text:p>
          </table:table-cell>
          <table:table-cell table:style-name="ce24" office:value-type="float" office:value="2" calcext:value-type="float">
            <text:p>2</text:p>
          </table:table-cell>
          <table:table-cell table:formula="of:=CONCATENATE([.B525]&amp;&quot; &quot;&amp;[.C525])" office:value-type="string" office:string-value="FA Haies" calcext:value-type="string">
            <text:p>FA Haies</text:p>
          </table:table-cell>
          <table:table-cell table:number-columns-repeated="1019"/>
        </table:table-row>
        <table:table-row table:style-name="ro1">
          <table:table-cell table:style-name="ce25" office:value-type="float" office:value="1774" calcext:value-type="float">
            <text:p>1774</text:p>
          </table:table-cell>
          <table:table-cell table:style-name="ce25" office:value-type="string" calcext:value-type="string">
            <text:p>FA.1</text:p>
          </table:table-cell>
          <table:table-cell table:style-name="ce75" office:value-type="string" calcext:value-type="string">
            <text:p>Haies d'espèces non indigènes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526]&amp;&quot; &quot;&amp;[.C526])" office:value-type="string" office:string-value="FA.1 Haies d'espèces non indigènes" calcext:value-type="string">
            <text:p>FA.1 Haies d'espèces non indigènes</text:p>
          </table:table-cell>
          <table:table-cell table:number-columns-repeated="1019"/>
        </table:table-row>
        <table:table-row table:style-name="ro1">
          <table:table-cell table:style-name="ce25" office:value-type="float" office:value="1775" calcext:value-type="float">
            <text:p>1775</text:p>
          </table:table-cell>
          <table:table-cell table:style-name="ce25" office:value-type="string" calcext:value-type="string">
            <text:p>FA.2</text:p>
          </table:table-cell>
          <table:table-cell table:style-name="ce75" office:value-type="string" calcext:value-type="string">
            <text:p>Haies d'espèces indigènes fortement gérées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527]&amp;&quot; &quot;&amp;[.C527])" office:value-type="string" office:string-value="FA.2 Haies d'espèces indigènes fortement gérées" calcext:value-type="string">
            <text:p>FA.2 Haies d'espèces indigènes fortement gérées</text:p>
          </table:table-cell>
          <table:table-cell table:number-columns-repeated="1019"/>
        </table:table-row>
        <table:table-row table:style-name="ro1">
          <table:table-cell table:style-name="ce25" office:value-type="float" office:value="1776" calcext:value-type="float">
            <text:p>1776</text:p>
          </table:table-cell>
          <table:table-cell table:style-name="ce25" office:value-type="string" calcext:value-type="string">
            <text:p>FA.3</text:p>
          </table:table-cell>
          <table:table-cell table:style-name="ce75" office:value-type="string" calcext:value-type="string">
            <text:p>Haies d'espèces indigènes riches en espèces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528]&amp;&quot; &quot;&amp;[.C528])" office:value-type="string" office:string-value="FA.3 Haies d'espèces indigènes riches en espèces" calcext:value-type="string">
            <text:p>FA.3 Haies d'espèces indigènes riches en espèces</text:p>
          </table:table-cell>
          <table:table-cell table:number-columns-repeated="1019"/>
        </table:table-row>
        <table:table-row table:style-name="ro1">
          <table:table-cell table:style-name="ce25" office:value-type="float" office:value="1762" calcext:value-type="float">
            <text:p>1762</text:p>
          </table:table-cell>
          <table:table-cell table:style-name="ce25" office:value-type="string" calcext:value-type="string">
            <text:p>FA.4</text:p>
          </table:table-cell>
          <table:table-cell table:style-name="ce75" office:value-type="string" calcext:value-type="string">
            <text:p>Haies d'espèces indigènes pauvres en espèces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529]&amp;&quot; &quot;&amp;[.C529])" office:value-type="string" office:string-value="FA.4 Haies d'espèces indigènes pauvres en espèces" calcext:value-type="string">
            <text:p>FA.4 Haies d'espèces indigènes pauvres en espèces</text:p>
          </table:table-cell>
          <table:table-cell table:number-columns-repeated="1019"/>
        </table:table-row>
        <table:table-row table:style-name="ro3">
          <table:table-cell table:style-name="ce24" office:value-type="float" office:value="612" calcext:value-type="float">
            <text:p>612</text:p>
          </table:table-cell>
          <table:table-cell table:style-name="ce24" office:value-type="string" calcext:value-type="string">
            <text:p>FB</text:p>
          </table:table-cell>
          <table:table-cell table:style-name="ce74" office:value-type="string" calcext:value-type="string">
            <text:p>Plantations d'arbustes</text:p>
          </table:table-cell>
          <table:table-cell table:style-name="ce24" office:value-type="float" office:value="2" calcext:value-type="float">
            <text:p>2</text:p>
          </table:table-cell>
          <table:table-cell table:formula="of:=CONCATENATE([.B530]&amp;&quot; &quot;&amp;[.C530])" office:value-type="string" office:string-value="FB Plantations d'arbustes" calcext:value-type="string">
            <text:p>FB Plantations d'arbustes</text:p>
          </table:table-cell>
          <table:table-cell table:number-columns-repeated="1019"/>
        </table:table-row>
        <table:table-row table:style-name="ro4">
          <table:table-cell table:style-name="ce25" office:value-type="float" office:value="1763" calcext:value-type="float">
            <text:p>1763</text:p>
          </table:table-cell>
          <table:table-cell table:style-name="ce25" office:value-type="string" calcext:value-type="string">
            <text:p>FB.1</text:p>
          </table:table-cell>
          <table:table-cell table:style-name="ce75" office:value-type="string" calcext:value-type="string">
            <text:p>Plantations d'arbustes pour la récolte de la plante entière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531]&amp;&quot; &quot;&amp;[.C531])" office:value-type="string" office:string-value="FB.1 Plantations d'arbustes pour la récolte de la plante entière" calcext:value-type="string">
            <text:p>FB.1 Plantations d'arbustes pour la récolte de la plante entière</text:p>
          </table:table-cell>
          <table:table-cell table:number-columns-repeated="1019"/>
        </table:table-row>
        <table:table-row table:style-name="ro4">
          <table:table-cell table:style-name="ce25" office:value-type="float" office:value="1764" calcext:value-type="float">
            <text:p>1764</text:p>
          </table:table-cell>
          <table:table-cell table:style-name="ce25" office:value-type="string" calcext:value-type="string">
            <text:p>FB.2</text:p>
          </table:table-cell>
          <table:table-cell table:style-name="ce75" office:value-type="string" calcext:value-type="string">
            <text:p>Plantations d'arbustes pour la récolte de feuilles et de branches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532]&amp;&quot; &quot;&amp;[.C532])" office:value-type="string" office:string-value="FB.2 Plantations d'arbustes pour la récolte de feuilles et de branches" calcext:value-type="string">
            <text:p>FB.2 Plantations d'arbustes pour la récolte de feuilles et de branches</text:p>
          </table:table-cell>
          <table:table-cell table:number-columns-repeated="1019"/>
        </table:table-row>
        <table:table-row table:style-name="ro1">
          <table:table-cell table:style-name="ce26" office:value-type="float" office:value="5400" calcext:value-type="float">
            <text:p>5400</text:p>
          </table:table-cell>
          <table:table-cell table:style-name="ce26" office:value-type="string" calcext:value-type="string">
            <text:p>FB.22</text:p>
          </table:table-cell>
          <table:table-cell table:style-name="ce76" office:value-type="string" calcext:value-type="string">
            <text:p>Formations à Osier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33]&amp;&quot; &quot;&amp;[.C533])" office:value-type="string" office:string-value="FB.22 Formations à Osier" calcext:value-type="string">
            <text:p>FB.22 Formations à Osier</text:p>
          </table:table-cell>
          <table:table-cell table:number-columns-repeated="1019"/>
        </table:table-row>
        <table:table-row table:style-name="ro4">
          <table:table-cell table:style-name="ce25" office:value-type="float" office:value="1765" calcext:value-type="float">
            <text:p>1765</text:p>
          </table:table-cell>
          <table:table-cell table:style-name="ce25" office:value-type="string" calcext:value-type="string">
            <text:p>FB.3</text:p>
          </table:table-cell>
          <table:table-cell table:style-name="ce75" office:value-type="string" calcext:value-type="string">
            <text:p>Plantations d'arbustes à des fins ornementales ou pour les fruits, autres que les vignobles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534]&amp;&quot; &quot;&amp;[.C534])" office:value-type="string" office:string-value="FB.3 Plantations d'arbustes à des fins ornementales ou pour les fruits, autres que les vignobles" calcext:value-type="string">
            <text:p>FB.3 Plantations d'arbustes à des fins ornementales ou pour les fruits, autres que les vignobles</text:p>
          </table:table-cell>
          <table:table-cell table:number-columns-repeated="1019"/>
        </table:table-row>
        <table:table-row table:style-name="ro1">
          <table:table-cell table:style-name="ce26" office:value-type="float" office:value="5446" calcext:value-type="float">
            <text:p>5446</text:p>
          </table:table-cell>
          <table:table-cell table:style-name="ce26" office:value-type="string" calcext:value-type="string">
            <text:p>FB.31</text:p>
          </table:table-cell>
          <table:table-cell table:style-name="ce76" office:value-type="string" calcext:value-type="string">
            <text:p>Vergers d'arbustes et d'arbres ba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35]&amp;&quot; &quot;&amp;[.C535])" office:value-type="string" office:string-value="FB.31 Vergers d'arbustes et d'arbres bas" calcext:value-type="string">
            <text:p>FB.31 Vergers d'arbustes et d'arbres bas</text:p>
          </table:table-cell>
          <table:table-cell table:number-columns-repeated="1019"/>
        </table:table-row>
        <table:table-row table:style-name="ro1">
          <table:table-cell table:style-name="ce26" office:value-type="float" office:value="5447" calcext:value-type="float">
            <text:p>5447</text:p>
          </table:table-cell>
          <table:table-cell table:style-name="ce26" office:value-type="string" calcext:value-type="string">
            <text:p>FB.32</text:p>
          </table:table-cell>
          <table:table-cell table:style-name="ce76" office:value-type="string" calcext:value-type="string">
            <text:p>Plantations d'arbustes ornementaux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36]&amp;&quot; &quot;&amp;[.C536])" office:value-type="string" office:string-value="FB.32 Plantations d'arbustes ornementaux" calcext:value-type="string">
            <text:p>FB.32 Plantations d'arbustes ornementaux</text:p>
          </table:table-cell>
          <table:table-cell table:number-columns-repeated="1019"/>
        </table:table-row>
        <table:table-row table:style-name="ro1">
          <table:table-cell table:style-name="ce25" office:value-type="float" office:value="1769" calcext:value-type="float">
            <text:p>1769</text:p>
          </table:table-cell>
          <table:table-cell table:style-name="ce25" office:value-type="string" calcext:value-type="string">
            <text:p>FB.4</text:p>
          </table:table-cell>
          <table:table-cell table:style-name="ce75" office:value-type="string" calcext:value-type="string">
            <text:p>Vignobles</text:p>
          </table:table-cell>
          <table:table-cell table:style-name="ce25" office:value-type="float" office:value="3" calcext:value-type="float">
            <text:p>3</text:p>
          </table:table-cell>
          <table:table-cell table:formula="of:=CONCATENATE([.B537]&amp;&quot; &quot;&amp;[.C537])" office:value-type="string" office:string-value="FB.4 Vignobles" calcext:value-type="string">
            <text:p>FB.4 Vignobles</text:p>
          </table:table-cell>
          <table:table-cell table:number-columns-repeated="1019"/>
        </table:table-row>
        <table:table-row table:style-name="ro1">
          <table:table-cell table:style-name="ce26" office:value-type="float" office:value="5448" calcext:value-type="float">
            <text:p>5448</text:p>
          </table:table-cell>
          <table:table-cell table:style-name="ce26" office:value-type="string" calcext:value-type="string">
            <text:p>FB.41</text:p>
          </table:table-cell>
          <table:table-cell table:style-name="ce76" office:value-type="string" calcext:value-type="string">
            <text:p>Vignobles traditionnel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38]&amp;&quot; &quot;&amp;[.C538])" office:value-type="string" office:string-value="FB.41 Vignobles traditionnels" calcext:value-type="string">
            <text:p>FB.41 Vignobles traditionnels</text:p>
          </table:table-cell>
          <table:table-cell table:number-columns-repeated="1019"/>
        </table:table-row>
        <table:table-row table:style-name="ro1">
          <table:table-cell table:style-name="ce26" office:value-type="float" office:value="5449" calcext:value-type="float">
            <text:p>5449</text:p>
          </table:table-cell>
          <table:table-cell table:style-name="ce26" office:value-type="string" calcext:value-type="string">
            <text:p>FB.42</text:p>
          </table:table-cell>
          <table:table-cell table:style-name="ce76" office:value-type="string" calcext:value-type="string">
            <text:p>Vignobles intensifs</text:p>
          </table:table-cell>
          <table:table-cell table:style-name="ce26" office:value-type="float" office:value="4" calcext:value-type="float">
            <text:p>4</text:p>
          </table:table-cell>
          <table:table-cell table:formula="of:=CONCATENATE([.B539]&amp;&quot; &quot;&amp;[.C539])" office:value-type="string" office:string-value="FB.42 Vignobles intensifs" calcext:value-type="string">
            <text:p>FB.42 Vignobles intensifs</text:p>
          </table:table-cell>
          <table:table-cell table:number-columns-repeated="1019"/>
        </table:table-row>
        <table:table-row table:style-name="ro2">
          <table:table-cell table:style-name="ce27" office:value-type="float" office:value="85" calcext:value-type="float">
            <text:p>85</text:p>
          </table:table-cell>
          <table:table-cell table:style-name="ce27" office:value-type="string" calcext:value-type="string">
            <text:p>G</text:p>
          </table:table-cell>
          <table:table-cell table:style-name="ce77" office:value-type="string" calcext:value-type="string">
            <text:p>Boisements, forêts et autres habitats boisés</text:p>
          </table:table-cell>
          <table:table-cell table:style-name="ce27" office:value-type="float" office:value="1" calcext:value-type="float">
            <text:p>1</text:p>
          </table:table-cell>
          <table:table-cell table:formula="of:=CONCATENATE([.B540]&amp;&quot; &quot;&amp;[.C540])" office:value-type="string" office:string-value="G Boisements, forêts et autres habitats boisés" calcext:value-type="string">
            <text:p>G Boisements, forêts et autres habitats boisés</text:p>
          </table:table-cell>
          <table:table-cell table:number-columns-repeated="1019"/>
        </table:table-row>
        <table:table-row table:style-name="ro3">
          <table:table-cell table:style-name="ce28" office:value-type="float" office:value="616" calcext:value-type="float">
            <text:p>616</text:p>
          </table:table-cell>
          <table:table-cell table:style-name="ce28" office:value-type="string" calcext:value-type="string">
            <text:p>G1</text:p>
          </table:table-cell>
          <table:table-cell table:style-name="ce78" office:value-type="string" calcext:value-type="string">
            <text:p>Forêts de feuillus caducifoliés</text:p>
          </table:table-cell>
          <table:table-cell table:style-name="ce28" office:value-type="float" office:value="2" calcext:value-type="float">
            <text:p>2</text:p>
          </table:table-cell>
          <table:table-cell table:formula="of:=CONCATENATE([.B541]&amp;&quot; &quot;&amp;[.C541])" office:value-type="string" office:string-value="G1 Forêts de feuillus caducifoliés" calcext:value-type="string">
            <text:p>G1 Forêts de feuillus caducifoliés</text:p>
          </table:table-cell>
          <table:table-cell table:number-columns-repeated="1019"/>
        </table:table-row>
        <table:table-row table:style-name="ro4">
          <table:table-cell table:style-name="ce29" office:value-type="float" office:value="1779" calcext:value-type="float">
            <text:p>1779</text:p>
          </table:table-cell>
          <table:table-cell table:style-name="ce29" office:value-type="string" calcext:value-type="string">
            <text:p>G1.1</text:p>
          </table:table-cell>
          <table:table-cell table:style-name="ce79" office:value-type="string" calcext:value-type="string">
            <text:p>Forêts riveraines et forêts galeries, avec dominance d'Alnus, Populus ou Salix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542]&amp;&quot; &quot;&amp;[.C542])" office:value-type="string" office:string-value="G1.1 Forêts riveraines et forêts galeries, avec dominance d'Alnus, Populus ou Salix" calcext:value-type="string">
            <text:p>G1.1 Forêts riveraines et forêts galeries, avec dominance d'Alnus, Populus ou Salix</text:p>
          </table:table-cell>
          <table:table-cell table:number-columns-repeated="1019"/>
        </table:table-row>
        <table:table-row table:style-name="ro1">
          <table:table-cell table:style-name="ce30" office:value-type="float" office:value="5416" calcext:value-type="float">
            <text:p>5416</text:p>
          </table:table-cell>
          <table:table-cell table:style-name="ce30" office:value-type="string" calcext:value-type="string">
            <text:p>G1.11</text:p>
          </table:table-cell>
          <table:table-cell table:style-name="ce80" office:value-type="string" calcext:value-type="string">
            <text:p>Saulaies riverai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43]&amp;&quot; &quot;&amp;[.C543])" office:value-type="string" office:string-value="G1.11 Saulaies riveraines" calcext:value-type="string">
            <text:p>G1.11 Saulaies riveraines</text:p>
          </table:table-cell>
          <table:table-cell table:number-columns-repeated="1019"/>
        </table:table-row>
        <table:table-row table:style-name="ro1">
          <table:table-cell table:style-name="ce6" office:value-type="float" office:value="11680" calcext:value-type="float">
            <text:p>11680</text:p>
          </table:table-cell>
          <table:table-cell table:style-name="ce49" office:value-type="string" calcext:value-type="string">
            <text:p>G1.111</text:p>
          </table:table-cell>
          <table:table-cell table:style-name="ce6" office:value-type="string" calcext:value-type="string">
            <text:p>Saulaies à <text:s/>Salix alba <text:s/>médio-européen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44]&amp;&quot; &quot;&amp;[.C544])" office:value-type="string" office:string-value="G1.111 Saulaies à  Salix alba  médio-européennes" calcext:value-type="string">
            <text:p>G1.111 Saulaies à <text:s/>Salix alba <text:s/>médio-européennes</text:p>
          </table:table-cell>
          <table:table-cell table:number-columns-repeated="1019"/>
        </table:table-row>
        <table:table-row table:style-name="ro1">
          <table:table-cell table:style-name="ce6" office:value-type="float" office:value="18071" calcext:value-type="float">
            <text:p>18071</text:p>
          </table:table-cell>
          <table:table-cell table:style-name="ce49" office:value-type="string" calcext:value-type="string">
            <text:p>G1.1111</text:p>
          </table:table-cell>
          <table:table-cell table:style-name="ce6" office:value-type="string" calcext:value-type="string">
            <text:p>Saulaies à Saule blanc ouest-européenne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45]&amp;&quot; &quot;&amp;[.C545])" office:value-type="string" office:string-value="G1.1111 Saulaies à Saule blanc ouest-européennes" calcext:value-type="string">
            <text:p>G1.1111 Saulaies à Saule blanc ouest-européennes</text:p>
          </table:table-cell>
          <table:table-cell table:number-columns-repeated="1019"/>
        </table:table-row>
        <table:table-row table:style-name="ro1">
          <table:table-cell table:style-name="ce6" office:value-type="float" office:value="18066" calcext:value-type="float">
            <text:p>18066</text:p>
          </table:table-cell>
          <table:table-cell table:style-name="ce49" office:value-type="string" calcext:value-type="string">
            <text:p>G1.1122</text:p>
          </table:table-cell>
          <table:table-cell table:style-name="ce6" office:value-type="string" calcext:value-type="string">
            <text:p>Bois riverains à Saule à feuilles d'olivier et Saule cendré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46]&amp;&quot; &quot;&amp;[.C546])" office:value-type="string" office:string-value="G1.1122 Bois riverains à Saule à feuilles d'olivier et Saule cendré" calcext:value-type="string">
            <text:p>G1.1122 Bois riverains à Saule à feuilles d'olivier et Saule cendré</text:p>
          </table:table-cell>
          <table:table-cell table:number-columns-repeated="1019"/>
        </table:table-row>
        <table:table-row table:style-name="ro1">
          <table:table-cell table:style-name="ce30" office:value-type="float" office:value="5523" calcext:value-type="float">
            <text:p>5523</text:p>
          </table:table-cell>
          <table:table-cell table:style-name="ce30" office:value-type="string" calcext:value-type="string">
            <text:p>G1.13</text:p>
          </table:table-cell>
          <table:table-cell table:style-name="ce80" office:value-type="string" calcext:value-type="string">
            <text:p>Forêts galeries méridionales à Alnus et Betula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47]&amp;&quot; &quot;&amp;[.C547])" office:value-type="string" office:string-value="G1.13 Forêts galeries méridionales à Alnus et Betula" calcext:value-type="string">
            <text:p>G1.13 Forêts galeries méridionales à Alnus et Betula</text:p>
          </table:table-cell>
          <table:table-cell table:number-columns-repeated="1019"/>
        </table:table-row>
        <table:table-row table:style-name="ro1">
          <table:table-cell table:style-name="ce6" office:value-type="float" office:value="11800" calcext:value-type="float">
            <text:p>11800</text:p>
          </table:table-cell>
          <table:table-cell table:style-name="ce49" office:value-type="string" calcext:value-type="string">
            <text:p>G1.131</text:p>
          </table:table-cell>
          <table:table-cell table:style-name="ce6" office:value-type="string" calcext:value-type="string">
            <text:p>Forêts galeries méridionales à <text:s/>Alnus glutinosa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48]&amp;&quot; &quot;&amp;[.C548])" office:value-type="string" office:string-value="G1.131 Forêts galeries méridionales à  Alnus glutinosa " calcext:value-type="string">
            <text:p>G1.131 Forêts galeries méridionales à <text:s/>Alnus glutinosa </text:p>
          </table:table-cell>
          <table:table-cell table:number-columns-repeated="1019"/>
        </table:table-row>
        <table:table-row table:style-name="ro4">
          <table:table-cell table:style-name="ce29" office:value-type="float" office:value="1788" calcext:value-type="float">
            <text:p>1788</text:p>
          </table:table-cell>
          <table:table-cell table:style-name="ce29" office:value-type="string" calcext:value-type="string">
            <text:p>G1.2</text:p>
          </table:table-cell>
          <table:table-cell table:style-name="ce79" office:value-type="string" calcext:value-type="string">
            <text:p>Forêts riveraines mixtes des plaines inondables et forêts galeries mixtes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549]&amp;&quot; &quot;&amp;[.C549])" office:value-type="string" office:string-value="G1.2 Forêts riveraines mixtes des plaines inondables et forêts galeries mixtes" calcext:value-type="string">
            <text:p>G1.2 Forêts riveraines mixtes des plaines inondables et forêts galeries mixtes</text:p>
          </table:table-cell>
          <table:table-cell table:number-columns-repeated="1019"/>
        </table:table-row>
        <table:table-row table:style-name="ro4">
          <table:table-cell table:style-name="ce30" office:value-type="float" office:value="5528" calcext:value-type="float">
            <text:p>5528</text:p>
          </table:table-cell>
          <table:table-cell table:style-name="ce30" office:value-type="string" calcext:value-type="string">
            <text:p>G1.21</text:p>
          </table:table-cell>
          <table:table-cell table:style-name="ce80" office:value-type="string" calcext:value-type="string">
            <text:p>Forêts riveraines à Fraxinus et Alnus, sur sols inondés par les crues mais drainés aux basses eaux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50]&amp;&quot; &quot;&amp;[.C550])" office:value-type="string" office:string-value="G1.21 Forêts riveraines à Fraxinus et Alnus, sur sols inondés par les crues mais drainés aux basses eaux" calcext:value-type="string">
            <text:p>G1.21 Forêts riveraines à Fraxinus et Alnus, sur sols inondés par les crues mais drainés aux basses eaux</text:p>
          </table:table-cell>
          <table:table-cell table:number-columns-repeated="1019"/>
        </table:table-row>
        <table:table-row table:style-name="ro1">
          <table:table-cell table:style-name="ce6" office:value-type="float" office:value="11815" calcext:value-type="float">
            <text:p>11815</text:p>
          </table:table-cell>
          <table:table-cell table:style-name="ce49" office:value-type="string" calcext:value-type="string">
            <text:p>G1.211</text:p>
          </table:table-cell>
          <table:table-cell table:style-name="ce6" office:value-type="string" calcext:value-type="string">
            <text:p>Bois des ruisseaux et sources à <text:s/>Fraxinus <text:s/>et <text:s/>Alnus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51]&amp;&quot; &quot;&amp;[.C551])" office:value-type="string" office:string-value="G1.211 Bois des ruisseaux et sources à  Fraxinus  et  Alnus " calcext:value-type="string">
            <text:p>G1.211 Bois des ruisseaux et sources à <text:s/>Fraxinus <text:s/>et <text:s/>Alnus </text:p>
          </table:table-cell>
          <table:table-cell table:number-columns-repeated="1019"/>
        </table:table-row>
        <table:table-row table:style-name="ro1">
          <table:table-cell table:style-name="ce6" office:value-type="float" office:value="18099" calcext:value-type="float">
            <text:p>18099</text:p>
          </table:table-cell>
          <table:table-cell table:style-name="ce49" office:value-type="string" calcext:value-type="string">
            <text:p>G1.2111</text:p>
          </table:table-cell>
          <table:table-cell table:style-name="ce6" office:value-type="string" calcext:value-type="string">
            <text:p>Aulnaies-frênaies à Laîche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52]&amp;&quot; &quot;&amp;[.C552])" office:value-type="string" office:string-value="G1.2111 Aulnaies-frênaies à Laîches" calcext:value-type="string">
            <text:p>G1.2111 Aulnaies-frênaies à Laîches</text:p>
          </table:table-cell>
          <table:table-cell table:number-columns-repeated="1019"/>
        </table:table-row>
        <table:table-row table:style-name="ro1">
          <table:table-cell table:style-name="ce6" office:value-type="float" office:value="18100" calcext:value-type="float">
            <text:p>18100</text:p>
          </table:table-cell>
          <table:table-cell table:style-name="ce49" office:value-type="string" calcext:value-type="string">
            <text:p>G1.2112</text:p>
          </table:table-cell>
          <table:table-cell table:style-name="ce6" office:value-type="string" calcext:value-type="string">
            <text:p>Aulnaies-frênaies fontinale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53]&amp;&quot; &quot;&amp;[.C553])" office:value-type="string" office:string-value="G1.2112 Aulnaies-frênaies fontinales" calcext:value-type="string">
            <text:p>G1.2112 Aulnaies-frênaies fontinales</text:p>
          </table:table-cell>
          <table:table-cell table:number-columns-repeated="1019"/>
        </table:table-row>
        <table:table-row table:style-name="ro1">
          <table:table-cell table:style-name="ce6" office:value-type="float" office:value="18101" calcext:value-type="float">
            <text:p>18101</text:p>
          </table:table-cell>
          <table:table-cell table:style-name="ce49" office:value-type="string" calcext:value-type="string">
            <text:p>G1.2113</text:p>
          </table:table-cell>
          <table:table-cell table:style-name="ce6" office:value-type="string" calcext:value-type="string">
            <text:p>Aulnaies-frênaies à Cirse maraîcher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54]&amp;&quot; &quot;&amp;[.C554])" office:value-type="string" office:string-value="G1.2113 Aulnaies-frênaies à Cirse maraîcher" calcext:value-type="string">
            <text:p>G1.2113 Aulnaies-frênaies à Cirse maraîcher</text:p>
          </table:table-cell>
          <table:table-cell table:number-columns-repeated="1019"/>
        </table:table-row>
        <table:table-row table:style-name="ro1">
          <table:table-cell table:style-name="ce6" office:value-type="float" office:value="18102" calcext:value-type="float">
            <text:p>18102</text:p>
          </table:table-cell>
          <table:table-cell table:style-name="ce49" office:value-type="string" calcext:value-type="string">
            <text:p>G1.2114</text:p>
          </table:table-cell>
          <table:table-cell table:style-name="ce6" office:value-type="string" calcext:value-type="string">
            <text:p>Aulnaies-frênaies des bords des source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55]&amp;&quot; &quot;&amp;[.C555])" office:value-type="string" office:string-value="G1.2114 Aulnaies-frênaies des bords des sources" calcext:value-type="string">
            <text:p>G1.2114 Aulnaies-frênaies des bords des sources</text:p>
          </table:table-cell>
          <table:table-cell table:number-columns-repeated="1019"/>
        </table:table-row>
        <table:table-row table:style-name="ro1">
          <table:table-cell table:style-name="ce6" office:value-type="float" office:value="11825" calcext:value-type="float">
            <text:p>11825</text:p>
          </table:table-cell>
          <table:table-cell table:style-name="ce49" office:value-type="string" calcext:value-type="string">
            <text:p>G1.212</text:p>
          </table:table-cell>
          <table:table-cell table:style-name="ce6" office:value-type="string" calcext:value-type="string">
            <text:p>Bois des rivières à débit rapide à <text:s/>Fraxinus <text:s/>et <text:s/>Alnus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56]&amp;&quot; &quot;&amp;[.C556])" office:value-type="string" office:string-value="G1.212 Bois des rivières à débit rapide à  Fraxinus  et  Alnus " calcext:value-type="string">
            <text:p>G1.212 Bois des rivières à débit rapide à <text:s/>Fraxinus <text:s/>et <text:s/>Alnus </text:p>
          </table:table-cell>
          <table:table-cell table:number-columns-repeated="1019"/>
        </table:table-row>
        <table:table-row table:style-name="ro1">
          <table:table-cell table:style-name="ce6" office:value-type="float" office:value="11843" calcext:value-type="float">
            <text:p>11843</text:p>
          </table:table-cell>
          <table:table-cell table:style-name="ce49" office:value-type="string" calcext:value-type="string">
            <text:p>G1.213</text:p>
          </table:table-cell>
          <table:table-cell table:style-name="ce6" office:value-type="string" calcext:value-type="string">
            <text:p>Aulnaies-frênaies des rivières à débit lent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57]&amp;&quot; &quot;&amp;[.C557])" office:value-type="string" office:string-value="G1.213 Aulnaies-frênaies des rivières à débit lent" calcext:value-type="string">
            <text:p>G1.213 Aulnaies-frênaies des rivières à débit lent</text:p>
          </table:table-cell>
          <table:table-cell table:number-columns-repeated="1019"/>
        </table:table-row>
        <table:table-row table:style-name="ro4">
          <table:table-cell table:style-name="ce30" office:value-type="float" office:value="5543" calcext:value-type="float">
            <text:p>5543</text:p>
          </table:table-cell>
          <table:table-cell table:style-name="ce30" office:value-type="string" calcext:value-type="string">
            <text:p>G1.22</text:p>
          </table:table-cell>
          <table:table-cell table:style-name="ce80" office:value-type="string" calcext:value-type="string">
            <text:p>Forets mixtes de Quercus-Ulmus-Fraxinus des grands fleuv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58]&amp;&quot; &quot;&amp;[.C558])" office:value-type="string" office:string-value="G1.22 Forets mixtes de Quercus-Ulmus-Fraxinus des grands fleuves" calcext:value-type="string">
            <text:p>G1.22 Forets mixtes de Quercus-Ulmus-Fraxinus des grands fleuves</text:p>
          </table:table-cell>
          <table:table-cell table:number-columns-repeated="1019"/>
        </table:table-row>
        <table:table-row table:style-name="ro1">
          <table:table-cell table:style-name="ce6" office:value-type="float" office:value="11875" calcext:value-type="float">
            <text:p>11875</text:p>
          </table:table-cell>
          <table:table-cell table:style-name="ce49" office:value-type="string" calcext:value-type="string">
            <text:p>G1.221</text:p>
          </table:table-cell>
          <table:table-cell table:style-name="ce6" office:value-type="string" calcext:value-type="string">
            <text:p>Grandes forêts alluviales médio-européen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59]&amp;&quot; &quot;&amp;[.C559])" office:value-type="string" office:string-value="G1.221 Grandes forêts alluviales médio-européennes" calcext:value-type="string">
            <text:p>G1.221 Grandes forêts alluviales médio-européennes</text:p>
          </table:table-cell>
          <table:table-cell table:number-columns-repeated="1019"/>
        </table:table-row>
        <table:table-row table:style-name="ro4">
          <table:table-cell table:style-name="ce29" office:value-type="float" office:value="1791" calcext:value-type="float">
            <text:p>1791</text:p>
          </table:table-cell>
          <table:table-cell table:style-name="ce29" office:value-type="string" calcext:value-type="string">
            <text:p>G1.4</text:p>
          </table:table-cell>
          <table:table-cell table:style-name="ce79" office:value-type="string" calcext:value-type="string">
            <text:p>Forêts marécageuses de feuillus ne se trouvant pas sur tourbe acide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560]&amp;&quot; &quot;&amp;[.C560])" office:value-type="string" office:string-value="G1.4 Forêts marécageuses de feuillus ne se trouvant pas sur tourbe acide" calcext:value-type="string">
            <text:p>G1.4 Forêts marécageuses de feuillus ne se trouvant pas sur tourbe acide</text:p>
          </table:table-cell>
          <table:table-cell table:number-columns-repeated="1019"/>
        </table:table-row>
        <table:table-row table:style-name="ro4">
          <table:table-cell table:style-name="ce30" office:value-type="float" office:value="5558" calcext:value-type="float">
            <text:p>5558</text:p>
          </table:table-cell>
          <table:table-cell table:style-name="ce30" office:value-type="string" calcext:value-type="string">
            <text:p>G1.41</text:p>
          </table:table-cell>
          <table:table-cell table:style-name="ce80" office:value-type="string" calcext:value-type="string">
            <text:p>Aulnaies marécageuses ne se trouvant pas sur tourbe acide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61]&amp;&quot; &quot;&amp;[.C561])" office:value-type="string" office:string-value="G1.41 Aulnaies marécageuses ne se trouvant pas sur tourbe acide" calcext:value-type="string">
            <text:p>G1.41 Aulnaies marécageuses ne se trouvant pas sur tourbe acide</text:p>
          </table:table-cell>
          <table:table-cell table:number-columns-repeated="1019"/>
        </table:table-row>
        <table:table-row table:style-name="ro1">
          <table:table-cell table:style-name="ce6" office:value-type="float" office:value="18212" calcext:value-type="float">
            <text:p>18212</text:p>
          </table:table-cell>
          <table:table-cell table:style-name="ce49" office:value-type="string" calcext:value-type="string">
            <text:p>G1.4111</text:p>
          </table:table-cell>
          <table:table-cell table:style-name="ce6" office:value-type="string" calcext:value-type="string">
            <text:p>Aulnaies atlantiques à Laîches en grands touradon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62]&amp;&quot; &quot;&amp;[.C562])" office:value-type="string" office:string-value="G1.4111 Aulnaies atlantiques à Laîches en grands touradons" calcext:value-type="string">
            <text:p>G1.4111 Aulnaies atlantiques à Laîches en grands touradons</text:p>
          </table:table-cell>
          <table:table-cell table:number-columns-repeated="1019"/>
        </table:table-row>
        <table:table-row table:style-name="ro1">
          <table:table-cell table:style-name="ce29" office:value-type="float" office:value="1786" calcext:value-type="float">
            <text:p>1786</text:p>
          </table:table-cell>
          <table:table-cell table:style-name="ce29" office:value-type="string" calcext:value-type="string">
            <text:p>G1.5</text:p>
          </table:table-cell>
          <table:table-cell table:style-name="ce79" office:value-type="string" calcext:value-type="string">
            <text:p>Forêts marécageuses de feuillus sur tourbe acide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563]&amp;&quot; &quot;&amp;[.C563])" office:value-type="string" office:string-value="G1.5 Forêts marécageuses de feuillus sur tourbe acide" calcext:value-type="string">
            <text:p>G1.5 Forêts marécageuses de feuillus sur tourbe acide</text:p>
          </table:table-cell>
          <table:table-cell table:number-columns-repeated="1019"/>
        </table:table-row>
        <table:table-row table:style-name="ro1">
          <table:table-cell table:style-name="ce30" office:value-type="float" office:value="5525" calcext:value-type="float">
            <text:p>5525</text:p>
          </table:table-cell>
          <table:table-cell table:style-name="ce30" office:value-type="string" calcext:value-type="string">
            <text:p>G1.51</text:p>
          </table:table-cell>
          <table:table-cell table:style-name="ce80" office:value-type="string" calcext:value-type="string">
            <text:p>Boulaies à Sphaig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64]&amp;&quot; &quot;&amp;[.C564])" office:value-type="string" office:string-value="G1.51 Boulaies à Sphaignes" calcext:value-type="string">
            <text:p>G1.51 Boulaies à Sphaignes</text:p>
          </table:table-cell>
          <table:table-cell table:number-columns-repeated="1019"/>
        </table:table-row>
        <table:table-row table:style-name="ro1">
          <table:table-cell table:style-name="ce6" office:value-type="float" office:value="11801" calcext:value-type="float">
            <text:p>11801</text:p>
          </table:table-cell>
          <table:table-cell table:style-name="ce49" office:value-type="string" calcext:value-type="string">
            <text:p>G1.511</text:p>
          </table:table-cell>
          <table:table-cell table:style-name="ce6" office:value-type="string" calcext:value-type="string">
            <text:p>Boulaies à Sphaignes et à Linaigrett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65]&amp;&quot; &quot;&amp;[.C565])" office:value-type="string" office:string-value="G1.511 Boulaies à Sphaignes et à Linaigrette" calcext:value-type="string">
            <text:p>G1.511 Boulaies à Sphaignes et à Linaigrette</text:p>
          </table:table-cell>
          <table:table-cell table:number-columns-repeated="1019"/>
        </table:table-row>
        <table:table-row table:style-name="ro1">
          <table:table-cell table:style-name="ce6" office:value-type="float" office:value="11809" calcext:value-type="float">
            <text:p>11809</text:p>
          </table:table-cell>
          <table:table-cell table:style-name="ce49" office:value-type="string" calcext:value-type="string">
            <text:p>G1.512</text:p>
          </table:table-cell>
          <table:table-cell table:style-name="ce6" office:value-type="string" calcext:value-type="string">
            <text:p>Boulaies à Sphaignes et à Laîch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66]&amp;&quot; &quot;&amp;[.C566])" office:value-type="string" office:string-value="G1.512 Boulaies à Sphaignes et à Laîches" calcext:value-type="string">
            <text:p>G1.512 Boulaies à Sphaignes et à Laîches</text:p>
          </table:table-cell>
          <table:table-cell table:number-columns-repeated="1019"/>
        </table:table-row>
        <table:table-row table:style-name="ro1">
          <table:table-cell table:style-name="ce6" office:value-type="float" office:value="11810" calcext:value-type="float">
            <text:p>11810</text:p>
          </table:table-cell>
          <table:table-cell table:style-name="ce49" office:value-type="string" calcext:value-type="string">
            <text:p>G1.513</text:p>
          </table:table-cell>
          <table:table-cell table:style-name="ce6" office:value-type="string" calcext:value-type="string">
            <text:p>Boulaies marécageuses méso-acidophil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67]&amp;&quot; &quot;&amp;[.C567])" office:value-type="string" office:string-value="G1.513 Boulaies marécageuses méso-acidophiles" calcext:value-type="string">
            <text:p>G1.513 Boulaies marécageuses méso-acidophiles</text:p>
          </table:table-cell>
          <table:table-cell table:number-columns-repeated="1019"/>
        </table:table-row>
        <table:table-row table:style-name="ro1">
          <table:table-cell table:style-name="ce30" office:value-type="float" office:value="5533" calcext:value-type="float">
            <text:p>5533</text:p>
          </table:table-cell>
          <table:table-cell table:style-name="ce30" office:value-type="string" calcext:value-type="string">
            <text:p>G1.52</text:p>
          </table:table-cell>
          <table:table-cell table:style-name="ce80" office:value-type="string" calcext:value-type="string">
            <text:p>Aulnaies marécageuses sur tourbe acide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68]&amp;&quot; &quot;&amp;[.C568])" office:value-type="string" office:string-value="G1.52 Aulnaies marécageuses sur tourbe acide" calcext:value-type="string">
            <text:p>G1.52 Aulnaies marécageuses sur tourbe acide</text:p>
          </table:table-cell>
          <table:table-cell table:number-columns-repeated="1019"/>
        </table:table-row>
        <table:table-row table:style-name="ro1">
          <table:table-cell table:style-name="ce29" office:value-type="float" office:value="1789" calcext:value-type="float">
            <text:p>1789</text:p>
          </table:table-cell>
          <table:table-cell table:style-name="ce29" office:value-type="string" calcext:value-type="string">
            <text:p>G1.6</text:p>
          </table:table-cell>
          <table:table-cell table:style-name="ce79" office:value-type="string" calcext:value-type="string">
            <text:p>Hêtraies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569]&amp;&quot; &quot;&amp;[.C569])" office:value-type="string" office:string-value="G1.6 Hêtraies" calcext:value-type="string">
            <text:p>G1.6 Hêtraies</text:p>
          </table:table-cell>
          <table:table-cell table:number-columns-repeated="1019"/>
        </table:table-row>
        <table:table-row table:style-name="ro1">
          <table:table-cell table:style-name="ce30" office:value-type="float" office:value="5534" calcext:value-type="float">
            <text:p>5534</text:p>
          </table:table-cell>
          <table:table-cell table:style-name="ce30" office:value-type="string" calcext:value-type="string">
            <text:p>G1.61</text:p>
          </table:table-cell>
          <table:table-cell table:style-name="ce80" office:value-type="string" calcext:value-type="string">
            <text:p>Hêtraies acidophiles médio-europé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70]&amp;&quot; &quot;&amp;[.C570])" office:value-type="string" office:string-value="G1.61 Hêtraies acidophiles médio-européennes" calcext:value-type="string">
            <text:p>G1.61 Hêtraies acidophiles médio-europé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5537" calcext:value-type="float">
            <text:p>5537</text:p>
          </table:table-cell>
          <table:table-cell table:style-name="ce30" office:value-type="string" calcext:value-type="string">
            <text:p>G1.62</text:p>
          </table:table-cell>
          <table:table-cell table:style-name="ce80" office:value-type="string" calcext:value-type="string">
            <text:p>Hêtraies acidophiles atlant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71]&amp;&quot; &quot;&amp;[.C571])" office:value-type="string" office:string-value="G1.62 Hêtraies acidophiles atlantiques" calcext:value-type="string">
            <text:p>G1.62 Hêtraies acidophiles atlantiques</text:p>
          </table:table-cell>
          <table:table-cell table:number-columns-repeated="1019"/>
        </table:table-row>
        <table:table-row table:style-name="ro1">
          <table:table-cell table:style-name="ce6" office:value-type="float" office:value="11845" calcext:value-type="float">
            <text:p>11845</text:p>
          </table:table-cell>
          <table:table-cell table:style-name="ce49" office:value-type="string" calcext:value-type="string">
            <text:p>G1.622</text:p>
          </table:table-cell>
          <table:table-cell table:style-name="ce6" office:value-type="string" calcext:value-type="string">
            <text:p>Hêtraies acidophiles subatlantiqu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72]&amp;&quot; &quot;&amp;[.C572])" office:value-type="string" office:string-value="G1.622 Hêtraies acidophiles subatlantiques" calcext:value-type="string">
            <text:p>G1.622 Hêtraies acidophiles subatlantiques</text:p>
          </table:table-cell>
          <table:table-cell table:number-columns-repeated="1019"/>
        </table:table-row>
        <table:table-row table:style-name="ro1">
          <table:table-cell table:style-name="ce6" office:value-type="float" office:value="11846" calcext:value-type="float">
            <text:p>11846</text:p>
          </table:table-cell>
          <table:table-cell table:style-name="ce49" office:value-type="string" calcext:value-type="string">
            <text:p>G1.623</text:p>
          </table:table-cell>
          <table:table-cell table:style-name="ce6" office:value-type="string" calcext:value-type="string">
            <text:p>Hêtraies acidophiles armoricai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73]&amp;&quot; &quot;&amp;[.C573])" office:value-type="string" office:string-value="G1.623 Hêtraies acidophiles armoricaines" calcext:value-type="string">
            <text:p>G1.623 Hêtraies acidophiles armoricaines</text:p>
          </table:table-cell>
          <table:table-cell table:number-columns-repeated="1019"/>
        </table:table-row>
        <table:table-row table:style-name="ro1">
          <table:table-cell table:style-name="ce30" office:value-type="float" office:value="5539" calcext:value-type="float">
            <text:p>5539</text:p>
          </table:table-cell>
          <table:table-cell table:style-name="ce30" office:value-type="string" calcext:value-type="string">
            <text:p>G1.63</text:p>
          </table:table-cell>
          <table:table-cell table:style-name="ce80" office:value-type="string" calcext:value-type="string">
            <text:p>Hêtraies neutrophiles médio-europé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74]&amp;&quot; &quot;&amp;[.C574])" office:value-type="string" office:string-value="G1.63 Hêtraies neutrophiles médio-européennes" calcext:value-type="string">
            <text:p>G1.63 Hêtraies neutrophiles médio-europé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5530" calcext:value-type="float">
            <text:p>5530</text:p>
          </table:table-cell>
          <table:table-cell table:style-name="ce30" office:value-type="string" calcext:value-type="string">
            <text:p>G1.66</text:p>
          </table:table-cell>
          <table:table-cell table:style-name="ce80" office:value-type="string" calcext:value-type="string">
            <text:p>Hêtraies calcicoles médio-europé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75]&amp;&quot; &quot;&amp;[.C575])" office:value-type="string" office:string-value="G1.66 Hêtraies calcicoles médio-européennes" calcext:value-type="string">
            <text:p>G1.66 Hêtraies calcicoles médio-europé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5535" calcext:value-type="float">
            <text:p>5535</text:p>
          </table:table-cell>
          <table:table-cell table:style-name="ce30" office:value-type="string" calcext:value-type="string">
            <text:p>G1.67</text:p>
          </table:table-cell>
          <table:table-cell table:style-name="ce80" office:value-type="string" calcext:value-type="string">
            <text:p>Hêtraies médio-européennes méridiona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76]&amp;&quot; &quot;&amp;[.C576])" office:value-type="string" office:string-value="G1.67 Hêtraies médio-européennes méridionales" calcext:value-type="string">
            <text:p>G1.67 Hêtraies médio-européennes méridionales</text:p>
          </table:table-cell>
          <table:table-cell table:number-columns-repeated="1019"/>
        </table:table-row>
        <table:table-row table:style-name="ro1">
          <table:table-cell table:style-name="ce29" office:value-type="float" office:value="1787" calcext:value-type="float">
            <text:p>1787</text:p>
          </table:table-cell>
          <table:table-cell table:style-name="ce29" office:value-type="string" calcext:value-type="string">
            <text:p>G1.7</text:p>
          </table:table-cell>
          <table:table-cell table:style-name="ce79" office:value-type="string" calcext:value-type="string">
            <text:p>Forêts caducifoliées thermophiles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577]&amp;&quot; &quot;&amp;[.C577])" office:value-type="string" office:string-value="G1.7 Forêts caducifoliées thermophiles" calcext:value-type="string">
            <text:p>G1.7 Forêts caducifoliées thermophiles</text:p>
          </table:table-cell>
          <table:table-cell table:number-columns-repeated="1019"/>
        </table:table-row>
        <table:table-row table:style-name="ro4">
          <table:table-cell table:style-name="ce30" office:value-type="float" office:value="5527" calcext:value-type="float">
            <text:p>5527</text:p>
          </table:table-cell>
          <table:table-cell table:style-name="ce30" office:value-type="string" calcext:value-type="string">
            <text:p>G1.71</text:p>
          </table:table-cell>
          <table:table-cell table:style-name="ce80" office:value-type="string" calcext:value-type="string">
            <text:p>Chênaies à Quercus pubescens occidentales et communautés apparenté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78]&amp;&quot; &quot;&amp;[.C578])" office:value-type="string" office:string-value="G1.71 Chênaies à Quercus pubescens occidentales et communautés apparentées" calcext:value-type="string">
            <text:p>G1.71 Chênaies à Quercus pubescens occidentales et communautés apparentées</text:p>
          </table:table-cell>
          <table:table-cell table:number-columns-repeated="1019"/>
        </table:table-row>
        <table:table-row table:style-name="ro1">
          <table:table-cell table:style-name="ce30" office:value-type="float" office:value="5531" calcext:value-type="float">
            <text:p>5531</text:p>
          </table:table-cell>
          <table:table-cell table:style-name="ce30" office:value-type="string" calcext:value-type="string">
            <text:p>G1.72</text:p>
          </table:table-cell>
          <table:table-cell table:style-name="ce80" office:value-type="string" calcext:value-type="string">
            <text:p>Chênaies à Quercus pubescens cyrno-sard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79]&amp;&quot; &quot;&amp;[.C579])" office:value-type="string" office:string-value="G1.72 Chênaies à Quercus pubescens cyrno-sardes" calcext:value-type="string">
            <text:p>G1.72 Chênaies à Quercus pubescens cyrno-sardes</text:p>
          </table:table-cell>
          <table:table-cell table:number-columns-repeated="1019"/>
        </table:table-row>
        <table:table-row table:style-name="ro1">
          <table:table-cell table:style-name="ce30" office:value-type="float" office:value="5532" calcext:value-type="float">
            <text:p>5532</text:p>
          </table:table-cell>
          <table:table-cell table:style-name="ce30" office:value-type="string" calcext:value-type="string">
            <text:p>G1.73</text:p>
          </table:table-cell>
          <table:table-cell table:style-name="ce80" office:value-type="string" calcext:value-type="string">
            <text:p>Chênaies à Quercus pubescens orienta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80]&amp;&quot; &quot;&amp;[.C580])" office:value-type="string" office:string-value="G1.73 Chênaies à Quercus pubescens orientales" calcext:value-type="string">
            <text:p>G1.73 Chênaies à Quercus pubescens orientales</text:p>
          </table:table-cell>
          <table:table-cell table:number-columns-repeated="1019"/>
        </table:table-row>
        <table:table-row table:style-name="ro1">
          <table:table-cell table:style-name="ce30" office:value-type="float" office:value="5591" calcext:value-type="float">
            <text:p>5591</text:p>
          </table:table-cell>
          <table:table-cell table:style-name="ce30" office:value-type="string" calcext:value-type="string">
            <text:p>G1.7A</text:p>
          </table:table-cell>
          <table:table-cell table:style-name="ce80" office:value-type="string" calcext:value-type="string">
            <text:p>Chênaies stepp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81]&amp;&quot; &quot;&amp;[.C581])" office:value-type="string" office:string-value="G1.7A Chênaies steppiques" calcext:value-type="string">
            <text:p>G1.7A Chênaies steppiques</text:p>
          </table:table-cell>
          <table:table-cell table:number-columns-repeated="1019"/>
        </table:table-row>
        <table:table-row table:style-name="ro1">
          <table:table-cell table:style-name="ce30" office:value-type="float" office:value="5561" calcext:value-type="float">
            <text:p>5561</text:p>
          </table:table-cell>
          <table:table-cell table:style-name="ce30" office:value-type="string" calcext:value-type="string">
            <text:p>G1.7B</text:p>
          </table:table-cell>
          <table:table-cell table:style-name="ce80" office:value-type="string" calcext:value-type="string">
            <text:p>Chênaies à Quercus pyrenaica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82]&amp;&quot; &quot;&amp;[.C582])" office:value-type="string" office:string-value="G1.7B Chênaies à Quercus pyrenaica" calcext:value-type="string">
            <text:p>G1.7B Chênaies à Quercus pyrenaica</text:p>
          </table:table-cell>
          <table:table-cell table:number-columns-repeated="1019"/>
        </table:table-row>
        <table:table-row table:style-name="ro1">
          <table:table-cell table:style-name="ce30" office:value-type="float" office:value="5565" calcext:value-type="float">
            <text:p>5565</text:p>
          </table:table-cell>
          <table:table-cell table:style-name="ce30" office:value-type="string" calcext:value-type="string">
            <text:p>G1.7C</text:p>
          </table:table-cell>
          <table:table-cell table:style-name="ce80" office:value-type="string" calcext:value-type="string">
            <text:p>Forêts thermophiles mixt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83]&amp;&quot; &quot;&amp;[.C583])" office:value-type="string" office:string-value="G1.7C Forêts thermophiles mixtes" calcext:value-type="string">
            <text:p>G1.7C Forêts thermophiles mixtes</text:p>
          </table:table-cell>
          <table:table-cell table:number-columns-repeated="1019"/>
        </table:table-row>
        <table:table-row table:style-name="ro1">
          <table:table-cell table:style-name="ce30" office:value-type="float" office:value="5573" calcext:value-type="float">
            <text:p>5573</text:p>
          </table:table-cell>
          <table:table-cell table:style-name="ce30" office:value-type="string" calcext:value-type="string">
            <text:p>G1.7D</text:p>
          </table:table-cell>
          <table:table-cell table:style-name="ce80" office:value-type="string" calcext:value-type="string">
            <text:p>Châtaigneraies à Castanea sativa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84]&amp;&quot; &quot;&amp;[.C584])" office:value-type="string" office:string-value="G1.7D Châtaigneraies à Castanea sativa" calcext:value-type="string">
            <text:p>G1.7D Châtaigneraies à Castanea sativa</text:p>
          </table:table-cell>
          <table:table-cell table:number-columns-repeated="1019"/>
        </table:table-row>
        <table:table-row table:style-name="ro1">
          <table:table-cell table:style-name="ce29" office:value-type="float" office:value="1795" calcext:value-type="float">
            <text:p>1795</text:p>
          </table:table-cell>
          <table:table-cell table:style-name="ce29" office:value-type="string" calcext:value-type="string">
            <text:p>G1.8</text:p>
          </table:table-cell>
          <table:table-cell table:style-name="ce79" office:value-type="string" calcext:value-type="string">
            <text:p>Boisements acidophiles dominés par Quercus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585]&amp;&quot; &quot;&amp;[.C585])" office:value-type="string" office:string-value="G1.8 Boisements acidophiles dominés par Quercus" calcext:value-type="string">
            <text:p>G1.8 Boisements acidophiles dominés par Quercus</text:p>
          </table:table-cell>
          <table:table-cell table:number-columns-repeated="1019"/>
        </table:table-row>
        <table:table-row table:style-name="ro1">
          <table:table-cell table:style-name="ce30" office:value-type="float" office:value="5580" calcext:value-type="float">
            <text:p>5580</text:p>
          </table:table-cell>
          <table:table-cell table:style-name="ce30" office:value-type="string" calcext:value-type="string">
            <text:p>G1.81</text:p>
          </table:table-cell>
          <table:table-cell table:style-name="ce80" office:value-type="string" calcext:value-type="string">
            <text:p>Bois atlantiques de Quercus robur et Betula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86]&amp;&quot; &quot;&amp;[.C586])" office:value-type="string" office:string-value="G1.81 Bois atlantiques de Quercus robur et Betula" calcext:value-type="string">
            <text:p>G1.81 Bois atlantiques de Quercus robur et Betula</text:p>
          </table:table-cell>
          <table:table-cell table:number-columns-repeated="1019"/>
        </table:table-row>
        <table:table-row table:style-name="ro1">
          <table:table-cell table:style-name="ce30" office:value-type="float" office:value="5581" calcext:value-type="float">
            <text:p>5581</text:p>
          </table:table-cell>
          <table:table-cell table:style-name="ce30" office:value-type="string" calcext:value-type="string">
            <text:p>G1.82</text:p>
          </table:table-cell>
          <table:table-cell table:style-name="ce80" office:value-type="string" calcext:value-type="string">
            <text:p>Hêtraies-chênaies acidophiles atlant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87]&amp;&quot; &quot;&amp;[.C587])" office:value-type="string" office:string-value="G1.82 Hêtraies-chênaies acidophiles atlantiques" calcext:value-type="string">
            <text:p>G1.82 Hêtraies-chênaies acidophiles atlantiques</text:p>
          </table:table-cell>
          <table:table-cell table:number-columns-repeated="1019"/>
        </table:table-row>
        <table:table-row table:style-name="ro1">
          <table:table-cell table:style-name="ce6" office:value-type="float" office:value="12020" calcext:value-type="float">
            <text:p>12020</text:p>
          </table:table-cell>
          <table:table-cell table:style-name="ce49" office:value-type="string" calcext:value-type="string">
            <text:p>G1.821</text:p>
          </table:table-cell>
          <table:table-cell table:style-name="ce6" office:value-type="string" calcext:value-type="string">
            <text:p>Chênaies à Chêne sessile subatlantiqu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88]&amp;&quot; &quot;&amp;[.C588])" office:value-type="string" office:string-value="G1.821 Chênaies à Chêne sessile subatlantiques" calcext:value-type="string">
            <text:p>G1.821 Chênaies à Chêne sessile subatlantiques</text:p>
          </table:table-cell>
          <table:table-cell table:number-columns-repeated="1019"/>
        </table:table-row>
        <table:table-row table:style-name="ro1">
          <table:table-cell table:style-name="ce6" office:value-type="float" office:value="12021" calcext:value-type="float">
            <text:p>12021</text:p>
          </table:table-cell>
          <table:table-cell table:style-name="ce49" office:value-type="string" calcext:value-type="string">
            <text:p>G1.822</text:p>
          </table:table-cell>
          <table:table-cell table:style-name="ce6" office:value-type="string" calcext:value-type="string">
            <text:p>Chênaies acidophiles armoricai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89]&amp;&quot; &quot;&amp;[.C589])" office:value-type="string" office:string-value="G1.822 Chênaies acidophiles armoricaines" calcext:value-type="string">
            <text:p>G1.822 Chênaies acidophiles armoricaines</text:p>
          </table:table-cell>
          <table:table-cell table:number-columns-repeated="1019"/>
        </table:table-row>
        <table:table-row table:style-name="ro1">
          <table:table-cell table:style-name="ce30" office:value-type="float" office:value="5584" calcext:value-type="float">
            <text:p>5584</text:p>
          </table:table-cell>
          <table:table-cell table:style-name="ce30" office:value-type="string" calcext:value-type="string">
            <text:p>G1.83</text:p>
          </table:table-cell>
          <table:table-cell table:style-name="ce80" office:value-type="string" calcext:value-type="string">
            <text:p>Chênaies à Quercus petraea atlant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90]&amp;&quot; &quot;&amp;[.C590])" office:value-type="string" office:string-value="G1.83 Chênaies à Quercus petraea atlantiques" calcext:value-type="string">
            <text:p>G1.83 Chênaies à Quercus petraea atlantiques</text:p>
          </table:table-cell>
          <table:table-cell table:number-columns-repeated="1019"/>
        </table:table-row>
        <table:table-row table:style-name="ro1">
          <table:table-cell table:style-name="ce30" office:value-type="float" office:value="5585" calcext:value-type="float">
            <text:p>5585</text:p>
          </table:table-cell>
          <table:table-cell table:style-name="ce30" office:value-type="string" calcext:value-type="string">
            <text:p>G1.84</text:p>
          </table:table-cell>
          <table:table-cell table:style-name="ce80" office:value-type="string" calcext:value-type="string">
            <text:p>Chênaies aquitano-ligériennes sur podzol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91]&amp;&quot; &quot;&amp;[.C591])" office:value-type="string" office:string-value="G1.84 Chênaies aquitano-ligériennes sur podzols" calcext:value-type="string">
            <text:p>G1.84 Chênaies aquitano-ligériennes sur podzols</text:p>
          </table:table-cell>
          <table:table-cell table:number-columns-repeated="1019"/>
        </table:table-row>
        <table:table-row table:style-name="ro1">
          <table:table-cell table:style-name="ce30" office:value-type="float" office:value="5586" calcext:value-type="float">
            <text:p>5586</text:p>
          </table:table-cell>
          <table:table-cell table:style-name="ce30" office:value-type="string" calcext:value-type="string">
            <text:p>G1.85</text:p>
          </table:table-cell>
          <table:table-cell table:style-name="ce80" office:value-type="string" calcext:value-type="string">
            <text:p>Chênaies aquitano-ligériennes sur sols lessivés ou acid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92]&amp;&quot; &quot;&amp;[.C592])" office:value-type="string" office:string-value="G1.85 Chênaies aquitano-ligériennes sur sols lessivés ou acides" calcext:value-type="string">
            <text:p>G1.85 Chênaies aquitano-ligériennes sur sols lessivés ou acides</text:p>
          </table:table-cell>
          <table:table-cell table:number-columns-repeated="1019"/>
        </table:table-row>
        <table:table-row table:style-name="ro1">
          <table:table-cell table:style-name="ce30" office:value-type="float" office:value="5589" calcext:value-type="float">
            <text:p>5589</text:p>
          </table:table-cell>
          <table:table-cell table:style-name="ce30" office:value-type="string" calcext:value-type="string">
            <text:p>G1.86</text:p>
          </table:table-cell>
          <table:table-cell table:style-name="ce80" office:value-type="string" calcext:value-type="string">
            <text:p>Chênaies acidophiles ibéro-atlant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93]&amp;&quot; &quot;&amp;[.C593])" office:value-type="string" office:string-value="G1.86 Chênaies acidophiles ibéro-atlantiques" calcext:value-type="string">
            <text:p>G1.86 Chênaies acidophiles ibéro-atlantiques</text:p>
          </table:table-cell>
          <table:table-cell table:number-columns-repeated="1019"/>
        </table:table-row>
        <table:table-row table:style-name="ro1">
          <table:table-cell table:style-name="ce30" office:value-type="float" office:value="5592" calcext:value-type="float">
            <text:p>5592</text:p>
          </table:table-cell>
          <table:table-cell table:style-name="ce30" office:value-type="string" calcext:value-type="string">
            <text:p>G1.87</text:p>
          </table:table-cell>
          <table:table-cell table:style-name="ce80" office:value-type="string" calcext:value-type="string">
            <text:p>Chênaies acidophiles médio-europé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94]&amp;&quot; &quot;&amp;[.C594])" office:value-type="string" office:string-value="G1.87 Chênaies acidophiles médio-européennes" calcext:value-type="string">
            <text:p>G1.87 Chênaies acidophiles médio-européennes</text:p>
          </table:table-cell>
          <table:table-cell table:number-columns-repeated="1019"/>
        </table:table-row>
        <table:table-row table:style-name="ro4">
          <table:table-cell table:style-name="ce6" office:value-type="float" office:value="11937" calcext:value-type="float">
            <text:p>11937</text:p>
          </table:table-cell>
          <table:table-cell table:style-name="ce49" office:value-type="string" calcext:value-type="string">
            <text:p>G1.872</text:p>
          </table:table-cell>
          <table:table-cell table:style-name="ce6" office:value-type="string" calcext:value-type="string">
            <text:p>Chênaies acidophiles thermophiles des chaînes hercyniennes occidental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95]&amp;&quot; &quot;&amp;[.C595])" office:value-type="string" office:string-value="G1.872 Chênaies acidophiles thermophiles des chaînes hercyniennes occidentales" calcext:value-type="string">
            <text:p>G1.872 Chênaies acidophiles thermophiles des chaînes hercyniennes occidentales</text:p>
          </table:table-cell>
          <table:table-cell table:number-columns-repeated="1019"/>
        </table:table-row>
        <table:table-row table:style-name="ro4">
          <table:table-cell table:style-name="ce29" office:value-type="float" office:value="1792" calcext:value-type="float">
            <text:p>1792</text:p>
          </table:table-cell>
          <table:table-cell table:style-name="ce29" office:value-type="string" calcext:value-type="string">
            <text:p>G1.9</text:p>
          </table:table-cell>
          <table:table-cell table:style-name="ce79" office:value-type="string" calcext:value-type="string">
            <text:p>Boisements non riverains à Betula, Populus tremula ou Sorbus aucuparia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596]&amp;&quot; &quot;&amp;[.C596])" office:value-type="string" office:string-value="G1.9 Boisements non riverains à Betula, Populus tremula ou Sorbus aucuparia" calcext:value-type="string">
            <text:p>G1.9 Boisements non riverains à Betula, Populus tremula ou Sorbus aucuparia</text:p>
          </table:table-cell>
          <table:table-cell table:number-columns-repeated="1019"/>
        </table:table-row>
        <table:table-row table:style-name="ro1">
          <table:table-cell table:style-name="ce30" office:value-type="float" office:value="5566" calcext:value-type="float">
            <text:p>5566</text:p>
          </table:table-cell>
          <table:table-cell table:style-name="ce30" office:value-type="string" calcext:value-type="string">
            <text:p>G1.91</text:p>
          </table:table-cell>
          <table:table-cell table:style-name="ce80" office:value-type="string" calcext:value-type="string">
            <text:p>Boulaies des terrains non marécageux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597]&amp;&quot; &quot;&amp;[.C597])" office:value-type="string" office:string-value="G1.91 Boulaies des terrains non marécageux" calcext:value-type="string">
            <text:p>G1.91 Boulaies des terrains non marécageux</text:p>
          </table:table-cell>
          <table:table-cell table:number-columns-repeated="1019"/>
        </table:table-row>
        <table:table-row table:style-name="ro1">
          <table:table-cell table:style-name="ce6" office:value-type="float" office:value="11949" calcext:value-type="float">
            <text:p>11949</text:p>
          </table:table-cell>
          <table:table-cell table:style-name="ce49" office:value-type="string" calcext:value-type="string">
            <text:p>G1.911</text:p>
          </table:table-cell>
          <table:table-cell table:style-name="ce6" office:value-type="string" calcext:value-type="string">
            <text:p>Boulaies atlantiques planitiaires et collinéen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598]&amp;&quot; &quot;&amp;[.C598])" office:value-type="string" office:string-value="G1.911 Boulaies atlantiques planitiaires et collinéennes" calcext:value-type="string">
            <text:p>G1.911 Boulaies atlantiques planitiaires et collinéennes</text:p>
          </table:table-cell>
          <table:table-cell table:number-columns-repeated="1019"/>
        </table:table-row>
        <table:table-row table:style-name="ro1">
          <table:table-cell table:style-name="ce6" office:value-type="float" office:value="18259" calcext:value-type="float">
            <text:p>18259</text:p>
          </table:table-cell>
          <table:table-cell table:style-name="ce49" office:value-type="string" calcext:value-type="string">
            <text:p>G1.9111</text:p>
          </table:table-cell>
          <table:table-cell table:style-name="ce6" office:value-type="string" calcext:value-type="string">
            <text:p>Boulaies humide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599]&amp;&quot; &quot;&amp;[.C599])" office:value-type="string" office:string-value="G1.9111 Boulaies humides" calcext:value-type="string">
            <text:p>G1.9111 Boulaies humides</text:p>
          </table:table-cell>
          <table:table-cell table:number-columns-repeated="1019"/>
        </table:table-row>
        <table:table-row table:style-name="ro1">
          <table:table-cell table:style-name="ce6" office:value-type="float" office:value="21061" calcext:value-type="float">
            <text:p>21061</text:p>
          </table:table-cell>
          <table:table-cell table:style-name="ce49" office:value-type="string" calcext:value-type="string">
            <text:p>G1.91112</text:p>
          </table:table-cell>
          <table:table-cell table:style-name="ce6" office:value-type="string" calcext:value-type="string">
            <text:p>Boulaies humides aquitano-ligériennes</text:p>
          </table:table-cell>
          <table:table-cell table:style-name="ce49" office:value-type="float" office:value="7" calcext:value-type="float">
            <text:p>7</text:p>
          </table:table-cell>
          <table:table-cell table:formula="of:=CONCATENATE([.B600]&amp;&quot; &quot;&amp;[.C600])" office:value-type="string" office:string-value="G1.91112 Boulaies humides aquitano-ligériennes" calcext:value-type="string">
            <text:p>G1.91112 Boulaies humides aquitano-ligériennes</text:p>
          </table:table-cell>
          <table:table-cell table:number-columns-repeated="1019"/>
        </table:table-row>
        <table:table-row table:style-name="ro1">
          <table:table-cell table:style-name="ce6" office:value-type="float" office:value="18273" calcext:value-type="float">
            <text:p>18273</text:p>
          </table:table-cell>
          <table:table-cell table:style-name="ce49" office:value-type="string" calcext:value-type="string">
            <text:p>G1.9116</text:p>
          </table:table-cell>
          <table:table-cell table:style-name="ce6" office:value-type="string" calcext:value-type="string">
            <text:p>Boulaies dunaire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601]&amp;&quot; &quot;&amp;[.C601])" office:value-type="string" office:string-value="G1.9116 Boulaies dunaires" calcext:value-type="string">
            <text:p>G1.9116 Boulaies dunaires</text:p>
          </table:table-cell>
          <table:table-cell table:number-columns-repeated="1019"/>
        </table:table-row>
        <table:table-row table:style-name="ro1">
          <table:table-cell table:style-name="ce30" office:value-type="float" office:value="5574" calcext:value-type="float">
            <text:p>5574</text:p>
          </table:table-cell>
          <table:table-cell table:style-name="ce30" office:value-type="string" calcext:value-type="string">
            <text:p>G1.92</text:p>
          </table:table-cell>
          <table:table-cell table:style-name="ce80" office:value-type="string" calcext:value-type="string">
            <text:p>Boisements de Populus tremula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02]&amp;&quot; &quot;&amp;[.C602])" office:value-type="string" office:string-value="G1.92 Boisements de Populus tremula" calcext:value-type="string">
            <text:p>G1.92 Boisements de Populus tremula</text:p>
          </table:table-cell>
          <table:table-cell table:number-columns-repeated="1019"/>
        </table:table-row>
        <table:table-row table:style-name="ro1">
          <table:table-cell table:style-name="ce30" office:value-type="float" office:value="5575" calcext:value-type="float">
            <text:p>5575</text:p>
          </table:table-cell>
          <table:table-cell table:style-name="ce30" office:value-type="string" calcext:value-type="string">
            <text:p>G1.93</text:p>
          </table:table-cell>
          <table:table-cell table:style-name="ce80" office:value-type="string" calcext:value-type="string">
            <text:p>Boisements de Sorbus aucuparia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03]&amp;&quot; &quot;&amp;[.C603])" office:value-type="string" office:string-value="G1.93 Boisements de Sorbus aucuparia" calcext:value-type="string">
            <text:p>G1.93 Boisements de Sorbus aucuparia</text:p>
          </table:table-cell>
          <table:table-cell table:number-columns-repeated="1019"/>
        </table:table-row>
        <table:table-row table:style-name="ro5">
          <table:table-cell table:style-name="ce29" office:value-type="float" office:value="1794" calcext:value-type="float">
            <text:p>1794</text:p>
          </table:table-cell>
          <table:table-cell table:style-name="ce29" office:value-type="string" calcext:value-type="string">
            <text:p>G1.A</text:p>
          </table:table-cell>
          <table:table-cell table:style-name="ce79" office:value-type="string" calcext:value-type="string">
            <text:p>Boisements mésotrophes et eutrophes à Quercus, Carpinus, Fraxinus, Acer, Tilia, Ulmus et boisements associés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604]&amp;&quot; &quot;&amp;[.C604])" office:value-type="string" office:string-value="G1.A Boisements mésotrophes et eutrophes à Quercus, Carpinus, Fraxinus, Acer, Tilia, Ulmus et boisements associés" calcext:value-type="string">
            <text:p>G1.A Boisements mésotrophes et eutrophes à Quercus, Carpinus, Fraxinus, Acer, Tilia, Ulmus et boisements associés</text:p>
          </table:table-cell>
          <table:table-cell table:number-columns-repeated="1019"/>
        </table:table-row>
        <table:table-row table:style-name="ro4">
          <table:table-cell table:style-name="ce30" office:value-type="float" office:value="5578" calcext:value-type="float">
            <text:p>5578</text:p>
          </table:table-cell>
          <table:table-cell table:style-name="ce30" office:value-type="string" calcext:value-type="string">
            <text:p>G1.A1</text:p>
          </table:table-cell>
          <table:table-cell table:style-name="ce80" office:value-type="string" calcext:value-type="string">
            <text:p>Boisements sur sols eutrophes et mésotrophes à Quercus, Fraxinus et Carpinus betulu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05]&amp;&quot; &quot;&amp;[.C605])" office:value-type="string" office:string-value="G1.A1 Boisements sur sols eutrophes et mésotrophes à Quercus, Fraxinus et Carpinus betulus" calcext:value-type="string">
            <text:p>G1.A1 Boisements sur sols eutrophes et mésotrophes à Quercus, Fraxinus et Carpinus betulus</text:p>
          </table:table-cell>
          <table:table-cell table:number-columns-repeated="1019"/>
        </table:table-row>
        <table:table-row table:style-name="ro1">
          <table:table-cell table:style-name="ce6" office:value-type="float" office:value="12009" calcext:value-type="float">
            <text:p>12009</text:p>
          </table:table-cell>
          <table:table-cell table:style-name="ce49" office:value-type="string" calcext:value-type="string">
            <text:p>G1.A11</text:p>
          </table:table-cell>
          <table:table-cell table:style-name="ce6" office:value-type="string" calcext:value-type="string">
            <text:p>Chênaies atlantiques mixtes à <text:s/>Hyacinthoides non-scripta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06]&amp;&quot; &quot;&amp;[.C606])" office:value-type="string" office:string-value="G1.A11 Chênaies atlantiques mixtes à  Hyacinthoides non-scripta " calcext:value-type="string">
            <text:p>G1.A11 Chênaies atlantiques mixtes à <text:s/>Hyacinthoides non-scripta </text:p>
          </table:table-cell>
          <table:table-cell table:number-columns-repeated="1019"/>
        </table:table-row>
        <table:table-row table:style-name="ro1">
          <table:table-cell table:style-name="ce6" office:value-type="float" office:value="12010" calcext:value-type="float">
            <text:p>12010</text:p>
          </table:table-cell>
          <table:table-cell table:style-name="ce49" office:value-type="string" calcext:value-type="string">
            <text:p>G1.A12</text:p>
          </table:table-cell>
          <table:table-cell table:style-name="ce6" office:value-type="string" calcext:value-type="string">
            <text:p>Frênaies-chênaies et chênaies-charmaies aquitanien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07]&amp;&quot; &quot;&amp;[.C607])" office:value-type="string" office:string-value="G1.A12 Frênaies-chênaies et chênaies-charmaies aquitaniennes" calcext:value-type="string">
            <text:p>G1.A12 Frênaies-chênaies et chênaies-charmaies aquitaniennes</text:p>
          </table:table-cell>
          <table:table-cell table:number-columns-repeated="1019"/>
        </table:table-row>
        <table:table-row table:style-name="ro1">
          <table:table-cell table:style-name="ce6" office:value-type="float" office:value="12011" calcext:value-type="float">
            <text:p>12011</text:p>
          </table:table-cell>
          <table:table-cell table:style-name="ce49" office:value-type="string" calcext:value-type="string">
            <text:p>G1.A13</text:p>
          </table:table-cell>
          <table:table-cell table:style-name="ce6" office:value-type="string" calcext:value-type="string">
            <text:p>Frênaies-chênaies subatlantiques à <text:s/>Primula elatior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08]&amp;&quot; &quot;&amp;[.C608])" office:value-type="string" office:string-value="G1.A13 Frênaies-chênaies subatlantiques à  Primula elatior " calcext:value-type="string">
            <text:p>G1.A13 Frênaies-chênaies subatlantiques à <text:s/>Primula elatior </text:p>
          </table:table-cell>
          <table:table-cell table:number-columns-repeated="1019"/>
        </table:table-row>
        <table:table-row table:style-name="ro1">
          <table:table-cell table:style-name="ce6" office:value-type="float" office:value="18336" calcext:value-type="float">
            <text:p>18336</text:p>
          </table:table-cell>
          <table:table-cell table:style-name="ce49" office:value-type="string" calcext:value-type="string">
            <text:p>G1.A131</text:p>
          </table:table-cell>
          <table:table-cell table:style-name="ce6" office:value-type="string" calcext:value-type="string">
            <text:p>Frênaies-chênaies à Arum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609]&amp;&quot; &quot;&amp;[.C609])" office:value-type="string" office:string-value="G1.A131 Frênaies-chênaies à Arum" calcext:value-type="string">
            <text:p>G1.A131 Frênaies-chênaies à Arum</text:p>
          </table:table-cell>
          <table:table-cell table:number-columns-repeated="1019"/>
        </table:table-row>
        <table:table-row table:style-name="ro1">
          <table:table-cell table:style-name="ce6" office:value-type="float" office:value="18337" calcext:value-type="float">
            <text:p>18337</text:p>
          </table:table-cell>
          <table:table-cell table:style-name="ce49" office:value-type="string" calcext:value-type="string">
            <text:p>G1.A132</text:p>
          </table:table-cell>
          <table:table-cell table:style-name="ce6" office:value-type="string" calcext:value-type="string">
            <text:p>Frênaies-chênaies à Corydale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610]&amp;&quot; &quot;&amp;[.C610])" office:value-type="string" office:string-value="G1.A132 Frênaies-chênaies à Corydale" calcext:value-type="string">
            <text:p>G1.A132 Frênaies-chênaies à Corydale</text:p>
          </table:table-cell>
          <table:table-cell table:number-columns-repeated="1019"/>
        </table:table-row>
        <table:table-row table:style-name="ro1">
          <table:table-cell table:style-name="ce6" office:value-type="float" office:value="18338" calcext:value-type="float">
            <text:p>18338</text:p>
          </table:table-cell>
          <table:table-cell table:style-name="ce49" office:value-type="string" calcext:value-type="string">
            <text:p>G1.A133</text:p>
          </table:table-cell>
          <table:table-cell table:style-name="ce6" office:value-type="string" calcext:value-type="string">
            <text:p>Frênaies-chênaies à Ail des ours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[.B611]&amp;&quot; &quot;&amp;[.C611])" office:value-type="string" office:string-value="G1.A133 Frênaies-chênaies à Ail des ours" calcext:value-type="string">
            <text:p>G1.A133 Frênaies-chênaies à Ail des ours</text:p>
          </table:table-cell>
          <table:table-cell table:number-columns-repeated="1019"/>
        </table:table-row>
        <table:table-row table:style-name="ro1">
          <table:table-cell table:style-name="ce6" office:value-type="float" office:value="12038" calcext:value-type="float">
            <text:p>12038</text:p>
          </table:table-cell>
          <table:table-cell table:style-name="ce49" office:value-type="string" calcext:value-type="string">
            <text:p>G1.A14</text:p>
          </table:table-cell>
          <table:table-cell table:style-name="ce6" office:value-type="string" calcext:value-type="string">
            <text:p>Chênaies-charmaies subatlantiques à <text:s/>Stellaria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12]&amp;&quot; &quot;&amp;[.C612])" office:value-type="string" office:string-value="G1.A14 Chênaies-charmaies subatlantiques à  Stellaria " calcext:value-type="string">
            <text:p>G1.A14 Chênaies-charmaies subatlantiques à <text:s/>Stellaria </text:p>
          </table:table-cell>
          <table:table-cell table:number-columns-repeated="1019"/>
        </table:table-row>
        <table:table-row table:style-name="ro1">
          <table:table-cell table:style-name="ce6" office:value-type="float" office:value="11941" calcext:value-type="float">
            <text:p>11941</text:p>
          </table:table-cell>
          <table:table-cell table:style-name="ce49" office:value-type="string" calcext:value-type="string">
            <text:p>G1.A17</text:p>
          </table:table-cell>
          <table:table-cell table:style-name="ce6" office:value-type="string" calcext:value-type="string">
            <text:p>Chênaies-charmaies calciphiles subatlantiqu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13]&amp;&quot; &quot;&amp;[.C613])" office:value-type="string" office:string-value="G1.A17 Chênaies-charmaies calciphiles subatlantiques" calcext:value-type="string">
            <text:p>G1.A17 Chênaies-charmaies calciphiles subatlantiques</text:p>
          </table:table-cell>
          <table:table-cell table:number-columns-repeated="1019"/>
        </table:table-row>
        <table:table-row table:style-name="ro1">
          <table:table-cell table:style-name="ce30" office:value-type="float" office:value="5579" calcext:value-type="float">
            <text:p>5579</text:p>
          </table:table-cell>
          <table:table-cell table:style-name="ce30" office:value-type="string" calcext:value-type="string">
            <text:p>G1.A2</text:p>
          </table:table-cell>
          <table:table-cell table:style-name="ce80" office:value-type="string" calcext:value-type="string">
            <text:p>Frênaies non riverai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14]&amp;&quot; &quot;&amp;[.C614])" office:value-type="string" office:string-value="G1.A2 Frênaies non riveraines" calcext:value-type="string">
            <text:p>G1.A2 Frênaies non riveraines</text:p>
          </table:table-cell>
          <table:table-cell table:number-columns-repeated="1019"/>
        </table:table-row>
        <table:table-row table:style-name="ro1">
          <table:table-cell table:style-name="ce6" office:value-type="float" office:value="12014" calcext:value-type="float">
            <text:p>12014</text:p>
          </table:table-cell>
          <table:table-cell table:style-name="ce49" office:value-type="string" calcext:value-type="string">
            <text:p>G1.A26</text:p>
          </table:table-cell>
          <table:table-cell table:style-name="ce6" office:value-type="string" calcext:value-type="string">
            <text:p>Frênaies aquitanien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15]&amp;&quot; &quot;&amp;[.C615])" office:value-type="string" office:string-value="G1.A26 Frênaies aquitaniennes" calcext:value-type="string">
            <text:p>G1.A26 Frênaies aquitaniennes</text:p>
          </table:table-cell>
          <table:table-cell table:number-columns-repeated="1019"/>
        </table:table-row>
        <table:table-row table:style-name="ro1">
          <table:table-cell table:style-name="ce6" office:value-type="float" office:value="12015" calcext:value-type="float">
            <text:p>12015</text:p>
          </table:table-cell>
          <table:table-cell table:style-name="ce49" office:value-type="string" calcext:value-type="string">
            <text:p>G1.A27</text:p>
          </table:table-cell>
          <table:table-cell table:style-name="ce6" office:value-type="string" calcext:value-type="string">
            <text:p>Frênaies subatlantiqu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16]&amp;&quot; &quot;&amp;[.C616])" office:value-type="string" office:string-value="G1.A27 Frênaies subatlantiques" calcext:value-type="string">
            <text:p>G1.A27 Frênaies subatlantiques</text:p>
          </table:table-cell>
          <table:table-cell table:number-columns-repeated="1019"/>
        </table:table-row>
        <table:table-row table:style-name="ro1">
          <table:table-cell table:style-name="ce6" office:value-type="float" office:value="12017" calcext:value-type="float">
            <text:p>12017</text:p>
          </table:table-cell>
          <table:table-cell table:style-name="ce49" office:value-type="string" calcext:value-type="string">
            <text:p>G1.A29</text:p>
          </table:table-cell>
          <table:table-cell table:style-name="ce6" office:value-type="string" calcext:value-type="string">
            <text:p>Frênaies post-cultural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17]&amp;&quot; &quot;&amp;[.C617])" office:value-type="string" office:string-value="G1.A29 Frênaies post-culturales" calcext:value-type="string">
            <text:p>G1.A29 Frênaies post-culturales</text:p>
          </table:table-cell>
          <table:table-cell table:number-columns-repeated="1019"/>
        </table:table-row>
        <table:table-row table:style-name="ro1">
          <table:table-cell table:style-name="ce30" office:value-type="float" office:value="5582" calcext:value-type="float">
            <text:p>5582</text:p>
          </table:table-cell>
          <table:table-cell table:style-name="ce30" office:value-type="string" calcext:value-type="string">
            <text:p>G1.A3</text:p>
          </table:table-cell>
          <table:table-cell table:style-name="ce80" office:value-type="string" calcext:value-type="string">
            <text:p>Boisements de Carpinus betulu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18]&amp;&quot; &quot;&amp;[.C618])" office:value-type="string" office:string-value="G1.A3 Boisements de Carpinus betulus" calcext:value-type="string">
            <text:p>G1.A3 Boisements de Carpinus betulus</text:p>
          </table:table-cell>
          <table:table-cell table:number-columns-repeated="1019"/>
        </table:table-row>
        <table:table-row table:style-name="ro1">
          <table:table-cell table:style-name="ce30" office:value-type="float" office:value="5590" calcext:value-type="float">
            <text:p>5590</text:p>
          </table:table-cell>
          <table:table-cell table:style-name="ce30" office:value-type="string" calcext:value-type="string">
            <text:p>G1.A4</text:p>
          </table:table-cell>
          <table:table-cell table:style-name="ce80" office:value-type="string" calcext:value-type="string">
            <text:p>Forêts de ravin et de pente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19]&amp;&quot; &quot;&amp;[.C619])" office:value-type="string" office:string-value="G1.A4 Forêts de ravin et de pente" calcext:value-type="string">
            <text:p>G1.A4 Forêts de ravin et de pente</text:p>
          </table:table-cell>
          <table:table-cell table:number-columns-repeated="1019"/>
        </table:table-row>
        <table:table-row table:style-name="ro1">
          <table:table-cell table:style-name="ce6" office:value-type="float" office:value="11942" calcext:value-type="float">
            <text:p>11942</text:p>
          </table:table-cell>
          <table:table-cell table:style-name="ce49" office:value-type="string" calcext:value-type="string">
            <text:p>G1.A42</text:p>
          </table:table-cell>
          <table:table-cell table:style-name="ce6" office:value-type="string" calcext:value-type="string">
            <text:p>Forêts de pente hercynien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20]&amp;&quot; &quot;&amp;[.C620])" office:value-type="string" office:string-value="G1.A42 Forêts de pente hercyniennes" calcext:value-type="string">
            <text:p>G1.A42 Forêts de pente hercyni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5567" calcext:value-type="float">
            <text:p>5567</text:p>
          </table:table-cell>
          <table:table-cell table:style-name="ce30" office:value-type="string" calcext:value-type="string">
            <text:p>G1.A5</text:p>
          </table:table-cell>
          <table:table-cell table:style-name="ce80" office:value-type="string" calcext:value-type="string">
            <text:p>Tillai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21]&amp;&quot; &quot;&amp;[.C621])" office:value-type="string" office:string-value="G1.A5 Tillaies" calcext:value-type="string">
            <text:p>G1.A5 Tillaies</text:p>
          </table:table-cell>
          <table:table-cell table:number-columns-repeated="1019"/>
        </table:table-row>
        <table:table-row table:style-name="ro1">
          <table:table-cell table:style-name="ce30" office:value-type="float" office:value="5568" calcext:value-type="float">
            <text:p>5568</text:p>
          </table:table-cell>
          <table:table-cell table:style-name="ce30" office:value-type="string" calcext:value-type="string">
            <text:p>G1.A6</text:p>
          </table:table-cell>
          <table:table-cell table:style-name="ce80" office:value-type="string" calcext:value-type="string">
            <text:p>Ormaies non riverai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22]&amp;&quot; &quot;&amp;[.C622])" office:value-type="string" office:string-value="G1.A6 Ormaies non riveraines" calcext:value-type="string">
            <text:p>G1.A6 Ormaies non riveraines</text:p>
          </table:table-cell>
          <table:table-cell table:number-columns-repeated="1019"/>
        </table:table-row>
        <table:table-row table:style-name="ro4">
          <table:table-cell table:style-name="ce30" office:value-type="float" office:value="5572" calcext:value-type="float">
            <text:p>5572</text:p>
          </table:table-cell>
          <table:table-cell table:style-name="ce30" office:value-type="string" calcext:value-type="string">
            <text:p>G1.A7</text:p>
          </table:table-cell>
          <table:table-cell table:style-name="ce80" office:value-type="string" calcext:value-type="string">
            <text:p>Forêts mixtes caducifoliées de la mer Noire et de la mer Caspienne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23]&amp;&quot; &quot;&amp;[.C623])" office:value-type="string" office:string-value="G1.A7 Forêts mixtes caducifoliées de la mer Noire et de la mer Caspienne" calcext:value-type="string">
            <text:p>G1.A7 Forêts mixtes caducifoliées de la mer Noire et de la mer Caspienne</text:p>
          </table:table-cell>
          <table:table-cell table:number-columns-repeated="1019"/>
        </table:table-row>
        <table:table-row table:style-name="ro1">
          <table:table-cell table:style-name="ce30" office:value-type="float" office:value="5569" calcext:value-type="float">
            <text:p>5569</text:p>
          </table:table-cell>
          <table:table-cell table:style-name="ce30" office:value-type="string" calcext:value-type="string">
            <text:p>G1.A8</text:p>
          </table:table-cell>
          <table:table-cell table:style-name="ce80" office:value-type="string" calcext:value-type="string">
            <text:p>Érablaies eurosibéri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24]&amp;&quot; &quot;&amp;[.C624])" office:value-type="string" office:string-value="G1.A8 Érablaies eurosibériennes" calcext:value-type="string">
            <text:p>G1.A8 Érablaies eurosibériennes</text:p>
          </table:table-cell>
          <table:table-cell table:number-columns-repeated="1019"/>
        </table:table-row>
        <table:table-row table:style-name="ro1">
          <table:table-cell table:style-name="ce29" office:value-type="float" office:value="1793" calcext:value-type="float">
            <text:p>1793</text:p>
          </table:table-cell>
          <table:table-cell table:style-name="ce29" office:value-type="string" calcext:value-type="string">
            <text:p>G1.B</text:p>
          </table:table-cell>
          <table:table-cell table:style-name="ce79" office:value-type="string" calcext:value-type="string">
            <text:p>Aulnaies non riveraines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625]&amp;&quot; &quot;&amp;[.C625])" office:value-type="string" office:string-value="G1.B Aulnaies non riveraines" calcext:value-type="string">
            <text:p>G1.B Aulnaies non riveraines</text:p>
          </table:table-cell>
          <table:table-cell table:number-columns-repeated="1019"/>
        </table:table-row>
        <table:table-row table:style-name="ro1">
          <table:table-cell table:style-name="ce30" office:value-type="float" office:value="5570" calcext:value-type="float">
            <text:p>5570</text:p>
          </table:table-cell>
          <table:table-cell table:style-name="ce30" office:value-type="string" calcext:value-type="string">
            <text:p>G1.B1</text:p>
          </table:table-cell>
          <table:table-cell table:style-name="ce80" office:value-type="string" calcext:value-type="string">
            <text:p>Aulnaies à Alnus cordata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26]&amp;&quot; &quot;&amp;[.C626])" office:value-type="string" office:string-value="G1.B1 Aulnaies à Alnus cordata" calcext:value-type="string">
            <text:p>G1.B1 Aulnaies à Alnus cordata</text:p>
          </table:table-cell>
          <table:table-cell table:number-columns-repeated="1019"/>
        </table:table-row>
        <table:table-row table:style-name="ro1">
          <table:table-cell table:style-name="ce30" office:value-type="float" office:value="5571" calcext:value-type="float">
            <text:p>5571</text:p>
          </table:table-cell>
          <table:table-cell table:style-name="ce30" office:value-type="string" calcext:value-type="string">
            <text:p>G1.B2</text:p>
          </table:table-cell>
          <table:table-cell table:style-name="ce80" office:value-type="string" calcext:value-type="string">
            <text:p>Aulnaies némora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27]&amp;&quot; &quot;&amp;[.C627])" office:value-type="string" office:string-value="G1.B2 Aulnaies némorales" calcext:value-type="string">
            <text:p>G1.B2 Aulnaies némorales</text:p>
          </table:table-cell>
          <table:table-cell table:number-columns-repeated="1019"/>
        </table:table-row>
        <table:table-row table:style-name="ro1">
          <table:table-cell table:style-name="ce6" office:value-type="float" office:value="11966" calcext:value-type="float">
            <text:p>11966</text:p>
          </table:table-cell>
          <table:table-cell table:style-name="ce49" office:value-type="string" calcext:value-type="string">
            <text:p>G1.B21</text:p>
          </table:table-cell>
          <table:table-cell table:style-name="ce6" office:value-type="string" calcext:value-type="string">
            <text:p>Aulnaies atlantiques à <text:s/>Alnus glutinosa 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28]&amp;&quot; &quot;&amp;[.C628])" office:value-type="string" office:string-value="G1.B21 Aulnaies atlantiques à  Alnus glutinosa " calcext:value-type="string">
            <text:p>G1.B21 Aulnaies atlantiques à <text:s/>Alnus glutinosa </text:p>
          </table:table-cell>
          <table:table-cell table:number-columns-repeated="1019"/>
        </table:table-row>
        <table:table-row table:style-name="ro4">
          <table:table-cell table:style-name="ce29" office:value-type="float" office:value="1810" calcext:value-type="float">
            <text:p>1810</text:p>
          </table:table-cell>
          <table:table-cell table:style-name="ce29" office:value-type="string" calcext:value-type="string">
            <text:p>G1.C</text:p>
          </table:table-cell>
          <table:table-cell table:style-name="ce79" office:value-type="string" calcext:value-type="string">
            <text:p>Plantations forestières très artificielles de feuillus caducifoliés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629]&amp;&quot; &quot;&amp;[.C629])" office:value-type="string" office:string-value="G1.C Plantations forestières très artificielles de feuillus caducifoliés" calcext:value-type="string">
            <text:p>G1.C Plantations forestières très artificielles de feuillus caducifoliés</text:p>
          </table:table-cell>
          <table:table-cell table:number-columns-repeated="1019"/>
        </table:table-row>
        <table:table-row table:style-name="ro1">
          <table:table-cell table:style-name="ce30" office:value-type="float" office:value="5668" calcext:value-type="float">
            <text:p>5668</text:p>
          </table:table-cell>
          <table:table-cell table:style-name="ce30" office:value-type="string" calcext:value-type="string">
            <text:p>G1.C1</text:p>
          </table:table-cell>
          <table:table-cell table:style-name="ce80" office:value-type="string" calcext:value-type="string">
            <text:p>Plantations de Populu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30]&amp;&quot; &quot;&amp;[.C630])" office:value-type="string" office:string-value="G1.C1 Plantations de Populus" calcext:value-type="string">
            <text:p>G1.C1 Plantations de Populus</text:p>
          </table:table-cell>
          <table:table-cell table:number-columns-repeated="1019"/>
        </table:table-row>
        <table:table-row table:style-name="ro1">
          <table:table-cell table:style-name="ce6" office:value-type="float" office:value="12220" calcext:value-type="float">
            <text:p>12220</text:p>
          </table:table-cell>
          <table:table-cell table:style-name="ce49" office:value-type="string" calcext:value-type="string">
            <text:p>G1.C11</text:p>
          </table:table-cell>
          <table:table-cell table:style-name="ce6" office:value-type="string" calcext:value-type="string">
            <text:p>Plantations de Peupliers sur mégaphorbiaie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31]&amp;&quot; &quot;&amp;[.C631])" office:value-type="string" office:string-value="G1.C11 Plantations de Peupliers sur mégaphorbiaie" calcext:value-type="string">
            <text:p>G1.C11 Plantations de Peupliers sur mégaphorbiaie</text:p>
          </table:table-cell>
          <table:table-cell table:number-columns-repeated="1019"/>
        </table:table-row>
        <table:table-row table:style-name="ro1">
          <table:table-cell table:style-name="ce6" office:value-type="float" office:value="12221" calcext:value-type="float">
            <text:p>12221</text:p>
          </table:table-cell>
          <table:table-cell table:style-name="ce49" office:value-type="string" calcext:value-type="string">
            <text:p>G1.C12</text:p>
          </table:table-cell>
          <table:table-cell table:style-name="ce6" office:value-type="string" calcext:value-type="string">
            <text:p>Autres plantations de Peuplier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32]&amp;&quot; &quot;&amp;[.C632])" office:value-type="string" office:string-value="G1.C12 Autres plantations de Peupliers" calcext:value-type="string">
            <text:p>G1.C12 Autres plantations de Peupliers</text:p>
          </table:table-cell>
          <table:table-cell table:number-columns-repeated="1019"/>
        </table:table-row>
        <table:table-row table:style-name="ro1">
          <table:table-cell table:style-name="ce30" office:value-type="float" office:value="5681" calcext:value-type="float">
            <text:p>5681</text:p>
          </table:table-cell>
          <table:table-cell table:style-name="ce30" office:value-type="string" calcext:value-type="string">
            <text:p>G1.C2</text:p>
          </table:table-cell>
          <table:table-cell table:style-name="ce80" office:value-type="string" calcext:value-type="string">
            <text:p>Plantations de Quercus caducifoliés exot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33]&amp;&quot; &quot;&amp;[.C633])" office:value-type="string" office:string-value="G1.C2 Plantations de Quercus caducifoliés exotiques" calcext:value-type="string">
            <text:p>G1.C2 Plantations de Quercus caducifoliés exotiques</text:p>
          </table:table-cell>
          <table:table-cell table:number-columns-repeated="1019"/>
        </table:table-row>
        <table:table-row table:style-name="ro1">
          <table:table-cell table:style-name="ce30" office:value-type="float" office:value="5682" calcext:value-type="float">
            <text:p>5682</text:p>
          </table:table-cell>
          <table:table-cell table:style-name="ce30" office:value-type="string" calcext:value-type="string">
            <text:p>G1.C3</text:p>
          </table:table-cell>
          <table:table-cell table:style-name="ce80" office:value-type="string" calcext:value-type="string">
            <text:p>Plantations de Robinia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34]&amp;&quot; &quot;&amp;[.C634])" office:value-type="string" office:string-value="G1.C3 Plantations de Robinia" calcext:value-type="string">
            <text:p>G1.C3 Plantations de Robinia</text:p>
          </table:table-cell>
          <table:table-cell table:number-columns-repeated="1019"/>
        </table:table-row>
        <table:table-row table:style-name="ro4">
          <table:table-cell table:style-name="ce30" office:value-type="float" office:value="5683" calcext:value-type="float">
            <text:p>5683</text:p>
          </table:table-cell>
          <table:table-cell table:style-name="ce30" office:value-type="string" calcext:value-type="string">
            <text:p>G1.C4</text:p>
          </table:table-cell>
          <table:table-cell table:style-name="ce80" office:value-type="string" calcext:value-type="string">
            <text:p>Autres plantations d'arbres feuillus caducifoliés (chataigneraies)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35]&amp;&quot; &quot;&amp;[.C635])" office:value-type="string" office:string-value="G1.C4 Autres plantations d'arbres feuillus caducifoliés (chataigneraies)" calcext:value-type="string">
            <text:p>G1.C4 Autres plantations d'arbres feuillus caducifoliés (chataigneraies)</text:p>
          </table:table-cell>
          <table:table-cell table:number-columns-repeated="1019"/>
        </table:table-row>
        <table:table-row table:style-name="ro1">
          <table:table-cell table:style-name="ce30" office:value-type="float" office:value="5683" calcext:value-type="float">
            <text:p>5683</text:p>
          </table:table-cell>
          <table:table-cell table:style-name="ce30" office:value-type="string" calcext:value-type="string">
            <text:p>G1.C4</text:p>
          </table:table-cell>
          <table:table-cell table:style-name="ce80" office:value-type="string" calcext:value-type="string">
            <text:p>Autres plantations d'arbres feuillus caducifolié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36]&amp;&quot; &quot;&amp;[.C636])" office:value-type="string" office:string-value="G1.C4 Autres plantations d'arbres feuillus caducifoliés" calcext:value-type="string">
            <text:p>G1.C4 Autres plantations d'arbres feuillus caducifoliés</text:p>
          </table:table-cell>
          <table:table-cell table:number-columns-repeated="1019"/>
        </table:table-row>
        <table:table-row table:style-name="ro1">
          <table:table-cell table:style-name="ce29" office:value-type="float" office:value="1813" calcext:value-type="float">
            <text:p>1813</text:p>
          </table:table-cell>
          <table:table-cell table:style-name="ce29" office:value-type="string" calcext:value-type="string">
            <text:p>G1.D</text:p>
          </table:table-cell>
          <table:table-cell table:style-name="ce79" office:value-type="string" calcext:value-type="string">
            <text:p>Vergers d'arbres fruitiers et d'arbres à noix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637]&amp;&quot; &quot;&amp;[.C637])" office:value-type="string" office:string-value="G1.D Vergers d'arbres fruitiers et d'arbres à noix" calcext:value-type="string">
            <text:p>G1.D Vergers d'arbres fruitiers et d'arbres à noix</text:p>
          </table:table-cell>
          <table:table-cell table:number-columns-repeated="1019"/>
        </table:table-row>
        <table:table-row table:style-name="ro1">
          <table:table-cell table:style-name="ce30" office:value-type="float" office:value="5684" calcext:value-type="float">
            <text:p>5684</text:p>
          </table:table-cell>
          <table:table-cell table:style-name="ce30" office:value-type="string" calcext:value-type="string">
            <text:p>G1.D1</text:p>
          </table:table-cell>
          <table:table-cell table:style-name="ce80" office:value-type="string" calcext:value-type="string">
            <text:p>Plantations de Castanea sativa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38]&amp;&quot; &quot;&amp;[.C638])" office:value-type="string" office:string-value="G1.D1 Plantations de Castanea sativa" calcext:value-type="string">
            <text:p>G1.D1 Plantations de Castanea sativa</text:p>
          </table:table-cell>
          <table:table-cell table:number-columns-repeated="1019"/>
        </table:table-row>
        <table:table-row table:style-name="ro1">
          <table:table-cell table:style-name="ce30" office:value-type="float" office:value="5685" calcext:value-type="float">
            <text:p>5685</text:p>
          </table:table-cell>
          <table:table-cell table:style-name="ce30" office:value-type="string" calcext:value-type="string">
            <text:p>G1.D2</text:p>
          </table:table-cell>
          <table:table-cell table:style-name="ce80" office:value-type="string" calcext:value-type="string">
            <text:p>Plantations de Juglan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39]&amp;&quot; &quot;&amp;[.C639])" office:value-type="string" office:string-value="G1.D2 Plantations de Juglans" calcext:value-type="string">
            <text:p>G1.D2 Plantations de Juglans</text:p>
          </table:table-cell>
          <table:table-cell table:number-columns-repeated="1019"/>
        </table:table-row>
        <table:table-row table:style-name="ro1">
          <table:table-cell table:style-name="ce30" office:value-type="float" office:value="5686" calcext:value-type="float">
            <text:p>5686</text:p>
          </table:table-cell>
          <table:table-cell table:style-name="ce30" office:value-type="string" calcext:value-type="string">
            <text:p>G1.D3</text:p>
          </table:table-cell>
          <table:table-cell table:style-name="ce80" office:value-type="string" calcext:value-type="string">
            <text:p>Plantations de Prunus amygdalu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40]&amp;&quot; &quot;&amp;[.C640])" office:value-type="string" office:string-value="G1.D3 Plantations de Prunus amygdalus" calcext:value-type="string">
            <text:p>G1.D3 Plantations de Prunus amygdalus</text:p>
          </table:table-cell>
          <table:table-cell table:number-columns-repeated="1019"/>
        </table:table-row>
        <table:table-row table:style-name="ro1">
          <table:table-cell table:style-name="ce30" office:value-type="float" office:value="5687" calcext:value-type="float">
            <text:p>5687</text:p>
          </table:table-cell>
          <table:table-cell table:style-name="ce30" office:value-type="string" calcext:value-type="string">
            <text:p>G1.D4</text:p>
          </table:table-cell>
          <table:table-cell table:style-name="ce80" office:value-type="string" calcext:value-type="string">
            <text:p>Vergers d'arbres fruitier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41]&amp;&quot; &quot;&amp;[.C641])" office:value-type="string" office:string-value="G1.D4 Vergers d'arbres fruitiers" calcext:value-type="string">
            <text:p>G1.D4 Vergers d'arbres fruitiers</text:p>
          </table:table-cell>
          <table:table-cell table:number-columns-repeated="1019"/>
        </table:table-row>
        <table:table-row table:style-name="ro1">
          <table:table-cell table:style-name="ce30" office:value-type="float" office:value="5691" calcext:value-type="float">
            <text:p>5691</text:p>
          </table:table-cell>
          <table:table-cell table:style-name="ce30" office:value-type="string" calcext:value-type="string">
            <text:p>G1.D5</text:p>
          </table:table-cell>
          <table:table-cell table:style-name="ce80" office:value-type="string" calcext:value-type="string">
            <text:p>Autres vergers de hautes tig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42]&amp;&quot; &quot;&amp;[.C642])" office:value-type="string" office:string-value="G1.D5 Autres vergers de hautes tiges" calcext:value-type="string">
            <text:p>G1.D5 Autres vergers de hautes tiges</text:p>
          </table:table-cell>
          <table:table-cell table:number-columns-repeated="1019"/>
        </table:table-row>
        <table:table-row table:style-name="ro3">
          <table:table-cell table:style-name="ce28" office:value-type="float" office:value="619" calcext:value-type="float">
            <text:p>619</text:p>
          </table:table-cell>
          <table:table-cell table:style-name="ce28" office:value-type="string" calcext:value-type="string">
            <text:p>G2</text:p>
          </table:table-cell>
          <table:table-cell table:style-name="ce78" office:value-type="string" calcext:value-type="string">
            <text:p>Forêts de feuillus sempervirents</text:p>
          </table:table-cell>
          <table:table-cell table:style-name="ce28" office:value-type="float" office:value="2" calcext:value-type="float">
            <text:p>2</text:p>
          </table:table-cell>
          <table:table-cell table:formula="of:=CONCATENATE([.B643]&amp;&quot; &quot;&amp;[.C643])" office:value-type="string" office:string-value="G2 Forêts de feuillus sempervirents" calcext:value-type="string">
            <text:p>G2 Forêts de feuillus sempervirents</text:p>
          </table:table-cell>
          <table:table-cell table:number-columns-repeated="1019"/>
        </table:table-row>
        <table:table-row table:style-name="ro1">
          <table:table-cell table:style-name="ce29" office:value-type="float" office:value="1814" calcext:value-type="float">
            <text:p>1814</text:p>
          </table:table-cell>
          <table:table-cell table:style-name="ce29" office:value-type="string" calcext:value-type="string">
            <text:p>G2.1</text:p>
          </table:table-cell>
          <table:table-cell table:style-name="ce79" office:value-type="string" calcext:value-type="string">
            <text:p>Forêts de Quercus sempervirents méditerranéennes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644]&amp;&quot; &quot;&amp;[.C644])" office:value-type="string" office:string-value="G2.1 Forêts de Quercus sempervirents méditerranéennes" calcext:value-type="string">
            <text:p>G2.1 Forêts de Quercus sempervirents méditerrané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5692" calcext:value-type="float">
            <text:p>5692</text:p>
          </table:table-cell>
          <table:table-cell table:style-name="ce30" office:value-type="string" calcext:value-type="string">
            <text:p>G2.11</text:p>
          </table:table-cell>
          <table:table-cell table:style-name="ce80" office:value-type="string" calcext:value-type="string">
            <text:p>Chênaies à Quercus suber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45]&amp;&quot; &quot;&amp;[.C645])" office:value-type="string" office:string-value="G2.11 Chênaies à Quercus suber" calcext:value-type="string">
            <text:p>G2.11 Chênaies à Quercus suber</text:p>
          </table:table-cell>
          <table:table-cell table:number-columns-repeated="1019"/>
        </table:table-row>
        <table:table-row table:style-name="ro1">
          <table:table-cell table:style-name="ce30" office:value-type="float" office:value="5695" calcext:value-type="float">
            <text:p>5695</text:p>
          </table:table-cell>
          <table:table-cell table:style-name="ce30" office:value-type="string" calcext:value-type="string">
            <text:p>G2.12</text:p>
          </table:table-cell>
          <table:table-cell table:style-name="ce80" office:value-type="string" calcext:value-type="string">
            <text:p>Chênaies à Quercus ilex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46]&amp;&quot; &quot;&amp;[.C646])" office:value-type="string" office:string-value="G2.12 Chênaies à Quercus ilex" calcext:value-type="string">
            <text:p>G2.12 Chênaies à Quercus ilex</text:p>
          </table:table-cell>
          <table:table-cell table:number-columns-repeated="1019"/>
        </table:table-row>
        <table:table-row table:style-name="ro1">
          <table:table-cell table:style-name="ce29" office:value-type="float" office:value="1799" calcext:value-type="float">
            <text:p>1799</text:p>
          </table:table-cell>
          <table:table-cell table:style-name="ce29" office:value-type="string" calcext:value-type="string">
            <text:p>G2.2</text:p>
          </table:table-cell>
          <table:table-cell table:style-name="ce79" office:value-type="string" calcext:value-type="string">
            <text:p>Forêts eurasiennes sclérophylles continentales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647]&amp;&quot; &quot;&amp;[.C647])" office:value-type="string" office:string-value="G2.2 Forêts eurasiennes sclérophylles continentales" calcext:value-type="string">
            <text:p>G2.2 Forêts eurasiennes sclérophylles continentales</text:p>
          </table:table-cell>
          <table:table-cell table:number-columns-repeated="1019"/>
        </table:table-row>
        <table:table-row table:style-name="ro1">
          <table:table-cell table:style-name="ce30" office:value-type="float" office:value="5631" calcext:value-type="float">
            <text:p>5631</text:p>
          </table:table-cell>
          <table:table-cell table:style-name="ce30" office:value-type="string" calcext:value-type="string">
            <text:p>G2.21</text:p>
          </table:table-cell>
          <table:table-cell table:style-name="ce80" office:value-type="string" calcext:value-type="string">
            <text:p>Boisements méditerranéo-atlantiques à Quercus et Lauru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48]&amp;&quot; &quot;&amp;[.C648])" office:value-type="string" office:string-value="G2.21 Boisements méditerranéo-atlantiques à Quercus et Laurus" calcext:value-type="string">
            <text:p>G2.21 Boisements méditerranéo-atlantiques à Quercus et Laurus</text:p>
          </table:table-cell>
          <table:table-cell table:number-columns-repeated="1019"/>
        </table:table-row>
        <table:table-row table:style-name="ro1">
          <table:table-cell table:style-name="ce29" office:value-type="float" office:value="1805" calcext:value-type="float">
            <text:p>1805</text:p>
          </table:table-cell>
          <table:table-cell table:style-name="ce29" office:value-type="string" calcext:value-type="string">
            <text:p>G2.6</text:p>
          </table:table-cell>
          <table:table-cell table:style-name="ce79" office:value-type="string" calcext:value-type="string">
            <text:p>Bois d'Ilex aquifolium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649]&amp;&quot; &quot;&amp;[.C649])" office:value-type="string" office:string-value="G2.6 Bois d'Ilex aquifolium" calcext:value-type="string">
            <text:p>G2.6 Bois d'Ilex aquifolium</text:p>
          </table:table-cell>
          <table:table-cell table:number-columns-repeated="1019"/>
        </table:table-row>
        <table:table-row table:style-name="ro4">
          <table:table-cell table:style-name="ce29" office:value-type="float" office:value="1809" calcext:value-type="float">
            <text:p>1809</text:p>
          </table:table-cell>
          <table:table-cell table:style-name="ce29" office:value-type="string" calcext:value-type="string">
            <text:p>G2.8</text:p>
          </table:table-cell>
          <table:table-cell table:style-name="ce79" office:value-type="string" calcext:value-type="string">
            <text:p>Plantations forestières très artificielles de feuillus sempervirents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650]&amp;&quot; &quot;&amp;[.C650])" office:value-type="string" office:string-value="G2.8 Plantations forestières très artificielles de feuillus sempervirents" calcext:value-type="string">
            <text:p>G2.8 Plantations forestières très artificielles de feuillus sempervirents</text:p>
          </table:table-cell>
          <table:table-cell table:number-columns-repeated="1019"/>
        </table:table-row>
        <table:table-row table:style-name="ro1">
          <table:table-cell table:style-name="ce30" office:value-type="float" office:value="5665" calcext:value-type="float">
            <text:p>5665</text:p>
          </table:table-cell>
          <table:table-cell table:style-name="ce30" office:value-type="string" calcext:value-type="string">
            <text:p>G2.81</text:p>
          </table:table-cell>
          <table:table-cell table:style-name="ce80" office:value-type="string" calcext:value-type="string">
            <text:p>Plantations d'Eucalyptu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51]&amp;&quot; &quot;&amp;[.C651])" office:value-type="string" office:string-value="G2.81 Plantations d'Eucalyptus" calcext:value-type="string">
            <text:p>G2.81 Plantations d'Eucalyptus</text:p>
          </table:table-cell>
          <table:table-cell table:number-columns-repeated="1019"/>
        </table:table-row>
        <table:table-row table:style-name="ro1">
          <table:table-cell table:style-name="ce30" office:value-type="float" office:value="5669" calcext:value-type="float">
            <text:p>5669</text:p>
          </table:table-cell>
          <table:table-cell table:style-name="ce30" office:value-type="string" calcext:value-type="string">
            <text:p>G2.82</text:p>
          </table:table-cell>
          <table:table-cell table:style-name="ce80" office:value-type="string" calcext:value-type="string">
            <text:p>Plantations de Quercus exotiques sempervirent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52]&amp;&quot; &quot;&amp;[.C652])" office:value-type="string" office:string-value="G2.82 Plantations de Quercus exotiques sempervirents" calcext:value-type="string">
            <text:p>G2.82 Plantations de Quercus exotiques sempervirents</text:p>
          </table:table-cell>
          <table:table-cell table:number-columns-repeated="1019"/>
        </table:table-row>
        <table:table-row table:style-name="ro1">
          <table:table-cell table:style-name="ce30" office:value-type="float" office:value="5670" calcext:value-type="float">
            <text:p>5670</text:p>
          </table:table-cell>
          <table:table-cell table:style-name="ce30" office:value-type="string" calcext:value-type="string">
            <text:p>G2.83</text:p>
          </table:table-cell>
          <table:table-cell table:style-name="ce80" office:value-type="string" calcext:value-type="string">
            <text:p>Autres plantations de feuillus sempervirent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53]&amp;&quot; &quot;&amp;[.C653])" office:value-type="string" office:string-value="G2.83 Autres plantations de feuillus sempervirents" calcext:value-type="string">
            <text:p>G2.83 Autres plantations de feuillus sempervirents</text:p>
          </table:table-cell>
          <table:table-cell table:number-columns-repeated="1019"/>
        </table:table-row>
        <table:table-row table:style-name="ro3">
          <table:table-cell table:style-name="ce28" office:value-type="float" office:value="618" calcext:value-type="float">
            <text:p>618</text:p>
          </table:table-cell>
          <table:table-cell table:style-name="ce28" office:value-type="string" calcext:value-type="string">
            <text:p>G3</text:p>
          </table:table-cell>
          <table:table-cell table:style-name="ce78" office:value-type="string" calcext:value-type="string">
            <text:p>Forêts de conifères</text:p>
          </table:table-cell>
          <table:table-cell table:style-name="ce28" office:value-type="float" office:value="2" calcext:value-type="float">
            <text:p>2</text:p>
          </table:table-cell>
          <table:table-cell table:formula="of:=CONCATENATE([.B654]&amp;&quot; &quot;&amp;[.C654])" office:value-type="string" office:string-value="G3 Forêts de conifères" calcext:value-type="string">
            <text:p>G3 Forêts de conifères</text:p>
          </table:table-cell>
          <table:table-cell table:number-columns-repeated="1019"/>
        </table:table-row>
        <table:table-row table:style-name="ro1">
          <table:table-cell table:style-name="ce6" office:value-type="float" office:value="12269" calcext:value-type="float">
            <text:p>12269</text:p>
          </table:table-cell>
          <table:table-cell table:style-name="ce49" office:value-type="string" calcext:value-type="string">
            <text:p>G3.713</text:p>
          </table:table-cell>
          <table:table-cell table:style-name="ce6" office:value-type="string" calcext:value-type="string">
            <text:p>Plantations de Pin maritime des Land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55]&amp;&quot; &quot;&amp;[.C655])" office:value-type="string" office:string-value="G3.713 Plantations de Pin maritime des Landes" calcext:value-type="string">
            <text:p>G3.713 Plantations de Pin maritime des Landes</text:p>
          </table:table-cell>
          <table:table-cell table:number-columns-repeated="1019"/>
        </table:table-row>
        <table:table-row table:style-name="ro1">
          <table:table-cell table:style-name="ce29" office:value-type="float" office:value="1897" calcext:value-type="float">
            <text:p>1897</text:p>
          </table:table-cell>
          <table:table-cell table:style-name="ce29" office:value-type="string" calcext:value-type="string">
            <text:p>G3.F</text:p>
          </table:table-cell>
          <table:table-cell table:style-name="ce79" office:value-type="string" calcext:value-type="string">
            <text:p>Plantations très artificielles de conifères</text:p>
          </table:table-cell>
          <table:table-cell table:style-name="ce29" office:value-type="float" office:value="3" calcext:value-type="float">
            <text:p>3</text:p>
          </table:table-cell>
          <table:table-cell table:formula="of:=CONCATENATE([.B656]&amp;&quot; &quot;&amp;[.C656])" office:value-type="string" office:string-value="G3.F Plantations très artificielles de conifères" calcext:value-type="string">
            <text:p>G3.F Plantations très artificielles de conifères</text:p>
          </table:table-cell>
          <table:table-cell table:number-columns-repeated="1019"/>
        </table:table-row>
        <table:table-row table:style-name="ro1">
          <table:table-cell table:style-name="ce30" office:value-type="float" office:value="5855" calcext:value-type="float">
            <text:p>5855</text:p>
          </table:table-cell>
          <table:table-cell table:style-name="ce30" office:value-type="string" calcext:value-type="string">
            <text:p>G3.F1</text:p>
          </table:table-cell>
          <table:table-cell table:style-name="ce80" office:value-type="string" calcext:value-type="string">
            <text:p>Plantations de conifères indigè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57]&amp;&quot; &quot;&amp;[.C657])" office:value-type="string" office:string-value="G3.F1 Plantations de conifères indigènes" calcext:value-type="string">
            <text:p>G3.F1 Plantations de conifères indigènes</text:p>
          </table:table-cell>
          <table:table-cell table:number-columns-repeated="1019"/>
        </table:table-row>
        <table:table-row table:style-name="ro1">
          <table:table-cell table:style-name="ce6" office:value-type="float" office:value="12353" calcext:value-type="float">
            <text:p>12353</text:p>
          </table:table-cell>
          <table:table-cell table:style-name="ce49" office:value-type="string" calcext:value-type="string">
            <text:p>G3.F12</text:p>
          </table:table-cell>
          <table:table-cell table:style-name="ce6" office:value-type="string" calcext:value-type="string">
            <text:p>Plantations de Pins indigè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58]&amp;&quot; &quot;&amp;[.C658])" office:value-type="string" office:string-value="G3.F12 Plantations de Pins indigènes" calcext:value-type="string">
            <text:p>G3.F12 Plantations de Pins indigènes</text:p>
          </table:table-cell>
          <table:table-cell table:number-columns-repeated="1019"/>
        </table:table-row>
        <table:table-row table:style-name="ro1">
          <table:table-cell table:style-name="ce6" office:value-type="float" office:value="12354" calcext:value-type="float">
            <text:p>12354</text:p>
          </table:table-cell>
          <table:table-cell table:style-name="ce49" office:value-type="string" calcext:value-type="string">
            <text:p>G3.F13</text:p>
          </table:table-cell>
          <table:table-cell table:style-name="ce6" office:value-type="string" calcext:value-type="string">
            <text:p>Plantations de Cyprès, de Genévriers, d'Ifs indigèn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59]&amp;&quot; &quot;&amp;[.C659])" office:value-type="string" office:string-value="G3.F13 Plantations de Cyprès, de Genévriers, d'Ifs indigènes" calcext:value-type="string">
            <text:p>G3.F13 Plantations de Cyprès, de Genévriers, d'Ifs indigènes</text:p>
          </table:table-cell>
          <table:table-cell table:number-columns-repeated="1019"/>
        </table:table-row>
        <table:table-row table:style-name="ro1">
          <table:table-cell table:style-name="ce30" office:value-type="float" office:value="5856" calcext:value-type="float">
            <text:p>5856</text:p>
          </table:table-cell>
          <table:table-cell table:style-name="ce30" office:value-type="string" calcext:value-type="string">
            <text:p>G3.F2</text:p>
          </table:table-cell>
          <table:table-cell table:style-name="ce80" office:value-type="string" calcext:value-type="string">
            <text:p>Plantations de conifères exot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660]&amp;&quot; &quot;&amp;[.C660])" office:value-type="string" office:string-value="G3.F2 Plantations de conifères exotiques" calcext:value-type="string">
            <text:p>G3.F2 Plantations de conifères exotiques</text:p>
          </table:table-cell>
          <table:table-cell table:number-columns-repeated="1019"/>
        </table:table-row>
        <table:table-row table:style-name="ro1">
          <table:table-cell table:style-name="ce6" office:value-type="float" office:value="12364" calcext:value-type="float">
            <text:p>12364</text:p>
          </table:table-cell>
          <table:table-cell table:style-name="ce49" office:value-type="string" calcext:value-type="string">
            <text:p>G3.F22</text:p>
          </table:table-cell>
          <table:table-cell table:style-name="ce6" office:value-type="string" calcext:value-type="string">
            <text:p>Plantations de Pins exotiques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[.B661]&amp;&quot; &quot;&amp;[.C661])" office:value-type="string" office:string-value="G3.F22 Plantations de Pins exotiques" calcext:value-type="string">
            <text:p>G3.F22 Plantations de Pins exotiques</text:p>
          </table:table-cell>
          <table:table-cell table:number-columns-repeated="1019"/>
        </table:table-row>
        <table:table-row table:style-name="ro1">
          <table:table-cell table:style-name="ce31" office:value-type="float" office:value="12365" calcext:value-type="float">
            <text:p>12365</text:p>
          </table:table-cell>
          <table:table-cell table:style-name="ce50" office:value-type="string" calcext:value-type="string">
            <text:p>G3.F23</text:p>
          </table:table-cell>
          <table:table-cell table:style-name="ce31" office:value-type="string" calcext:value-type="string">
            <text:p>Autres plantations de conifères exotiqu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62]&amp;&quot; &quot;&amp;[.C662])" office:value-type="string" office:string-value="G3.F23 Autres plantations de conifères exotiques" calcext:value-type="string">
            <text:p>G3.F23 Autres plantations de conifères exotiques</text:p>
          </table:table-cell>
          <table:table-cell table:number-columns-repeated="1019"/>
        </table:table-row>
        <table:table-row table:style-name="ro7">
          <table:table-cell table:style-name="ce32" office:value-type="float" office:value="653" calcext:value-type="float">
            <text:p>653</text:p>
          </table:table-cell>
          <table:table-cell table:style-name="ce32" office:value-type="string" calcext:value-type="string">
            <text:p>G4</text:p>
          </table:table-cell>
          <table:table-cell table:style-name="ce81" office:value-type="string" calcext:value-type="string">
            <text:p>Formations mixtes d'espèces caducifoliées et de conifères</text:p>
          </table:table-cell>
          <table:table-cell table:style-name="ce32" office:value-type="float" office:value="2" calcext:value-type="float">
            <text:p>2</text:p>
          </table:table-cell>
          <table:table-cell table:formula="of:=CONCATENATE([.B663]&amp;&quot; &quot;&amp;[.C663])" office:value-type="string" office:string-value="G4 Formations mixtes d'espèces caducifoliées et de conifères" calcext:value-type="string">
            <text:p>G4 Formations mixtes d'espèces caducifoliées et de conifères</text:p>
          </table:table-cell>
          <table:table-cell table:number-columns-repeated="1019"/>
        </table:table-row>
        <table:table-row table:style-name="ro1">
          <table:table-cell table:style-name="ce33" office:value-type="float" office:value="1911" calcext:value-type="float">
            <text:p>1911</text:p>
          </table:table-cell>
          <table:table-cell table:style-name="ce33" office:value-type="string" calcext:value-type="string">
            <text:p>G4.6</text:p>
          </table:table-cell>
          <table:table-cell table:style-name="ce82" office:value-type="string" calcext:value-type="string">
            <text:p>Forêts mixtes à Abies-Picea-Fagus</text:p>
          </table:table-cell>
          <table:table-cell table:style-name="ce33" office:value-type="float" office:value="3" calcext:value-type="float">
            <text:p>3</text:p>
          </table:table-cell>
          <table:table-cell table:formula="of:=CONCATENATE([.B664]&amp;&quot; &quot;&amp;[.C664])" office:value-type="string" office:string-value="G4.6 Forêts mixtes à Abies-Picea-Fagus" calcext:value-type="string">
            <text:p>G4.6 Forêts mixtes à Abies-Picea-Fagus</text:p>
          </table:table-cell>
          <table:table-cell table:number-columns-repeated="1019"/>
        </table:table-row>
        <table:table-row table:style-name="ro4">
          <table:table-cell table:style-name="ce33" office:value-type="float" office:value="1834" calcext:value-type="float">
            <text:p>1834</text:p>
          </table:table-cell>
          <table:table-cell table:style-name="ce33" office:value-type="string" calcext:value-type="string">
            <text:p>G4.C</text:p>
          </table:table-cell>
          <table:table-cell table:style-name="ce82" office:value-type="string" calcext:value-type="string">
            <text:p>Boisements mixtes à Pinus sylvestris et à Quercus thermophiles</text:p>
          </table:table-cell>
          <table:table-cell table:style-name="ce33" office:value-type="float" office:value="3" calcext:value-type="float">
            <text:p>3</text:p>
          </table:table-cell>
          <table:table-cell table:formula="of:=CONCATENATE([.B665]&amp;&quot; &quot;&amp;[.C665])" office:value-type="string" office:string-value="G4.C Boisements mixtes à Pinus sylvestris et à Quercus thermophiles" calcext:value-type="string">
            <text:p>G4.C Boisements mixtes à Pinus sylvestris et à Quercus thermophiles</text:p>
          </table:table-cell>
          <table:table-cell table:number-columns-repeated="1019"/>
        </table:table-row>
        <table:table-row table:style-name="ro17">
          <table:table-cell table:style-name="ce32" office:value-type="float" office:value="624" calcext:value-type="float">
            <text:p>624</text:p>
          </table:table-cell>
          <table:table-cell table:style-name="ce32" office:value-type="string" calcext:value-type="string">
            <text:p>G5</text:p>
          </table:table-cell>
          <table:table-cell table:style-name="ce81" office:value-type="string" calcext:value-type="string">
            <text:p>Alignements d'arbres, petits bois anthropiques, boisements récemment abattus, stades initiaux de boisements et taillis</text:p>
          </table:table-cell>
          <table:table-cell table:style-name="ce32" office:value-type="float" office:value="2" calcext:value-type="float">
            <text:p>2</text:p>
          </table:table-cell>
          <table:table-cell table:formula="of:=CONCATENATE([.B666]&amp;&quot; &quot;&amp;[.C666])" office:value-type="string" office:string-value="G5 Alignements d'arbres, petits bois anthropiques, boisements récemment abattus, stades initiaux de boisements et taillis" calcext:value-type="string">
            <text:p>G5 Alignements d'arbres, petits bois anthropiques, boisements récemment abattus, stades initiaux de boisements et taillis</text:p>
          </table:table-cell>
          <table:table-cell table:number-columns-repeated="1019"/>
        </table:table-row>
        <table:table-row table:style-name="ro1">
          <table:table-cell table:style-name="ce33" office:value-type="float" office:value="1849" calcext:value-type="float">
            <text:p>1849</text:p>
          </table:table-cell>
          <table:table-cell table:style-name="ce33" office:value-type="string" calcext:value-type="string">
            <text:p>G5.1</text:p>
          </table:table-cell>
          <table:table-cell table:style-name="ce82" office:value-type="string" calcext:value-type="string">
            <text:p>Alignements d'arbres</text:p>
          </table:table-cell>
          <table:table-cell table:style-name="ce33" office:value-type="float" office:value="3" calcext:value-type="float">
            <text:p>3</text:p>
          </table:table-cell>
          <table:table-cell table:formula="of:=CONCATENATE([.B667]&amp;&quot; &quot;&amp;[.C667])" office:value-type="string" office:string-value="G5.1 Alignements d'arbres" calcext:value-type="string">
            <text:p>G5.1 Alignements d'arbres</text:p>
          </table:table-cell>
          <table:table-cell table:number-columns-repeated="1019"/>
        </table:table-row>
        <table:table-row table:style-name="ro1">
          <table:table-cell table:style-name="ce33" office:value-type="float" office:value="1850" calcext:value-type="float">
            <text:p>1850</text:p>
          </table:table-cell>
          <table:table-cell table:style-name="ce33" office:value-type="string" calcext:value-type="string">
            <text:p>G5.2</text:p>
          </table:table-cell>
          <table:table-cell table:style-name="ce82" office:value-type="string" calcext:value-type="string">
            <text:p>Petits bois anthropiques de feuillus caducifoliés</text:p>
          </table:table-cell>
          <table:table-cell table:style-name="ce33" office:value-type="float" office:value="3" calcext:value-type="float">
            <text:p>3</text:p>
          </table:table-cell>
          <table:table-cell table:formula="of:=CONCATENATE([.B668]&amp;&quot; &quot;&amp;[.C668])" office:value-type="string" office:string-value="G5.2 Petits bois anthropiques de feuillus caducifoliés" calcext:value-type="string">
            <text:p>G5.2 Petits bois anthropiques de feuillus caducifoliés</text:p>
          </table:table-cell>
          <table:table-cell table:number-columns-repeated="1019"/>
        </table:table-row>
        <table:table-row table:style-name="ro1">
          <table:table-cell table:style-name="ce33" office:value-type="float" office:value="1851" calcext:value-type="float">
            <text:p>1851</text:p>
          </table:table-cell>
          <table:table-cell table:style-name="ce33" office:value-type="string" calcext:value-type="string">
            <text:p>G5.3</text:p>
          </table:table-cell>
          <table:table-cell table:style-name="ce82" office:value-type="string" calcext:value-type="string">
            <text:p>Petits bois anthropiques de feuillus sempervirents</text:p>
          </table:table-cell>
          <table:table-cell table:style-name="ce33" office:value-type="float" office:value="3" calcext:value-type="float">
            <text:p>3</text:p>
          </table:table-cell>
          <table:table-cell table:formula="of:=CONCATENATE([.B669]&amp;&quot; &quot;&amp;[.C669])" office:value-type="string" office:string-value="G5.3 Petits bois anthropiques de feuillus sempervirents" calcext:value-type="string">
            <text:p>G5.3 Petits bois anthropiques de feuillus sempervirents</text:p>
          </table:table-cell>
          <table:table-cell table:number-columns-repeated="1019"/>
        </table:table-row>
        <table:table-row table:style-name="ro1">
          <table:table-cell table:style-name="ce33" office:value-type="float" office:value="1852" calcext:value-type="float">
            <text:p>1852</text:p>
          </table:table-cell>
          <table:table-cell table:style-name="ce33" office:value-type="string" calcext:value-type="string">
            <text:p>G5.4</text:p>
          </table:table-cell>
          <table:table-cell table:style-name="ce82" office:value-type="string" calcext:value-type="string">
            <text:p>Petits bois anthropiques de conifères</text:p>
          </table:table-cell>
          <table:table-cell table:style-name="ce33" office:value-type="float" office:value="3" calcext:value-type="float">
            <text:p>3</text:p>
          </table:table-cell>
          <table:table-cell table:formula="of:=CONCATENATE([.B670]&amp;&quot; &quot;&amp;[.C670])" office:value-type="string" office:string-value="G5.4 Petits bois anthropiques de conifères" calcext:value-type="string">
            <text:p>G5.4 Petits bois anthropiques de conifères</text:p>
          </table:table-cell>
          <table:table-cell table:number-columns-repeated="1019"/>
        </table:table-row>
        <table:table-row table:style-name="ro1">
          <table:table-cell table:style-name="ce33" office:value-type="float" office:value="1858" calcext:value-type="float">
            <text:p>1858</text:p>
          </table:table-cell>
          <table:table-cell table:style-name="ce33" office:value-type="string" calcext:value-type="string">
            <text:p>G5.5</text:p>
          </table:table-cell>
          <table:table-cell table:style-name="ce82" office:value-type="string" calcext:value-type="string">
            <text:p>Petits bois anthropiques mixtes de feuillus et conifères</text:p>
          </table:table-cell>
          <table:table-cell table:style-name="ce33" office:value-type="float" office:value="3" calcext:value-type="float">
            <text:p>3</text:p>
          </table:table-cell>
          <table:table-cell table:formula="of:=CONCATENATE([.B671]&amp;&quot; &quot;&amp;[.C671])" office:value-type="string" office:string-value="G5.5 Petits bois anthropiques mixtes de feuillus et conifères" calcext:value-type="string">
            <text:p>G5.5 Petits bois anthropiques mixtes de feuillus et conifères</text:p>
          </table:table-cell>
          <table:table-cell table:number-columns-repeated="1019"/>
        </table:table-row>
        <table:table-row table:style-name="ro4">
          <table:table-cell table:style-name="ce33" office:value-type="float" office:value="1859" calcext:value-type="float">
            <text:p>1859</text:p>
          </table:table-cell>
          <table:table-cell table:style-name="ce33" office:value-type="string" calcext:value-type="string">
            <text:p>G5.6</text:p>
          </table:table-cell>
          <table:table-cell table:style-name="ce82" office:value-type="string" calcext:value-type="string">
            <text:p>Stades initiaux et régénérations des forêts naturelles et semi-naturelles</text:p>
          </table:table-cell>
          <table:table-cell table:style-name="ce33" office:value-type="float" office:value="3" calcext:value-type="float">
            <text:p>3</text:p>
          </table:table-cell>
          <table:table-cell table:formula="of:=CONCATENATE([.B672]&amp;&quot; &quot;&amp;[.C672])" office:value-type="string" office:string-value="G5.6 Stades initiaux et régénérations des forêts naturelles et semi-naturelles" calcext:value-type="string">
            <text:p>G5.6 Stades initiaux et régénérations des forêts naturelles et semi-naturelles</text:p>
          </table:table-cell>
          <table:table-cell table:number-columns-repeated="1019"/>
        </table:table-row>
        <table:table-row table:style-name="ro1">
          <table:table-cell table:style-name="ce34" office:value-type="float" office:value="5743" calcext:value-type="float">
            <text:p>5743</text:p>
          </table:table-cell>
          <table:table-cell table:style-name="ce34" office:value-type="string" calcext:value-type="string">
            <text:p>G5.61</text:p>
          </table:table-cell>
          <table:table-cell table:style-name="ce83" office:value-type="string" calcext:value-type="string">
            <text:p>Prébois caducifolié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73]&amp;&quot; &quot;&amp;[.C673])" office:value-type="string" office:string-value="G5.61 Prébois caducifoliés" calcext:value-type="string">
            <text:p>G5.61 Prébois caducifoliés</text:p>
          </table:table-cell>
          <table:table-cell table:number-columns-repeated="1019"/>
        </table:table-row>
        <table:table-row table:style-name="ro1">
          <table:table-cell table:style-name="ce34" office:value-type="float" office:value="5744" calcext:value-type="float">
            <text:p>5744</text:p>
          </table:table-cell>
          <table:table-cell table:style-name="ce34" office:value-type="string" calcext:value-type="string">
            <text:p>G5.62</text:p>
          </table:table-cell>
          <table:table-cell table:style-name="ce83" office:value-type="string" calcext:value-type="string">
            <text:p>Prébois mixte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74]&amp;&quot; &quot;&amp;[.C674])" office:value-type="string" office:string-value="G5.62 Prébois mixtes" calcext:value-type="string">
            <text:p>G5.62 Prébois mixtes</text:p>
          </table:table-cell>
          <table:table-cell table:number-columns-repeated="1019"/>
        </table:table-row>
        <table:table-row table:style-name="ro1">
          <table:table-cell table:style-name="ce34" office:value-type="float" office:value="5745" calcext:value-type="float">
            <text:p>5745</text:p>
          </table:table-cell>
          <table:table-cell table:style-name="ce34" office:value-type="string" calcext:value-type="string">
            <text:p>G5.63</text:p>
          </table:table-cell>
          <table:table-cell table:style-name="ce83" office:value-type="string" calcext:value-type="string">
            <text:p>Prébois de conifère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75]&amp;&quot; &quot;&amp;[.C675])" office:value-type="string" office:string-value="G5.63 Prébois de conifères" calcext:value-type="string">
            <text:p>G5.63 Prébois de conifères</text:p>
          </table:table-cell>
          <table:table-cell table:number-columns-repeated="1019"/>
        </table:table-row>
        <table:table-row table:style-name="ro1">
          <table:table-cell table:style-name="ce34" office:value-type="float" office:value="5746" calcext:value-type="float">
            <text:p>5746</text:p>
          </table:table-cell>
          <table:table-cell table:style-name="ce34" office:value-type="string" calcext:value-type="string">
            <text:p>G5.64</text:p>
          </table:table-cell>
          <table:table-cell table:style-name="ce83" office:value-type="string" calcext:value-type="string">
            <text:p>Prébois des tourbières haute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76]&amp;&quot; &quot;&amp;[.C676])" office:value-type="string" office:string-value="G5.64 Prébois des tourbières hautes" calcext:value-type="string">
            <text:p>G5.64 Prébois des tourbières hautes</text:p>
          </table:table-cell>
          <table:table-cell table:number-columns-repeated="1019"/>
        </table:table-row>
        <table:table-row table:style-name="ro1">
          <table:table-cell table:style-name="ce33" office:value-type="float" office:value="1860" calcext:value-type="float">
            <text:p>1860</text:p>
          </table:table-cell>
          <table:table-cell table:style-name="ce33" office:value-type="string" calcext:value-type="string">
            <text:p>G5.7</text:p>
          </table:table-cell>
          <table:table-cell table:style-name="ce82" office:value-type="string" calcext:value-type="string">
            <text:p>Taillis et stades initiaux des plantations</text:p>
          </table:table-cell>
          <table:table-cell table:style-name="ce33" office:value-type="float" office:value="3" calcext:value-type="float">
            <text:p>3</text:p>
          </table:table-cell>
          <table:table-cell table:formula="of:=CONCATENATE([.B677]&amp;&quot; &quot;&amp;[.C677])" office:value-type="string" office:string-value="G5.7 Taillis et stades initiaux des plantations" calcext:value-type="string">
            <text:p>G5.7 Taillis et stades initiaux des plantations</text:p>
          </table:table-cell>
          <table:table-cell table:number-columns-repeated="1019"/>
        </table:table-row>
        <table:table-row table:style-name="ro1">
          <table:table-cell table:style-name="ce34" office:value-type="float" office:value="5754" calcext:value-type="float">
            <text:p>5754</text:p>
          </table:table-cell>
          <table:table-cell table:style-name="ce34" office:value-type="string" calcext:value-type="string">
            <text:p>G5.71</text:p>
          </table:table-cell>
          <table:table-cell table:style-name="ce83" office:value-type="string" calcext:value-type="string">
            <text:p>Tailli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78]&amp;&quot; &quot;&amp;[.C678])" office:value-type="string" office:string-value="G5.71 Taillis" calcext:value-type="string">
            <text:p>G5.71 Taillis</text:p>
          </table:table-cell>
          <table:table-cell table:number-columns-repeated="1019"/>
        </table:table-row>
        <table:table-row table:style-name="ro1">
          <table:table-cell table:style-name="ce34" office:value-type="float" office:value="5755" calcext:value-type="float">
            <text:p>5755</text:p>
          </table:table-cell>
          <table:table-cell table:style-name="ce34" office:value-type="string" calcext:value-type="string">
            <text:p>G5.72</text:p>
          </table:table-cell>
          <table:table-cell table:style-name="ce83" office:value-type="string" calcext:value-type="string">
            <text:p>Stades initiaux des plantations de feuillus caducifolié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79]&amp;&quot; &quot;&amp;[.C679])" office:value-type="string" office:string-value="G5.72 Stades initiaux des plantations de feuillus caducifoliés" calcext:value-type="string">
            <text:p>G5.72 Stades initiaux des plantations de feuillus caducifoliés</text:p>
          </table:table-cell>
          <table:table-cell table:number-columns-repeated="1019"/>
        </table:table-row>
        <table:table-row table:style-name="ro1">
          <table:table-cell table:style-name="ce34" office:value-type="float" office:value="5756" calcext:value-type="float">
            <text:p>5756</text:p>
          </table:table-cell>
          <table:table-cell table:style-name="ce34" office:value-type="string" calcext:value-type="string">
            <text:p>G5.73</text:p>
          </table:table-cell>
          <table:table-cell table:style-name="ce83" office:value-type="string" calcext:value-type="string">
            <text:p>Stades initiaux des plantations de feuillus sempervirent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80]&amp;&quot; &quot;&amp;[.C680])" office:value-type="string" office:string-value="G5.73 Stades initiaux des plantations de feuillus sempervirents" calcext:value-type="string">
            <text:p>G5.73 Stades initiaux des plantations de feuillus sempervirents</text:p>
          </table:table-cell>
          <table:table-cell table:number-columns-repeated="1019"/>
        </table:table-row>
        <table:table-row table:style-name="ro1">
          <table:table-cell table:style-name="ce34" office:value-type="float" office:value="5757" calcext:value-type="float">
            <text:p>5757</text:p>
          </table:table-cell>
          <table:table-cell table:style-name="ce34" office:value-type="string" calcext:value-type="string">
            <text:p>G5.74</text:p>
          </table:table-cell>
          <table:table-cell table:style-name="ce83" office:value-type="string" calcext:value-type="string">
            <text:p>Stades initiaux des plantations de conifère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81]&amp;&quot; &quot;&amp;[.C681])" office:value-type="string" office:string-value="G5.74 Stades initiaux des plantations de conifères" calcext:value-type="string">
            <text:p>G5.74 Stades initiaux des plantations de conifères</text:p>
          </table:table-cell>
          <table:table-cell table:number-columns-repeated="1019"/>
        </table:table-row>
        <table:table-row table:style-name="ro4">
          <table:table-cell table:style-name="ce34" office:value-type="float" office:value="5758" calcext:value-type="float">
            <text:p>5758</text:p>
          </table:table-cell>
          <table:table-cell table:style-name="ce34" office:value-type="string" calcext:value-type="string">
            <text:p>G5.75</text:p>
          </table:table-cell>
          <table:table-cell table:style-name="ce83" office:value-type="string" calcext:value-type="string">
            <text:p>Stades initiaux des plantations mixtes de feuillus et conifère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82]&amp;&quot; &quot;&amp;[.C682])" office:value-type="string" office:string-value="G5.75 Stades initiaux des plantations mixtes de feuillus et conifères" calcext:value-type="string">
            <text:p>G5.75 Stades initiaux des plantations mixtes de feuillus et conifères</text:p>
          </table:table-cell>
          <table:table-cell table:number-columns-repeated="1019"/>
        </table:table-row>
        <table:table-row table:style-name="ro4">
          <table:table-cell table:style-name="ce34" office:value-type="float" office:value="5759" calcext:value-type="float">
            <text:p>5759</text:p>
          </table:table-cell>
          <table:table-cell table:style-name="ce34" office:value-type="string" calcext:value-type="string">
            <text:p>G5.76</text:p>
          </table:table-cell>
          <table:table-cell table:style-name="ce83" office:value-type="string" calcext:value-type="string">
            <text:p>Arbres plantés en vue d'une récolte précoce de l'arbre entier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83]&amp;&quot; &quot;&amp;[.C683])" office:value-type="string" office:string-value="G5.76 Arbres plantés en vue d'une récolte précoce de l'arbre entier" calcext:value-type="string">
            <text:p>G5.76 Arbres plantés en vue d'une récolte précoce de l'arbre entier</text:p>
          </table:table-cell>
          <table:table-cell table:number-columns-repeated="1019"/>
        </table:table-row>
        <table:table-row table:style-name="ro1">
          <table:table-cell table:style-name="ce33" office:value-type="float" office:value="1862" calcext:value-type="float">
            <text:p>1862</text:p>
          </table:table-cell>
          <table:table-cell table:style-name="ce33" office:value-type="string" calcext:value-type="string">
            <text:p>G5.8</text:p>
          </table:table-cell>
          <table:table-cell table:style-name="ce82" office:value-type="string" calcext:value-type="string">
            <text:p>Coupes forestières récentes</text:p>
          </table:table-cell>
          <table:table-cell table:style-name="ce33" office:value-type="float" office:value="3" calcext:value-type="float">
            <text:p>3</text:p>
          </table:table-cell>
          <table:table-cell table:formula="of:=CONCATENATE([.B684]&amp;&quot; &quot;&amp;[.C684])" office:value-type="string" office:string-value="G5.8 Coupes forestières récentes" calcext:value-type="string">
            <text:p>G5.8 Coupes forestières récentes</text:p>
          </table:table-cell>
          <table:table-cell table:number-columns-repeated="1019"/>
        </table:table-row>
        <table:table-row table:style-name="ro4">
          <table:table-cell table:style-name="ce34" office:value-type="float" office:value="5765" calcext:value-type="float">
            <text:p>5765</text:p>
          </table:table-cell>
          <table:table-cell table:style-name="ce34" office:value-type="string" calcext:value-type="string">
            <text:p>G5.81</text:p>
          </table:table-cell>
          <table:table-cell table:style-name="ce83" office:value-type="string" calcext:value-type="string">
            <text:p>Coupes forestières récentes, occupées précédemment par des arbres feuillu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85]&amp;&quot; &quot;&amp;[.C685])" office:value-type="string" office:string-value="G5.81 Coupes forestières récentes, occupées précédemment par des arbres feuillus" calcext:value-type="string">
            <text:p>G5.81 Coupes forestières récentes, occupées précédemment par des arbres feuillus</text:p>
          </table:table-cell>
          <table:table-cell table:number-columns-repeated="1019"/>
        </table:table-row>
        <table:table-row table:style-name="ro4">
          <table:table-cell table:style-name="ce34" office:value-type="float" office:value="5766" calcext:value-type="float">
            <text:p>5766</text:p>
          </table:table-cell>
          <table:table-cell table:style-name="ce34" office:value-type="string" calcext:value-type="string">
            <text:p>G5.82</text:p>
          </table:table-cell>
          <table:table-cell table:style-name="ce83" office:value-type="string" calcext:value-type="string">
            <text:p>Coupes forestières récentes, occupées précédemment par des conifère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86]&amp;&quot; &quot;&amp;[.C686])" office:value-type="string" office:string-value="G5.82 Coupes forestières récentes, occupées précédemment par des conifères" calcext:value-type="string">
            <text:p>G5.82 Coupes forestières récentes, occupées précédemment par des conifères</text:p>
          </table:table-cell>
          <table:table-cell table:number-columns-repeated="1019"/>
        </table:table-row>
        <table:table-row table:style-name="ro4">
          <table:table-cell table:style-name="ce34" office:value-type="float" office:value="5767" calcext:value-type="float">
            <text:p>5767</text:p>
          </table:table-cell>
          <table:table-cell table:style-name="ce34" office:value-type="string" calcext:value-type="string">
            <text:p>G5.83</text:p>
          </table:table-cell>
          <table:table-cell table:style-name="ce83" office:value-type="string" calcext:value-type="string">
            <text:p>Coupes forestières récentes, occupées précédemment par des boisements mixtes de feuillus et de conifère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87]&amp;&quot; &quot;&amp;[.C687])" office:value-type="string" office:string-value="G5.83 Coupes forestières récentes, occupées précédemment par des boisements mixtes de feuillus et de conifères" calcext:value-type="string">
            <text:p>G5.83 Coupes forestières récentes, occupées précédemment par des boisements mixtes de feuillus et de conifères</text:p>
          </table:table-cell>
          <table:table-cell table:number-columns-repeated="1019"/>
        </table:table-row>
        <table:table-row table:style-name="ro1">
          <table:table-cell table:style-name="ce34" office:value-type="float" office:value="5768" calcext:value-type="float">
            <text:p>5768</text:p>
          </table:table-cell>
          <table:table-cell table:style-name="ce34" office:value-type="string" calcext:value-type="string">
            <text:p>G5.84</text:p>
          </table:table-cell>
          <table:table-cell table:style-name="ce83" office:value-type="string" calcext:value-type="string">
            <text:p>Clairières herbacées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88]&amp;&quot; &quot;&amp;[.C688])" office:value-type="string" office:string-value="G5.84 Clairières herbacées" calcext:value-type="string">
            <text:p>G5.84 Clairières herbacées</text:p>
          </table:table-cell>
          <table:table-cell table:number-columns-repeated="1019"/>
        </table:table-row>
        <table:table-row table:style-name="ro1">
          <table:table-cell table:style-name="ce31" office:value-type="float" office:value="12297" calcext:value-type="float">
            <text:p>12297</text:p>
          </table:table-cell>
          <table:table-cell table:style-name="ce50" office:value-type="string" calcext:value-type="string">
            <text:p>G5.841</text:p>
          </table:table-cell>
          <table:table-cell table:style-name="ce31" office:value-type="string" calcext:value-type="string">
            <text:p>Clairières à Épilobe et Digitale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89]&amp;&quot; &quot;&amp;[.C689])" office:value-type="string" office:string-value="G5.841 Clairières à Épilobe et Digitale" calcext:value-type="string">
            <text:p>G5.841 Clairières à Épilobe et Digitale</text:p>
          </table:table-cell>
          <table:table-cell table:number-columns-repeated="1019"/>
        </table:table-row>
        <table:table-row table:style-name="ro1">
          <table:table-cell table:style-name="ce31" office:value-type="float" office:value="12298" calcext:value-type="float">
            <text:p>12298</text:p>
          </table:table-cell>
          <table:table-cell table:style-name="ce50" office:value-type="string" calcext:value-type="string">
            <text:p>G5.842</text:p>
          </table:table-cell>
          <table:table-cell table:style-name="ce31" office:value-type="string" calcext:value-type="string">
            <text:p>Clairières à Bardane et Belladone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90]&amp;&quot; &quot;&amp;[.C690])" office:value-type="string" office:string-value="G5.842 Clairières à Bardane et Belladone" calcext:value-type="string">
            <text:p>G5.842 Clairières à Bardane et Belladone</text:p>
          </table:table-cell>
          <table:table-cell table:number-columns-repeated="1019"/>
        </table:table-row>
        <table:table-row table:style-name="ro1">
          <table:table-cell table:style-name="ce34" office:value-type="float" office:value="5769" calcext:value-type="float">
            <text:p>5769</text:p>
          </table:table-cell>
          <table:table-cell table:style-name="ce34" office:value-type="string" calcext:value-type="string">
            <text:p>G5.85</text:p>
          </table:table-cell>
          <table:table-cell table:style-name="ce83" office:value-type="string" calcext:value-type="string">
            <text:p>Clairières à couvert arbustif</text:p>
          </table:table-cell>
          <table:table-cell table:style-name="ce34" office:value-type="float" office:value="4" calcext:value-type="float">
            <text:p>4</text:p>
          </table:table-cell>
          <table:table-cell table:formula="of:=CONCATENATE([.B691]&amp;&quot; &quot;&amp;[.C691])" office:value-type="string" office:string-value="G5.85 Clairières à couvert arbustif" calcext:value-type="string">
            <text:p>G5.85 Clairières à couvert arbustif</text:p>
          </table:table-cell>
          <table:table-cell table:number-columns-repeated="1019"/>
        </table:table-row>
        <table:table-row table:style-name="ro10">
          <table:table-cell table:style-name="ce35" office:value-type="float" office:value="87" calcext:value-type="float">
            <text:p>87</text:p>
          </table:table-cell>
          <table:table-cell table:style-name="ce35" office:value-type="string" calcext:value-type="string">
            <text:p>H</text:p>
          </table:table-cell>
          <table:table-cell table:style-name="ce84" office:value-type="string" calcext:value-type="string">
            <text:p>Habitats continentaux sans végétation ou à végétation clairsemée</text:p>
          </table:table-cell>
          <table:table-cell table:style-name="ce35" office:value-type="float" office:value="1" calcext:value-type="float">
            <text:p>1</text:p>
          </table:table-cell>
          <table:table-cell table:formula="of:=CONCATENATE([.B692]&amp;&quot; &quot;&amp;[.C692])" office:value-type="string" office:string-value="H Habitats continentaux sans végétation ou à végétation clairsemée" calcext:value-type="string">
            <text:p>H Habitats continentaux sans végétation ou à végétation clairsemée</text:p>
          </table:table-cell>
          <table:table-cell table:number-columns-repeated="1019"/>
        </table:table-row>
        <table:table-row table:style-name="ro7">
          <table:table-cell table:style-name="ce36" office:value-type="float" office:value="634" calcext:value-type="float">
            <text:p>634</text:p>
          </table:table-cell>
          <table:table-cell table:style-name="ce36" office:value-type="string" calcext:value-type="string">
            <text:p>H1</text:p>
          </table:table-cell>
          <table:table-cell table:style-name="ce85" office:value-type="string" calcext:value-type="string">
            <text:p>Grottes, systèmes de grottes, passages et plans d'eau souterrains terrestres</text:p>
          </table:table-cell>
          <table:table-cell table:style-name="ce36" office:value-type="float" office:value="2" calcext:value-type="float">
            <text:p>2</text:p>
          </table:table-cell>
          <table:table-cell table:formula="of:=CONCATENATE([.B693]&amp;&quot; &quot;&amp;[.C693])" office:value-type="string" office:string-value="H1 Grottes, systèmes de grottes, passages et plans d'eau souterrains terrestres" calcext:value-type="string">
            <text:p>H1 Grottes, systèmes de grottes, passages et plans d'eau souterrains terrestres</text:p>
          </table:table-cell>
          <table:table-cell table:number-columns-repeated="1019"/>
        </table:table-row>
        <table:table-row table:style-name="ro1">
          <table:table-cell table:style-name="ce37" office:value-type="float" office:value="1869" calcext:value-type="float">
            <text:p>1869</text:p>
          </table:table-cell>
          <table:table-cell table:style-name="ce37" office:value-type="string" calcext:value-type="string">
            <text:p>H1.1</text:p>
          </table:table-cell>
          <table:table-cell table:style-name="ce86" office:value-type="string" calcext:value-type="string">
            <text:p>Entrées des grottes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694]&amp;&quot; &quot;&amp;[.C694])" office:value-type="string" office:string-value="H1.1 Entrées des grottes" calcext:value-type="string">
            <text:p>H1.1 Entrées des grottes</text:p>
          </table:table-cell>
          <table:table-cell table:number-columns-repeated="1019"/>
        </table:table-row>
        <table:table-row table:style-name="ro1">
          <table:table-cell table:style-name="ce37" office:value-type="float" office:value="1870" calcext:value-type="float">
            <text:p>1870</text:p>
          </table:table-cell>
          <table:table-cell table:style-name="ce37" office:value-type="string" calcext:value-type="string">
            <text:p>H1.2</text:p>
          </table:table-cell>
          <table:table-cell table:style-name="ce86" office:value-type="string" calcext:value-type="string">
            <text:p>Intérieurs des grottes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695]&amp;&quot; &quot;&amp;[.C695])" office:value-type="string" office:string-value="H1.2 Intérieurs des grottes" calcext:value-type="string">
            <text:p>H1.2 Intérieurs des grottes</text:p>
          </table:table-cell>
          <table:table-cell table:number-columns-repeated="1019"/>
        </table:table-row>
        <table:table-row table:style-name="ro1">
          <table:table-cell table:style-name="ce37" office:value-type="float" office:value="1883" calcext:value-type="float">
            <text:p>1883</text:p>
          </table:table-cell>
          <table:table-cell table:style-name="ce37" office:value-type="string" calcext:value-type="string">
            <text:p>H1.3</text:p>
          </table:table-cell>
          <table:table-cell table:style-name="ce86" office:value-type="string" calcext:value-type="string">
            <text:p>Passages souterrains sombres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696]&amp;&quot; &quot;&amp;[.C696])" office:value-type="string" office:string-value="H1.3 Passages souterrains sombres" calcext:value-type="string">
            <text:p>H1.3 Passages souterrains sombres</text:p>
          </table:table-cell>
          <table:table-cell table:number-columns-repeated="1019"/>
        </table:table-row>
        <table:table-row table:style-name="ro1">
          <table:table-cell table:style-name="ce37" office:value-type="float" office:value="1886" calcext:value-type="float">
            <text:p>1886</text:p>
          </table:table-cell>
          <table:table-cell table:style-name="ce37" office:value-type="string" calcext:value-type="string">
            <text:p>H1.5</text:p>
          </table:table-cell>
          <table:table-cell table:style-name="ce86" office:value-type="string" calcext:value-type="string">
            <text:p>Plans d'eau stagnante souterrains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697]&amp;&quot; &quot;&amp;[.C697])" office:value-type="string" office:string-value="H1.5 Plans d'eau stagnante souterrains" calcext:value-type="string">
            <text:p>H1.5 Plans d'eau stagnante souterrains</text:p>
          </table:table-cell>
          <table:table-cell table:number-columns-repeated="1019"/>
        </table:table-row>
        <table:table-row table:style-name="ro1">
          <table:table-cell table:style-name="ce37" office:value-type="float" office:value="1887" calcext:value-type="float">
            <text:p>1887</text:p>
          </table:table-cell>
          <table:table-cell table:style-name="ce37" office:value-type="string" calcext:value-type="string">
            <text:p>H1.6</text:p>
          </table:table-cell>
          <table:table-cell table:style-name="ce86" office:value-type="string" calcext:value-type="string">
            <text:p>Masses d'eau courante souterraines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698]&amp;&quot; &quot;&amp;[.C698])" office:value-type="string" office:string-value="H1.6 Masses d'eau courante souterraines" calcext:value-type="string">
            <text:p>H1.6 Masses d'eau courante souterraines</text:p>
          </table:table-cell>
          <table:table-cell table:number-columns-repeated="1019"/>
        </table:table-row>
        <table:table-row table:style-name="ro1">
          <table:table-cell table:style-name="ce37" office:value-type="float" office:value="1888" calcext:value-type="float">
            <text:p>1888</text:p>
          </table:table-cell>
          <table:table-cell table:style-name="ce37" office:value-type="string" calcext:value-type="string">
            <text:p>H1.7</text:p>
          </table:table-cell>
          <table:table-cell table:style-name="ce86" office:value-type="string" calcext:value-type="string">
            <text:p>Mines et tunnels souterrains désaffectés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699]&amp;&quot; &quot;&amp;[.C699])" office:value-type="string" office:string-value="H1.7 Mines et tunnels souterrains désaffectés" calcext:value-type="string">
            <text:p>H1.7 Mines et tunnels souterrains désaffectés</text:p>
          </table:table-cell>
          <table:table-cell table:number-columns-repeated="1019"/>
        </table:table-row>
        <table:table-row table:style-name="ro3">
          <table:table-cell table:style-name="ce36" office:value-type="float" office:value="650" calcext:value-type="float">
            <text:p>650</text:p>
          </table:table-cell>
          <table:table-cell table:style-name="ce36" office:value-type="string" calcext:value-type="string">
            <text:p>H2</text:p>
          </table:table-cell>
          <table:table-cell table:style-name="ce85" office:value-type="string" calcext:value-type="string">
            <text:p>Éboulis</text:p>
          </table:table-cell>
          <table:table-cell table:style-name="ce36" office:value-type="float" office:value="2" calcext:value-type="float">
            <text:p>2</text:p>
          </table:table-cell>
          <table:table-cell table:formula="of:=CONCATENATE([.B700]&amp;&quot; &quot;&amp;[.C700])" office:value-type="string" office:string-value="H2 Éboulis" calcext:value-type="string">
            <text:p>H2 Éboulis</text:p>
          </table:table-cell>
          <table:table-cell table:number-columns-repeated="1019"/>
        </table:table-row>
        <table:table-row table:style-name="ro7">
          <table:table-cell table:style-name="ce36" office:value-type="float" office:value="625" calcext:value-type="float">
            <text:p>625</text:p>
          </table:table-cell>
          <table:table-cell table:style-name="ce36" office:value-type="string" calcext:value-type="string">
            <text:p>H3</text:p>
          </table:table-cell>
          <table:table-cell table:style-name="ce85" office:value-type="string" calcext:value-type="string">
            <text:p>Falaises continentales, pavements rocheux et affleurements rocheux</text:p>
          </table:table-cell>
          <table:table-cell table:style-name="ce36" office:value-type="float" office:value="2" calcext:value-type="float">
            <text:p>2</text:p>
          </table:table-cell>
          <table:table-cell table:formula="of:=CONCATENATE([.B701]&amp;&quot; &quot;&amp;[.C701])" office:value-type="string" office:string-value="H3 Falaises continentales, pavements rocheux et affleurements rocheux" calcext:value-type="string">
            <text:p>H3 Falaises continentales, pavements rocheux et affleurements rocheux</text:p>
          </table:table-cell>
          <table:table-cell table:number-columns-repeated="1019"/>
        </table:table-row>
        <table:table-row table:style-name="ro1">
          <table:table-cell table:style-name="ce37" office:value-type="float" office:value="1863" calcext:value-type="float">
            <text:p>1863</text:p>
          </table:table-cell>
          <table:table-cell table:style-name="ce37" office:value-type="string" calcext:value-type="string">
            <text:p>H3.1</text:p>
          </table:table-cell>
          <table:table-cell table:style-name="ce86" office:value-type="string" calcext:value-type="string">
            <text:p>Falaises continentales siliceuses acides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702]&amp;&quot; &quot;&amp;[.C702])" office:value-type="string" office:string-value="H3.1 Falaises continentales siliceuses acides" calcext:value-type="string">
            <text:p>H3.1 Falaises continentales siliceuses acides</text:p>
          </table:table-cell>
          <table:table-cell table:number-columns-repeated="1019"/>
        </table:table-row>
        <table:table-row table:style-name="ro1">
          <table:table-cell table:style-name="ce38" office:value-type="float" office:value="5792" calcext:value-type="float">
            <text:p>5792</text:p>
          </table:table-cell>
          <table:table-cell table:style-name="ce38" office:value-type="string" calcext:value-type="string">
            <text:p>H3.1B</text:p>
          </table:table-cell>
          <table:table-cell table:style-name="ce87" office:value-type="string" calcext:value-type="string">
            <text:p>Falaises continentales siliceuses nues</text:p>
          </table:table-cell>
          <table:table-cell table:style-name="ce38" office:value-type="float" office:value="4" calcext:value-type="float">
            <text:p>4</text:p>
          </table:table-cell>
          <table:table-cell table:formula="of:=CONCATENATE([.B703]&amp;&quot; &quot;&amp;[.C703])" office:value-type="string" office:string-value="H3.1B Falaises continentales siliceuses nues" calcext:value-type="string">
            <text:p>H3.1B Falaises continentales siliceuses nues</text:p>
          </table:table-cell>
          <table:table-cell table:number-columns-repeated="1019"/>
        </table:table-row>
        <table:table-row table:style-name="ro1">
          <table:table-cell table:style-name="ce38" office:value-type="float" office:value="5793" calcext:value-type="float">
            <text:p>5793</text:p>
          </table:table-cell>
          <table:table-cell table:style-name="ce38" office:value-type="string" calcext:value-type="string">
            <text:p>H3.1C</text:p>
          </table:table-cell>
          <table:table-cell table:style-name="ce87" office:value-type="string" calcext:value-type="string">
            <text:p>Carrières de silice désaffectées</text:p>
          </table:table-cell>
          <table:table-cell table:style-name="ce38" office:value-type="float" office:value="4" calcext:value-type="float">
            <text:p>4</text:p>
          </table:table-cell>
          <table:table-cell table:formula="of:=CONCATENATE([.B704]&amp;&quot; &quot;&amp;[.C704])" office:value-type="string" office:string-value="H3.1C Carrières de silice désaffectées" calcext:value-type="string">
            <text:p>H3.1C Carrières de silice désaffectées</text:p>
          </table:table-cell>
          <table:table-cell table:number-columns-repeated="1019"/>
        </table:table-row>
        <table:table-row table:style-name="ro1">
          <table:table-cell table:style-name="ce37" office:value-type="float" office:value="1872" calcext:value-type="float">
            <text:p>1872</text:p>
          </table:table-cell>
          <table:table-cell table:style-name="ce37" office:value-type="string" calcext:value-type="string">
            <text:p>H3.2</text:p>
          </table:table-cell>
          <table:table-cell table:style-name="ce86" office:value-type="string" calcext:value-type="string">
            <text:p>Falaises continentales basiques et ultrabasiques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705]&amp;&quot; &quot;&amp;[.C705])" office:value-type="string" office:string-value="H3.2 Falaises continentales basiques et ultrabasiques" calcext:value-type="string">
            <text:p>H3.2 Falaises continentales basiques et ultrabasiques</text:p>
          </table:table-cell>
          <table:table-cell table:number-columns-repeated="1019"/>
        </table:table-row>
        <table:table-row table:style-name="ro1">
          <table:table-cell table:style-name="ce38" office:value-type="float" office:value="5871" calcext:value-type="float">
            <text:p>5871</text:p>
          </table:table-cell>
          <table:table-cell table:style-name="ce38" office:value-type="string" calcext:value-type="string">
            <text:p>H3.2E</text:p>
          </table:table-cell>
          <table:table-cell table:style-name="ce87" office:value-type="string" calcext:value-type="string">
            <text:p>Falaises continentales calcaires nues</text:p>
          </table:table-cell>
          <table:table-cell table:style-name="ce38" office:value-type="float" office:value="4" calcext:value-type="float">
            <text:p>4</text:p>
          </table:table-cell>
          <table:table-cell table:formula="of:=CONCATENATE([.B706]&amp;&quot; &quot;&amp;[.C706])" office:value-type="string" office:string-value="H3.2E Falaises continentales calcaires nues" calcext:value-type="string">
            <text:p>H3.2E Falaises continentales calcaires nues</text:p>
          </table:table-cell>
          <table:table-cell table:number-columns-repeated="1019"/>
        </table:table-row>
        <table:table-row table:style-name="ro1">
          <table:table-cell table:style-name="ce38" office:value-type="float" office:value="5710" calcext:value-type="float">
            <text:p>5710</text:p>
          </table:table-cell>
          <table:table-cell table:style-name="ce38" office:value-type="string" calcext:value-type="string">
            <text:p>H3.2F</text:p>
          </table:table-cell>
          <table:table-cell table:style-name="ce87" office:value-type="string" calcext:value-type="string">
            <text:p>Carrières désaffectées de craie et de calcaire</text:p>
          </table:table-cell>
          <table:table-cell table:style-name="ce38" office:value-type="float" office:value="4" calcext:value-type="float">
            <text:p>4</text:p>
          </table:table-cell>
          <table:table-cell table:formula="of:=CONCATENATE([.B707]&amp;&quot; &quot;&amp;[.C707])" office:value-type="string" office:string-value="H3.2F Carrières désaffectées de craie et de calcaire" calcext:value-type="string">
            <text:p>H3.2F Carrières désaffectées de craie et de calcaire</text:p>
          </table:table-cell>
          <table:table-cell table:number-columns-repeated="1019"/>
        </table:table-row>
        <table:table-row table:style-name="ro1">
          <table:table-cell table:style-name="ce38" office:value-type="float" office:value="5712" calcext:value-type="float">
            <text:p>5712</text:p>
          </table:table-cell>
          <table:table-cell table:style-name="ce38" office:value-type="string" calcext:value-type="string">
            <text:p>H3.2H</text:p>
          </table:table-cell>
          <table:table-cell table:style-name="ce87" office:value-type="string" calcext:value-type="string">
            <text:p>Falaises continentales basaltiques et ultrabasiques nues</text:p>
          </table:table-cell>
          <table:table-cell table:style-name="ce38" office:value-type="float" office:value="4" calcext:value-type="float">
            <text:p>4</text:p>
          </table:table-cell>
          <table:table-cell table:formula="of:=CONCATENATE([.B708]&amp;&quot; &quot;&amp;[.C708])" office:value-type="string" office:string-value="H3.2H Falaises continentales basaltiques et ultrabasiques nues" calcext:value-type="string">
            <text:p>H3.2H Falaises continentales basaltiques et ultrabasiques nues</text:p>
          </table:table-cell>
          <table:table-cell table:number-columns-repeated="1019"/>
        </table:table-row>
        <table:table-row table:style-name="ro1">
          <table:table-cell table:style-name="ce37" office:value-type="float" office:value="1839" calcext:value-type="float">
            <text:p>1839</text:p>
          </table:table-cell>
          <table:table-cell table:style-name="ce37" office:value-type="string" calcext:value-type="string">
            <text:p>H3.4</text:p>
          </table:table-cell>
          <table:table-cell table:style-name="ce86" office:value-type="string" calcext:value-type="string">
            <text:p>Falaises continentales humides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709]&amp;&quot; &quot;&amp;[.C709])" office:value-type="string" office:string-value="H3.4 Falaises continentales humides" calcext:value-type="string">
            <text:p>H3.4 Falaises continentales humides</text:p>
          </table:table-cell>
          <table:table-cell table:number-columns-repeated="1019"/>
        </table:table-row>
        <table:table-row table:style-name="ro1">
          <table:table-cell table:style-name="ce38" office:value-type="float" office:value="5724" calcext:value-type="float">
            <text:p>5724</text:p>
          </table:table-cell>
          <table:table-cell table:style-name="ce38" office:value-type="string" calcext:value-type="string">
            <text:p>H3.42</text:p>
          </table:table-cell>
          <table:table-cell table:style-name="ce87" office:value-type="string" calcext:value-type="string">
            <text:p>Falaises continentales humides septentrionales</text:p>
          </table:table-cell>
          <table:table-cell table:style-name="ce38" office:value-type="float" office:value="4" calcext:value-type="float">
            <text:p>4</text:p>
          </table:table-cell>
          <table:table-cell table:formula="of:=CONCATENATE([.B710]&amp;&quot; &quot;&amp;[.C710])" office:value-type="string" office:string-value="H3.42 Falaises continentales humides septentrionales" calcext:value-type="string">
            <text:p>H3.42 Falaises continentales humides septentrionales</text:p>
          </table:table-cell>
          <table:table-cell table:number-columns-repeated="1019"/>
        </table:table-row>
        <table:table-row table:style-name="ro4">
          <table:table-cell table:style-name="ce37" office:value-type="float" office:value="1853" calcext:value-type="float">
            <text:p>1853</text:p>
          </table:table-cell>
          <table:table-cell table:style-name="ce37" office:value-type="string" calcext:value-type="string">
            <text:p>H3.5</text:p>
          </table:table-cell>
          <table:table-cell table:style-name="ce86" office:value-type="string" calcext:value-type="string">
            <text:p>Pavements rocheux quasi nus, y compris pavements calcaires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711]&amp;&quot; &quot;&amp;[.C711])" office:value-type="string" office:string-value="H3.5 Pavements rocheux quasi nus, y compris pavements calcaires" calcext:value-type="string">
            <text:p>H3.5 Pavements rocheux quasi nus, y compris pavements calcaires</text:p>
          </table:table-cell>
          <table:table-cell table:number-columns-repeated="1019"/>
        </table:table-row>
        <table:table-row table:style-name="ro1">
          <table:table-cell table:style-name="ce38" office:value-type="float" office:value="5736" calcext:value-type="float">
            <text:p>5736</text:p>
          </table:table-cell>
          <table:table-cell table:style-name="ce38" office:value-type="string" calcext:value-type="string">
            <text:p>H3.51</text:p>
          </table:table-cell>
          <table:table-cell table:style-name="ce87" office:value-type="string" calcext:value-type="string">
            <text:p>Pavements, dalles rocheuses, dômes rocheux</text:p>
          </table:table-cell>
          <table:table-cell table:style-name="ce38" office:value-type="float" office:value="4" calcext:value-type="float">
            <text:p>4</text:p>
          </table:table-cell>
          <table:table-cell table:formula="of:=CONCATENATE([.B712]&amp;&quot; &quot;&amp;[.C712])" office:value-type="string" office:string-value="H3.51 Pavements, dalles rocheuses, dômes rocheux" calcext:value-type="string">
            <text:p>H3.51 Pavements, dalles rocheuses, dômes rocheux</text:p>
          </table:table-cell>
          <table:table-cell table:number-columns-repeated="1019"/>
        </table:table-row>
        <table:table-row table:style-name="ro1">
          <table:table-cell table:style-name="ce37" office:value-type="float" office:value="1861" calcext:value-type="float">
            <text:p>1861</text:p>
          </table:table-cell>
          <table:table-cell table:style-name="ce37" office:value-type="string" calcext:value-type="string">
            <text:p>H3.6</text:p>
          </table:table-cell>
          <table:table-cell table:style-name="ce86" office:value-type="string" calcext:value-type="string">
            <text:p>Affleurements et rochers érodés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713]&amp;&quot; &quot;&amp;[.C713])" office:value-type="string" office:string-value="H3.6 Affleurements et rochers érodés" calcext:value-type="string">
            <text:p>H3.6 Affleurements et rochers érodés</text:p>
          </table:table-cell>
          <table:table-cell table:number-columns-repeated="1019"/>
        </table:table-row>
        <table:table-row table:style-name="ro1">
          <table:table-cell table:style-name="ce38" office:value-type="float" office:value="5752" calcext:value-type="float">
            <text:p>5752</text:p>
          </table:table-cell>
          <table:table-cell table:style-name="ce38" office:value-type="string" calcext:value-type="string">
            <text:p>H3.61</text:p>
          </table:table-cell>
          <table:table-cell table:style-name="ce87" office:value-type="string" calcext:value-type="string">
            <text:p>Affleurements et rochers érodés nus</text:p>
          </table:table-cell>
          <table:table-cell table:style-name="ce38" office:value-type="float" office:value="4" calcext:value-type="float">
            <text:p>4</text:p>
          </table:table-cell>
          <table:table-cell table:formula="of:=CONCATENATE([.B714]&amp;&quot; &quot;&amp;[.C714])" office:value-type="string" office:string-value="H3.61 Affleurements et rochers érodés nus" calcext:value-type="string">
            <text:p>H3.61 Affleurements et rochers érodés nus</text:p>
          </table:table-cell>
          <table:table-cell table:number-columns-repeated="1019"/>
        </table:table-row>
        <table:table-row table:style-name="ro1">
          <table:table-cell table:style-name="ce38" office:value-type="float" office:value="5753" calcext:value-type="float">
            <text:p>5753</text:p>
          </table:table-cell>
          <table:table-cell table:style-name="ce38" office:value-type="string" calcext:value-type="string">
            <text:p>H3.62</text:p>
          </table:table-cell>
          <table:table-cell table:style-name="ce87" office:value-type="string" calcext:value-type="string">
            <text:p>Affleurements et rochers érodés à végétation clairsemée</text:p>
          </table:table-cell>
          <table:table-cell table:style-name="ce38" office:value-type="float" office:value="4" calcext:value-type="float">
            <text:p>4</text:p>
          </table:table-cell>
          <table:table-cell table:formula="of:=CONCATENATE([.B715]&amp;&quot; &quot;&amp;[.C715])" office:value-type="string" office:string-value="H3.62 Affleurements et rochers érodés à végétation clairsemée" calcext:value-type="string">
            <text:p>H3.62 Affleurements et rochers érodés à végétation clairsemée</text:p>
          </table:table-cell>
          <table:table-cell table:number-columns-repeated="1019"/>
        </table:table-row>
        <table:table-row table:style-name="ro7">
          <table:table-cell table:style-name="ce36" office:value-type="float" office:value="630" calcext:value-type="float">
            <text:p>630</text:p>
          </table:table-cell>
          <table:table-cell table:style-name="ce36" office:value-type="string" calcext:value-type="string">
            <text:p>H5</text:p>
          </table:table-cell>
          <table:table-cell table:style-name="ce85" office:value-type="string" calcext:value-type="string">
            <text:p>Habitats continentaux divers sans végétation ou à végétation clairsemée</text:p>
          </table:table-cell>
          <table:table-cell table:style-name="ce36" office:value-type="float" office:value="2" calcext:value-type="float">
            <text:p>2</text:p>
          </table:table-cell>
          <table:table-cell table:formula="of:=CONCATENATE([.B716]&amp;&quot; &quot;&amp;[.C716])" office:value-type="string" office:string-value="H5 Habitats continentaux divers sans végétation ou à végétation clairsemée" calcext:value-type="string">
            <text:p>H5 Habitats continentaux divers sans végétation ou à végétation clairsemée</text:p>
          </table:table-cell>
          <table:table-cell table:number-columns-repeated="1019"/>
        </table:table-row>
        <table:table-row table:style-name="ro1">
          <table:table-cell table:style-name="ce37" office:value-type="float" office:value="1873" calcext:value-type="float">
            <text:p>1873</text:p>
          </table:table-cell>
          <table:table-cell table:style-name="ce37" office:value-type="string" calcext:value-type="string">
            <text:p>H5.4</text:p>
          </table:table-cell>
          <table:table-cell table:style-name="ce86" office:value-type="string" calcext:value-type="string">
            <text:p>Substrats organiques secs avec peu ou pas de végétation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717]&amp;&quot; &quot;&amp;[.C717])" office:value-type="string" office:string-value="H5.4 Substrats organiques secs avec peu ou pas de végétation" calcext:value-type="string">
            <text:p>H5.4 Substrats organiques secs avec peu ou pas de végétation</text:p>
          </table:table-cell>
          <table:table-cell table:number-columns-repeated="1019"/>
        </table:table-row>
        <table:table-row table:style-name="ro1">
          <table:table-cell table:style-name="ce37" office:value-type="float" office:value="1874" calcext:value-type="float">
            <text:p>1874</text:p>
          </table:table-cell>
          <table:table-cell table:style-name="ce37" office:value-type="string" calcext:value-type="string">
            <text:p>H5.5</text:p>
          </table:table-cell>
          <table:table-cell table:style-name="ce86" office:value-type="string" calcext:value-type="string">
            <text:p>Zones incendiées avec peu ou pas de végétation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718]&amp;&quot; &quot;&amp;[.C718])" office:value-type="string" office:string-value="H5.5 Zones incendiées avec peu ou pas de végétation" calcext:value-type="string">
            <text:p>H5.5 Zones incendiées avec peu ou pas de végétation</text:p>
          </table:table-cell>
          <table:table-cell table:number-columns-repeated="1019"/>
        </table:table-row>
        <table:table-row table:style-name="ro1">
          <table:table-cell table:style-name="ce38" office:value-type="float" office:value="5795" calcext:value-type="float">
            <text:p>5795</text:p>
          </table:table-cell>
          <table:table-cell table:style-name="ce38" office:value-type="string" calcext:value-type="string">
            <text:p>H5.51</text:p>
          </table:table-cell>
          <table:table-cell table:style-name="ce87" office:value-type="string" calcext:value-type="string">
            <text:p>Sols incendiées récemment sans végétation</text:p>
          </table:table-cell>
          <table:table-cell table:style-name="ce38" office:value-type="float" office:value="4" calcext:value-type="float">
            <text:p>4</text:p>
          </table:table-cell>
          <table:table-cell table:formula="of:=CONCATENATE([.B719]&amp;&quot; &quot;&amp;[.C719])" office:value-type="string" office:string-value="H5.51 Sols incendiées récemment sans végétation" calcext:value-type="string">
            <text:p>H5.51 Sols incendiées récemment sans végétation</text:p>
          </table:table-cell>
          <table:table-cell table:number-columns-repeated="1019"/>
        </table:table-row>
        <table:table-row table:style-name="ro1">
          <table:table-cell table:style-name="ce38" office:value-type="float" office:value="5796" calcext:value-type="float">
            <text:p>5796</text:p>
          </table:table-cell>
          <table:table-cell table:style-name="ce38" office:value-type="string" calcext:value-type="string">
            <text:p>H5.52</text:p>
          </table:table-cell>
          <table:table-cell table:style-name="ce87" office:value-type="string" calcext:value-type="string">
            <text:p>Zones incendiées faiblement végétalisées</text:p>
          </table:table-cell>
          <table:table-cell table:style-name="ce38" office:value-type="float" office:value="4" calcext:value-type="float">
            <text:p>4</text:p>
          </table:table-cell>
          <table:table-cell table:formula="of:=CONCATENATE([.B720]&amp;&quot; &quot;&amp;[.C720])" office:value-type="string" office:string-value="H5.52 Zones incendiées faiblement végétalisées" calcext:value-type="string">
            <text:p>H5.52 Zones incendiées faiblement végétalisées</text:p>
          </table:table-cell>
          <table:table-cell table:number-columns-repeated="1019"/>
        </table:table-row>
        <table:table-row table:style-name="ro1">
          <table:table-cell table:style-name="ce37" office:value-type="float" office:value="1875" calcext:value-type="float">
            <text:p>1875</text:p>
          </table:table-cell>
          <table:table-cell table:style-name="ce37" office:value-type="string" calcext:value-type="string">
            <text:p>H5.6</text:p>
          </table:table-cell>
          <table:table-cell table:style-name="ce86" office:value-type="string" calcext:value-type="string">
            <text:p>Zones piétinées</text:p>
          </table:table-cell>
          <table:table-cell table:style-name="ce37" office:value-type="float" office:value="3" calcext:value-type="float">
            <text:p>3</text:p>
          </table:table-cell>
          <table:table-cell table:formula="of:=CONCATENATE([.B721]&amp;&quot; &quot;&amp;[.C721])" office:value-type="string" office:string-value="H5.6 Zones piétinées" calcext:value-type="string">
            <text:p>H5.6 Zones piétinées</text:p>
          </table:table-cell>
          <table:table-cell table:number-columns-repeated="1019"/>
        </table:table-row>
        <table:table-row table:style-name="ro1">
          <table:table-cell table:style-name="ce38" office:value-type="float" office:value="5797" calcext:value-type="float">
            <text:p>5797</text:p>
          </table:table-cell>
          <table:table-cell table:style-name="ce38" office:value-type="string" calcext:value-type="string">
            <text:p>H5.61</text:p>
          </table:table-cell>
          <table:table-cell table:style-name="ce87" office:value-type="string" calcext:value-type="string">
            <text:p>Sentiers</text:p>
          </table:table-cell>
          <table:table-cell table:style-name="ce38" office:value-type="float" office:value="4" calcext:value-type="float">
            <text:p>4</text:p>
          </table:table-cell>
          <table:table-cell table:formula="of:=CONCATENATE([.B722]&amp;&quot; &quot;&amp;[.C722])" office:value-type="string" office:string-value="H5.61 Sentiers" calcext:value-type="string">
            <text:p>H5.61 Sentiers</text:p>
          </table:table-cell>
          <table:table-cell table:number-columns-repeated="1019"/>
        </table:table-row>
        <table:table-row table:style-name="ro18">
          <table:table-cell table:style-name="ce39" office:value-type="float" office:value="88" calcext:value-type="float">
            <text:p>88</text:p>
          </table:table-cell>
          <table:table-cell table:style-name="ce39" office:value-type="string" calcext:value-type="string">
            <text:p>I</text:p>
          </table:table-cell>
          <table:table-cell table:style-name="ce88" office:value-type="string" calcext:value-type="string">
            <text:p>Habitats agricoles, horticoles et domestiques régulièrement ou récemment cultivés</text:p>
          </table:table-cell>
          <table:table-cell table:style-name="ce39" office:value-type="float" office:value="1" calcext:value-type="float">
            <text:p>1</text:p>
          </table:table-cell>
          <table:table-cell table:formula="of:=CONCATENATE([.B723]&amp;&quot; &quot;&amp;[.C723])" office:value-type="string" office:string-value="I Habitats agricoles, horticoles et domestiques régulièrement ou récemment cultivés" calcext:value-type="string">
            <text:p>I Habitats agricoles, horticoles et domestiques régulièrement ou récemment cultivés</text:p>
          </table:table-cell>
          <table:table-cell table:number-columns-repeated="1019"/>
        </table:table-row>
        <table:table-row table:style-name="ro3">
          <table:table-cell table:style-name="ce40" office:value-type="float" office:value="651" calcext:value-type="float">
            <text:p>651</text:p>
          </table:table-cell>
          <table:table-cell table:style-name="ce40" office:value-type="string" calcext:value-type="string">
            <text:p>I1</text:p>
          </table:table-cell>
          <table:table-cell table:style-name="ce89" office:value-type="string" calcext:value-type="string">
            <text:p>Cultures et jardins maraîchers</text:p>
          </table:table-cell>
          <table:table-cell table:style-name="ce40" office:value-type="float" office:value="2" calcext:value-type="float">
            <text:p>2</text:p>
          </table:table-cell>
          <table:table-cell table:formula="of:=CONCATENATE([.B724]&amp;&quot; &quot;&amp;[.C724])" office:value-type="string" office:string-value="I1 Cultures et jardins maraîchers" calcext:value-type="string">
            <text:p>I1 Cultures et jardins maraîchers</text:p>
          </table:table-cell>
          <table:table-cell table:number-columns-repeated="1019"/>
        </table:table-row>
        <table:table-row table:style-name="ro1">
          <table:table-cell table:style-name="ce41" office:value-type="float" office:value="1892" calcext:value-type="float">
            <text:p>1892</text:p>
          </table:table-cell>
          <table:table-cell table:style-name="ce41" office:value-type="string" calcext:value-type="string">
            <text:p>I1.1</text:p>
          </table:table-cell>
          <table:table-cell table:style-name="ce90" office:value-type="string" calcext:value-type="string">
            <text:p>Monocultures intensives</text:p>
          </table:table-cell>
          <table:table-cell table:style-name="ce41" office:value-type="float" office:value="3" calcext:value-type="float">
            <text:p>3</text:p>
          </table:table-cell>
          <table:table-cell table:formula="of:=CONCATENATE([.B725]&amp;&quot; &quot;&amp;[.C725])" office:value-type="string" office:string-value="I1.1 Monocultures intensives" calcext:value-type="string">
            <text:p>I1.1 Monocultures intensives</text:p>
          </table:table-cell>
          <table:table-cell table:number-columns-repeated="1019"/>
        </table:table-row>
        <table:table-row table:style-name="ro1">
          <table:table-cell table:style-name="ce42" office:value-type="float" office:value="5839" calcext:value-type="float">
            <text:p>5839</text:p>
          </table:table-cell>
          <table:table-cell table:style-name="ce42" office:value-type="string" calcext:value-type="string">
            <text:p>I1.11</text:p>
          </table:table-cell>
          <table:table-cell table:style-name="ce91" office:value-type="string" calcext:value-type="string">
            <text:p>Grandes monocultures intensives (&gt; 25ha)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26]&amp;&quot; &quot;&amp;[.C726])" office:value-type="string" office:string-value="I1.11 Grandes monocultures intensives (&gt; 25ha)" calcext:value-type="string">
            <text:p>I1.11 Grandes monocultures intensives (&gt; 25ha)</text:p>
          </table:table-cell>
          <table:table-cell table:number-columns-repeated="1019"/>
        </table:table-row>
        <table:table-row table:style-name="ro1">
          <table:table-cell table:style-name="ce42" office:value-type="float" office:value="5840" calcext:value-type="float">
            <text:p>5840</text:p>
          </table:table-cell>
          <table:table-cell table:style-name="ce42" office:value-type="string" calcext:value-type="string">
            <text:p>I1.12</text:p>
          </table:table-cell>
          <table:table-cell table:style-name="ce91" office:value-type="string" calcext:value-type="string">
            <text:p>Monocultures intensives de taille moyenne (1-25ha)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27]&amp;&quot; &quot;&amp;[.C727])" office:value-type="string" office:string-value="I1.12 Monocultures intensives de taille moyenne (1-25ha)" calcext:value-type="string">
            <text:p>I1.12 Monocultures intensives de taille moyenne (1-25ha)</text:p>
          </table:table-cell>
          <table:table-cell table:number-columns-repeated="1019"/>
        </table:table-row>
        <table:table-row table:style-name="ro1">
          <table:table-cell table:style-name="ce42" office:value-type="float" office:value="5841" calcext:value-type="float">
            <text:p>5841</text:p>
          </table:table-cell>
          <table:table-cell table:style-name="ce42" office:value-type="string" calcext:value-type="string">
            <text:p>I1.13</text:p>
          </table:table-cell>
          <table:table-cell table:style-name="ce91" office:value-type="string" calcext:value-type="string">
            <text:p>Petites monocultures intensives (&lt; 1ha)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28]&amp;&quot; &quot;&amp;[.C728])" office:value-type="string" office:string-value="I1.13 Petites monocultures intensives (&lt; 1ha)" calcext:value-type="string">
            <text:p>I1.13 Petites monocultures intensives (&lt; 1ha)</text:p>
          </table:table-cell>
          <table:table-cell table:number-columns-repeated="1019"/>
        </table:table-row>
        <table:table-row table:style-name="ro1">
          <table:table-cell table:style-name="ce41" office:value-type="float" office:value="1893" calcext:value-type="float">
            <text:p>1893</text:p>
          </table:table-cell>
          <table:table-cell table:style-name="ce41" office:value-type="string" calcext:value-type="string">
            <text:p>I1.2</text:p>
          </table:table-cell>
          <table:table-cell table:style-name="ce90" office:value-type="string" calcext:value-type="string">
            <text:p>Cultures mixtes des jardins maraîchers et horticulture</text:p>
          </table:table-cell>
          <table:table-cell table:style-name="ce41" office:value-type="float" office:value="3" calcext:value-type="float">
            <text:p>3</text:p>
          </table:table-cell>
          <table:table-cell table:formula="of:=CONCATENATE([.B729]&amp;&quot; &quot;&amp;[.C729])" office:value-type="string" office:string-value="I1.2 Cultures mixtes des jardins maraîchers et horticulture" calcext:value-type="string">
            <text:p>I1.2 Cultures mixtes des jardins maraîchers et horticulture</text:p>
          </table:table-cell>
          <table:table-cell table:number-columns-repeated="1019"/>
        </table:table-row>
        <table:table-row table:style-name="ro1">
          <table:table-cell table:style-name="ce42" office:value-type="float" office:value="5842" calcext:value-type="float">
            <text:p>5842</text:p>
          </table:table-cell>
          <table:table-cell table:style-name="ce42" office:value-type="string" calcext:value-type="string">
            <text:p>I1.21</text:p>
          </table:table-cell>
          <table:table-cell table:style-name="ce91" office:value-type="string" calcext:value-type="string">
            <text:p>Jardins maraîchers et horticulture à grande échelle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30]&amp;&quot; &quot;&amp;[.C730])" office:value-type="string" office:string-value="I1.21 Jardins maraîchers et horticulture à grande échelle" calcext:value-type="string">
            <text:p>I1.21 Jardins maraîchers et horticulture à grande échelle</text:p>
          </table:table-cell>
          <table:table-cell table:number-columns-repeated="1019"/>
        </table:table-row>
        <table:table-row table:style-name="ro4">
          <table:table-cell table:style-name="ce42" office:value-type="float" office:value="5843" calcext:value-type="float">
            <text:p>5843</text:p>
          </table:table-cell>
          <table:table-cell table:style-name="ce42" office:value-type="string" calcext:value-type="string">
            <text:p>I1.22</text:p>
          </table:table-cell>
          <table:table-cell table:style-name="ce91" office:value-type="string" calcext:value-type="string">
            <text:p>Jardins maraîchers et horticulture à petite échelle, incluant les jardins ouvriers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31]&amp;&quot; &quot;&amp;[.C731])" office:value-type="string" office:string-value="I1.22 Jardins maraîchers et horticulture à petite échelle, incluant les jardins ouvriers" calcext:value-type="string">
            <text:p>I1.22 Jardins maraîchers et horticulture à petite échelle, incluant les jardins ouvriers</text:p>
          </table:table-cell>
          <table:table-cell table:number-columns-repeated="1019"/>
        </table:table-row>
        <table:table-row table:style-name="ro1">
          <table:table-cell table:style-name="ce41" office:value-type="float" office:value="1894" calcext:value-type="float">
            <text:p>1894</text:p>
          </table:table-cell>
          <table:table-cell table:style-name="ce41" office:value-type="string" calcext:value-type="string">
            <text:p>I1.3</text:p>
          </table:table-cell>
          <table:table-cell table:style-name="ce90" office:value-type="string" calcext:value-type="string">
            <text:p>Terres arables à monocultures extensives</text:p>
          </table:table-cell>
          <table:table-cell table:style-name="ce41" office:value-type="float" office:value="3" calcext:value-type="float">
            <text:p>3</text:p>
          </table:table-cell>
          <table:table-cell table:formula="of:=CONCATENATE([.B732]&amp;&quot; &quot;&amp;[.C732])" office:value-type="string" office:string-value="I1.3 Terres arables à monocultures extensives" calcext:value-type="string">
            <text:p>I1.3 Terres arables à monocultures extensives</text:p>
          </table:table-cell>
          <table:table-cell table:number-columns-repeated="1019"/>
        </table:table-row>
        <table:table-row table:style-name="ro1">
          <table:table-cell table:style-name="ce41" office:value-type="float" office:value="1895" calcext:value-type="float">
            <text:p>1895</text:p>
          </table:table-cell>
          <table:table-cell table:style-name="ce41" office:value-type="string" calcext:value-type="string">
            <text:p>I1.4</text:p>
          </table:table-cell>
          <table:table-cell table:style-name="ce90" office:value-type="string" calcext:value-type="string">
            <text:p>Cultures inondées ou inondables, y compris les rizières</text:p>
          </table:table-cell>
          <table:table-cell table:style-name="ce41" office:value-type="float" office:value="3" calcext:value-type="float">
            <text:p>3</text:p>
          </table:table-cell>
          <table:table-cell table:formula="of:=CONCATENATE([.B733]&amp;&quot; &quot;&amp;[.C733])" office:value-type="string" office:string-value="I1.4 Cultures inondées ou inondables, y compris les rizières" calcext:value-type="string">
            <text:p>I1.4 Cultures inondées ou inondables, y compris les rizières</text:p>
          </table:table-cell>
          <table:table-cell table:number-columns-repeated="1019"/>
        </table:table-row>
        <table:table-row table:style-name="ro4">
          <table:table-cell table:style-name="ce41" office:value-type="float" office:value="1896" calcext:value-type="float">
            <text:p>1896</text:p>
          </table:table-cell>
          <table:table-cell table:style-name="ce41" office:value-type="string" calcext:value-type="string">
            <text:p>I1.5</text:p>
          </table:table-cell>
          <table:table-cell table:style-name="ce90" office:value-type="string" calcext:value-type="string">
            <text:p>Friches, jachères ou terres arables récemment abandonnées</text:p>
          </table:table-cell>
          <table:table-cell table:style-name="ce41" office:value-type="float" office:value="3" calcext:value-type="float">
            <text:p>3</text:p>
          </table:table-cell>
          <table:table-cell table:formula="of:=CONCATENATE([.B734]&amp;&quot; &quot;&amp;[.C734])" office:value-type="string" office:string-value="I1.5 Friches, jachères ou terres arables récemment abandonnées" calcext:value-type="string">
            <text:p>I1.5 Friches, jachères ou terres arables récemment abandonnées</text:p>
          </table:table-cell>
          <table:table-cell table:number-columns-repeated="1019"/>
        </table:table-row>
        <table:table-row table:style-name="ro1">
          <table:table-cell table:style-name="ce42" office:value-type="float" office:value="5850" calcext:value-type="float">
            <text:p>5850</text:p>
          </table:table-cell>
          <table:table-cell table:style-name="ce42" office:value-type="string" calcext:value-type="string">
            <text:p>I1.51</text:p>
          </table:table-cell>
          <table:table-cell table:style-name="ce91" office:value-type="string" calcext:value-type="string">
            <text:p>Terres labourées nues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35]&amp;&quot; &quot;&amp;[.C735])" office:value-type="string" office:string-value="I1.51 Terres labourées nues" calcext:value-type="string">
            <text:p>I1.51 Terres labourées nues</text:p>
          </table:table-cell>
          <table:table-cell table:number-columns-repeated="1019"/>
        </table:table-row>
        <table:table-row table:style-name="ro4">
          <table:table-cell table:style-name="ce42" office:value-type="float" office:value="5851" calcext:value-type="float">
            <text:p>5851</text:p>
          </table:table-cell>
          <table:table-cell table:style-name="ce42" office:value-type="string" calcext:value-type="string">
            <text:p>I1.52</text:p>
          </table:table-cell>
          <table:table-cell table:style-name="ce91" office:value-type="string" calcext:value-type="string">
            <text:p>Jachères non inondées avec communautés rudérales annuelles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36]&amp;&quot; &quot;&amp;[.C736])" office:value-type="string" office:string-value="I1.52 Jachères non inondées avec communautés rudérales annuelles" calcext:value-type="string">
            <text:p>I1.52 Jachères non inondées avec communautés rudérales annuelles</text:p>
          </table:table-cell>
          <table:table-cell table:number-columns-repeated="1019"/>
        </table:table-row>
        <table:table-row table:style-name="ro4">
          <table:table-cell table:style-name="ce42" office:value-type="float" office:value="5852" calcext:value-type="float">
            <text:p>5852</text:p>
          </table:table-cell>
          <table:table-cell table:style-name="ce42" office:value-type="string" calcext:value-type="string">
            <text:p>I1.53</text:p>
          </table:table-cell>
          <table:table-cell table:style-name="ce91" office:value-type="string" calcext:value-type="string">
            <text:p>Jachères non inondées avec communautés rudérales annuelles ou vivaces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37]&amp;&quot; &quot;&amp;[.C737])" office:value-type="string" office:string-value="I1.53 Jachères non inondées avec communautés rudérales annuelles ou vivaces" calcext:value-type="string">
            <text:p>I1.53 Jachères non inondées avec communautés rudérales annuelles ou vivaces</text:p>
          </table:table-cell>
          <table:table-cell table:number-columns-repeated="1019"/>
        </table:table-row>
        <table:table-row table:style-name="ro1">
          <table:table-cell table:style-name="ce42" office:value-type="float" office:value="5853" calcext:value-type="float">
            <text:p>5853</text:p>
          </table:table-cell>
          <table:table-cell table:style-name="ce42" office:value-type="string" calcext:value-type="string">
            <text:p>I1.54</text:p>
          </table:table-cell>
          <table:table-cell table:style-name="ce91" office:value-type="string" calcext:value-type="string">
            <text:p>Jachères inondées avec communautés rudérales annuelles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38]&amp;&quot; &quot;&amp;[.C738])" office:value-type="string" office:string-value="I1.54 Jachères inondées avec communautés rudérales annuelles" calcext:value-type="string">
            <text:p>I1.54 Jachères inondées avec communautés rudérales annuelles</text:p>
          </table:table-cell>
          <table:table-cell table:number-columns-repeated="1019"/>
        </table:table-row>
        <table:table-row table:style-name="ro4">
          <table:table-cell table:style-name="ce42" office:value-type="float" office:value="5854" calcext:value-type="float">
            <text:p>5854</text:p>
          </table:table-cell>
          <table:table-cell table:style-name="ce42" office:value-type="string" calcext:value-type="string">
            <text:p>I1.55</text:p>
          </table:table-cell>
          <table:table-cell table:style-name="ce91" office:value-type="string" calcext:value-type="string">
            <text:p>Jachères inondées avec communautés rudérales annuelles ou vivaces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39]&amp;&quot; &quot;&amp;[.C739])" office:value-type="string" office:string-value="I1.55 Jachères inondées avec communautés rudérales annuelles ou vivaces" calcext:value-type="string">
            <text:p>I1.55 Jachères inondées avec communautés rudérales annuelles ou vivaces</text:p>
          </table:table-cell>
          <table:table-cell table:number-columns-repeated="1019"/>
        </table:table-row>
        <table:table-row table:style-name="ro3">
          <table:table-cell table:style-name="ce40" office:value-type="float" office:value="652" calcext:value-type="float">
            <text:p>652</text:p>
          </table:table-cell>
          <table:table-cell table:style-name="ce40" office:value-type="string" calcext:value-type="string">
            <text:p>I2</text:p>
          </table:table-cell>
          <table:table-cell table:style-name="ce89" office:value-type="string" calcext:value-type="string">
            <text:p>Zones cultivées des jardins et des parcs</text:p>
          </table:table-cell>
          <table:table-cell table:style-name="ce40" office:value-type="float" office:value="2" calcext:value-type="float">
            <text:p>2</text:p>
          </table:table-cell>
          <table:table-cell table:formula="of:=CONCATENATE([.B740]&amp;&quot; &quot;&amp;[.C740])" office:value-type="string" office:string-value="I2 Zones cultivées des jardins et des parcs" calcext:value-type="string">
            <text:p>I2 Zones cultivées des jardins et des parcs</text:p>
          </table:table-cell>
          <table:table-cell table:number-columns-repeated="1019"/>
        </table:table-row>
        <table:table-row table:style-name="ro1">
          <table:table-cell table:style-name="ce41" office:value-type="float" office:value="1898" calcext:value-type="float">
            <text:p>1898</text:p>
          </table:table-cell>
          <table:table-cell table:style-name="ce41" office:value-type="string" calcext:value-type="string">
            <text:p>I2.1</text:p>
          </table:table-cell>
          <table:table-cell table:style-name="ce90" office:value-type="string" calcext:value-type="string">
            <text:p>Grands jardins ornementaux</text:p>
          </table:table-cell>
          <table:table-cell table:style-name="ce41" office:value-type="float" office:value="3" calcext:value-type="float">
            <text:p>3</text:p>
          </table:table-cell>
          <table:table-cell table:formula="of:=CONCATENATE([.B741]&amp;&quot; &quot;&amp;[.C741])" office:value-type="string" office:string-value="I2.1 Grands jardins ornementaux" calcext:value-type="string">
            <text:p>I2.1 Grands jardins ornementaux</text:p>
          </table:table-cell>
          <table:table-cell table:number-columns-repeated="1019"/>
        </table:table-row>
        <table:table-row table:style-name="ro4">
          <table:table-cell table:style-name="ce42" office:value-type="float" office:value="5858" calcext:value-type="float">
            <text:p>5858</text:p>
          </table:table-cell>
          <table:table-cell table:style-name="ce42" office:value-type="string" calcext:value-type="string">
            <text:p>I2.11</text:p>
          </table:table-cell>
          <table:table-cell table:style-name="ce91" office:value-type="string" calcext:value-type="string">
            <text:p>Parterres, tonnelles et massifs d'arbustes des jardins publics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42]&amp;&quot; &quot;&amp;[.C742])" office:value-type="string" office:string-value="I2.11 Parterres, tonnelles et massifs d'arbustes des jardins publics" calcext:value-type="string">
            <text:p>I2.11 Parterres, tonnelles et massifs d'arbustes des jardins publics</text:p>
          </table:table-cell>
          <table:table-cell table:number-columns-repeated="1019"/>
        </table:table-row>
        <table:table-row table:style-name="ro1">
          <table:table-cell table:style-name="ce42" office:value-type="float" office:value="5859" calcext:value-type="float">
            <text:p>5859</text:p>
          </table:table-cell>
          <table:table-cell table:style-name="ce42" office:value-type="string" calcext:value-type="string">
            <text:p>I2.12</text:p>
          </table:table-cell>
          <table:table-cell table:style-name="ce91" office:value-type="string" calcext:value-type="string">
            <text:p>Jardins botaniques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43]&amp;&quot; &quot;&amp;[.C743])" office:value-type="string" office:string-value="I2.12 Jardins botaniques" calcext:value-type="string">
            <text:p>I2.12 Jardins botaniques</text:p>
          </table:table-cell>
          <table:table-cell table:number-columns-repeated="1019"/>
        </table:table-row>
        <table:table-row table:style-name="ro1">
          <table:table-cell table:style-name="ce41" office:value-type="float" office:value="1899" calcext:value-type="float">
            <text:p>1899</text:p>
          </table:table-cell>
          <table:table-cell table:style-name="ce41" office:value-type="string" calcext:value-type="string">
            <text:p>I2.2</text:p>
          </table:table-cell>
          <table:table-cell table:style-name="ce90" office:value-type="string" calcext:value-type="string">
            <text:p>Petits jardins ornementaux et domestiques</text:p>
          </table:table-cell>
          <table:table-cell table:style-name="ce41" office:value-type="float" office:value="3" calcext:value-type="float">
            <text:p>3</text:p>
          </table:table-cell>
          <table:table-cell table:formula="of:=CONCATENATE([.B744]&amp;&quot; &quot;&amp;[.C744])" office:value-type="string" office:string-value="I2.2 Petits jardins ornementaux et domestiques" calcext:value-type="string">
            <text:p>I2.2 Petits jardins ornementaux et domestiques</text:p>
          </table:table-cell>
          <table:table-cell table:number-columns-repeated="1019"/>
        </table:table-row>
        <table:table-row table:style-name="ro1">
          <table:table-cell table:style-name="ce42" office:value-type="float" office:value="5860" calcext:value-type="float">
            <text:p>5860</text:p>
          </table:table-cell>
          <table:table-cell table:style-name="ce42" office:value-type="string" calcext:value-type="string">
            <text:p>I2.21</text:p>
          </table:table-cell>
          <table:table-cell table:style-name="ce91" office:value-type="string" calcext:value-type="string">
            <text:p>Jardins ornementaux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45]&amp;&quot; &quot;&amp;[.C745])" office:value-type="string" office:string-value="I2.21 Jardins ornementaux" calcext:value-type="string">
            <text:p>I2.21 Jardins ornementaux</text:p>
          </table:table-cell>
          <table:table-cell table:number-columns-repeated="1019"/>
        </table:table-row>
        <table:table-row table:style-name="ro1">
          <table:table-cell table:style-name="ce42" office:value-type="float" office:value="5861" calcext:value-type="float">
            <text:p>5861</text:p>
          </table:table-cell>
          <table:table-cell table:style-name="ce42" office:value-type="string" calcext:value-type="string">
            <text:p>I2.22</text:p>
          </table:table-cell>
          <table:table-cell table:style-name="ce91" office:value-type="string" calcext:value-type="string">
            <text:p>Jardins potagers de subsistance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46]&amp;&quot; &quot;&amp;[.C746])" office:value-type="string" office:string-value="I2.22 Jardins potagers de subsistance" calcext:value-type="string">
            <text:p>I2.22 Jardins potagers de subsistance</text:p>
          </table:table-cell>
          <table:table-cell table:number-columns-repeated="1019"/>
        </table:table-row>
        <table:table-row table:style-name="ro1">
          <table:table-cell table:style-name="ce42" office:value-type="float" office:value="5862" calcext:value-type="float">
            <text:p>5862</text:p>
          </table:table-cell>
          <table:table-cell table:style-name="ce42" office:value-type="string" calcext:value-type="string">
            <text:p>I2.23</text:p>
          </table:table-cell>
          <table:table-cell table:style-name="ce91" office:value-type="string" calcext:value-type="string">
            <text:p>Petits parcs et squares citadins</text:p>
          </table:table-cell>
          <table:table-cell table:style-name="ce42" office:value-type="float" office:value="4" calcext:value-type="float">
            <text:p>4</text:p>
          </table:table-cell>
          <table:table-cell table:formula="of:=CONCATENATE([.B747]&amp;&quot; &quot;&amp;[.C747])" office:value-type="string" office:string-value="I2.23 Petits parcs et squares citadins" calcext:value-type="string">
            <text:p>I2.23 Petits parcs et squares citadins</text:p>
          </table:table-cell>
          <table:table-cell table:number-columns-repeated="1019"/>
        </table:table-row>
        <table:table-row table:style-name="ro1">
          <table:table-cell table:style-name="ce41" office:value-type="float" office:value="1900" calcext:value-type="float">
            <text:p>1900</text:p>
          </table:table-cell>
          <table:table-cell table:style-name="ce41" office:value-type="string" calcext:value-type="string">
            <text:p>I2.3</text:p>
          </table:table-cell>
          <table:table-cell table:style-name="ce90" office:value-type="string" calcext:value-type="string">
            <text:p>Zones de jardins abandonnées récemment</text:p>
          </table:table-cell>
          <table:table-cell table:style-name="ce41" office:value-type="float" office:value="3" calcext:value-type="float">
            <text:p>3</text:p>
          </table:table-cell>
          <table:table-cell table:formula="of:=CONCATENATE([.B748]&amp;&quot; &quot;&amp;[.C748])" office:value-type="string" office:string-value="I2.3 Zones de jardins abandonnées récemment" calcext:value-type="string">
            <text:p>I2.3 Zones de jardins abandonnées récemment</text:p>
          </table:table-cell>
          <table:table-cell table:number-columns-repeated="1019"/>
        </table:table-row>
        <table:table-row table:style-name="ro10">
          <table:table-cell table:style-name="ce43" office:value-type="float" office:value="89" calcext:value-type="float">
            <text:p>89</text:p>
          </table:table-cell>
          <table:table-cell table:style-name="ce43" office:value-type="string" calcext:value-type="string">
            <text:p>J</text:p>
          </table:table-cell>
          <table:table-cell table:style-name="ce92" office:value-type="string" calcext:value-type="string">
            <text:p>Zones bâties, sites industriels et autres habitats artificiels</text:p>
          </table:table-cell>
          <table:table-cell table:style-name="ce43" office:value-type="float" office:value="1" calcext:value-type="float">
            <text:p>1</text:p>
          </table:table-cell>
          <table:table-cell table:formula="of:=CONCATENATE([.B749]&amp;&quot; &quot;&amp;[.C749])" office:value-type="string" office:string-value="J Zones bâties, sites industriels et autres habitats artificiels" calcext:value-type="string">
            <text:p>J Zones bâties, sites industriels et autres habitats artificiels</text:p>
          </table:table-cell>
          <table:table-cell table:number-columns-repeated="1019"/>
        </table:table-row>
        <table:table-row table:style-name="ro3">
          <table:table-cell table:style-name="ce44" office:value-type="float" office:value="654" calcext:value-type="float">
            <text:p>654</text:p>
          </table:table-cell>
          <table:table-cell table:style-name="ce44" office:value-type="string" calcext:value-type="string">
            <text:p>J1</text:p>
          </table:table-cell>
          <table:table-cell table:style-name="ce93" office:value-type="string" calcext:value-type="string">
            <text:p>Bâtiments des villes et des villages</text:p>
          </table:table-cell>
          <table:table-cell table:style-name="ce44" office:value-type="float" office:value="2" calcext:value-type="float">
            <text:p>2</text:p>
          </table:table-cell>
          <table:table-cell table:formula="of:=CONCATENATE([.B750]&amp;&quot; &quot;&amp;[.C750])" office:value-type="string" office:string-value="J1 Bâtiments des villes et des villages" calcext:value-type="string">
            <text:p>J1 Bâtiments des villes et des villages</text:p>
          </table:table-cell>
          <table:table-cell table:number-columns-repeated="1019"/>
        </table:table-row>
        <table:table-row table:style-name="ro1">
          <table:table-cell table:style-name="ce45" office:value-type="float" office:value="1904" calcext:value-type="float">
            <text:p>1904</text:p>
          </table:table-cell>
          <table:table-cell table:style-name="ce45" office:value-type="string" calcext:value-type="string">
            <text:p>J1.1</text:p>
          </table:table-cell>
          <table:table-cell table:style-name="ce94" office:value-type="string" calcext:value-type="string">
            <text:p>Bâtiments résidentiels des villes et des centres-vill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51]&amp;&quot; &quot;&amp;[.C751])" office:value-type="string" office:string-value="J1.1 Bâtiments résidentiels des villes et des centres-villes" calcext:value-type="string">
            <text:p>J1.1 Bâtiments résidentiels des villes et des centres-villes</text:p>
          </table:table-cell>
          <table:table-cell table:number-columns-repeated="1019"/>
        </table:table-row>
        <table:table-row table:style-name="ro4">
          <table:table-cell table:style-name="ce45" office:value-type="float" office:value="1905" calcext:value-type="float">
            <text:p>1905</text:p>
          </table:table-cell>
          <table:table-cell table:style-name="ce45" office:value-type="string" calcext:value-type="string">
            <text:p>J1.2</text:p>
          </table:table-cell>
          <table:table-cell table:style-name="ce94" office:value-type="string" calcext:value-type="string">
            <text:p>Bâtiments résidentiels des villages et des périphéries urbain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52]&amp;&quot; &quot;&amp;[.C752])" office:value-type="string" office:string-value="J1.2 Bâtiments résidentiels des villages et des périphéries urbaines" calcext:value-type="string">
            <text:p>J1.2 Bâtiments résidentiels des villages et des périphéries urbaines</text:p>
          </table:table-cell>
          <table:table-cell table:number-columns-repeated="1019"/>
        </table:table-row>
        <table:table-row table:style-name="ro1">
          <table:table-cell table:style-name="ce45" office:value-type="float" office:value="1906" calcext:value-type="float">
            <text:p>1906</text:p>
          </table:table-cell>
          <table:table-cell table:style-name="ce45" office:value-type="string" calcext:value-type="string">
            <text:p>J1.3</text:p>
          </table:table-cell>
          <table:table-cell table:style-name="ce94" office:value-type="string" calcext:value-type="string">
            <text:p>Bâtiments publics des zones urbaines et périphériqu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53]&amp;&quot; &quot;&amp;[.C753])" office:value-type="string" office:string-value="J1.3 Bâtiments publics des zones urbaines et périphériques" calcext:value-type="string">
            <text:p>J1.3 Bâtiments publics des zones urbaines et périphériques</text:p>
          </table:table-cell>
          <table:table-cell table:number-columns-repeated="1019"/>
        </table:table-row>
        <table:table-row table:style-name="ro1">
          <table:table-cell table:style-name="ce46" office:value-type="float" office:value="5872" calcext:value-type="float">
            <text:p>5872</text:p>
          </table:table-cell>
          <table:table-cell table:style-name="ce46" office:value-type="string" calcext:value-type="string">
            <text:p>J1.31</text:p>
          </table:table-cell>
          <table:table-cell table:style-name="ce95" office:value-type="string" calcext:value-type="string">
            <text:p>Murs des vieilles ville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54]&amp;&quot; &quot;&amp;[.C754])" office:value-type="string" office:string-value="J1.31 Murs des vieilles villes" calcext:value-type="string">
            <text:p>J1.31 Murs des vieilles villes</text:p>
          </table:table-cell>
          <table:table-cell table:number-columns-repeated="1019"/>
        </table:table-row>
        <table:table-row table:style-name="ro4">
          <table:table-cell table:style-name="ce45" office:value-type="float" office:value="1907" calcext:value-type="float">
            <text:p>1907</text:p>
          </table:table-cell>
          <table:table-cell table:style-name="ce45" office:value-type="string" calcext:value-type="string">
            <text:p>J1.4</text:p>
          </table:table-cell>
          <table:table-cell table:style-name="ce94" office:value-type="string" calcext:value-type="string">
            <text:p>Sites industriels et commerciaux en activité des zones urbaines et périphériqu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55]&amp;&quot; &quot;&amp;[.C755])" office:value-type="string" office:string-value="J1.4 Sites industriels et commerciaux en activité des zones urbaines et périphériques" calcext:value-type="string">
            <text:p>J1.4 Sites industriels et commerciaux en activité des zones urbaines et périphériques</text:p>
          </table:table-cell>
          <table:table-cell table:number-columns-repeated="1019"/>
        </table:table-row>
        <table:table-row table:style-name="ro1">
          <table:table-cell table:style-name="ce46" office:value-type="float" office:value="5873" calcext:value-type="float">
            <text:p>5873</text:p>
          </table:table-cell>
          <table:table-cell table:style-name="ce46" office:value-type="string" calcext:value-type="string">
            <text:p>J1.41</text:p>
          </table:table-cell>
          <table:table-cell table:style-name="ce95" office:value-type="string" calcext:value-type="string">
            <text:p>Unités commerciales urbaines et suburbaine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56]&amp;&quot; &quot;&amp;[.C756])" office:value-type="string" office:string-value="J1.41 Unités commerciales urbaines et suburbaines" calcext:value-type="string">
            <text:p>J1.41 Unités commerciales urbaines et suburbaines</text:p>
          </table:table-cell>
          <table:table-cell table:number-columns-repeated="1019"/>
        </table:table-row>
        <table:table-row table:style-name="ro1">
          <table:table-cell table:style-name="ce46" office:value-type="float" office:value="5874" calcext:value-type="float">
            <text:p>5874</text:p>
          </table:table-cell>
          <table:table-cell table:style-name="ce46" office:value-type="string" calcext:value-type="string">
            <text:p>J1.42</text:p>
          </table:table-cell>
          <table:table-cell table:style-name="ce95" office:value-type="string" calcext:value-type="string">
            <text:p>Usines des zones urbaines et suburbaine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57]&amp;&quot; &quot;&amp;[.C757])" office:value-type="string" office:string-value="J1.42 Usines des zones urbaines et suburbaines" calcext:value-type="string">
            <text:p>J1.42 Usines des zones urbaines et suburbaines</text:p>
          </table:table-cell>
          <table:table-cell table:number-columns-repeated="1019"/>
        </table:table-row>
        <table:table-row table:style-name="ro1">
          <table:table-cell table:style-name="ce45" office:value-type="float" office:value="1817" calcext:value-type="float">
            <text:p>1817</text:p>
          </table:table-cell>
          <table:table-cell table:style-name="ce45" office:value-type="string" calcext:value-type="string">
            <text:p>J1.5</text:p>
          </table:table-cell>
          <table:table-cell table:style-name="ce94" office:value-type="string" calcext:value-type="string">
            <text:p>Constructions abandonnées des villes et des villag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58]&amp;&quot; &quot;&amp;[.C758])" office:value-type="string" office:string-value="J1.5 Constructions abandonnées des villes et des villages" calcext:value-type="string">
            <text:p>J1.5 Constructions abandonnées des villes et des villages</text:p>
          </table:table-cell>
          <table:table-cell table:number-columns-repeated="1019"/>
        </table:table-row>
        <table:table-row table:style-name="ro1">
          <table:table-cell table:style-name="ce46" office:value-type="float" office:value="5702" calcext:value-type="float">
            <text:p>5702</text:p>
          </table:table-cell>
          <table:table-cell table:style-name="ce46" office:value-type="string" calcext:value-type="string">
            <text:p>J1.51</text:p>
          </table:table-cell>
          <table:table-cell table:style-name="ce95" office:value-type="string" calcext:value-type="string">
            <text:p>Terrains vagues des zones urbaines et suburbaine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59]&amp;&quot; &quot;&amp;[.C759])" office:value-type="string" office:string-value="J1.51 Terrains vagues des zones urbaines et suburbaines" calcext:value-type="string">
            <text:p>J1.51 Terrains vagues des zones urbaines et suburbaines</text:p>
          </table:table-cell>
          <table:table-cell table:number-columns-repeated="1019"/>
        </table:table-row>
        <table:table-row table:style-name="ro4">
          <table:table-cell table:style-name="ce45" office:value-type="float" office:value="1818" calcext:value-type="float">
            <text:p>1818</text:p>
          </table:table-cell>
          <table:table-cell table:style-name="ce45" office:value-type="string" calcext:value-type="string">
            <text:p>J1.6</text:p>
          </table:table-cell>
          <table:table-cell table:style-name="ce94" office:value-type="string" calcext:value-type="string">
            <text:p>Sites de construction et de démolition en zones urbaines et suburbain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60]&amp;&quot; &quot;&amp;[.C760])" office:value-type="string" office:string-value="J1.6 Sites de construction et de démolition en zones urbaines et suburbaines" calcext:value-type="string">
            <text:p>J1.6 Sites de construction et de démolition en zones urbaines et suburbaines</text:p>
          </table:table-cell>
          <table:table-cell table:number-columns-repeated="1019"/>
        </table:table-row>
        <table:table-row table:style-name="ro1">
          <table:table-cell table:style-name="ce45" office:value-type="float" office:value="1819" calcext:value-type="float">
            <text:p>1819</text:p>
          </table:table-cell>
          <table:table-cell table:style-name="ce45" office:value-type="string" calcext:value-type="string">
            <text:p>J1.7</text:p>
          </table:table-cell>
          <table:table-cell table:style-name="ce94" office:value-type="string" calcext:value-type="string">
            <text:p>Habitats résidentiels très denses, temporair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61]&amp;&quot; &quot;&amp;[.C761])" office:value-type="string" office:string-value="J1.7 Habitats résidentiels très denses, temporaires" calcext:value-type="string">
            <text:p>J1.7 Habitats résidentiels très denses, temporaires</text:p>
          </table:table-cell>
          <table:table-cell table:number-columns-repeated="1019"/>
        </table:table-row>
        <table:table-row table:style-name="ro3">
          <table:table-cell table:style-name="ce44" office:value-type="float" office:value="620" calcext:value-type="float">
            <text:p>620</text:p>
          </table:table-cell>
          <table:table-cell table:style-name="ce44" office:value-type="string" calcext:value-type="string">
            <text:p>J2</text:p>
          </table:table-cell>
          <table:table-cell table:style-name="ce93" office:value-type="string" calcext:value-type="string">
            <text:p>Constructions à faible densité</text:p>
          </table:table-cell>
          <table:table-cell table:style-name="ce44" office:value-type="float" office:value="2" calcext:value-type="float">
            <text:p>2</text:p>
          </table:table-cell>
          <table:table-cell table:formula="of:=CONCATENATE([.B762]&amp;&quot; &quot;&amp;[.C762])" office:value-type="string" office:string-value="J2 Constructions à faible densité" calcext:value-type="string">
            <text:p>J2 Constructions à faible densité</text:p>
          </table:table-cell>
          <table:table-cell table:number-columns-repeated="1019"/>
        </table:table-row>
        <table:table-row table:style-name="ro1">
          <table:table-cell table:style-name="ce45" office:value-type="float" office:value="1820" calcext:value-type="float">
            <text:p>1820</text:p>
          </table:table-cell>
          <table:table-cell table:style-name="ce45" office:value-type="string" calcext:value-type="string">
            <text:p>J2.1</text:p>
          </table:table-cell>
          <table:table-cell table:style-name="ce94" office:value-type="string" calcext:value-type="string">
            <text:p>Habitats résidentiels dispersé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63]&amp;&quot; &quot;&amp;[.C763])" office:value-type="string" office:string-value="J2.1 Habitats résidentiels dispersés" calcext:value-type="string">
            <text:p>J2.1 Habitats résidentiels dispersés</text:p>
          </table:table-cell>
          <table:table-cell table:number-columns-repeated="1019"/>
        </table:table-row>
        <table:table-row table:style-name="ro1">
          <table:table-cell table:style-name="ce45" office:value-type="float" office:value="1821" calcext:value-type="float">
            <text:p>1821</text:p>
          </table:table-cell>
          <table:table-cell table:style-name="ce45" office:value-type="string" calcext:value-type="string">
            <text:p>J2.2</text:p>
          </table:table-cell>
          <table:table-cell table:style-name="ce94" office:value-type="string" calcext:value-type="string">
            <text:p>Bâtiments ruraux public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64]&amp;&quot; &quot;&amp;[.C764])" office:value-type="string" office:string-value="J2.2 Bâtiments ruraux publics" calcext:value-type="string">
            <text:p>J2.2 Bâtiments ruraux publics</text:p>
          </table:table-cell>
          <table:table-cell table:number-columns-repeated="1019"/>
        </table:table-row>
        <table:table-row table:style-name="ro4">
          <table:table-cell table:style-name="ce45" office:value-type="float" office:value="1822" calcext:value-type="float">
            <text:p>1822</text:p>
          </table:table-cell>
          <table:table-cell table:style-name="ce45" office:value-type="string" calcext:value-type="string">
            <text:p>J2.3</text:p>
          </table:table-cell>
          <table:table-cell table:style-name="ce94" office:value-type="string" calcext:value-type="string">
            <text:p>Sites industriels et commerciaux encore en activité en zone rurale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65]&amp;&quot; &quot;&amp;[.C765])" office:value-type="string" office:string-value="J2.3 Sites industriels et commerciaux encore en activité en zone rurale" calcext:value-type="string">
            <text:p>J2.3 Sites industriels et commerciaux encore en activité en zone rurale</text:p>
          </table:table-cell>
          <table:table-cell table:number-columns-repeated="1019"/>
        </table:table-row>
        <table:table-row table:style-name="ro1">
          <table:table-cell table:style-name="ce46" office:value-type="float" office:value="5703" calcext:value-type="float">
            <text:p>5703</text:p>
          </table:table-cell>
          <table:table-cell table:style-name="ce46" office:value-type="string" calcext:value-type="string">
            <text:p>J2.31</text:p>
          </table:table-cell>
          <table:table-cell table:style-name="ce95" office:value-type="string" calcext:value-type="string">
            <text:p>Unités commerciales rurale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66]&amp;&quot; &quot;&amp;[.C766])" office:value-type="string" office:string-value="J2.31 Unités commerciales rurales" calcext:value-type="string">
            <text:p>J2.31 Unités commerciales rurales</text:p>
          </table:table-cell>
          <table:table-cell table:number-columns-repeated="1019"/>
        </table:table-row>
        <table:table-row table:style-name="ro1">
          <table:table-cell table:style-name="ce46" office:value-type="float" office:value="5704" calcext:value-type="float">
            <text:p>5704</text:p>
          </table:table-cell>
          <table:table-cell table:style-name="ce46" office:value-type="string" calcext:value-type="string">
            <text:p>J2.32</text:p>
          </table:table-cell>
          <table:table-cell table:style-name="ce95" office:value-type="string" calcext:value-type="string">
            <text:p>Sites industriels ruraux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67]&amp;&quot; &quot;&amp;[.C767])" office:value-type="string" office:string-value="J2.32 Sites industriels ruraux" calcext:value-type="string">
            <text:p>J2.32 Sites industriels ruraux</text:p>
          </table:table-cell>
          <table:table-cell table:number-columns-repeated="1019"/>
        </table:table-row>
        <table:table-row table:style-name="ro1">
          <table:table-cell table:style-name="ce45" office:value-type="float" office:value="1825" calcext:value-type="float">
            <text:p>1825</text:p>
          </table:table-cell>
          <table:table-cell table:style-name="ce45" office:value-type="string" calcext:value-type="string">
            <text:p>J2.4</text:p>
          </table:table-cell>
          <table:table-cell table:style-name="ce94" office:value-type="string" calcext:value-type="string">
            <text:p>Constructions agricol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68]&amp;&quot; &quot;&amp;[.C768])" office:value-type="string" office:string-value="J2.4 Constructions agricoles" calcext:value-type="string">
            <text:p>J2.4 Constructions agricoles</text:p>
          </table:table-cell>
          <table:table-cell table:number-columns-repeated="1019"/>
        </table:table-row>
        <table:table-row table:style-name="ro1">
          <table:table-cell table:style-name="ce46" office:value-type="float" office:value="5713" calcext:value-type="float">
            <text:p>5713</text:p>
          </table:table-cell>
          <table:table-cell table:style-name="ce46" office:value-type="string" calcext:value-type="string">
            <text:p>J2.41</text:p>
          </table:table-cell>
          <table:table-cell table:style-name="ce95" office:value-type="string" calcext:value-type="string">
            <text:p>Bâtiments agricoles (non isolés)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69]&amp;&quot; &quot;&amp;[.C769])" office:value-type="string" office:string-value="J2.41 Bâtiments agricoles (non isolés)" calcext:value-type="string">
            <text:p>J2.41 Bâtiments agricoles (non isolés)</text:p>
          </table:table-cell>
          <table:table-cell table:number-columns-repeated="1019"/>
        </table:table-row>
        <table:table-row table:style-name="ro1">
          <table:table-cell table:style-name="ce46" office:value-type="float" office:value="5714" calcext:value-type="float">
            <text:p>5714</text:p>
          </table:table-cell>
          <table:table-cell table:style-name="ce46" office:value-type="string" calcext:value-type="string">
            <text:p>J2.42</text:p>
          </table:table-cell>
          <table:table-cell table:style-name="ce95" office:value-type="string" calcext:value-type="string">
            <text:p>Bâtiments agricoles isolé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70]&amp;&quot; &quot;&amp;[.C770])" office:value-type="string" office:string-value="J2.42 Bâtiments agricoles isolés" calcext:value-type="string">
            <text:p>J2.42 Bâtiments agricoles isolés</text:p>
          </table:table-cell>
          <table:table-cell table:number-columns-repeated="1019"/>
        </table:table-row>
        <table:table-row table:style-name="ro1">
          <table:table-cell table:style-name="ce46" office:value-type="float" office:value="5715" calcext:value-type="float">
            <text:p>5715</text:p>
          </table:table-cell>
          <table:table-cell table:style-name="ce46" office:value-type="string" calcext:value-type="string">
            <text:p>J2.43</text:p>
          </table:table-cell>
          <table:table-cell table:style-name="ce95" office:value-type="string" calcext:value-type="string">
            <text:p>Serre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71]&amp;&quot; &quot;&amp;[.C771])" office:value-type="string" office:string-value="J2.43 Serres" calcext:value-type="string">
            <text:p>J2.43 Serres</text:p>
          </table:table-cell>
          <table:table-cell table:number-columns-repeated="1019"/>
        </table:table-row>
        <table:table-row table:style-name="ro1">
          <table:table-cell table:style-name="ce45" office:value-type="float" office:value="1826" calcext:value-type="float">
            <text:p>1826</text:p>
          </table:table-cell>
          <table:table-cell table:style-name="ce45" office:value-type="string" calcext:value-type="string">
            <text:p>J2.5</text:p>
          </table:table-cell>
          <table:table-cell table:style-name="ce94" office:value-type="string" calcext:value-type="string">
            <text:p>Délimitations construit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72]&amp;&quot; &quot;&amp;[.C772])" office:value-type="string" office:string-value="J2.5 Délimitations construites" calcext:value-type="string">
            <text:p>J2.5 Délimitations construites</text:p>
          </table:table-cell>
          <table:table-cell table:number-columns-repeated="1019"/>
        </table:table-row>
        <table:table-row table:style-name="ro1">
          <table:table-cell table:style-name="ce46" office:value-type="float" office:value="5716" calcext:value-type="float">
            <text:p>5716</text:p>
          </table:table-cell>
          <table:table-cell table:style-name="ce46" office:value-type="string" calcext:value-type="string">
            <text:p>J2.51</text:p>
          </table:table-cell>
          <table:table-cell table:style-name="ce95" office:value-type="string" calcext:value-type="string">
            <text:p>Clôture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73]&amp;&quot; &quot;&amp;[.C773])" office:value-type="string" office:string-value="J2.51 Clôtures" calcext:value-type="string">
            <text:p>J2.51 Clôtures</text:p>
          </table:table-cell>
          <table:table-cell table:number-columns-repeated="1019"/>
        </table:table-row>
        <table:table-row table:style-name="ro1">
          <table:table-cell table:style-name="ce46" office:value-type="float" office:value="5717" calcext:value-type="float">
            <text:p>5717</text:p>
          </table:table-cell>
          <table:table-cell table:style-name="ce46" office:value-type="string" calcext:value-type="string">
            <text:p>J2.52</text:p>
          </table:table-cell>
          <table:table-cell table:style-name="ce95" office:value-type="string" calcext:value-type="string">
            <text:p>Murs de champ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74]&amp;&quot; &quot;&amp;[.C774])" office:value-type="string" office:string-value="J2.52 Murs de champs" calcext:value-type="string">
            <text:p>J2.52 Murs de champs</text:p>
          </table:table-cell>
          <table:table-cell table:number-columns-repeated="1019"/>
        </table:table-row>
        <table:table-row table:style-name="ro1">
          <table:table-cell table:style-name="ce46" office:value-type="float" office:value="5718" calcext:value-type="float">
            <text:p>5718</text:p>
          </table:table-cell>
          <table:table-cell table:style-name="ce46" office:value-type="string" calcext:value-type="string">
            <text:p>J2.53</text:p>
          </table:table-cell>
          <table:table-cell table:style-name="ce95" office:value-type="string" calcext:value-type="string">
            <text:p>Digues en milieu marin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75]&amp;&quot; &quot;&amp;[.C775])" office:value-type="string" office:string-value="J2.53 Digues en milieu marin" calcext:value-type="string">
            <text:p>J2.53 Digues en milieu marin</text:p>
          </table:table-cell>
          <table:table-cell table:number-columns-repeated="1019"/>
        </table:table-row>
        <table:table-row table:style-name="ro1">
          <table:table-cell table:style-name="ce45" office:value-type="float" office:value="1827" calcext:value-type="float">
            <text:p>1827</text:p>
          </table:table-cell>
          <table:table-cell table:style-name="ce45" office:value-type="string" calcext:value-type="string">
            <text:p>J2.6</text:p>
          </table:table-cell>
          <table:table-cell table:style-name="ce94" office:value-type="string" calcext:value-type="string">
            <text:p>Constructions abandonnées en milieu rural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76]&amp;&quot; &quot;&amp;[.C776])" office:value-type="string" office:string-value="J2.6 Constructions abandonnées en milieu rural" calcext:value-type="string">
            <text:p>J2.6 Constructions abandonnées en milieu rural</text:p>
          </table:table-cell>
          <table:table-cell table:number-columns-repeated="1019"/>
        </table:table-row>
        <table:table-row table:style-name="ro1">
          <table:table-cell table:style-name="ce46" office:value-type="float" office:value="5719" calcext:value-type="float">
            <text:p>5719</text:p>
          </table:table-cell>
          <table:table-cell table:style-name="ce46" office:value-type="string" calcext:value-type="string">
            <text:p>J2.61</text:p>
          </table:table-cell>
          <table:table-cell table:style-name="ce95" office:value-type="string" calcext:value-type="string">
            <text:p>Terrains vagues des constructions rurales abandonnée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77]&amp;&quot; &quot;&amp;[.C777])" office:value-type="string" office:string-value="J2.61 Terrains vagues des constructions rurales abandonnées" calcext:value-type="string">
            <text:p>J2.61 Terrains vagues des constructions rurales abandonnées</text:p>
          </table:table-cell>
          <table:table-cell table:number-columns-repeated="1019"/>
        </table:table-row>
        <table:table-row table:style-name="ro1">
          <table:table-cell table:style-name="ce45" office:value-type="float" office:value="1828" calcext:value-type="float">
            <text:p>1828</text:p>
          </table:table-cell>
          <table:table-cell table:style-name="ce45" office:value-type="string" calcext:value-type="string">
            <text:p>J2.7</text:p>
          </table:table-cell>
          <table:table-cell table:style-name="ce94" office:value-type="string" calcext:value-type="string">
            <text:p>Sites ruraux de construction et de démolition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78]&amp;&quot; &quot;&amp;[.C778])" office:value-type="string" office:string-value="J2.7 Sites ruraux de construction et de démolition" calcext:value-type="string">
            <text:p>J2.7 Sites ruraux de construction et de démolition</text:p>
          </table:table-cell>
          <table:table-cell table:number-columns-repeated="1019"/>
        </table:table-row>
        <table:table-row table:style-name="ro3">
          <table:table-cell table:style-name="ce44" office:value-type="float" office:value="621" calcext:value-type="float">
            <text:p>621</text:p>
          </table:table-cell>
          <table:table-cell table:style-name="ce44" office:value-type="string" calcext:value-type="string">
            <text:p>J3</text:p>
          </table:table-cell>
          <table:table-cell table:style-name="ce93" office:value-type="string" calcext:value-type="string">
            <text:p>Sites industriels d'extraction</text:p>
          </table:table-cell>
          <table:table-cell table:style-name="ce44" office:value-type="float" office:value="2" calcext:value-type="float">
            <text:p>2</text:p>
          </table:table-cell>
          <table:table-cell table:formula="of:=CONCATENATE([.B779]&amp;&quot; &quot;&amp;[.C779])" office:value-type="string" office:string-value="J3 Sites industriels d'extraction" calcext:value-type="string">
            <text:p>J3 Sites industriels d'extraction</text:p>
          </table:table-cell>
          <table:table-cell table:number-columns-repeated="1019"/>
        </table:table-row>
        <table:table-row table:style-name="ro1">
          <table:table-cell table:style-name="ce45" office:value-type="float" office:value="1829" calcext:value-type="float">
            <text:p>1829</text:p>
          </table:table-cell>
          <table:table-cell table:style-name="ce45" office:value-type="string" calcext:value-type="string">
            <text:p>J3.1</text:p>
          </table:table-cell>
          <table:table-cell table:style-name="ce94" office:value-type="string" calcext:value-type="string">
            <text:p>Mines souterraines en activité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80]&amp;&quot; &quot;&amp;[.C780])" office:value-type="string" office:string-value="J3.1 Mines souterraines en activité" calcext:value-type="string">
            <text:p>J3.1 Mines souterraines en activité</text:p>
          </table:table-cell>
          <table:table-cell table:number-columns-repeated="1019"/>
        </table:table-row>
        <table:table-row table:style-name="ro4">
          <table:table-cell table:style-name="ce45" office:value-type="float" office:value="1840" calcext:value-type="float">
            <text:p>1840</text:p>
          </table:table-cell>
          <table:table-cell table:style-name="ce45" office:value-type="string" calcext:value-type="string">
            <text:p>J3.2</text:p>
          </table:table-cell>
          <table:table-cell table:style-name="ce94" office:value-type="string" calcext:value-type="string">
            <text:p>Sites d'extraction minière à ciel ouvert en activité, y compris les carrièr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81]&amp;&quot; &quot;&amp;[.C781])" office:value-type="string" office:string-value="J3.2 Sites d'extraction minière à ciel ouvert en activité, y compris les carrières" calcext:value-type="string">
            <text:p>J3.2 Sites d'extraction minière à ciel ouvert en activité, y compris les carrières</text:p>
          </table:table-cell>
          <table:table-cell table:number-columns-repeated="1019"/>
        </table:table-row>
        <table:table-row table:style-name="ro4">
          <table:table-cell table:style-name="ce45" office:value-type="float" office:value="1841" calcext:value-type="float">
            <text:p>1841</text:p>
          </table:table-cell>
          <table:table-cell table:style-name="ce45" office:value-type="string" calcext:value-type="string">
            <text:p>J3.3</text:p>
          </table:table-cell>
          <table:table-cell table:style-name="ce94" office:value-type="string" calcext:value-type="string">
            <text:p>Zones de surface récemment abandonnées de sites industriels d'extraction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82]&amp;&quot; &quot;&amp;[.C782])" office:value-type="string" office:string-value="J3.3 Zones de surface récemment abandonnées de sites industriels d'extraction" calcext:value-type="string">
            <text:p>J3.3 Zones de surface récemment abandonnées de sites industriels d'extraction</text:p>
          </table:table-cell>
          <table:table-cell table:number-columns-repeated="1019"/>
        </table:table-row>
        <table:table-row table:style-name="ro7">
          <table:table-cell table:style-name="ce44" office:value-type="float" office:value="622" calcext:value-type="float">
            <text:p>622</text:p>
          </table:table-cell>
          <table:table-cell table:style-name="ce44" office:value-type="string" calcext:value-type="string">
            <text:p>J4</text:p>
          </table:table-cell>
          <table:table-cell table:style-name="ce93" office:value-type="string" calcext:value-type="string">
            <text:p>Réseaux de transport et autres zones de construction à surface dure</text:p>
          </table:table-cell>
          <table:table-cell table:style-name="ce44" office:value-type="float" office:value="2" calcext:value-type="float">
            <text:p>2</text:p>
          </table:table-cell>
          <table:table-cell table:formula="of:=CONCATENATE([.B783]&amp;&quot; &quot;&amp;[.C783])" office:value-type="string" office:string-value="J4 Réseaux de transport et autres zones de construction à surface dure" calcext:value-type="string">
            <text:p>J4 Réseaux de transport et autres zones de construction à surface dure</text:p>
          </table:table-cell>
          <table:table-cell table:number-columns-repeated="1019"/>
        </table:table-row>
        <table:table-row table:style-name="ro4">
          <table:table-cell table:style-name="ce45" office:value-type="float" office:value="1842" calcext:value-type="float">
            <text:p>1842</text:p>
          </table:table-cell>
          <table:table-cell table:style-name="ce45" office:value-type="string" calcext:value-type="string">
            <text:p>J4.1</text:p>
          </table:table-cell>
          <table:table-cell table:style-name="ce94" office:value-type="string" calcext:value-type="string">
            <text:p>Sites routiers, ferroviaires et autres constructions désaffectées sur des surfaces dur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84]&amp;&quot; &quot;&amp;[.C784])" office:value-type="string" office:string-value="J4.1 Sites routiers, ferroviaires et autres constructions désaffectées sur des surfaces dures" calcext:value-type="string">
            <text:p>J4.1 Sites routiers, ferroviaires et autres constructions désaffectées sur des surfaces dures</text:p>
          </table:table-cell>
          <table:table-cell table:number-columns-repeated="1019"/>
        </table:table-row>
        <table:table-row table:style-name="ro1">
          <table:table-cell table:style-name="ce45" office:value-type="float" office:value="1843" calcext:value-type="float">
            <text:p>1843</text:p>
          </table:table-cell>
          <table:table-cell table:style-name="ce45" office:value-type="string" calcext:value-type="string">
            <text:p>J4.2</text:p>
          </table:table-cell>
          <table:table-cell table:style-name="ce94" office:value-type="string" calcext:value-type="string">
            <text:p>Réseaux routier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85]&amp;&quot; &quot;&amp;[.C785])" office:value-type="string" office:string-value="J4.2 Réseaux routiers" calcext:value-type="string">
            <text:p>J4.2 Réseaux routiers</text:p>
          </table:table-cell>
          <table:table-cell table:number-columns-repeated="1019"/>
        </table:table-row>
        <table:table-row table:style-name="ro1">
          <table:table-cell table:style-name="ce45" office:value-type="float" office:value="1844" calcext:value-type="float">
            <text:p>1844</text:p>
          </table:table-cell>
          <table:table-cell table:style-name="ce45" office:value-type="string" calcext:value-type="string">
            <text:p>J4.3</text:p>
          </table:table-cell>
          <table:table-cell table:style-name="ce94" office:value-type="string" calcext:value-type="string">
            <text:p>Réseaux ferroviair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86]&amp;&quot; &quot;&amp;[.C786])" office:value-type="string" office:string-value="J4.3 Réseaux ferroviaires" calcext:value-type="string">
            <text:p>J4.3 Réseaux ferroviaires</text:p>
          </table:table-cell>
          <table:table-cell table:number-columns-repeated="1019"/>
        </table:table-row>
        <table:table-row table:style-name="ro1">
          <table:table-cell table:style-name="ce45" office:value-type="float" office:value="1845" calcext:value-type="float">
            <text:p>1845</text:p>
          </table:table-cell>
          <table:table-cell table:style-name="ce45" office:value-type="string" calcext:value-type="string">
            <text:p>J4.4</text:p>
          </table:table-cell>
          <table:table-cell table:style-name="ce94" office:value-type="string" calcext:value-type="string">
            <text:p>Pistes d'aviation et aires de stationnement des aéroport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87]&amp;&quot; &quot;&amp;[.C787])" office:value-type="string" office:string-value="J4.4 Pistes d'aviation et aires de stationnement des aéroports" calcext:value-type="string">
            <text:p>J4.4 Pistes d'aviation et aires de stationnement des aéroports</text:p>
          </table:table-cell>
          <table:table-cell table:number-columns-repeated="1019"/>
        </table:table-row>
        <table:table-row table:style-name="ro1">
          <table:table-cell table:style-name="ce45" office:value-type="float" office:value="1846" calcext:value-type="float">
            <text:p>1846</text:p>
          </table:table-cell>
          <table:table-cell table:style-name="ce45" office:value-type="string" calcext:value-type="string">
            <text:p>J4.5</text:p>
          </table:table-cell>
          <table:table-cell table:style-name="ce94" office:value-type="string" calcext:value-type="string">
            <text:p>Surfaces dures des port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88]&amp;&quot; &quot;&amp;[.C788])" office:value-type="string" office:string-value="J4.5 Surfaces dures des ports" calcext:value-type="string">
            <text:p>J4.5 Surfaces dures des ports</text:p>
          </table:table-cell>
          <table:table-cell table:number-columns-repeated="1019"/>
        </table:table-row>
        <table:table-row table:style-name="ro1">
          <table:table-cell table:style-name="ce45" office:value-type="float" office:value="1847" calcext:value-type="float">
            <text:p>1847</text:p>
          </table:table-cell>
          <table:table-cell table:style-name="ce45" office:value-type="string" calcext:value-type="string">
            <text:p>J4.6</text:p>
          </table:table-cell>
          <table:table-cell table:style-name="ce94" office:value-type="string" calcext:value-type="string">
            <text:p>Surfaces pavées et espaces récréatif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89]&amp;&quot; &quot;&amp;[.C789])" office:value-type="string" office:string-value="J4.6 Surfaces pavées et espaces récréatifs" calcext:value-type="string">
            <text:p>J4.6 Surfaces pavées et espaces récréatifs</text:p>
          </table:table-cell>
          <table:table-cell table:number-columns-repeated="1019"/>
        </table:table-row>
        <table:table-row table:style-name="ro1">
          <table:table-cell table:style-name="ce45" office:value-type="float" office:value="1848" calcext:value-type="float">
            <text:p>1848</text:p>
          </table:table-cell>
          <table:table-cell table:style-name="ce45" office:value-type="string" calcext:value-type="string">
            <text:p>J4.7</text:p>
          </table:table-cell>
          <table:table-cell table:style-name="ce94" office:value-type="string" calcext:value-type="string">
            <text:p>Parties construites des cimetièr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90]&amp;&quot; &quot;&amp;[.C790])" office:value-type="string" office:string-value="J4.7 Parties construites des cimetières" calcext:value-type="string">
            <text:p>J4.7 Parties construites des cimetières</text:p>
          </table:table-cell>
          <table:table-cell table:number-columns-repeated="1019"/>
        </table:table-row>
        <table:table-row table:style-name="ro7">
          <table:table-cell table:style-name="ce44" office:value-type="float" office:value="623" calcext:value-type="float">
            <text:p>623</text:p>
          </table:table-cell>
          <table:table-cell table:style-name="ce44" office:value-type="string" calcext:value-type="string">
            <text:p>J5</text:p>
          </table:table-cell>
          <table:table-cell table:style-name="ce93" office:value-type="string" calcext:value-type="string">
            <text:p>Plans d'eau construits très artificiels et structures connexes</text:p>
          </table:table-cell>
          <table:table-cell table:style-name="ce44" office:value-type="float" office:value="2" calcext:value-type="float">
            <text:p>2</text:p>
          </table:table-cell>
          <table:table-cell table:formula="of:=CONCATENATE([.B791]&amp;&quot; &quot;&amp;[.C791])" office:value-type="string" office:string-value="J5 Plans d'eau construits très artificiels et structures connexes" calcext:value-type="string">
            <text:p>J5 Plans d'eau construits très artificiels et structures connexes</text:p>
          </table:table-cell>
          <table:table-cell table:number-columns-repeated="1019"/>
        </table:table-row>
        <table:table-row table:style-name="ro1">
          <table:table-cell table:style-name="ce45" office:value-type="float" office:value="1854" calcext:value-type="float">
            <text:p>1854</text:p>
          </table:table-cell>
          <table:table-cell table:style-name="ce45" office:value-type="string" calcext:value-type="string">
            <text:p>J5.1</text:p>
          </table:table-cell>
          <table:table-cell table:style-name="ce94" office:value-type="string" calcext:value-type="string">
            <text:p>Plans d'eau stagnante salée et saumâtre très artificiel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92]&amp;&quot; &quot;&amp;[.C792])" office:value-type="string" office:string-value="J5.1 Plans d'eau stagnante salée et saumâtre très artificiels" calcext:value-type="string">
            <text:p>J5.1 Plans d'eau stagnante salée et saumâtre très artificiels</text:p>
          </table:table-cell>
          <table:table-cell table:number-columns-repeated="1019"/>
        </table:table-row>
        <table:table-row table:style-name="ro1">
          <table:table-cell table:style-name="ce46" office:value-type="float" office:value="5737" calcext:value-type="float">
            <text:p>5737</text:p>
          </table:table-cell>
          <table:table-cell table:style-name="ce46" office:value-type="string" calcext:value-type="string">
            <text:p>J5.11</text:p>
          </table:table-cell>
          <table:table-cell table:style-name="ce95" office:value-type="string" calcext:value-type="string">
            <text:p>Lagunes industrielles et canaux salés et saumâtre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93]&amp;&quot; &quot;&amp;[.C793])" office:value-type="string" office:string-value="J5.11 Lagunes industrielles et canaux salés et saumâtres" calcext:value-type="string">
            <text:p>J5.11 Lagunes industrielles et canaux salés et saumâtres</text:p>
          </table:table-cell>
          <table:table-cell table:number-columns-repeated="1019"/>
        </table:table-row>
        <table:table-row table:style-name="ro1">
          <table:table-cell table:style-name="ce46" office:value-type="float" office:value="5738" calcext:value-type="float">
            <text:p>5738</text:p>
          </table:table-cell>
          <table:table-cell table:style-name="ce46" office:value-type="string" calcext:value-type="string">
            <text:p>J5.12</text:p>
          </table:table-cell>
          <table:table-cell table:style-name="ce95" office:value-type="string" calcext:value-type="string">
            <text:p>Saline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94]&amp;&quot; &quot;&amp;[.C794])" office:value-type="string" office:string-value="J5.12 Salines" calcext:value-type="string">
            <text:p>J5.12 Salines</text:p>
          </table:table-cell>
          <table:table-cell table:number-columns-repeated="1019"/>
        </table:table-row>
        <table:table-row table:style-name="ro1">
          <table:table-cell table:style-name="ce45" office:value-type="float" office:value="1855" calcext:value-type="float">
            <text:p>1855</text:p>
          </table:table-cell>
          <table:table-cell table:style-name="ce45" office:value-type="string" calcext:value-type="string">
            <text:p>J5.2</text:p>
          </table:table-cell>
          <table:table-cell table:style-name="ce94" office:value-type="string" calcext:value-type="string">
            <text:p>Eaux courantes très artificielles salées et saumâtr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95]&amp;&quot; &quot;&amp;[.C795])" office:value-type="string" office:string-value="J5.2 Eaux courantes très artificielles salées et saumâtres" calcext:value-type="string">
            <text:p>J5.2 Eaux courantes très artificielles salées et saumâtres</text:p>
          </table:table-cell>
          <table:table-cell table:number-columns-repeated="1019"/>
        </table:table-row>
        <table:table-row table:style-name="ro1">
          <table:table-cell table:style-name="ce45" office:value-type="float" office:value="1856" calcext:value-type="float">
            <text:p>1856</text:p>
          </table:table-cell>
          <table:table-cell table:style-name="ce45" office:value-type="string" calcext:value-type="string">
            <text:p>J5.3</text:p>
          </table:table-cell>
          <table:table-cell table:style-name="ce94" office:value-type="string" calcext:value-type="string">
            <text:p>Eaux stagnantes très artificielles non salé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796]&amp;&quot; &quot;&amp;[.C796])" office:value-type="string" office:string-value="J5.3 Eaux stagnantes très artificielles non salées" calcext:value-type="string">
            <text:p>J5.3 Eaux stagnantes très artificielles non salées</text:p>
          </table:table-cell>
          <table:table-cell table:number-columns-repeated="1019"/>
        </table:table-row>
        <table:table-row table:style-name="ro1">
          <table:table-cell table:style-name="ce46" office:value-type="float" office:value="5739" calcext:value-type="float">
            <text:p>5739</text:p>
          </table:table-cell>
          <table:table-cell table:style-name="ce46" office:value-type="string" calcext:value-type="string">
            <text:p>J5.31</text:p>
          </table:table-cell>
          <table:table-cell table:style-name="ce95" office:value-type="string" calcext:value-type="string">
            <text:p>Étangs et lacs à substrat entièrement artificiel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97]&amp;&quot; &quot;&amp;[.C797])" office:value-type="string" office:string-value="J5.31 Étangs et lacs à substrat entièrement artificiel" calcext:value-type="string">
            <text:p>J5.31 Étangs et lacs à substrat entièrement artificiel</text:p>
          </table:table-cell>
          <table:table-cell table:number-columns-repeated="1019"/>
        </table:table-row>
        <table:table-row table:style-name="ro1">
          <table:table-cell table:style-name="ce46" office:value-type="float" office:value="5740" calcext:value-type="float">
            <text:p>5740</text:p>
          </table:table-cell>
          <table:table-cell table:style-name="ce46" office:value-type="string" calcext:value-type="string">
            <text:p>J5.32</text:p>
          </table:table-cell>
          <table:table-cell table:style-name="ce95" office:value-type="string" calcext:value-type="string">
            <text:p>Étangs piscicoles gérés de façon intensive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98]&amp;&quot; &quot;&amp;[.C798])" office:value-type="string" office:string-value="J5.32 Étangs piscicoles gérés de façon intensive" calcext:value-type="string">
            <text:p>J5.32 Étangs piscicoles gérés de façon intensive</text:p>
          </table:table-cell>
          <table:table-cell table:number-columns-repeated="1019"/>
        </table:table-row>
        <table:table-row table:style-name="ro1">
          <table:table-cell table:style-name="ce46" office:value-type="float" office:value="5741" calcext:value-type="float">
            <text:p>5741</text:p>
          </table:table-cell>
          <table:table-cell table:style-name="ce46" office:value-type="string" calcext:value-type="string">
            <text:p>J5.33</text:p>
          </table:table-cell>
          <table:table-cell table:style-name="ce95" office:value-type="string" calcext:value-type="string">
            <text:p>Réservoirs de stockage d'eau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799]&amp;&quot; &quot;&amp;[.C799])" office:value-type="string" office:string-value="J5.33 Réservoirs de stockage d'eau" calcext:value-type="string">
            <text:p>J5.33 Réservoirs de stockage d'eau</text:p>
          </table:table-cell>
          <table:table-cell table:number-columns-repeated="1019"/>
        </table:table-row>
        <table:table-row table:style-name="ro4">
          <table:table-cell table:style-name="ce46" office:value-type="float" office:value="5742" calcext:value-type="float">
            <text:p>5742</text:p>
          </table:table-cell>
          <table:table-cell table:style-name="ce46" office:value-type="string" calcext:value-type="string">
            <text:p>J5.34</text:p>
          </table:table-cell>
          <table:table-cell table:style-name="ce95" office:value-type="string" calcext:value-type="string">
            <text:p>Plans d'eau stagnante des sites industriels d'extraction chimique extrême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800]&amp;&quot; &quot;&amp;[.C800])" office:value-type="string" office:string-value="J5.34 Plans d'eau stagnante des sites industriels d'extraction chimique extrême" calcext:value-type="string">
            <text:p>J5.34 Plans d'eau stagnante des sites industriels d'extraction chimique extrême</text:p>
          </table:table-cell>
          <table:table-cell table:number-columns-repeated="1019"/>
        </table:table-row>
        <table:table-row table:style-name="ro1">
          <table:table-cell table:style-name="ce45" office:value-type="float" office:value="1857" calcext:value-type="float">
            <text:p>1857</text:p>
          </table:table-cell>
          <table:table-cell table:style-name="ce45" office:value-type="string" calcext:value-type="string">
            <text:p>J5.4</text:p>
          </table:table-cell>
          <table:table-cell table:style-name="ce94" office:value-type="string" calcext:value-type="string">
            <text:p>Eaux courantes très artificielles non salé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801]&amp;&quot; &quot;&amp;[.C801])" office:value-type="string" office:string-value="J5.4 Eaux courantes très artificielles non salées" calcext:value-type="string">
            <text:p>J5.4 Eaux courantes très artificielles non salées</text:p>
          </table:table-cell>
          <table:table-cell table:number-columns-repeated="1019"/>
        </table:table-row>
        <table:table-row table:style-name="ro1">
          <table:table-cell table:style-name="ce46" office:value-type="float" office:value="5806" calcext:value-type="float">
            <text:p>5806</text:p>
          </table:table-cell>
          <table:table-cell table:style-name="ce46" office:value-type="string" calcext:value-type="string">
            <text:p>J5.41</text:p>
          </table:table-cell>
          <table:table-cell table:style-name="ce95" office:value-type="string" calcext:value-type="string">
            <text:p>Canaux d'eau non salée complètement artificiel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802]&amp;&quot; &quot;&amp;[.C802])" office:value-type="string" office:string-value="J5.41 Canaux d'eau non salée complètement artificiels" calcext:value-type="string">
            <text:p>J5.41 Canaux d'eau non salée complètement artificiels</text:p>
          </table:table-cell>
          <table:table-cell table:number-columns-repeated="1019"/>
        </table:table-row>
        <table:table-row table:style-name="ro1">
          <table:table-cell table:style-name="ce31" office:value-type="float" office:value="12325" calcext:value-type="float">
            <text:p>12325</text:p>
          </table:table-cell>
          <table:table-cell table:style-name="ce50" office:value-type="string" calcext:value-type="string">
            <text:p>J5.411</text:p>
          </table:table-cell>
          <table:table-cell table:style-name="ce31" office:value-type="string" calcext:value-type="string">
            <text:p>Égout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803]&amp;&quot; &quot;&amp;[.C803])" office:value-type="string" office:string-value="J5.411 Égouts" calcext:value-type="string">
            <text:p>J5.411 Égouts</text:p>
          </table:table-cell>
          <table:table-cell table:number-columns-repeated="1019"/>
        </table:table-row>
        <table:table-row table:style-name="ro4">
          <table:table-cell table:style-name="ce46" office:value-type="float" office:value="5807" calcext:value-type="float">
            <text:p>5807</text:p>
          </table:table-cell>
          <table:table-cell table:style-name="ce46" office:value-type="string" calcext:value-type="string">
            <text:p>J5.42</text:p>
          </table:table-cell>
          <table:table-cell table:style-name="ce95" office:value-type="string" calcext:value-type="string">
            <text:p>Évacuations des sites industriels d'extraction chimique extrême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804]&amp;&quot; &quot;&amp;[.C804])" office:value-type="string" office:string-value="J5.42 Évacuations des sites industriels d'extraction chimique extrême" calcext:value-type="string">
            <text:p>J5.42 Évacuations des sites industriels d'extraction chimique extrême</text:p>
          </table:table-cell>
          <table:table-cell table:number-columns-repeated="1019"/>
        </table:table-row>
        <table:table-row table:style-name="ro1">
          <table:table-cell table:style-name="ce46" office:value-type="float" office:value="5808" calcext:value-type="float">
            <text:p>5808</text:p>
          </table:table-cell>
          <table:table-cell table:style-name="ce46" office:value-type="string" calcext:value-type="string">
            <text:p>J5.43</text:p>
          </table:table-cell>
          <table:table-cell table:style-name="ce95" office:value-type="string" calcext:value-type="string">
            <text:p>Cours d'eau souterrains artificiel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805]&amp;&quot; &quot;&amp;[.C805])" office:value-type="string" office:string-value="J5.43 Cours d'eau souterrains artificiels" calcext:value-type="string">
            <text:p>J5.43 Cours d'eau souterrains artificiels</text:p>
          </table:table-cell>
          <table:table-cell table:number-columns-repeated="1019"/>
        </table:table-row>
        <table:table-row table:style-name="ro1">
          <table:table-cell table:style-name="ce45" office:value-type="float" office:value="1877" calcext:value-type="float">
            <text:p>1877</text:p>
          </table:table-cell>
          <table:table-cell table:style-name="ce45" office:value-type="string" calcext:value-type="string">
            <text:p>J5.5</text:p>
          </table:table-cell>
          <table:table-cell table:style-name="ce94" office:value-type="string" calcext:value-type="string">
            <text:p>Fontaines et cascades non salées fortement artificiell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806]&amp;&quot; &quot;&amp;[.C806])" office:value-type="string" office:string-value="J5.5 Fontaines et cascades non salées fortement artificielles" calcext:value-type="string">
            <text:p>J5.5 Fontaines et cascades non salées fortement artificielles</text:p>
          </table:table-cell>
          <table:table-cell table:number-columns-repeated="1019"/>
        </table:table-row>
        <table:table-row table:style-name="ro3">
          <table:table-cell table:style-name="ce44" office:value-type="float" office:value="645" calcext:value-type="float">
            <text:p>645</text:p>
          </table:table-cell>
          <table:table-cell table:style-name="ce44" office:value-type="string" calcext:value-type="string">
            <text:p>J6</text:p>
          </table:table-cell>
          <table:table-cell table:style-name="ce93" office:value-type="string" calcext:value-type="string">
            <text:p>Dépôts de déchets</text:p>
          </table:table-cell>
          <table:table-cell table:style-name="ce44" office:value-type="float" office:value="2" calcext:value-type="float">
            <text:p>2</text:p>
          </table:table-cell>
          <table:table-cell table:formula="of:=CONCATENATE([.B807]&amp;&quot; &quot;&amp;[.C807])" office:value-type="string" office:string-value="J6 Dépôts de déchets" calcext:value-type="string">
            <text:p>J6 Dépôts de déchets</text:p>
          </table:table-cell>
          <table:table-cell table:number-columns-repeated="1019"/>
        </table:table-row>
        <table:table-row table:style-name="ro4">
          <table:table-cell table:style-name="ce45" office:value-type="float" office:value="1878" calcext:value-type="float">
            <text:p>1878</text:p>
          </table:table-cell>
          <table:table-cell table:style-name="ce45" office:value-type="string" calcext:value-type="string">
            <text:p>J6.1</text:p>
          </table:table-cell>
          <table:table-cell table:style-name="ce94" office:value-type="string" calcext:value-type="string">
            <text:p>Déchets provenant de la construction et de la démolition de bâtiment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808]&amp;&quot; &quot;&amp;[.C808])" office:value-type="string" office:string-value="J6.1 Déchets provenant de la construction et de la démolition de bâtiments" calcext:value-type="string">
            <text:p>J6.1 Déchets provenant de la construction et de la démolition de bâtiments</text:p>
          </table:table-cell>
          <table:table-cell table:number-columns-repeated="1019"/>
        </table:table-row>
        <table:table-row table:style-name="ro1">
          <table:table-cell table:style-name="ce45" office:value-type="float" office:value="1879" calcext:value-type="float">
            <text:p>1879</text:p>
          </table:table-cell>
          <table:table-cell table:style-name="ce45" office:value-type="string" calcext:value-type="string">
            <text:p>J6.2</text:p>
          </table:table-cell>
          <table:table-cell table:style-name="ce94" office:value-type="string" calcext:value-type="string">
            <text:p>Déchets ménagers et sites d'enfouissement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809]&amp;&quot; &quot;&amp;[.C809])" office:value-type="string" office:string-value="J6.2 Déchets ménagers et sites d'enfouissement" calcext:value-type="string">
            <text:p>J6.2 Déchets ménagers et sites d'enfouissement</text:p>
          </table:table-cell>
          <table:table-cell table:number-columns-repeated="1019"/>
        </table:table-row>
        <table:table-row table:style-name="ro1">
          <table:table-cell table:style-name="ce45" office:value-type="float" office:value="1880" calcext:value-type="float">
            <text:p>1880</text:p>
          </table:table-cell>
          <table:table-cell table:style-name="ce45" office:value-type="string" calcext:value-type="string">
            <text:p>J6.3</text:p>
          </table:table-cell>
          <table:table-cell table:style-name="ce94" office:value-type="string" calcext:value-type="string">
            <text:p>Déchets organiques non agricol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810]&amp;&quot; &quot;&amp;[.C810])" office:value-type="string" office:string-value="J6.3 Déchets organiques non agricoles" calcext:value-type="string">
            <text:p>J6.3 Déchets organiques non agricoles</text:p>
          </table:table-cell>
          <table:table-cell table:number-columns-repeated="1019"/>
        </table:table-row>
        <table:table-row table:style-name="ro4">
          <table:table-cell table:style-name="ce46" office:value-type="float" office:value="5809" calcext:value-type="float">
            <text:p>5809</text:p>
          </table:table-cell>
          <table:table-cell table:style-name="ce46" office:value-type="string" calcext:value-type="string">
            <text:p>J6.31</text:p>
          </table:table-cell>
          <table:table-cell table:style-name="ce95" office:value-type="string" calcext:value-type="string">
            <text:p>Stations d'épuration des eaux usées et bassins de décantation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811]&amp;&quot; &quot;&amp;[.C811])" office:value-type="string" office:string-value="J6.31 Stations d'épuration des eaux usées et bassins de décantation" calcext:value-type="string">
            <text:p>J6.31 Stations d'épuration des eaux usées et bassins de décantation</text:p>
          </table:table-cell>
          <table:table-cell table:number-columns-repeated="1019"/>
        </table:table-row>
        <table:table-row table:style-name="ro1">
          <table:table-cell table:style-name="ce31" office:value-type="float" office:value="12326" calcext:value-type="float">
            <text:p>12326</text:p>
          </table:table-cell>
          <table:table-cell table:style-name="ce50" office:value-type="string" calcext:value-type="string">
            <text:p>J6.311</text:p>
          </table:table-cell>
          <table:table-cell table:style-name="ce31" office:value-type="string" calcext:value-type="string">
            <text:p>Déchets organiques solid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812]&amp;&quot; &quot;&amp;[.C812])" office:value-type="string" office:string-value="J6.311 Déchets organiques solides" calcext:value-type="string">
            <text:p>J6.311 Déchets organiques solides</text:p>
          </table:table-cell>
          <table:table-cell table:number-columns-repeated="1019"/>
        </table:table-row>
        <table:table-row table:style-name="ro1">
          <table:table-cell table:style-name="ce45" office:value-type="float" office:value="1881" calcext:value-type="float">
            <text:p>1881</text:p>
          </table:table-cell>
          <table:table-cell table:style-name="ce45" office:value-type="string" calcext:value-type="string">
            <text:p>J6.4</text:p>
          </table:table-cell>
          <table:table-cell table:style-name="ce94" office:value-type="string" calcext:value-type="string">
            <text:p>Déchets agricoles et horticole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813]&amp;&quot; &quot;&amp;[.C813])" office:value-type="string" office:string-value="J6.4 Déchets agricoles et horticoles" calcext:value-type="string">
            <text:p>J6.4 Déchets agricoles et horticoles</text:p>
          </table:table-cell>
          <table:table-cell table:number-columns-repeated="1019"/>
        </table:table-row>
        <table:table-row table:style-name="ro1">
          <table:table-cell table:style-name="ce46" office:value-type="float" office:value="5810" calcext:value-type="float">
            <text:p>5810</text:p>
          </table:table-cell>
          <table:table-cell table:style-name="ce46" office:value-type="string" calcext:value-type="string">
            <text:p>J6.41</text:p>
          </table:table-cell>
          <table:table-cell table:style-name="ce95" office:value-type="string" calcext:value-type="string">
            <text:p>Déchets agricoles et horticoles solide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814]&amp;&quot; &quot;&amp;[.C814])" office:value-type="string" office:string-value="J6.41 Déchets agricoles et horticoles solides" calcext:value-type="string">
            <text:p>J6.41 Déchets agricoles et horticoles solides</text:p>
          </table:table-cell>
          <table:table-cell table:number-columns-repeated="1019"/>
        </table:table-row>
        <table:table-row table:style-name="ro1">
          <table:table-cell table:style-name="ce46" office:value-type="float" office:value="5811" calcext:value-type="float">
            <text:p>5811</text:p>
          </table:table-cell>
          <table:table-cell table:style-name="ce46" office:value-type="string" calcext:value-type="string">
            <text:p>J6.42</text:p>
          </table:table-cell>
          <table:table-cell table:style-name="ce95" office:value-type="string" calcext:value-type="string">
            <text:p>Déchets agricoles liquides (lisier)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815]&amp;&quot; &quot;&amp;[.C815])" office:value-type="string" office:string-value="J6.42 Déchets agricoles liquides (lisier)" calcext:value-type="string">
            <text:p>J6.42 Déchets agricoles liquides (lisier)</text:p>
          </table:table-cell>
          <table:table-cell table:number-columns-repeated="1019"/>
        </table:table-row>
        <table:table-row table:style-name="ro1">
          <table:table-cell table:style-name="ce45" office:value-type="float" office:value="1882" calcext:value-type="float">
            <text:p>1882</text:p>
          </table:table-cell>
          <table:table-cell table:style-name="ce45" office:value-type="string" calcext:value-type="string">
            <text:p>J6.5</text:p>
          </table:table-cell>
          <table:table-cell table:style-name="ce94" office:value-type="string" calcext:value-type="string">
            <text:p>Déchets industriels</text:p>
          </table:table-cell>
          <table:table-cell table:style-name="ce45" office:value-type="float" office:value="3" calcext:value-type="float">
            <text:p>3</text:p>
          </table:table-cell>
          <table:table-cell table:formula="of:=CONCATENATE([.B816]&amp;&quot; &quot;&amp;[.C816])" office:value-type="string" office:string-value="J6.5 Déchets industriels" calcext:value-type="string">
            <text:p>J6.5 Déchets industriels</text:p>
          </table:table-cell>
          <table:table-cell table:number-columns-repeated="1019"/>
        </table:table-row>
        <table:table-row table:style-name="ro1">
          <table:table-cell table:style-name="ce46" office:value-type="float" office:value="5812" calcext:value-type="float">
            <text:p>5812</text:p>
          </table:table-cell>
          <table:table-cell table:style-name="ce46" office:value-type="string" calcext:value-type="string">
            <text:p>J6.51</text:p>
          </table:table-cell>
          <table:table-cell table:style-name="ce95" office:value-type="string" calcext:value-type="string">
            <text:p>Terrils minier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817]&amp;&quot; &quot;&amp;[.C817])" office:value-type="string" office:string-value="J6.51 Terrils miniers" calcext:value-type="string">
            <text:p>J6.51 Terrils miniers</text:p>
          </table:table-cell>
          <table:table-cell table:number-columns-repeated="1019"/>
        </table:table-row>
        <table:table-row table:style-name="ro1">
          <table:table-cell table:style-name="ce46" office:value-type="float" office:value="5813" calcext:value-type="float">
            <text:p>5813</text:p>
          </table:table-cell>
          <table:table-cell table:style-name="ce46" office:value-type="string" calcext:value-type="string">
            <text:p>J6.52</text:p>
          </table:table-cell>
          <table:table-cell table:style-name="ce95" office:value-type="string" calcext:value-type="string">
            <text:p>Amas de détritus et restes industriels</text:p>
          </table:table-cell>
          <table:table-cell table:style-name="ce46" office:value-type="float" office:value="4" calcext:value-type="float">
            <text:p>4</text:p>
          </table:table-cell>
          <table:table-cell table:formula="of:=CONCATENATE([.B818]&amp;&quot; &quot;&amp;[.C818])" office:value-type="string" office:string-value="J6.52 Amas de détritus et restes industriels" calcext:value-type="string">
            <text:p>J6.52 Amas de détritus et restes industriels</text:p>
          </table:table-cell>
          <table:table-cell table:number-columns-repeated="1019"/>
        </table:table-row>
        <table:table-row table:style-name="ro2">
          <table:table-cell table:style-name="ce47" office:value-type="float" office:value="86" calcext:value-type="float">
            <text:p>86</text:p>
          </table:table-cell>
          <table:table-cell table:style-name="ce47" office:value-type="string" calcext:value-type="string">
            <text:p>X</text:p>
          </table:table-cell>
          <table:table-cell table:style-name="ce96" office:value-type="string" calcext:value-type="string">
            <text:p>Complexes d'habitats</text:p>
          </table:table-cell>
          <table:table-cell table:style-name="ce47" office:value-type="float" office:value="1" calcext:value-type="float">
            <text:p>1</text:p>
          </table:table-cell>
          <table:table-cell table:formula="of:=CONCATENATE([.B819]&amp;&quot; &quot;&amp;[.C819])" office:value-type="string" office:string-value="X Complexes d'habitats" calcext:value-type="string">
            <text:p>X Complexes d'habitats</text:p>
          </table:table-cell>
          <table:table-cell table:number-columns-repeated="1019"/>
        </table:table-row>
        <table:table-row table:style-name="ro3">
          <table:table-cell table:style-name="ce48" office:value-type="float" office:value="627" calcext:value-type="float">
            <text:p>627</text:p>
          </table:table-cell>
          <table:table-cell table:style-name="ce48" office:value-type="string" calcext:value-type="string">
            <text:p>X01</text:p>
          </table:table-cell>
          <table:table-cell table:style-name="ce97" office:value-type="string" calcext:value-type="string">
            <text:p>Estuair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20]&amp;&quot; &quot;&amp;[.C820])" office:value-type="string" office:string-value="X01 Estuaires" calcext:value-type="string">
            <text:p>X01 Estuaires</text:p>
          </table:table-cell>
          <table:table-cell table:number-columns-repeated="1019"/>
        </table:table-row>
        <table:table-row table:style-name="ro3">
          <table:table-cell table:style-name="ce48" office:value-type="float" office:value="635" calcext:value-type="float">
            <text:p>635</text:p>
          </table:table-cell>
          <table:table-cell table:style-name="ce48" office:value-type="string" calcext:value-type="string">
            <text:p>X02</text:p>
          </table:table-cell>
          <table:table-cell table:style-name="ce97" office:value-type="string" calcext:value-type="string">
            <text:p>Lagunes littorales salé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21]&amp;&quot; &quot;&amp;[.C821])" office:value-type="string" office:string-value="X02 Lagunes littorales salées" calcext:value-type="string">
            <text:p>X02 Lagunes littorales salées</text:p>
          </table:table-cell>
          <table:table-cell table:number-columns-repeated="1019"/>
        </table:table-row>
        <table:table-row table:style-name="ro3">
          <table:table-cell table:style-name="ce48" office:value-type="float" office:value="636" calcext:value-type="float">
            <text:p>636</text:p>
          </table:table-cell>
          <table:table-cell table:style-name="ce48" office:value-type="string" calcext:value-type="string">
            <text:p>X03</text:p>
          </table:table-cell>
          <table:table-cell table:style-name="ce97" office:value-type="string" calcext:value-type="string">
            <text:p>Lagunes littorales saumâtr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22]&amp;&quot; &quot;&amp;[.C822])" office:value-type="string" office:string-value="X03 Lagunes littorales saumâtres" calcext:value-type="string">
            <text:p>X03 Lagunes littorales saumâtres</text:p>
          </table:table-cell>
          <table:table-cell table:number-columns-repeated="1019"/>
        </table:table-row>
        <table:table-row table:style-name="ro3">
          <table:table-cell table:style-name="ce48" office:value-type="float" office:value="646" calcext:value-type="float">
            <text:p>646</text:p>
          </table:table-cell>
          <table:table-cell table:style-name="ce48" office:value-type="string" calcext:value-type="string">
            <text:p>X04</text:p>
          </table:table-cell>
          <table:table-cell table:style-name="ce97" office:value-type="string" calcext:value-type="string">
            <text:p>Complexes de tourbières haut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23]&amp;&quot; &quot;&amp;[.C823])" office:value-type="string" office:string-value="X04 Complexes de tourbières hautes" calcext:value-type="string">
            <text:p>X04 Complexes de tourbières hautes</text:p>
          </table:table-cell>
          <table:table-cell table:number-columns-repeated="1019"/>
        </table:table-row>
        <table:table-row table:style-name="ro3">
          <table:table-cell table:style-name="ce48" office:value-type="float" office:value="648" calcext:value-type="float">
            <text:p>648</text:p>
          </table:table-cell>
          <table:table-cell table:style-name="ce48" office:value-type="string" calcext:value-type="string">
            <text:p>X06</text:p>
          </table:table-cell>
          <table:table-cell table:style-name="ce97" office:value-type="string" calcext:value-type="string">
            <text:p>Cultures ombragées par des arbr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24]&amp;&quot; &quot;&amp;[.C824])" office:value-type="string" office:string-value="X06 Cultures ombragées par des arbres" calcext:value-type="string">
            <text:p>X06 Cultures ombragées par des arbres</text:p>
          </table:table-cell>
          <table:table-cell table:number-columns-repeated="1019"/>
        </table:table-row>
        <table:table-row table:style-name="ro7">
          <table:table-cell table:style-name="ce48" office:value-type="float" office:value="649" calcext:value-type="float">
            <text:p>649</text:p>
          </table:table-cell>
          <table:table-cell table:style-name="ce48" office:value-type="string" calcext:value-type="string">
            <text:p>X07</text:p>
          </table:table-cell>
          <table:table-cell table:style-name="ce97" office:value-type="string" calcext:value-type="string">
            <text:p>Cultures intensives parsemées de bandes de végétation naturelle et/ou semi-naturelle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25]&amp;&quot; &quot;&amp;[.C825])" office:value-type="string" office:string-value="X07 Cultures intensives parsemées de bandes de végétation naturelle et/ou semi-naturelle" calcext:value-type="string">
            <text:p>X07 Cultures intensives parsemées de bandes de végétation naturelle et/ou semi-naturelle</text:p>
          </table:table-cell>
          <table:table-cell table:number-columns-repeated="1019"/>
        </table:table-row>
        <table:table-row table:style-name="ro7">
          <table:table-cell table:style-name="ce48" office:value-type="float" office:value="628" calcext:value-type="float">
            <text:p>628</text:p>
          </table:table-cell>
          <table:table-cell table:style-name="ce48" office:value-type="string" calcext:value-type="string">
            <text:p>X09</text:p>
          </table:table-cell>
          <table:table-cell table:style-name="ce97" office:value-type="string" calcext:value-type="string">
            <text:p>Pâturages boisés (avec une strate arborée recouvrant le pâturage)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26]&amp;&quot; &quot;&amp;[.C826])" office:value-type="string" office:string-value="X09 Pâturages boisés (avec une strate arborée recouvrant le pâturage)" calcext:value-type="string">
            <text:p>X09 Pâturages boisés (avec une strate arborée recouvrant le pâturage)</text:p>
          </table:table-cell>
          <table:table-cell table:number-columns-repeated="1019"/>
        </table:table-row>
        <table:table-row table:style-name="ro3">
          <table:table-cell table:style-name="ce48" office:value-type="float" office:value="629" calcext:value-type="float">
            <text:p>629</text:p>
          </table:table-cell>
          <table:table-cell table:style-name="ce48" office:value-type="string" calcext:value-type="string">
            <text:p>X10</text:p>
          </table:table-cell>
          <table:table-cell table:style-name="ce97" office:value-type="string" calcext:value-type="string">
            <text:p>Bocag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27]&amp;&quot; &quot;&amp;[.C827])" office:value-type="string" office:string-value="X10 Bocages" calcext:value-type="string">
            <text:p>X10 Bocages</text:p>
          </table:table-cell>
          <table:table-cell table:number-columns-repeated="1019"/>
        </table:table-row>
        <table:table-row table:style-name="ro3">
          <table:table-cell table:style-name="ce48" office:value-type="float" office:value="638" calcext:value-type="float">
            <text:p>638</text:p>
          </table:table-cell>
          <table:table-cell table:style-name="ce48" office:value-type="string" calcext:value-type="string">
            <text:p>X11</text:p>
          </table:table-cell>
          <table:table-cell table:style-name="ce97" office:value-type="string" calcext:value-type="string">
            <text:p>Grands parc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28]&amp;&quot; &quot;&amp;[.C828])" office:value-type="string" office:string-value="X11 Grands parcs" calcext:value-type="string">
            <text:p>X11 Grands parcs</text:p>
          </table:table-cell>
          <table:table-cell table:number-columns-repeated="1019"/>
        </table:table-row>
        <table:table-row table:style-name="ro7">
          <table:table-cell table:style-name="ce48" office:value-type="float" office:value="639" calcext:value-type="float">
            <text:p>639</text:p>
          </table:table-cell>
          <table:table-cell table:style-name="ce48" office:value-type="string" calcext:value-type="string">
            <text:p>X13</text:p>
          </table:table-cell>
          <table:table-cell table:style-name="ce97" office:value-type="string" calcext:value-type="string">
            <text:p>Terrains faiblement boisés avec des arbres feuillus caducifolié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29]&amp;&quot; &quot;&amp;[.C829])" office:value-type="string" office:string-value="X13 Terrains faiblement boisés avec des arbres feuillus caducifoliés" calcext:value-type="string">
            <text:p>X13 Terrains faiblement boisés avec des arbres feuillus caducifoliés</text:p>
          </table:table-cell>
          <table:table-cell table:number-columns-repeated="1019"/>
        </table:table-row>
        <table:table-row table:style-name="ro7">
          <table:table-cell table:style-name="ce48" office:value-type="float" office:value="640" calcext:value-type="float">
            <text:p>640</text:p>
          </table:table-cell>
          <table:table-cell table:style-name="ce48" office:value-type="string" calcext:value-type="string">
            <text:p>X14</text:p>
          </table:table-cell>
          <table:table-cell table:style-name="ce97" office:value-type="string" calcext:value-type="string">
            <text:p>Terrains faiblement boisés avec des arbres feuillus sempervirent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30]&amp;&quot; &quot;&amp;[.C830])" office:value-type="string" office:string-value="X14 Terrains faiblement boisés avec des arbres feuillus sempervirents" calcext:value-type="string">
            <text:p>X14 Terrains faiblement boisés avec des arbres feuillus sempervirents</text:p>
          </table:table-cell>
          <table:table-cell table:number-columns-repeated="1019"/>
        </table:table-row>
        <table:table-row table:style-name="ro3">
          <table:table-cell table:style-name="ce48" office:value-type="float" office:value="641" calcext:value-type="float">
            <text:p>641</text:p>
          </table:table-cell>
          <table:table-cell table:style-name="ce48" office:value-type="string" calcext:value-type="string">
            <text:p>X15</text:p>
          </table:table-cell>
          <table:table-cell table:style-name="ce97" office:value-type="string" calcext:value-type="string">
            <text:p>Terrains faiblement boisés avec des conifèr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31]&amp;&quot; &quot;&amp;[.C831])" office:value-type="string" office:string-value="X15 Terrains faiblement boisés avec des conifères" calcext:value-type="string">
            <text:p>X15 Terrains faiblement boisés avec des conifères</text:p>
          </table:table-cell>
          <table:table-cell table:number-columns-repeated="1019"/>
        </table:table-row>
        <table:table-row table:style-name="ro7">
          <table:table-cell table:style-name="ce48" office:value-type="float" office:value="642" calcext:value-type="float">
            <text:p>642</text:p>
          </table:table-cell>
          <table:table-cell table:style-name="ce48" office:value-type="string" calcext:value-type="string">
            <text:p>X16</text:p>
          </table:table-cell>
          <table:table-cell table:style-name="ce97" office:value-type="string" calcext:value-type="string">
            <text:p>Terrains faiblement boisés avec des arbres feuillus et des conifèr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32]&amp;&quot; &quot;&amp;[.C832])" office:value-type="string" office:string-value="X16 Terrains faiblement boisés avec des arbres feuillus et des conifères" calcext:value-type="string">
            <text:p>X16 Terrains faiblement boisés avec des arbres feuillus et des conifères</text:p>
          </table:table-cell>
          <table:table-cell table:number-columns-repeated="1019"/>
        </table:table-row>
        <table:table-row table:style-name="ro7">
          <table:table-cell table:style-name="ce48" office:value-type="float" office:value="631" calcext:value-type="float">
            <text:p>631</text:p>
          </table:table-cell>
          <table:table-cell table:style-name="ce48" office:value-type="string" calcext:value-type="string">
            <text:p>X20</text:p>
          </table:table-cell>
          <table:table-cell table:style-name="ce97" office:value-type="string" calcext:value-type="string">
            <text:p>Écotones de la limite de développement des arbr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33]&amp;&quot; &quot;&amp;[.C833])" office:value-type="string" office:string-value="X20 Écotones de la limite de développement des arbres" calcext:value-type="string">
            <text:p>X20 Écotones de la limite de développement des arbres</text:p>
          </table:table-cell>
          <table:table-cell table:number-columns-repeated="1019"/>
        </table:table-row>
        <table:table-row table:style-name="ro3">
          <table:table-cell table:style-name="ce48" office:value-type="float" office:value="632" calcext:value-type="float">
            <text:p>632</text:p>
          </table:table-cell>
          <table:table-cell table:style-name="ce48" office:value-type="string" calcext:value-type="string">
            <text:p>X22</text:p>
          </table:table-cell>
          <table:table-cell table:style-name="ce97" office:value-type="string" calcext:value-type="string">
            <text:p>Petits jardins non domestiques des centres-vill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34]&amp;&quot; &quot;&amp;[.C834])" office:value-type="string" office:string-value="X22 Petits jardins non domestiques des centres-villes" calcext:value-type="string">
            <text:p>X22 Petits jardins non domestiques des centres-villes</text:p>
          </table:table-cell>
          <table:table-cell table:number-columns-repeated="1019"/>
        </table:table-row>
        <table:table-row table:style-name="ro3">
          <table:table-cell table:style-name="ce48" office:value-type="float" office:value="633" calcext:value-type="float">
            <text:p>633</text:p>
          </table:table-cell>
          <table:table-cell table:style-name="ce48" office:value-type="string" calcext:value-type="string">
            <text:p>X23</text:p>
          </table:table-cell>
          <table:table-cell table:style-name="ce97" office:value-type="string" calcext:value-type="string">
            <text:p>Grands jardins non domestiqu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35]&amp;&quot; &quot;&amp;[.C835])" office:value-type="string" office:string-value="X23 Grands jardins non domestiques" calcext:value-type="string">
            <text:p>X23 Grands jardins non domestiques</text:p>
          </table:table-cell>
          <table:table-cell table:number-columns-repeated="1019"/>
        </table:table-row>
        <table:table-row table:style-name="ro3">
          <table:table-cell table:style-name="ce48" office:value-type="float" office:value="655" calcext:value-type="float">
            <text:p>655</text:p>
          </table:table-cell>
          <table:table-cell table:style-name="ce48" office:value-type="string" calcext:value-type="string">
            <text:p>X24</text:p>
          </table:table-cell>
          <table:table-cell table:style-name="ce97" office:value-type="string" calcext:value-type="string">
            <text:p>Jardins domestiques des villes et des centres-vill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36]&amp;&quot; &quot;&amp;[.C836])" office:value-type="string" office:string-value="X24 Jardins domestiques des villes et des centres-villes" calcext:value-type="string">
            <text:p>X24 Jardins domestiques des villes et des centres-villes</text:p>
          </table:table-cell>
          <table:table-cell table:number-columns-repeated="1019"/>
        </table:table-row>
        <table:table-row table:style-name="ro7">
          <table:table-cell table:style-name="ce48" office:value-type="float" office:value="656" calcext:value-type="float">
            <text:p>656</text:p>
          </table:table-cell>
          <table:table-cell table:style-name="ce48" office:value-type="string" calcext:value-type="string">
            <text:p>X25</text:p>
          </table:table-cell>
          <table:table-cell table:style-name="ce97" office:value-type="string" calcext:value-type="string">
            <text:p>Jardins domestiques des villages et des périphéries urbain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37]&amp;&quot; &quot;&amp;[.C837])" office:value-type="string" office:string-value="X25 Jardins domestiques des villages et des périphéries urbaines" calcext:value-type="string">
            <text:p>X25 Jardins domestiques des villages et des périphéries urbaines</text:p>
          </table:table-cell>
          <table:table-cell table:number-columns-repeated="1019"/>
        </table:table-row>
        <table:table-row table:style-name="ro3">
          <table:table-cell table:style-name="ce48" office:value-type="float" office:value="658" calcext:value-type="float">
            <text:p>658</text:p>
          </table:table-cell>
          <table:table-cell table:style-name="ce48" office:value-type="string" calcext:value-type="string">
            <text:p>X28</text:p>
          </table:table-cell>
          <table:table-cell table:style-name="ce97" office:value-type="string" calcext:value-type="string">
            <text:p>Complexes de tourbières de couverture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38]&amp;&quot; &quot;&amp;[.C838])" office:value-type="string" office:string-value="X28 Complexes de tourbières de couverture" calcext:value-type="string">
            <text:p>X28 Complexes de tourbières de couverture</text:p>
          </table:table-cell>
          <table:table-cell table:number-columns-repeated="1019"/>
        </table:table-row>
        <table:table-row table:style-name="ro3">
          <table:table-cell table:style-name="ce48" office:value-type="float" office:value="660" calcext:value-type="float">
            <text:p>660</text:p>
          </table:table-cell>
          <table:table-cell table:style-name="ce48" office:value-type="string" calcext:value-type="string">
            <text:p>X30</text:p>
          </table:table-cell>
          <table:table-cell table:style-name="ce97" office:value-type="string" calcext:value-type="string">
            <text:p>Habitats bentho-pélagiques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39]&amp;&quot; &quot;&amp;[.C839])" office:value-type="string" office:string-value="X30 Habitats bentho-pélagiques" calcext:value-type="string">
            <text:p>X30 Habitats bentho-pélagiques</text:p>
          </table:table-cell>
          <table:table-cell table:number-columns-repeated="1019"/>
        </table:table-row>
        <table:table-row table:style-name="ro7">
          <table:table-cell table:style-name="ce48" office:value-type="float" office:value="661" calcext:value-type="float">
            <text:p>661</text:p>
          </table:table-cell>
          <table:table-cell table:style-name="ce48" office:value-type="string" calcext:value-type="string">
            <text:p>X31</text:p>
          </table:table-cell>
          <table:table-cell table:style-name="ce97" office:value-type="string" calcext:value-type="string">
            <text:p>Mosaïques de substrats mobiles et non-mobile de la zone intertidale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40]&amp;&quot; &quot;&amp;[.C840])" office:value-type="string" office:string-value="X31 Mosaïques de substrats mobiles et non-mobile de la zone intertidale" calcext:value-type="string">
            <text:p>X31 Mosaïques de substrats mobiles et non-mobile de la zone intertidale</text:p>
          </table:table-cell>
          <table:table-cell table:number-columns-repeated="1019"/>
        </table:table-row>
        <table:table-row table:style-name="ro7">
          <table:table-cell table:style-name="ce48" office:value-type="float" office:value="662" calcext:value-type="float">
            <text:p>662</text:p>
          </table:table-cell>
          <table:table-cell table:style-name="ce48" office:value-type="string" calcext:value-type="string">
            <text:p>X32</text:p>
          </table:table-cell>
          <table:table-cell table:style-name="ce97" office:value-type="string" calcext:value-type="string">
            <text:p>Mosaïques de substrats mobiles et non-mobile de l'infralittoral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41]&amp;&quot; &quot;&amp;[.C841])" office:value-type="string" office:string-value="X32 Mosaïques de substrats mobiles et non-mobile de l'infralittoral" calcext:value-type="string">
            <text:p>X32 Mosaïques de substrats mobiles et non-mobile de l'infralittoral</text:p>
          </table:table-cell>
          <table:table-cell table:number-columns-repeated="1019"/>
        </table:table-row>
        <table:table-row table:style-name="ro7">
          <table:table-cell table:style-name="ce48" office:value-type="float" office:value="663" calcext:value-type="float">
            <text:p>663</text:p>
          </table:table-cell>
          <table:table-cell table:style-name="ce48" office:value-type="string" calcext:value-type="string">
            <text:p>X33</text:p>
          </table:table-cell>
          <table:table-cell table:style-name="ce97" office:value-type="string" calcext:value-type="string">
            <text:p>Mosaïques de substrats mobiles et non-mobiles du circalittoral</text:p>
          </table:table-cell>
          <table:table-cell table:style-name="ce48" office:value-type="float" office:value="2" calcext:value-type="float">
            <text:p>2</text:p>
          </table:table-cell>
          <table:table-cell table:formula="of:=CONCATENATE([.B842]&amp;&quot; &quot;&amp;[.C842])" office:value-type="string" office:string-value="X33 Mosaïques de substrats mobiles et non-mobiles du circalittoral" calcext:value-type="string">
            <text:p>X33 Mosaïques de substrats mobiles et non-mobiles du circalittoral</text:p>
          </table:table-cell>
          <table:table-cell table:number-columns-repeated="1019"/>
        </table:table-row>
        <table:table-row table:style-name="ro1" table:number-rows-repeated="10477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Eunis niveau 4'.$A$1" table:cell-range-address="$'Eunis niveau 4'.$A$1:.$E$661"/>
        </table:named-expressions>
      </table:table>
      <table:table table:name="Corine niveau 4" table:style-name="ta2">
        <office:forms form:automatic-focus="false" form:apply-design-mode="false"/>
        <table:table-column table:style-name="co2" table:number-columns-repeated="2" table:default-cell-style-name="ce51"/>
        <table:table-column table:style-name="co5" table:default-cell-style-name="ce143"/>
        <table:table-column table:style-name="co2" table:default-cell-style-name="ce51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table:style-name="ce99" office:value-type="string" calcext:value-type="string">
            <text:p>CD_HAB</text:p>
          </table:table-cell>
          <table:table-cell table:style-name="ce99" office:value-type="string" calcext:value-type="string">
            <text:p>LB_CODE</text:p>
          </table:table-cell>
          <table:table-cell table:style-name="ce119" office:value-type="string" calcext:value-type="string">
            <text:p>LB_HAB_FR</text:p>
          </table:table-cell>
          <table:table-cell table:style-name="ce99" office:value-type="string" calcext:value-type="string">
            <text:p>NIVEAU</text:p>
          </table:table-cell>
          <table:table-cell table:number-columns-repeated="1020"/>
        </table:table-row>
        <table:table-row table:style-name="ro2">
          <table:table-cell table:style-name="ce100" office:value-type="float" office:value="65" calcext:value-type="float">
            <text:p>65</text:p>
          </table:table-cell>
          <table:table-cell table:style-name="ce100" office:value-type="float" office:value="10" calcext:value-type="float">
            <text:p>10</text:p>
          </table:table-cell>
          <table:table-cell table:style-name="ce120" office:value-type="string" calcext:value-type="string">
            <text:p>Habitats littoraux et halophiles</text:p>
          </table:table-cell>
          <table:table-cell table:style-name="ce100" office:value-type="float" office:value="1" calcext:value-type="float">
            <text:p>1</text:p>
          </table:table-cell>
          <table:table-cell table:formula="of:=CONCATENATE([.B2]&amp;&quot; &quot;&amp;[.C2])" office:value-type="string" office:string-value="10 Habitats littoraux et halophiles" calcext:value-type="string">
            <text:p>10 Habitats littoraux et halophiles</text:p>
          </table:table-cell>
          <table:table-cell table:number-columns-repeated="1019"/>
        </table:table-row>
        <table:table-row table:style-name="ro1">
          <table:table-cell table:style-name="ce9" office:value-type="float" office:value="475" calcext:value-type="float">
            <text:p>475</text:p>
          </table:table-cell>
          <table:table-cell table:style-name="ce9" office:value-type="float" office:value="11" calcext:value-type="float">
            <text:p>11</text:p>
          </table:table-cell>
          <table:table-cell table:style-name="ce121" office:value-type="string" calcext:value-type="string">
            <text:p>Mers et océans</text:p>
          </table:table-cell>
          <table:table-cell table:style-name="ce9" office:value-type="float" office:value="2" calcext:value-type="float">
            <text:p>2</text:p>
          </table:table-cell>
          <table:table-cell table:formula="of:=CONCATENATE([.B3]&amp;&quot; &quot;&amp;[.C3])" office:value-type="string" office:string-value="11 Mers et océans" calcext:value-type="string">
            <text:p>11 Mers et océans</text:p>
          </table:table-cell>
          <table:table-cell table:number-columns-repeated="1019"/>
        </table:table-row>
        <table:table-row table:style-name="ro1">
          <table:table-cell table:style-name="ce10" office:value-type="float" office:value="1180" calcext:value-type="float">
            <text:p>1180</text:p>
          </table:table-cell>
          <table:table-cell table:style-name="ce10" office:value-type="float" office:value="11.1" calcext:value-type="float">
            <text:p>11,1</text:p>
          </table:table-cell>
          <table:table-cell table:style-name="ce122" office:value-type="string" calcext:value-type="string">
            <text:p>Eaux marine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4]&amp;&quot; &quot;&amp;[.C4])" office:value-type="string" office:string-value="11.1 Eaux marines" calcext:value-type="string">
            <text:p>11.1 Eaux marines</text:p>
          </table:table-cell>
          <table:table-cell table:number-columns-repeated="1019"/>
        </table:table-row>
        <table:table-row table:style-name="ro1">
          <table:table-cell table:style-name="ce10" office:value-type="float" office:value="3861" calcext:value-type="float">
            <text:p>3861</text:p>
          </table:table-cell>
          <table:table-cell table:style-name="ce10" office:value-type="float" office:value="11.11" calcext:value-type="float">
            <text:p>11,11</text:p>
          </table:table-cell>
          <table:table-cell table:style-name="ce122" office:value-type="string" calcext:value-type="string">
            <text:p>Eaux océaniqu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5]&amp;&quot; &quot;&amp;[.C5])" office:value-type="string" office:string-value="11.11 Eaux océaniques" calcext:value-type="string">
            <text:p>11.11 Eaux océaniques</text:p>
          </table:table-cell>
          <table:table-cell table:number-columns-repeated="1019"/>
        </table:table-row>
        <table:table-row table:style-name="ro1">
          <table:table-cell table:style-name="ce10" office:value-type="float" office:value="3862" calcext:value-type="float">
            <text:p>3862</text:p>
          </table:table-cell>
          <table:table-cell table:style-name="ce10" office:value-type="float" office:value="11.12" calcext:value-type="float">
            <text:p>11,12</text:p>
          </table:table-cell>
          <table:table-cell table:style-name="ce122" office:value-type="string" calcext:value-type="string">
            <text:p>Eaux du talus et du plateau continental (= eaux néritiques)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6]&amp;&quot; &quot;&amp;[.C6])" office:value-type="string" office:string-value="11.12 Eaux du talus et du plateau continental (= eaux néritiques)" calcext:value-type="string">
            <text:p>11.12 Eaux du talus et du plateau continental (= eaux néritiques)</text:p>
          </table:table-cell>
          <table:table-cell table:number-columns-repeated="1019"/>
        </table:table-row>
        <table:table-row table:style-name="ro1">
          <table:table-cell table:style-name="ce10" office:value-type="float" office:value="1181" calcext:value-type="float">
            <text:p>1181</text:p>
          </table:table-cell>
          <table:table-cell table:style-name="ce10" office:value-type="float" office:value="11.2" calcext:value-type="float">
            <text:p>11,2</text:p>
          </table:table-cell>
          <table:table-cell table:style-name="ce122" office:value-type="string" calcext:value-type="string">
            <text:p>Benthos (Fonds marins)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7]&amp;&quot; &quot;&amp;[.C7])" office:value-type="string" office:string-value="11.2 Benthos (Fonds marins)" calcext:value-type="string">
            <text:p>11.2 Benthos (Fonds marins)</text:p>
          </table:table-cell>
          <table:table-cell table:number-columns-repeated="1019"/>
        </table:table-row>
        <table:table-row table:style-name="ro1">
          <table:table-cell table:style-name="ce10" office:value-type="float" office:value="3863" calcext:value-type="float">
            <text:p>3863</text:p>
          </table:table-cell>
          <table:table-cell table:style-name="ce10" office:value-type="float" office:value="11.21" calcext:value-type="float">
            <text:p>11,21</text:p>
          </table:table-cell>
          <table:table-cell table:style-name="ce122" office:value-type="string" calcext:value-type="string">
            <text:p>Fonds sous-marins profond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]&amp;&quot; &quot;&amp;[.C8])" office:value-type="string" office:string-value="11.21 Fonds sous-marins profonds" calcext:value-type="string">
            <text:p>11.21 Fonds sous-marins profonds</text:p>
          </table:table-cell>
          <table:table-cell table:number-columns-repeated="1019"/>
        </table:table-row>
        <table:table-row table:style-name="ro1">
          <table:table-cell table:style-name="ce10" office:value-type="float" office:value="3864" calcext:value-type="float">
            <text:p>3864</text:p>
          </table:table-cell>
          <table:table-cell table:style-name="ce10" office:value-type="float" office:value="11.22" calcext:value-type="float">
            <text:p>11,22</text:p>
          </table:table-cell>
          <table:table-cell table:style-name="ce122" office:value-type="string" calcext:value-type="string">
            <text:p>Zones benthiques sublittorales sur sédiments meubl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]&amp;&quot; &quot;&amp;[.C9])" office:value-type="string" office:string-value="11.22 Zones benthiques sublittorales sur sédiments meubles" calcext:value-type="string">
            <text:p>11.22 Zones benthiques sublittorales sur sédiments meubles</text:p>
          </table:table-cell>
          <table:table-cell table:number-columns-repeated="1019"/>
        </table:table-row>
        <table:table-row table:style-name="ro1">
          <table:table-cell table:style-name="ce10" office:value-type="float" office:value="3865" calcext:value-type="float">
            <text:p>3865</text:p>
          </table:table-cell>
          <table:table-cell table:style-name="ce10" office:value-type="float" office:value="11.23" calcext:value-type="float">
            <text:p>11,23</text:p>
          </table:table-cell>
          <table:table-cell table:style-name="ce122" office:value-type="string" calcext:value-type="string">
            <text:p>Zones benthiques sublittorales sur caillouti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0]&amp;&quot; &quot;&amp;[.C10])" office:value-type="string" office:string-value="11.23 Zones benthiques sublittorales sur cailloutis" calcext:value-type="string">
            <text:p>11.23 Zones benthiques sublittorales sur cailloutis</text:p>
          </table:table-cell>
          <table:table-cell table:number-columns-repeated="1019"/>
        </table:table-row>
        <table:table-row table:style-name="ro1">
          <table:table-cell table:style-name="ce10" office:value-type="float" office:value="3866" calcext:value-type="float">
            <text:p>3866</text:p>
          </table:table-cell>
          <table:table-cell table:style-name="ce10" office:value-type="float" office:value="11.24" calcext:value-type="float">
            <text:p>11,24</text:p>
          </table:table-cell>
          <table:table-cell table:style-name="ce122" office:value-type="string" calcext:value-type="string">
            <text:p>Zones benthiques sublittorales sur fonds rocheux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1]&amp;&quot; &quot;&amp;[.C11])" office:value-type="string" office:string-value="11.24 Zones benthiques sublittorales sur fonds rocheux" calcext:value-type="string">
            <text:p>11.24 Zones benthiques sublittorales sur fonds rocheux</text:p>
          </table:table-cell>
          <table:table-cell table:number-columns-repeated="1019"/>
        </table:table-row>
        <table:table-row table:style-name="ro1">
          <table:table-cell table:style-name="ce10" office:value-type="float" office:value="3867" calcext:value-type="float">
            <text:p>3867</text:p>
          </table:table-cell>
          <table:table-cell table:style-name="ce10" office:value-type="float" office:value="11.25" calcext:value-type="float">
            <text:p>11,25</text:p>
          </table:table-cell>
          <table:table-cell table:style-name="ce122" office:value-type="string" calcext:value-type="string">
            <text:p>Formations sublittorales de concrétions organogéniqu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2]&amp;&quot; &quot;&amp;[.C12])" office:value-type="string" office:string-value="11.25 Formations sublittorales de concrétions organogéniques" calcext:value-type="string">
            <text:p>11.25 Formations sublittorales de concrétions organogéniques</text:p>
          </table:table-cell>
          <table:table-cell table:number-columns-repeated="1019"/>
        </table:table-row>
        <table:table-row table:style-name="ro1">
          <table:table-cell table:style-name="ce10" office:value-type="float" office:value="3868" calcext:value-type="float">
            <text:p>3868</text:p>
          </table:table-cell>
          <table:table-cell table:style-name="ce10" office:value-type="float" office:value="11.26" calcext:value-type="float">
            <text:p>11,26</text:p>
          </table:table-cell>
          <table:table-cell table:style-name="ce122" office:value-type="string" calcext:value-type="string">
            <text:p>Grottes sous-marin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3]&amp;&quot; &quot;&amp;[.C13])" office:value-type="string" office:string-value="11.26 Grottes sous-marines" calcext:value-type="string">
            <text:p>11.26 Grottes sous-marines</text:p>
          </table:table-cell>
          <table:table-cell table:number-columns-repeated="1019"/>
        </table:table-row>
        <table:table-row table:style-name="ro1">
          <table:table-cell table:style-name="ce10" office:value-type="float" office:value="1182" calcext:value-type="float">
            <text:p>1182</text:p>
          </table:table-cell>
          <table:table-cell table:style-name="ce10" office:value-type="float" office:value="11.3" calcext:value-type="float">
            <text:p>11,3</text:p>
          </table:table-cell>
          <table:table-cell table:style-name="ce122" office:value-type="string" calcext:value-type="string">
            <text:p>Herbiers marins à plantes vasculaire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14]&amp;&quot; &quot;&amp;[.C14])" office:value-type="string" office:string-value="11.3 Herbiers marins à plantes vasculaires" calcext:value-type="string">
            <text:p>11.3 Herbiers marins à plantes vasculaires</text:p>
          </table:table-cell>
          <table:table-cell table:number-columns-repeated="1019"/>
        </table:table-row>
        <table:table-row table:style-name="ro1">
          <table:table-cell table:style-name="ce10" office:value-type="float" office:value="3869" calcext:value-type="float">
            <text:p>3869</text:p>
          </table:table-cell>
          <table:table-cell table:style-name="ce10" office:value-type="float" office:value="11.31" calcext:value-type="float">
            <text:p>11,31</text:p>
          </table:table-cell>
          <table:table-cell table:style-name="ce122" office:value-type="string" calcext:value-type="string">
            <text:p>Herbiers atlantiques à Zostè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5]&amp;&quot; &quot;&amp;[.C15])" office:value-type="string" office:string-value="11.31 Herbiers atlantiques à Zostères" calcext:value-type="string">
            <text:p>11.31 Herbiers atlantiques à Zostères</text:p>
          </table:table-cell>
          <table:table-cell table:number-columns-repeated="1019"/>
        </table:table-row>
        <table:table-row table:style-name="ro1">
          <table:table-cell table:style-name="ce10" office:value-type="float" office:value="3870" calcext:value-type="float">
            <text:p>3870</text:p>
          </table:table-cell>
          <table:table-cell table:style-name="ce10" office:value-type="float" office:value="11.32" calcext:value-type="float">
            <text:p>11,32</text:p>
          </table:table-cell>
          <table:table-cell table:style-name="ce122" office:value-type="string" calcext:value-type="string">
            <text:p>Herbiers atlantiques à Zostères nain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6]&amp;&quot; &quot;&amp;[.C16])" office:value-type="string" office:string-value="11.32 Herbiers atlantiques à Zostères naines" calcext:value-type="string">
            <text:p>11.32 Herbiers atlantiques à Zostères naines</text:p>
          </table:table-cell>
          <table:table-cell table:number-columns-repeated="1019"/>
        </table:table-row>
        <table:table-row table:style-name="ro1">
          <table:table-cell table:style-name="ce10" office:value-type="float" office:value="3872" calcext:value-type="float">
            <text:p>3872</text:p>
          </table:table-cell>
          <table:table-cell table:style-name="ce10" office:value-type="float" office:value="11.34" calcext:value-type="float">
            <text:p>11,34</text:p>
          </table:table-cell>
          <table:table-cell table:style-name="ce122" office:value-type="string" calcext:value-type="string">
            <text:p>Herbiers de Posidoni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7]&amp;&quot; &quot;&amp;[.C17])" office:value-type="string" office:string-value="11.34 Herbiers de Posidonia" calcext:value-type="string">
            <text:p>11.34 Herbiers de Posidonia</text:p>
          </table:table-cell>
          <table:table-cell table:number-columns-repeated="1019"/>
        </table:table-row>
        <table:table-row table:style-name="ro1">
          <table:table-cell table:style-name="ce10" office:value-type="float" office:value="1177" calcext:value-type="float">
            <text:p>1177</text:p>
          </table:table-cell>
          <table:table-cell table:style-name="ce10" office:value-type="float" office:value="11.4" calcext:value-type="float">
            <text:p>11,4</text:p>
          </table:table-cell>
          <table:table-cell table:style-name="ce122" office:value-type="string" calcext:value-type="string">
            <text:p>Herbiers des eaux saumâtre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18]&amp;&quot; &quot;&amp;[.C18])" office:value-type="string" office:string-value="11.4 Herbiers des eaux saumâtres" calcext:value-type="string">
            <text:p>11.4 Herbiers des eaux saumâtres</text:p>
          </table:table-cell>
          <table:table-cell table:number-columns-repeated="1019"/>
        </table:table-row>
        <table:table-row table:style-name="ro1">
          <table:table-cell table:style-name="ce10" office:value-type="float" office:value="3857" calcext:value-type="float">
            <text:p>3857</text:p>
          </table:table-cell>
          <table:table-cell table:style-name="ce10" office:value-type="float" office:value="11.41" calcext:value-type="float">
            <text:p>11,41</text:p>
          </table:table-cell>
          <table:table-cell table:style-name="ce122" office:value-type="string" calcext:value-type="string">
            <text:p>Groupements marins à Ruppia maritim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19]&amp;&quot; &quot;&amp;[.C19])" office:value-type="string" office:string-value="11.41 Groupements marins à Ruppia maritima" calcext:value-type="string">
            <text:p>11.41 Groupements marins à Ruppia maritima</text:p>
          </table:table-cell>
          <table:table-cell table:number-columns-repeated="1019"/>
        </table:table-row>
        <table:table-row table:style-name="ro1">
          <table:table-cell table:style-name="ce10" office:value-type="float" office:value="3858" calcext:value-type="float">
            <text:p>3858</text:p>
          </table:table-cell>
          <table:table-cell table:style-name="ce10" office:value-type="float" office:value="11.42" calcext:value-type="float">
            <text:p>11,42</text:p>
          </table:table-cell>
          <table:table-cell table:style-name="ce122" office:value-type="string" calcext:value-type="string">
            <text:p>Formations à Petit souchet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20]&amp;&quot; &quot;&amp;[.C20])" office:value-type="string" office:string-value="11.42 Formations à Petit souchet" calcext:value-type="string">
            <text:p>11.42 Formations à Petit souchet</text:p>
          </table:table-cell>
          <table:table-cell table:number-columns-repeated="1019"/>
        </table:table-row>
        <table:table-row table:style-name="ro1">
          <table:table-cell table:style-name="ce9" office:value-type="float" office:value="473" calcext:value-type="float">
            <text:p>473</text:p>
          </table:table-cell>
          <table:table-cell table:style-name="ce9" office:value-type="float" office:value="12" calcext:value-type="float">
            <text:p>12</text:p>
          </table:table-cell>
          <table:table-cell table:style-name="ce121" office:value-type="string" calcext:value-type="string">
            <text:p>Bras de mer</text:p>
          </table:table-cell>
          <table:table-cell table:style-name="ce9" office:value-type="float" office:value="2" calcext:value-type="float">
            <text:p>2</text:p>
          </table:table-cell>
          <table:table-cell table:formula="of:=CONCATENATE([.B21]&amp;&quot; &quot;&amp;[.C21])" office:value-type="string" office:string-value="12 Bras de mer" calcext:value-type="string">
            <text:p>12 Bras de mer</text:p>
          </table:table-cell>
          <table:table-cell table:number-columns-repeated="1019"/>
        </table:table-row>
        <table:table-row table:style-name="ro1">
          <table:table-cell table:style-name="ce9" office:value-type="float" office:value="474" calcext:value-type="float">
            <text:p>474</text:p>
          </table:table-cell>
          <table:table-cell table:style-name="ce9" office:value-type="float" office:value="13" calcext:value-type="float">
            <text:p>13</text:p>
          </table:table-cell>
          <table:table-cell table:style-name="ce121" office:value-type="string" calcext:value-type="string">
            <text:p>Estuaires et rivières tidales (soumises à marées)</text:p>
          </table:table-cell>
          <table:table-cell table:style-name="ce9" office:value-type="float" office:value="2" calcext:value-type="float">
            <text:p>2</text:p>
          </table:table-cell>
          <table:table-cell table:formula="of:=CONCATENATE([.B22]&amp;&quot; &quot;&amp;[.C22])" office:value-type="string" office:string-value="13 Estuaires et rivières tidales (soumises à marées)" calcext:value-type="string">
            <text:p>13 Estuaires et rivières tidales (soumises à marées)</text:p>
          </table:table-cell>
          <table:table-cell table:number-columns-repeated="1019"/>
        </table:table-row>
        <table:table-row table:style-name="ro1">
          <table:table-cell table:style-name="ce10" office:value-type="float" office:value="1178" calcext:value-type="float">
            <text:p>1178</text:p>
          </table:table-cell>
          <table:table-cell table:style-name="ce10" office:value-type="float" office:value="13.1" calcext:value-type="float">
            <text:p>13,1</text:p>
          </table:table-cell>
          <table:table-cell table:style-name="ce122" office:value-type="string" calcext:value-type="string">
            <text:p>Fleuves et rivières soumis à marée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23]&amp;&quot; &quot;&amp;[.C23])" office:value-type="string" office:string-value="13.1 Fleuves et rivières soumis à marées" calcext:value-type="string">
            <text:p>13.1 Fleuves et rivières soumis à marées</text:p>
          </table:table-cell>
          <table:table-cell table:number-columns-repeated="1019"/>
        </table:table-row>
        <table:table-row table:style-name="ro1">
          <table:table-cell table:style-name="ce10" office:value-type="float" office:value="3859" calcext:value-type="float">
            <text:p>3859</text:p>
          </table:table-cell>
          <table:table-cell table:style-name="ce10" office:value-type="float" office:value="13.11" calcext:value-type="float">
            <text:p>13,11</text:p>
          </table:table-cell>
          <table:table-cell table:style-name="ce122" office:value-type="string" calcext:value-type="string">
            <text:p>Eau saumâtre des cours d'eau soumis à maré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24]&amp;&quot; &quot;&amp;[.C24])" office:value-type="string" office:string-value="13.11 Eau saumâtre des cours d'eau soumis à marées" calcext:value-type="string">
            <text:p>13.11 Eau saumâtre des cours d'eau soumis à marées</text:p>
          </table:table-cell>
          <table:table-cell table:number-columns-repeated="1019"/>
        </table:table-row>
        <table:table-row table:style-name="ro1">
          <table:table-cell table:style-name="ce10" office:value-type="float" office:value="3860" calcext:value-type="float">
            <text:p>3860</text:p>
          </table:table-cell>
          <table:table-cell table:style-name="ce10" office:value-type="float" office:value="13.12" calcext:value-type="float">
            <text:p>13,12</text:p>
          </table:table-cell>
          <table:table-cell table:style-name="ce122" office:value-type="string" calcext:value-type="string">
            <text:p>Eau douce des cours d'eau soumis à maré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25]&amp;&quot; &quot;&amp;[.C25])" office:value-type="string" office:string-value="13.12 Eau douce des cours d'eau soumis à marées" calcext:value-type="string">
            <text:p>13.12 Eau douce des cours d'eau soumis à marées</text:p>
          </table:table-cell>
          <table:table-cell table:number-columns-repeated="1019"/>
        </table:table-row>
        <table:table-row table:style-name="ro1">
          <table:table-cell table:style-name="ce10" office:value-type="float" office:value="1179" calcext:value-type="float">
            <text:p>1179</text:p>
          </table:table-cell>
          <table:table-cell table:style-name="ce10" office:value-type="float" office:value="13.2" calcext:value-type="float">
            <text:p>13,2</text:p>
          </table:table-cell>
          <table:table-cell table:style-name="ce122" office:value-type="string" calcext:value-type="string">
            <text:p>Estuaire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26]&amp;&quot; &quot;&amp;[.C26])" office:value-type="string" office:string-value="13.2 Estuaires" calcext:value-type="string">
            <text:p>13.2 Estuaires</text:p>
          </table:table-cell>
          <table:table-cell table:number-columns-repeated="1019"/>
        </table:table-row>
        <table:table-row table:style-name="ro1">
          <table:table-cell table:style-name="ce10" office:value-type="float" office:value="1187" calcext:value-type="float">
            <text:p>1187</text:p>
          </table:table-cell>
          <table:table-cell table:style-name="ce10" office:value-type="float" office:value="13.3" calcext:value-type="float">
            <text:p>13,3</text:p>
          </table:table-cell>
          <table:table-cell table:style-name="ce122" office:value-type="string" calcext:value-type="string">
            <text:p>Herbiers marins submergé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27]&amp;&quot; &quot;&amp;[.C27])" office:value-type="string" office:string-value="13.3 Herbiers marins submergés" calcext:value-type="string">
            <text:p>13.3 Herbiers marins submergés</text:p>
          </table:table-cell>
          <table:table-cell table:number-columns-repeated="1019"/>
        </table:table-row>
        <table:table-row table:style-name="ro1">
          <table:table-cell table:style-name="ce10" office:value-type="float" office:value="1188" calcext:value-type="float">
            <text:p>1188</text:p>
          </table:table-cell>
          <table:table-cell table:style-name="ce10" office:value-type="float" office:value="13.4" calcext:value-type="float">
            <text:p>13,4</text:p>
          </table:table-cell>
          <table:table-cell table:style-name="ce122" office:value-type="string" calcext:value-type="string">
            <text:p>Herbiers saumâtres submergé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28]&amp;&quot; &quot;&amp;[.C28])" office:value-type="string" office:string-value="13.4 Herbiers saumâtres submergés" calcext:value-type="string">
            <text:p>13.4 Herbiers saumâtres submergés</text:p>
          </table:table-cell>
          <table:table-cell table:number-columns-repeated="1019"/>
        </table:table-row>
        <table:table-row table:style-name="ro1">
          <table:table-cell table:style-name="ce9" office:value-type="float" office:value="476" calcext:value-type="float">
            <text:p>476</text:p>
          </table:table-cell>
          <table:table-cell table:style-name="ce9" office:value-type="float" office:value="14" calcext:value-type="float">
            <text:p>14</text:p>
          </table:table-cell>
          <table:table-cell table:style-name="ce121" office:value-type="string" calcext:value-type="string">
            <text:p>Vasières et bancs de sable sans végétations</text:p>
          </table:table-cell>
          <table:table-cell table:style-name="ce9" office:value-type="float" office:value="2" calcext:value-type="float">
            <text:p>2</text:p>
          </table:table-cell>
          <table:table-cell table:formula="of:=CONCATENATE([.B29]&amp;&quot; &quot;&amp;[.C29])" office:value-type="string" office:string-value="14 Vasières et bancs de sable sans végétations" calcext:value-type="string">
            <text:p>14 Vasières et bancs de sable sans végétations</text:p>
          </table:table-cell>
          <table:table-cell table:number-columns-repeated="1019"/>
        </table:table-row>
        <table:table-row table:style-name="ro1"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15" calcext:value-type="float">
            <text:p>15</text:p>
          </table:table-cell>
          <table:table-cell table:style-name="ce121" office:value-type="string" calcext:value-type="string">
            <text:p>Marais salés, prés salés (schorres), steppes salées et fourrés sur gypse</text:p>
          </table:table-cell>
          <table:table-cell table:style-name="ce9" office:value-type="float" office:value="2" calcext:value-type="float">
            <text:p>2</text:p>
          </table:table-cell>
          <table:table-cell table:formula="of:=CONCATENATE([.B30]&amp;&quot; &quot;&amp;[.C30])" office:value-type="string" office:string-value="15 Marais salés, prés salés (schorres), steppes salées et fourrés sur gypse" calcext:value-type="string">
            <text:p>15 Marais salés, prés salés (schorres), steppes salées et fourrés sur gypse</text:p>
          </table:table-cell>
          <table:table-cell table:number-columns-repeated="1019"/>
        </table:table-row>
        <table:table-row table:style-name="ro1">
          <table:table-cell table:style-name="ce10" office:value-type="float" office:value="1189" calcext:value-type="float">
            <text:p>1189</text:p>
          </table:table-cell>
          <table:table-cell table:style-name="ce10" office:value-type="float" office:value="15.1" calcext:value-type="float">
            <text:p>15,1</text:p>
          </table:table-cell>
          <table:table-cell table:style-name="ce122" office:value-type="string" calcext:value-type="string">
            <text:p>Gazons pionniers salé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31]&amp;&quot; &quot;&amp;[.C31])" office:value-type="string" office:string-value="15.1 Gazons pionniers salés" calcext:value-type="string">
            <text:p>15.1 Gazons pionniers salés</text:p>
          </table:table-cell>
          <table:table-cell table:number-columns-repeated="1019"/>
        </table:table-row>
        <table:table-row table:style-name="ro1">
          <table:table-cell table:style-name="ce10" office:value-type="float" office:value="3895" calcext:value-type="float">
            <text:p>3895</text:p>
          </table:table-cell>
          <table:table-cell table:style-name="ce10" office:value-type="float" office:value="15.11" calcext:value-type="float">
            <text:p>15,11</text:p>
          </table:table-cell>
          <table:table-cell table:style-name="ce122" office:value-type="string" calcext:value-type="string">
            <text:p>Gazons à Salicorne et Suaed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32]&amp;&quot; &quot;&amp;[.C32])" office:value-type="string" office:string-value="15.11 Gazons à Salicorne et Suaeda" calcext:value-type="string">
            <text:p>15.11 Gazons à Salicorne et Suaeda</text:p>
          </table:table-cell>
          <table:table-cell table:number-columns-repeated="1019"/>
        </table:table-row>
        <table:table-row table:style-name="ro1">
          <table:table-cell table:style-name="ce10" office:value-type="float" office:value="3896" calcext:value-type="float">
            <text:p>3896</text:p>
          </table:table-cell>
          <table:table-cell table:style-name="ce10" office:value-type="float" office:value="15.12" calcext:value-type="float">
            <text:p>15,12</text:p>
          </table:table-cell>
          <table:table-cell table:style-name="ce122" office:value-type="string" calcext:value-type="string">
            <text:p>Groupements halonitrophiles à Frankeni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33]&amp;&quot; &quot;&amp;[.C33])" office:value-type="string" office:string-value="15.12 Groupements halonitrophiles à Frankenia" calcext:value-type="string">
            <text:p>15.12 Groupements halonitrophiles à Frankenia</text:p>
          </table:table-cell>
          <table:table-cell table:number-columns-repeated="1019"/>
        </table:table-row>
        <table:table-row table:style-name="ro1">
          <table:table-cell table:style-name="ce10" office:value-type="float" office:value="3897" calcext:value-type="float">
            <text:p>3897</text:p>
          </table:table-cell>
          <table:table-cell table:style-name="ce10" office:value-type="float" office:value="15.13" calcext:value-type="float">
            <text:p>15,13</text:p>
          </table:table-cell>
          <table:table-cell table:style-name="ce122" office:value-type="string" calcext:value-type="string">
            <text:p>Groupements à Sagina et Cochleari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34]&amp;&quot; &quot;&amp;[.C34])" office:value-type="string" office:string-value="15.13 Groupements à Sagina et Cochlearia" calcext:value-type="string">
            <text:p>15.13 Groupements à Sagina et Cochlearia</text:p>
          </table:table-cell>
          <table:table-cell table:number-columns-repeated="1019"/>
        </table:table-row>
        <table:table-row table:style-name="ro1">
          <table:table-cell table:style-name="ce10" office:value-type="float" office:value="1190" calcext:value-type="float">
            <text:p>1190</text:p>
          </table:table-cell>
          <table:table-cell table:style-name="ce10" office:value-type="float" office:value="15.2" calcext:value-type="float">
            <text:p>15,2</text:p>
          </table:table-cell>
          <table:table-cell table:style-name="ce122" office:value-type="string" calcext:value-type="string">
            <text:p>Prairies à Spartine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35]&amp;&quot; &quot;&amp;[.C35])" office:value-type="string" office:string-value="15.2 Prairies à Spartine" calcext:value-type="string">
            <text:p>15.2 Prairies à Spartine</text:p>
          </table:table-cell>
          <table:table-cell table:number-columns-repeated="1019"/>
        </table:table-row>
        <table:table-row table:style-name="ro1">
          <table:table-cell table:style-name="ce10" office:value-type="float" office:value="3875" calcext:value-type="float">
            <text:p>3875</text:p>
          </table:table-cell>
          <table:table-cell table:style-name="ce10" office:value-type="float" office:value="15.21" calcext:value-type="float">
            <text:p>15,21</text:p>
          </table:table-cell>
          <table:table-cell table:style-name="ce122" office:value-type="string" calcext:value-type="string">
            <text:p>Prairies à Spartine à feuilles plat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36]&amp;&quot; &quot;&amp;[.C36])" office:value-type="string" office:string-value="15.21 Prairies à Spartine à feuilles plates" calcext:value-type="string">
            <text:p>15.21 Prairies à Spartine à feuilles plates</text:p>
          </table:table-cell>
          <table:table-cell table:number-columns-repeated="1019"/>
        </table:table-row>
        <table:table-row table:style-name="ro1">
          <table:table-cell table:style-name="ce10" office:value-type="float" office:value="1183" calcext:value-type="float">
            <text:p>1183</text:p>
          </table:table-cell>
          <table:table-cell table:style-name="ce10" office:value-type="float" office:value="15.3" calcext:value-type="float">
            <text:p>15,3</text:p>
          </table:table-cell>
          <table:table-cell table:style-name="ce122" office:value-type="string" calcext:value-type="string">
            <text:p>Prés salés atlantique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37]&amp;&quot; &quot;&amp;[.C37])" office:value-type="string" office:string-value="15.3 Prés salés atlantiques" calcext:value-type="string">
            <text:p>15.3 Prés salés atlantiques</text:p>
          </table:table-cell>
          <table:table-cell table:number-columns-repeated="1019"/>
        </table:table-row>
        <table:table-row table:style-name="ro1">
          <table:table-cell table:style-name="ce10" office:value-type="float" office:value="3877" calcext:value-type="float">
            <text:p>3877</text:p>
          </table:table-cell>
          <table:table-cell table:style-name="ce10" office:value-type="float" office:value="15.31" calcext:value-type="float">
            <text:p>15,31</text:p>
          </table:table-cell>
          <table:table-cell table:style-name="ce122" office:value-type="string" calcext:value-type="string">
            <text:p>Prés salés avec Puccinellia maritim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38]&amp;&quot; &quot;&amp;[.C38])" office:value-type="string" office:string-value="15.31 Prés salés avec Puccinellia maritima" calcext:value-type="string">
            <text:p>15.31 Prés salés avec Puccinellia maritima</text:p>
          </table:table-cell>
          <table:table-cell table:number-columns-repeated="1019"/>
        </table:table-row>
        <table:table-row table:style-name="ro1">
          <table:table-cell table:style-name="ce10" office:value-type="float" office:value="3878" calcext:value-type="float">
            <text:p>3878</text:p>
          </table:table-cell>
          <table:table-cell table:style-name="ce10" office:value-type="float" office:value="15.32" calcext:value-type="float">
            <text:p>15,32</text:p>
          </table:table-cell>
          <table:table-cell table:style-name="ce122" office:value-type="string" calcext:value-type="string">
            <text:p>Groupements à Puccinellia maritima des prés salé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39]&amp;&quot; &quot;&amp;[.C39])" office:value-type="string" office:string-value="15.32 Groupements à Puccinellia maritima des prés salés" calcext:value-type="string">
            <text:p>15.32 Groupements à Puccinellia maritima des prés salés</text:p>
          </table:table-cell>
          <table:table-cell table:number-columns-repeated="1019"/>
        </table:table-row>
        <table:table-row table:style-name="ro1">
          <table:table-cell table:style-name="ce10" office:value-type="float" office:value="3879" calcext:value-type="float">
            <text:p>3879</text:p>
          </table:table-cell>
          <table:table-cell table:style-name="ce10" office:value-type="float" office:value="15.33" calcext:value-type="float">
            <text:p>15,33</text:p>
          </table:table-cell>
          <table:table-cell table:style-name="ce122" office:value-type="string" calcext:value-type="string">
            <text:p>Communautés du schorre supérieur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40]&amp;&quot; &quot;&amp;[.C40])" office:value-type="string" office:string-value="15.33 Communautés du schorre supérieur" calcext:value-type="string">
            <text:p>15.33 Communautés du schorre supérieur</text:p>
          </table:table-cell>
          <table:table-cell table:number-columns-repeated="1019"/>
        </table:table-row>
        <table:table-row table:style-name="ro1">
          <table:table-cell table:style-name="ce10" office:value-type="float" office:value="3880" calcext:value-type="float">
            <text:p>3880</text:p>
          </table:table-cell>
          <table:table-cell table:style-name="ce10" office:value-type="float" office:value="15.34" calcext:value-type="float">
            <text:p>15,34</text:p>
          </table:table-cell>
          <table:table-cell table:style-name="ce122" office:value-type="string" calcext:value-type="string">
            <text:p>Prés salés à Puccinellia et Spergularia marin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41]&amp;&quot; &quot;&amp;[.C41])" office:value-type="string" office:string-value="15.34 Prés salés à Puccinellia et Spergularia marina" calcext:value-type="string">
            <text:p>15.34 Prés salés à Puccinellia et Spergularia marina</text:p>
          </table:table-cell>
          <table:table-cell table:number-columns-repeated="1019"/>
        </table:table-row>
        <table:table-row table:style-name="ro1">
          <table:table-cell table:style-name="ce10" office:value-type="float" office:value="3881" calcext:value-type="float">
            <text:p>3881</text:p>
          </table:table-cell>
          <table:table-cell table:style-name="ce10" office:value-type="float" office:value="15.35" calcext:value-type="float">
            <text:p>15,35</text:p>
          </table:table-cell>
          <table:table-cell table:style-name="ce122" office:value-type="string" calcext:value-type="string">
            <text:p>Végétation à Elymus pycnanthu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42]&amp;&quot; &quot;&amp;[.C42])" office:value-type="string" office:string-value="15.35 Végétation à Elymus pycnanthus" calcext:value-type="string">
            <text:p>15.35 Végétation à Elymus pycnanthus</text:p>
          </table:table-cell>
          <table:table-cell table:number-columns-repeated="1019"/>
        </table:table-row>
        <table:table-row table:style-name="ro1">
          <table:table-cell table:style-name="ce10" office:value-type="float" office:value="3882" calcext:value-type="float">
            <text:p>3882</text:p>
          </table:table-cell>
          <table:table-cell table:style-name="ce10" office:value-type="float" office:value="15.36" calcext:value-type="float">
            <text:p>15,36</text:p>
          </table:table-cell>
          <table:table-cell table:style-name="ce122" office:value-type="string" calcext:value-type="string">
            <text:p>Laisses de mer des prés salés atlantiqu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43]&amp;&quot; &quot;&amp;[.C43])" office:value-type="string" office:string-value="15.36 Laisses de mer des prés salés atlantiques" calcext:value-type="string">
            <text:p>15.36 Laisses de mer des prés salés atlantiques</text:p>
          </table:table-cell>
          <table:table-cell table:number-columns-repeated="1019"/>
        </table:table-row>
        <table:table-row table:style-name="ro1">
          <table:table-cell table:style-name="ce10" office:value-type="float" office:value="1184" calcext:value-type="float">
            <text:p>1184</text:p>
          </table:table-cell>
          <table:table-cell table:style-name="ce10" office:value-type="float" office:value="15.4" calcext:value-type="float">
            <text:p>15,4</text:p>
          </table:table-cell>
          <table:table-cell table:style-name="ce122" office:value-type="string" calcext:value-type="string">
            <text:p>Prés salés continentaux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44]&amp;&quot; &quot;&amp;[.C44])" office:value-type="string" office:string-value="15.4 Prés salés continentaux" calcext:value-type="string">
            <text:p>15.4 Prés salés continentaux</text:p>
          </table:table-cell>
          <table:table-cell table:number-columns-repeated="1019"/>
        </table:table-row>
        <table:table-row table:style-name="ro1">
          <table:table-cell table:style-name="ce10" office:value-type="float" office:value="3884" calcext:value-type="float">
            <text:p>3884</text:p>
          </table:table-cell>
          <table:table-cell table:style-name="ce10" office:value-type="float" office:value="15.41" calcext:value-type="float">
            <text:p>15,41</text:p>
          </table:table-cell>
          <table:table-cell table:style-name="ce122" office:value-type="string" calcext:value-type="string">
            <text:p>Prés salés continentaux avec Puccinellia distan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45]&amp;&quot; &quot;&amp;[.C45])" office:value-type="string" office:string-value="15.41 Prés salés continentaux avec Puccinellia distans" calcext:value-type="string">
            <text:p>15.41 Prés salés continentaux avec Puccinellia distans</text:p>
          </table:table-cell>
          <table:table-cell table:number-columns-repeated="1019"/>
        </table:table-row>
        <table:table-row table:style-name="ro1">
          <table:table-cell table:style-name="ce10" office:value-type="float" office:value="3885" calcext:value-type="float">
            <text:p>3885</text:p>
          </table:table-cell>
          <table:table-cell table:style-name="ce10" office:value-type="float" office:value="15.42" calcext:value-type="float">
            <text:p>15,42</text:p>
          </table:table-cell>
          <table:table-cell table:style-name="ce122" office:value-type="string" calcext:value-type="string">
            <text:p>Prés salés continentaux à jonc et Elymu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46]&amp;&quot; &quot;&amp;[.C46])" office:value-type="string" office:string-value="15.42 Prés salés continentaux à jonc et Elymus" calcext:value-type="string">
            <text:p>15.42 Prés salés continentaux à jonc et Elymus</text:p>
          </table:table-cell>
          <table:table-cell table:number-columns-repeated="1019"/>
        </table:table-row>
        <table:table-row table:style-name="ro1">
          <table:table-cell table:style-name="ce10" office:value-type="float" office:value="3888" calcext:value-type="float">
            <text:p>3888</text:p>
          </table:table-cell>
          <table:table-cell table:style-name="ce10" office:value-type="float" office:value="15.52" calcext:value-type="float">
            <text:p>15,52</text:p>
          </table:table-cell>
          <table:table-cell table:style-name="ce122" office:value-type="string" calcext:value-type="string">
            <text:p>Prés salés à Juncus gerardii et Carex divis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47]&amp;&quot; &quot;&amp;[.C47])" office:value-type="string" office:string-value="15.52 Prés salés à Juncus gerardii et Carex divisa" calcext:value-type="string">
            <text:p>15.52 Prés salés à Juncus gerardii et Carex divisa</text:p>
          </table:table-cell>
          <table:table-cell table:number-columns-repeated="1019"/>
        </table:table-row>
        <table:table-row table:style-name="ro1">
          <table:table-cell table:style-name="ce10" office:value-type="float" office:value="3892" calcext:value-type="float">
            <text:p>3892</text:p>
          </table:table-cell>
          <table:table-cell table:style-name="ce10" office:value-type="float" office:value="15.56" calcext:value-type="float">
            <text:p>15,56</text:p>
          </table:table-cell>
          <table:table-cell table:style-name="ce122" office:value-type="string" calcext:value-type="string">
            <text:p>Formations à annuelles sur laiss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48]&amp;&quot; &quot;&amp;[.C48])" office:value-type="string" office:string-value="15.56 Formations à annuelles sur laisses" calcext:value-type="string">
            <text:p>15.56 Formations à annuelles sur laisses</text:p>
          </table:table-cell>
          <table:table-cell table:number-columns-repeated="1019"/>
        </table:table-row>
        <table:table-row table:style-name="ro1">
          <table:table-cell table:style-name="ce10" office:value-type="float" office:value="3893" calcext:value-type="float">
            <text:p>3893</text:p>
          </table:table-cell>
          <table:table-cell table:style-name="ce10" office:value-type="float" office:value="15.57" calcext:value-type="float">
            <text:p>15,57</text:p>
          </table:table-cell>
          <table:table-cell table:style-name="ce122" office:value-type="string" calcext:value-type="string">
            <text:p>Prés salés à chiendent et armoise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49]&amp;&quot; &quot;&amp;[.C49])" office:value-type="string" office:string-value="15.57 Prés salés à chiendent et armoise" calcext:value-type="string">
            <text:p>15.57 Prés salés à chiendent et armoise</text:p>
          </table:table-cell>
          <table:table-cell table:number-columns-repeated="1019"/>
        </table:table-row>
        <table:table-row table:style-name="ro1">
          <table:table-cell table:style-name="ce10" office:value-type="float" office:value="3894" calcext:value-type="float">
            <text:p>3894</text:p>
          </table:table-cell>
          <table:table-cell table:style-name="ce10" office:value-type="float" office:value="15.58" calcext:value-type="float">
            <text:p>15,58</text:p>
          </table:table-cell>
          <table:table-cell table:style-name="ce122" office:value-type="string" calcext:value-type="string">
            <text:p>Formations à Juncus subulatu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50]&amp;&quot; &quot;&amp;[.C50])" office:value-type="string" office:string-value="15.58 Formations à Juncus subulatus" calcext:value-type="string">
            <text:p>15.58 Formations à Juncus subulatus</text:p>
          </table:table-cell>
          <table:table-cell table:number-columns-repeated="1019"/>
        </table:table-row>
        <table:table-row table:style-name="ro1">
          <table:table-cell table:style-name="ce10" office:value-type="float" office:value="1185" calcext:value-type="float">
            <text:p>1185</text:p>
          </table:table-cell>
          <table:table-cell table:style-name="ce10" office:value-type="float" office:value="15.6" calcext:value-type="float">
            <text:p>15,6</text:p>
          </table:table-cell>
          <table:table-cell table:style-name="ce122" office:value-type="string" calcext:value-type="string">
            <text:p>Fourrés des prés salés (hygro-halophiles)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51]&amp;&quot; &quot;&amp;[.C51])" office:value-type="string" office:string-value="15.6 Fourrés des prés salés (hygro-halophiles)" calcext:value-type="string">
            <text:p>15.6 Fourrés des prés salés (hygro-halophiles)</text:p>
          </table:table-cell>
          <table:table-cell table:number-columns-repeated="1019"/>
        </table:table-row>
        <table:table-row table:style-name="ro1">
          <table:table-cell table:style-name="ce10" office:value-type="float" office:value="3909" calcext:value-type="float">
            <text:p>3909</text:p>
          </table:table-cell>
          <table:table-cell table:style-name="ce10" office:value-type="float" office:value="15.62" calcext:value-type="float">
            <text:p>15,62</text:p>
          </table:table-cell>
          <table:table-cell table:style-name="ce122" office:value-type="string" calcext:value-type="string">
            <text:p>Fourrés des marais salés atlantiqu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52]&amp;&quot; &quot;&amp;[.C52])" office:value-type="string" office:string-value="15.62 Fourrés des marais salés atlantiques" calcext:value-type="string">
            <text:p>15.62 Fourrés des marais salés atlantiques</text:p>
          </table:table-cell>
          <table:table-cell table:number-columns-repeated="1019"/>
        </table:table-row>
        <table:table-row table:style-name="ro1">
          <table:table-cell table:style-name="ce10" office:value-type="float" office:value="3910" calcext:value-type="float">
            <text:p>3910</text:p>
          </table:table-cell>
          <table:table-cell table:style-name="ce10" office:value-type="float" office:value="15.63" calcext:value-type="float">
            <text:p>15,63</text:p>
          </table:table-cell>
          <table:table-cell table:style-name="ce122" office:value-type="string" calcext:value-type="string">
            <text:p>Fourrés à Limoniastrum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53]&amp;&quot; &quot;&amp;[.C53])" office:value-type="string" office:string-value="15.63 Fourrés à Limoniastrum" calcext:value-type="string">
            <text:p>15.63 Fourrés à Limoniastrum</text:p>
          </table:table-cell>
          <table:table-cell table:number-columns-repeated="1019"/>
        </table:table-row>
        <table:table-row table:style-name="ro1">
          <table:table-cell table:style-name="ce10" office:value-type="float" office:value="1191" calcext:value-type="float">
            <text:p>1191</text:p>
          </table:table-cell>
          <table:table-cell table:style-name="ce10" office:value-type="float" office:value="15.7" calcext:value-type="float">
            <text:p>15,7</text:p>
          </table:table-cell>
          <table:table-cell table:style-name="ce122" office:value-type="string" calcext:value-type="string">
            <text:p>Fourrés halophiles semi-désertique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54]&amp;&quot; &quot;&amp;[.C54])" office:value-type="string" office:string-value="15.7 Fourrés halophiles semi-désertiques" calcext:value-type="string">
            <text:p>15.7 Fourrés halophiles semi-désertiques</text:p>
          </table:table-cell>
          <table:table-cell table:number-columns-repeated="1019"/>
        </table:table-row>
        <table:table-row table:style-name="ro1">
          <table:table-cell table:style-name="ce10" office:value-type="float" office:value="3901" calcext:value-type="float">
            <text:p>3901</text:p>
          </table:table-cell>
          <table:table-cell table:style-name="ce10" office:value-type="float" office:value="15.81" calcext:value-type="float">
            <text:p>15,81</text:p>
          </table:table-cell>
          <table:table-cell table:style-name="ce122" office:value-type="string" calcext:value-type="string">
            <text:p>Steppes à Lavande de mer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55]&amp;&quot; &quot;&amp;[.C55])" office:value-type="string" office:string-value="15.81 Steppes à Lavande de mer" calcext:value-type="string">
            <text:p>15.81 Steppes à Lavande de mer</text:p>
          </table:table-cell>
          <table:table-cell table:number-columns-repeated="1019"/>
        </table:table-row>
        <table:table-row table:style-name="ro1">
          <table:table-cell table:style-name="ce9" office:value-type="float" office:value="478" calcext:value-type="float">
            <text:p>478</text:p>
          </table:table-cell>
          <table:table-cell table:style-name="ce9" office:value-type="float" office:value="16" calcext:value-type="float">
            <text:p>16</text:p>
          </table:table-cell>
          <table:table-cell table:style-name="ce121" office:value-type="string" calcext:value-type="string">
            <text:p>Dunes côtières et plages de sable</text:p>
          </table:table-cell>
          <table:table-cell table:style-name="ce9" office:value-type="float" office:value="2" calcext:value-type="float">
            <text:p>2</text:p>
          </table:table-cell>
          <table:table-cell table:formula="of:=CONCATENATE([.B56]&amp;&quot; &quot;&amp;[.C56])" office:value-type="string" office:string-value="16 Dunes côtières et plages de sable" calcext:value-type="string">
            <text:p>16 Dunes côtières et plages de sable</text:p>
          </table:table-cell>
          <table:table-cell table:number-columns-repeated="1019"/>
        </table:table-row>
        <table:table-row table:style-name="ro1">
          <table:table-cell table:style-name="ce10" office:value-type="float" office:value="1194" calcext:value-type="float">
            <text:p>1194</text:p>
          </table:table-cell>
          <table:table-cell table:style-name="ce10" office:value-type="float" office:value="16.1" calcext:value-type="float">
            <text:p>16,1</text:p>
          </table:table-cell>
          <table:table-cell table:style-name="ce122" office:value-type="string" calcext:value-type="string">
            <text:p>Plages de sable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57]&amp;&quot; &quot;&amp;[.C57])" office:value-type="string" office:string-value="16.1 Plages de sable" calcext:value-type="string">
            <text:p>16.1 Plages de sable</text:p>
          </table:table-cell>
          <table:table-cell table:number-columns-repeated="1019"/>
        </table:table-row>
        <table:table-row table:style-name="ro1">
          <table:table-cell table:style-name="ce10" office:value-type="float" office:value="3906" calcext:value-type="float">
            <text:p>3906</text:p>
          </table:table-cell>
          <table:table-cell table:style-name="ce10" office:value-type="float" office:value="16.11" calcext:value-type="float">
            <text:p>16,11</text:p>
          </table:table-cell>
          <table:table-cell table:style-name="ce122" office:value-type="string" calcext:value-type="string">
            <text:p>Plages de sable sans végétation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58]&amp;&quot; &quot;&amp;[.C58])" office:value-type="string" office:string-value="16.11 Plages de sable sans végétation" calcext:value-type="string">
            <text:p>16.11 Plages de sable sans végétation</text:p>
          </table:table-cell>
          <table:table-cell table:number-columns-repeated="1019"/>
        </table:table-row>
        <table:table-row table:style-name="ro1">
          <table:table-cell table:style-name="ce10" office:value-type="float" office:value="3907" calcext:value-type="float">
            <text:p>3907</text:p>
          </table:table-cell>
          <table:table-cell table:style-name="ce10" office:value-type="float" office:value="16.12" calcext:value-type="float">
            <text:p>16,12</text:p>
          </table:table-cell>
          <table:table-cell table:style-name="ce122" office:value-type="string" calcext:value-type="string">
            <text:p>Groupements annuels des plages de sable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59]&amp;&quot; &quot;&amp;[.C59])" office:value-type="string" office:string-value="16.12 Groupements annuels des plages de sable" calcext:value-type="string">
            <text:p>16.12 Groupements annuels des plages de sable</text:p>
          </table:table-cell>
          <table:table-cell table:number-columns-repeated="1019"/>
        </table:table-row>
        <table:table-row table:style-name="ro1">
          <table:table-cell table:style-name="ce10" office:value-type="float" office:value="3908" calcext:value-type="float">
            <text:p>3908</text:p>
          </table:table-cell>
          <table:table-cell table:style-name="ce10" office:value-type="float" office:value="16.13" calcext:value-type="float">
            <text:p>16,13</text:p>
          </table:table-cell>
          <table:table-cell table:style-name="ce122" office:value-type="string" calcext:value-type="string">
            <text:p>Groupements vivaces des plages de sable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60]&amp;&quot; &quot;&amp;[.C60])" office:value-type="string" office:string-value="16.13 Groupements vivaces des plages de sable" calcext:value-type="string">
            <text:p>16.13 Groupements vivaces des plages de sable</text:p>
          </table:table-cell>
          <table:table-cell table:number-columns-repeated="1019"/>
        </table:table-row>
        <table:table-row table:style-name="ro1">
          <table:table-cell table:style-name="ce10" office:value-type="float" office:value="1195" calcext:value-type="float">
            <text:p>1195</text:p>
          </table:table-cell>
          <table:table-cell table:style-name="ce10" office:value-type="float" office:value="16.2" calcext:value-type="float">
            <text:p>16,2</text:p>
          </table:table-cell>
          <table:table-cell table:style-name="ce122" office:value-type="string" calcext:value-type="string">
            <text:p>Dune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61]&amp;&quot; &quot;&amp;[.C61])" office:value-type="string" office:string-value="16.2 Dunes" calcext:value-type="string">
            <text:p>16.2 Dunes</text:p>
          </table:table-cell>
          <table:table-cell table:number-columns-repeated="1019"/>
        </table:table-row>
        <table:table-row table:style-name="ro1">
          <table:table-cell table:style-name="ce10" office:value-type="float" office:value="3900" calcext:value-type="float">
            <text:p>3900</text:p>
          </table:table-cell>
          <table:table-cell table:style-name="ce10" office:value-type="float" office:value="16.21" calcext:value-type="float">
            <text:p>16,21</text:p>
          </table:table-cell>
          <table:table-cell table:style-name="ce122" office:value-type="string" calcext:value-type="string">
            <text:p>Dunes mobil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62]&amp;&quot; &quot;&amp;[.C62])" office:value-type="string" office:string-value="16.21 Dunes mobiles" calcext:value-type="string">
            <text:p>16.21 Dunes mobiles</text:p>
          </table:table-cell>
          <table:table-cell table:number-columns-repeated="1019"/>
        </table:table-row>
        <table:table-row table:style-name="ro1">
          <table:table-cell table:style-name="ce10" office:value-type="float" office:value="3934" calcext:value-type="float">
            <text:p>3934</text:p>
          </table:table-cell>
          <table:table-cell table:style-name="ce10" office:value-type="float" office:value="16.22" calcext:value-type="float">
            <text:p>16,22</text:p>
          </table:table-cell>
          <table:table-cell table:style-name="ce122" office:value-type="string" calcext:value-type="string">
            <text:p>Dunes gris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63]&amp;&quot; &quot;&amp;[.C63])" office:value-type="string" office:string-value="16.22 Dunes grises" calcext:value-type="string">
            <text:p>16.22 Dunes grises</text:p>
          </table:table-cell>
          <table:table-cell table:number-columns-repeated="1019"/>
        </table:table-row>
        <table:table-row table:style-name="ro1">
          <table:table-cell table:style-name="ce10" office:value-type="float" office:value="3936" calcext:value-type="float">
            <text:p>3936</text:p>
          </table:table-cell>
          <table:table-cell table:style-name="ce10" office:value-type="float" office:value="16.24" calcext:value-type="float">
            <text:p>16,24</text:p>
          </table:table-cell>
          <table:table-cell table:style-name="ce122" office:value-type="string" calcext:value-type="string">
            <text:p>Dunes brunes à bruyère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64]&amp;&quot; &quot;&amp;[.C64])" office:value-type="string" office:string-value="16.24 Dunes brunes à bruyère" calcext:value-type="string">
            <text:p>16.24 Dunes brunes à bruyère</text:p>
          </table:table-cell>
          <table:table-cell table:number-columns-repeated="1019"/>
        </table:table-row>
        <table:table-row table:style-name="ro1">
          <table:table-cell table:style-name="ce10" office:value-type="float" office:value="3912" calcext:value-type="float">
            <text:p>3912</text:p>
          </table:table-cell>
          <table:table-cell table:style-name="ce10" office:value-type="float" office:value="16.25" calcext:value-type="float">
            <text:p>16,25</text:p>
          </table:table-cell>
          <table:table-cell table:style-name="ce122" office:value-type="string" calcext:value-type="string">
            <text:p>Dunes avec fourrés, bosquet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65]&amp;&quot; &quot;&amp;[.C65])" office:value-type="string" office:string-value="16.25 Dunes avec fourrés, bosquets" calcext:value-type="string">
            <text:p>16.25 Dunes avec fourrés, bosquets</text:p>
          </table:table-cell>
          <table:table-cell table:number-columns-repeated="1019"/>
        </table:table-row>
        <table:table-row table:style-name="ro1">
          <table:table-cell table:style-name="ce10" office:value-type="float" office:value="3913" calcext:value-type="float">
            <text:p>3913</text:p>
          </table:table-cell>
          <table:table-cell table:style-name="ce10" office:value-type="float" office:value="16.26" calcext:value-type="float">
            <text:p>16,26</text:p>
          </table:table-cell>
          <table:table-cell table:style-name="ce122" office:value-type="string" calcext:value-type="string">
            <text:p>Dunes à Salix arenaria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66]&amp;&quot; &quot;&amp;[.C66])" office:value-type="string" office:string-value="16.26 Dunes à Salix arenaria" calcext:value-type="string">
            <text:p>16.26 Dunes à Salix arenaria</text:p>
          </table:table-cell>
          <table:table-cell table:number-columns-repeated="1019"/>
        </table:table-row>
        <table:table-row table:style-name="ro1">
          <table:table-cell table:style-name="ce10" office:value-type="float" office:value="3914" calcext:value-type="float">
            <text:p>3914</text:p>
          </table:table-cell>
          <table:table-cell table:style-name="ce10" office:value-type="float" office:value="16.27" calcext:value-type="float">
            <text:p>16,27</text:p>
          </table:table-cell>
          <table:table-cell table:style-name="ce122" office:value-type="string" calcext:value-type="string">
            <text:p>Dunes à genévrier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67]&amp;&quot; &quot;&amp;[.C67])" office:value-type="string" office:string-value="16.27 Dunes à genévrier" calcext:value-type="string">
            <text:p>16.27 Dunes à genévrier</text:p>
          </table:table-cell>
          <table:table-cell table:number-columns-repeated="1019"/>
        </table:table-row>
        <table:table-row table:style-name="ro1">
          <table:table-cell table:style-name="ce10" office:value-type="float" office:value="3915" calcext:value-type="float">
            <text:p>3915</text:p>
          </table:table-cell>
          <table:table-cell table:style-name="ce10" office:value-type="float" office:value="16.28" calcext:value-type="float">
            <text:p>16,28</text:p>
          </table:table-cell>
          <table:table-cell table:style-name="ce122" office:value-type="string" calcext:value-type="string">
            <text:p>Fourrés dunaires à sclérophyll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68]&amp;&quot; &quot;&amp;[.C68])" office:value-type="string" office:string-value="16.28 Fourrés dunaires à sclérophylles" calcext:value-type="string">
            <text:p>16.28 Fourrés dunaires à sclérophylles</text:p>
          </table:table-cell>
          <table:table-cell table:number-columns-repeated="1019"/>
        </table:table-row>
        <table:table-row table:style-name="ro1">
          <table:table-cell table:style-name="ce10" office:value-type="float" office:value="3916" calcext:value-type="float">
            <text:p>3916</text:p>
          </table:table-cell>
          <table:table-cell table:style-name="ce10" office:value-type="float" office:value="16.29" calcext:value-type="float">
            <text:p>16,29</text:p>
          </table:table-cell>
          <table:table-cell table:style-name="ce122" office:value-type="string" calcext:value-type="string">
            <text:p>Dunes boisé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69]&amp;&quot; &quot;&amp;[.C69])" office:value-type="string" office:string-value="16.29 Dunes boisées" calcext:value-type="string">
            <text:p>16.29 Dunes boisées</text:p>
          </table:table-cell>
          <table:table-cell table:number-columns-repeated="1019"/>
        </table:table-row>
        <table:table-row table:style-name="ro1">
          <table:table-cell table:style-name="ce10" office:value-type="float" office:value="1196" calcext:value-type="float">
            <text:p>1196</text:p>
          </table:table-cell>
          <table:table-cell table:style-name="ce10" office:value-type="float" office:value="16.3" calcext:value-type="float">
            <text:p>16,3</text:p>
          </table:table-cell>
          <table:table-cell table:style-name="ce122" office:value-type="string" calcext:value-type="string">
            <text:p>Lettes dunaires humides (= Pannes humides, = Dépressions humides intradunales)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70]&amp;&quot; &quot;&amp;[.C70])" office:value-type="string" office:string-value="16.3 Lettes dunaires humides (= Pannes humides, = Dépressions humides intradunales)" calcext:value-type="string">
            <text:p>16.3 Lettes dunaires humides (= Pannes humides, = Dépressions humides intradunales)</text:p>
          </table:table-cell>
          <table:table-cell table:number-columns-repeated="1019"/>
        </table:table-row>
        <table:table-row table:style-name="ro1">
          <table:table-cell table:style-name="ce10" office:value-type="float" office:value="3917" calcext:value-type="float">
            <text:p>3917</text:p>
          </table:table-cell>
          <table:table-cell table:style-name="ce10" office:value-type="float" office:value="16.31" calcext:value-type="float">
            <text:p>16,31</text:p>
          </table:table-cell>
          <table:table-cell table:style-name="ce122" office:value-type="string" calcext:value-type="string">
            <text:p>Mares des lettes dunai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71]&amp;&quot; &quot;&amp;[.C71])" office:value-type="string" office:string-value="16.31 Mares des lettes dunaires" calcext:value-type="string">
            <text:p>16.31 Mares des lettes dunaires</text:p>
          </table:table-cell>
          <table:table-cell table:number-columns-repeated="1019"/>
        </table:table-row>
        <table:table-row table:style-name="ro1">
          <table:table-cell table:style-name="ce10" office:value-type="float" office:value="3925" calcext:value-type="float">
            <text:p>3925</text:p>
          </table:table-cell>
          <table:table-cell table:style-name="ce10" office:value-type="float" office:value="16.32" calcext:value-type="float">
            <text:p>16,32</text:p>
          </table:table-cell>
          <table:table-cell table:style-name="ce122" office:value-type="string" calcext:value-type="string">
            <text:p>Gazons pionniers des lettes ou pannes humid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72]&amp;&quot; &quot;&amp;[.C72])" office:value-type="string" office:string-value="16.32 Gazons pionniers des lettes ou pannes humides" calcext:value-type="string">
            <text:p>16.32 Gazons pionniers des lettes ou pannes humides</text:p>
          </table:table-cell>
          <table:table-cell table:number-columns-repeated="1019"/>
        </table:table-row>
        <table:table-row table:style-name="ro1">
          <table:table-cell table:style-name="ce10" office:value-type="float" office:value="3926" calcext:value-type="float">
            <text:p>3926</text:p>
          </table:table-cell>
          <table:table-cell table:style-name="ce10" office:value-type="float" office:value="16.33" calcext:value-type="float">
            <text:p>16,33</text:p>
          </table:table-cell>
          <table:table-cell table:style-name="ce122" office:value-type="string" calcext:value-type="string">
            <text:p>Bas-marais des pannes humid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73]&amp;&quot; &quot;&amp;[.C73])" office:value-type="string" office:string-value="16.33 Bas-marais des pannes humides" calcext:value-type="string">
            <text:p>16.33 Bas-marais des pannes humides</text:p>
          </table:table-cell>
          <table:table-cell table:number-columns-repeated="1019"/>
        </table:table-row>
        <table:table-row table:style-name="ro1">
          <table:table-cell table:style-name="ce10" office:value-type="float" office:value="3927" calcext:value-type="float">
            <text:p>3927</text:p>
          </table:table-cell>
          <table:table-cell table:style-name="ce10" office:value-type="float" office:value="16.34" calcext:value-type="float">
            <text:p>16,34</text:p>
          </table:table-cell>
          <table:table-cell table:style-name="ce122" office:value-type="string" calcext:value-type="string">
            <text:p>Prairies des lettes ou pannes humid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74]&amp;&quot; &quot;&amp;[.C74])" office:value-type="string" office:string-value="16.34 Prairies des lettes ou pannes humides" calcext:value-type="string">
            <text:p>16.34 Prairies des lettes ou pannes humides</text:p>
          </table:table-cell>
          <table:table-cell table:number-columns-repeated="1019"/>
        </table:table-row>
        <table:table-row table:style-name="ro1">
          <table:table-cell table:style-name="ce10" office:value-type="float" office:value="3928" calcext:value-type="float">
            <text:p>3928</text:p>
          </table:table-cell>
          <table:table-cell table:style-name="ce10" office:value-type="float" office:value="16.35" calcext:value-type="float">
            <text:p>16,35</text:p>
          </table:table-cell>
          <table:table-cell table:style-name="ce122" office:value-type="string" calcext:value-type="string">
            <text:p>Roselières et cariçaies des lettes dunair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75]&amp;&quot; &quot;&amp;[.C75])" office:value-type="string" office:string-value="16.35 Roselières et cariçaies des lettes dunaires" calcext:value-type="string">
            <text:p>16.35 Roselières et cariçaies des lettes dunaires</text:p>
          </table:table-cell>
          <table:table-cell table:number-columns-repeated="1019"/>
        </table:table-row>
        <table:table-row table:style-name="ro1">
          <table:table-cell table:style-name="ce9" office:value-type="float" office:value="479" calcext:value-type="float">
            <text:p>479</text:p>
          </table:table-cell>
          <table:table-cell table:style-name="ce9" office:value-type="float" office:value="17" calcext:value-type="float">
            <text:p>17</text:p>
          </table:table-cell>
          <table:table-cell table:style-name="ce121" office:value-type="string" calcext:value-type="string">
            <text:p>Plages de galets</text:p>
          </table:table-cell>
          <table:table-cell table:style-name="ce9" office:value-type="float" office:value="2" calcext:value-type="float">
            <text:p>2</text:p>
          </table:table-cell>
          <table:table-cell table:formula="of:=CONCATENATE([.B76]&amp;&quot; &quot;&amp;[.C76])" office:value-type="string" office:string-value="17 Plages de galets" calcext:value-type="string">
            <text:p>17 Plages de galets</text:p>
          </table:table-cell>
          <table:table-cell table:number-columns-repeated="1019"/>
        </table:table-row>
        <table:table-row table:style-name="ro1">
          <table:table-cell table:style-name="ce10" office:value-type="float" office:value="1199" calcext:value-type="float">
            <text:p>1199</text:p>
          </table:table-cell>
          <table:table-cell table:style-name="ce10" office:value-type="float" office:value="17.1" calcext:value-type="float">
            <text:p>17,1</text:p>
          </table:table-cell>
          <table:table-cell table:style-name="ce122" office:value-type="string" calcext:value-type="string">
            <text:p>Plages de galets sans végétation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77]&amp;&quot; &quot;&amp;[.C77])" office:value-type="string" office:string-value="17.1 Plages de galets sans végétation" calcext:value-type="string">
            <text:p>17.1 Plages de galets sans végétation</text:p>
          </table:table-cell>
          <table:table-cell table:number-columns-repeated="1019"/>
        </table:table-row>
        <table:table-row table:style-name="ro1"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17.2" calcext:value-type="float">
            <text:p>17,2</text:p>
          </table:table-cell>
          <table:table-cell table:style-name="ce122" office:value-type="string" calcext:value-type="string">
            <text:p>Végétation annuelle des laisses de mer sur plages de galet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78]&amp;&quot; &quot;&amp;[.C78])" office:value-type="string" office:string-value="17.2 Végétation annuelle des laisses de mer sur plages de galets" calcext:value-type="string">
            <text:p>17.2 Végétation annuelle des laisses de mer sur plages de galets</text:p>
          </table:table-cell>
          <table:table-cell table:number-columns-repeated="1019"/>
        </table:table-row>
        <table:table-row table:style-name="ro1">
          <table:table-cell table:style-name="ce10" office:value-type="float" office:value="1201" calcext:value-type="float">
            <text:p>1201</text:p>
          </table:table-cell>
          <table:table-cell table:style-name="ce10" office:value-type="float" office:value="17.3" calcext:value-type="float">
            <text:p>17,3</text:p>
          </table:table-cell>
          <table:table-cell table:style-name="ce122" office:value-type="string" calcext:value-type="string">
            <text:p>Végétation vivace des bancs de galets à Crambe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79]&amp;&quot; &quot;&amp;[.C79])" office:value-type="string" office:string-value="17.3 Végétation vivace des bancs de galets à Crambe" calcext:value-type="string">
            <text:p>17.3 Végétation vivace des bancs de galets à Crambe</text:p>
          </table:table-cell>
          <table:table-cell table:number-columns-repeated="1019"/>
        </table:table-row>
        <table:table-row table:style-name="ro1">
          <table:table-cell table:style-name="ce10" office:value-type="float" office:value="3930" calcext:value-type="float">
            <text:p>3930</text:p>
          </table:table-cell>
          <table:table-cell table:style-name="ce10" office:value-type="float" office:value="17.32" calcext:value-type="float">
            <text:p>17,32</text:p>
          </table:table-cell>
          <table:table-cell table:style-name="ce122" office:value-type="string" calcext:value-type="string">
            <text:p>Groupements à Crambe de la Manche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0]&amp;&quot; &quot;&amp;[.C80])" office:value-type="string" office:string-value="17.32 Groupements à Crambe de la Manche" calcext:value-type="string">
            <text:p>17.32 Groupements à Crambe de la Manche</text:p>
          </table:table-cell>
          <table:table-cell table:number-columns-repeated="1019"/>
        </table:table-row>
        <table:table-row table:style-name="ro1">
          <table:table-cell table:style-name="ce10" office:value-type="float" office:value="3931" calcext:value-type="float">
            <text:p>3931</text:p>
          </table:table-cell>
          <table:table-cell table:style-name="ce10" office:value-type="float" office:value="17.33" calcext:value-type="float">
            <text:p>17,33</text:p>
          </table:table-cell>
          <table:table-cell table:style-name="ce122" office:value-type="string" calcext:value-type="string">
            <text:p>Groupements à Crambe de l'Atlantique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1]&amp;&quot; &quot;&amp;[.C81])" office:value-type="string" office:string-value="17.33 Groupements à Crambe de l'Atlantique" calcext:value-type="string">
            <text:p>17.33 Groupements à Crambe de l'Atlantique</text:p>
          </table:table-cell>
          <table:table-cell table:number-columns-repeated="1019"/>
        </table:table-row>
        <table:table-row table:style-name="ro1">
          <table:table-cell table:style-name="ce10" office:value-type="float" office:value="1202" calcext:value-type="float">
            <text:p>1202</text:p>
          </table:table-cell>
          <table:table-cell table:style-name="ce10" office:value-type="float" office:value="17.4" calcext:value-type="float">
            <text:p>17,4</text:p>
          </table:table-cell>
          <table:table-cell table:style-name="ce122" office:value-type="string" calcext:value-type="string">
            <text:p>Prairies et landes des bancs de galet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82]&amp;&quot; &quot;&amp;[.C82])" office:value-type="string" office:string-value="17.4 Prairies et landes des bancs de galets" calcext:value-type="string">
            <text:p>17.4 Prairies et landes des bancs de galets</text:p>
          </table:table-cell>
          <table:table-cell table:number-columns-repeated="1019"/>
        </table:table-row>
        <table:table-row table:style-name="ro1">
          <table:table-cell table:style-name="ce10" office:value-type="float" office:value="3932" calcext:value-type="float">
            <text:p>3932</text:p>
          </table:table-cell>
          <table:table-cell table:style-name="ce10" office:value-type="float" office:value="17.41" calcext:value-type="float">
            <text:p>17,41</text:p>
          </table:table-cell>
          <table:table-cell table:style-name="ce122" office:value-type="string" calcext:value-type="string">
            <text:p>Pelouses à Avoine élevée sur bancs de galet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3]&amp;&quot; &quot;&amp;[.C83])" office:value-type="string" office:string-value="17.41 Pelouses à Avoine élevée sur bancs de galets" calcext:value-type="string">
            <text:p>17.41 Pelouses à Avoine élevée sur bancs de galets</text:p>
          </table:table-cell>
          <table:table-cell table:number-columns-repeated="1019"/>
        </table:table-row>
        <table:table-row table:style-name="ro1">
          <table:table-cell table:style-name="ce10" office:value-type="float" office:value="3933" calcext:value-type="float">
            <text:p>3933</text:p>
          </table:table-cell>
          <table:table-cell table:style-name="ce10" office:value-type="float" office:value="17.42" calcext:value-type="float">
            <text:p>17,42</text:p>
          </table:table-cell>
          <table:table-cell table:style-name="ce122" office:value-type="string" calcext:value-type="string">
            <text:p>Landes à Genêt à balais sur bancs de galet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4]&amp;&quot; &quot;&amp;[.C84])" office:value-type="string" office:string-value="17.42 Landes à Genêt à balais sur bancs de galets" calcext:value-type="string">
            <text:p>17.42 Landes à Genêt à balais sur bancs de galets</text:p>
          </table:table-cell>
          <table:table-cell table:number-columns-repeated="1019"/>
        </table:table-row>
        <table:table-row table:style-name="ro1"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18" calcext:value-type="float">
            <text:p>18</text:p>
          </table:table-cell>
          <table:table-cell table:style-name="ce121" office:value-type="string" calcext:value-type="string">
            <text:p>Côtes rocheuses et falaises maritimes</text:p>
          </table:table-cell>
          <table:table-cell table:style-name="ce9" office:value-type="float" office:value="2" calcext:value-type="float">
            <text:p>2</text:p>
          </table:table-cell>
          <table:table-cell table:formula="of:=CONCATENATE([.B85]&amp;&quot; &quot;&amp;[.C85])" office:value-type="string" office:string-value="18 Côtes rocheuses et falaises maritimes" calcext:value-type="string">
            <text:p>18 Côtes rocheuses et falaises maritimes</text:p>
          </table:table-cell>
          <table:table-cell table:number-columns-repeated="1019"/>
        </table:table-row>
        <table:table-row table:style-name="ro1">
          <table:table-cell table:style-name="ce10" office:value-type="float" office:value="1197" calcext:value-type="float">
            <text:p>1197</text:p>
          </table:table-cell>
          <table:table-cell table:style-name="ce10" office:value-type="float" office:value="18.1" calcext:value-type="float">
            <text:p>18,1</text:p>
          </table:table-cell>
          <table:table-cell table:style-name="ce122" office:value-type="string" calcext:value-type="string">
            <text:p>Falaises maritimes nues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86]&amp;&quot; &quot;&amp;[.C86])" office:value-type="string" office:string-value="18.1 Falaises maritimes nues" calcext:value-type="string">
            <text:p>18.1 Falaises maritimes nues</text:p>
          </table:table-cell>
          <table:table-cell table:number-columns-repeated="1019"/>
        </table:table-row>
        <table:table-row table:style-name="ro1">
          <table:table-cell table:style-name="ce10" office:value-type="float" office:value="3918" calcext:value-type="float">
            <text:p>3918</text:p>
          </table:table-cell>
          <table:table-cell table:style-name="ce10" office:value-type="float" office:value="18.11" calcext:value-type="float">
            <text:p>18,11</text:p>
          </table:table-cell>
          <table:table-cell table:style-name="ce122" office:value-type="string" calcext:value-type="string">
            <text:p>Rochers et falaises de la frange médiolittorale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7]&amp;&quot; &quot;&amp;[.C87])" office:value-type="string" office:string-value="18.11 Rochers et falaises de la frange médiolittorale" calcext:value-type="string">
            <text:p>18.11 Rochers et falaises de la frange médiolittorale</text:p>
          </table:table-cell>
          <table:table-cell table:number-columns-repeated="1019"/>
        </table:table-row>
        <table:table-row table:style-name="ro1">
          <table:table-cell table:style-name="ce10" office:value-type="float" office:value="3919" calcext:value-type="float">
            <text:p>3919</text:p>
          </table:table-cell>
          <table:table-cell table:style-name="ce10" office:value-type="float" office:value="18.12" calcext:value-type="float">
            <text:p>18,12</text:p>
          </table:table-cell>
          <table:table-cell table:style-name="ce122" office:value-type="string" calcext:value-type="string">
            <text:p>Rochers de l'étage médiolittoral inférieur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8]&amp;&quot; &quot;&amp;[.C88])" office:value-type="string" office:string-value="18.12 Rochers de l'étage médiolittoral inférieur" calcext:value-type="string">
            <text:p>18.12 Rochers de l'étage médiolittoral inférieur</text:p>
          </table:table-cell>
          <table:table-cell table:number-columns-repeated="1019"/>
        </table:table-row>
        <table:table-row table:style-name="ro1">
          <table:table-cell table:style-name="ce10" office:value-type="float" office:value="3920" calcext:value-type="float">
            <text:p>3920</text:p>
          </table:table-cell>
          <table:table-cell table:style-name="ce10" office:value-type="float" office:value="18.13" calcext:value-type="float">
            <text:p>18,13</text:p>
          </table:table-cell>
          <table:table-cell table:style-name="ce122" office:value-type="string" calcext:value-type="string">
            <text:p>Rochers de l'étage médiolittoral supérieur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89]&amp;&quot; &quot;&amp;[.C89])" office:value-type="string" office:string-value="18.13 Rochers de l'étage médiolittoral supérieur" calcext:value-type="string">
            <text:p>18.13 Rochers de l'étage médiolittoral supérieur</text:p>
          </table:table-cell>
          <table:table-cell table:number-columns-repeated="1019"/>
        </table:table-row>
        <table:table-row table:style-name="ro1">
          <table:table-cell table:style-name="ce10" office:value-type="float" office:value="3921" calcext:value-type="float">
            <text:p>3921</text:p>
          </table:table-cell>
          <table:table-cell table:style-name="ce10" office:value-type="float" office:value="18.14" calcext:value-type="float">
            <text:p>18,14</text:p>
          </table:table-cell>
          <table:table-cell table:style-name="ce122" office:value-type="string" calcext:value-type="string">
            <text:p>Surplombs, crevasses et grottes de l'étage médiolittoral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0]&amp;&quot; &quot;&amp;[.C90])" office:value-type="string" office:string-value="18.14 Surplombs, crevasses et grottes de l'étage médiolittoral" calcext:value-type="string">
            <text:p>18.14 Surplombs, crevasses et grottes de l'étage médiolittoral</text:p>
          </table:table-cell>
          <table:table-cell table:number-columns-repeated="1019"/>
        </table:table-row>
        <table:table-row table:style-name="ro1">
          <table:table-cell table:style-name="ce10" office:value-type="float" office:value="3922" calcext:value-type="float">
            <text:p>3922</text:p>
          </table:table-cell>
          <table:table-cell table:style-name="ce10" office:value-type="float" office:value="18.15" calcext:value-type="float">
            <text:p>18,15</text:p>
          </table:table-cell>
          <table:table-cell table:style-name="ce122" office:value-type="string" calcext:value-type="string">
            <text:p>Mares permanentes des rochers de l'étage médiolittoral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1]&amp;&quot; &quot;&amp;[.C91])" office:value-type="string" office:string-value="18.15 Mares permanentes des rochers de l'étage médiolittoral" calcext:value-type="string">
            <text:p>18.15 Mares permanentes des rochers de l'étage médiolittoral</text:p>
          </table:table-cell>
          <table:table-cell table:number-columns-repeated="1019"/>
        </table:table-row>
        <table:table-row table:style-name="ro1">
          <table:table-cell table:style-name="ce10" office:value-type="float" office:value="3923" calcext:value-type="float">
            <text:p>3923</text:p>
          </table:table-cell>
          <table:table-cell table:style-name="ce10" office:value-type="float" office:value="18.16" calcext:value-type="float">
            <text:p>18,16</text:p>
          </table:table-cell>
          <table:table-cell table:style-name="ce122" office:value-type="string" calcext:value-type="string">
            <text:p>Rochers de l'étage supralittoral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2]&amp;&quot; &quot;&amp;[.C92])" office:value-type="string" office:string-value="18.16 Rochers de l'étage supralittoral" calcext:value-type="string">
            <text:p>18.16 Rochers de l'étage supralittoral</text:p>
          </table:table-cell>
          <table:table-cell table:number-columns-repeated="1019"/>
        </table:table-row>
        <table:table-row table:style-name="ro1">
          <table:table-cell table:style-name="ce10" office:value-type="float" office:value="3924" calcext:value-type="float">
            <text:p>3924</text:p>
          </table:table-cell>
          <table:table-cell table:style-name="ce10" office:value-type="float" office:value="18.17" calcext:value-type="float">
            <text:p>18,17</text:p>
          </table:table-cell>
          <table:table-cell table:style-name="ce122" office:value-type="string" calcext:value-type="string">
            <text:p>Flaques des rochers de l'étage supralittoral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3]&amp;&quot; &quot;&amp;[.C93])" office:value-type="string" office:string-value="18.17 Flaques des rochers de l'étage supralittoral" calcext:value-type="string">
            <text:p>18.17 Flaques des rochers de l'étage supralittoral</text:p>
          </table:table-cell>
          <table:table-cell table:number-columns-repeated="1019"/>
        </table:table-row>
        <table:table-row table:style-name="ro1">
          <table:table-cell table:style-name="ce10" office:value-type="float" office:value="1198" calcext:value-type="float">
            <text:p>1198</text:p>
          </table:table-cell>
          <table:table-cell table:style-name="ce10" office:value-type="float" office:value="18.2" calcext:value-type="float">
            <text:p>18,2</text:p>
          </table:table-cell>
          <table:table-cell table:style-name="ce122" office:value-type="string" calcext:value-type="string">
            <text:p>Côtes rocheuses et falaises avec végétation</text:p>
          </table:table-cell>
          <table:table-cell table:style-name="ce10" office:value-type="float" office:value="3" calcext:value-type="float">
            <text:p>3</text:p>
          </table:table-cell>
          <table:table-cell table:formula="of:=CONCATENATE([.B94]&amp;&quot; &quot;&amp;[.C94])" office:value-type="string" office:string-value="18.2 Côtes rocheuses et falaises avec végétation" calcext:value-type="string">
            <text:p>18.2 Côtes rocheuses et falaises avec végétation</text:p>
          </table:table-cell>
          <table:table-cell table:number-columns-repeated="1019"/>
        </table:table-row>
        <table:table-row table:style-name="ro1">
          <table:table-cell table:style-name="ce10" office:value-type="float" office:value="3945" calcext:value-type="float">
            <text:p>3945</text:p>
          </table:table-cell>
          <table:table-cell table:style-name="ce10" office:value-type="float" office:value="18.21" calcext:value-type="float">
            <text:p>18,21</text:p>
          </table:table-cell>
          <table:table-cell table:style-name="ce122" office:value-type="string" calcext:value-type="string">
            <text:p>Groupements des falaises atlantiques</text:p>
          </table:table-cell>
          <table:table-cell table:style-name="ce10" office:value-type="float" office:value="4" calcext:value-type="float">
            <text:p>4</text:p>
          </table:table-cell>
          <table:table-cell table:formula="of:=CONCATENATE([.B95]&amp;&quot; &quot;&amp;[.C95])" office:value-type="string" office:string-value="18.21 Groupements des falaises atlantiques" calcext:value-type="string">
            <text:p>18.21 Groupements des falaises atlantiques</text:p>
          </table:table-cell>
          <table:table-cell table:number-columns-repeated="1019"/>
        </table:table-row>
        <table:table-row table:style-name="ro1">
          <table:table-cell table:style-name="ce9" office:value-type="float" office:value="481" calcext:value-type="float">
            <text:p>481</text:p>
          </table:table-cell>
          <table:table-cell table:style-name="ce9" office:value-type="float" office:value="19" calcext:value-type="float">
            <text:p>19</text:p>
          </table:table-cell>
          <table:table-cell table:style-name="ce121" office:value-type="string" calcext:value-type="string">
            <text:p>Ilots, bancs rocheux et récifs</text:p>
          </table:table-cell>
          <table:table-cell table:style-name="ce9" office:value-type="float" office:value="2" calcext:value-type="float">
            <text:p>2</text:p>
          </table:table-cell>
          <table:table-cell table:formula="of:=CONCATENATE([.B96]&amp;&quot; &quot;&amp;[.C96])" office:value-type="string" office:string-value="19 Ilots, bancs rocheux et récifs" calcext:value-type="string">
            <text:p>19 Ilots, bancs rocheux et récifs</text:p>
          </table:table-cell>
          <table:table-cell table:number-columns-repeated="1019"/>
        </table:table-row>
        <table:table-row table:style-name="ro2"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Milieux aquatiques non marins</text:p>
          </table:table-cell>
          <table:table-cell table:style-name="ce101" office:value-type="float" office:value="1" calcext:value-type="float">
            <text:p>1</text:p>
          </table:table-cell>
          <table:table-cell table:formula="of:=CONCATENATE([.B97]&amp;&quot; &quot;&amp;[.C97])" office:value-type="string" office:string-value="20 Milieux aquatiques non marins" calcext:value-type="string">
            <text:p>20 Milieux aquatiques non marins</text:p>
          </table:table-cell>
          <table:table-cell table:number-columns-repeated="1019"/>
        </table:table-row>
        <table:table-row table:style-name="ro1">
          <table:table-cell table:style-name="ce102" office:value-type="float" office:value="483" calcext:value-type="float">
            <text:p>483</text:p>
          </table:table-cell>
          <table:table-cell table:style-name="ce102" office:value-type="float" office:value="21" calcext:value-type="float">
            <text:p>21</text:p>
          </table:table-cell>
          <table:table-cell table:style-name="ce124" office:value-type="string" calcext:value-type="string">
            <text:p>Lagunes</text:p>
          </table:table-cell>
          <table:table-cell table:style-name="ce102" office:value-type="float" office:value="2" calcext:value-type="float">
            <text:p>2</text:p>
          </table:table-cell>
          <table:table-cell table:formula="of:=CONCATENATE([.B98]&amp;&quot; &quot;&amp;[.C98])" office:value-type="string" office:string-value="21 Lagunes" calcext:value-type="string">
            <text:p>21 Lagunes</text:p>
          </table:table-cell>
          <table:table-cell table:number-columns-repeated="1019"/>
        </table:table-row>
        <table:table-row table:style-name="ro1"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22" calcext:value-type="float">
            <text:p>22</text:p>
          </table:table-cell>
          <table:table-cell table:style-name="ce124" office:value-type="string" calcext:value-type="string">
            <text:p>Eaux douces stagnantes</text:p>
          </table:table-cell>
          <table:table-cell table:style-name="ce102" office:value-type="float" office:value="2" calcext:value-type="float">
            <text:p>2</text:p>
          </table:table-cell>
          <table:table-cell table:formula="of:=CONCATENATE([.B99]&amp;&quot; &quot;&amp;[.C99])" office:value-type="string" office:string-value="22 Eaux douces stagnantes" calcext:value-type="string">
            <text:p>22 Eaux douces stagnantes</text:p>
          </table:table-cell>
          <table:table-cell table:number-columns-repeated="1019"/>
        </table:table-row>
        <table:table-row table:style-name="ro1">
          <table:table-cell table:style-name="ce103" office:value-type="float" office:value="1206" calcext:value-type="float">
            <text:p>1206</text:p>
          </table:table-cell>
          <table:table-cell table:style-name="ce103" office:value-type="float" office:value="22.1" calcext:value-type="float">
            <text:p>22,1</text:p>
          </table:table-cell>
          <table:table-cell table:style-name="ce125" office:value-type="string" calcext:value-type="string">
            <text:p>Eaux douces</text:p>
          </table:table-cell>
          <table:table-cell table:style-name="ce103" office:value-type="float" office:value="3" calcext:value-type="float">
            <text:p>3</text:p>
          </table:table-cell>
          <table:table-cell table:formula="of:=CONCATENATE([.B100]&amp;&quot; &quot;&amp;[.C100])" office:value-type="string" office:string-value="22.1 Eaux douces" calcext:value-type="string">
            <text:p>22.1 Eaux douc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49" calcext:value-type="float">
            <text:p>3949</text:p>
          </table:table-cell>
          <table:table-cell table:style-name="ce103" office:value-type="float" office:value="22.11" calcext:value-type="float">
            <text:p>22,11</text:p>
          </table:table-cell>
          <table:table-cell table:style-name="ce125" office:value-type="string" calcext:value-type="string">
            <text:p>Eaux oligotrophes pauvres en calcaire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01]&amp;&quot; &quot;&amp;[.C101])" office:value-type="string" office:string-value="22.11 Eaux oligotrophes pauvres en calcaire" calcext:value-type="string">
            <text:p>22.11 Eaux oligotrophes pauvres en calcaire</text:p>
          </table:table-cell>
          <table:table-cell table:number-columns-repeated="1019"/>
        </table:table-row>
        <table:table-row table:style-name="ro1">
          <table:table-cell table:style-name="ce103" office:value-type="float" office:value="3937" calcext:value-type="float">
            <text:p>3937</text:p>
          </table:table-cell>
          <table:table-cell table:style-name="ce103" office:value-type="float" office:value="22.12" calcext:value-type="float">
            <text:p>22,12</text:p>
          </table:table-cell>
          <table:table-cell table:style-name="ce125" office:value-type="string" calcext:value-type="string">
            <text:p>Eaux mésotroph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02]&amp;&quot; &quot;&amp;[.C102])" office:value-type="string" office:string-value="22.12 Eaux mésotrophes" calcext:value-type="string">
            <text:p>22.12 Eaux mésotroph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38" calcext:value-type="float">
            <text:p>3938</text:p>
          </table:table-cell>
          <table:table-cell table:style-name="ce103" office:value-type="float" office:value="22.13" calcext:value-type="float">
            <text:p>22,13</text:p>
          </table:table-cell>
          <table:table-cell table:style-name="ce125" office:value-type="string" calcext:value-type="string">
            <text:p>Eaux eutroph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03]&amp;&quot; &quot;&amp;[.C103])" office:value-type="string" office:string-value="22.13 Eaux eutrophes" calcext:value-type="string">
            <text:p>22.13 Eaux eutroph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39" calcext:value-type="float">
            <text:p>3939</text:p>
          </table:table-cell>
          <table:table-cell table:style-name="ce103" office:value-type="float" office:value="22.14" calcext:value-type="float">
            <text:p>22,14</text:p>
          </table:table-cell>
          <table:table-cell table:style-name="ce125" office:value-type="string" calcext:value-type="string">
            <text:p>Eaux dystroph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04]&amp;&quot; &quot;&amp;[.C104])" office:value-type="string" office:string-value="22.14 Eaux dystrophes" calcext:value-type="string">
            <text:p>22.14 Eaux dystroph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40" calcext:value-type="float">
            <text:p>3940</text:p>
          </table:table-cell>
          <table:table-cell table:style-name="ce103" office:value-type="float" office:value="22.15" calcext:value-type="float">
            <text:p>22,15</text:p>
          </table:table-cell>
          <table:table-cell table:style-name="ce125" office:value-type="string" calcext:value-type="string">
            <text:p>Eaux oligo-mésotrophes riches en calcaire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05]&amp;&quot; &quot;&amp;[.C105])" office:value-type="string" office:string-value="22.15 Eaux oligo-mésotrophes riches en calcaire" calcext:value-type="string">
            <text:p>22.15 Eaux oligo-mésotrophes riches en calcaire</text:p>
          </table:table-cell>
          <table:table-cell table:number-columns-repeated="1019"/>
        </table:table-row>
        <table:table-row table:style-name="ro1">
          <table:table-cell table:style-name="ce103" office:value-type="float" office:value="1203" calcext:value-type="float">
            <text:p>1203</text:p>
          </table:table-cell>
          <table:table-cell table:style-name="ce103" office:value-type="float" office:value="22.2" calcext:value-type="float">
            <text:p>22,2</text:p>
          </table:table-cell>
          <table:table-cell table:style-name="ce125" office:value-type="string" calcext:value-type="string">
            <text:p>Galets ou vasières non végétalisés</text:p>
          </table:table-cell>
          <table:table-cell table:style-name="ce103" office:value-type="float" office:value="3" calcext:value-type="float">
            <text:p>3</text:p>
          </table:table-cell>
          <table:table-cell table:formula="of:=CONCATENATE([.B106]&amp;&quot; &quot;&amp;[.C106])" office:value-type="string" office:string-value="22.2 Galets ou vasières non végétalisés" calcext:value-type="string">
            <text:p>22.2 Galets ou vasières non végétalisés</text:p>
          </table:table-cell>
          <table:table-cell table:number-columns-repeated="1019"/>
        </table:table-row>
        <table:table-row table:style-name="ro1">
          <table:table-cell table:style-name="ce103" office:value-type="float" office:value="1204" calcext:value-type="float">
            <text:p>1204</text:p>
          </table:table-cell>
          <table:table-cell table:style-name="ce103" office:value-type="float" office:value="22.3" calcext:value-type="float">
            <text:p>22,3</text:p>
          </table:table-cell>
          <table:table-cell table:style-name="ce125" office:value-type="string" calcext:value-type="string">
            <text:p>Communautés amphibies</text:p>
          </table:table-cell>
          <table:table-cell table:style-name="ce103" office:value-type="float" office:value="3" calcext:value-type="float">
            <text:p>3</text:p>
          </table:table-cell>
          <table:table-cell table:formula="of:=CONCATENATE([.B107]&amp;&quot; &quot;&amp;[.C107])" office:value-type="string" office:string-value="22.3 Communautés amphibies" calcext:value-type="string">
            <text:p>22.3 Communautés amphibi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41" calcext:value-type="float">
            <text:p>3941</text:p>
          </table:table-cell>
          <table:table-cell table:style-name="ce103" office:value-type="float" office:value="22.31" calcext:value-type="float">
            <text:p>22,31</text:p>
          </table:table-cell>
          <table:table-cell table:style-name="ce125" office:value-type="string" calcext:value-type="string">
            <text:p>Communautés amphibies pérennes septentrional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08]&amp;&quot; &quot;&amp;[.C108])" office:value-type="string" office:string-value="22.31 Communautés amphibies pérennes septentrionales" calcext:value-type="string">
            <text:p>22.31 Communautés amphibies pérennes septentrional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43" calcext:value-type="float">
            <text:p>3943</text:p>
          </table:table-cell>
          <table:table-cell table:style-name="ce103" office:value-type="float" office:value="22.32" calcext:value-type="float">
            <text:p>22,32</text:p>
          </table:table-cell>
          <table:table-cell table:style-name="ce125" office:value-type="string" calcext:value-type="string">
            <text:p>Gazons amphibies annuels septentrionaux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09]&amp;&quot; &quot;&amp;[.C109])" office:value-type="string" office:string-value="22.32 Gazons amphibies annuels septentrionaux" calcext:value-type="string">
            <text:p>22.32 Gazons amphibies annuels septentrionaux</text:p>
          </table:table-cell>
          <table:table-cell table:number-columns-repeated="1019"/>
        </table:table-row>
        <table:table-row table:style-name="ro1">
          <table:table-cell table:style-name="ce103" office:value-type="float" office:value="3944" calcext:value-type="float">
            <text:p>3944</text:p>
          </table:table-cell>
          <table:table-cell table:style-name="ce103" office:value-type="float" office:value="22.33" calcext:value-type="float">
            <text:p>22,33</text:p>
          </table:table-cell>
          <table:table-cell table:style-name="ce125" office:value-type="string" calcext:value-type="string">
            <text:p>Groupements à Bidens tripartitu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10]&amp;&quot; &quot;&amp;[.C110])" office:value-type="string" office:string-value="22.33 Groupements à Bidens tripartitus" calcext:value-type="string">
            <text:p>22.33 Groupements à Bidens tripartitus</text:p>
          </table:table-cell>
          <table:table-cell table:number-columns-repeated="1019"/>
        </table:table-row>
        <table:table-row table:style-name="ro1">
          <table:table-cell table:style-name="ce103" office:value-type="float" office:value="3942" calcext:value-type="float">
            <text:p>3942</text:p>
          </table:table-cell>
          <table:table-cell table:style-name="ce103" office:value-type="float" office:value="22.34" calcext:value-type="float">
            <text:p>22,34</text:p>
          </table:table-cell>
          <table:table-cell table:style-name="ce125" office:value-type="string" calcext:value-type="string">
            <text:p>Groupements amphibies méridionaux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11]&amp;&quot; &quot;&amp;[.C111])" office:value-type="string" office:string-value="22.34 Groupements amphibies méridionaux" calcext:value-type="string">
            <text:p>22.34 Groupements amphibies méridionaux</text:p>
          </table:table-cell>
          <table:table-cell table:number-columns-repeated="1019"/>
        </table:table-row>
        <table:table-row table:style-name="ro1">
          <table:table-cell table:style-name="ce103" office:value-type="float" office:value="1215" calcext:value-type="float">
            <text:p>1215</text:p>
          </table:table-cell>
          <table:table-cell table:style-name="ce103" office:value-type="float" office:value="22.4" calcext:value-type="float">
            <text:p>22,4</text:p>
          </table:table-cell>
          <table:table-cell table:style-name="ce125" office:value-type="string" calcext:value-type="string">
            <text:p>Végétations aquatiques</text:p>
          </table:table-cell>
          <table:table-cell table:style-name="ce103" office:value-type="float" office:value="3" calcext:value-type="float">
            <text:p>3</text:p>
          </table:table-cell>
          <table:table-cell table:formula="of:=CONCATENATE([.B112]&amp;&quot; &quot;&amp;[.C112])" office:value-type="string" office:string-value="22.4 Végétations aquatiques" calcext:value-type="string">
            <text:p>22.4 Végétations aquatiqu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72" calcext:value-type="float">
            <text:p>3972</text:p>
          </table:table-cell>
          <table:table-cell table:style-name="ce103" office:value-type="float" office:value="22.41" calcext:value-type="float">
            <text:p>22,41</text:p>
          </table:table-cell>
          <table:table-cell table:style-name="ce125" office:value-type="string" calcext:value-type="string">
            <text:p>Végétations flottant librement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13]&amp;&quot; &quot;&amp;[.C113])" office:value-type="string" office:string-value="22.41 Végétations flottant librement" calcext:value-type="string">
            <text:p>22.41 Végétations flottant librement</text:p>
          </table:table-cell>
          <table:table-cell table:number-columns-repeated="1019"/>
        </table:table-row>
        <table:table-row table:style-name="ro1">
          <table:table-cell table:style-name="ce103" office:value-type="float" office:value="3973" calcext:value-type="float">
            <text:p>3973</text:p>
          </table:table-cell>
          <table:table-cell table:style-name="ce103" office:value-type="float" office:value="22.42" calcext:value-type="float">
            <text:p>22,42</text:p>
          </table:table-cell>
          <table:table-cell table:style-name="ce125" office:value-type="string" calcext:value-type="string">
            <text:p>Végétations enracinées immergé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14]&amp;&quot; &quot;&amp;[.C114])" office:value-type="string" office:string-value="22.42 Végétations enracinées immergées" calcext:value-type="string">
            <text:p>22.42 Végétations enracinées immergé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74" calcext:value-type="float">
            <text:p>3974</text:p>
          </table:table-cell>
          <table:table-cell table:style-name="ce103" office:value-type="float" office:value="22.43" calcext:value-type="float">
            <text:p>22,43</text:p>
          </table:table-cell>
          <table:table-cell table:style-name="ce125" office:value-type="string" calcext:value-type="string">
            <text:p>Végétations enracinées flottant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15]&amp;&quot; &quot;&amp;[.C115])" office:value-type="string" office:string-value="22.43 Végétations enracinées flottantes" calcext:value-type="string">
            <text:p>22.43 Végétations enracinées flottant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50" calcext:value-type="float">
            <text:p>3950</text:p>
          </table:table-cell>
          <table:table-cell table:style-name="ce103" office:value-type="float" office:value="22.44" calcext:value-type="float">
            <text:p>22,44</text:p>
          </table:table-cell>
          <table:table-cell table:style-name="ce125" office:value-type="string" calcext:value-type="string">
            <text:p>Tapis immergés de Characé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16]&amp;&quot; &quot;&amp;[.C116])" office:value-type="string" office:string-value="22.44 Tapis immergés de Characées" calcext:value-type="string">
            <text:p>22.44 Tapis immergés de Characé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51" calcext:value-type="float">
            <text:p>3951</text:p>
          </table:table-cell>
          <table:table-cell table:style-name="ce103" office:value-type="float" office:value="22.45" calcext:value-type="float">
            <text:p>22,45</text:p>
          </table:table-cell>
          <table:table-cell table:style-name="ce125" office:value-type="string" calcext:value-type="string">
            <text:p>Mares de tourbières à Sphaignes et Utriculair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17]&amp;&quot; &quot;&amp;[.C117])" office:value-type="string" office:string-value="22.45 Mares de tourbières à Sphaignes et Utriculaires" calcext:value-type="string">
            <text:p>22.45 Mares de tourbières à Sphaignes et Utriculaires</text:p>
          </table:table-cell>
          <table:table-cell table:number-columns-repeated="1019"/>
        </table:table-row>
        <table:table-row table:style-name="ro1">
          <table:table-cell table:style-name="ce103" office:value-type="float" office:value="1207" calcext:value-type="float">
            <text:p>1207</text:p>
          </table:table-cell>
          <table:table-cell table:style-name="ce103" office:value-type="float" office:value="22.5" calcext:value-type="float">
            <text:p>22,5</text:p>
          </table:table-cell>
          <table:table-cell table:style-name="ce125" office:value-type="string" calcext:value-type="string">
            <text:p>Masses d'eau temporaires</text:p>
          </table:table-cell>
          <table:table-cell table:style-name="ce103" office:value-type="float" office:value="3" calcext:value-type="float">
            <text:p>3</text:p>
          </table:table-cell>
          <table:table-cell table:formula="of:=CONCATENATE([.B118]&amp;&quot; &quot;&amp;[.C118])" office:value-type="string" office:string-value="22.5 Masses d'eau temporaires" calcext:value-type="string">
            <text:p>22.5 Masses d'eau temporaires</text:p>
          </table:table-cell>
          <table:table-cell table:number-columns-repeated="1019"/>
        </table:table-row>
        <table:table-row table:style-name="ro1">
          <table:table-cell table:style-name="ce102" office:value-type="float" office:value="485" calcext:value-type="float">
            <text:p>485</text:p>
          </table:table-cell>
          <table:table-cell table:style-name="ce102" office:value-type="float" office:value="23" calcext:value-type="float">
            <text:p>23</text:p>
          </table:table-cell>
          <table:table-cell table:style-name="ce124" office:value-type="string" calcext:value-type="string">
            <text:p>Eaux stagnantes, saumâtres et salées</text:p>
          </table:table-cell>
          <table:table-cell table:style-name="ce102" office:value-type="float" office:value="2" calcext:value-type="float">
            <text:p>2</text:p>
          </table:table-cell>
          <table:table-cell table:formula="of:=CONCATENATE([.B119]&amp;&quot; &quot;&amp;[.C119])" office:value-type="string" office:string-value="23 Eaux stagnantes, saumâtres et salées" calcext:value-type="string">
            <text:p>23 Eaux stagnantes, saumâtres et salées</text:p>
          </table:table-cell>
          <table:table-cell table:number-columns-repeated="1019"/>
        </table:table-row>
        <table:table-row table:style-name="ro1">
          <table:table-cell table:style-name="ce103" office:value-type="float" office:value="1208" calcext:value-type="float">
            <text:p>1208</text:p>
          </table:table-cell>
          <table:table-cell table:style-name="ce103" office:value-type="float" office:value="23.1" calcext:value-type="float">
            <text:p>23,1</text:p>
          </table:table-cell>
          <table:table-cell table:style-name="ce125" office:value-type="string" calcext:value-type="string">
            <text:p>Eaux saumâtres ou salées sans végétation</text:p>
          </table:table-cell>
          <table:table-cell table:style-name="ce103" office:value-type="float" office:value="3" calcext:value-type="float">
            <text:p>3</text:p>
          </table:table-cell>
          <table:table-cell table:formula="of:=CONCATENATE([.B120]&amp;&quot; &quot;&amp;[.C120])" office:value-type="string" office:string-value="23.1 Eaux saumâtres ou salées sans végétation" calcext:value-type="string">
            <text:p>23.1 Eaux saumâtres ou salées sans végétation</text:p>
          </table:table-cell>
          <table:table-cell table:number-columns-repeated="1019"/>
        </table:table-row>
        <table:table-row table:style-name="ro1">
          <table:table-cell table:style-name="ce103" office:value-type="float" office:value="3952" calcext:value-type="float">
            <text:p>3952</text:p>
          </table:table-cell>
          <table:table-cell table:style-name="ce103" office:value-type="float" office:value="23.11" calcext:value-type="float">
            <text:p>23,11</text:p>
          </table:table-cell>
          <table:table-cell table:style-name="ce125" office:value-type="string" calcext:value-type="string">
            <text:p>Eau libre sans tapis de Charophyt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21]&amp;&quot; &quot;&amp;[.C121])" office:value-type="string" office:string-value="23.11 Eau libre sans tapis de Charophytes" calcext:value-type="string">
            <text:p>23.11 Eau libre sans tapis de Charophyt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53" calcext:value-type="float">
            <text:p>3953</text:p>
          </table:table-cell>
          <table:table-cell table:style-name="ce103" office:value-type="float" office:value="23.12" calcext:value-type="float">
            <text:p>23,12</text:p>
          </table:table-cell>
          <table:table-cell table:style-name="ce125" office:value-type="string" calcext:value-type="string">
            <text:p>Tapis algual de Charophyte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22]&amp;&quot; &quot;&amp;[.C122])" office:value-type="string" office:string-value="23.12 Tapis algual de Charophyte" calcext:value-type="string">
            <text:p>23.12 Tapis algual de Charophyte</text:p>
          </table:table-cell>
          <table:table-cell table:number-columns-repeated="1019"/>
        </table:table-row>
        <table:table-row table:style-name="ro1">
          <table:table-cell table:style-name="ce103" office:value-type="float" office:value="1209" calcext:value-type="float">
            <text:p>1209</text:p>
          </table:table-cell>
          <table:table-cell table:style-name="ce103" office:value-type="float" office:value="23.2" calcext:value-type="float">
            <text:p>23,2</text:p>
          </table:table-cell>
          <table:table-cell table:style-name="ce125" office:value-type="string" calcext:value-type="string">
            <text:p>Eaux saumâtres ou salées végétalisées</text:p>
          </table:table-cell>
          <table:table-cell table:style-name="ce103" office:value-type="float" office:value="3" calcext:value-type="float">
            <text:p>3</text:p>
          </table:table-cell>
          <table:table-cell table:formula="of:=CONCATENATE([.B123]&amp;&quot; &quot;&amp;[.C123])" office:value-type="string" office:string-value="23.2 Eaux saumâtres ou salées végétalisées" calcext:value-type="string">
            <text:p>23.2 Eaux saumâtres ou salées végétalisé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54" calcext:value-type="float">
            <text:p>3954</text:p>
          </table:table-cell>
          <table:table-cell table:style-name="ce103" office:value-type="float" office:value="23.21" calcext:value-type="float">
            <text:p>23,21</text:p>
          </table:table-cell>
          <table:table-cell table:style-name="ce125" office:value-type="string" calcext:value-type="string">
            <text:p>Formations immergées des eaux saumâtres ou salé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24]&amp;&quot; &quot;&amp;[.C124])" office:value-type="string" office:string-value="23.21 Formations immergées des eaux saumâtres ou salées" calcext:value-type="string">
            <text:p>23.21 Formations immergées des eaux saumâtres ou salé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55" calcext:value-type="float">
            <text:p>3955</text:p>
          </table:table-cell>
          <table:table-cell table:style-name="ce103" office:value-type="float" office:value="23.22" calcext:value-type="float">
            <text:p>23,22</text:p>
          </table:table-cell>
          <table:table-cell table:style-name="ce125" office:value-type="string" calcext:value-type="string">
            <text:p>Scirpaies naines lagunair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25]&amp;&quot; &quot;&amp;[.C125])" office:value-type="string" office:string-value="23.22 Scirpaies naines lagunaires" calcext:value-type="string">
            <text:p>23.22 Scirpaies naines lagunaires</text:p>
          </table:table-cell>
          <table:table-cell table:number-columns-repeated="1019"/>
        </table:table-row>
        <table:table-row table:style-name="ro1"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24" calcext:value-type="float">
            <text:p>24</text:p>
          </table:table-cell>
          <table:table-cell table:style-name="ce124" office:value-type="string" calcext:value-type="string">
            <text:p>Eaux courantes</text:p>
          </table:table-cell>
          <table:table-cell table:style-name="ce102" office:value-type="float" office:value="2" calcext:value-type="float">
            <text:p>2</text:p>
          </table:table-cell>
          <table:table-cell table:formula="of:=CONCATENATE([.B126]&amp;&quot; &quot;&amp;[.C126])" office:value-type="string" office:string-value="24 Eaux courantes" calcext:value-type="string">
            <text:p>24 Eaux courantes</text:p>
          </table:table-cell>
          <table:table-cell table:number-columns-repeated="1019"/>
        </table:table-row>
        <table:table-row table:style-name="ro1">
          <table:table-cell table:style-name="ce103" office:value-type="float" office:value="1210" calcext:value-type="float">
            <text:p>1210</text:p>
          </table:table-cell>
          <table:table-cell table:style-name="ce103" office:value-type="float" office:value="24.1" calcext:value-type="float">
            <text:p>24,1</text:p>
          </table:table-cell>
          <table:table-cell table:style-name="ce125" office:value-type="string" calcext:value-type="string">
            <text:p>Lits des rivières</text:p>
          </table:table-cell>
          <table:table-cell table:style-name="ce103" office:value-type="float" office:value="3" calcext:value-type="float">
            <text:p>3</text:p>
          </table:table-cell>
          <table:table-cell table:formula="of:=CONCATENATE([.B127]&amp;&quot; &quot;&amp;[.C127])" office:value-type="string" office:string-value="24.1 Lits des rivières" calcext:value-type="string">
            <text:p>24.1 Lits des rivièr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56" calcext:value-type="float">
            <text:p>3956</text:p>
          </table:table-cell>
          <table:table-cell table:style-name="ce103" office:value-type="float" office:value="24.11" calcext:value-type="float">
            <text:p>24,11</text:p>
          </table:table-cell>
          <table:table-cell table:style-name="ce125" office:value-type="string" calcext:value-type="string">
            <text:p>Ruisselet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28]&amp;&quot; &quot;&amp;[.C128])" office:value-type="string" office:string-value="24.11 Ruisselets" calcext:value-type="string">
            <text:p>24.11 Ruisselets</text:p>
          </table:table-cell>
          <table:table-cell table:number-columns-repeated="1019"/>
        </table:table-row>
        <table:table-row table:style-name="ro1">
          <table:table-cell table:style-name="ce103" office:value-type="float" office:value="3957" calcext:value-type="float">
            <text:p>3957</text:p>
          </table:table-cell>
          <table:table-cell table:style-name="ce103" office:value-type="float" office:value="24.12" calcext:value-type="float">
            <text:p>24,12</text:p>
          </table:table-cell>
          <table:table-cell table:style-name="ce125" office:value-type="string" calcext:value-type="string">
            <text:p>Zone à Truit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29]&amp;&quot; &quot;&amp;[.C129])" office:value-type="string" office:string-value="24.12 Zone à Truites" calcext:value-type="string">
            <text:p>24.12 Zone à Truit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58" calcext:value-type="float">
            <text:p>3958</text:p>
          </table:table-cell>
          <table:table-cell table:style-name="ce103" office:value-type="float" office:value="24.13" calcext:value-type="float">
            <text:p>24,13</text:p>
          </table:table-cell>
          <table:table-cell table:style-name="ce125" office:value-type="string" calcext:value-type="string">
            <text:p>Zone à Ombr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30]&amp;&quot; &quot;&amp;[.C130])" office:value-type="string" office:string-value="24.13 Zone à Ombres" calcext:value-type="string">
            <text:p>24.13 Zone à Ombr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59" calcext:value-type="float">
            <text:p>3959</text:p>
          </table:table-cell>
          <table:table-cell table:style-name="ce103" office:value-type="float" office:value="24.14" calcext:value-type="float">
            <text:p>24,14</text:p>
          </table:table-cell>
          <table:table-cell table:style-name="ce125" office:value-type="string" calcext:value-type="string">
            <text:p>Zone à Barbeaux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31]&amp;&quot; &quot;&amp;[.C131])" office:value-type="string" office:string-value="24.14 Zone à Barbeaux" calcext:value-type="string">
            <text:p>24.14 Zone à Barbeaux</text:p>
          </table:table-cell>
          <table:table-cell table:number-columns-repeated="1019"/>
        </table:table-row>
        <table:table-row table:style-name="ro1">
          <table:table-cell table:style-name="ce103" office:value-type="float" office:value="3966" calcext:value-type="float">
            <text:p>3966</text:p>
          </table:table-cell>
          <table:table-cell table:style-name="ce103" office:value-type="float" office:value="24.15" calcext:value-type="float">
            <text:p>24,15</text:p>
          </table:table-cell>
          <table:table-cell table:style-name="ce125" office:value-type="string" calcext:value-type="string">
            <text:p>Zone à Brèm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32]&amp;&quot; &quot;&amp;[.C132])" office:value-type="string" office:string-value="24.15 Zone à Brèmes" calcext:value-type="string">
            <text:p>24.15 Zone à Brèm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67" calcext:value-type="float">
            <text:p>3967</text:p>
          </table:table-cell>
          <table:table-cell table:style-name="ce103" office:value-type="float" office:value="24.16" calcext:value-type="float">
            <text:p>24,16</text:p>
          </table:table-cell>
          <table:table-cell table:style-name="ce125" office:value-type="string" calcext:value-type="string">
            <text:p>Cours d'eau intermittent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33]&amp;&quot; &quot;&amp;[.C133])" office:value-type="string" office:string-value="24.16 Cours d'eau intermittents" calcext:value-type="string">
            <text:p>24.16 Cours d'eau intermittents</text:p>
          </table:table-cell>
          <table:table-cell table:number-columns-repeated="1019"/>
        </table:table-row>
        <table:table-row table:style-name="ro1">
          <table:table-cell table:style-name="ce103" office:value-type="float" office:value="1212" calcext:value-type="float">
            <text:p>1212</text:p>
          </table:table-cell>
          <table:table-cell table:style-name="ce103" office:value-type="float" office:value="24.2" calcext:value-type="float">
            <text:p>24,2</text:p>
          </table:table-cell>
          <table:table-cell table:style-name="ce125" office:value-type="string" calcext:value-type="string">
            <text:p>Bancs de graviers des cours d'eau</text:p>
          </table:table-cell>
          <table:table-cell table:style-name="ce103" office:value-type="float" office:value="3" calcext:value-type="float">
            <text:p>3</text:p>
          </table:table-cell>
          <table:table-cell table:formula="of:=CONCATENATE([.B134]&amp;&quot; &quot;&amp;[.C134])" office:value-type="string" office:string-value="24.2 Bancs de graviers des cours d'eau" calcext:value-type="string">
            <text:p>24.2 Bancs de graviers des cours d'eau</text:p>
          </table:table-cell>
          <table:table-cell table:number-columns-repeated="1019"/>
        </table:table-row>
        <table:table-row table:style-name="ro1">
          <table:table-cell table:style-name="ce103" office:value-type="float" office:value="3968" calcext:value-type="float">
            <text:p>3968</text:p>
          </table:table-cell>
          <table:table-cell table:style-name="ce103" office:value-type="float" office:value="24.21" calcext:value-type="float">
            <text:p>24,21</text:p>
          </table:table-cell>
          <table:table-cell table:style-name="ce125" office:value-type="string" calcext:value-type="string">
            <text:p>Bancs de graviers sans végétation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35]&amp;&quot; &quot;&amp;[.C135])" office:value-type="string" office:string-value="24.21 Bancs de graviers sans végétation" calcext:value-type="string">
            <text:p>24.21 Bancs de graviers sans végétation</text:p>
          </table:table-cell>
          <table:table-cell table:number-columns-repeated="1019"/>
        </table:table-row>
        <table:table-row table:style-name="ro1">
          <table:table-cell table:style-name="ce103" office:value-type="float" office:value="3969" calcext:value-type="float">
            <text:p>3969</text:p>
          </table:table-cell>
          <table:table-cell table:style-name="ce103" office:value-type="float" office:value="24.22" calcext:value-type="float">
            <text:p>24,22</text:p>
          </table:table-cell>
          <table:table-cell table:style-name="ce125" office:value-type="string" calcext:value-type="string">
            <text:p>Bancs de graviers végétalisé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36]&amp;&quot; &quot;&amp;[.C136])" office:value-type="string" office:string-value="24.22 Bancs de graviers végétalisés" calcext:value-type="string">
            <text:p>24.22 Bancs de graviers végétalisés</text:p>
          </table:table-cell>
          <table:table-cell table:number-columns-repeated="1019"/>
        </table:table-row>
        <table:table-row table:style-name="ro1">
          <table:table-cell table:style-name="ce103" office:value-type="float" office:value="1213" calcext:value-type="float">
            <text:p>1213</text:p>
          </table:table-cell>
          <table:table-cell table:style-name="ce103" office:value-type="float" office:value="24.3" calcext:value-type="float">
            <text:p>24,3</text:p>
          </table:table-cell>
          <table:table-cell table:style-name="ce125" office:value-type="string" calcext:value-type="string">
            <text:p>Bancs de sable des rivières</text:p>
          </table:table-cell>
          <table:table-cell table:style-name="ce103" office:value-type="float" office:value="3" calcext:value-type="float">
            <text:p>3</text:p>
          </table:table-cell>
          <table:table-cell table:formula="of:=CONCATENATE([.B137]&amp;&quot; &quot;&amp;[.C137])" office:value-type="string" office:string-value="24.3 Bancs de sable des rivières" calcext:value-type="string">
            <text:p>24.3 Bancs de sable des rivièr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70" calcext:value-type="float">
            <text:p>3970</text:p>
          </table:table-cell>
          <table:table-cell table:style-name="ce103" office:value-type="float" office:value="24.31" calcext:value-type="float">
            <text:p>24,31</text:p>
          </table:table-cell>
          <table:table-cell table:style-name="ce125" office:value-type="string" calcext:value-type="string">
            <text:p>Bancs de sable des rivières sans végétation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38]&amp;&quot; &quot;&amp;[.C138])" office:value-type="string" office:string-value="24.31 Bancs de sable des rivières sans végétation" calcext:value-type="string">
            <text:p>24.31 Bancs de sable des rivières sans végétation</text:p>
          </table:table-cell>
          <table:table-cell table:number-columns-repeated="1019"/>
        </table:table-row>
        <table:table-row table:style-name="ro1">
          <table:table-cell table:style-name="ce103" office:value-type="float" office:value="3971" calcext:value-type="float">
            <text:p>3971</text:p>
          </table:table-cell>
          <table:table-cell table:style-name="ce103" office:value-type="float" office:value="24.32" calcext:value-type="float">
            <text:p>24,32</text:p>
          </table:table-cell>
          <table:table-cell table:style-name="ce125" office:value-type="string" calcext:value-type="string">
            <text:p>Bancs de sable riverains pourvus de végétation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39]&amp;&quot; &quot;&amp;[.C139])" office:value-type="string" office:string-value="24.32 Bancs de sable riverains pourvus de végétation" calcext:value-type="string">
            <text:p>24.32 Bancs de sable riverains pourvus de végétation</text:p>
          </table:table-cell>
          <table:table-cell table:number-columns-repeated="1019"/>
        </table:table-row>
        <table:table-row table:style-name="ro1">
          <table:table-cell table:style-name="ce103" office:value-type="float" office:value="1214" calcext:value-type="float">
            <text:p>1214</text:p>
          </table:table-cell>
          <table:table-cell table:style-name="ce103" office:value-type="float" office:value="24.4" calcext:value-type="float">
            <text:p>24,4</text:p>
          </table:table-cell>
          <table:table-cell table:style-name="ce125" office:value-type="string" calcext:value-type="string">
            <text:p>Végétation immergée des rivières</text:p>
          </table:table-cell>
          <table:table-cell table:style-name="ce103" office:value-type="float" office:value="3" calcext:value-type="float">
            <text:p>3</text:p>
          </table:table-cell>
          <table:table-cell table:formula="of:=CONCATENATE([.B140]&amp;&quot; &quot;&amp;[.C140])" office:value-type="string" office:string-value="24.4 Végétation immergée des rivières" calcext:value-type="string">
            <text:p>24.4 Végétation immergée des rivièr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60" calcext:value-type="float">
            <text:p>3960</text:p>
          </table:table-cell>
          <table:table-cell table:style-name="ce103" office:value-type="float" office:value="24.41" calcext:value-type="float">
            <text:p>24,41</text:p>
          </table:table-cell>
          <table:table-cell table:style-name="ce125" office:value-type="string" calcext:value-type="string">
            <text:p>Végétation des rivières oligotrophes acidiphil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41]&amp;&quot; &quot;&amp;[.C141])" office:value-type="string" office:string-value="24.41 Végétation des rivières oligotrophes acidiphiles" calcext:value-type="string">
            <text:p>24.41 Végétation des rivières oligotrophes acidiphil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61" calcext:value-type="float">
            <text:p>3961</text:p>
          </table:table-cell>
          <table:table-cell table:style-name="ce103" office:value-type="float" office:value="24.42" calcext:value-type="float">
            <text:p>24,42</text:p>
          </table:table-cell>
          <table:table-cell table:style-name="ce125" office:value-type="string" calcext:value-type="string">
            <text:p>Végétation des rivières oligotrophes riches en calcaire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42]&amp;&quot; &quot;&amp;[.C142])" office:value-type="string" office:string-value="24.42 Végétation des rivières oligotrophes riches en calcaire" calcext:value-type="string">
            <text:p>24.42 Végétation des rivières oligotrophes riches en calcaire</text:p>
          </table:table-cell>
          <table:table-cell table:number-columns-repeated="1019"/>
        </table:table-row>
        <table:table-row table:style-name="ro1">
          <table:table-cell table:style-name="ce103" office:value-type="float" office:value="3962" calcext:value-type="float">
            <text:p>3962</text:p>
          </table:table-cell>
          <table:table-cell table:style-name="ce103" office:value-type="float" office:value="24.43" calcext:value-type="float">
            <text:p>24,43</text:p>
          </table:table-cell>
          <table:table-cell table:style-name="ce125" office:value-type="string" calcext:value-type="string">
            <text:p>Végétation des rivières mésotroph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43]&amp;&quot; &quot;&amp;[.C143])" office:value-type="string" office:string-value="24.43 Végétation des rivières mésotrophes" calcext:value-type="string">
            <text:p>24.43 Végétation des rivières mésotroph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63" calcext:value-type="float">
            <text:p>3963</text:p>
          </table:table-cell>
          <table:table-cell table:style-name="ce103" office:value-type="float" office:value="24.44" calcext:value-type="float">
            <text:p>24,44</text:p>
          </table:table-cell>
          <table:table-cell table:style-name="ce125" office:value-type="string" calcext:value-type="string">
            <text:p>Végétation des rivières eutroph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44]&amp;&quot; &quot;&amp;[.C144])" office:value-type="string" office:string-value="24.44 Végétation des rivières eutrophes" calcext:value-type="string">
            <text:p>24.44 Végétation des rivières eutrophes</text:p>
          </table:table-cell>
          <table:table-cell table:number-columns-repeated="1019"/>
        </table:table-row>
        <table:table-row table:style-name="ro1">
          <table:table-cell table:style-name="ce103" office:value-type="float" office:value="1211" calcext:value-type="float">
            <text:p>1211</text:p>
          </table:table-cell>
          <table:table-cell table:style-name="ce103" office:value-type="float" office:value="24.5" calcext:value-type="float">
            <text:p>24,5</text:p>
          </table:table-cell>
          <table:table-cell table:style-name="ce125" office:value-type="string" calcext:value-type="string">
            <text:p>Dépôts d'alluvions fluviatiles limoneuses</text:p>
          </table:table-cell>
          <table:table-cell table:style-name="ce103" office:value-type="float" office:value="3" calcext:value-type="float">
            <text:p>3</text:p>
          </table:table-cell>
          <table:table-cell table:formula="of:=CONCATENATE([.B145]&amp;&quot; &quot;&amp;[.C145])" office:value-type="string" office:string-value="24.5 Dépôts d'alluvions fluviatiles limoneuses" calcext:value-type="string">
            <text:p>24.5 Dépôts d'alluvions fluviatiles limoneus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64" calcext:value-type="float">
            <text:p>3964</text:p>
          </table:table-cell>
          <table:table-cell table:style-name="ce103" office:value-type="float" office:value="24.51" calcext:value-type="float">
            <text:p>24,51</text:p>
          </table:table-cell>
          <table:table-cell table:style-name="ce125" office:value-type="string" calcext:value-type="string">
            <text:p>Dépôts nus d'alluvions fluviatiles limoneus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46]&amp;&quot; &quot;&amp;[.C146])" office:value-type="string" office:string-value="24.51 Dépôts nus d'alluvions fluviatiles limoneuses" calcext:value-type="string">
            <text:p>24.51 Dépôts nus d'alluvions fluviatiles limoneuses</text:p>
          </table:table-cell>
          <table:table-cell table:number-columns-repeated="1019"/>
        </table:table-row>
        <table:table-row table:style-name="ro1">
          <table:table-cell table:style-name="ce103" office:value-type="float" office:value="3965" calcext:value-type="float">
            <text:p>3965</text:p>
          </table:table-cell>
          <table:table-cell table:style-name="ce103" office:value-type="float" office:value="24.52" calcext:value-type="float">
            <text:p>24,52</text:p>
          </table:table-cell>
          <table:table-cell table:style-name="ce125" office:value-type="string" calcext:value-type="string">
            <text:p>Groupements euro-sibériens annuels des vases fluviatiles</text:p>
          </table:table-cell>
          <table:table-cell table:style-name="ce103" office:value-type="float" office:value="4" calcext:value-type="float">
            <text:p>4</text:p>
          </table:table-cell>
          <table:table-cell table:formula="of:=CONCATENATE([.B147]&amp;&quot; &quot;&amp;[.C147])" office:value-type="string" office:string-value="24.52 Groupements euro-sibériens annuels des vases fluviatiles" calcext:value-type="string">
            <text:p>24.52 Groupements euro-sibériens annuels des vases fluviatiles</text:p>
          </table:table-cell>
          <table:table-cell table:number-columns-repeated="1019"/>
        </table:table-row>
        <table:table-row table:style-name="ro2">
          <table:table-cell table:style-name="ce104" office:value-type="float" office:value="67" calcext:value-type="float">
            <text:p>67</text:p>
          </table:table-cell>
          <table:table-cell table:style-name="ce104" office:value-type="float" office:value="30" calcext:value-type="float">
            <text:p>30</text:p>
          </table:table-cell>
          <table:table-cell table:style-name="ce126" office:value-type="string" calcext:value-type="string">
            <text:p>Landes, fruticées, pelouses et prairies</text:p>
          </table:table-cell>
          <table:table-cell table:style-name="ce104" office:value-type="float" office:value="1" calcext:value-type="float">
            <text:p>1</text:p>
          </table:table-cell>
          <table:table-cell table:formula="of:=CONCATENATE([.B148]&amp;&quot; &quot;&amp;[.C148])" office:value-type="string" office:string-value="30 Landes, fruticées, pelouses et prairies" calcext:value-type="string">
            <text:p>30 Landes, fruticées, pelouses et prairies</text:p>
          </table:table-cell>
          <table:table-cell table:number-columns-repeated="1019"/>
        </table:table-row>
        <table:table-row table:style-name="ro1">
          <table:table-cell table:style-name="ce105" office:value-type="float" office:value="487" calcext:value-type="float">
            <text:p>487</text:p>
          </table:table-cell>
          <table:table-cell table:style-name="ce105" office:value-type="float" office:value="31" calcext:value-type="float">
            <text:p>31</text:p>
          </table:table-cell>
          <table:table-cell table:style-name="ce127" office:value-type="string" calcext:value-type="string">
            <text:p>Landes et fruticées</text:p>
          </table:table-cell>
          <table:table-cell table:style-name="ce105" office:value-type="float" office:value="2" calcext:value-type="float">
            <text:p>2</text:p>
          </table:table-cell>
          <table:table-cell table:formula="of:=CONCATENATE([.B149]&amp;&quot; &quot;&amp;[.C149])" office:value-type="string" office:string-value="31 Landes et fruticées" calcext:value-type="string">
            <text:p>31 Landes et fruticées</text:p>
          </table:table-cell>
          <table:table-cell table:number-columns-repeated="1019"/>
        </table:table-row>
        <table:table-row table:style-name="ro1">
          <table:table-cell table:style-name="ce106" office:value-type="float" office:value="1216" calcext:value-type="float">
            <text:p>1216</text:p>
          </table:table-cell>
          <table:table-cell table:style-name="ce106" office:value-type="float" office:value="31.1" calcext:value-type="float">
            <text:p>31,1</text:p>
          </table:table-cell>
          <table:table-cell table:style-name="ce128" office:value-type="string" calcext:value-type="string">
            <text:p>Landes humid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150]&amp;&quot; &quot;&amp;[.C150])" office:value-type="string" office:string-value="31.1 Landes humides" calcext:value-type="string">
            <text:p>31.1 Landes humides</text:p>
          </table:table-cell>
          <table:table-cell table:number-columns-repeated="1019"/>
        </table:table-row>
        <table:table-row table:style-name="ro1">
          <table:table-cell table:style-name="ce106" office:value-type="float" office:value="3979" calcext:value-type="float">
            <text:p>3979</text:p>
          </table:table-cell>
          <table:table-cell table:style-name="ce106" office:value-type="float" office:value="31.11" calcext:value-type="float">
            <text:p>31,11</text:p>
          </table:table-cell>
          <table:table-cell table:style-name="ce128" office:value-type="string" calcext:value-type="string">
            <text:p>Landes humides atlantiques septentrional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51]&amp;&quot; &quot;&amp;[.C151])" office:value-type="string" office:string-value="31.11 Landes humides atlantiques septentrionales" calcext:value-type="string">
            <text:p>31.11 Landes humides atlantiques septentrionales</text:p>
          </table:table-cell>
          <table:table-cell table:number-columns-repeated="1019"/>
        </table:table-row>
        <table:table-row table:style-name="ro1">
          <table:table-cell table:style-name="ce106" office:value-type="float" office:value="3980" calcext:value-type="float">
            <text:p>3980</text:p>
          </table:table-cell>
          <table:table-cell table:style-name="ce106" office:value-type="float" office:value="31.12" calcext:value-type="float">
            <text:p>31,12</text:p>
          </table:table-cell>
          <table:table-cell table:style-name="ce128" office:value-type="string" calcext:value-type="string">
            <text:p>Landes humides atlantiques méridional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52]&amp;&quot; &quot;&amp;[.C152])" office:value-type="string" office:string-value="31.12 Landes humides atlantiques méridionales" calcext:value-type="string">
            <text:p>31.12 Landes humides atlantiques méridionales</text:p>
          </table:table-cell>
          <table:table-cell table:number-columns-repeated="1019"/>
        </table:table-row>
        <table:table-row table:style-name="ro1">
          <table:table-cell table:style-name="ce106" office:value-type="float" office:value="3981" calcext:value-type="float">
            <text:p>3981</text:p>
          </table:table-cell>
          <table:table-cell table:style-name="ce106" office:value-type="float" office:value="31.13" calcext:value-type="float">
            <text:p>31,13</text:p>
          </table:table-cell>
          <table:table-cell table:style-name="ce128" office:value-type="string" calcext:value-type="string">
            <text:p>Landes humides à Molinia caerulea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53]&amp;&quot; &quot;&amp;[.C153])" office:value-type="string" office:string-value="31.13 Landes humides à Molinia caerulea" calcext:value-type="string">
            <text:p>31.13 Landes humides à Molinia caerulea</text:p>
          </table:table-cell>
          <table:table-cell table:number-columns-repeated="1019"/>
        </table:table-row>
        <table:table-row table:style-name="ro1">
          <table:table-cell table:style-name="ce106" office:value-type="float" office:value="1217" calcext:value-type="float">
            <text:p>1217</text:p>
          </table:table-cell>
          <table:table-cell table:style-name="ce106" office:value-type="float" office:value="31.2" calcext:value-type="float">
            <text:p>31,2</text:p>
          </table:table-cell>
          <table:table-cell table:style-name="ce128" office:value-type="string" calcext:value-type="string">
            <text:p>Landes sèch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154]&amp;&quot; &quot;&amp;[.C154])" office:value-type="string" office:string-value="31.2 Landes sèches" calcext:value-type="string">
            <text:p>31.2 Landes sèches</text:p>
          </table:table-cell>
          <table:table-cell table:number-columns-repeated="1019"/>
        </table:table-row>
        <table:table-row table:style-name="ro1">
          <table:table-cell table:style-name="ce106" office:value-type="float" office:value="3975" calcext:value-type="float">
            <text:p>3975</text:p>
          </table:table-cell>
          <table:table-cell table:style-name="ce106" office:value-type="float" office:value="31.22" calcext:value-type="float">
            <text:p>31,22</text:p>
          </table:table-cell>
          <table:table-cell table:style-name="ce128" office:value-type="string" calcext:value-type="string">
            <text:p>Landes sub-atlantiques à Genêt et Callune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55]&amp;&quot; &quot;&amp;[.C155])" office:value-type="string" office:string-value="31.22 Landes sub-atlantiques à Genêt et Callune" calcext:value-type="string">
            <text:p>31.22 Landes sub-atlantiques à Genêt et Callune</text:p>
          </table:table-cell>
          <table:table-cell table:number-columns-repeated="1019"/>
        </table:table-row>
        <table:table-row table:style-name="ro1">
          <table:table-cell table:style-name="ce106" office:value-type="float" office:value="3976" calcext:value-type="float">
            <text:p>3976</text:p>
          </table:table-cell>
          <table:table-cell table:style-name="ce106" office:value-type="float" office:value="31.23" calcext:value-type="float">
            <text:p>31,23</text:p>
          </table:table-cell>
          <table:table-cell table:style-name="ce128" office:value-type="string" calcext:value-type="string">
            <text:p>Landes atlantiques à Erica et Ulex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56]&amp;&quot; &quot;&amp;[.C156])" office:value-type="string" office:string-value="31.23 Landes atlantiques à Erica et Ulex" calcext:value-type="string">
            <text:p>31.23 Landes atlantiques à Erica et Ulex</text:p>
          </table:table-cell>
          <table:table-cell table:number-columns-repeated="1019"/>
        </table:table-row>
        <table:table-row table:style-name="ro1">
          <table:table-cell table:style-name="ce106" office:value-type="float" office:value="3977" calcext:value-type="float">
            <text:p>3977</text:p>
          </table:table-cell>
          <table:table-cell table:style-name="ce106" office:value-type="float" office:value="31.24" calcext:value-type="float">
            <text:p>31,24</text:p>
          </table:table-cell>
          <table:table-cell table:style-name="ce128" office:value-type="string" calcext:value-type="string">
            <text:p>Landes ibéro-atlantiques à Erica, Ulex et Cistu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57]&amp;&quot; &quot;&amp;[.C157])" office:value-type="string" office:string-value="31.24 Landes ibéro-atlantiques à Erica, Ulex et Cistus" calcext:value-type="string">
            <text:p>31.24 Landes ibéro-atlantiques à Erica, Ulex et Cistus</text:p>
          </table:table-cell>
          <table:table-cell table:number-columns-repeated="1019"/>
        </table:table-row>
        <table:table-row table:style-name="ro1">
          <table:table-cell table:style-name="ce106" office:value-type="float" office:value="1222" calcext:value-type="float">
            <text:p>1222</text:p>
          </table:table-cell>
          <table:table-cell table:style-name="ce106" office:value-type="float" office:value="31.4" calcext:value-type="float">
            <text:p>31,4</text:p>
          </table:table-cell>
          <table:table-cell table:style-name="ce128" office:value-type="string" calcext:value-type="string">
            <text:p>Landes alpines et boréal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158]&amp;&quot; &quot;&amp;[.C158])" office:value-type="string" office:string-value="31.4 Landes alpines et boréales" calcext:value-type="string">
            <text:p>31.4 Landes alpines et boréales</text:p>
          </table:table-cell>
          <table:table-cell table:number-columns-repeated="1019"/>
        </table:table-row>
        <table:table-row table:style-name="ro1">
          <table:table-cell table:style-name="ce106" office:value-type="float" office:value="4003" calcext:value-type="float">
            <text:p>4003</text:p>
          </table:table-cell>
          <table:table-cell table:style-name="ce106" office:value-type="float" office:value="31.41" calcext:value-type="float">
            <text:p>31,41</text:p>
          </table:table-cell>
          <table:table-cell table:style-name="ce128" office:value-type="string" calcext:value-type="string">
            <text:p>Landes naines à Azalée et à Vaccinium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59]&amp;&quot; &quot;&amp;[.C159])" office:value-type="string" office:string-value="31.41 Landes naines à Azalée et à Vaccinium" calcext:value-type="string">
            <text:p>31.41 Landes naines à Azalée et à Vaccinium</text:p>
          </table:table-cell>
          <table:table-cell table:number-columns-repeated="1019"/>
        </table:table-row>
        <table:table-row table:style-name="ro1">
          <table:table-cell table:style-name="ce106" office:value-type="float" office:value="4004" calcext:value-type="float">
            <text:p>4004</text:p>
          </table:table-cell>
          <table:table-cell table:style-name="ce106" office:value-type="float" office:value="31.42" calcext:value-type="float">
            <text:p>31,42</text:p>
          </table:table-cell>
          <table:table-cell table:style-name="ce128" office:value-type="string" calcext:value-type="string">
            <text:p>Landes à Rhododendron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60]&amp;&quot; &quot;&amp;[.C160])" office:value-type="string" office:string-value="31.42 Landes à Rhododendron" calcext:value-type="string">
            <text:p>31.42 Landes à Rhododendron</text:p>
          </table:table-cell>
          <table:table-cell table:number-columns-repeated="1019"/>
        </table:table-row>
        <table:table-row table:style-name="ro1">
          <table:table-cell table:style-name="ce106" office:value-type="float" office:value="4005" calcext:value-type="float">
            <text:p>4005</text:p>
          </table:table-cell>
          <table:table-cell table:style-name="ce106" office:value-type="float" office:value="31.43" calcext:value-type="float">
            <text:p>31,43</text:p>
          </table:table-cell>
          <table:table-cell table:style-name="ce128" office:value-type="string" calcext:value-type="string">
            <text:p>Fourrés à Genévriers nain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61]&amp;&quot; &quot;&amp;[.C161])" office:value-type="string" office:string-value="31.43 Fourrés à Genévriers nains" calcext:value-type="string">
            <text:p>31.43 Fourrés à Genévriers nains</text:p>
          </table:table-cell>
          <table:table-cell table:number-columns-repeated="1019"/>
        </table:table-row>
        <table:table-row table:style-name="ro1">
          <table:table-cell table:style-name="ce106" office:value-type="float" office:value="4006" calcext:value-type="float">
            <text:p>4006</text:p>
          </table:table-cell>
          <table:table-cell table:style-name="ce106" office:value-type="float" office:value="31.44" calcext:value-type="float">
            <text:p>31,44</text:p>
          </table:table-cell>
          <table:table-cell table:style-name="ce128" office:value-type="string" calcext:value-type="string">
            <text:p>Landes à Empetrum et Vaccinium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62]&amp;&quot; &quot;&amp;[.C162])" office:value-type="string" office:string-value="31.44 Landes à Empetrum et Vaccinium" calcext:value-type="string">
            <text:p>31.44 Landes à Empetrum et Vaccinium</text:p>
          </table:table-cell>
          <table:table-cell table:number-columns-repeated="1019"/>
        </table:table-row>
        <table:table-row table:style-name="ro1">
          <table:table-cell table:style-name="ce106" office:value-type="float" office:value="4009" calcext:value-type="float">
            <text:p>4009</text:p>
          </table:table-cell>
          <table:table-cell table:style-name="ce106" office:value-type="float" office:value="31.47" calcext:value-type="float">
            <text:p>31,47</text:p>
          </table:table-cell>
          <table:table-cell table:style-name="ce128" office:value-type="string" calcext:value-type="string">
            <text:p>Landes à Arctostaphylos uva-ursi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63]&amp;&quot; &quot;&amp;[.C163])" office:value-type="string" office:string-value="31.47 Landes à Arctostaphylos uva-ursi" calcext:value-type="string">
            <text:p>31.47 Landes à Arctostaphylos uva-ursi</text:p>
          </table:table-cell>
          <table:table-cell table:number-columns-repeated="1019"/>
        </table:table-row>
        <table:table-row table:style-name="ro1">
          <table:table-cell table:style-name="ce106" office:value-type="float" office:value="4010" calcext:value-type="float">
            <text:p>4010</text:p>
          </table:table-cell>
          <table:table-cell table:style-name="ce106" office:value-type="float" office:value="31.48" calcext:value-type="float">
            <text:p>31,48</text:p>
          </table:table-cell>
          <table:table-cell table:style-name="ce128" office:value-type="string" calcext:value-type="string">
            <text:p>Landes à Rhododendron hirsutum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64]&amp;&quot; &quot;&amp;[.C164])" office:value-type="string" office:string-value="31.48 Landes à Rhododendron hirsutum" calcext:value-type="string">
            <text:p>31.48 Landes à Rhododendron hirsutum</text:p>
          </table:table-cell>
          <table:table-cell table:number-columns-repeated="1019"/>
        </table:table-row>
        <table:table-row table:style-name="ro1">
          <table:table-cell table:style-name="ce106" office:value-type="float" office:value="3983" calcext:value-type="float">
            <text:p>3983</text:p>
          </table:table-cell>
          <table:table-cell table:style-name="ce106" office:value-type="float" office:value="31.49" calcext:value-type="float">
            <text:p>31,49</text:p>
          </table:table-cell>
          <table:table-cell table:style-name="ce128" office:value-type="string" calcext:value-type="string">
            <text:p>Tapis à Dryade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65]&amp;&quot; &quot;&amp;[.C165])" office:value-type="string" office:string-value="31.49 Tapis à Dryade" calcext:value-type="string">
            <text:p>31.49 Tapis à Dryade</text:p>
          </table:table-cell>
          <table:table-cell table:number-columns-repeated="1019"/>
        </table:table-row>
        <table:table-row table:style-name="ro1">
          <table:table-cell table:style-name="ce106" office:value-type="float" office:value="1218" calcext:value-type="float">
            <text:p>1218</text:p>
          </table:table-cell>
          <table:table-cell table:style-name="ce106" office:value-type="float" office:value="31.5" calcext:value-type="float">
            <text:p>31,5</text:p>
          </table:table-cell>
          <table:table-cell table:style-name="ce128" office:value-type="string" calcext:value-type="string">
            <text:p>Fourré bas de Pins mugo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166]&amp;&quot; &quot;&amp;[.C166])" office:value-type="string" office:string-value="31.5 Fourré bas de Pins mugo" calcext:value-type="string">
            <text:p>31.5 Fourré bas de Pins mugo</text:p>
          </table:table-cell>
          <table:table-cell table:number-columns-repeated="1019"/>
        </table:table-row>
        <table:table-row table:style-name="ro1">
          <table:table-cell table:style-name="ce106" office:value-type="float" office:value="3985" calcext:value-type="float">
            <text:p>3985</text:p>
          </table:table-cell>
          <table:table-cell table:style-name="ce106" office:value-type="float" office:value="31.51" calcext:value-type="float">
            <text:p>31,51</text:p>
          </table:table-cell>
          <table:table-cell table:style-name="ce128" office:value-type="string" calcext:value-type="string">
            <text:p>Fourrés bas de Pins mugo des Alpes intern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67]&amp;&quot; &quot;&amp;[.C167])" office:value-type="string" office:string-value="31.51 Fourrés bas de Pins mugo des Alpes internes" calcext:value-type="string">
            <text:p>31.51 Fourrés bas de Pins mugo des Alpes internes</text:p>
          </table:table-cell>
          <table:table-cell table:number-columns-repeated="1019"/>
        </table:table-row>
        <table:table-row table:style-name="ro1">
          <table:table-cell table:style-name="ce106" office:value-type="float" office:value="3987" calcext:value-type="float">
            <text:p>3987</text:p>
          </table:table-cell>
          <table:table-cell table:style-name="ce106" office:value-type="float" office:value="31.53" calcext:value-type="float">
            <text:p>31,53</text:p>
          </table:table-cell>
          <table:table-cell table:style-name="ce128" office:value-type="string" calcext:value-type="string">
            <text:p>Fourrés bas de Pins mugo des Alpes sud-occidental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68]&amp;&quot; &quot;&amp;[.C168])" office:value-type="string" office:string-value="31.53 Fourrés bas de Pins mugo des Alpes sud-occidentales" calcext:value-type="string">
            <text:p>31.53 Fourrés bas de Pins mugo des Alpes sud-occidentales</text:p>
          </table:table-cell>
          <table:table-cell table:number-columns-repeated="1019"/>
        </table:table-row>
        <table:table-row table:style-name="ro1">
          <table:table-cell table:style-name="ce106" office:value-type="float" office:value="1219" calcext:value-type="float">
            <text:p>1219</text:p>
          </table:table-cell>
          <table:table-cell table:style-name="ce106" office:value-type="float" office:value="31.6" calcext:value-type="float">
            <text:p>31,6</text:p>
          </table:table-cell>
          <table:table-cell table:style-name="ce128" office:value-type="string" calcext:value-type="string">
            <text:p>Fourrés subalpins et communautés de hautes herbes (mégaphorbiaies)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169]&amp;&quot; &quot;&amp;[.C169])" office:value-type="string" office:string-value="31.6 Fourrés subalpins et communautés de hautes herbes (mégaphorbiaies)" calcext:value-type="string">
            <text:p>31.6 Fourrés subalpins et communautés de hautes herbes (mégaphorbiaies)</text:p>
          </table:table-cell>
          <table:table-cell table:number-columns-repeated="1019"/>
        </table:table-row>
        <table:table-row table:style-name="ro1">
          <table:table-cell table:style-name="ce106" office:value-type="float" office:value="3989" calcext:value-type="float">
            <text:p>3989</text:p>
          </table:table-cell>
          <table:table-cell table:style-name="ce106" office:value-type="float" office:value="31.61" calcext:value-type="float">
            <text:p>31,61</text:p>
          </table:table-cell>
          <table:table-cell table:style-name="ce128" office:value-type="string" calcext:value-type="string">
            <text:p>Broussailles d'Aulnes vert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70]&amp;&quot; &quot;&amp;[.C170])" office:value-type="string" office:string-value="31.61 Broussailles d'Aulnes verts" calcext:value-type="string">
            <text:p>31.61 Broussailles d'Aulnes verts</text:p>
          </table:table-cell>
          <table:table-cell table:number-columns-repeated="1019"/>
        </table:table-row>
        <table:table-row table:style-name="ro1">
          <table:table-cell table:style-name="ce106" office:value-type="float" office:value="3990" calcext:value-type="float">
            <text:p>3990</text:p>
          </table:table-cell>
          <table:table-cell table:style-name="ce106" office:value-type="float" office:value="31.62" calcext:value-type="float">
            <text:p>31,62</text:p>
          </table:table-cell>
          <table:table-cell table:style-name="ce128" office:value-type="string" calcext:value-type="string">
            <text:p>Fourrés de Saul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71]&amp;&quot; &quot;&amp;[.C171])" office:value-type="string" office:string-value="31.62 Fourrés de Saules" calcext:value-type="string">
            <text:p>31.62 Fourrés de Saules</text:p>
          </table:table-cell>
          <table:table-cell table:number-columns-repeated="1019"/>
        </table:table-row>
        <table:table-row table:style-name="ro1">
          <table:table-cell table:style-name="ce106" office:value-type="float" office:value="3993" calcext:value-type="float">
            <text:p>3993</text:p>
          </table:table-cell>
          <table:table-cell table:style-name="ce106" office:value-type="float" office:value="31.63" calcext:value-type="float">
            <text:p>31,63</text:p>
          </table:table-cell>
          <table:table-cell table:style-name="ce128" office:value-type="string" calcext:value-type="string">
            <text:p>Mégaphorbiaies subalpines avec buisson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72]&amp;&quot; &quot;&amp;[.C172])" office:value-type="string" office:string-value="31.63 Mégaphorbiaies subalpines avec buissons" calcext:value-type="string">
            <text:p>31.63 Mégaphorbiaies subalpines avec buissons</text:p>
          </table:table-cell>
          <table:table-cell table:number-columns-repeated="1019"/>
        </table:table-row>
        <table:table-row table:style-name="ro1">
          <table:table-cell table:style-name="ce106" office:value-type="float" office:value="1220" calcext:value-type="float">
            <text:p>1220</text:p>
          </table:table-cell>
          <table:table-cell table:style-name="ce106" office:value-type="float" office:value="31.7" calcext:value-type="float">
            <text:p>31,7</text:p>
          </table:table-cell>
          <table:table-cell table:style-name="ce128" office:value-type="string" calcext:value-type="string">
            <text:p>Landes épineuses (= Landes hérisson)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173]&amp;&quot; &quot;&amp;[.C173])" office:value-type="string" office:string-value="31.7 Landes épineuses (= Landes hérisson)" calcext:value-type="string">
            <text:p>31.7 Landes épineuses (= Landes hérisson)</text:p>
          </table:table-cell>
          <table:table-cell table:number-columns-repeated="1019"/>
        </table:table-row>
        <table:table-row table:style-name="ro1">
          <table:table-cell table:style-name="ce106" office:value-type="float" office:value="3992" calcext:value-type="float">
            <text:p>3992</text:p>
          </table:table-cell>
          <table:table-cell table:style-name="ce106" office:value-type="float" office:value="31.74" calcext:value-type="float">
            <text:p>31,74</text:p>
          </table:table-cell>
          <table:table-cell table:style-name="ce128" office:value-type="string" calcext:value-type="string">
            <text:p>Landes épineuses franco-ibériqu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74]&amp;&quot; &quot;&amp;[.C174])" office:value-type="string" office:string-value="31.74 Landes épineuses franco-ibériques" calcext:value-type="string">
            <text:p>31.74 Landes épineuses franco-ibériques</text:p>
          </table:table-cell>
          <table:table-cell table:number-columns-repeated="1019"/>
        </table:table-row>
        <table:table-row table:style-name="ro1">
          <table:table-cell table:style-name="ce106" office:value-type="float" office:value="4011" calcext:value-type="float">
            <text:p>4011</text:p>
          </table:table-cell>
          <table:table-cell table:style-name="ce106" office:value-type="float" office:value="31.75" calcext:value-type="float">
            <text:p>31,75</text:p>
          </table:table-cell>
          <table:table-cell table:style-name="ce128" office:value-type="string" calcext:value-type="string">
            <text:p>Landes épineuses cyrno-sard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75]&amp;&quot; &quot;&amp;[.C175])" office:value-type="string" office:string-value="31.75 Landes épineuses cyrno-sardes" calcext:value-type="string">
            <text:p>31.75 Landes épineuses cyrno-sardes</text:p>
          </table:table-cell>
          <table:table-cell table:number-columns-repeated="1019"/>
        </table:table-row>
        <table:table-row table:style-name="ro1">
          <table:table-cell table:style-name="ce106" office:value-type="float" office:value="1223" calcext:value-type="float">
            <text:p>1223</text:p>
          </table:table-cell>
          <table:table-cell table:style-name="ce106" office:value-type="float" office:value="31.8" calcext:value-type="float">
            <text:p>31,8</text:p>
          </table:table-cell>
          <table:table-cell table:style-name="ce128" office:value-type="string" calcext:value-type="string">
            <text:p>Fourré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176]&amp;&quot; &quot;&amp;[.C176])" office:value-type="string" office:string-value="31.8 Fourrés" calcext:value-type="string">
            <text:p>31.8 Fourrés</text:p>
          </table:table-cell>
          <table:table-cell table:number-columns-repeated="1019"/>
        </table:table-row>
        <table:table-row table:style-name="ro1">
          <table:table-cell table:style-name="ce106" office:value-type="float" office:value="4030" calcext:value-type="float">
            <text:p>4030</text:p>
          </table:table-cell>
          <table:table-cell table:style-name="ce106" office:value-type="float" office:value="31.81" calcext:value-type="float">
            <text:p>31,81</text:p>
          </table:table-cell>
          <table:table-cell table:style-name="ce128" office:value-type="string" calcext:value-type="string">
            <text:p>Fourrés médio-européens sur sol fertile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77]&amp;&quot; &quot;&amp;[.C177])" office:value-type="string" office:string-value="31.81 Fourrés médio-européens sur sol fertile" calcext:value-type="string">
            <text:p>31.81 Fourrés médio-européens sur sol fertile</text:p>
          </table:table-cell>
          <table:table-cell table:number-columns-repeated="1019"/>
        </table:table-row>
        <table:table-row table:style-name="ro1">
          <table:table-cell table:style-name="ce106" office:value-type="float" office:value="4022" calcext:value-type="float">
            <text:p>4022</text:p>
          </table:table-cell>
          <table:table-cell table:style-name="ce106" office:value-type="float" office:value="31.82" calcext:value-type="float">
            <text:p>31,82</text:p>
          </table:table-cell>
          <table:table-cell table:style-name="ce128" office:value-type="string" calcext:value-type="string">
            <text:p>Fruticées à Bui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78]&amp;&quot; &quot;&amp;[.C178])" office:value-type="string" office:string-value="31.82 Fruticées à Buis" calcext:value-type="string">
            <text:p>31.82 Fruticées à Buis</text:p>
          </table:table-cell>
          <table:table-cell table:number-columns-repeated="1019"/>
        </table:table-row>
        <table:table-row table:style-name="ro1">
          <table:table-cell table:style-name="ce106" office:value-type="float" office:value="4023" calcext:value-type="float">
            <text:p>4023</text:p>
          </table:table-cell>
          <table:table-cell table:style-name="ce106" office:value-type="float" office:value="31.83" calcext:value-type="float">
            <text:p>31,83</text:p>
          </table:table-cell>
          <table:table-cell table:style-name="ce128" office:value-type="string" calcext:value-type="string">
            <text:p>Fruticées atlantiques des sols pauvr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79]&amp;&quot; &quot;&amp;[.C179])" office:value-type="string" office:string-value="31.83 Fruticées atlantiques des sols pauvres" calcext:value-type="string">
            <text:p>31.83 Fruticées atlantiques des sols pauvres</text:p>
          </table:table-cell>
          <table:table-cell table:number-columns-repeated="1019"/>
        </table:table-row>
        <table:table-row table:style-name="ro1">
          <table:table-cell table:style-name="ce106" office:value-type="float" office:value="4024" calcext:value-type="float">
            <text:p>4024</text:p>
          </table:table-cell>
          <table:table-cell table:style-name="ce106" office:value-type="float" office:value="31.84" calcext:value-type="float">
            <text:p>31,84</text:p>
          </table:table-cell>
          <table:table-cell table:style-name="ce128" office:value-type="string" calcext:value-type="string">
            <text:p>Landes à Genêt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80]&amp;&quot; &quot;&amp;[.C180])" office:value-type="string" office:string-value="31.84 Landes à Genêts" calcext:value-type="string">
            <text:p>31.84 Landes à Genêts</text:p>
          </table:table-cell>
          <table:table-cell table:number-columns-repeated="1019"/>
        </table:table-row>
        <table:table-row table:style-name="ro1">
          <table:table-cell table:style-name="ce106" office:value-type="float" office:value="4027" calcext:value-type="float">
            <text:p>4027</text:p>
          </table:table-cell>
          <table:table-cell table:style-name="ce106" office:value-type="float" office:value="31.85" calcext:value-type="float">
            <text:p>31,85</text:p>
          </table:table-cell>
          <table:table-cell table:style-name="ce128" office:value-type="string" calcext:value-type="string">
            <text:p>Landes à Ajonc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81]&amp;&quot; &quot;&amp;[.C181])" office:value-type="string" office:string-value="31.85 Landes à Ajoncs" calcext:value-type="string">
            <text:p>31.85 Landes à Ajoncs</text:p>
          </table:table-cell>
          <table:table-cell table:number-columns-repeated="1019"/>
        </table:table-row>
        <table:table-row table:style-name="ro1">
          <table:table-cell table:style-name="ce106" office:value-type="float" office:value="4028" calcext:value-type="float">
            <text:p>4028</text:p>
          </table:table-cell>
          <table:table-cell table:style-name="ce106" office:value-type="float" office:value="31.86" calcext:value-type="float">
            <text:p>31,86</text:p>
          </table:table-cell>
          <table:table-cell table:style-name="ce128" office:value-type="string" calcext:value-type="string">
            <text:p>Landes à Fougèr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82]&amp;&quot; &quot;&amp;[.C182])" office:value-type="string" office:string-value="31.86 Landes à Fougères" calcext:value-type="string">
            <text:p>31.86 Landes à Fougères</text:p>
          </table:table-cell>
          <table:table-cell table:number-columns-repeated="1019"/>
        </table:table-row>
        <table:table-row table:style-name="ro1">
          <table:table-cell table:style-name="ce106" office:value-type="float" office:value="4029" calcext:value-type="float">
            <text:p>4029</text:p>
          </table:table-cell>
          <table:table-cell table:style-name="ce106" office:value-type="float" office:value="31.87" calcext:value-type="float">
            <text:p>31,87</text:p>
          </table:table-cell>
          <table:table-cell table:style-name="ce128" office:value-type="string" calcext:value-type="string">
            <text:p>Clairières forestièr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83]&amp;&quot; &quot;&amp;[.C183])" office:value-type="string" office:string-value="31.87 Clairières forestières" calcext:value-type="string">
            <text:p>31.87 Clairières forestières</text:p>
          </table:table-cell>
          <table:table-cell table:number-columns-repeated="1019"/>
        </table:table-row>
        <table:table-row table:style-name="ro1">
          <table:table-cell table:style-name="ce106" office:value-type="float" office:value="4025" calcext:value-type="float">
            <text:p>4025</text:p>
          </table:table-cell>
          <table:table-cell table:style-name="ce106" office:value-type="float" office:value="31.88" calcext:value-type="float">
            <text:p>31,88</text:p>
          </table:table-cell>
          <table:table-cell table:style-name="ce128" office:value-type="string" calcext:value-type="string">
            <text:p>Fruticées à Genévriers commun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84]&amp;&quot; &quot;&amp;[.C184])" office:value-type="string" office:string-value="31.88 Fruticées à Genévriers communs" calcext:value-type="string">
            <text:p>31.88 Fruticées à Genévriers communs</text:p>
          </table:table-cell>
          <table:table-cell table:number-columns-repeated="1019"/>
        </table:table-row>
        <table:table-row table:style-name="ro1">
          <table:table-cell table:style-name="ce105" office:value-type="float" office:value="488" calcext:value-type="float">
            <text:p>488</text:p>
          </table:table-cell>
          <table:table-cell table:style-name="ce105" office:value-type="float" office:value="32" calcext:value-type="float">
            <text:p>32</text:p>
          </table:table-cell>
          <table:table-cell table:style-name="ce127" office:value-type="string" calcext:value-type="string">
            <text:p>Fruticées sclérophylles</text:p>
          </table:table-cell>
          <table:table-cell table:style-name="ce105" office:value-type="float" office:value="2" calcext:value-type="float">
            <text:p>2</text:p>
          </table:table-cell>
          <table:table-cell table:formula="of:=CONCATENATE([.B185]&amp;&quot; &quot;&amp;[.C185])" office:value-type="string" office:string-value="32 Fruticées sclérophylles" calcext:value-type="string">
            <text:p>32 Fruticées sclérophylles</text:p>
          </table:table-cell>
          <table:table-cell table:number-columns-repeated="1019"/>
        </table:table-row>
        <table:table-row table:style-name="ro1">
          <table:table-cell table:style-name="ce105" office:value-type="float" office:value="490" calcext:value-type="float">
            <text:p>490</text:p>
          </table:table-cell>
          <table:table-cell table:style-name="ce105" office:value-type="float" office:value="34" calcext:value-type="float">
            <text:p>34</text:p>
          </table:table-cell>
          <table:table-cell table:style-name="ce127" office:value-type="string" calcext:value-type="string">
            <text:p>Pelouses calcicoles sèches et steppes</text:p>
          </table:table-cell>
          <table:table-cell table:style-name="ce105" office:value-type="float" office:value="2" calcext:value-type="float">
            <text:p>2</text:p>
          </table:table-cell>
          <table:table-cell table:formula="of:=CONCATENATE([.B186]&amp;&quot; &quot;&amp;[.C186])" office:value-type="string" office:string-value="34 Pelouses calcicoles sèches et steppes" calcext:value-type="string">
            <text:p>34 Pelouses calcicoles sèches et steppes</text:p>
          </table:table-cell>
          <table:table-cell table:number-columns-repeated="1019"/>
        </table:table-row>
        <table:table-row table:style-name="ro1">
          <table:table-cell table:style-name="ce106" office:value-type="float" office:value="1234" calcext:value-type="float">
            <text:p>1234</text:p>
          </table:table-cell>
          <table:table-cell table:style-name="ce106" office:value-type="float" office:value="34.1" calcext:value-type="float">
            <text:p>34,1</text:p>
          </table:table-cell>
          <table:table-cell table:style-name="ce128" office:value-type="string" calcext:value-type="string">
            <text:p>Pelouses pionnières médio-européenn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187]&amp;&quot; &quot;&amp;[.C187])" office:value-type="string" office:string-value="34.1 Pelouses pionnières médio-européennes" calcext:value-type="string">
            <text:p>34.1 Pelouses pionnières médio-européennes</text:p>
          </table:table-cell>
          <table:table-cell table:number-columns-repeated="1019"/>
        </table:table-row>
        <table:table-row table:style-name="ro1">
          <table:table-cell table:style-name="ce106" office:value-type="float" office:value="4116" calcext:value-type="float">
            <text:p>4116</text:p>
          </table:table-cell>
          <table:table-cell table:style-name="ce106" office:value-type="float" office:value="34.11" calcext:value-type="float">
            <text:p>34,11</text:p>
          </table:table-cell>
          <table:table-cell table:style-name="ce128" office:value-type="string" calcext:value-type="string">
            <text:p>Pelouses médio-européennes sur débris rocheux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88]&amp;&quot; &quot;&amp;[.C188])" office:value-type="string" office:string-value="34.11 Pelouses médio-européennes sur débris rocheux" calcext:value-type="string">
            <text:p>34.11 Pelouses médio-européennes sur débris rocheux</text:p>
          </table:table-cell>
          <table:table-cell table:number-columns-repeated="1019"/>
        </table:table-row>
        <table:table-row table:style-name="ro1">
          <table:table-cell table:style-name="ce106" office:value-type="float" office:value="4117" calcext:value-type="float">
            <text:p>4117</text:p>
          </table:table-cell>
          <table:table-cell table:style-name="ce106" office:value-type="float" office:value="34.12" calcext:value-type="float">
            <text:p>34,12</text:p>
          </table:table-cell>
          <table:table-cell table:style-name="ce128" office:value-type="string" calcext:value-type="string">
            <text:p>Pelouses des sables calcair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89]&amp;&quot; &quot;&amp;[.C189])" office:value-type="string" office:string-value="34.12 Pelouses des sables calcaires" calcext:value-type="string">
            <text:p>34.12 Pelouses des sables calcaires</text:p>
          </table:table-cell>
          <table:table-cell table:number-columns-repeated="1019"/>
        </table:table-row>
        <table:table-row table:style-name="ro1">
          <table:table-cell table:style-name="ce106" office:value-type="float" office:value="1235" calcext:value-type="float">
            <text:p>1235</text:p>
          </table:table-cell>
          <table:table-cell table:style-name="ce106" office:value-type="float" office:value="34.2" calcext:value-type="float">
            <text:p>34,2</text:p>
          </table:table-cell>
          <table:table-cell table:style-name="ce128" office:value-type="string" calcext:value-type="string">
            <text:p>Pelouses métallifères de basse altitude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190]&amp;&quot; &quot;&amp;[.C190])" office:value-type="string" office:string-value="34.2 Pelouses métallifères de basse altitude" calcext:value-type="string">
            <text:p>34.2 Pelouses métallifères de basse altitude</text:p>
          </table:table-cell>
          <table:table-cell table:number-columns-repeated="1019"/>
        </table:table-row>
        <table:table-row table:style-name="ro1">
          <table:table-cell table:style-name="ce106" office:value-type="float" office:value="4120" calcext:value-type="float">
            <text:p>4120</text:p>
          </table:table-cell>
          <table:table-cell table:style-name="ce106" office:value-type="float" office:value="34.22" calcext:value-type="float">
            <text:p>34,22</text:p>
          </table:table-cell>
          <table:table-cell table:style-name="ce128" office:value-type="string" calcext:value-type="string">
            <text:p>Pelouses calaminair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91]&amp;&quot; &quot;&amp;[.C191])" office:value-type="string" office:string-value="34.22 Pelouses calaminaires" calcext:value-type="string">
            <text:p>34.22 Pelouses calaminaires</text:p>
          </table:table-cell>
          <table:table-cell table:number-columns-repeated="1019"/>
        </table:table-row>
        <table:table-row table:style-name="ro1">
          <table:table-cell table:style-name="ce106" office:value-type="float" office:value="4121" calcext:value-type="float">
            <text:p>4121</text:p>
          </table:table-cell>
          <table:table-cell table:style-name="ce106" office:value-type="float" office:value="34.23" calcext:value-type="float">
            <text:p>34,23</text:p>
          </table:table-cell>
          <table:table-cell table:style-name="ce128" office:value-type="string" calcext:value-type="string">
            <text:p>Pelouses métallifères d'Europe centrale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92]&amp;&quot; &quot;&amp;[.C192])" office:value-type="string" office:string-value="34.23 Pelouses métallifères d'Europe centrale" calcext:value-type="string">
            <text:p>34.23 Pelouses métallifères d'Europe centrale</text:p>
          </table:table-cell>
          <table:table-cell table:number-columns-repeated="1019"/>
        </table:table-row>
        <table:table-row table:style-name="ro1">
          <table:table-cell table:style-name="ce106" office:value-type="float" office:value="1236" calcext:value-type="float">
            <text:p>1236</text:p>
          </table:table-cell>
          <table:table-cell table:style-name="ce106" office:value-type="float" office:value="34.3" calcext:value-type="float">
            <text:p>34,3</text:p>
          </table:table-cell>
          <table:table-cell table:style-name="ce128" office:value-type="string" calcext:value-type="string">
            <text:p>Pelouses pérennes denses et steppes médio-européenn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193]&amp;&quot; &quot;&amp;[.C193])" office:value-type="string" office:string-value="34.3 Pelouses pérennes denses et steppes médio-européennes" calcext:value-type="string">
            <text:p>34.3 Pelouses pérennes denses et steppes médio-européennes</text:p>
          </table:table-cell>
          <table:table-cell table:number-columns-repeated="1019"/>
        </table:table-row>
        <table:table-row table:style-name="ro1">
          <table:table-cell table:style-name="ce106" office:value-type="float" office:value="4122" calcext:value-type="float">
            <text:p>4122</text:p>
          </table:table-cell>
          <table:table-cell table:style-name="ce106" office:value-type="float" office:value="34.31" calcext:value-type="float">
            <text:p>34,31</text:p>
          </table:table-cell>
          <table:table-cell table:style-name="ce128" office:value-type="string" calcext:value-type="string">
            <text:p>Pelouses steppiques sub-continental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94]&amp;&quot; &quot;&amp;[.C194])" office:value-type="string" office:string-value="34.31 Pelouses steppiques sub-continentales" calcext:value-type="string">
            <text:p>34.31 Pelouses steppiques sub-continentales</text:p>
          </table:table-cell>
          <table:table-cell table:number-columns-repeated="1019"/>
        </table:table-row>
        <table:table-row table:style-name="ro1">
          <table:table-cell table:style-name="ce106" office:value-type="float" office:value="4118" calcext:value-type="float">
            <text:p>4118</text:p>
          </table:table-cell>
          <table:table-cell table:style-name="ce106" office:value-type="float" office:value="34.32" calcext:value-type="float">
            <text:p>34,32</text:p>
          </table:table-cell>
          <table:table-cell table:style-name="ce128" office:value-type="string" calcext:value-type="string">
            <text:p>Pelouses calcaires sub-atlantiques semi-arid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95]&amp;&quot; &quot;&amp;[.C195])" office:value-type="string" office:string-value="34.32 Pelouses calcaires sub-atlantiques semi-arides" calcext:value-type="string">
            <text:p>34.32 Pelouses calcaires sub-atlantiques semi-arides</text:p>
          </table:table-cell>
          <table:table-cell table:number-columns-repeated="1019"/>
        </table:table-row>
        <table:table-row table:style-name="ro1">
          <table:table-cell table:style-name="ce106" office:value-type="float" office:value="4269" calcext:value-type="float">
            <text:p>4269</text:p>
          </table:table-cell>
          <table:table-cell table:style-name="ce106" office:value-type="float" office:value="34.33" calcext:value-type="float">
            <text:p>34,33</text:p>
          </table:table-cell>
          <table:table-cell table:style-name="ce128" office:value-type="string" calcext:value-type="string">
            <text:p>Prairies calcaires subatlantiques très sèch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96]&amp;&quot; &quot;&amp;[.C196])" office:value-type="string" office:string-value="34.33 Prairies calcaires subatlantiques très sèches" calcext:value-type="string">
            <text:p>34.33 Prairies calcaires subatlantiques très sèches</text:p>
          </table:table-cell>
          <table:table-cell table:number-columns-repeated="1019"/>
        </table:table-row>
        <table:table-row table:style-name="ro1">
          <table:table-cell table:style-name="ce106" office:value-type="float" office:value="4290" calcext:value-type="float">
            <text:p>4290</text:p>
          </table:table-cell>
          <table:table-cell table:style-name="ce106" office:value-type="float" office:value="34.34" calcext:value-type="float">
            <text:p>34,34</text:p>
          </table:table-cell>
          <table:table-cell table:style-name="ce128" office:value-type="string" calcext:value-type="string">
            <text:p>Pelouses calcaréo-siliceuses de l'Europe centrale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97]&amp;&quot; &quot;&amp;[.C197])" office:value-type="string" office:string-value="34.34 Pelouses calcaréo-siliceuses de l'Europe centrale" calcext:value-type="string">
            <text:p>34.34 Pelouses calcaréo-siliceuses de l'Europe centrale</text:p>
          </table:table-cell>
          <table:table-cell table:number-columns-repeated="1019"/>
        </table:table-row>
        <table:table-row table:style-name="ro1">
          <table:table-cell table:style-name="ce106" office:value-type="float" office:value="4297" calcext:value-type="float">
            <text:p>4297</text:p>
          </table:table-cell>
          <table:table-cell table:style-name="ce106" office:value-type="float" office:value="34.35" calcext:value-type="float">
            <text:p>34,35</text:p>
          </table:table-cell>
          <table:table-cell table:style-name="ce128" office:value-type="string" calcext:value-type="string">
            <text:p>Pelouses à fétuque pâle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98]&amp;&quot; &quot;&amp;[.C198])" office:value-type="string" office:string-value="34.35 Pelouses à fétuque pâle" calcext:value-type="string">
            <text:p>34.35 Pelouses à fétuque pâle</text:p>
          </table:table-cell>
          <table:table-cell table:number-columns-repeated="1019"/>
        </table:table-row>
        <table:table-row table:style-name="ro1">
          <table:table-cell table:style-name="ce106" office:value-type="float" office:value="4303" calcext:value-type="float">
            <text:p>4303</text:p>
          </table:table-cell>
          <table:table-cell table:style-name="ce106" office:value-type="float" office:value="34.36" calcext:value-type="float">
            <text:p>34,36</text:p>
          </table:table-cell>
          <table:table-cell table:style-name="ce128" office:value-type="string" calcext:value-type="string">
            <text:p>gazons à Brachypode de Phénicie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199]&amp;&quot; &quot;&amp;[.C199])" office:value-type="string" office:string-value="34.36 gazons à Brachypode de Phénicie" calcext:value-type="string">
            <text:p>34.36 gazons à Brachypode de Phénicie</text:p>
          </table:table-cell>
          <table:table-cell table:number-columns-repeated="1019"/>
        </table:table-row>
        <table:table-row table:style-name="ro1">
          <table:table-cell table:style-name="ce106" office:value-type="float" office:value="1283" calcext:value-type="float">
            <text:p>1283</text:p>
          </table:table-cell>
          <table:table-cell table:style-name="ce106" office:value-type="float" office:value="34.4" calcext:value-type="float">
            <text:p>34,4</text:p>
          </table:table-cell>
          <table:table-cell table:style-name="ce128" office:value-type="string" calcext:value-type="string">
            <text:p>Lisières (ou ourlets) forestières thermophil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200]&amp;&quot; &quot;&amp;[.C200])" office:value-type="string" office:string-value="34.4 Lisières (ou ourlets) forestières thermophiles" calcext:value-type="string">
            <text:p>34.4 Lisières (ou ourlets) forestières thermophiles</text:p>
          </table:table-cell>
          <table:table-cell table:number-columns-repeated="1019"/>
        </table:table-row>
        <table:table-row table:style-name="ro1">
          <table:table-cell table:style-name="ce106" office:value-type="float" office:value="4305" calcext:value-type="float">
            <text:p>4305</text:p>
          </table:table-cell>
          <table:table-cell table:style-name="ce106" office:value-type="float" office:value="34.41" calcext:value-type="float">
            <text:p>34,41</text:p>
          </table:table-cell>
          <table:table-cell table:style-name="ce128" office:value-type="string" calcext:value-type="string">
            <text:p>Lisières xéro-thermophil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01]&amp;&quot; &quot;&amp;[.C201])" office:value-type="string" office:string-value="34.41 Lisières xéro-thermophiles" calcext:value-type="string">
            <text:p>34.41 Lisières xéro-thermophiles</text:p>
          </table:table-cell>
          <table:table-cell table:number-columns-repeated="1019"/>
        </table:table-row>
        <table:table-row table:style-name="ro1">
          <table:table-cell table:style-name="ce106" office:value-type="float" office:value="4306" calcext:value-type="float">
            <text:p>4306</text:p>
          </table:table-cell>
          <table:table-cell table:style-name="ce106" office:value-type="float" office:value="34.42" calcext:value-type="float">
            <text:p>34,42</text:p>
          </table:table-cell>
          <table:table-cell table:style-name="ce128" office:value-type="string" calcext:value-type="string">
            <text:p>Lisières mésophil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02]&amp;&quot; &quot;&amp;[.C202])" office:value-type="string" office:string-value="34.42 Lisières mésophiles" calcext:value-type="string">
            <text:p>34.42 Lisières mésophiles</text:p>
          </table:table-cell>
          <table:table-cell table:number-columns-repeated="1019"/>
        </table:table-row>
        <table:table-row table:style-name="ro1">
          <table:table-cell table:style-name="ce106" office:value-type="float" office:value="4329" calcext:value-type="float">
            <text:p>4329</text:p>
          </table:table-cell>
          <table:table-cell table:style-name="ce106" office:value-type="float" office:value="34.63" calcext:value-type="float">
            <text:p>34,63</text:p>
          </table:table-cell>
          <table:table-cell table:style-name="ce128" office:value-type="string" calcext:value-type="string">
            <text:p>Steppes à Stipa, Ampelodesmos, Andropogon, fétuque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03]&amp;&quot; &quot;&amp;[.C203])" office:value-type="string" office:string-value="34.63 Steppes à Stipa, Ampelodesmos, Andropogon, fétuque" calcext:value-type="string">
            <text:p>34.63 Steppes à Stipa, Ampelodesmos, Andropogon, fétuque</text:p>
          </table:table-cell>
          <table:table-cell table:number-columns-repeated="1019"/>
        </table:table-row>
        <table:table-row table:style-name="ro1">
          <table:table-cell table:style-name="ce105" office:value-type="float" office:value="493" calcext:value-type="float">
            <text:p>493</text:p>
          </table:table-cell>
          <table:table-cell table:style-name="ce105" office:value-type="float" office:value="35" calcext:value-type="float">
            <text:p>35</text:p>
          </table:table-cell>
          <table:table-cell table:style-name="ce127" office:value-type="string" calcext:value-type="string">
            <text:p>Pelouses silicicoles sèches</text:p>
          </table:table-cell>
          <table:table-cell table:style-name="ce105" office:value-type="float" office:value="2" calcext:value-type="float">
            <text:p>2</text:p>
          </table:table-cell>
          <table:table-cell table:formula="of:=CONCATENATE([.B204]&amp;&quot; &quot;&amp;[.C204])" office:value-type="string" office:string-value="35 Pelouses silicicoles sèches" calcext:value-type="string">
            <text:p>35 Pelouses silicicoles sèches</text:p>
          </table:table-cell>
          <table:table-cell table:number-columns-repeated="1019"/>
        </table:table-row>
        <table:table-row table:style-name="ro1">
          <table:table-cell table:style-name="ce106" office:value-type="float" office:value="1276" calcext:value-type="float">
            <text:p>1276</text:p>
          </table:table-cell>
          <table:table-cell table:style-name="ce106" office:value-type="float" office:value="35.1" calcext:value-type="float">
            <text:p>35,1</text:p>
          </table:table-cell>
          <table:table-cell table:style-name="ce128" office:value-type="string" calcext:value-type="string">
            <text:p>Pelouses atlantiques à Nard raide et groupements apparenté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205]&amp;&quot; &quot;&amp;[.C205])" office:value-type="string" office:string-value="35.1 Pelouses atlantiques à Nard raide et groupements apparentés" calcext:value-type="string">
            <text:p>35.1 Pelouses atlantiques à Nard raide et groupements apparentés</text:p>
          </table:table-cell>
          <table:table-cell table:number-columns-repeated="1019"/>
        </table:table-row>
        <table:table-row table:style-name="ro1">
          <table:table-cell table:style-name="ce106" office:value-type="float" office:value="4285" calcext:value-type="float">
            <text:p>4285</text:p>
          </table:table-cell>
          <table:table-cell table:style-name="ce106" office:value-type="float" office:value="35.11" calcext:value-type="float">
            <text:p>35,11</text:p>
          </table:table-cell>
          <table:table-cell table:style-name="ce128" office:value-type="string" calcext:value-type="string">
            <text:p>Gazons à Nard raide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06]&amp;&quot; &quot;&amp;[.C206])" office:value-type="string" office:string-value="35.11 Gazons à Nard raide" calcext:value-type="string">
            <text:p>35.11 Gazons à Nard raide</text:p>
          </table:table-cell>
          <table:table-cell table:number-columns-repeated="1019"/>
        </table:table-row>
        <table:table-row table:style-name="ro1">
          <table:table-cell table:style-name="ce106" office:value-type="float" office:value="4286" calcext:value-type="float">
            <text:p>4286</text:p>
          </table:table-cell>
          <table:table-cell table:style-name="ce106" office:value-type="float" office:value="35.12" calcext:value-type="float">
            <text:p>35,12</text:p>
          </table:table-cell>
          <table:table-cell table:style-name="ce128" office:value-type="string" calcext:value-type="string">
            <text:p>Pelouses à Agrostis-Festuca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07]&amp;&quot; &quot;&amp;[.C207])" office:value-type="string" office:string-value="35.12 Pelouses à Agrostis-Festuca" calcext:value-type="string">
            <text:p>35.12 Pelouses à Agrostis-Festuca</text:p>
          </table:table-cell>
          <table:table-cell table:number-columns-repeated="1019"/>
        </table:table-row>
        <table:table-row table:style-name="ro1">
          <table:table-cell table:style-name="ce106" office:value-type="float" office:value="4291" calcext:value-type="float">
            <text:p>4291</text:p>
          </table:table-cell>
          <table:table-cell table:style-name="ce106" office:value-type="float" office:value="35.13" calcext:value-type="float">
            <text:p>35,13</text:p>
          </table:table-cell>
          <table:table-cell table:style-name="ce128" office:value-type="string" calcext:value-type="string">
            <text:p>Pelouses à canche flexueuse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08]&amp;&quot; &quot;&amp;[.C208])" office:value-type="string" office:string-value="35.13 Pelouses à canche flexueuse" calcext:value-type="string">
            <text:p>35.13 Pelouses à canche flexueuse</text:p>
          </table:table-cell>
          <table:table-cell table:number-columns-repeated="1019"/>
        </table:table-row>
        <table:table-row table:style-name="ro1">
          <table:table-cell table:style-name="ce106" office:value-type="float" office:value="4292" calcext:value-type="float">
            <text:p>4292</text:p>
          </table:table-cell>
          <table:table-cell table:style-name="ce106" office:value-type="float" office:value="35.14" calcext:value-type="float">
            <text:p>35,14</text:p>
          </table:table-cell>
          <table:table-cell table:style-name="ce128" office:value-type="string" calcext:value-type="string">
            <text:p>Pelouses intraforestières à Calamagrostis epigejo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09]&amp;&quot; &quot;&amp;[.C209])" office:value-type="string" office:string-value="35.14 Pelouses intraforestières à Calamagrostis epigejos" calcext:value-type="string">
            <text:p>35.14 Pelouses intraforestières à Calamagrostis epigejos</text:p>
          </table:table-cell>
          <table:table-cell table:number-columns-repeated="1019"/>
        </table:table-row>
        <table:table-row table:style-name="ro1">
          <table:table-cell table:style-name="ce106" office:value-type="float" office:value="4293" calcext:value-type="float">
            <text:p>4293</text:p>
          </table:table-cell>
          <table:table-cell table:style-name="ce106" office:value-type="float" office:value="35.15" calcext:value-type="float">
            <text:p>35,15</text:p>
          </table:table-cell>
          <table:table-cell table:style-name="ce128" office:value-type="string" calcext:value-type="string">
            <text:p>Pelouses à laîche des sabl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10]&amp;&quot; &quot;&amp;[.C210])" office:value-type="string" office:string-value="35.15 Pelouses à laîche des sables" calcext:value-type="string">
            <text:p>35.15 Pelouses à laîche des sables</text:p>
          </table:table-cell>
          <table:table-cell table:number-columns-repeated="1019"/>
        </table:table-row>
        <table:table-row table:style-name="ro1">
          <table:table-cell table:style-name="ce106" office:value-type="float" office:value="1279" calcext:value-type="float">
            <text:p>1279</text:p>
          </table:table-cell>
          <table:table-cell table:style-name="ce106" office:value-type="float" office:value="35.2" calcext:value-type="float">
            <text:p>35,2</text:p>
          </table:table-cell>
          <table:table-cell table:style-name="ce128" office:value-type="string" calcext:value-type="string">
            <text:p>Pelouses siliceuses ouvertes médio-européenn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211]&amp;&quot; &quot;&amp;[.C211])" office:value-type="string" office:string-value="35.2 Pelouses siliceuses ouvertes médio-européennes" calcext:value-type="string">
            <text:p>35.2 Pelouses siliceuses ouvertes médio-européennes</text:p>
          </table:table-cell>
          <table:table-cell table:number-columns-repeated="1019"/>
        </table:table-row>
        <table:table-row table:style-name="ro1">
          <table:table-cell table:style-name="ce106" office:value-type="float" office:value="4294" calcext:value-type="float">
            <text:p>4294</text:p>
          </table:table-cell>
          <table:table-cell table:style-name="ce106" office:value-type="float" office:value="35.21" calcext:value-type="float">
            <text:p>35,21</text:p>
          </table:table-cell>
          <table:table-cell table:style-name="ce128" office:value-type="string" calcext:value-type="string">
            <text:p>Prairies siliceuses à annuelles nain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12]&amp;&quot; &quot;&amp;[.C212])" office:value-type="string" office:string-value="35.21 Prairies siliceuses à annuelles naines" calcext:value-type="string">
            <text:p>35.21 Prairies siliceuses à annuelles naines</text:p>
          </table:table-cell>
          <table:table-cell table:number-columns-repeated="1019"/>
        </table:table-row>
        <table:table-row table:style-name="ro1">
          <table:table-cell table:style-name="ce106" office:value-type="float" office:value="4298" calcext:value-type="float">
            <text:p>4298</text:p>
          </table:table-cell>
          <table:table-cell table:style-name="ce106" office:value-type="float" office:value="35.22" calcext:value-type="float">
            <text:p>35,22</text:p>
          </table:table-cell>
          <table:table-cell table:style-name="ce128" office:value-type="string" calcext:value-type="string">
            <text:p>Pelouses siliceuses ouvertes pérenn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13]&amp;&quot; &quot;&amp;[.C213])" office:value-type="string" office:string-value="35.22 Pelouses siliceuses ouvertes pérennes" calcext:value-type="string">
            <text:p>35.22 Pelouses siliceuses ouvertes pérennes</text:p>
          </table:table-cell>
          <table:table-cell table:number-columns-repeated="1019"/>
        </table:table-row>
        <table:table-row table:style-name="ro1">
          <table:table-cell table:style-name="ce106" office:value-type="float" office:value="4299" calcext:value-type="float">
            <text:p>4299</text:p>
          </table:table-cell>
          <table:table-cell table:style-name="ce106" office:value-type="float" office:value="35.23" calcext:value-type="float">
            <text:p>35,23</text:p>
          </table:table-cell>
          <table:table-cell table:style-name="ce128" office:value-type="string" calcext:value-type="string">
            <text:p>Pelouses à Corynephoru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14]&amp;&quot; &quot;&amp;[.C214])" office:value-type="string" office:string-value="35.23 Pelouses à Corynephorus" calcext:value-type="string">
            <text:p>35.23 Pelouses à Corynephorus</text:p>
          </table:table-cell>
          <table:table-cell table:number-columns-repeated="1019"/>
        </table:table-row>
        <table:table-row table:style-name="ro1">
          <table:table-cell table:style-name="ce105" office:value-type="float" office:value="496" calcext:value-type="float">
            <text:p>496</text:p>
          </table:table-cell>
          <table:table-cell table:style-name="ce105" office:value-type="float" office:value="37" calcext:value-type="float">
            <text:p>37</text:p>
          </table:table-cell>
          <table:table-cell table:style-name="ce127" office:value-type="string" calcext:value-type="string">
            <text:p>Prairies humides et mégaphorbiaies</text:p>
          </table:table-cell>
          <table:table-cell table:style-name="ce105" office:value-type="float" office:value="2" calcext:value-type="float">
            <text:p>2</text:p>
          </table:table-cell>
          <table:table-cell table:formula="of:=CONCATENATE([.B215]&amp;&quot; &quot;&amp;[.C215])" office:value-type="string" office:string-value="37 Prairies humides et mégaphorbiaies" calcext:value-type="string">
            <text:p>37 Prairies humides et mégaphorbiaies</text:p>
          </table:table-cell>
          <table:table-cell table:number-columns-repeated="1019"/>
        </table:table-row>
        <table:table-row table:style-name="ro1">
          <table:table-cell table:style-name="ce106" office:value-type="float" office:value="1268" calcext:value-type="float">
            <text:p>1268</text:p>
          </table:table-cell>
          <table:table-cell table:style-name="ce106" office:value-type="float" office:value="37.1" calcext:value-type="float">
            <text:p>37,1</text:p>
          </table:table-cell>
          <table:table-cell table:style-name="ce128" office:value-type="string" calcext:value-type="string">
            <text:p>Communautés à Reine des prés et communautés associé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216]&amp;&quot; &quot;&amp;[.C216])" office:value-type="string" office:string-value="37.1 Communautés à Reine des prés et communautés associées" calcext:value-type="string">
            <text:p>37.1 Communautés à Reine des prés et communautés associées</text:p>
          </table:table-cell>
          <table:table-cell table:number-columns-repeated="1019"/>
        </table:table-row>
        <table:table-row table:style-name="ro1">
          <table:table-cell table:style-name="ce106" office:value-type="float" office:value="1270" calcext:value-type="float">
            <text:p>1270</text:p>
          </table:table-cell>
          <table:table-cell table:style-name="ce106" office:value-type="float" office:value="37.2" calcext:value-type="float">
            <text:p>37,2</text:p>
          </table:table-cell>
          <table:table-cell table:style-name="ce128" office:value-type="string" calcext:value-type="string">
            <text:p>Prairies humides eutroph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217]&amp;&quot; &quot;&amp;[.C217])" office:value-type="string" office:string-value="37.2 Prairies humides eutrophes" calcext:value-type="string">
            <text:p>37.2 Prairies humides eutrophes</text:p>
          </table:table-cell>
          <table:table-cell table:number-columns-repeated="1019"/>
        </table:table-row>
        <table:table-row table:style-name="ro1">
          <table:table-cell table:style-name="ce106" office:value-type="float" office:value="4255" calcext:value-type="float">
            <text:p>4255</text:p>
          </table:table-cell>
          <table:table-cell table:style-name="ce106" office:value-type="float" office:value="37.21" calcext:value-type="float">
            <text:p>37,21</text:p>
          </table:table-cell>
          <table:table-cell table:style-name="ce128" office:value-type="string" calcext:value-type="string">
            <text:p>Prairies humides atlantiques et subatlantiqu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18]&amp;&quot; &quot;&amp;[.C218])" office:value-type="string" office:string-value="37.21 Prairies humides atlantiques et subatlantiques" calcext:value-type="string">
            <text:p>37.21 Prairies humides atlantiques et subatlantiques</text:p>
          </table:table-cell>
          <table:table-cell table:number-columns-repeated="1019"/>
        </table:table-row>
        <table:table-row table:style-name="ro1">
          <table:table-cell table:style-name="ce106" office:value-type="float" office:value="4258" calcext:value-type="float">
            <text:p>4258</text:p>
          </table:table-cell>
          <table:table-cell table:style-name="ce106" office:value-type="float" office:value="37.22" calcext:value-type="float">
            <text:p>37,22</text:p>
          </table:table-cell>
          <table:table-cell table:style-name="ce128" office:value-type="string" calcext:value-type="string">
            <text:p>Prairies à Jonc acutiflore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19]&amp;&quot; &quot;&amp;[.C219])" office:value-type="string" office:string-value="37.22 Prairies à Jonc acutiflore" calcext:value-type="string">
            <text:p>37.22 Prairies à Jonc acutiflore</text:p>
          </table:table-cell>
          <table:table-cell table:number-columns-repeated="1019"/>
        </table:table-row>
        <table:table-row table:style-name="ro1">
          <table:table-cell table:style-name="ce106" office:value-type="float" office:value="4262" calcext:value-type="float">
            <text:p>4262</text:p>
          </table:table-cell>
          <table:table-cell table:style-name="ce106" office:value-type="float" office:value="37.23" calcext:value-type="float">
            <text:p>37,23</text:p>
          </table:table-cell>
          <table:table-cell table:style-name="ce128" office:value-type="string" calcext:value-type="string">
            <text:p>Prairies subcontinentales à Cnidium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20]&amp;&quot; &quot;&amp;[.C220])" office:value-type="string" office:string-value="37.23 Prairies subcontinentales à Cnidium" calcext:value-type="string">
            <text:p>37.23 Prairies subcontinentales à Cnidium</text:p>
          </table:table-cell>
          <table:table-cell table:number-columns-repeated="1019"/>
        </table:table-row>
        <table:table-row table:style-name="ro1">
          <table:table-cell table:style-name="ce106" office:value-type="float" office:value="4295" calcext:value-type="float">
            <text:p>4295</text:p>
          </table:table-cell>
          <table:table-cell table:style-name="ce106" office:value-type="float" office:value="37.24" calcext:value-type="float">
            <text:p>37,24</text:p>
          </table:table-cell>
          <table:table-cell table:style-name="ce128" office:value-type="string" calcext:value-type="string">
            <text:p>Prairies à Agropyre et Rumex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21]&amp;&quot; &quot;&amp;[.C221])" office:value-type="string" office:string-value="37.24 Prairies à Agropyre et Rumex" calcext:value-type="string">
            <text:p>37.24 Prairies à Agropyre et Rumex</text:p>
          </table:table-cell>
          <table:table-cell table:number-columns-repeated="1019"/>
        </table:table-row>
        <table:table-row table:style-name="ro1">
          <table:table-cell table:style-name="ce106" office:value-type="float" office:value="4296" calcext:value-type="float">
            <text:p>4296</text:p>
          </table:table-cell>
          <table:table-cell table:style-name="ce106" office:value-type="float" office:value="37.25" calcext:value-type="float">
            <text:p>37,25</text:p>
          </table:table-cell>
          <table:table-cell table:style-name="ce128" office:value-type="string" calcext:value-type="string">
            <text:p>Prairies humides de transition à hautes herb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22]&amp;&quot; &quot;&amp;[.C222])" office:value-type="string" office:string-value="37.25 Prairies humides de transition à hautes herbes" calcext:value-type="string">
            <text:p>37.25 Prairies humides de transition à hautes herbes</text:p>
          </table:table-cell>
          <table:table-cell table:number-columns-repeated="1019"/>
        </table:table-row>
        <table:table-row table:style-name="ro1">
          <table:table-cell table:style-name="ce106" office:value-type="float" office:value="1280" calcext:value-type="float">
            <text:p>1280</text:p>
          </table:table-cell>
          <table:table-cell table:style-name="ce106" office:value-type="float" office:value="37.3" calcext:value-type="float">
            <text:p>37,3</text:p>
          </table:table-cell>
          <table:table-cell table:style-name="ce128" office:value-type="string" calcext:value-type="string">
            <text:p>Prairies humides oligotroph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223]&amp;&quot; &quot;&amp;[.C223])" office:value-type="string" office:string-value="37.3 Prairies humides oligotrophes" calcext:value-type="string">
            <text:p>37.3 Prairies humides oligotrophes</text:p>
          </table:table-cell>
          <table:table-cell table:number-columns-repeated="1019"/>
        </table:table-row>
        <table:table-row table:style-name="ro1">
          <table:table-cell table:style-name="ce106" office:value-type="float" office:value="4311" calcext:value-type="float">
            <text:p>4311</text:p>
          </table:table-cell>
          <table:table-cell table:style-name="ce106" office:value-type="float" office:value="37.31" calcext:value-type="float">
            <text:p>37,31</text:p>
          </table:table-cell>
          <table:table-cell table:style-name="ce128" office:value-type="string" calcext:value-type="string">
            <text:p>Prairies à Molinie et communautés associé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24]&amp;&quot; &quot;&amp;[.C224])" office:value-type="string" office:string-value="37.31 Prairies à Molinie et communautés associées" calcext:value-type="string">
            <text:p>37.31 Prairies à Molinie et communautés associées</text:p>
          </table:table-cell>
          <table:table-cell table:number-columns-repeated="1019"/>
        </table:table-row>
        <table:table-row table:style-name="ro1">
          <table:table-cell table:style-name="ce106" office:value-type="float" office:value="4263" calcext:value-type="float">
            <text:p>4263</text:p>
          </table:table-cell>
          <table:table-cell table:style-name="ce106" office:value-type="float" office:value="37.32" calcext:value-type="float">
            <text:p>37,32</text:p>
          </table:table-cell>
          <table:table-cell table:style-name="ce128" office:value-type="string" calcext:value-type="string">
            <text:p>Prairies à Jonc rude et pelouses humides à Nard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25]&amp;&quot; &quot;&amp;[.C225])" office:value-type="string" office:string-value="37.32 Prairies à Jonc rude et pelouses humides à Nard" calcext:value-type="string">
            <text:p>37.32 Prairies à Jonc rude et pelouses humides à Nard</text:p>
          </table:table-cell>
          <table:table-cell table:number-columns-repeated="1019"/>
        </table:table-row>
        <table:table-row table:style-name="ro1">
          <table:table-cell table:style-name="ce106" office:value-type="float" office:value="1294" calcext:value-type="float">
            <text:p>1294</text:p>
          </table:table-cell>
          <table:table-cell table:style-name="ce106" office:value-type="float" office:value="37.7" calcext:value-type="float">
            <text:p>37,7</text:p>
          </table:table-cell>
          <table:table-cell table:style-name="ce128" office:value-type="string" calcext:value-type="string">
            <text:p>Lisières humides à grandes herb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226]&amp;&quot; &quot;&amp;[.C226])" office:value-type="string" office:string-value="37.7 Lisières humides à grandes herbes" calcext:value-type="string">
            <text:p>37.7 Lisières humides à grandes herbes</text:p>
          </table:table-cell>
          <table:table-cell table:number-columns-repeated="1019"/>
        </table:table-row>
        <table:table-row table:style-name="ro1">
          <table:table-cell table:style-name="ce106" office:value-type="float" office:value="4321" calcext:value-type="float">
            <text:p>4321</text:p>
          </table:table-cell>
          <table:table-cell table:style-name="ce106" office:value-type="float" office:value="37.71" calcext:value-type="float">
            <text:p>37,71</text:p>
          </table:table-cell>
          <table:table-cell table:style-name="ce128" office:value-type="string" calcext:value-type="string">
            <text:p>Voiles des cours d'eau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27]&amp;&quot; &quot;&amp;[.C227])" office:value-type="string" office:string-value="37.71 Voiles des cours d'eau" calcext:value-type="string">
            <text:p>37.71 Voiles des cours d'eau</text:p>
          </table:table-cell>
          <table:table-cell table:number-columns-repeated="1019"/>
        </table:table-row>
        <table:table-row table:style-name="ro1">
          <table:table-cell table:style-name="ce106" office:value-type="float" office:value="4271" calcext:value-type="float">
            <text:p>4271</text:p>
          </table:table-cell>
          <table:table-cell table:style-name="ce106" office:value-type="float" office:value="37.72" calcext:value-type="float">
            <text:p>37,72</text:p>
          </table:table-cell>
          <table:table-cell table:style-name="ce128" office:value-type="string" calcext:value-type="string">
            <text:p>Franges des bords boisés ombragé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28]&amp;&quot; &quot;&amp;[.C228])" office:value-type="string" office:string-value="37.72 Franges des bords boisés ombragés" calcext:value-type="string">
            <text:p>37.72 Franges des bords boisés ombragés</text:p>
          </table:table-cell>
          <table:table-cell table:number-columns-repeated="1019"/>
        </table:table-row>
        <table:table-row table:style-name="ro1">
          <table:table-cell table:style-name="ce106" office:value-type="float" office:value="1275" calcext:value-type="float">
            <text:p>1275</text:p>
          </table:table-cell>
          <table:table-cell table:style-name="ce106" office:value-type="float" office:value="37.8" calcext:value-type="float">
            <text:p>37,8</text:p>
          </table:table-cell>
          <table:table-cell table:style-name="ce128" office:value-type="string" calcext:value-type="string">
            <text:p>Mégaphorbiaies alpines et subalpin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229]&amp;&quot; &quot;&amp;[.C229])" office:value-type="string" office:string-value="37.8 Mégaphorbiaies alpines et subalpines" calcext:value-type="string">
            <text:p>37.8 Mégaphorbiaies alpines et subalpines</text:p>
          </table:table-cell>
          <table:table-cell table:number-columns-repeated="1019"/>
        </table:table-row>
        <table:table-row table:style-name="ro1">
          <table:table-cell table:style-name="ce106" office:value-type="float" office:value="4278" calcext:value-type="float">
            <text:p>4278</text:p>
          </table:table-cell>
          <table:table-cell table:style-name="ce106" office:value-type="float" office:value="37.82" calcext:value-type="float">
            <text:p>37,82</text:p>
          </table:table-cell>
          <table:table-cell table:style-name="ce128" office:value-type="string" calcext:value-type="string">
            <text:p>Prairies subalpines à Calamagrostis arundinacea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30]&amp;&quot; &quot;&amp;[.C230])" office:value-type="string" office:string-value="37.82 Prairies subalpines à Calamagrostis arundinacea" calcext:value-type="string">
            <text:p>37.82 Prairies subalpines à Calamagrostis arundinacea</text:p>
          </table:table-cell>
          <table:table-cell table:number-columns-repeated="1019"/>
        </table:table-row>
        <table:table-row table:style-name="ro1">
          <table:table-cell table:style-name="ce106" office:value-type="float" office:value="4279" calcext:value-type="float">
            <text:p>4279</text:p>
          </table:table-cell>
          <table:table-cell table:style-name="ce106" office:value-type="float" office:value="37.83" calcext:value-type="float">
            <text:p>37,83</text:p>
          </table:table-cell>
          <table:table-cell table:style-name="ce128" office:value-type="string" calcext:value-type="string">
            <text:p>Mégaphorbiaies pyrénéo-ibériqu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31]&amp;&quot; &quot;&amp;[.C231])" office:value-type="string" office:string-value="37.83 Mégaphorbiaies pyrénéo-ibériques" calcext:value-type="string">
            <text:p>37.83 Mégaphorbiaies pyrénéo-ibériques</text:p>
          </table:table-cell>
          <table:table-cell table:number-columns-repeated="1019"/>
        </table:table-row>
        <table:table-row table:style-name="ro1">
          <table:table-cell table:style-name="ce106" office:value-type="float" office:value="4284" calcext:value-type="float">
            <text:p>4284</text:p>
          </table:table-cell>
          <table:table-cell table:style-name="ce106" office:value-type="float" office:value="37.88" calcext:value-type="float">
            <text:p>37,88</text:p>
          </table:table-cell>
          <table:table-cell table:style-name="ce128" office:value-type="string" calcext:value-type="string">
            <text:p>Communautés alpines à Patience alpine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32]&amp;&quot; &quot;&amp;[.C232])" office:value-type="string" office:string-value="37.88 Communautés alpines à Patience alpine" calcext:value-type="string">
            <text:p>37.88 Communautés alpines à Patience alpine</text:p>
          </table:table-cell>
          <table:table-cell table:number-columns-repeated="1019"/>
        </table:table-row>
        <table:table-row table:style-name="ro1">
          <table:table-cell table:style-name="ce105" office:value-type="float" office:value="494" calcext:value-type="float">
            <text:p>494</text:p>
          </table:table-cell>
          <table:table-cell table:style-name="ce105" office:value-type="float" office:value="38" calcext:value-type="float">
            <text:p>38</text:p>
          </table:table-cell>
          <table:table-cell table:style-name="ce127" office:value-type="string" calcext:value-type="string">
            <text:p>Prairies mésophiles</text:p>
          </table:table-cell>
          <table:table-cell table:style-name="ce105" office:value-type="float" office:value="2" calcext:value-type="float">
            <text:p>2</text:p>
          </table:table-cell>
          <table:table-cell table:formula="of:=CONCATENATE([.B233]&amp;&quot; &quot;&amp;[.C233])" office:value-type="string" office:string-value="38 Prairies mésophiles" calcext:value-type="string">
            <text:p>38 Prairies mésophiles</text:p>
          </table:table-cell>
          <table:table-cell table:number-columns-repeated="1019"/>
        </table:table-row>
        <table:table-row table:style-name="ro1">
          <table:table-cell table:style-name="ce106" office:value-type="float" office:value="1282" calcext:value-type="float">
            <text:p>1282</text:p>
          </table:table-cell>
          <table:table-cell table:style-name="ce106" office:value-type="float" office:value="38.1" calcext:value-type="float">
            <text:p>38,1</text:p>
          </table:table-cell>
          <table:table-cell table:style-name="ce128" office:value-type="string" calcext:value-type="string">
            <text:p>Pâtures mésophiles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234]&amp;&quot; &quot;&amp;[.C234])" office:value-type="string" office:string-value="38.1 Pâtures mésophiles" calcext:value-type="string">
            <text:p>38.1 Pâtures mésophiles</text:p>
          </table:table-cell>
          <table:table-cell table:number-columns-repeated="1019"/>
        </table:table-row>
        <table:table-row table:style-name="ro1">
          <table:table-cell table:style-name="ce106" office:value-type="float" office:value="4300" calcext:value-type="float">
            <text:p>4300</text:p>
          </table:table-cell>
          <table:table-cell table:style-name="ce106" office:value-type="float" office:value="38.11" calcext:value-type="float">
            <text:p>38,11</text:p>
          </table:table-cell>
          <table:table-cell table:style-name="ce128" office:value-type="string" calcext:value-type="string">
            <text:p>Pâturages continu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35]&amp;&quot; &quot;&amp;[.C235])" office:value-type="string" office:string-value="38.11 Pâturages continus" calcext:value-type="string">
            <text:p>38.11 Pâturages continus</text:p>
          </table:table-cell>
          <table:table-cell table:number-columns-repeated="1019"/>
        </table:table-row>
        <table:table-row table:style-name="ro1">
          <table:table-cell table:style-name="ce106" office:value-type="float" office:value="4301" calcext:value-type="float">
            <text:p>4301</text:p>
          </table:table-cell>
          <table:table-cell table:style-name="ce106" office:value-type="float" office:value="38.12" calcext:value-type="float">
            <text:p>38,12</text:p>
          </table:table-cell>
          <table:table-cell table:style-name="ce128" office:value-type="string" calcext:value-type="string">
            <text:p>Pâturages interrompus par des fossé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36]&amp;&quot; &quot;&amp;[.C236])" office:value-type="string" office:string-value="38.12 Pâturages interrompus par des fossés" calcext:value-type="string">
            <text:p>38.12 Pâturages interrompus par des fossés</text:p>
          </table:table-cell>
          <table:table-cell table:number-columns-repeated="1019"/>
        </table:table-row>
        <table:table-row table:style-name="ro1">
          <table:table-cell table:style-name="ce106" office:value-type="float" office:value="4302" calcext:value-type="float">
            <text:p>4302</text:p>
          </table:table-cell>
          <table:table-cell table:style-name="ce106" office:value-type="float" office:value="38.13" calcext:value-type="float">
            <text:p>38,13</text:p>
          </table:table-cell>
          <table:table-cell table:style-name="ce128" office:value-type="string" calcext:value-type="string">
            <text:p>Pâturages abandonné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37]&amp;&quot; &quot;&amp;[.C237])" office:value-type="string" office:string-value="38.13 Pâturages abandonnés" calcext:value-type="string">
            <text:p>38.13 Pâturages abandonnés</text:p>
          </table:table-cell>
          <table:table-cell table:number-columns-repeated="1019"/>
        </table:table-row>
        <table:table-row table:style-name="ro1">
          <table:table-cell table:style-name="ce106" office:value-type="float" office:value="1293" calcext:value-type="float">
            <text:p>1293</text:p>
          </table:table-cell>
          <table:table-cell table:style-name="ce106" office:value-type="float" office:value="38.2" calcext:value-type="float">
            <text:p>38,2</text:p>
          </table:table-cell>
          <table:table-cell table:style-name="ce128" office:value-type="string" calcext:value-type="string">
            <text:p>Prairies de fauche de basse altitude</text:p>
          </table:table-cell>
          <table:table-cell table:style-name="ce106" office:value-type="float" office:value="3" calcext:value-type="float">
            <text:p>3</text:p>
          </table:table-cell>
          <table:table-cell table:formula="of:=CONCATENATE([.B238]&amp;&quot; &quot;&amp;[.C238])" office:value-type="string" office:string-value="38.2 Prairies de fauche de basse altitude" calcext:value-type="string">
            <text:p>38.2 Prairies de fauche de basse altitude</text:p>
          </table:table-cell>
          <table:table-cell table:number-columns-repeated="1019"/>
        </table:table-row>
        <table:table-row table:style-name="ro1">
          <table:table-cell table:style-name="ce106" office:value-type="float" office:value="4314" calcext:value-type="float">
            <text:p>4314</text:p>
          </table:table-cell>
          <table:table-cell table:style-name="ce106" office:value-type="float" office:value="38.21" calcext:value-type="float">
            <text:p>38,21</text:p>
          </table:table-cell>
          <table:table-cell table:style-name="ce128" office:value-type="string" calcext:value-type="string">
            <text:p>Prairies de fauche atlantiqu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39]&amp;&quot; &quot;&amp;[.C239])" office:value-type="string" office:string-value="38.21 Prairies de fauche atlantiques" calcext:value-type="string">
            <text:p>38.21 Prairies de fauche atlantiques</text:p>
          </table:table-cell>
          <table:table-cell table:number-columns-repeated="1019"/>
        </table:table-row>
        <table:table-row table:style-name="ro1">
          <table:table-cell table:style-name="ce106" office:value-type="float" office:value="4315" calcext:value-type="float">
            <text:p>4315</text:p>
          </table:table-cell>
          <table:table-cell table:style-name="ce106" office:value-type="float" office:value="38.22" calcext:value-type="float">
            <text:p>38,22</text:p>
          </table:table-cell>
          <table:table-cell table:style-name="ce128" office:value-type="string" calcext:value-type="string">
            <text:p>Prairies de fauche des plaines médio-européennes</text:p>
          </table:table-cell>
          <table:table-cell table:style-name="ce106" office:value-type="float" office:value="4" calcext:value-type="float">
            <text:p>4</text:p>
          </table:table-cell>
          <table:table-cell table:formula="of:=CONCATENATE([.B240]&amp;&quot; &quot;&amp;[.C240])" office:value-type="string" office:string-value="38.22 Prairies de fauche des plaines médio-européennes" calcext:value-type="string">
            <text:p>38.22 Prairies de fauche des plaines médio-européennes</text:p>
          </table:table-cell>
          <table:table-cell table:number-columns-repeated="1019"/>
        </table:table-row>
        <table:table-row table:style-name="ro2">
          <table:table-cell table:style-name="ce107" office:value-type="float" office:value="68" calcext:value-type="float">
            <text:p>68</text:p>
          </table:table-cell>
          <table:table-cell table:style-name="ce107" office:value-type="float" office:value="40" calcext:value-type="float">
            <text:p>40</text:p>
          </table:table-cell>
          <table:table-cell table:style-name="ce129" office:value-type="string" calcext:value-type="string">
            <text:p>Forêts</text:p>
          </table:table-cell>
          <table:table-cell table:style-name="ce107" office:value-type="float" office:value="1" calcext:value-type="float">
            <text:p>1</text:p>
          </table:table-cell>
          <table:table-cell table:formula="of:=CONCATENATE([.B241]&amp;&quot; &quot;&amp;[.C241])" office:value-type="string" office:string-value="40 Forêts" calcext:value-type="string">
            <text:p>40 Forêts</text:p>
          </table:table-cell>
          <table:table-cell table:number-columns-repeated="1019"/>
        </table:table-row>
        <table:table-row table:style-name="ro1"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41" calcext:value-type="float">
            <text:p>41</text:p>
          </table:table-cell>
          <table:table-cell table:style-name="ce130" office:value-type="string" calcext:value-type="string">
            <text:p>Forêts caducifoliées</text:p>
          </table:table-cell>
          <table:table-cell table:style-name="ce29" office:value-type="float" office:value="2" calcext:value-type="float">
            <text:p>2</text:p>
          </table:table-cell>
          <table:table-cell table:formula="of:=CONCATENATE([.B242]&amp;&quot; &quot;&amp;[.C242])" office:value-type="string" office:string-value="41 Forêts caducifoliées" calcext:value-type="string">
            <text:p>41 Forêts caducifoliées</text:p>
          </table:table-cell>
          <table:table-cell table:number-columns-repeated="1019"/>
        </table:table-row>
        <table:table-row table:style-name="ro1">
          <table:table-cell table:style-name="ce30" office:value-type="float" office:value="1278" calcext:value-type="float">
            <text:p>1278</text:p>
          </table:table-cell>
          <table:table-cell table:style-name="ce30" office:value-type="float" office:value="41.1" calcext:value-type="float">
            <text:p>41,1</text:p>
          </table:table-cell>
          <table:table-cell table:style-name="ce131" office:value-type="string" calcext:value-type="string">
            <text:p>Hêtrai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243]&amp;&quot; &quot;&amp;[.C243])" office:value-type="string" office:string-value="41.1 Hêtraies" calcext:value-type="string">
            <text:p>41.1 Hêtraies</text:p>
          </table:table-cell>
          <table:table-cell table:number-columns-repeated="1019"/>
        </table:table-row>
        <table:table-row table:style-name="ro1">
          <table:table-cell table:style-name="ce30" office:value-type="float" office:value="4288" calcext:value-type="float">
            <text:p>4288</text:p>
          </table:table-cell>
          <table:table-cell table:style-name="ce30" office:value-type="float" office:value="41.11" calcext:value-type="float">
            <text:p>41,11</text:p>
          </table:table-cell>
          <table:table-cell table:style-name="ce131" office:value-type="string" calcext:value-type="string">
            <text:p>Hêtraies acidiphiles médio-européennes à Luzule blanchâtre du Luzulo-Fagenion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44]&amp;&quot; &quot;&amp;[.C244])" office:value-type="string" office:string-value="41.11 Hêtraies acidiphiles médio-européennes à Luzule blanchâtre du Luzulo-Fagenion" calcext:value-type="string">
            <text:p>41.11 Hêtraies acidiphiles médio-européennes à Luzule blanchâtre du Luzulo-Fagenion</text:p>
          </table:table-cell>
          <table:table-cell table:number-columns-repeated="1019"/>
        </table:table-row>
        <table:table-row table:style-name="ro1">
          <table:table-cell table:style-name="ce30" office:value-type="float" office:value="4289" calcext:value-type="float">
            <text:p>4289</text:p>
          </table:table-cell>
          <table:table-cell table:style-name="ce30" office:value-type="float" office:value="41.12" calcext:value-type="float">
            <text:p>41,12</text:p>
          </table:table-cell>
          <table:table-cell table:style-name="ce131" office:value-type="string" calcext:value-type="string">
            <text:p>Hêtraies atlantiques acidiphi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45]&amp;&quot; &quot;&amp;[.C245])" office:value-type="string" office:string-value="41.12 Hêtraies atlantiques acidiphiles" calcext:value-type="string">
            <text:p>41.12 Hêtraies atlantiques acidiphiles</text:p>
          </table:table-cell>
          <table:table-cell table:number-columns-repeated="1019"/>
        </table:table-row>
        <table:table-row table:style-name="ro1">
          <table:table-cell table:style-name="ce30" office:value-type="float" office:value="4144" calcext:value-type="float">
            <text:p>4144</text:p>
          </table:table-cell>
          <table:table-cell table:style-name="ce30" office:value-type="float" office:value="41.13" calcext:value-type="float">
            <text:p>41,13</text:p>
          </table:table-cell>
          <table:table-cell table:style-name="ce131" office:value-type="string" calcext:value-type="string">
            <text:p>Hêtraies neutrophi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46]&amp;&quot; &quot;&amp;[.C246])" office:value-type="string" office:string-value="41.13 Hêtraies neutrophiles" calcext:value-type="string">
            <text:p>41.13 Hêtraies neutrophiles</text:p>
          </table:table-cell>
          <table:table-cell table:number-columns-repeated="1019"/>
        </table:table-row>
        <table:table-row table:style-name="ro1">
          <table:table-cell table:style-name="ce30" office:value-type="float" office:value="4160" calcext:value-type="float">
            <text:p>4160</text:p>
          </table:table-cell>
          <table:table-cell table:style-name="ce30" office:value-type="float" office:value="41.14" calcext:value-type="float">
            <text:p>41,14</text:p>
          </table:table-cell>
          <table:table-cell table:style-name="ce131" office:value-type="string" calcext:value-type="string">
            <text:p>Hêtraies neutrophiles pyrénéo-cantabr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47]&amp;&quot; &quot;&amp;[.C247])" office:value-type="string" office:string-value="41.14 Hêtraies neutrophiles pyrénéo-cantabriques" calcext:value-type="string">
            <text:p>41.14 Hêtraies neutrophiles pyrénéo-cantabriques</text:p>
          </table:table-cell>
          <table:table-cell table:number-columns-repeated="1019"/>
        </table:table-row>
        <table:table-row table:style-name="ro1">
          <table:table-cell table:style-name="ce30" office:value-type="float" office:value="4165" calcext:value-type="float">
            <text:p>4165</text:p>
          </table:table-cell>
          <table:table-cell table:style-name="ce30" office:value-type="float" office:value="41.15" calcext:value-type="float">
            <text:p>41,15</text:p>
          </table:table-cell>
          <table:table-cell table:style-name="ce131" office:value-type="string" calcext:value-type="string">
            <text:p>Hêtraies subalpi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48]&amp;&quot; &quot;&amp;[.C248])" office:value-type="string" office:string-value="41.15 Hêtraies subalpines" calcext:value-type="string">
            <text:p>41.15 Hêtraies subalpines</text:p>
          </table:table-cell>
          <table:table-cell table:number-columns-repeated="1019"/>
        </table:table-row>
        <table:table-row table:style-name="ro1">
          <table:table-cell table:style-name="ce30" office:value-type="float" office:value="4166" calcext:value-type="float">
            <text:p>4166</text:p>
          </table:table-cell>
          <table:table-cell table:style-name="ce30" office:value-type="float" office:value="41.16" calcext:value-type="float">
            <text:p>41,16</text:p>
          </table:table-cell>
          <table:table-cell table:style-name="ce131" office:value-type="string" calcext:value-type="string">
            <text:p>Hêtraies sur calcaire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49]&amp;&quot; &quot;&amp;[.C249])" office:value-type="string" office:string-value="41.16 Hêtraies sur calcaire" calcext:value-type="string">
            <text:p>41.16 Hêtraies sur calcaire</text:p>
          </table:table-cell>
          <table:table-cell table:number-columns-repeated="1019"/>
        </table:table-row>
        <table:table-row table:style-name="ro1">
          <table:table-cell table:style-name="ce30" office:value-type="float" office:value="4175" calcext:value-type="float">
            <text:p>4175</text:p>
          </table:table-cell>
          <table:table-cell table:style-name="ce30" office:value-type="float" office:value="41.17" calcext:value-type="float">
            <text:p>41,17</text:p>
          </table:table-cell>
          <table:table-cell table:style-name="ce131" office:value-type="string" calcext:value-type="string">
            <text:p>Hêtraies médio-européennes méridiona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50]&amp;&quot; &quot;&amp;[.C250])" office:value-type="string" office:string-value="41.17 Hêtraies médio-européennes méridionales" calcext:value-type="string">
            <text:p>41.17 Hêtraies médio-européennes méridionales</text:p>
          </table:table-cell>
          <table:table-cell table:number-columns-repeated="1019"/>
        </table:table-row>
        <table:table-row table:style-name="ro1">
          <table:table-cell table:style-name="ce30" office:value-type="float" office:value="1261" calcext:value-type="float">
            <text:p>1261</text:p>
          </table:table-cell>
          <table:table-cell table:style-name="ce30" office:value-type="float" office:value="41.2" calcext:value-type="float">
            <text:p>41,2</text:p>
          </table:table-cell>
          <table:table-cell table:style-name="ce131" office:value-type="string" calcext:value-type="string">
            <text:p>Chênaies-charmai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251]&amp;&quot; &quot;&amp;[.C251])" office:value-type="string" office:string-value="41.2 Chênaies-charmaies" calcext:value-type="string">
            <text:p>41.2 Chênaies-charmaies</text:p>
          </table:table-cell>
          <table:table-cell table:number-columns-repeated="1019"/>
        </table:table-row>
        <table:table-row table:style-name="ro1">
          <table:table-cell table:style-name="ce30" office:value-type="float" office:value="4196" calcext:value-type="float">
            <text:p>4196</text:p>
          </table:table-cell>
          <table:table-cell table:style-name="ce30" office:value-type="float" office:value="41.21" calcext:value-type="float">
            <text:p>41,21</text:p>
          </table:table-cell>
          <table:table-cell table:style-name="ce131" office:value-type="string" calcext:value-type="string">
            <text:p>Chênaies atlantiques mixtes à Jacinthes des boi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52]&amp;&quot; &quot;&amp;[.C252])" office:value-type="string" office:string-value="41.21 Chênaies atlantiques mixtes à Jacinthes des bois" calcext:value-type="string">
            <text:p>41.21 Chênaies atlantiques mixtes à Jacinthes des bois</text:p>
          </table:table-cell>
          <table:table-cell table:number-columns-repeated="1019"/>
        </table:table-row>
        <table:table-row table:style-name="ro1">
          <table:table-cell table:style-name="ce30" office:value-type="float" office:value="4205" calcext:value-type="float">
            <text:p>4205</text:p>
          </table:table-cell>
          <table:table-cell table:style-name="ce30" office:value-type="float" office:value="41.22" calcext:value-type="float">
            <text:p>41,22</text:p>
          </table:table-cell>
          <table:table-cell table:style-name="ce131" office:value-type="string" calcext:value-type="string">
            <text:p>Frênaies-chênaies et chênaies-charmaies aquitani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53]&amp;&quot; &quot;&amp;[.C253])" office:value-type="string" office:string-value="41.22 Frênaies-chênaies et chênaies-charmaies aquitaniennes" calcext:value-type="string">
            <text:p>41.22 Frênaies-chênaies et chênaies-charmaies aquitani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4206" calcext:value-type="float">
            <text:p>4206</text:p>
          </table:table-cell>
          <table:table-cell table:style-name="ce30" office:value-type="float" office:value="41.23" calcext:value-type="float">
            <text:p>41,23</text:p>
          </table:table-cell>
          <table:table-cell table:style-name="ce131" office:value-type="string" calcext:value-type="string">
            <text:p>Frênaies-chênaies sub-atlantiques à primevère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54]&amp;&quot; &quot;&amp;[.C254])" office:value-type="string" office:string-value="41.23 Frênaies-chênaies sub-atlantiques à primevère" calcext:value-type="string">
            <text:p>41.23 Frênaies-chênaies sub-atlantiques à primevère</text:p>
          </table:table-cell>
          <table:table-cell table:number-columns-repeated="1019"/>
        </table:table-row>
        <table:table-row table:style-name="ro1">
          <table:table-cell table:style-name="ce30" office:value-type="float" office:value="4207" calcext:value-type="float">
            <text:p>4207</text:p>
          </table:table-cell>
          <table:table-cell table:style-name="ce30" office:value-type="float" office:value="41.24" calcext:value-type="float">
            <text:p>41,24</text:p>
          </table:table-cell>
          <table:table-cell table:style-name="ce131" office:value-type="string" calcext:value-type="string">
            <text:p>Chênaies-charmaies à Stellaire sub-atlant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55]&amp;&quot; &quot;&amp;[.C255])" office:value-type="string" office:string-value="41.24 Chênaies-charmaies à Stellaire sub-atlantiques" calcext:value-type="string">
            <text:p>41.24 Chênaies-charmaies à Stellaire sub-atlantiques</text:p>
          </table:table-cell>
          <table:table-cell table:number-columns-repeated="1019"/>
        </table:table-row>
        <table:table-row table:style-name="ro1">
          <table:table-cell table:style-name="ce30" office:value-type="float" office:value="4216" calcext:value-type="float">
            <text:p>4216</text:p>
          </table:table-cell>
          <table:table-cell table:style-name="ce30" office:value-type="float" office:value="41.25" calcext:value-type="float">
            <text:p>41,25</text:p>
          </table:table-cell>
          <table:table-cell table:style-name="ce131" office:value-type="string" calcext:value-type="string">
            <text:p>Chênaies-charmaies faméni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56]&amp;&quot; &quot;&amp;[.C256])" office:value-type="string" office:string-value="41.25 Chênaies-charmaies faméniennes" calcext:value-type="string">
            <text:p>41.25 Chênaies-charmaies faméni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4217" calcext:value-type="float">
            <text:p>4217</text:p>
          </table:table-cell>
          <table:table-cell table:style-name="ce30" office:value-type="float" office:value="41.26" calcext:value-type="float">
            <text:p>41,26</text:p>
          </table:table-cell>
          <table:table-cell table:style-name="ce131" office:value-type="string" calcext:value-type="string">
            <text:p>Chênaies-charmaies orienta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57]&amp;&quot; &quot;&amp;[.C257])" office:value-type="string" office:string-value="41.26 Chênaies-charmaies orientales" calcext:value-type="string">
            <text:p>41.26 Chênaies-charmaies orientales</text:p>
          </table:table-cell>
          <table:table-cell table:number-columns-repeated="1019"/>
        </table:table-row>
        <table:table-row table:style-name="ro1">
          <table:table-cell table:style-name="ce30" office:value-type="float" office:value="4224" calcext:value-type="float">
            <text:p>4224</text:p>
          </table:table-cell>
          <table:table-cell table:style-name="ce30" office:value-type="float" office:value="41.27" calcext:value-type="float">
            <text:p>41,27</text:p>
          </table:table-cell>
          <table:table-cell table:style-name="ce131" office:value-type="string" calcext:value-type="string">
            <text:p>Chênaies-charmaies et frênaies-charmaies calciphi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58]&amp;&quot; &quot;&amp;[.C258])" office:value-type="string" office:string-value="41.27 Chênaies-charmaies et frênaies-charmaies calciphiles" calcext:value-type="string">
            <text:p>41.27 Chênaies-charmaies et frênaies-charmaies calciphiles</text:p>
          </table:table-cell>
          <table:table-cell table:number-columns-repeated="1019"/>
        </table:table-row>
        <table:table-row table:style-name="ro1">
          <table:table-cell table:style-name="ce30" office:value-type="float" office:value="4228" calcext:value-type="float">
            <text:p>4228</text:p>
          </table:table-cell>
          <table:table-cell table:style-name="ce30" office:value-type="float" office:value="41.28" calcext:value-type="float">
            <text:p>41,28</text:p>
          </table:table-cell>
          <table:table-cell table:style-name="ce131" office:value-type="string" calcext:value-type="string">
            <text:p>Chênaies-charmaies sud-alpi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59]&amp;&quot; &quot;&amp;[.C259])" office:value-type="string" office:string-value="41.28 Chênaies-charmaies sud-alpines" calcext:value-type="string">
            <text:p>41.28 Chênaies-charmaies sud-alpines</text:p>
          </table:table-cell>
          <table:table-cell table:number-columns-repeated="1019"/>
        </table:table-row>
        <table:table-row table:style-name="ro1">
          <table:table-cell table:style-name="ce30" office:value-type="float" office:value="4234" calcext:value-type="float">
            <text:p>4234</text:p>
          </table:table-cell>
          <table:table-cell table:style-name="ce30" office:value-type="float" office:value="41.29" calcext:value-type="float">
            <text:p>41,29</text:p>
          </table:table-cell>
          <table:table-cell table:style-name="ce131" office:value-type="string" calcext:value-type="string">
            <text:p>Chênaies-frênaies pyrénéo-cantabr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60]&amp;&quot; &quot;&amp;[.C260])" office:value-type="string" office:string-value="41.29 Chênaies-frênaies pyrénéo-cantabriques" calcext:value-type="string">
            <text:p>41.29 Chênaies-frênaies pyrénéo-cantabriques</text:p>
          </table:table-cell>
          <table:table-cell table:number-columns-repeated="1019"/>
        </table:table-row>
        <table:table-row table:style-name="ro1">
          <table:table-cell table:style-name="ce30" office:value-type="float" office:value="1266" calcext:value-type="float">
            <text:p>1266</text:p>
          </table:table-cell>
          <table:table-cell table:style-name="ce30" office:value-type="float" office:value="41.3" calcext:value-type="float">
            <text:p>41,3</text:p>
          </table:table-cell>
          <table:table-cell table:style-name="ce131" office:value-type="string" calcext:value-type="string">
            <text:p>Frênai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261]&amp;&quot; &quot;&amp;[.C261])" office:value-type="string" office:string-value="41.3 Frênaies" calcext:value-type="string">
            <text:p>41.3 Frênaies</text:p>
          </table:table-cell>
          <table:table-cell table:number-columns-repeated="1019"/>
        </table:table-row>
        <table:table-row table:style-name="ro1">
          <table:table-cell table:style-name="ce30" office:value-type="float" office:value="4242" calcext:value-type="float">
            <text:p>4242</text:p>
          </table:table-cell>
          <table:table-cell table:style-name="ce30" office:value-type="float" office:value="41.33" calcext:value-type="float">
            <text:p>41,33</text:p>
          </table:table-cell>
          <table:table-cell table:style-name="ce131" office:value-type="string" calcext:value-type="string">
            <text:p>Forêt de frênes pyrénéo-cantabr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62]&amp;&quot; &quot;&amp;[.C262])" office:value-type="string" office:string-value="41.33 Forêt de frênes pyrénéo-cantabriques" calcext:value-type="string">
            <text:p>41.33 Forêt de frênes pyrénéo-cantabriques</text:p>
          </table:table-cell>
          <table:table-cell table:number-columns-repeated="1019"/>
        </table:table-row>
        <table:table-row table:style-name="ro1">
          <table:table-cell table:style-name="ce30" office:value-type="float" office:value="4244" calcext:value-type="float">
            <text:p>4244</text:p>
          </table:table-cell>
          <table:table-cell table:style-name="ce30" office:value-type="float" office:value="41.35" calcext:value-type="float">
            <text:p>41,35</text:p>
          </table:table-cell>
          <table:table-cell table:style-name="ce131" office:value-type="string" calcext:value-type="string">
            <text:p>Frênaies mixtes atlantiques à jacinthe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63]&amp;&quot; &quot;&amp;[.C263])" office:value-type="string" office:string-value="41.35 Frênaies mixtes atlantiques à jacinthe" calcext:value-type="string">
            <text:p>41.35 Frênaies mixtes atlantiques à jacinthe</text:p>
          </table:table-cell>
          <table:table-cell table:number-columns-repeated="1019"/>
        </table:table-row>
        <table:table-row table:style-name="ro1">
          <table:table-cell table:style-name="ce30" office:value-type="float" office:value="4245" calcext:value-type="float">
            <text:p>4245</text:p>
          </table:table-cell>
          <table:table-cell table:style-name="ce30" office:value-type="float" office:value="41.36" calcext:value-type="float">
            <text:p>41,36</text:p>
          </table:table-cell>
          <table:table-cell table:style-name="ce131" office:value-type="string" calcext:value-type="string">
            <text:p>Frênaies d'Aquitaine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64]&amp;&quot; &quot;&amp;[.C264])" office:value-type="string" office:string-value="41.36 Frênaies d'Aquitaine" calcext:value-type="string">
            <text:p>41.36 Frênaies d'Aquitaine</text:p>
          </table:table-cell>
          <table:table-cell table:number-columns-repeated="1019"/>
        </table:table-row>
        <table:table-row table:style-name="ro1">
          <table:table-cell table:style-name="ce30" office:value-type="float" office:value="4246" calcext:value-type="float">
            <text:p>4246</text:p>
          </table:table-cell>
          <table:table-cell table:style-name="ce30" office:value-type="float" office:value="41.37" calcext:value-type="float">
            <text:p>41,37</text:p>
          </table:table-cell>
          <table:table-cell table:style-name="ce131" office:value-type="string" calcext:value-type="string">
            <text:p>Frênaies sub-atlant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65]&amp;&quot; &quot;&amp;[.C265])" office:value-type="string" office:string-value="41.37 Frênaies sub-atlantiques" calcext:value-type="string">
            <text:p>41.37 Frênaies sub-atlantiques</text:p>
          </table:table-cell>
          <table:table-cell table:number-columns-repeated="1019"/>
        </table:table-row>
        <table:table-row table:style-name="ro1">
          <table:table-cell table:style-name="ce30" office:value-type="float" office:value="4145" calcext:value-type="float">
            <text:p>4145</text:p>
          </table:table-cell>
          <table:table-cell table:style-name="ce30" office:value-type="float" office:value="41.38" calcext:value-type="float">
            <text:p>41,38</text:p>
          </table:table-cell>
          <table:table-cell table:style-name="ce131" office:value-type="string" calcext:value-type="string">
            <text:p>Frênaies calciphiles lutéti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66]&amp;&quot; &quot;&amp;[.C266])" office:value-type="string" office:string-value="41.38 Frênaies calciphiles lutétiennes" calcext:value-type="string">
            <text:p>41.38 Frênaies calciphiles lutéti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4146" calcext:value-type="float">
            <text:p>4146</text:p>
          </table:table-cell>
          <table:table-cell table:style-name="ce30" office:value-type="float" office:value="41.39" calcext:value-type="float">
            <text:p>41,39</text:p>
          </table:table-cell>
          <table:table-cell table:style-name="ce131" office:value-type="string" calcext:value-type="string">
            <text:p>Bois de frênes post-culturaux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67]&amp;&quot; &quot;&amp;[.C267])" office:value-type="string" office:string-value="41.39 Bois de frênes post-culturaux" calcext:value-type="string">
            <text:p>41.39 Bois de frênes post-culturaux</text:p>
          </table:table-cell>
          <table:table-cell table:number-columns-repeated="1019"/>
        </table:table-row>
        <table:table-row table:style-name="ro1">
          <table:table-cell table:style-name="ce30" office:value-type="float" office:value="1248" calcext:value-type="float">
            <text:p>1248</text:p>
          </table:table-cell>
          <table:table-cell table:style-name="ce30" office:value-type="float" office:value="41.4" calcext:value-type="float">
            <text:p>41,4</text:p>
          </table:table-cell>
          <table:table-cell table:style-name="ce131" office:value-type="string" calcext:value-type="string">
            <text:p>Forêts mixtes de pentes et ravin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268]&amp;&quot; &quot;&amp;[.C268])" office:value-type="string" office:string-value="41.4 Forêts mixtes de pentes et ravins" calcext:value-type="string">
            <text:p>41.4 Forêts mixtes de pentes et ravins</text:p>
          </table:table-cell>
          <table:table-cell table:number-columns-repeated="1019"/>
        </table:table-row>
        <table:table-row table:style-name="ro1">
          <table:table-cell table:style-name="ce30" office:value-type="float" office:value="4147" calcext:value-type="float">
            <text:p>4147</text:p>
          </table:table-cell>
          <table:table-cell table:style-name="ce30" office:value-type="float" office:value="41.41" calcext:value-type="float">
            <text:p>41,41</text:p>
          </table:table-cell>
          <table:table-cell table:style-name="ce131" office:value-type="string" calcext:value-type="string">
            <text:p>Forêts de ravin à Frêne et Sycomore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69]&amp;&quot; &quot;&amp;[.C269])" office:value-type="string" office:string-value="41.41 Forêts de ravin à Frêne et Sycomore" calcext:value-type="string">
            <text:p>41.41 Forêts de ravin à Frêne et Sycomore</text:p>
          </table:table-cell>
          <table:table-cell table:number-columns-repeated="1019"/>
        </table:table-row>
        <table:table-row table:style-name="ro1">
          <table:table-cell table:style-name="ce30" office:value-type="float" office:value="4155" calcext:value-type="float">
            <text:p>4155</text:p>
          </table:table-cell>
          <table:table-cell table:style-name="ce30" office:value-type="float" office:value="41.42" calcext:value-type="float">
            <text:p>41,42</text:p>
          </table:table-cell>
          <table:table-cell table:style-name="ce131" office:value-type="string" calcext:value-type="string">
            <text:p>Forêts de pente hercyni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70]&amp;&quot; &quot;&amp;[.C270])" office:value-type="string" office:string-value="41.42 Forêts de pente hercyniennes" calcext:value-type="string">
            <text:p>41.42 Forêts de pente hercyni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4156" calcext:value-type="float">
            <text:p>4156</text:p>
          </table:table-cell>
          <table:table-cell table:style-name="ce30" office:value-type="float" office:value="41.43" calcext:value-type="float">
            <text:p>41,43</text:p>
          </table:table-cell>
          <table:table-cell table:style-name="ce131" office:value-type="string" calcext:value-type="string">
            <text:p>Forêts de pente alpiennes et péri-alpi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71]&amp;&quot; &quot;&amp;[.C271])" office:value-type="string" office:string-value="41.43 Forêts de pente alpiennes et péri-alpiennes" calcext:value-type="string">
            <text:p>41.43 Forêts de pente alpiennes et péri-alpi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4157" calcext:value-type="float">
            <text:p>4157</text:p>
          </table:table-cell>
          <table:table-cell table:style-name="ce30" office:value-type="float" office:value="41.44" calcext:value-type="float">
            <text:p>41,44</text:p>
          </table:table-cell>
          <table:table-cell table:style-name="ce131" office:value-type="string" calcext:value-type="string">
            <text:p>Forêts mixtes pyrénéo-cantabriques de Chênes et d'Orm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72]&amp;&quot; &quot;&amp;[.C272])" office:value-type="string" office:string-value="41.44 Forêts mixtes pyrénéo-cantabriques de Chênes et d'Ormes" calcext:value-type="string">
            <text:p>41.44 Forêts mixtes pyrénéo-cantabriques de Chênes et d'Ormes</text:p>
          </table:table-cell>
          <table:table-cell table:number-columns-repeated="1019"/>
        </table:table-row>
        <table:table-row table:style-name="ro1">
          <table:table-cell table:style-name="ce30" office:value-type="float" office:value="4161" calcext:value-type="float">
            <text:p>4161</text:p>
          </table:table-cell>
          <table:table-cell table:style-name="ce30" office:value-type="float" office:value="41.45" calcext:value-type="float">
            <text:p>41,45</text:p>
          </table:table-cell>
          <table:table-cell table:style-name="ce131" office:value-type="string" calcext:value-type="string">
            <text:p>Forêts thermophiles alpiennes et péri-alpiennes mixtes de Tilleul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73]&amp;&quot; &quot;&amp;[.C273])" office:value-type="string" office:string-value="41.45 Forêts thermophiles alpiennes et péri-alpiennes mixtes de Tilleuls" calcext:value-type="string">
            <text:p>41.45 Forêts thermophiles alpiennes et péri-alpiennes mixtes de Tilleuls</text:p>
          </table:table-cell>
          <table:table-cell table:number-columns-repeated="1019"/>
        </table:table-row>
        <table:table-row table:style-name="ro1">
          <table:table-cell table:style-name="ce30" office:value-type="float" office:value="1252" calcext:value-type="float">
            <text:p>1252</text:p>
          </table:table-cell>
          <table:table-cell table:style-name="ce30" office:value-type="float" office:value="41.5" calcext:value-type="float">
            <text:p>41,5</text:p>
          </table:table-cell>
          <table:table-cell table:style-name="ce131" office:value-type="string" calcext:value-type="string">
            <text:p>Chênaies acidiphil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274]&amp;&quot; &quot;&amp;[.C274])" office:value-type="string" office:string-value="41.5 Chênaies acidiphiles" calcext:value-type="string">
            <text:p>41.5 Chênaies acidiphiles</text:p>
          </table:table-cell>
          <table:table-cell table:number-columns-repeated="1019"/>
        </table:table-row>
        <table:table-row table:style-name="ro1">
          <table:table-cell table:style-name="ce30" office:value-type="float" office:value="4167" calcext:value-type="float">
            <text:p>4167</text:p>
          </table:table-cell>
          <table:table-cell table:style-name="ce30" office:value-type="float" office:value="41.51" calcext:value-type="float">
            <text:p>41,51</text:p>
          </table:table-cell>
          <table:table-cell table:style-name="ce131" office:value-type="string" calcext:value-type="string">
            <text:p>Bois de Chênes pédonculés et de Bouleaux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75]&amp;&quot; &quot;&amp;[.C275])" office:value-type="string" office:string-value="41.51 Bois de Chênes pédonculés et de Bouleaux" calcext:value-type="string">
            <text:p>41.51 Bois de Chênes pédonculés et de Bouleaux</text:p>
          </table:table-cell>
          <table:table-cell table:number-columns-repeated="1019"/>
        </table:table-row>
        <table:table-row table:style-name="ro1">
          <table:table-cell table:style-name="ce30" office:value-type="float" office:value="4168" calcext:value-type="float">
            <text:p>4168</text:p>
          </table:table-cell>
          <table:table-cell table:style-name="ce30" office:value-type="float" office:value="41.52" calcext:value-type="float">
            <text:p>41,52</text:p>
          </table:table-cell>
          <table:table-cell table:style-name="ce131" office:value-type="string" calcext:value-type="string">
            <text:p>Chênaies acidiphiles atlantiques à Hêtr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76]&amp;&quot; &quot;&amp;[.C276])" office:value-type="string" office:string-value="41.52 Chênaies acidiphiles atlantiques à Hêtres" calcext:value-type="string">
            <text:p>41.52 Chênaies acidiphiles atlantiques à Hêtres</text:p>
          </table:table-cell>
          <table:table-cell table:number-columns-repeated="1019"/>
        </table:table-row>
        <table:table-row table:style-name="ro1">
          <table:table-cell table:style-name="ce30" office:value-type="float" office:value="4176" calcext:value-type="float">
            <text:p>4176</text:p>
          </table:table-cell>
          <table:table-cell table:style-name="ce30" office:value-type="float" office:value="41.53" calcext:value-type="float">
            <text:p>41,53</text:p>
          </table:table-cell>
          <table:table-cell table:style-name="ce131" office:value-type="string" calcext:value-type="string">
            <text:p>Forêts de Chênes sessiles britanniques et irlandais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77]&amp;&quot; &quot;&amp;[.C277])" office:value-type="string" office:string-value="41.53 Forêts de Chênes sessiles britanniques et irlandaises" calcext:value-type="string">
            <text:p>41.53 Forêts de Chênes sessiles britanniques et irlandaises</text:p>
          </table:table-cell>
          <table:table-cell table:number-columns-repeated="1019"/>
        </table:table-row>
        <table:table-row table:style-name="ro1">
          <table:table-cell table:style-name="ce30" office:value-type="float" office:value="4183" calcext:value-type="float">
            <text:p>4183</text:p>
          </table:table-cell>
          <table:table-cell table:style-name="ce30" office:value-type="float" office:value="41.54" calcext:value-type="float">
            <text:p>41,54</text:p>
          </table:table-cell>
          <table:table-cell table:style-name="ce131" office:value-type="string" calcext:value-type="string">
            <text:p>Chênaies aquitano-ligériennes sur podzol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78]&amp;&quot; &quot;&amp;[.C278])" office:value-type="string" office:string-value="41.54 Chênaies aquitano-ligériennes sur podzols" calcext:value-type="string">
            <text:p>41.54 Chênaies aquitano-ligériennes sur podzols</text:p>
          </table:table-cell>
          <table:table-cell table:number-columns-repeated="1019"/>
        </table:table-row>
        <table:table-row table:style-name="ro1">
          <table:table-cell table:style-name="ce30" office:value-type="float" office:value="4188" calcext:value-type="float">
            <text:p>4188</text:p>
          </table:table-cell>
          <table:table-cell table:style-name="ce30" office:value-type="float" office:value="41.55" calcext:value-type="float">
            <text:p>41,55</text:p>
          </table:table-cell>
          <table:table-cell table:style-name="ce131" office:value-type="string" calcext:value-type="string">
            <text:p>Chênaies aquitano-ligériennes sur sols lessivés ou acid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79]&amp;&quot; &quot;&amp;[.C279])" office:value-type="string" office:string-value="41.55 Chênaies aquitano-ligériennes sur sols lessivés ou acides" calcext:value-type="string">
            <text:p>41.55 Chênaies aquitano-ligériennes sur sols lessivés ou acides</text:p>
          </table:table-cell>
          <table:table-cell table:number-columns-repeated="1019"/>
        </table:table-row>
        <table:table-row table:style-name="ro1">
          <table:table-cell table:style-name="ce30" office:value-type="float" office:value="4189" calcext:value-type="float">
            <text:p>4189</text:p>
          </table:table-cell>
          <table:table-cell table:style-name="ce30" office:value-type="float" office:value="41.56" calcext:value-type="float">
            <text:p>41,56</text:p>
          </table:table-cell>
          <table:table-cell table:style-name="ce131" office:value-type="string" calcext:value-type="string">
            <text:p>Chênaies acidiphiles ibéro-atlant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80]&amp;&quot; &quot;&amp;[.C280])" office:value-type="string" office:string-value="41.56 Chênaies acidiphiles ibéro-atlantiques" calcext:value-type="string">
            <text:p>41.56 Chênaies acidiphiles ibéro-atlantiques</text:p>
          </table:table-cell>
          <table:table-cell table:number-columns-repeated="1019"/>
        </table:table-row>
        <table:table-row table:style-name="ro1">
          <table:table-cell table:style-name="ce30" office:value-type="float" office:value="4197" calcext:value-type="float">
            <text:p>4197</text:p>
          </table:table-cell>
          <table:table-cell table:style-name="ce30" office:value-type="float" office:value="41.57" calcext:value-type="float">
            <text:p>41,57</text:p>
          </table:table-cell>
          <table:table-cell table:style-name="ce131" office:value-type="string" calcext:value-type="string">
            <text:p>Chênaies acidiphiles médio-europé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81]&amp;&quot; &quot;&amp;[.C281])" office:value-type="string" office:string-value="41.57 Chênaies acidiphiles médio-européennes" calcext:value-type="string">
            <text:p>41.57 Chênaies acidiphiles médio-europé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1262" calcext:value-type="float">
            <text:p>1262</text:p>
          </table:table-cell>
          <table:table-cell table:style-name="ce30" office:value-type="float" office:value="41.6" calcext:value-type="float">
            <text:p>41,6</text:p>
          </table:table-cell>
          <table:table-cell table:style-name="ce131" office:value-type="string" calcext:value-type="string">
            <text:p>Forêts de Chêne tauzin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282]&amp;&quot; &quot;&amp;[.C282])" office:value-type="string" office:string-value="41.6 Forêts de Chêne tauzin" calcext:value-type="string">
            <text:p>41.6 Forêts de Chêne tauzin</text:p>
          </table:table-cell>
          <table:table-cell table:number-columns-repeated="1019"/>
        </table:table-row>
        <table:table-row table:style-name="ro1">
          <table:table-cell table:style-name="ce30" office:value-type="float" office:value="4221" calcext:value-type="float">
            <text:p>4221</text:p>
          </table:table-cell>
          <table:table-cell table:style-name="ce30" office:value-type="float" office:value="41.65" calcext:value-type="float">
            <text:p>41,65</text:p>
          </table:table-cell>
          <table:table-cell table:style-name="ce131" office:value-type="string" calcext:value-type="string">
            <text:p>Forêts françaises de Quercus pyrenaica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83]&amp;&quot; &quot;&amp;[.C283])" office:value-type="string" office:string-value="41.65 Forêts françaises de Quercus pyrenaica" calcext:value-type="string">
            <text:p>41.65 Forêts françaises de Quercus pyrenaica</text:p>
          </table:table-cell>
          <table:table-cell table:number-columns-repeated="1019"/>
        </table:table-row>
        <table:table-row table:style-name="ro1">
          <table:table-cell table:style-name="ce30" office:value-type="float" office:value="4229" calcext:value-type="float">
            <text:p>4229</text:p>
          </table:table-cell>
          <table:table-cell table:style-name="ce30" office:value-type="float" office:value="41.71" calcext:value-type="float">
            <text:p>41,71</text:p>
          </table:table-cell>
          <table:table-cell table:style-name="ce131" office:value-type="string" calcext:value-type="string">
            <text:p>Chênaies blanches occidentales et communautés apparenté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84]&amp;&quot; &quot;&amp;[.C284])" office:value-type="string" office:string-value="41.71 Chênaies blanches occidentales et communautés apparentées" calcext:value-type="string">
            <text:p>41.71 Chênaies blanches occidentales et communautés apparentées</text:p>
          </table:table-cell>
          <table:table-cell table:number-columns-repeated="1019"/>
        </table:table-row>
        <table:table-row table:style-name="ro1">
          <table:table-cell table:style-name="ce30" office:value-type="float" office:value="4235" calcext:value-type="float">
            <text:p>4235</text:p>
          </table:table-cell>
          <table:table-cell table:style-name="ce30" office:value-type="float" office:value="41.72" calcext:value-type="float">
            <text:p>41,72</text:p>
          </table:table-cell>
          <table:table-cell table:style-name="ce131" office:value-type="string" calcext:value-type="string">
            <text:p>Chênaies pubescentes cyrno-sard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85]&amp;&quot; &quot;&amp;[.C285])" office:value-type="string" office:string-value="41.72 Chênaies pubescentes cyrno-sardes" calcext:value-type="string">
            <text:p>41.72 Chênaies pubescentes cyrno-sardes</text:p>
          </table:table-cell>
          <table:table-cell table:number-columns-repeated="1019"/>
        </table:table-row>
        <table:table-row table:style-name="ro1">
          <table:table-cell table:style-name="ce30" office:value-type="float" office:value="4236" calcext:value-type="float">
            <text:p>4236</text:p>
          </table:table-cell>
          <table:table-cell table:style-name="ce30" office:value-type="float" office:value="41.73" calcext:value-type="float">
            <text:p>41,73</text:p>
          </table:table-cell>
          <table:table-cell table:style-name="ce131" office:value-type="string" calcext:value-type="string">
            <text:p>Chênaies pubescentes orienta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86]&amp;&quot; &quot;&amp;[.C286])" office:value-type="string" office:string-value="41.73 Chênaies pubescentes orientales" calcext:value-type="string">
            <text:p>41.73 Chênaies pubescentes orientales</text:p>
          </table:table-cell>
          <table:table-cell table:number-columns-repeated="1019"/>
        </table:table-row>
        <table:table-row table:style-name="ro1">
          <table:table-cell table:style-name="ce30" office:value-type="float" office:value="1247" calcext:value-type="float">
            <text:p>1247</text:p>
          </table:table-cell>
          <table:table-cell table:style-name="ce30" office:value-type="float" office:value="41.8" calcext:value-type="float">
            <text:p>41,8</text:p>
          </table:table-cell>
          <table:table-cell table:style-name="ce131" office:value-type="string" calcext:value-type="string">
            <text:p>Forêts de Charmes houblon, de Charmes orientaux et thermophiles mixt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287]&amp;&quot; &quot;&amp;[.C287])" office:value-type="string" office:string-value="41.8 Forêts de Charmes houblon, de Charmes orientaux et thermophiles mixtes" calcext:value-type="string">
            <text:p>41.8 Forêts de Charmes houblon, de Charmes orientaux et thermophiles mixtes</text:p>
          </table:table-cell>
          <table:table-cell table:number-columns-repeated="1019"/>
        </table:table-row>
        <table:table-row table:style-name="ro1">
          <table:table-cell table:style-name="ce30" office:value-type="float" office:value="4143" calcext:value-type="float">
            <text:p>4143</text:p>
          </table:table-cell>
          <table:table-cell table:style-name="ce30" office:value-type="float" office:value="41.81" calcext:value-type="float">
            <text:p>41,81</text:p>
          </table:table-cell>
          <table:table-cell table:style-name="ce131" office:value-type="string" calcext:value-type="string">
            <text:p>Bois de Charmes houblon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88]&amp;&quot; &quot;&amp;[.C288])" office:value-type="string" office:string-value="41.81 Bois de Charmes houblon" calcext:value-type="string">
            <text:p>41.81 Bois de Charmes houblon</text:p>
          </table:table-cell>
          <table:table-cell table:number-columns-repeated="1019"/>
        </table:table-row>
        <table:table-row table:style-name="ro1">
          <table:table-cell table:style-name="ce30" office:value-type="float" office:value="4151" calcext:value-type="float">
            <text:p>4151</text:p>
          </table:table-cell>
          <table:table-cell table:style-name="ce30" office:value-type="float" office:value="41.85" calcext:value-type="float">
            <text:p>41,85</text:p>
          </table:table-cell>
          <table:table-cell table:style-name="ce131" office:value-type="string" calcext:value-type="string">
            <text:p>Micocoulai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89]&amp;&quot; &quot;&amp;[.C289])" office:value-type="string" office:string-value="41.85 Micocoulaies" calcext:value-type="string">
            <text:p>41.85 Micocoulaies</text:p>
          </table:table-cell>
          <table:table-cell table:number-columns-repeated="1019"/>
        </table:table-row>
        <table:table-row table:style-name="ro1">
          <table:table-cell table:style-name="ce30" office:value-type="float" office:value="4152" calcext:value-type="float">
            <text:p>4152</text:p>
          </table:table-cell>
          <table:table-cell table:style-name="ce30" office:value-type="float" office:value="41.86" calcext:value-type="float">
            <text:p>41,86</text:p>
          </table:table-cell>
          <table:table-cell table:style-name="ce131" office:value-type="string" calcext:value-type="string">
            <text:p>Bois de Frênes thermophi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90]&amp;&quot; &quot;&amp;[.C290])" office:value-type="string" office:string-value="41.86 Bois de Frênes thermophiles" calcext:value-type="string">
            <text:p>41.86 Bois de Frênes thermophiles</text:p>
          </table:table-cell>
          <table:table-cell table:number-columns-repeated="1019"/>
        </table:table-row>
        <table:table-row table:style-name="ro1">
          <table:table-cell table:style-name="ce30" office:value-type="float" office:value="1249" calcext:value-type="float">
            <text:p>1249</text:p>
          </table:table-cell>
          <table:table-cell table:style-name="ce30" office:value-type="float" office:value="41.9" calcext:value-type="float">
            <text:p>41,9</text:p>
          </table:table-cell>
          <table:table-cell table:style-name="ce131" office:value-type="string" calcext:value-type="string">
            <text:p>Bois de Châtaignier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291]&amp;&quot; &quot;&amp;[.C291])" office:value-type="string" office:string-value="41.9 Bois de Châtaigniers" calcext:value-type="string">
            <text:p>41.9 Bois de Châtaigniers</text:p>
          </table:table-cell>
          <table:table-cell table:number-columns-repeated="1019"/>
        </table:table-row>
        <table:table-row table:style-name="ro1"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42" calcext:value-type="float">
            <text:p>42</text:p>
          </table:table-cell>
          <table:table-cell table:style-name="ce130" office:value-type="string" calcext:value-type="string">
            <text:p>Forêts de conifères</text:p>
          </table:table-cell>
          <table:table-cell table:style-name="ce29" office:value-type="float" office:value="2" calcext:value-type="float">
            <text:p>2</text:p>
          </table:table-cell>
          <table:table-cell table:formula="of:=CONCATENATE([.B292]&amp;&quot; &quot;&amp;[.C292])" office:value-type="string" office:string-value="42 Forêts de conifères" calcext:value-type="string">
            <text:p>42 Forêts de conifères</text:p>
          </table:table-cell>
          <table:table-cell table:number-columns-repeated="1019"/>
        </table:table-row>
        <table:table-row table:style-name="ro1">
          <table:table-cell table:style-name="ce30" office:value-type="float" office:value="1260" calcext:value-type="float">
            <text:p>1260</text:p>
          </table:table-cell>
          <table:table-cell table:style-name="ce30" office:value-type="float" office:value="42.1" calcext:value-type="float">
            <text:p>42,1</text:p>
          </table:table-cell>
          <table:table-cell table:style-name="ce131" office:value-type="string" calcext:value-type="string">
            <text:p>Sapinièr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293]&amp;&quot; &quot;&amp;[.C293])" office:value-type="string" office:string-value="42.1 Sapinières" calcext:value-type="string">
            <text:p>42.1 Sapinières</text:p>
          </table:table-cell>
          <table:table-cell table:number-columns-repeated="1019"/>
        </table:table-row>
        <table:table-row table:style-name="ro1">
          <table:table-cell table:style-name="ce30" office:value-type="float" office:value="4186" calcext:value-type="float">
            <text:p>4186</text:p>
          </table:table-cell>
          <table:table-cell table:style-name="ce30" office:value-type="float" office:value="42.11" calcext:value-type="float">
            <text:p>42,11</text:p>
          </table:table-cell>
          <table:table-cell table:style-name="ce131" office:value-type="string" calcext:value-type="string">
            <text:p>Sapinières neutrophi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94]&amp;&quot; &quot;&amp;[.C294])" office:value-type="string" office:string-value="42.11 Sapinières neutrophiles" calcext:value-type="string">
            <text:p>42.11 Sapinières neutrophiles</text:p>
          </table:table-cell>
          <table:table-cell table:number-columns-repeated="1019"/>
        </table:table-row>
        <table:table-row table:style-name="ro1">
          <table:table-cell table:style-name="ce30" office:value-type="float" office:value="4191" calcext:value-type="float">
            <text:p>4191</text:p>
          </table:table-cell>
          <table:table-cell table:style-name="ce30" office:value-type="float" office:value="42.12" calcext:value-type="float">
            <text:p>42,12</text:p>
          </table:table-cell>
          <table:table-cell table:style-name="ce131" office:value-type="string" calcext:value-type="string">
            <text:p>Sapinières calciphi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95]&amp;&quot; &quot;&amp;[.C295])" office:value-type="string" office:string-value="42.12 Sapinières calciphiles" calcext:value-type="string">
            <text:p>42.12 Sapinières calciphiles</text:p>
          </table:table-cell>
          <table:table-cell table:number-columns-repeated="1019"/>
        </table:table-row>
        <table:table-row table:style-name="ro1">
          <table:table-cell table:style-name="ce30" office:value-type="float" office:value="4195" calcext:value-type="float">
            <text:p>4195</text:p>
          </table:table-cell>
          <table:table-cell table:style-name="ce30" office:value-type="float" office:value="42.13" calcext:value-type="float">
            <text:p>42,13</text:p>
          </table:table-cell>
          <table:table-cell table:style-name="ce131" office:value-type="string" calcext:value-type="string">
            <text:p>Sapinières acidiphi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96]&amp;&quot; &quot;&amp;[.C296])" office:value-type="string" office:string-value="42.13 Sapinières acidiphiles" calcext:value-type="string">
            <text:p>42.13 Sapinières acidiphiles</text:p>
          </table:table-cell>
          <table:table-cell table:number-columns-repeated="1019"/>
        </table:table-row>
        <table:table-row table:style-name="ro1">
          <table:table-cell table:style-name="ce30" office:value-type="float" office:value="1264" calcext:value-type="float">
            <text:p>1264</text:p>
          </table:table-cell>
          <table:table-cell table:style-name="ce30" office:value-type="float" office:value="42.2" calcext:value-type="float">
            <text:p>42,2</text:p>
          </table:table-cell>
          <table:table-cell table:style-name="ce131" office:value-type="string" calcext:value-type="string">
            <text:p>Pessièr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297]&amp;&quot; &quot;&amp;[.C297])" office:value-type="string" office:string-value="42.2 Pessières" calcext:value-type="string">
            <text:p>42.2 Pessières</text:p>
          </table:table-cell>
          <table:table-cell table:number-columns-repeated="1019"/>
        </table:table-row>
        <table:table-row table:style-name="ro1">
          <table:table-cell table:style-name="ce30" office:value-type="float" office:value="4232" calcext:value-type="float">
            <text:p>4232</text:p>
          </table:table-cell>
          <table:table-cell table:style-name="ce30" office:value-type="float" office:value="42.25" calcext:value-type="float">
            <text:p>42,25</text:p>
          </table:table-cell>
          <table:table-cell table:style-name="ce131" office:value-type="string" calcext:value-type="string">
            <text:p>Pessières extrazona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98]&amp;&quot; &quot;&amp;[.C298])" office:value-type="string" office:string-value="42.25 Pessières extrazonales" calcext:value-type="string">
            <text:p>42.25 Pessières extrazonales</text:p>
          </table:table-cell>
          <table:table-cell table:number-columns-repeated="1019"/>
        </table:table-row>
        <table:table-row table:style-name="ro1">
          <table:table-cell table:style-name="ce30" office:value-type="float" office:value="4233" calcext:value-type="float">
            <text:p>4233</text:p>
          </table:table-cell>
          <table:table-cell table:style-name="ce30" office:value-type="float" office:value="42.26" calcext:value-type="float">
            <text:p>42,26</text:p>
          </table:table-cell>
          <table:table-cell table:style-name="ce131" office:value-type="string" calcext:value-type="string">
            <text:p>Reboisement d'Epicéa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299]&amp;&quot; &quot;&amp;[.C299])" office:value-type="string" office:string-value="42.26 Reboisement d'Epicéas" calcext:value-type="string">
            <text:p>42.26 Reboisement d'Epicéas</text:p>
          </table:table-cell>
          <table:table-cell table:number-columns-repeated="1019"/>
        </table:table-row>
        <table:table-row table:style-name="ro1">
          <table:table-cell table:style-name="ce30" office:value-type="float" office:value="1267" calcext:value-type="float">
            <text:p>1267</text:p>
          </table:table-cell>
          <table:table-cell table:style-name="ce30" office:value-type="float" office:value="42.3" calcext:value-type="float">
            <text:p>42,3</text:p>
          </table:table-cell>
          <table:table-cell table:style-name="ce131" office:value-type="string" calcext:value-type="string">
            <text:p>Forêts de Mélèzes et d'Aroll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00]&amp;&quot; &quot;&amp;[.C300])" office:value-type="string" office:string-value="42.3 Forêts de Mélèzes et d'Arolles" calcext:value-type="string">
            <text:p>42.3 Forêts de Mélèzes et d'Arolles</text:p>
          </table:table-cell>
          <table:table-cell table:number-columns-repeated="1019"/>
        </table:table-row>
        <table:table-row table:style-name="ro1">
          <table:table-cell table:style-name="ce30" office:value-type="float" office:value="4177" calcext:value-type="float">
            <text:p>4177</text:p>
          </table:table-cell>
          <table:table-cell table:style-name="ce30" office:value-type="float" office:value="42.34" calcext:value-type="float">
            <text:p>42,34</text:p>
          </table:table-cell>
          <table:table-cell table:style-name="ce131" office:value-type="string" calcext:value-type="string">
            <text:p>Formations secondaire de Mélèz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01]&amp;&quot; &quot;&amp;[.C301])" office:value-type="string" office:string-value="42.34 Formations secondaire de Mélèzes" calcext:value-type="string">
            <text:p>42.34 Formations secondaire de Mélèzes</text:p>
          </table:table-cell>
          <table:table-cell table:number-columns-repeated="1019"/>
        </table:table-row>
        <table:table-row table:style-name="ro1">
          <table:table-cell table:style-name="ce30" office:value-type="float" office:value="1263" calcext:value-type="float">
            <text:p>1263</text:p>
          </table:table-cell>
          <table:table-cell table:style-name="ce30" office:value-type="float" office:value="42.5" calcext:value-type="float">
            <text:p>42,5</text:p>
          </table:table-cell>
          <table:table-cell table:style-name="ce131" office:value-type="string" calcext:value-type="string">
            <text:p>Forêts de Pins sylvestr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02]&amp;&quot; &quot;&amp;[.C302])" office:value-type="string" office:string-value="42.5 Forêts de Pins sylvestres" calcext:value-type="string">
            <text:p>42.5 Forêts de Pins sylvestres</text:p>
          </table:table-cell>
          <table:table-cell table:number-columns-repeated="1019"/>
        </table:table-row>
        <table:table-row table:style-name="ro1">
          <table:table-cell table:style-name="ce30" office:value-type="float" office:value="4222" calcext:value-type="float">
            <text:p>4222</text:p>
          </table:table-cell>
          <table:table-cell table:style-name="ce30" office:value-type="float" office:value="42.52" calcext:value-type="float">
            <text:p>42,52</text:p>
          </table:table-cell>
          <table:table-cell table:style-name="ce131" office:value-type="string" calcext:value-type="string">
            <text:p>Forêts de Pins sylvestres médio-europé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03]&amp;&quot; &quot;&amp;[.C303])" office:value-type="string" office:string-value="42.52 Forêts de Pins sylvestres médio-européennes" calcext:value-type="string">
            <text:p>42.52 Forêts de Pins sylvestres médio-europé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4230" calcext:value-type="float">
            <text:p>4230</text:p>
          </table:table-cell>
          <table:table-cell table:style-name="ce30" office:value-type="float" office:value="42.54" calcext:value-type="float">
            <text:p>42,54</text:p>
          </table:table-cell>
          <table:table-cell table:style-name="ce131" office:value-type="string" calcext:value-type="string">
            <text:p>Forêts de Pins sylvestre à Erica herbacea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04]&amp;&quot; &quot;&amp;[.C304])" office:value-type="string" office:string-value="42.54 Forêts de Pins sylvestre à Erica herbacea" calcext:value-type="string">
            <text:p>42.54 Forêts de Pins sylvestre à Erica herbacea</text:p>
          </table:table-cell>
          <table:table-cell table:number-columns-repeated="1019"/>
        </table:table-row>
        <table:table-row table:style-name="ro1">
          <table:table-cell table:style-name="ce30" office:value-type="float" office:value="4238" calcext:value-type="float">
            <text:p>4238</text:p>
          </table:table-cell>
          <table:table-cell table:style-name="ce30" office:value-type="float" office:value="42.57" calcext:value-type="float">
            <text:p>42,57</text:p>
          </table:table-cell>
          <table:table-cell table:style-name="ce131" office:value-type="string" calcext:value-type="string">
            <text:p>Forêts de Pins sylvestres du Massif central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05]&amp;&quot; &quot;&amp;[.C305])" office:value-type="string" office:string-value="42.57 Forêts de Pins sylvestres du Massif central" calcext:value-type="string">
            <text:p>42.57 Forêts de Pins sylvestres du Massif central</text:p>
          </table:table-cell>
          <table:table-cell table:number-columns-repeated="1019"/>
        </table:table-row>
        <table:table-row table:style-name="ro1">
          <table:table-cell table:style-name="ce30" office:value-type="float" office:value="1369" calcext:value-type="float">
            <text:p>1369</text:p>
          </table:table-cell>
          <table:table-cell table:style-name="ce30" office:value-type="float" office:value="42.6" calcext:value-type="float">
            <text:p>42,6</text:p>
          </table:table-cell>
          <table:table-cell table:style-name="ce131" office:value-type="string" calcext:value-type="string">
            <text:p>Forêts de Pins noir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06]&amp;&quot; &quot;&amp;[.C306])" office:value-type="string" office:string-value="42.6 Forêts de Pins noirs" calcext:value-type="string">
            <text:p>42.6 Forêts de Pins noirs</text:p>
          </table:table-cell>
          <table:table-cell table:number-columns-repeated="1019"/>
        </table:table-row>
        <table:table-row table:style-name="ro1">
          <table:table-cell table:style-name="ce30" office:value-type="float" office:value="4509" calcext:value-type="float">
            <text:p>4509</text:p>
          </table:table-cell>
          <table:table-cell table:style-name="ce30" office:value-type="float" office:value="42.67" calcext:value-type="float">
            <text:p>42,67</text:p>
          </table:table-cell>
          <table:table-cell table:style-name="ce131" office:value-type="string" calcext:value-type="string">
            <text:p>Reboisement en Pins noir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07]&amp;&quot; &quot;&amp;[.C307])" office:value-type="string" office:string-value="42.67 Reboisement en Pins noirs" calcext:value-type="string">
            <text:p>42.67 Reboisement en Pins noirs</text:p>
          </table:table-cell>
          <table:table-cell table:number-columns-repeated="1019"/>
        </table:table-row>
        <table:table-row table:style-name="ro1">
          <table:table-cell table:style-name="ce30" office:value-type="float" office:value="4514" calcext:value-type="float">
            <text:p>4514</text:p>
          </table:table-cell>
          <table:table-cell table:style-name="ce30" office:value-type="float" office:value="42.81" calcext:value-type="float">
            <text:p>42,81</text:p>
          </table:table-cell>
          <table:table-cell table:style-name="ce131" office:value-type="string" calcext:value-type="string">
            <text:p>Forêts de Pins maritim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08]&amp;&quot; &quot;&amp;[.C308])" office:value-type="string" office:string-value="42.81 Forêts de Pins maritimes" calcext:value-type="string">
            <text:p>42.81 Forêts de Pins maritimes</text:p>
          </table:table-cell>
          <table:table-cell table:number-columns-repeated="1019"/>
        </table:table-row>
        <table:table-row table:style-name="ro1"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43" calcext:value-type="float">
            <text:p>43</text:p>
          </table:table-cell>
          <table:table-cell table:style-name="ce130" office:value-type="string" calcext:value-type="string">
            <text:p>Forêts mixtes</text:p>
          </table:table-cell>
          <table:table-cell table:style-name="ce29" office:value-type="float" office:value="2" calcext:value-type="float">
            <text:p>2</text:p>
          </table:table-cell>
          <table:table-cell table:formula="of:=CONCATENATE([.B309]&amp;&quot; &quot;&amp;[.C309])" office:value-type="string" office:string-value="43 Forêts mixtes" calcext:value-type="string">
            <text:p>43 Forêts mixtes</text:p>
          </table:table-cell>
          <table:table-cell table:number-columns-repeated="1019"/>
        </table:table-row>
        <table:table-row table:style-name="ro1">
          <table:table-cell table:style-name="ce30" office:value-type="float" office:value="1370" calcext:value-type="float">
            <text:p>1370</text:p>
          </table:table-cell>
          <table:table-cell table:style-name="ce30" office:value-type="float" office:value="43.1" calcext:value-type="float">
            <text:p>43,1</text:p>
          </table:table-cell>
          <table:table-cell table:style-name="ce131" office:value-type="string" calcext:value-type="string">
            <text:p>Hêtraies mixt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10]&amp;&quot; &quot;&amp;[.C310])" office:value-type="string" office:string-value="43.1 Hêtraies mixtes" calcext:value-type="string">
            <text:p>43.1 Hêtraies mixtes</text:p>
          </table:table-cell>
          <table:table-cell table:number-columns-repeated="1019"/>
        </table:table-row>
        <table:table-row table:style-name="ro1">
          <table:table-cell table:style-name="ce30" office:value-type="float" office:value="1371" calcext:value-type="float">
            <text:p>1371</text:p>
          </table:table-cell>
          <table:table-cell table:style-name="ce30" office:value-type="float" office:value="43.2" calcext:value-type="float">
            <text:p>43,2</text:p>
          </table:table-cell>
          <table:table-cell table:style-name="ce131" office:value-type="string" calcext:value-type="string">
            <text:p>Chênaies-charmaies mixt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11]&amp;&quot; &quot;&amp;[.C311])" office:value-type="string" office:string-value="43.2 Chênaies-charmaies mixtes" calcext:value-type="string">
            <text:p>43.2 Chênaies-charmaies mixtes</text:p>
          </table:table-cell>
          <table:table-cell table:number-columns-repeated="1019"/>
        </table:table-row>
        <table:table-row table:style-name="ro1">
          <table:table-cell table:style-name="ce30" office:value-type="float" office:value="1372" calcext:value-type="float">
            <text:p>1372</text:p>
          </table:table-cell>
          <table:table-cell table:style-name="ce30" office:value-type="float" office:value="43.5" calcext:value-type="float">
            <text:p>43,5</text:p>
          </table:table-cell>
          <table:table-cell table:style-name="ce131" office:value-type="string" calcext:value-type="string">
            <text:p>Chênaies acidiphiles mixt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12]&amp;&quot; &quot;&amp;[.C312])" office:value-type="string" office:string-value="43.5 Chênaies acidiphiles mixtes" calcext:value-type="string">
            <text:p>43.5 Chênaies acidiphiles mixtes</text:p>
          </table:table-cell>
          <table:table-cell table:number-columns-repeated="1019"/>
        </table:table-row>
        <table:table-row table:style-name="ro1">
          <table:table-cell table:style-name="ce30" office:value-type="float" office:value="1373" calcext:value-type="float">
            <text:p>1373</text:p>
          </table:table-cell>
          <table:table-cell table:style-name="ce30" office:value-type="float" office:value="43.7" calcext:value-type="float">
            <text:p>43,7</text:p>
          </table:table-cell>
          <table:table-cell table:style-name="ce131" office:value-type="string" calcext:value-type="string">
            <text:p>Chênaies mixtes thermophiles et supra-méditerranéenn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13]&amp;&quot; &quot;&amp;[.C313])" office:value-type="string" office:string-value="43.7 Chênaies mixtes thermophiles et supra-méditerranéennes" calcext:value-type="string">
            <text:p>43.7 Chênaies mixtes thermophiles et supra-méditerrané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1374" calcext:value-type="float">
            <text:p>1374</text:p>
          </table:table-cell>
          <table:table-cell table:style-name="ce30" office:value-type="float" office:value="43.9" calcext:value-type="float">
            <text:p>43,9</text:p>
          </table:table-cell>
          <table:table-cell table:style-name="ce131" office:value-type="string" calcext:value-type="string">
            <text:p>Forêts mixtes de châtaignier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14]&amp;&quot; &quot;&amp;[.C314])" office:value-type="string" office:string-value="43.9 Forêts mixtes de châtaigniers" calcext:value-type="string">
            <text:p>43.9 Forêts mixtes de châtaigniers</text:p>
          </table:table-cell>
          <table:table-cell table:number-columns-repeated="1019"/>
        </table:table-row>
        <table:table-row table:style-name="ro1"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44" calcext:value-type="float">
            <text:p>44</text:p>
          </table:table-cell>
          <table:table-cell table:style-name="ce130" office:value-type="string" calcext:value-type="string">
            <text:p>Forêts riveraines, forêts et fourrés très humides</text:p>
          </table:table-cell>
          <table:table-cell table:style-name="ce29" office:value-type="float" office:value="2" calcext:value-type="float">
            <text:p>2</text:p>
          </table:table-cell>
          <table:table-cell table:formula="of:=CONCATENATE([.B315]&amp;&quot; &quot;&amp;[.C315])" office:value-type="string" office:string-value="44 Forêts riveraines, forêts et fourrés très humides" calcext:value-type="string">
            <text:p>44 Forêts riveraines, forêts et fourrés très humides</text:p>
          </table:table-cell>
          <table:table-cell table:number-columns-repeated="1019"/>
        </table:table-row>
        <table:table-row table:style-name="ro1">
          <table:table-cell table:style-name="ce30" office:value-type="float" office:value="1378" calcext:value-type="float">
            <text:p>1378</text:p>
          </table:table-cell>
          <table:table-cell table:style-name="ce30" office:value-type="float" office:value="44.1" calcext:value-type="float">
            <text:p>44,1</text:p>
          </table:table-cell>
          <table:table-cell table:style-name="ce131" office:value-type="string" calcext:value-type="string">
            <text:p>Formations riveraines de Saul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16]&amp;&quot; &quot;&amp;[.C316])" office:value-type="string" office:string-value="44.1 Formations riveraines de Saules" calcext:value-type="string">
            <text:p>44.1 Formations riveraines de Saules</text:p>
          </table:table-cell>
          <table:table-cell table:number-columns-repeated="1019"/>
        </table:table-row>
        <table:table-row table:style-name="ro1">
          <table:table-cell table:style-name="ce30" office:value-type="float" office:value="4495" calcext:value-type="float">
            <text:p>4495</text:p>
          </table:table-cell>
          <table:table-cell table:style-name="ce30" office:value-type="float" office:value="44.11" calcext:value-type="float">
            <text:p>44,11</text:p>
          </table:table-cell>
          <table:table-cell table:style-name="ce131" office:value-type="string" calcext:value-type="string">
            <text:p>Saussaies pré-alpi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17]&amp;&quot; &quot;&amp;[.C317])" office:value-type="string" office:string-value="44.11 Saussaies pré-alpines" calcext:value-type="string">
            <text:p>44.11 Saussaies pré-alpines</text:p>
          </table:table-cell>
          <table:table-cell table:number-columns-repeated="1019"/>
        </table:table-row>
        <table:table-row table:style-name="ro1">
          <table:table-cell table:style-name="ce30" office:value-type="float" office:value="4501" calcext:value-type="float">
            <text:p>4501</text:p>
          </table:table-cell>
          <table:table-cell table:style-name="ce30" office:value-type="float" office:value="44.12" calcext:value-type="float">
            <text:p>44,12</text:p>
          </table:table-cell>
          <table:table-cell table:style-name="ce131" office:value-type="string" calcext:value-type="string">
            <text:p>Saussaies de plaine, collinéennes et méditerranéo-montagnard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18]&amp;&quot; &quot;&amp;[.C318])" office:value-type="string" office:string-value="44.12 Saussaies de plaine, collinéennes et méditerranéo-montagnardes" calcext:value-type="string">
            <text:p>44.12 Saussaies de plaine, collinéennes et méditerranéo-montagnardes</text:p>
          </table:table-cell>
          <table:table-cell table:number-columns-repeated="1019"/>
        </table:table-row>
        <table:table-row table:style-name="ro1">
          <table:table-cell table:style-name="ce30" office:value-type="float" office:value="4504" calcext:value-type="float">
            <text:p>4504</text:p>
          </table:table-cell>
          <table:table-cell table:style-name="ce30" office:value-type="float" office:value="44.13" calcext:value-type="float">
            <text:p>44,13</text:p>
          </table:table-cell>
          <table:table-cell table:style-name="ce131" office:value-type="string" calcext:value-type="string">
            <text:p>Forêts galeries de Saules blanc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19]&amp;&quot; &quot;&amp;[.C319])" office:value-type="string" office:string-value="44.13 Forêts galeries de Saules blancs" calcext:value-type="string">
            <text:p>44.13 Forêts galeries de Saules blancs</text:p>
          </table:table-cell>
          <table:table-cell table:number-columns-repeated="1019"/>
        </table:table-row>
        <table:table-row table:style-name="ro1">
          <table:table-cell table:style-name="ce30" office:value-type="float" office:value="1387" calcext:value-type="float">
            <text:p>1387</text:p>
          </table:table-cell>
          <table:table-cell table:style-name="ce30" office:value-type="float" office:value="44.2" calcext:value-type="float">
            <text:p>44,2</text:p>
          </table:table-cell>
          <table:table-cell table:style-name="ce131" office:value-type="string" calcext:value-type="string">
            <text:p>Galeries d'Aulnes blanc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20]&amp;&quot; &quot;&amp;[.C320])" office:value-type="string" office:string-value="44.2 Galeries d'Aulnes blancs" calcext:value-type="string">
            <text:p>44.2 Galeries d'Aulnes blancs</text:p>
          </table:table-cell>
          <table:table-cell table:number-columns-repeated="1019"/>
        </table:table-row>
        <table:table-row table:style-name="ro1">
          <table:table-cell table:style-name="ce30" office:value-type="float" office:value="1389" calcext:value-type="float">
            <text:p>1389</text:p>
          </table:table-cell>
          <table:table-cell table:style-name="ce30" office:value-type="float" office:value="44.3" calcext:value-type="float">
            <text:p>44,3</text:p>
          </table:table-cell>
          <table:table-cell table:style-name="ce131" office:value-type="string" calcext:value-type="string">
            <text:p>Forêt de Frênes et d'Aulnes des fleuves médio-européen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21]&amp;&quot; &quot;&amp;[.C321])" office:value-type="string" office:string-value="44.3 Forêt de Frênes et d'Aulnes des fleuves médio-européens" calcext:value-type="string">
            <text:p>44.3 Forêt de Frênes et d'Aulnes des fleuves médio-européens</text:p>
          </table:table-cell>
          <table:table-cell table:number-columns-repeated="1019"/>
        </table:table-row>
        <table:table-row table:style-name="ro1">
          <table:table-cell table:style-name="ce30" office:value-type="float" office:value="4522" calcext:value-type="float">
            <text:p>4522</text:p>
          </table:table-cell>
          <table:table-cell table:style-name="ce30" office:value-type="float" office:value="44.31" calcext:value-type="float">
            <text:p>44,31</text:p>
          </table:table-cell>
          <table:table-cell table:style-name="ce131" office:value-type="string" calcext:value-type="string">
            <text:p>Forêts de Frênes et d'Aulnes des ruisselets et des sources (rivulaires)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22]&amp;&quot; &quot;&amp;[.C322])" office:value-type="string" office:string-value="44.31 Forêts de Frênes et d'Aulnes des ruisselets et des sources (rivulaires)" calcext:value-type="string">
            <text:p>44.31 Forêts de Frênes et d'Aulnes des ruisselets et des sources (rivulaires)</text:p>
          </table:table-cell>
          <table:table-cell table:number-columns-repeated="1019"/>
        </table:table-row>
        <table:table-row table:style-name="ro1">
          <table:table-cell table:style-name="ce30" office:value-type="float" office:value="4526" calcext:value-type="float">
            <text:p>4526</text:p>
          </table:table-cell>
          <table:table-cell table:style-name="ce30" office:value-type="float" office:value="44.32" calcext:value-type="float">
            <text:p>44,32</text:p>
          </table:table-cell>
          <table:table-cell table:style-name="ce131" office:value-type="string" calcext:value-type="string">
            <text:p>Bois de Frênes et d'Aulnes des rivières à débit rapide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23]&amp;&quot; &quot;&amp;[.C323])" office:value-type="string" office:string-value="44.32 Bois de Frênes et d'Aulnes des rivières à débit rapide" calcext:value-type="string">
            <text:p>44.32 Bois de Frênes et d'Aulnes des rivières à débit rapide</text:p>
          </table:table-cell>
          <table:table-cell table:number-columns-repeated="1019"/>
        </table:table-row>
        <table:table-row table:style-name="ro1">
          <table:table-cell table:style-name="ce30" office:value-type="float" office:value="4527" calcext:value-type="float">
            <text:p>4527</text:p>
          </table:table-cell>
          <table:table-cell table:style-name="ce30" office:value-type="float" office:value="44.33" calcext:value-type="float">
            <text:p>44,33</text:p>
          </table:table-cell>
          <table:table-cell table:style-name="ce131" office:value-type="string" calcext:value-type="string">
            <text:p>Bois de Frênes et d'Aulnes des rivières à eaux lent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24]&amp;&quot; &quot;&amp;[.C324])" office:value-type="string" office:string-value="44.33 Bois de Frênes et d'Aulnes des rivières à eaux lentes" calcext:value-type="string">
            <text:p>44.33 Bois de Frênes et d'Aulnes des rivières à eaux lentes</text:p>
          </table:table-cell>
          <table:table-cell table:number-columns-repeated="1019"/>
        </table:table-row>
        <table:table-row table:style-name="ro1">
          <table:table-cell table:style-name="ce30" office:value-type="float" office:value="4543" calcext:value-type="float">
            <text:p>4543</text:p>
          </table:table-cell>
          <table:table-cell table:style-name="ce30" office:value-type="float" office:value="44.34" calcext:value-type="float">
            <text:p>44,34</text:p>
          </table:table-cell>
          <table:table-cell table:style-name="ce131" office:value-type="string" calcext:value-type="string">
            <text:p>Galeries d'Aulnes nord-ibériqu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25]&amp;&quot; &quot;&amp;[.C325])" office:value-type="string" office:string-value="44.34 Galeries d'Aulnes nord-ibériques" calcext:value-type="string">
            <text:p>44.34 Galeries d'Aulnes nord-ibériques</text:p>
          </table:table-cell>
          <table:table-cell table:number-columns-repeated="1019"/>
        </table:table-row>
        <table:table-row table:style-name="ro1">
          <table:table-cell table:style-name="ce30" office:value-type="float" office:value="1396" calcext:value-type="float">
            <text:p>1396</text:p>
          </table:table-cell>
          <table:table-cell table:style-name="ce30" office:value-type="float" office:value="44.4" calcext:value-type="float">
            <text:p>44,4</text:p>
          </table:table-cell>
          <table:table-cell table:style-name="ce131" office:value-type="string" calcext:value-type="string">
            <text:p>Forêts mixtes de Chênes, d'Ormes et de Frênes des grands fleuve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26]&amp;&quot; &quot;&amp;[.C326])" office:value-type="string" office:string-value="44.4 Forêts mixtes de Chênes, d'Ormes et de Frênes des grands fleuves" calcext:value-type="string">
            <text:p>44.4 Forêts mixtes de Chênes, d'Ormes et de Frênes des grands fleuves</text:p>
          </table:table-cell>
          <table:table-cell table:number-columns-repeated="1019"/>
        </table:table-row>
        <table:table-row table:style-name="ro1">
          <table:table-cell table:style-name="ce30" office:value-type="float" office:value="4549" calcext:value-type="float">
            <text:p>4549</text:p>
          </table:table-cell>
          <table:table-cell table:style-name="ce30" office:value-type="float" office:value="44.41" calcext:value-type="float">
            <text:p>44,41</text:p>
          </table:table-cell>
          <table:table-cell table:style-name="ce131" office:value-type="string" calcext:value-type="string">
            <text:p>Grandes forêts fluviales médio-europé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27]&amp;&quot; &quot;&amp;[.C327])" office:value-type="string" office:string-value="44.41 Grandes forêts fluviales médio-européennes" calcext:value-type="string">
            <text:p>44.41 Grandes forêts fluviales médio-europé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4557" calcext:value-type="float">
            <text:p>4557</text:p>
          </table:table-cell>
          <table:table-cell table:style-name="ce30" office:value-type="float" office:value="44.42" calcext:value-type="float">
            <text:p>44,42</text:p>
          </table:table-cell>
          <table:table-cell table:style-name="ce131" office:value-type="string" calcext:value-type="string">
            <text:p>Forêts fluviales médio-européennes résiduell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28]&amp;&quot; &quot;&amp;[.C328])" office:value-type="string" office:string-value="44.42 Forêts fluviales médio-européennes résiduelles" calcext:value-type="string">
            <text:p>44.42 Forêts fluviales médio-européennes résiduelles</text:p>
          </table:table-cell>
          <table:table-cell table:number-columns-repeated="1019"/>
        </table:table-row>
        <table:table-row table:style-name="ro1">
          <table:table-cell table:style-name="ce30" office:value-type="float" office:value="1399" calcext:value-type="float">
            <text:p>1399</text:p>
          </table:table-cell>
          <table:table-cell table:style-name="ce30" office:value-type="float" office:value="44.5" calcext:value-type="float">
            <text:p>44,5</text:p>
          </table:table-cell>
          <table:table-cell table:style-name="ce131" office:value-type="string" calcext:value-type="string">
            <text:p>Galeries méridionales d'Aulnes et de Bouleaux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29]&amp;&quot; &quot;&amp;[.C329])" office:value-type="string" office:string-value="44.5 Galeries méridionales d'Aulnes et de Bouleaux" calcext:value-type="string">
            <text:p>44.5 Galeries méridionales d'Aulnes et de Bouleaux</text:p>
          </table:table-cell>
          <table:table-cell table:number-columns-repeated="1019"/>
        </table:table-row>
        <table:table-row table:style-name="ro1">
          <table:table-cell table:style-name="ce30" office:value-type="float" office:value="4571" calcext:value-type="float">
            <text:p>4571</text:p>
          </table:table-cell>
          <table:table-cell table:style-name="ce30" office:value-type="float" office:value="44.51" calcext:value-type="float">
            <text:p>44,51</text:p>
          </table:table-cell>
          <table:table-cell table:style-name="ce131" office:value-type="string" calcext:value-type="string">
            <text:p>Galeries méridionales d'Aulnes glutineux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30]&amp;&quot; &quot;&amp;[.C330])" office:value-type="string" office:string-value="44.51 Galeries méridionales d'Aulnes glutineux" calcext:value-type="string">
            <text:p>44.51 Galeries méridionales d'Aulnes glutineux</text:p>
          </table:table-cell>
          <table:table-cell table:number-columns-repeated="1019"/>
        </table:table-row>
        <table:table-row table:style-name="ro1">
          <table:table-cell table:style-name="ce30" office:value-type="float" office:value="4584" calcext:value-type="float">
            <text:p>4584</text:p>
          </table:table-cell>
          <table:table-cell table:style-name="ce30" office:value-type="float" office:value="44.61" calcext:value-type="float">
            <text:p>44,61</text:p>
          </table:table-cell>
          <table:table-cell table:style-name="ce131" office:value-type="string" calcext:value-type="string">
            <text:p>Forêts de Peupliers riveraines et méditerrané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31]&amp;&quot; &quot;&amp;[.C331])" office:value-type="string" office:string-value="44.61 Forêts de Peupliers riveraines et méditerranéennes" calcext:value-type="string">
            <text:p>44.61 Forêts de Peupliers riveraines et méditerrané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4486" calcext:value-type="float">
            <text:p>4486</text:p>
          </table:table-cell>
          <table:table-cell table:style-name="ce30" office:value-type="float" office:value="44.62" calcext:value-type="float">
            <text:p>44,62</text:p>
          </table:table-cell>
          <table:table-cell table:style-name="ce131" office:value-type="string" calcext:value-type="string">
            <text:p>Forêts d'Ormes riveraines et méditerrané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32]&amp;&quot; &quot;&amp;[.C332])" office:value-type="string" office:string-value="44.62 Forêts d'Ormes riveraines et méditerranéennes" calcext:value-type="string">
            <text:p>44.62 Forêts d'Ormes riveraines et méditerrané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4487" calcext:value-type="float">
            <text:p>4487</text:p>
          </table:table-cell>
          <table:table-cell table:style-name="ce30" office:value-type="float" office:value="44.63" calcext:value-type="float">
            <text:p>44,63</text:p>
          </table:table-cell>
          <table:table-cell table:style-name="ce131" office:value-type="string" calcext:value-type="string">
            <text:p>Bois de Frênes riverains et méditerranéen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33]&amp;&quot; &quot;&amp;[.C333])" office:value-type="string" office:string-value="44.63 Bois de Frênes riverains et méditerranéens" calcext:value-type="string">
            <text:p>44.63 Bois de Frênes riverains et méditerranéens</text:p>
          </table:table-cell>
          <table:table-cell table:number-columns-repeated="1019"/>
        </table:table-row>
        <table:table-row table:style-name="ro1">
          <table:table-cell table:style-name="ce30" office:value-type="float" office:value="4496" calcext:value-type="float">
            <text:p>4496</text:p>
          </table:table-cell>
          <table:table-cell table:style-name="ce30" office:value-type="float" office:value="44.64" calcext:value-type="float">
            <text:p>44,64</text:p>
          </table:table-cell>
          <table:table-cell table:style-name="ce131" office:value-type="string" calcext:value-type="string">
            <text:p>Galeries de Charmes Houblon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34]&amp;&quot; &quot;&amp;[.C334])" office:value-type="string" office:string-value="44.64 Galeries de Charmes Houblon" calcext:value-type="string">
            <text:p>44.64 Galeries de Charmes Houblon</text:p>
          </table:table-cell>
          <table:table-cell table:number-columns-repeated="1019"/>
        </table:table-row>
        <table:table-row table:style-name="ro1">
          <table:table-cell table:style-name="ce30" office:value-type="float" office:value="1380" calcext:value-type="float">
            <text:p>1380</text:p>
          </table:table-cell>
          <table:table-cell table:style-name="ce30" office:value-type="float" office:value="44.8" calcext:value-type="float">
            <text:p>44,8</text:p>
          </table:table-cell>
          <table:table-cell table:style-name="ce131" office:value-type="string" calcext:value-type="string">
            <text:p>Galeries et fourrés riverains méridionaux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35]&amp;&quot; &quot;&amp;[.C335])" office:value-type="string" office:string-value="44.8 Galeries et fourrés riverains méridionaux" calcext:value-type="string">
            <text:p>44.8 Galeries et fourrés riverains méridionaux</text:p>
          </table:table-cell>
          <table:table-cell table:number-columns-repeated="1019"/>
        </table:table-row>
        <table:table-row table:style-name="ro1">
          <table:table-cell table:style-name="ce30" office:value-type="float" office:value="4506" calcext:value-type="float">
            <text:p>4506</text:p>
          </table:table-cell>
          <table:table-cell table:style-name="ce30" office:value-type="float" office:value="44.81" calcext:value-type="float">
            <text:p>44,81</text:p>
          </table:table-cell>
          <table:table-cell table:style-name="ce131" office:value-type="string" calcext:value-type="string">
            <text:p>Galeries de Laurier-roses, de Gattiliers et de Tamari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36]&amp;&quot; &quot;&amp;[.C336])" office:value-type="string" office:string-value="44.81 Galeries de Laurier-roses, de Gattiliers et de Tamaris" calcext:value-type="string">
            <text:p>44.81 Galeries de Laurier-roses, de Gattiliers et de Tamaris</text:p>
          </table:table-cell>
          <table:table-cell table:number-columns-repeated="1019"/>
        </table:table-row>
        <table:table-row table:style-name="ro1">
          <table:table-cell table:style-name="ce30" office:value-type="float" office:value="1388" calcext:value-type="float">
            <text:p>1388</text:p>
          </table:table-cell>
          <table:table-cell table:style-name="ce30" office:value-type="float" office:value="44.9" calcext:value-type="float">
            <text:p>44,9</text:p>
          </table:table-cell>
          <table:table-cell table:style-name="ce131" office:value-type="string" calcext:value-type="string">
            <text:p>Bois marécageux d'Aulne, de Saule et de Myrte des marai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37]&amp;&quot; &quot;&amp;[.C337])" office:value-type="string" office:string-value="44.9 Bois marécageux d'Aulne, de Saule et de Myrte des marais" calcext:value-type="string">
            <text:p>44.9 Bois marécageux d'Aulne, de Saule et de Myrte des marais</text:p>
          </table:table-cell>
          <table:table-cell table:number-columns-repeated="1019"/>
        </table:table-row>
        <table:table-row table:style-name="ro1">
          <table:table-cell table:style-name="ce30" office:value-type="float" office:value="4523" calcext:value-type="float">
            <text:p>4523</text:p>
          </table:table-cell>
          <table:table-cell table:style-name="ce30" office:value-type="float" office:value="44.91" calcext:value-type="float">
            <text:p>44,91</text:p>
          </table:table-cell>
          <table:table-cell table:style-name="ce131" office:value-type="string" calcext:value-type="string">
            <text:p>Bois marécageux d'Aul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38]&amp;&quot; &quot;&amp;[.C338])" office:value-type="string" office:string-value="44.91 Bois marécageux d'Aulnes" calcext:value-type="string">
            <text:p>44.91 Bois marécageux d'Aulnes</text:p>
          </table:table-cell>
          <table:table-cell table:number-columns-repeated="1019"/>
        </table:table-row>
        <table:table-row table:style-name="ro1">
          <table:table-cell table:style-name="ce30" office:value-type="float" office:value="4524" calcext:value-type="float">
            <text:p>4524</text:p>
          </table:table-cell>
          <table:table-cell table:style-name="ce30" office:value-type="float" office:value="44.92" calcext:value-type="float">
            <text:p>44,92</text:p>
          </table:table-cell>
          <table:table-cell table:style-name="ce131" office:value-type="string" calcext:value-type="string">
            <text:p>Saussaies marécageus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39]&amp;&quot; &quot;&amp;[.C339])" office:value-type="string" office:string-value="44.92 Saussaies marécageuses" calcext:value-type="string">
            <text:p>44.92 Saussaies marécageuses</text:p>
          </table:table-cell>
          <table:table-cell table:number-columns-repeated="1019"/>
        </table:table-row>
        <table:table-row table:style-name="ro1">
          <table:table-cell table:style-name="ce30" office:value-type="float" office:value="4528" calcext:value-type="float">
            <text:p>4528</text:p>
          </table:table-cell>
          <table:table-cell table:style-name="ce30" office:value-type="float" office:value="44.93" calcext:value-type="float">
            <text:p>44,93</text:p>
          </table:table-cell>
          <table:table-cell table:style-name="ce131" office:value-type="string" calcext:value-type="string">
            <text:p>Bois marécageux de Bouleaux et de piment royal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40]&amp;&quot; &quot;&amp;[.C340])" office:value-type="string" office:string-value="44.93 Bois marécageux de Bouleaux et de piment royal" calcext:value-type="string">
            <text:p>44.93 Bois marécageux de Bouleaux et de piment royal</text:p>
          </table:table-cell>
          <table:table-cell table:number-columns-repeated="1019"/>
        </table:table-row>
        <table:table-row table:style-name="ro1"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45" calcext:value-type="float">
            <text:p>45</text:p>
          </table:table-cell>
          <table:table-cell table:style-name="ce130" office:value-type="string" calcext:value-type="string">
            <text:p>Forêts sempervirentes non résineuses</text:p>
          </table:table-cell>
          <table:table-cell table:style-name="ce29" office:value-type="float" office:value="2" calcext:value-type="float">
            <text:p>2</text:p>
          </table:table-cell>
          <table:table-cell table:formula="of:=CONCATENATE([.B341]&amp;&quot; &quot;&amp;[.C341])" office:value-type="string" office:string-value="45 Forêts sempervirentes non résineuses" calcext:value-type="string">
            <text:p>45 Forêts sempervirentes non résineuses</text:p>
          </table:table-cell>
          <table:table-cell table:number-columns-repeated="1019"/>
        </table:table-row>
        <table:table-row table:style-name="ro1">
          <table:table-cell table:style-name="ce30" office:value-type="float" office:value="1397" calcext:value-type="float">
            <text:p>1397</text:p>
          </table:table-cell>
          <table:table-cell table:style-name="ce30" office:value-type="float" office:value="45.2" calcext:value-type="float">
            <text:p>45,2</text:p>
          </table:table-cell>
          <table:table-cell table:style-name="ce131" office:value-type="string" calcext:value-type="string">
            <text:p>Forêts de Chênes lièges (suberaies)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42]&amp;&quot; &quot;&amp;[.C342])" office:value-type="string" office:string-value="45.2 Forêts de Chênes lièges (suberaies)" calcext:value-type="string">
            <text:p>45.2 Forêts de Chênes lièges (suberaies)</text:p>
          </table:table-cell>
          <table:table-cell table:number-columns-repeated="1019"/>
        </table:table-row>
        <table:table-row table:style-name="ro1">
          <table:table-cell table:style-name="ce30" office:value-type="float" office:value="4552" calcext:value-type="float">
            <text:p>4552</text:p>
          </table:table-cell>
          <table:table-cell table:style-name="ce30" office:value-type="float" office:value="45.21" calcext:value-type="float">
            <text:p>45,21</text:p>
          </table:table-cell>
          <table:table-cell table:style-name="ce131" office:value-type="string" calcext:value-type="string">
            <text:p>Forêts thyrrhéniennes de Chênes lièg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43]&amp;&quot; &quot;&amp;[.C343])" office:value-type="string" office:string-value="45.21 Forêts thyrrhéniennes de Chênes lièges" calcext:value-type="string">
            <text:p>45.21 Forêts thyrrhéniennes de Chênes lièges</text:p>
          </table:table-cell>
          <table:table-cell table:number-columns-repeated="1019"/>
        </table:table-row>
        <table:table-row table:style-name="ro1">
          <table:table-cell table:style-name="ce30" office:value-type="float" office:value="4562" calcext:value-type="float">
            <text:p>4562</text:p>
          </table:table-cell>
          <table:table-cell table:style-name="ce30" office:value-type="float" office:value="45.24" calcext:value-type="float">
            <text:p>45,24</text:p>
          </table:table-cell>
          <table:table-cell table:style-name="ce131" office:value-type="string" calcext:value-type="string">
            <text:p>Forêts aquitaniennes de Chênes lièg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44]&amp;&quot; &quot;&amp;[.C344])" office:value-type="string" office:string-value="45.24 Forêts aquitaniennes de Chênes lièges" calcext:value-type="string">
            <text:p>45.24 Forêts aquitaniennes de Chênes lièges</text:p>
          </table:table-cell>
          <table:table-cell table:number-columns-repeated="1019"/>
        </table:table-row>
        <table:table-row table:style-name="ro1">
          <table:table-cell table:style-name="ce30" office:value-type="float" office:value="4573" calcext:value-type="float">
            <text:p>4573</text:p>
          </table:table-cell>
          <table:table-cell table:style-name="ce30" office:value-type="float" office:value="45.31" calcext:value-type="float">
            <text:p>45,31</text:p>
          </table:table-cell>
          <table:table-cell table:style-name="ce131" office:value-type="string" calcext:value-type="string">
            <text:p>Forêts de Chêne vert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45]&amp;&quot; &quot;&amp;[.C345])" office:value-type="string" office:string-value="45.31 Forêts de Chêne verts" calcext:value-type="string">
            <text:p>45.31 Forêts de Chêne verts</text:p>
          </table:table-cell>
          <table:table-cell table:number-columns-repeated="1019"/>
        </table:table-row>
        <table:table-row table:style-name="ro1">
          <table:table-cell table:style-name="ce30" office:value-type="float" office:value="4488" calcext:value-type="float">
            <text:p>4488</text:p>
          </table:table-cell>
          <table:table-cell table:style-name="ce30" office:value-type="float" office:value="45.32" calcext:value-type="float">
            <text:p>45,32</text:p>
          </table:table-cell>
          <table:table-cell table:style-name="ce131" office:value-type="string" calcext:value-type="string">
            <text:p>Forêts de Chênes verts supra-méditerranéenne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46]&amp;&quot; &quot;&amp;[.C346])" office:value-type="string" office:string-value="45.32 Forêts de Chênes verts supra-méditerranéennes" calcext:value-type="string">
            <text:p>45.32 Forêts de Chênes verts supra-méditerranéennes</text:p>
          </table:table-cell>
          <table:table-cell table:number-columns-repeated="1019"/>
        </table:table-row>
        <table:table-row table:style-name="ro1">
          <table:table-cell table:style-name="ce30" office:value-type="float" office:value="4498" calcext:value-type="float">
            <text:p>4498</text:p>
          </table:table-cell>
          <table:table-cell table:style-name="ce30" office:value-type="float" office:value="45.33" calcext:value-type="float">
            <text:p>45,33</text:p>
          </table:table-cell>
          <table:table-cell table:style-name="ce131" office:value-type="string" calcext:value-type="string">
            <text:p>Forêts aquitaniennes de Chênes verts</text:p>
          </table:table-cell>
          <table:table-cell table:style-name="ce30" office:value-type="float" office:value="4" calcext:value-type="float">
            <text:p>4</text:p>
          </table:table-cell>
          <table:table-cell table:formula="of:=CONCATENATE([.B347]&amp;&quot; &quot;&amp;[.C347])" office:value-type="string" office:string-value="45.33 Forêts aquitaniennes de Chênes verts" calcext:value-type="string">
            <text:p>45.33 Forêts aquitaniennes de Chênes verts</text:p>
          </table:table-cell>
          <table:table-cell table:number-columns-repeated="1019"/>
        </table:table-row>
        <table:table-row table:style-name="ro1">
          <table:table-cell table:style-name="ce30" office:value-type="float" office:value="1393" calcext:value-type="float">
            <text:p>1393</text:p>
          </table:table-cell>
          <table:table-cell table:style-name="ce30" office:value-type="float" office:value="45.5" calcext:value-type="float">
            <text:p>45,5</text:p>
          </table:table-cell>
          <table:table-cell table:style-name="ce131" office:value-type="string" calcext:value-type="string">
            <text:p>Forêts de Chênes et Lauriers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48]&amp;&quot; &quot;&amp;[.C348])" office:value-type="string" office:string-value="45.5 Forêts de Chênes et Lauriers" calcext:value-type="string">
            <text:p>45.5 Forêts de Chênes et Lauriers</text:p>
          </table:table-cell>
          <table:table-cell table:number-columns-repeated="1019"/>
        </table:table-row>
        <table:table-row table:style-name="ro1">
          <table:table-cell table:style-name="ce30" office:value-type="float" office:value="1384" calcext:value-type="float">
            <text:p>1384</text:p>
          </table:table-cell>
          <table:table-cell table:style-name="ce30" office:value-type="float" office:value="45.8" calcext:value-type="float">
            <text:p>45,8</text:p>
          </table:table-cell>
          <table:table-cell table:style-name="ce131" office:value-type="string" calcext:value-type="string">
            <text:p>Bois de Houx</text:p>
          </table:table-cell>
          <table:table-cell table:style-name="ce30" office:value-type="float" office:value="3" calcext:value-type="float">
            <text:p>3</text:p>
          </table:table-cell>
          <table:table-cell table:formula="of:=CONCATENATE([.B349]&amp;&quot; &quot;&amp;[.C349])" office:value-type="string" office:string-value="45.8 Bois de Houx" calcext:value-type="string">
            <text:p>45.8 Bois de Houx</text:p>
          </table:table-cell>
          <table:table-cell table:number-columns-repeated="1019"/>
        </table:table-row>
        <table:table-row table:style-name="ro2">
          <table:table-cell table:style-name="ce108" office:value-type="float" office:value="71" calcext:value-type="float">
            <text:p>71</text:p>
          </table:table-cell>
          <table:table-cell table:style-name="ce108" office:value-type="float" office:value="50" calcext:value-type="float">
            <text:p>50</text:p>
          </table:table-cell>
          <table:table-cell table:style-name="ce132" office:value-type="string" calcext:value-type="string">
            <text:p>Tourbières et marais</text:p>
          </table:table-cell>
          <table:table-cell table:style-name="ce108" office:value-type="float" office:value="1" calcext:value-type="float">
            <text:p>1</text:p>
          </table:table-cell>
          <table:table-cell table:formula="of:=CONCATENATE([.B350]&amp;&quot; &quot;&amp;[.C350])" office:value-type="string" office:string-value="50 Tourbières et marais" calcext:value-type="string">
            <text:p>50 Tourbières et marais</text:p>
          </table:table-cell>
          <table:table-cell table:number-columns-repeated="1019"/>
        </table:table-row>
        <table:table-row table:style-name="ro1">
          <table:table-cell table:style-name="ce109" office:value-type="float" office:value="518" calcext:value-type="float">
            <text:p>518</text:p>
          </table:table-cell>
          <table:table-cell table:style-name="ce109" office:value-type="float" office:value="51" calcext:value-type="float">
            <text:p>51</text:p>
          </table:table-cell>
          <table:table-cell table:style-name="ce133" office:value-type="string" calcext:value-type="string">
            <text:p>Tourbières hautes</text:p>
          </table:table-cell>
          <table:table-cell table:style-name="ce109" office:value-type="float" office:value="2" calcext:value-type="float">
            <text:p>2</text:p>
          </table:table-cell>
          <table:table-cell table:formula="of:=CONCATENATE([.B351]&amp;&quot; &quot;&amp;[.C351])" office:value-type="string" office:string-value="51 Tourbières hautes" calcext:value-type="string">
            <text:p>51 Tourbières hautes</text:p>
          </table:table-cell>
          <table:table-cell table:number-columns-repeated="1019"/>
        </table:table-row>
        <table:table-row table:style-name="ro1">
          <table:table-cell table:style-name="ce110" office:value-type="float" office:value="1404" calcext:value-type="float">
            <text:p>1404</text:p>
          </table:table-cell>
          <table:table-cell table:style-name="ce110" office:value-type="float" office:value="51.1" calcext:value-type="float">
            <text:p>51,1</text:p>
          </table:table-cell>
          <table:table-cell table:style-name="ce134" office:value-type="string" calcext:value-type="string">
            <text:p>Tourbières hautes à peu près naturelles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352]&amp;&quot; &quot;&amp;[.C352])" office:value-type="string" office:string-value="51.1 Tourbières hautes à peu près naturelles" calcext:value-type="string">
            <text:p>51.1 Tourbières hautes à peu près naturelles</text:p>
          </table:table-cell>
          <table:table-cell table:number-columns-repeated="1019"/>
        </table:table-row>
        <table:table-row table:style-name="ro1">
          <table:table-cell table:style-name="ce110" office:value-type="float" office:value="4579" calcext:value-type="float">
            <text:p>4579</text:p>
          </table:table-cell>
          <table:table-cell table:style-name="ce110" office:value-type="float" office:value="51.11" calcext:value-type="float">
            <text:p>51,11</text:p>
          </table:table-cell>
          <table:table-cell table:style-name="ce134" office:value-type="string" calcext:value-type="string">
            <text:p>Buttes, bourrelets et pelouses tourbeus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53]&amp;&quot; &quot;&amp;[.C353])" office:value-type="string" office:string-value="51.11 Buttes, bourrelets et pelouses tourbeuses" calcext:value-type="string">
            <text:p>51.11 Buttes, bourrelets et pelouses tourbeuses</text:p>
          </table:table-cell>
          <table:table-cell table:number-columns-repeated="1019"/>
        </table:table-row>
        <table:table-row table:style-name="ro1">
          <table:table-cell table:style-name="ce110" office:value-type="float" office:value="4545" calcext:value-type="float">
            <text:p>4545</text:p>
          </table:table-cell>
          <table:table-cell table:style-name="ce110" office:value-type="float" office:value="51.12" calcext:value-type="float">
            <text:p>51,12</text:p>
          </table:table-cell>
          <table:table-cell table:style-name="ce134" office:value-type="string" calcext:value-type="string">
            <text:p>Tourbières basses (Schlenken)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54]&amp;&quot; &quot;&amp;[.C354])" office:value-type="string" office:string-value="51.12 Tourbières basses (Schlenken)" calcext:value-type="string">
            <text:p>51.12 Tourbières basses (Schlenken)</text:p>
          </table:table-cell>
          <table:table-cell table:number-columns-repeated="1019"/>
        </table:table-row>
        <table:table-row table:style-name="ro1">
          <table:table-cell table:style-name="ce110" office:value-type="float" office:value="4546" calcext:value-type="float">
            <text:p>4546</text:p>
          </table:table-cell>
          <table:table-cell table:style-name="ce110" office:value-type="float" office:value="51.13" calcext:value-type="float">
            <text:p>51,13</text:p>
          </table:table-cell>
          <table:table-cell table:style-name="ce134" office:value-type="string" calcext:value-type="string">
            <text:p>Mares de tourbièr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55]&amp;&quot; &quot;&amp;[.C355])" office:value-type="string" office:string-value="51.13 Mares de tourbières" calcext:value-type="string">
            <text:p>51.13 Mares de tourbières</text:p>
          </table:table-cell>
          <table:table-cell table:number-columns-repeated="1019"/>
        </table:table-row>
        <table:table-row table:style-name="ro1">
          <table:table-cell table:style-name="ce110" office:value-type="float" office:value="4547" calcext:value-type="float">
            <text:p>4547</text:p>
          </table:table-cell>
          <table:table-cell table:style-name="ce110" office:value-type="float" office:value="51.14" calcext:value-type="float">
            <text:p>51,14</text:p>
          </table:table-cell>
          <table:table-cell table:style-name="ce134" office:value-type="string" calcext:value-type="string">
            <text:p>Suintements et rigoles de tourbièr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56]&amp;&quot; &quot;&amp;[.C356])" office:value-type="string" office:string-value="51.14 Suintements et rigoles de tourbières" calcext:value-type="string">
            <text:p>51.14 Suintements et rigoles de tourbières</text:p>
          </table:table-cell>
          <table:table-cell table:number-columns-repeated="1019"/>
        </table:table-row>
        <table:table-row table:style-name="ro1">
          <table:table-cell table:style-name="ce110" office:value-type="float" office:value="4574" calcext:value-type="float">
            <text:p>4574</text:p>
          </table:table-cell>
          <table:table-cell table:style-name="ce110" office:value-type="float" office:value="51.15" calcext:value-type="float">
            <text:p>51,15</text:p>
          </table:table-cell>
          <table:table-cell table:style-name="ce134" office:value-type="string" calcext:value-type="string">
            <text:p>Garnitures de bordure (lagg)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57]&amp;&quot; &quot;&amp;[.C357])" office:value-type="string" office:string-value="51.15 Garnitures de bordure (lagg)" calcext:value-type="string">
            <text:p>51.15 Garnitures de bordure (lagg)</text:p>
          </table:table-cell>
          <table:table-cell table:number-columns-repeated="1019"/>
        </table:table-row>
        <table:table-row table:style-name="ro1">
          <table:table-cell table:style-name="ce110" office:value-type="float" office:value="4575" calcext:value-type="float">
            <text:p>4575</text:p>
          </table:table-cell>
          <table:table-cell table:style-name="ce110" office:value-type="float" office:value="51.16" calcext:value-type="float">
            <text:p>51,16</text:p>
          </table:table-cell>
          <table:table-cell table:style-name="ce134" office:value-type="string" calcext:value-type="string">
            <text:p>Pré-bois tourbeux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58]&amp;&quot; &quot;&amp;[.C358])" office:value-type="string" office:string-value="51.16 Pré-bois tourbeux" calcext:value-type="string">
            <text:p>51.16 Pré-bois tourbeux</text:p>
          </table:table-cell>
          <table:table-cell table:number-columns-repeated="1019"/>
        </table:table-row>
        <table:table-row table:style-name="ro1">
          <table:table-cell table:style-name="ce110" office:value-type="float" office:value="1402" calcext:value-type="float">
            <text:p>1402</text:p>
          </table:table-cell>
          <table:table-cell table:style-name="ce110" office:value-type="float" office:value="51.2" calcext:value-type="float">
            <text:p>51,2</text:p>
          </table:table-cell>
          <table:table-cell table:style-name="ce134" office:value-type="string" calcext:value-type="string">
            <text:p>Tourbières à Molinie bleue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359]&amp;&quot; &quot;&amp;[.C359])" office:value-type="string" office:string-value="51.2 Tourbières à Molinie bleue" calcext:value-type="string">
            <text:p>51.2 Tourbières à Molinie bleue</text:p>
          </table:table-cell>
          <table:table-cell table:number-columns-repeated="1019"/>
        </table:table-row>
        <table:table-row table:style-name="ro1">
          <table:table-cell table:style-name="ce109" office:value-type="float" office:value="516" calcext:value-type="float">
            <text:p>516</text:p>
          </table:table-cell>
          <table:table-cell table:style-name="ce109" office:value-type="float" office:value="52" calcext:value-type="float">
            <text:p>52</text:p>
          </table:table-cell>
          <table:table-cell table:style-name="ce133" office:value-type="string" calcext:value-type="string">
            <text:p>Tourbières de couverture</text:p>
          </table:table-cell>
          <table:table-cell table:style-name="ce109" office:value-type="float" office:value="2" calcext:value-type="float">
            <text:p>2</text:p>
          </table:table-cell>
          <table:table-cell table:formula="of:=CONCATENATE([.B360]&amp;&quot; &quot;&amp;[.C360])" office:value-type="string" office:string-value="52 Tourbières de couverture" calcext:value-type="string">
            <text:p>52 Tourbières de couverture</text:p>
          </table:table-cell>
          <table:table-cell table:number-columns-repeated="1019"/>
        </table:table-row>
        <table:table-row table:style-name="ro1">
          <table:table-cell table:style-name="ce109" office:value-type="float" office:value="513" calcext:value-type="float">
            <text:p>513</text:p>
          </table:table-cell>
          <table:table-cell table:style-name="ce109" office:value-type="float" office:value="53" calcext:value-type="float">
            <text:p>53</text:p>
          </table:table-cell>
          <table:table-cell table:style-name="ce133" office:value-type="string" calcext:value-type="string">
            <text:p>Végétation de ceinture des bords des eaux</text:p>
          </table:table-cell>
          <table:table-cell table:style-name="ce109" office:value-type="float" office:value="2" calcext:value-type="float">
            <text:p>2</text:p>
          </table:table-cell>
          <table:table-cell table:formula="of:=CONCATENATE([.B361]&amp;&quot; &quot;&amp;[.C361])" office:value-type="string" office:string-value="53 Végétation de ceinture des bords des eaux" calcext:value-type="string">
            <text:p>53 Végétation de ceinture des bords des eaux</text:p>
          </table:table-cell>
          <table:table-cell table:number-columns-repeated="1019"/>
        </table:table-row>
        <table:table-row table:style-name="ro1">
          <table:table-cell table:style-name="ce110" office:value-type="float" office:value="1368" calcext:value-type="float">
            <text:p>1368</text:p>
          </table:table-cell>
          <table:table-cell table:style-name="ce110" office:value-type="float" office:value="53.1" calcext:value-type="float">
            <text:p>53,1</text:p>
          </table:table-cell>
          <table:table-cell table:style-name="ce134" office:value-type="string" calcext:value-type="string">
            <text:p>Roselières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362]&amp;&quot; &quot;&amp;[.C362])" office:value-type="string" office:string-value="53.1 Roselières" calcext:value-type="string">
            <text:p>53.1 Roselières</text:p>
          </table:table-cell>
          <table:table-cell table:number-columns-repeated="1019"/>
        </table:table-row>
        <table:table-row table:style-name="ro1">
          <table:table-cell table:style-name="ce110" office:value-type="float" office:value="4343" calcext:value-type="float">
            <text:p>4343</text:p>
          </table:table-cell>
          <table:table-cell table:style-name="ce110" office:value-type="float" office:value="53.11" calcext:value-type="float">
            <text:p>53,11</text:p>
          </table:table-cell>
          <table:table-cell table:style-name="ce134" office:value-type="string" calcext:value-type="string">
            <text:p>Phragmitai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63]&amp;&quot; &quot;&amp;[.C363])" office:value-type="string" office:string-value="53.11 Phragmitaies" calcext:value-type="string">
            <text:p>53.11 Phragmitaies</text:p>
          </table:table-cell>
          <table:table-cell table:number-columns-repeated="1019"/>
        </table:table-row>
        <table:table-row table:style-name="ro1">
          <table:table-cell table:style-name="ce110" office:value-type="float" office:value="4333" calcext:value-type="float">
            <text:p>4333</text:p>
          </table:table-cell>
          <table:table-cell table:style-name="ce110" office:value-type="float" office:value="53.12" calcext:value-type="float">
            <text:p>53,12</text:p>
          </table:table-cell>
          <table:table-cell table:style-name="ce134" office:value-type="string" calcext:value-type="string">
            <text:p>Scirpaies lacustr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64]&amp;&quot; &quot;&amp;[.C364])" office:value-type="string" office:string-value="53.12 Scirpaies lacustres" calcext:value-type="string">
            <text:p>53.12 Scirpaies lacustres</text:p>
          </table:table-cell>
          <table:table-cell table:number-columns-repeated="1019"/>
        </table:table-row>
        <table:table-row table:style-name="ro1">
          <table:table-cell table:style-name="ce110" office:value-type="float" office:value="4334" calcext:value-type="float">
            <text:p>4334</text:p>
          </table:table-cell>
          <table:table-cell table:style-name="ce110" office:value-type="float" office:value="53.13" calcext:value-type="float">
            <text:p>53,13</text:p>
          </table:table-cell>
          <table:table-cell table:style-name="ce134" office:value-type="string" calcext:value-type="string">
            <text:p>Typhai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65]&amp;&quot; &quot;&amp;[.C365])" office:value-type="string" office:string-value="53.13 Typhaies" calcext:value-type="string">
            <text:p>53.13 Typhaies</text:p>
          </table:table-cell>
          <table:table-cell table:number-columns-repeated="1019"/>
        </table:table-row>
        <table:table-row table:style-name="ro1">
          <table:table-cell table:style-name="ce110" office:value-type="float" office:value="4335" calcext:value-type="float">
            <text:p>4335</text:p>
          </table:table-cell>
          <table:table-cell table:style-name="ce110" office:value-type="float" office:value="53.14" calcext:value-type="float">
            <text:p>53,14</text:p>
          </table:table-cell>
          <table:table-cell table:style-name="ce134" office:value-type="string" calcext:value-type="string">
            <text:p>Roselières bass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66]&amp;&quot; &quot;&amp;[.C366])" office:value-type="string" office:string-value="53.14 Roselières basses" calcext:value-type="string">
            <text:p>53.14 Roselières basses</text:p>
          </table:table-cell>
          <table:table-cell table:number-columns-repeated="1019"/>
        </table:table-row>
        <table:table-row table:style-name="ro1">
          <table:table-cell table:style-name="ce110" office:value-type="float" office:value="4344" calcext:value-type="float">
            <text:p>4344</text:p>
          </table:table-cell>
          <table:table-cell table:style-name="ce110" office:value-type="float" office:value="53.15" calcext:value-type="float">
            <text:p>53,15</text:p>
          </table:table-cell>
          <table:table-cell table:style-name="ce134" office:value-type="string" calcext:value-type="string">
            <text:p>Végétation à Glyceria maxim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67]&amp;&quot; &quot;&amp;[.C367])" office:value-type="string" office:string-value="53.15 Végétation à Glyceria maxima" calcext:value-type="string">
            <text:p>53.15 Végétation à Glyceria maxima</text:p>
          </table:table-cell>
          <table:table-cell table:number-columns-repeated="1019"/>
        </table:table-row>
        <table:table-row table:style-name="ro1">
          <table:table-cell table:style-name="ce110" office:value-type="float" office:value="4358" calcext:value-type="float">
            <text:p>4358</text:p>
          </table:table-cell>
          <table:table-cell table:style-name="ce110" office:value-type="float" office:value="53.16" calcext:value-type="float">
            <text:p>53,16</text:p>
          </table:table-cell>
          <table:table-cell table:style-name="ce134" office:value-type="string" calcext:value-type="string">
            <text:p>Végétation à Phalaris arundinace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68]&amp;&quot; &quot;&amp;[.C368])" office:value-type="string" office:string-value="53.16 Végétation à Phalaris arundinacea" calcext:value-type="string">
            <text:p>53.16 Végétation à Phalaris arundinacea</text:p>
          </table:table-cell>
          <table:table-cell table:number-columns-repeated="1019"/>
        </table:table-row>
        <table:table-row table:style-name="ro1">
          <table:table-cell table:style-name="ce110" office:value-type="float" office:value="4359" calcext:value-type="float">
            <text:p>4359</text:p>
          </table:table-cell>
          <table:table-cell table:style-name="ce110" office:value-type="float" office:value="53.17" calcext:value-type="float">
            <text:p>53,17</text:p>
          </table:table-cell>
          <table:table-cell table:style-name="ce134" office:value-type="string" calcext:value-type="string">
            <text:p>Végétation à Scirpes halophil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69]&amp;&quot; &quot;&amp;[.C369])" office:value-type="string" office:string-value="53.17 Végétation à Scirpes halophiles" calcext:value-type="string">
            <text:p>53.17 Végétation à Scirpes halophiles</text:p>
          </table:table-cell>
          <table:table-cell table:number-columns-repeated="1019"/>
        </table:table-row>
        <table:table-row table:style-name="ro1">
          <table:table-cell table:style-name="ce110" office:value-type="float" office:value="1306" calcext:value-type="float">
            <text:p>1306</text:p>
          </table:table-cell>
          <table:table-cell table:style-name="ce110" office:value-type="float" office:value="53.2" calcext:value-type="float">
            <text:p>53,2</text:p>
          </table:table-cell>
          <table:table-cell table:style-name="ce134" office:value-type="string" calcext:value-type="string">
            <text:p>Communautés à grandes Laîches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370]&amp;&quot; &quot;&amp;[.C370])" office:value-type="string" office:string-value="53.2 Communautés à grandes Laîches" calcext:value-type="string">
            <text:p>53.2 Communautés à grandes Laîches</text:p>
          </table:table-cell>
          <table:table-cell table:number-columns-repeated="1019"/>
        </table:table-row>
        <table:table-row table:style-name="ro1"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53.21" calcext:value-type="float">
            <text:p>53,21</text:p>
          </table:table-cell>
          <table:table-cell table:style-name="ce134" office:value-type="string" calcext:value-type="string">
            <text:p>Peuplements de grandes Laîches (Magnocariçaies)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71]&amp;&quot; &quot;&amp;[.C371])" office:value-type="string" office:string-value="53.21 Peuplements de grandes Laîches (Magnocariçaies)" calcext:value-type="string">
            <text:p>53.21 Peuplements de grandes Laîches (Magnocariçaies)</text:p>
          </table:table-cell>
          <table:table-cell table:number-columns-repeated="1019"/>
        </table:table-row>
        <table:table-row table:style-name="ro1">
          <table:table-cell table:style-name="ce110" office:value-type="float" office:value="1329" calcext:value-type="float">
            <text:p>1329</text:p>
          </table:table-cell>
          <table:table-cell table:style-name="ce110" office:value-type="float" office:value="53.3" calcext:value-type="float">
            <text:p>53,3</text:p>
          </table:table-cell>
          <table:table-cell table:style-name="ce134" office:value-type="string" calcext:value-type="string">
            <text:p>Végétation à Cladium mariscus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372]&amp;&quot; &quot;&amp;[.C372])" office:value-type="string" office:string-value="53.3 Végétation à Cladium mariscus" calcext:value-type="string">
            <text:p>53.3 Végétation à Cladium mariscus</text:p>
          </table:table-cell>
          <table:table-cell table:number-columns-repeated="1019"/>
        </table:table-row>
        <table:table-row table:style-name="ro1">
          <table:table-cell table:style-name="ce110" office:value-type="float" office:value="4393" calcext:value-type="float">
            <text:p>4393</text:p>
          </table:table-cell>
          <table:table-cell table:style-name="ce110" office:value-type="float" office:value="53.31" calcext:value-type="float">
            <text:p>53,31</text:p>
          </table:table-cell>
          <table:table-cell table:style-name="ce134" office:value-type="string" calcext:value-type="string">
            <text:p>Cladiaies des bas-marai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73]&amp;&quot; &quot;&amp;[.C373])" office:value-type="string" office:string-value="53.31 Cladiaies des bas-marais" calcext:value-type="string">
            <text:p>53.31 Cladiaies des bas-marais</text:p>
          </table:table-cell>
          <table:table-cell table:number-columns-repeated="1019"/>
        </table:table-row>
        <table:table-row table:style-name="ro1">
          <table:table-cell table:style-name="ce110" office:value-type="float" office:value="4395" calcext:value-type="float">
            <text:p>4395</text:p>
          </table:table-cell>
          <table:table-cell table:style-name="ce110" office:value-type="float" office:value="53.33" calcext:value-type="float">
            <text:p>53,33</text:p>
          </table:table-cell>
          <table:table-cell table:style-name="ce134" office:value-type="string" calcext:value-type="string">
            <text:p>Cladiaies riverain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74]&amp;&quot; &quot;&amp;[.C374])" office:value-type="string" office:string-value="53.33 Cladiaies riveraines" calcext:value-type="string">
            <text:p>53.33 Cladiaies riveraines</text:p>
          </table:table-cell>
          <table:table-cell table:number-columns-repeated="1019"/>
        </table:table-row>
        <table:table-row table:style-name="ro1">
          <table:table-cell table:style-name="ce110" office:value-type="float" office:value="1333" calcext:value-type="float">
            <text:p>1333</text:p>
          </table:table-cell>
          <table:table-cell table:style-name="ce110" office:value-type="float" office:value="53.4" calcext:value-type="float">
            <text:p>53,4</text:p>
          </table:table-cell>
          <table:table-cell table:style-name="ce134" office:value-type="string" calcext:value-type="string">
            <text:p>Bordures à Calamagrostis des eaux courantes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375]&amp;&quot; &quot;&amp;[.C375])" office:value-type="string" office:string-value="53.4 Bordures à Calamagrostis des eaux courantes" calcext:value-type="string">
            <text:p>53.4 Bordures à Calamagrostis des eaux courantes</text:p>
          </table:table-cell>
          <table:table-cell table:number-columns-repeated="1019"/>
        </table:table-row>
        <table:table-row table:style-name="ro1">
          <table:table-cell table:style-name="ce110" office:value-type="float" office:value="1334" calcext:value-type="float">
            <text:p>1334</text:p>
          </table:table-cell>
          <table:table-cell table:style-name="ce110" office:value-type="float" office:value="53.5" calcext:value-type="float">
            <text:p>53,5</text:p>
          </table:table-cell>
          <table:table-cell table:style-name="ce134" office:value-type="string" calcext:value-type="string">
            <text:p>Jonchaies hautes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376]&amp;&quot; &quot;&amp;[.C376])" office:value-type="string" office:string-value="53.5 Jonchaies hautes" calcext:value-type="string">
            <text:p>53.5 Jonchaies hautes</text:p>
          </table:table-cell>
          <table:table-cell table:number-columns-repeated="1019"/>
        </table:table-row>
        <table:table-row table:style-name="ro1">
          <table:table-cell table:style-name="ce110" office:value-type="float" office:value="1335" calcext:value-type="float">
            <text:p>1335</text:p>
          </table:table-cell>
          <table:table-cell table:style-name="ce110" office:value-type="float" office:value="53.6" calcext:value-type="float">
            <text:p>53,6</text:p>
          </table:table-cell>
          <table:table-cell table:style-name="ce134" office:value-type="string" calcext:value-type="string">
            <text:p>Formations riveraines de Cannes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377]&amp;&quot; &quot;&amp;[.C377])" office:value-type="string" office:string-value="53.6 Formations riveraines de Cannes" calcext:value-type="string">
            <text:p>53.6 Formations riveraines de Cannes</text:p>
          </table:table-cell>
          <table:table-cell table:number-columns-repeated="1019"/>
        </table:table-row>
        <table:table-row table:style-name="ro1">
          <table:table-cell table:style-name="ce110" office:value-type="float" office:value="4409" calcext:value-type="float">
            <text:p>4409</text:p>
          </table:table-cell>
          <table:table-cell table:style-name="ce110" office:value-type="float" office:value="53.61" calcext:value-type="float">
            <text:p>53,61</text:p>
          </table:table-cell>
          <table:table-cell table:style-name="ce134" office:value-type="string" calcext:value-type="string">
            <text:p>Communautés avec les Cannes de Ravenne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78]&amp;&quot; &quot;&amp;[.C378])" office:value-type="string" office:string-value="53.61 Communautés avec les Cannes de Ravenne" calcext:value-type="string">
            <text:p>53.61 Communautés avec les Cannes de Ravenne</text:p>
          </table:table-cell>
          <table:table-cell table:number-columns-repeated="1019"/>
        </table:table-row>
        <table:table-row table:style-name="ro1">
          <table:table-cell table:style-name="ce110" office:value-type="float" office:value="4410" calcext:value-type="float">
            <text:p>4410</text:p>
          </table:table-cell>
          <table:table-cell table:style-name="ce110" office:value-type="float" office:value="53.62" calcext:value-type="float">
            <text:p>53,62</text:p>
          </table:table-cell>
          <table:table-cell table:style-name="ce134" office:value-type="string" calcext:value-type="string">
            <text:p>Peuplements de Cannes de Provence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79]&amp;&quot; &quot;&amp;[.C379])" office:value-type="string" office:string-value="53.62 Peuplements de Cannes de Provence" calcext:value-type="string">
            <text:p>53.62 Peuplements de Cannes de Provence</text:p>
          </table:table-cell>
          <table:table-cell table:number-columns-repeated="1019"/>
        </table:table-row>
        <table:table-row table:style-name="ro1">
          <table:table-cell table:style-name="ce109" office:value-type="float" office:value="504" calcext:value-type="float">
            <text:p>504</text:p>
          </table:table-cell>
          <table:table-cell table:style-name="ce109" office:value-type="float" office:value="54" calcext:value-type="float">
            <text:p>54</text:p>
          </table:table-cell>
          <table:table-cell table:style-name="ce133" office:value-type="string" calcext:value-type="string">
            <text:p>Bas-marais, tourbières de transition et sources</text:p>
          </table:table-cell>
          <table:table-cell table:style-name="ce109" office:value-type="float" office:value="2" calcext:value-type="float">
            <text:p>2</text:p>
          </table:table-cell>
          <table:table-cell table:formula="of:=CONCATENATE([.B380]&amp;&quot; &quot;&amp;[.C380])" office:value-type="string" office:string-value="54 Bas-marais, tourbières de transition et sources" calcext:value-type="string">
            <text:p>54 Bas-marais, tourbières de transition et sources</text:p>
          </table:table-cell>
          <table:table-cell table:number-columns-repeated="1019"/>
        </table:table-row>
        <table:table-row table:style-name="ro1">
          <table:table-cell table:style-name="ce110" office:value-type="float" office:value="1340" calcext:value-type="float">
            <text:p>1340</text:p>
          </table:table-cell>
          <table:table-cell table:style-name="ce110" office:value-type="float" office:value="54.1" calcext:value-type="float">
            <text:p>54,1</text:p>
          </table:table-cell>
          <table:table-cell table:style-name="ce134" office:value-type="string" calcext:value-type="string">
            <text:p>Sources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381]&amp;&quot; &quot;&amp;[.C381])" office:value-type="string" office:string-value="54.1 Sources" calcext:value-type="string">
            <text:p>54.1 Sources</text:p>
          </table:table-cell>
          <table:table-cell table:number-columns-repeated="1019"/>
        </table:table-row>
        <table:table-row table:style-name="ro1">
          <table:table-cell table:style-name="ce110" office:value-type="float" office:value="4417" calcext:value-type="float">
            <text:p>4417</text:p>
          </table:table-cell>
          <table:table-cell table:style-name="ce110" office:value-type="float" office:value="54.11" calcext:value-type="float">
            <text:p>54,11</text:p>
          </table:table-cell>
          <table:table-cell table:style-name="ce134" office:value-type="string" calcext:value-type="string">
            <text:p>Sources d'eaux douces pauvres en bas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82]&amp;&quot; &quot;&amp;[.C382])" office:value-type="string" office:string-value="54.11 Sources d'eaux douces pauvres en bases" calcext:value-type="string">
            <text:p>54.11 Sources d'eaux douces pauvres en bases</text:p>
          </table:table-cell>
          <table:table-cell table:number-columns-repeated="1019"/>
        </table:table-row>
        <table:table-row table:style-name="ro1">
          <table:table-cell table:style-name="ce110" office:value-type="float" office:value="4438" calcext:value-type="float">
            <text:p>4438</text:p>
          </table:table-cell>
          <table:table-cell table:style-name="ce110" office:value-type="float" office:value="54.12" calcext:value-type="float">
            <text:p>54,12</text:p>
          </table:table-cell>
          <table:table-cell table:style-name="ce134" office:value-type="string" calcext:value-type="string">
            <text:p>Sources d'eaux dur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83]&amp;&quot; &quot;&amp;[.C383])" office:value-type="string" office:string-value="54.12 Sources d'eaux dures" calcext:value-type="string">
            <text:p>54.12 Sources d'eaux dures</text:p>
          </table:table-cell>
          <table:table-cell table:number-columns-repeated="1019"/>
        </table:table-row>
        <table:table-row table:style-name="ro1">
          <table:table-cell table:style-name="ce110" office:value-type="float" office:value="1359" calcext:value-type="float">
            <text:p>1359</text:p>
          </table:table-cell>
          <table:table-cell table:style-name="ce110" office:value-type="float" office:value="54.2" calcext:value-type="float">
            <text:p>54,2</text:p>
          </table:table-cell>
          <table:table-cell table:style-name="ce134" office:value-type="string" calcext:value-type="string">
            <text:p>Bas-marais alcalins (tourbières basses alcalines)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384]&amp;&quot; &quot;&amp;[.C384])" office:value-type="string" office:string-value="54.2 Bas-marais alcalins (tourbières basses alcalines)" calcext:value-type="string">
            <text:p>54.2 Bas-marais alcalins (tourbières basses alcalines)</text:p>
          </table:table-cell>
          <table:table-cell table:number-columns-repeated="1019"/>
        </table:table-row>
        <table:table-row table:style-name="ro1">
          <table:table-cell table:style-name="ce110" office:value-type="float" office:value="4454" calcext:value-type="float">
            <text:p>4454</text:p>
          </table:table-cell>
          <table:table-cell table:style-name="ce110" office:value-type="float" office:value="54.21" calcext:value-type="float">
            <text:p>54,21</text:p>
          </table:table-cell>
          <table:table-cell table:style-name="ce134" office:value-type="string" calcext:value-type="string">
            <text:p>Bas-marais à Schoenus nigricans (choin noir)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85]&amp;&quot; &quot;&amp;[.C385])" office:value-type="string" office:string-value="54.21 Bas-marais à Schoenus nigricans (choin noir)" calcext:value-type="string">
            <text:p>54.21 Bas-marais à Schoenus nigricans (choin noir)</text:p>
          </table:table-cell>
          <table:table-cell table:number-columns-repeated="1019"/>
        </table:table-row>
        <table:table-row table:style-name="ro1">
          <table:table-cell table:style-name="ce110" office:value-type="float" office:value="4455" calcext:value-type="float">
            <text:p>4455</text:p>
          </table:table-cell>
          <table:table-cell table:style-name="ce110" office:value-type="float" office:value="54.22" calcext:value-type="float">
            <text:p>54,22</text:p>
          </table:table-cell>
          <table:table-cell table:style-name="ce134" office:value-type="string" calcext:value-type="string">
            <text:p>Bas-marais à Schoenus ferrugineu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86]&amp;&quot; &quot;&amp;[.C386])" office:value-type="string" office:string-value="54.22 Bas-marais à Schoenus ferrugineus" calcext:value-type="string">
            <text:p>54.22 Bas-marais à Schoenus ferrugineus</text:p>
          </table:table-cell>
          <table:table-cell table:number-columns-repeated="1019"/>
        </table:table-row>
        <table:table-row table:style-name="ro1">
          <table:table-cell table:style-name="ce110" office:value-type="float" office:value="4466" calcext:value-type="float">
            <text:p>4466</text:p>
          </table:table-cell>
          <table:table-cell table:style-name="ce110" office:value-type="float" office:value="54.23" calcext:value-type="float">
            <text:p>54,23</text:p>
          </table:table-cell>
          <table:table-cell table:style-name="ce134" office:value-type="string" calcext:value-type="string">
            <text:p>Tourbières basses à Carex davallian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87]&amp;&quot; &quot;&amp;[.C387])" office:value-type="string" office:string-value="54.23 Tourbières basses à Carex davalliana" calcext:value-type="string">
            <text:p>54.23 Tourbières basses à Carex davalliana</text:p>
          </table:table-cell>
          <table:table-cell table:number-columns-repeated="1019"/>
        </table:table-row>
        <table:table-row table:style-name="ro1">
          <table:table-cell table:style-name="ce110" office:value-type="float" office:value="4474" calcext:value-type="float">
            <text:p>4474</text:p>
          </table:table-cell>
          <table:table-cell table:style-name="ce110" office:value-type="float" office:value="54.25" calcext:value-type="float">
            <text:p>54,25</text:p>
          </table:table-cell>
          <table:table-cell table:style-name="ce134" office:value-type="string" calcext:value-type="string">
            <text:p>Bas-marais à Carex dioica, C. pulicaris, C. flav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88]&amp;&quot; &quot;&amp;[.C388])" office:value-type="string" office:string-value="54.25 Bas-marais à Carex dioica, C. pulicaris, C. flava" calcext:value-type="string">
            <text:p>54.25 Bas-marais à Carex dioica, C. pulicaris, C. flava</text:p>
          </table:table-cell>
          <table:table-cell table:number-columns-repeated="1019"/>
        </table:table-row>
        <table:table-row table:style-name="ro1">
          <table:table-cell table:style-name="ce110" office:value-type="float" office:value="4336" calcext:value-type="float">
            <text:p>4336</text:p>
          </table:table-cell>
          <table:table-cell table:style-name="ce110" office:value-type="float" office:value="54.26" calcext:value-type="float">
            <text:p>54,26</text:p>
          </table:table-cell>
          <table:table-cell table:style-name="ce134" office:value-type="string" calcext:value-type="string">
            <text:p>Bas-marais à Carex nigr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89]&amp;&quot; &quot;&amp;[.C389])" office:value-type="string" office:string-value="54.26 Bas-marais à Carex nigra" calcext:value-type="string">
            <text:p>54.26 Bas-marais à Carex nigra</text:p>
          </table:table-cell>
          <table:table-cell table:number-columns-repeated="1019"/>
        </table:table-row>
        <table:table-row table:style-name="ro1"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54.28" calcext:value-type="float">
            <text:p>54,28</text:p>
          </table:table-cell>
          <table:table-cell table:style-name="ce134" office:value-type="string" calcext:value-type="string">
            <text:p>Bas-marais à Carex frigid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90]&amp;&quot; &quot;&amp;[.C390])" office:value-type="string" office:string-value="54.28 Bas-marais à Carex frigida" calcext:value-type="string">
            <text:p>54.28 Bas-marais à Carex frigida</text:p>
          </table:table-cell>
          <table:table-cell table:number-columns-repeated="1019"/>
        </table:table-row>
        <table:table-row table:style-name="ro1">
          <table:table-cell table:style-name="ce110" office:value-type="float" office:value="1307" calcext:value-type="float">
            <text:p>1307</text:p>
          </table:table-cell>
          <table:table-cell table:style-name="ce110" office:value-type="float" office:value="54.3" calcext:value-type="float">
            <text:p>54,3</text:p>
          </table:table-cell>
          <table:table-cell table:style-name="ce134" office:value-type="string" calcext:value-type="string">
            <text:p>Gazons riverains arctico-alpins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391]&amp;&quot; &quot;&amp;[.C391])" office:value-type="string" office:string-value="54.3 Gazons riverains arctico-alpins" calcext:value-type="string">
            <text:p>54.3 Gazons riverains arctico-alpins</text:p>
          </table:table-cell>
          <table:table-cell table:number-columns-repeated="1019"/>
        </table:table-row>
        <table:table-row table:style-name="ro1">
          <table:table-cell table:style-name="ce110" office:value-type="float" office:value="4361" calcext:value-type="float">
            <text:p>4361</text:p>
          </table:table-cell>
          <table:table-cell table:style-name="ce110" office:value-type="float" office:value="54.31" calcext:value-type="float">
            <text:p>54,31</text:p>
          </table:table-cell>
          <table:table-cell table:style-name="ce134" office:value-type="string" calcext:value-type="string">
            <text:p>Gazons riverains arctico-alpins à élyne fausse Laîche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92]&amp;&quot; &quot;&amp;[.C392])" office:value-type="string" office:string-value="54.31 Gazons riverains arctico-alpins à élyne fausse Laîche" calcext:value-type="string">
            <text:p>54.31 Gazons riverains arctico-alpins à élyne fausse Laîche</text:p>
          </table:table-cell>
          <table:table-cell table:number-columns-repeated="1019"/>
        </table:table-row>
        <table:table-row table:style-name="ro1"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54.32" calcext:value-type="float">
            <text:p>54,32</text:p>
          </table:table-cell>
          <table:table-cell table:style-name="ce134" office:value-type="string" calcext:value-type="string">
            <text:p>Gazons riverains arctico-alpins à Carex maritim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93]&amp;&quot; &quot;&amp;[.C393])" office:value-type="string" office:string-value="54.32 Gazons riverains arctico-alpins à Carex maritima" calcext:value-type="string">
            <text:p>54.32 Gazons riverains arctico-alpins à Carex maritima</text:p>
          </table:table-cell>
          <table:table-cell table:number-columns-repeated="1019"/>
        </table:table-row>
        <table:table-row table:style-name="ro1">
          <table:table-cell table:style-name="ce110" office:value-type="float" office:value="4363" calcext:value-type="float">
            <text:p>4363</text:p>
          </table:table-cell>
          <table:table-cell table:style-name="ce110" office:value-type="float" office:value="54.33" calcext:value-type="float">
            <text:p>54,33</text:p>
          </table:table-cell>
          <table:table-cell table:style-name="ce134" office:value-type="string" calcext:value-type="string">
            <text:p>Gazons riverains arctico-alpins à Typh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94]&amp;&quot; &quot;&amp;[.C394])" office:value-type="string" office:string-value="54.33 Gazons riverains arctico-alpins à Typha" calcext:value-type="string">
            <text:p>54.33 Gazons riverains arctico-alpins à Typha</text:p>
          </table:table-cell>
          <table:table-cell table:number-columns-repeated="1019"/>
        </table:table-row>
        <table:table-row table:style-name="ro1">
          <table:table-cell table:style-name="ce110" office:value-type="float" office:value="1314" calcext:value-type="float">
            <text:p>1314</text:p>
          </table:table-cell>
          <table:table-cell table:style-name="ce110" office:value-type="float" office:value="54.4" calcext:value-type="float">
            <text:p>54,4</text:p>
          </table:table-cell>
          <table:table-cell table:style-name="ce134" office:value-type="string" calcext:value-type="string">
            <text:p>Bas-marais acides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395]&amp;&quot; &quot;&amp;[.C395])" office:value-type="string" office:string-value="54.4 Bas-marais acides" calcext:value-type="string">
            <text:p>54.4 Bas-marais acides</text:p>
          </table:table-cell>
          <table:table-cell table:number-columns-repeated="1019"/>
        </table:table-row>
        <table:table-row table:style-name="ro1">
          <table:table-cell table:style-name="ce110" office:value-type="float" office:value="4369" calcext:value-type="float">
            <text:p>4369</text:p>
          </table:table-cell>
          <table:table-cell table:style-name="ce110" office:value-type="float" office:value="54.41" calcext:value-type="float">
            <text:p>54,41</text:p>
          </table:table-cell>
          <table:table-cell table:style-name="ce134" office:value-type="string" calcext:value-type="string">
            <text:p>Ceintures lacustres à Eriophorum scheuchzeri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96]&amp;&quot; &quot;&amp;[.C396])" office:value-type="string" office:string-value="54.41 Ceintures lacustres à Eriophorum scheuchzeri" calcext:value-type="string">
            <text:p>54.41 Ceintures lacustres à Eriophorum scheuchzeri</text:p>
          </table:table-cell>
          <table:table-cell table:number-columns-repeated="1019"/>
        </table:table-row>
        <table:table-row table:style-name="ro1">
          <table:table-cell table:style-name="ce110" office:value-type="float" office:value="4370" calcext:value-type="float">
            <text:p>4370</text:p>
          </table:table-cell>
          <table:table-cell table:style-name="ce110" office:value-type="float" office:value="54.42" calcext:value-type="float">
            <text:p>54,42</text:p>
          </table:table-cell>
          <table:table-cell table:style-name="ce134" office:value-type="string" calcext:value-type="string">
            <text:p>Tourbières basses à Carex nigra, C. canescens et C. echinat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97]&amp;&quot; &quot;&amp;[.C397])" office:value-type="string" office:string-value="54.42 Tourbières basses à Carex nigra, C. canescens et C. echinata" calcext:value-type="string">
            <text:p>54.42 Tourbières basses à Carex nigra, C. canescens et C. echinata</text:p>
          </table:table-cell>
          <table:table-cell table:number-columns-repeated="1019"/>
        </table:table-row>
        <table:table-row table:style-name="ro1">
          <table:table-cell table:style-name="ce110" office:value-type="float" office:value="4397" calcext:value-type="float">
            <text:p>4397</text:p>
          </table:table-cell>
          <table:table-cell table:style-name="ce110" office:value-type="float" office:value="54.44" calcext:value-type="float">
            <text:p>54,44</text:p>
          </table:table-cell>
          <table:table-cell table:style-name="ce134" office:value-type="string" calcext:value-type="string">
            <text:p>Pozzines complexes à Carex intricat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98]&amp;&quot; &quot;&amp;[.C398])" office:value-type="string" office:string-value="54.44 Pozzines complexes à Carex intricata" calcext:value-type="string">
            <text:p>54.44 Pozzines complexes à Carex intricata</text:p>
          </table:table-cell>
          <table:table-cell table:number-columns-repeated="1019"/>
        </table:table-row>
        <table:table-row table:style-name="ro1">
          <table:table-cell table:style-name="ce110" office:value-type="float" office:value="4411" calcext:value-type="float">
            <text:p>4411</text:p>
          </table:table-cell>
          <table:table-cell table:style-name="ce110" office:value-type="float" office:value="54.45" calcext:value-type="float">
            <text:p>54,45</text:p>
          </table:table-cell>
          <table:table-cell table:style-name="ce134" office:value-type="string" calcext:value-type="string">
            <text:p>Bas-marais acides à Trichophorum cespitosum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399]&amp;&quot; &quot;&amp;[.C399])" office:value-type="string" office:string-value="54.45 Bas-marais acides à Trichophorum cespitosum" calcext:value-type="string">
            <text:p>54.45 Bas-marais acides à Trichophorum cespitosum</text:p>
          </table:table-cell>
          <table:table-cell table:number-columns-repeated="1019"/>
        </table:table-row>
        <table:table-row table:style-name="ro1">
          <table:table-cell table:style-name="ce110" office:value-type="float" office:value="4418" calcext:value-type="float">
            <text:p>4418</text:p>
          </table:table-cell>
          <table:table-cell table:style-name="ce110" office:value-type="float" office:value="54.46" calcext:value-type="float">
            <text:p>54,46</text:p>
          </table:table-cell>
          <table:table-cell table:style-name="ce134" office:value-type="string" calcext:value-type="string">
            <text:p>Bas-marais à Eriophorum angustifolium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400]&amp;&quot; &quot;&amp;[.C400])" office:value-type="string" office:string-value="54.46 Bas-marais à Eriophorum angustifolium" calcext:value-type="string">
            <text:p>54.46 Bas-marais à Eriophorum angustifolium</text:p>
          </table:table-cell>
          <table:table-cell table:number-columns-repeated="1019"/>
        </table:table-row>
        <table:table-row table:style-name="ro1">
          <table:table-cell table:style-name="ce110" office:value-type="float" office:value="4419" calcext:value-type="float">
            <text:p>4419</text:p>
          </table:table-cell>
          <table:table-cell table:style-name="ce110" office:value-type="float" office:value="54.47" calcext:value-type="float">
            <text:p>54,47</text:p>
          </table:table-cell>
          <table:table-cell table:style-name="ce134" office:value-type="string" calcext:value-type="string">
            <text:p>Bas-marais acides dunaires à Laîch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401]&amp;&quot; &quot;&amp;[.C401])" office:value-type="string" office:string-value="54.47 Bas-marais acides dunaires à Laîches" calcext:value-type="string">
            <text:p>54.47 Bas-marais acides dunaires à Laîches</text:p>
          </table:table-cell>
          <table:table-cell table:number-columns-repeated="1019"/>
        </table:table-row>
        <table:table-row table:style-name="ro1">
          <table:table-cell table:style-name="ce110" office:value-type="float" office:value="1341" calcext:value-type="float">
            <text:p>1341</text:p>
          </table:table-cell>
          <table:table-cell table:style-name="ce110" office:value-type="float" office:value="54.5" calcext:value-type="float">
            <text:p>54,5</text:p>
          </table:table-cell>
          <table:table-cell table:style-name="ce134" office:value-type="string" calcext:value-type="string">
            <text:p>Tourbières de transition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402]&amp;&quot; &quot;&amp;[.C402])" office:value-type="string" office:string-value="54.5 Tourbières de transition" calcext:value-type="string">
            <text:p>54.5 Tourbières de transition</text:p>
          </table:table-cell>
          <table:table-cell table:number-columns-repeated="1019"/>
        </table:table-row>
        <table:table-row table:style-name="ro1">
          <table:table-cell table:style-name="ce110" office:value-type="float" office:value="4429" calcext:value-type="float">
            <text:p>4429</text:p>
          </table:table-cell>
          <table:table-cell table:style-name="ce110" office:value-type="float" office:value="54.51" calcext:value-type="float">
            <text:p>54,51</text:p>
          </table:table-cell>
          <table:table-cell table:style-name="ce134" office:value-type="string" calcext:value-type="string">
            <text:p>Pelouses à Carex lasiocarp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403]&amp;&quot; &quot;&amp;[.C403])" office:value-type="string" office:string-value="54.51 Pelouses à Carex lasiocarpa" calcext:value-type="string">
            <text:p>54.51 Pelouses à Carex lasiocarpa</text:p>
          </table:table-cell>
          <table:table-cell table:number-columns-repeated="1019"/>
        </table:table-row>
        <table:table-row table:style-name="ro1">
          <table:table-cell table:style-name="ce110" office:value-type="float" office:value="4439" calcext:value-type="float">
            <text:p>4439</text:p>
          </table:table-cell>
          <table:table-cell table:style-name="ce110" office:value-type="float" office:value="54.52" calcext:value-type="float">
            <text:p>54,52</text:p>
          </table:table-cell>
          <table:table-cell table:style-name="ce134" office:value-type="string" calcext:value-type="string">
            <text:p>Tourbières tremblantes à Carex diandr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404]&amp;&quot; &quot;&amp;[.C404])" office:value-type="string" office:string-value="54.52 Tourbières tremblantes à Carex diandra" calcext:value-type="string">
            <text:p>54.52 Tourbières tremblantes à Carex diandra</text:p>
          </table:table-cell>
          <table:table-cell table:number-columns-repeated="1019"/>
        </table:table-row>
        <table:table-row table:style-name="ro1">
          <table:table-cell table:style-name="ce110" office:value-type="float" office:value="4440" calcext:value-type="float">
            <text:p>4440</text:p>
          </table:table-cell>
          <table:table-cell table:style-name="ce110" office:value-type="float" office:value="54.53" calcext:value-type="float">
            <text:p>54,53</text:p>
          </table:table-cell>
          <table:table-cell table:style-name="ce134" office:value-type="string" calcext:value-type="string">
            <text:p>Tourbières tremblantes à Carex rostrat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405]&amp;&quot; &quot;&amp;[.C405])" office:value-type="string" office:string-value="54.53 Tourbières tremblantes à Carex rostrata" calcext:value-type="string">
            <text:p>54.53 Tourbières tremblantes à Carex rostrata</text:p>
          </table:table-cell>
          <table:table-cell table:number-columns-repeated="1019"/>
        </table:table-row>
        <table:table-row table:style-name="ro1">
          <table:table-cell table:style-name="ce110" office:value-type="float" office:value="4456" calcext:value-type="float">
            <text:p>4456</text:p>
          </table:table-cell>
          <table:table-cell table:style-name="ce110" office:value-type="float" office:value="54.54" calcext:value-type="float">
            <text:p>54,54</text:p>
          </table:table-cell>
          <table:table-cell table:style-name="ce134" office:value-type="string" calcext:value-type="string">
            <text:p>Pelouses à Carex limos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406]&amp;&quot; &quot;&amp;[.C406])" office:value-type="string" office:string-value="54.54 Pelouses à Carex limosa" calcext:value-type="string">
            <text:p>54.54 Pelouses à Carex limosa</text:p>
          </table:table-cell>
          <table:table-cell table:number-columns-repeated="1019"/>
        </table:table-row>
        <table:table-row table:style-name="ro1">
          <table:table-cell table:style-name="ce110" office:value-type="float" office:value="4461" calcext:value-type="float">
            <text:p>4461</text:p>
          </table:table-cell>
          <table:table-cell table:style-name="ce110" office:value-type="float" office:value="54.55" calcext:value-type="float">
            <text:p>54,55</text:p>
          </table:table-cell>
          <table:table-cell table:style-name="ce134" office:value-type="string" calcext:value-type="string">
            <text:p>Pelouses à Carex chordorrhiz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407]&amp;&quot; &quot;&amp;[.C407])" office:value-type="string" office:string-value="54.55 Pelouses à Carex chordorrhiza" calcext:value-type="string">
            <text:p>54.55 Pelouses à Carex chordorrhiza</text:p>
          </table:table-cell>
          <table:table-cell table:number-columns-repeated="1019"/>
        </table:table-row>
        <table:table-row table:style-name="ro1">
          <table:table-cell table:style-name="ce110" office:value-type="float" office:value="4462" calcext:value-type="float">
            <text:p>4462</text:p>
          </table:table-cell>
          <table:table-cell table:style-name="ce110" office:value-type="float" office:value="54.56" calcext:value-type="float">
            <text:p>54,56</text:p>
          </table:table-cell>
          <table:table-cell table:style-name="ce134" office:value-type="string" calcext:value-type="string">
            <text:p>Pelouses à Carex heleonast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408]&amp;&quot; &quot;&amp;[.C408])" office:value-type="string" office:string-value="54.56 Pelouses à Carex heleonastes" calcext:value-type="string">
            <text:p>54.56 Pelouses à Carex heleonastes</text:p>
          </table:table-cell>
          <table:table-cell table:number-columns-repeated="1019"/>
        </table:table-row>
        <table:table-row table:style-name="ro1">
          <table:table-cell table:style-name="ce110" office:value-type="float" office:value="4463" calcext:value-type="float">
            <text:p>4463</text:p>
          </table:table-cell>
          <table:table-cell table:style-name="ce110" office:value-type="float" office:value="54.57" calcext:value-type="float">
            <text:p>54,57</text:p>
          </table:table-cell>
          <table:table-cell table:style-name="ce134" office:value-type="string" calcext:value-type="string">
            <text:p>Tourbières tremblantes à Rhynchospor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409]&amp;&quot; &quot;&amp;[.C409])" office:value-type="string" office:string-value="54.57 Tourbières tremblantes à Rhynchospora" calcext:value-type="string">
            <text:p>54.57 Tourbières tremblantes à Rhynchospora</text:p>
          </table:table-cell>
          <table:table-cell table:number-columns-repeated="1019"/>
        </table:table-row>
        <table:table-row table:style-name="ro1">
          <table:table-cell table:style-name="ce110" office:value-type="float" office:value="4467" calcext:value-type="float">
            <text:p>4467</text:p>
          </table:table-cell>
          <table:table-cell table:style-name="ce110" office:value-type="float" office:value="54.58" calcext:value-type="float">
            <text:p>54,58</text:p>
          </table:table-cell>
          <table:table-cell table:style-name="ce134" office:value-type="string" calcext:value-type="string">
            <text:p>Radeaux de Sphaignes et de Linaigrett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410]&amp;&quot; &quot;&amp;[.C410])" office:value-type="string" office:string-value="54.58 Radeaux de Sphaignes et de Linaigrettes" calcext:value-type="string">
            <text:p>54.58 Radeaux de Sphaignes et de Linaigrettes</text:p>
          </table:table-cell>
          <table:table-cell table:number-columns-repeated="1019"/>
        </table:table-row>
        <table:table-row table:style-name="ro1">
          <table:table-cell table:style-name="ce110" office:value-type="float" office:value="4468" calcext:value-type="float">
            <text:p>4468</text:p>
          </table:table-cell>
          <table:table-cell table:style-name="ce110" office:value-type="float" office:value="54.59" calcext:value-type="float">
            <text:p>54,59</text:p>
          </table:table-cell>
          <table:table-cell table:style-name="ce134" office:value-type="string" calcext:value-type="string">
            <text:p>Radeaux à Menyanthes trifoliata et Potentilla palustri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411]&amp;&quot; &quot;&amp;[.C411])" office:value-type="string" office:string-value="54.59 Radeaux à Menyanthes trifoliata et Potentilla palustris" calcext:value-type="string">
            <text:p>54.59 Radeaux à Menyanthes trifoliata et Potentilla palustris</text:p>
          </table:table-cell>
          <table:table-cell table:number-columns-repeated="1019"/>
        </table:table-row>
        <table:table-row table:style-name="ro1">
          <table:table-cell table:style-name="ce110" office:value-type="float" office:value="1299" calcext:value-type="float">
            <text:p>1299</text:p>
          </table:table-cell>
          <table:table-cell table:style-name="ce110" office:value-type="float" office:value="54.6" calcext:value-type="float">
            <text:p>54,6</text:p>
          </table:table-cell>
          <table:table-cell table:style-name="ce134" office:value-type="string" calcext:value-type="string">
            <text:p>Communautés à Rhynchospora alba</text:p>
          </table:table-cell>
          <table:table-cell table:style-name="ce110" office:value-type="float" office:value="3" calcext:value-type="float">
            <text:p>3</text:p>
          </table:table-cell>
          <table:table-cell table:formula="of:=CONCATENATE([.B412]&amp;&quot; &quot;&amp;[.C412])" office:value-type="string" office:string-value="54.6 Communautés à Rhynchospora alba" calcext:value-type="string">
            <text:p>54.6 Communautés à Rhynchospora alba</text:p>
          </table:table-cell>
          <table:table-cell table:number-columns-repeated="1019"/>
        </table:table-row>
        <table:table-row table:style-name="ro2">
          <table:table-cell table:style-name="ce111" office:value-type="float" office:value="69" calcext:value-type="float">
            <text:p>69</text:p>
          </table:table-cell>
          <table:table-cell table:style-name="ce111" office:value-type="float" office:value="60" calcext:value-type="float">
            <text:p>60</text:p>
          </table:table-cell>
          <table:table-cell table:style-name="ce135" office:value-type="string" calcext:value-type="string">
            <text:p>Rochers continentaux, éboulis et sables</text:p>
          </table:table-cell>
          <table:table-cell table:style-name="ce111" office:value-type="float" office:value="1" calcext:value-type="float">
            <text:p>1</text:p>
          </table:table-cell>
          <table:table-cell table:formula="of:=CONCATENATE([.B413]&amp;&quot; &quot;&amp;[.C413])" office:value-type="string" office:string-value="60 Rochers continentaux, éboulis et sables" calcext:value-type="string">
            <text:p>60 Rochers continentaux, éboulis et sables</text:p>
          </table:table-cell>
          <table:table-cell table:number-columns-repeated="1019"/>
        </table:table-row>
        <table:table-row table:style-name="ro1">
          <table:table-cell table:style-name="ce112" office:value-type="float" office:value="503" calcext:value-type="float">
            <text:p>503</text:p>
          </table:table-cell>
          <table:table-cell table:style-name="ce112" office:value-type="float" office:value="62" calcext:value-type="float">
            <text:p>62</text:p>
          </table:table-cell>
          <table:table-cell table:style-name="ce136" office:value-type="string" calcext:value-type="string">
            <text:p>Falaises continentales et rochers exposés</text:p>
          </table:table-cell>
          <table:table-cell table:style-name="ce112" office:value-type="float" office:value="2" calcext:value-type="float">
            <text:p>2</text:p>
          </table:table-cell>
          <table:table-cell table:formula="of:=CONCATENATE([.B414]&amp;&quot; &quot;&amp;[.C414])" office:value-type="string" office:string-value="62 Falaises continentales et rochers exposés" calcext:value-type="string">
            <text:p>62 Falaises continentales et rochers exposés</text:p>
          </table:table-cell>
          <table:table-cell table:number-columns-repeated="1019"/>
        </table:table-row>
        <table:table-row table:style-name="ro1">
          <table:table-cell table:style-name="ce113" office:value-type="float" office:value="1332" calcext:value-type="float">
            <text:p>1332</text:p>
          </table:table-cell>
          <table:table-cell table:style-name="ce113" office:value-type="float" office:value="62.1" calcext:value-type="float">
            <text:p>62,1</text:p>
          </table:table-cell>
          <table:table-cell table:style-name="ce137" office:value-type="string" calcext:value-type="string">
            <text:p>Végétation des falaises continentales calcaires</text:p>
          </table:table-cell>
          <table:table-cell table:style-name="ce113" office:value-type="float" office:value="3" calcext:value-type="float">
            <text:p>3</text:p>
          </table:table-cell>
          <table:table-cell table:formula="of:=CONCATENATE([.B415]&amp;&quot; &quot;&amp;[.C415])" office:value-type="string" office:string-value="62.1 Végétation des falaises continentales calcaires" calcext:value-type="string">
            <text:p>62.1 Végétation des falaises continentales calcaires</text:p>
          </table:table-cell>
          <table:table-cell table:number-columns-repeated="1019"/>
        </table:table-row>
        <table:table-row table:style-name="ro1">
          <table:table-cell table:style-name="ce113" office:value-type="float" office:value="1360" calcext:value-type="float">
            <text:p>1360</text:p>
          </table:table-cell>
          <table:table-cell table:style-name="ce113" office:value-type="float" office:value="62.3" calcext:value-type="float">
            <text:p>62,3</text:p>
          </table:table-cell>
          <table:table-cell table:style-name="ce137" office:value-type="string" calcext:value-type="string">
            <text:p>Dalles rocheuses</text:p>
          </table:table-cell>
          <table:table-cell table:style-name="ce113" office:value-type="float" office:value="3" calcext:value-type="float">
            <text:p>3</text:p>
          </table:table-cell>
          <table:table-cell table:formula="of:=CONCATENATE([.B416]&amp;&quot; &quot;&amp;[.C416])" office:value-type="string" office:string-value="62.3 Dalles rocheuses" calcext:value-type="string">
            <text:p>62.3 Dalles rocheuses</text:p>
          </table:table-cell>
          <table:table-cell table:number-columns-repeated="1019"/>
        </table:table-row>
        <table:table-row table:style-name="ro1">
          <table:table-cell table:style-name="ce113" office:value-type="float" office:value="1361" calcext:value-type="float">
            <text:p>1361</text:p>
          </table:table-cell>
          <table:table-cell table:style-name="ce113" office:value-type="float" office:value="62.4" calcext:value-type="float">
            <text:p>62,4</text:p>
          </table:table-cell>
          <table:table-cell table:style-name="ce137" office:value-type="string" calcext:value-type="string">
            <text:p>Falaises continentales dénudées</text:p>
          </table:table-cell>
          <table:table-cell table:style-name="ce113" office:value-type="float" office:value="3" calcext:value-type="float">
            <text:p>3</text:p>
          </table:table-cell>
          <table:table-cell table:formula="of:=CONCATENATE([.B417]&amp;&quot; &quot;&amp;[.C417])" office:value-type="string" office:string-value="62.4 Falaises continentales dénudées" calcext:value-type="string">
            <text:p>62.4 Falaises continentales dénudées</text:p>
          </table:table-cell>
          <table:table-cell table:number-columns-repeated="1019"/>
        </table:table-row>
        <table:table-row table:style-name="ro1">
          <table:table-cell table:style-name="ce113" office:value-type="float" office:value="4459" calcext:value-type="float">
            <text:p>4459</text:p>
          </table:table-cell>
          <table:table-cell table:style-name="ce113" office:value-type="float" office:value="62.41" calcext:value-type="float">
            <text:p>62,41</text:p>
          </table:table-cell>
          <table:table-cell table:style-name="ce137" office:value-type="string" calcext:value-type="string">
            <text:p>Falaises continentales calcaires nues</text:p>
          </table:table-cell>
          <table:table-cell table:style-name="ce113" office:value-type="float" office:value="4" calcext:value-type="float">
            <text:p>4</text:p>
          </table:table-cell>
          <table:table-cell table:formula="of:=CONCATENATE([.B418]&amp;&quot; &quot;&amp;[.C418])" office:value-type="string" office:string-value="62.41 Falaises continentales calcaires nues" calcext:value-type="string">
            <text:p>62.41 Falaises continentales calcaires nues</text:p>
          </table:table-cell>
          <table:table-cell table:number-columns-repeated="1019"/>
        </table:table-row>
        <table:table-row table:style-name="ro1">
          <table:table-cell table:style-name="ce113" office:value-type="float" office:value="4460" calcext:value-type="float">
            <text:p>4460</text:p>
          </table:table-cell>
          <table:table-cell table:style-name="ce113" office:value-type="float" office:value="62.42" calcext:value-type="float">
            <text:p>62,42</text:p>
          </table:table-cell>
          <table:table-cell table:style-name="ce137" office:value-type="string" calcext:value-type="string">
            <text:p>Falaises continentales siliceuses nues</text:p>
          </table:table-cell>
          <table:table-cell table:style-name="ce113" office:value-type="float" office:value="4" calcext:value-type="float">
            <text:p>4</text:p>
          </table:table-cell>
          <table:table-cell table:formula="of:=CONCATENATE([.B419]&amp;&quot; &quot;&amp;[.C419])" office:value-type="string" office:string-value="62.42 Falaises continentales siliceuses nues" calcext:value-type="string">
            <text:p>62.42 Falaises continentales siliceuses nues</text:p>
          </table:table-cell>
          <table:table-cell table:number-columns-repeated="1019"/>
        </table:table-row>
        <table:table-row table:style-name="ro1">
          <table:table-cell table:style-name="ce113" office:value-type="float" office:value="1362" calcext:value-type="float">
            <text:p>1362</text:p>
          </table:table-cell>
          <table:table-cell table:style-name="ce113" office:value-type="float" office:value="62.5" calcext:value-type="float">
            <text:p>62,5</text:p>
          </table:table-cell>
          <table:table-cell table:style-name="ce137" office:value-type="string" calcext:value-type="string">
            <text:p>Falaises continentales humides</text:p>
          </table:table-cell>
          <table:table-cell table:style-name="ce113" office:value-type="float" office:value="3" calcext:value-type="float">
            <text:p>3</text:p>
          </table:table-cell>
          <table:table-cell table:formula="of:=CONCATENATE([.B420]&amp;&quot; &quot;&amp;[.C420])" office:value-type="string" office:string-value="62.5 Falaises continentales humides" calcext:value-type="string">
            <text:p>62.5 Falaises continentales humides</text:p>
          </table:table-cell>
          <table:table-cell table:number-columns-repeated="1019"/>
        </table:table-row>
        <table:table-row table:style-name="ro1">
          <table:table-cell table:style-name="ce113" office:value-type="float" office:value="4465" calcext:value-type="float">
            <text:p>4465</text:p>
          </table:table-cell>
          <table:table-cell table:style-name="ce113" office:value-type="float" office:value="62.52" calcext:value-type="float">
            <text:p>62,52</text:p>
          </table:table-cell>
          <table:table-cell table:style-name="ce137" office:value-type="string" calcext:value-type="string">
            <text:p>Falaises continentales humides septentrionales</text:p>
          </table:table-cell>
          <table:table-cell table:style-name="ce113" office:value-type="float" office:value="4" calcext:value-type="float">
            <text:p>4</text:p>
          </table:table-cell>
          <table:table-cell table:formula="of:=CONCATENATE([.B421]&amp;&quot; &quot;&amp;[.C421])" office:value-type="string" office:string-value="62.52 Falaises continentales humides septentrionales" calcext:value-type="string">
            <text:p>62.52 Falaises continentales humides septentrionales</text:p>
          </table:table-cell>
          <table:table-cell table:number-columns-repeated="1019"/>
        </table:table-row>
        <table:table-row table:style-name="ro1">
          <table:table-cell table:style-name="ce112" office:value-type="float" office:value="512" calcext:value-type="float">
            <text:p>512</text:p>
          </table:table-cell>
          <table:table-cell table:style-name="ce112" office:value-type="float" office:value="64" calcext:value-type="float">
            <text:p>64</text:p>
          </table:table-cell>
          <table:table-cell table:style-name="ce136" office:value-type="string" calcext:value-type="string">
            <text:p>Dunes sableuses continentales</text:p>
          </table:table-cell>
          <table:table-cell table:style-name="ce112" office:value-type="float" office:value="2" calcext:value-type="float">
            <text:p>2</text:p>
          </table:table-cell>
          <table:table-cell table:formula="of:=CONCATENATE([.B422]&amp;&quot; &quot;&amp;[.C422])" office:value-type="string" office:string-value="64 Dunes sableuses continentales" calcext:value-type="string">
            <text:p>64 Dunes sableuses continentales</text:p>
          </table:table-cell>
          <table:table-cell table:number-columns-repeated="1019"/>
        </table:table-row>
        <table:table-row table:style-name="ro1">
          <table:table-cell table:style-name="ce113" office:value-type="float" office:value="1367" calcext:value-type="float">
            <text:p>1367</text:p>
          </table:table-cell>
          <table:table-cell table:style-name="ce113" office:value-type="float" office:value="64.1" calcext:value-type="float">
            <text:p>64,1</text:p>
          </table:table-cell>
          <table:table-cell table:style-name="ce137" office:value-type="string" calcext:value-type="string">
            <text:p>Dunes fluvio-glaciaires</text:p>
          </table:table-cell>
          <table:table-cell table:style-name="ce113" office:value-type="float" office:value="3" calcext:value-type="float">
            <text:p>3</text:p>
          </table:table-cell>
          <table:table-cell table:formula="of:=CONCATENATE([.B423]&amp;&quot; &quot;&amp;[.C423])" office:value-type="string" office:string-value="64.1 Dunes fluvio-glaciaires" calcext:value-type="string">
            <text:p>64.1 Dunes fluvio-glaciaires</text:p>
          </table:table-cell>
          <table:table-cell table:number-columns-repeated="1019"/>
        </table:table-row>
        <table:table-row table:style-name="ro1">
          <table:table-cell table:style-name="ce113" office:value-type="float" office:value="4470" calcext:value-type="float">
            <text:p>4470</text:p>
          </table:table-cell>
          <table:table-cell table:style-name="ce113" office:value-type="float" office:value="64.11" calcext:value-type="float">
            <text:p>64,11</text:p>
          </table:table-cell>
          <table:table-cell table:style-name="ce137" office:value-type="string" calcext:value-type="string">
            <text:p>Pelouses pionnières des dunes continentales</text:p>
          </table:table-cell>
          <table:table-cell table:style-name="ce113" office:value-type="float" office:value="4" calcext:value-type="float">
            <text:p>4</text:p>
          </table:table-cell>
          <table:table-cell table:formula="of:=CONCATENATE([.B424]&amp;&quot; &quot;&amp;[.C424])" office:value-type="string" office:string-value="64.11 Pelouses pionnières des dunes continentales" calcext:value-type="string">
            <text:p>64.11 Pelouses pionnières des dunes continentales</text:p>
          </table:table-cell>
          <table:table-cell table:number-columns-repeated="1019"/>
        </table:table-row>
        <table:table-row table:style-name="ro1">
          <table:table-cell table:style-name="ce113" office:value-type="float" office:value="4471" calcext:value-type="float">
            <text:p>4471</text:p>
          </table:table-cell>
          <table:table-cell table:style-name="ce113" office:value-type="float" office:value="64.12" calcext:value-type="float">
            <text:p>64,12</text:p>
          </table:table-cell>
          <table:table-cell table:style-name="ce137" office:value-type="string" calcext:value-type="string">
            <text:p>Pelouses siliceuses des dunes intérieures</text:p>
          </table:table-cell>
          <table:table-cell table:style-name="ce113" office:value-type="float" office:value="4" calcext:value-type="float">
            <text:p>4</text:p>
          </table:table-cell>
          <table:table-cell table:formula="of:=CONCATENATE([.B425]&amp;&quot; &quot;&amp;[.C425])" office:value-type="string" office:string-value="64.12 Pelouses siliceuses des dunes intérieures" calcext:value-type="string">
            <text:p>64.12 Pelouses siliceuses des dunes intérieures</text:p>
          </table:table-cell>
          <table:table-cell table:number-columns-repeated="1019"/>
        </table:table-row>
        <table:table-row table:style-name="ro1">
          <table:table-cell table:style-name="ce113" office:value-type="float" office:value="4472" calcext:value-type="float">
            <text:p>4472</text:p>
          </table:table-cell>
          <table:table-cell table:style-name="ce113" office:value-type="float" office:value="64.13" calcext:value-type="float">
            <text:p>64,13</text:p>
          </table:table-cell>
          <table:table-cell table:style-name="ce137" office:value-type="string" calcext:value-type="string">
            <text:p>Landes sur dunes continentales</text:p>
          </table:table-cell>
          <table:table-cell table:style-name="ce113" office:value-type="float" office:value="4" calcext:value-type="float">
            <text:p>4</text:p>
          </table:table-cell>
          <table:table-cell table:formula="of:=CONCATENATE([.B426]&amp;&quot; &quot;&amp;[.C426])" office:value-type="string" office:string-value="64.13 Landes sur dunes continentales" calcext:value-type="string">
            <text:p>64.13 Landes sur dunes continentales</text:p>
          </table:table-cell>
          <table:table-cell table:number-columns-repeated="1019"/>
        </table:table-row>
        <table:table-row table:style-name="ro1">
          <table:table-cell table:style-name="ce113" office:value-type="float" office:value="4353" calcext:value-type="float">
            <text:p>4353</text:p>
          </table:table-cell>
          <table:table-cell table:style-name="ce113" office:value-type="float" office:value="64.14" calcext:value-type="float">
            <text:p>64,14</text:p>
          </table:table-cell>
          <table:table-cell table:style-name="ce137" office:value-type="string" calcext:value-type="string">
            <text:p>Fourrés sur dunes continentales</text:p>
          </table:table-cell>
          <table:table-cell table:style-name="ce113" office:value-type="float" office:value="4" calcext:value-type="float">
            <text:p>4</text:p>
          </table:table-cell>
          <table:table-cell table:formula="of:=CONCATENATE([.B427]&amp;&quot; &quot;&amp;[.C427])" office:value-type="string" office:string-value="64.14 Fourrés sur dunes continentales" calcext:value-type="string">
            <text:p>64.14 Fourrés sur dunes continentales</text:p>
          </table:table-cell>
          <table:table-cell table:number-columns-repeated="1019"/>
        </table:table-row>
        <table:table-row table:style-name="ro1">
          <table:table-cell table:style-name="ce113" office:value-type="float" office:value="1303" calcext:value-type="float">
            <text:p>1303</text:p>
          </table:table-cell>
          <table:table-cell table:style-name="ce113" office:value-type="float" office:value="64.3" calcext:value-type="float">
            <text:p>64,3</text:p>
          </table:table-cell>
          <table:table-cell table:style-name="ce137" office:value-type="string" calcext:value-type="string">
            <text:p>Dunes paléo-côtières</text:p>
          </table:table-cell>
          <table:table-cell table:style-name="ce113" office:value-type="float" office:value="3" calcext:value-type="float">
            <text:p>3</text:p>
          </table:table-cell>
          <table:table-cell table:formula="of:=CONCATENATE([.B428]&amp;&quot; &quot;&amp;[.C428])" office:value-type="string" office:string-value="64.3 Dunes paléo-côtières" calcext:value-type="string">
            <text:p>64.3 Dunes paléo-côtières</text:p>
          </table:table-cell>
          <table:table-cell table:number-columns-repeated="1019"/>
        </table:table-row>
        <table:table-row table:style-name="ro1">
          <table:table-cell table:style-name="ce113" office:value-type="float" office:value="1304" calcext:value-type="float">
            <text:p>1304</text:p>
          </table:table-cell>
          <table:table-cell table:style-name="ce113" office:value-type="float" office:value="64.4" calcext:value-type="float">
            <text:p>64,4</text:p>
          </table:table-cell>
          <table:table-cell table:style-name="ce137" office:value-type="string" calcext:value-type="string">
            <text:p>Dunes fluviatiles</text:p>
          </table:table-cell>
          <table:table-cell table:style-name="ce113" office:value-type="float" office:value="3" calcext:value-type="float">
            <text:p>3</text:p>
          </table:table-cell>
          <table:table-cell table:formula="of:=CONCATENATE([.B429]&amp;&quot; &quot;&amp;[.C429])" office:value-type="string" office:string-value="64.4 Dunes fluviatiles" calcext:value-type="string">
            <text:p>64.4 Dunes fluviatiles</text:p>
          </table:table-cell>
          <table:table-cell table:number-columns-repeated="1019"/>
        </table:table-row>
        <table:table-row table:style-name="ro1">
          <table:table-cell table:style-name="ce113" office:value-type="float" office:value="1308" calcext:value-type="float">
            <text:p>1308</text:p>
          </table:table-cell>
          <table:table-cell table:style-name="ce113" office:value-type="float" office:value="64.5" calcext:value-type="float">
            <text:p>64,5</text:p>
          </table:table-cell>
          <table:table-cell table:style-name="ce137" office:value-type="string" calcext:value-type="string">
            <text:p>Dunes d'origine lacustre</text:p>
          </table:table-cell>
          <table:table-cell table:style-name="ce113" office:value-type="float" office:value="3" calcext:value-type="float">
            <text:p>3</text:p>
          </table:table-cell>
          <table:table-cell table:formula="of:=CONCATENATE([.B430]&amp;&quot; &quot;&amp;[.C430])" office:value-type="string" office:string-value="64.5 Dunes d'origine lacustre" calcext:value-type="string">
            <text:p>64.5 Dunes d'origine lacustre</text:p>
          </table:table-cell>
          <table:table-cell table:number-columns-repeated="1019"/>
        </table:table-row>
        <table:table-row table:style-name="ro1">
          <table:table-cell table:style-name="ce112" office:value-type="float" office:value="498" calcext:value-type="float">
            <text:p>498</text:p>
          </table:table-cell>
          <table:table-cell table:style-name="ce112" office:value-type="float" office:value="65" calcext:value-type="float">
            <text:p>65</text:p>
          </table:table-cell>
          <table:table-cell table:style-name="ce136" office:value-type="string" calcext:value-type="string">
            <text:p>Grottes</text:p>
          </table:table-cell>
          <table:table-cell table:style-name="ce112" office:value-type="float" office:value="2" calcext:value-type="float">
            <text:p>2</text:p>
          </table:table-cell>
          <table:table-cell table:formula="of:=CONCATENATE([.B431]&amp;&quot; &quot;&amp;[.C431])" office:value-type="string" office:string-value="65 Grottes" calcext:value-type="string">
            <text:p>65 Grottes</text:p>
          </table:table-cell>
          <table:table-cell table:number-columns-repeated="1019"/>
        </table:table-row>
        <table:table-row table:style-name="ro2">
          <table:table-cell table:style-name="ce114" office:value-type="float" office:value="70" calcext:value-type="float">
            <text:p>70</text:p>
          </table:table-cell>
          <table:table-cell table:style-name="ce114" office:value-type="float" office:value="80" calcext:value-type="float">
            <text:p>80</text:p>
          </table:table-cell>
          <table:table-cell table:style-name="ce138" office:value-type="string" calcext:value-type="string">
            <text:p>Terres agricoles et paysages artificiels</text:p>
          </table:table-cell>
          <table:table-cell table:style-name="ce114" office:value-type="float" office:value="1" calcext:value-type="float">
            <text:p>1</text:p>
          </table:table-cell>
          <table:table-cell table:formula="of:=CONCATENATE([.B432]&amp;&quot; &quot;&amp;[.C432])" office:value-type="string" office:string-value="80 Terres agricoles et paysages artificiels" calcext:value-type="string">
            <text:p>80 Terres agricoles et paysages artificiels</text:p>
          </table:table-cell>
          <table:table-cell table:number-columns-repeated="1019"/>
        </table:table-row>
        <table:table-row table:style-name="ro1">
          <table:table-cell table:style-name="ce115" office:value-type="float" office:value="500" calcext:value-type="float">
            <text:p>500</text:p>
          </table:table-cell>
          <table:table-cell table:style-name="ce115" office:value-type="float" office:value="81" calcext:value-type="float">
            <text:p>81</text:p>
          </table:table-cell>
          <table:table-cell table:style-name="ce139" office:value-type="string" calcext:value-type="string">
            <text:p>Prairies améliorées</text:p>
          </table:table-cell>
          <table:table-cell table:style-name="ce115" office:value-type="float" office:value="2" calcext:value-type="float">
            <text:p>2</text:p>
          </table:table-cell>
          <table:table-cell table:formula="of:=CONCATENATE([.B433]&amp;&quot; &quot;&amp;[.C433])" office:value-type="string" office:string-value="81 Prairies améliorées" calcext:value-type="string">
            <text:p>81 Prairies améliorées</text:p>
          </table:table-cell>
          <table:table-cell table:number-columns-repeated="1019"/>
        </table:table-row>
        <table:table-row table:style-name="ro1">
          <table:table-cell table:style-name="ce116" office:value-type="float" office:value="1321" calcext:value-type="float">
            <text:p>1321</text:p>
          </table:table-cell>
          <table:table-cell table:style-name="ce116" office:value-type="float" office:value="81.1" calcext:value-type="float">
            <text:p>81,1</text:p>
          </table:table-cell>
          <table:table-cell table:style-name="ce140" office:value-type="string" calcext:value-type="string">
            <text:p>Prairies sèches amélioré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34]&amp;&quot; &quot;&amp;[.C434])" office:value-type="string" office:string-value="81.1 Prairies sèches améliorées" calcext:value-type="string">
            <text:p>81.1 Prairies sèches améliorées</text:p>
          </table:table-cell>
          <table:table-cell table:number-columns-repeated="1019"/>
        </table:table-row>
        <table:table-row table:style-name="ro1">
          <table:table-cell table:style-name="ce116" office:value-type="float" office:value="1322" calcext:value-type="float">
            <text:p>1322</text:p>
          </table:table-cell>
          <table:table-cell table:style-name="ce116" office:value-type="float" office:value="81.2" calcext:value-type="float">
            <text:p>81,2</text:p>
          </table:table-cell>
          <table:table-cell table:style-name="ce140" office:value-type="string" calcext:value-type="string">
            <text:p>Prairies humides amélioré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35]&amp;&quot; &quot;&amp;[.C435])" office:value-type="string" office:string-value="81.2 Prairies humides améliorées" calcext:value-type="string">
            <text:p>81.2 Prairies humides améliorées</text:p>
          </table:table-cell>
          <table:table-cell table:number-columns-repeated="1019"/>
        </table:table-row>
        <table:table-row table:style-name="ro1">
          <table:table-cell table:style-name="ce115" office:value-type="float" office:value="501" calcext:value-type="float">
            <text:p>501</text:p>
          </table:table-cell>
          <table:table-cell table:style-name="ce115" office:value-type="float" office:value="82" calcext:value-type="float">
            <text:p>82</text:p>
          </table:table-cell>
          <table:table-cell table:style-name="ce139" office:value-type="string" calcext:value-type="string">
            <text:p>Cultures</text:p>
          </table:table-cell>
          <table:table-cell table:style-name="ce115" office:value-type="float" office:value="2" calcext:value-type="float">
            <text:p>2</text:p>
          </table:table-cell>
          <table:table-cell table:formula="of:=CONCATENATE([.B436]&amp;&quot; &quot;&amp;[.C436])" office:value-type="string" office:string-value="82 Cultures" calcext:value-type="string">
            <text:p>82 Cultures</text:p>
          </table:table-cell>
          <table:table-cell table:number-columns-repeated="1019"/>
        </table:table-row>
        <table:table-row table:style-name="ro1">
          <table:table-cell table:style-name="ce116" office:value-type="float" office:value="1323" calcext:value-type="float">
            <text:p>1323</text:p>
          </table:table-cell>
          <table:table-cell table:style-name="ce116" office:value-type="float" office:value="82.1" calcext:value-type="float">
            <text:p>82,1</text:p>
          </table:table-cell>
          <table:table-cell table:style-name="ce140" office:value-type="string" calcext:value-type="string">
            <text:p>Champs d'un seul tenant intensément cultivé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37]&amp;&quot; &quot;&amp;[.C437])" office:value-type="string" office:string-value="82.1 Champs d'un seul tenant intensément cultivés" calcext:value-type="string">
            <text:p>82.1 Champs d'un seul tenant intensément cultivés</text:p>
          </table:table-cell>
          <table:table-cell table:number-columns-repeated="1019"/>
        </table:table-row>
        <table:table-row table:style-name="ro1">
          <table:table-cell table:style-name="ce116" office:value-type="float" office:value="4383" calcext:value-type="float">
            <text:p>4383</text:p>
          </table:table-cell>
          <table:table-cell table:style-name="ce116" office:value-type="float" office:value="82.11" calcext:value-type="float">
            <text:p>82,11</text:p>
          </table:table-cell>
          <table:table-cell table:style-name="ce140" office:value-type="string" calcext:value-type="string">
            <text:p>Grandes cultur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38]&amp;&quot; &quot;&amp;[.C438])" office:value-type="string" office:string-value="82.11 Grandes cultures" calcext:value-type="string">
            <text:p>82.11 Grandes cultures</text:p>
          </table:table-cell>
          <table:table-cell table:number-columns-repeated="1019"/>
        </table:table-row>
        <table:table-row table:style-name="ro1">
          <table:table-cell table:style-name="ce116" office:value-type="float" office:value="4384" calcext:value-type="float">
            <text:p>4384</text:p>
          </table:table-cell>
          <table:table-cell table:style-name="ce116" office:value-type="float" office:value="82.12" calcext:value-type="float">
            <text:p>82,12</text:p>
          </table:table-cell>
          <table:table-cell table:style-name="ce140" office:value-type="string" calcext:value-type="string">
            <text:p>Cultures et maraichage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39]&amp;&quot; &quot;&amp;[.C439])" office:value-type="string" office:string-value="82.12 Cultures et maraichage" calcext:value-type="string">
            <text:p>82.12 Cultures et maraichage</text:p>
          </table:table-cell>
          <table:table-cell table:number-columns-repeated="1019"/>
        </table:table-row>
        <table:table-row table:style-name="ro1">
          <table:table-cell table:style-name="ce116" office:value-type="float" office:value="1324" calcext:value-type="float">
            <text:p>1324</text:p>
          </table:table-cell>
          <table:table-cell table:style-name="ce116" office:value-type="float" office:value="82.2" calcext:value-type="float">
            <text:p>82,2</text:p>
          </table:table-cell>
          <table:table-cell table:style-name="ce140" office:value-type="string" calcext:value-type="string">
            <text:p>Cultures avec marges de végétation spontanée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40]&amp;&quot; &quot;&amp;[.C440])" office:value-type="string" office:string-value="82.2 Cultures avec marges de végétation spontanée" calcext:value-type="string">
            <text:p>82.2 Cultures avec marges de végétation spontanée</text:p>
          </table:table-cell>
          <table:table-cell table:number-columns-repeated="1019"/>
        </table:table-row>
        <table:table-row table:style-name="ro1">
          <table:table-cell table:style-name="ce116" office:value-type="float" office:value="1325" calcext:value-type="float">
            <text:p>1325</text:p>
          </table:table-cell>
          <table:table-cell table:style-name="ce116" office:value-type="float" office:value="82.3" calcext:value-type="float">
            <text:p>82,3</text:p>
          </table:table-cell>
          <table:table-cell table:style-name="ce140" office:value-type="string" calcext:value-type="string">
            <text:p>Culture extensive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41]&amp;&quot; &quot;&amp;[.C441])" office:value-type="string" office:string-value="82.3 Culture extensive" calcext:value-type="string">
            <text:p>82.3 Culture extensive</text:p>
          </table:table-cell>
          <table:table-cell table:number-columns-repeated="1019"/>
        </table:table-row>
        <table:table-row table:style-name="ro1">
          <table:table-cell table:style-name="ce116" office:value-type="float" office:value="1326" calcext:value-type="float">
            <text:p>1326</text:p>
          </table:table-cell>
          <table:table-cell table:style-name="ce116" office:value-type="float" office:value="82.4" calcext:value-type="float">
            <text:p>82,4</text:p>
          </table:table-cell>
          <table:table-cell table:style-name="ce140" office:value-type="string" calcext:value-type="string">
            <text:p>Cultures inondé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42]&amp;&quot; &quot;&amp;[.C442])" office:value-type="string" office:string-value="82.4 Cultures inondées" calcext:value-type="string">
            <text:p>82.4 Cultures inondées</text:p>
          </table:table-cell>
          <table:table-cell table:number-columns-repeated="1019"/>
        </table:table-row>
        <table:table-row table:style-name="ro1">
          <table:table-cell table:style-name="ce116" office:value-type="float" office:value="4385" calcext:value-type="float">
            <text:p>4385</text:p>
          </table:table-cell>
          <table:table-cell table:style-name="ce116" office:value-type="float" office:value="82.41" calcext:value-type="float">
            <text:p>82,41</text:p>
          </table:table-cell>
          <table:table-cell table:style-name="ce140" office:value-type="string" calcext:value-type="string">
            <text:p>Rizièr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43]&amp;&quot; &quot;&amp;[.C443])" office:value-type="string" office:string-value="82.41 Rizières" calcext:value-type="string">
            <text:p>82.41 Rizières</text:p>
          </table:table-cell>
          <table:table-cell table:number-columns-repeated="1019"/>
        </table:table-row>
        <table:table-row table:style-name="ro1">
          <table:table-cell table:style-name="ce116" office:value-type="float" office:value="4386" calcext:value-type="float">
            <text:p>4386</text:p>
          </table:table-cell>
          <table:table-cell table:style-name="ce116" office:value-type="float" office:value="82.42" calcext:value-type="float">
            <text:p>82,42</text:p>
          </table:table-cell>
          <table:table-cell table:style-name="ce140" office:value-type="string" calcext:value-type="string">
            <text:p>Cressonnièr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44]&amp;&quot; &quot;&amp;[.C444])" office:value-type="string" office:string-value="82.42 Cressonnières" calcext:value-type="string">
            <text:p>82.42 Cressonnières</text:p>
          </table:table-cell>
          <table:table-cell table:number-columns-repeated="1019"/>
        </table:table-row>
        <table:table-row table:style-name="ro1">
          <table:table-cell table:style-name="ce115" office:value-type="float" office:value="502" calcext:value-type="float">
            <text:p>502</text:p>
          </table:table-cell>
          <table:table-cell table:style-name="ce115" office:value-type="float" office:value="83" calcext:value-type="float">
            <text:p>83</text:p>
          </table:table-cell>
          <table:table-cell table:style-name="ce139" office:value-type="string" calcext:value-type="string">
            <text:p>Vergers, bosquets et plantations d'arbres</text:p>
          </table:table-cell>
          <table:table-cell table:style-name="ce115" office:value-type="float" office:value="2" calcext:value-type="float">
            <text:p>2</text:p>
          </table:table-cell>
          <table:table-cell table:formula="of:=CONCATENATE([.B445]&amp;&quot; &quot;&amp;[.C445])" office:value-type="string" office:string-value="83 Vergers, bosquets et plantations d'arbres" calcext:value-type="string">
            <text:p>83 Vergers, bosquets et plantations d'arbres</text:p>
          </table:table-cell>
          <table:table-cell table:number-columns-repeated="1019"/>
        </table:table-row>
        <table:table-row table:style-name="ro1">
          <table:table-cell table:style-name="ce116" office:value-type="float" office:value="1327" calcext:value-type="float">
            <text:p>1327</text:p>
          </table:table-cell>
          <table:table-cell table:style-name="ce116" office:value-type="float" office:value="83.1" calcext:value-type="float">
            <text:p>83,1</text:p>
          </table:table-cell>
          <table:table-cell table:style-name="ce140" office:value-type="string" calcext:value-type="string">
            <text:p>Vergers de hautes tig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46]&amp;&quot; &quot;&amp;[.C446])" office:value-type="string" office:string-value="83.1 Vergers de hautes tiges" calcext:value-type="string">
            <text:p>83.1 Vergers de hautes tiges</text:p>
          </table:table-cell>
          <table:table-cell table:number-columns-repeated="1019"/>
        </table:table-row>
        <table:table-row table:style-name="ro1">
          <table:table-cell table:style-name="ce116" office:value-type="float" office:value="4387" calcext:value-type="float">
            <text:p>4387</text:p>
          </table:table-cell>
          <table:table-cell table:style-name="ce116" office:value-type="float" office:value="83.11" calcext:value-type="float">
            <text:p>83,11</text:p>
          </table:table-cell>
          <table:table-cell table:style-name="ce140" office:value-type="string" calcext:value-type="string">
            <text:p>Oliverai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47]&amp;&quot; &quot;&amp;[.C447])" office:value-type="string" office:string-value="83.11 Oliveraies" calcext:value-type="string">
            <text:p>83.11 Oliveraies</text:p>
          </table:table-cell>
          <table:table-cell table:number-columns-repeated="1019"/>
        </table:table-row>
        <table:table-row table:style-name="ro1">
          <table:table-cell table:style-name="ce116" office:value-type="float" office:value="4398" calcext:value-type="float">
            <text:p>4398</text:p>
          </table:table-cell>
          <table:table-cell table:style-name="ce116" office:value-type="float" office:value="83.12" calcext:value-type="float">
            <text:p>83,12</text:p>
          </table:table-cell>
          <table:table-cell table:style-name="ce140" office:value-type="string" calcext:value-type="string">
            <text:p>Châtaignerai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48]&amp;&quot; &quot;&amp;[.C448])" office:value-type="string" office:string-value="83.12 Châtaigneraies" calcext:value-type="string">
            <text:p>83.12 Châtaigneraies</text:p>
          </table:table-cell>
          <table:table-cell table:number-columns-repeated="1019"/>
        </table:table-row>
        <table:table-row table:style-name="ro1">
          <table:table-cell table:style-name="ce116" office:value-type="float" office:value="4399" calcext:value-type="float">
            <text:p>4399</text:p>
          </table:table-cell>
          <table:table-cell table:style-name="ce116" office:value-type="float" office:value="83.13" calcext:value-type="float">
            <text:p>83,13</text:p>
          </table:table-cell>
          <table:table-cell table:style-name="ce140" office:value-type="string" calcext:value-type="string">
            <text:p>Vergers à Noyer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49]&amp;&quot; &quot;&amp;[.C449])" office:value-type="string" office:string-value="83.13 Vergers à Noyers" calcext:value-type="string">
            <text:p>83.13 Vergers à Noyers</text:p>
          </table:table-cell>
          <table:table-cell table:number-columns-repeated="1019"/>
        </table:table-row>
        <table:table-row table:style-name="ro1">
          <table:table-cell table:style-name="ce116" office:value-type="float" office:value="4400" calcext:value-type="float">
            <text:p>4400</text:p>
          </table:table-cell>
          <table:table-cell table:style-name="ce116" office:value-type="float" office:value="83.14" calcext:value-type="float">
            <text:p>83,14</text:p>
          </table:table-cell>
          <table:table-cell table:style-name="ce140" office:value-type="string" calcext:value-type="string">
            <text:p>Vergers à Amandier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50]&amp;&quot; &quot;&amp;[.C450])" office:value-type="string" office:string-value="83.14 Vergers à Amandiers" calcext:value-type="string">
            <text:p>83.14 Vergers à Amandiers</text:p>
          </table:table-cell>
          <table:table-cell table:number-columns-repeated="1019"/>
        </table:table-row>
        <table:table-row table:style-name="ro1">
          <table:table-cell table:style-name="ce116" office:value-type="float" office:value="4401" calcext:value-type="float">
            <text:p>4401</text:p>
          </table:table-cell>
          <table:table-cell table:style-name="ce116" office:value-type="float" office:value="83.15" calcext:value-type="float">
            <text:p>83,15</text:p>
          </table:table-cell>
          <table:table-cell table:style-name="ce140" office:value-type="string" calcext:value-type="string">
            <text:p>Verger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51]&amp;&quot; &quot;&amp;[.C451])" office:value-type="string" office:string-value="83.15 Vergers" calcext:value-type="string">
            <text:p>83.15 Vergers</text:p>
          </table:table-cell>
          <table:table-cell table:number-columns-repeated="1019"/>
        </table:table-row>
        <table:table-row table:style-name="ro1">
          <table:table-cell table:style-name="ce116" office:value-type="float" office:value="4402" calcext:value-type="float">
            <text:p>4402</text:p>
          </table:table-cell>
          <table:table-cell table:style-name="ce116" office:value-type="float" office:value="83.16" calcext:value-type="float">
            <text:p>83,16</text:p>
          </table:table-cell>
          <table:table-cell table:style-name="ce140" office:value-type="string" calcext:value-type="string">
            <text:p>Vergers à agrum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52]&amp;&quot; &quot;&amp;[.C452])" office:value-type="string" office:string-value="83.16 Vergers à agrumes" calcext:value-type="string">
            <text:p>83.16 Vergers à agrumes</text:p>
          </table:table-cell>
          <table:table-cell table:number-columns-repeated="1019"/>
        </table:table-row>
        <table:table-row table:style-name="ro1">
          <table:table-cell table:style-name="ce116" office:value-type="float" office:value="4404" calcext:value-type="float">
            <text:p>4404</text:p>
          </table:table-cell>
          <table:table-cell table:style-name="ce116" office:value-type="float" office:value="83.18" calcext:value-type="float">
            <text:p>83,18</text:p>
          </table:table-cell>
          <table:table-cell table:style-name="ce140" office:value-type="string" calcext:value-type="string">
            <text:p>Autres vergers à hautes tig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53]&amp;&quot; &quot;&amp;[.C453])" office:value-type="string" office:string-value="83.18 Autres vergers à hautes tiges" calcext:value-type="string">
            <text:p>83.18 Autres vergers à hautes tiges</text:p>
          </table:table-cell>
          <table:table-cell table:number-columns-repeated="1019"/>
        </table:table-row>
        <table:table-row table:style-name="ro1">
          <table:table-cell table:style-name="ce116" office:value-type="float" office:value="1330" calcext:value-type="float">
            <text:p>1330</text:p>
          </table:table-cell>
          <table:table-cell table:style-name="ce116" office:value-type="float" office:value="83.2" calcext:value-type="float">
            <text:p>83,2</text:p>
          </table:table-cell>
          <table:table-cell table:style-name="ce140" office:value-type="string" calcext:value-type="string">
            <text:p>Vergers à arbust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54]&amp;&quot; &quot;&amp;[.C454])" office:value-type="string" office:string-value="83.2 Vergers à arbustes" calcext:value-type="string">
            <text:p>83.2 Vergers à arbustes</text:p>
          </table:table-cell>
          <table:table-cell table:number-columns-repeated="1019"/>
        </table:table-row>
        <table:table-row table:style-name="ro1">
          <table:table-cell table:style-name="ce116" office:value-type="float" office:value="4405" calcext:value-type="float">
            <text:p>4405</text:p>
          </table:table-cell>
          <table:table-cell table:style-name="ce116" office:value-type="float" office:value="83.21" calcext:value-type="float">
            <text:p>83,21</text:p>
          </table:table-cell>
          <table:table-cell table:style-name="ce140" office:value-type="string" calcext:value-type="string">
            <text:p>Vignobl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55]&amp;&quot; &quot;&amp;[.C455])" office:value-type="string" office:string-value="83.21 Vignobles" calcext:value-type="string">
            <text:p>83.21 Vignobles</text:p>
          </table:table-cell>
          <table:table-cell table:number-columns-repeated="1019"/>
        </table:table-row>
        <table:table-row table:style-name="ro1">
          <table:table-cell table:style-name="ce116" office:value-type="float" office:value="4406" calcext:value-type="float">
            <text:p>4406</text:p>
          </table:table-cell>
          <table:table-cell table:style-name="ce116" office:value-type="float" office:value="83.22" calcext:value-type="float">
            <text:p>83,22</text:p>
          </table:table-cell>
          <table:table-cell table:style-name="ce140" office:value-type="string" calcext:value-type="string">
            <text:p>Vergers de basses tig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56]&amp;&quot; &quot;&amp;[.C456])" office:value-type="string" office:string-value="83.22 Vergers de basses tiges" calcext:value-type="string">
            <text:p>83.22 Vergers de basses tiges</text:p>
          </table:table-cell>
          <table:table-cell table:number-columns-repeated="1019"/>
        </table:table-row>
        <table:table-row table:style-name="ro1">
          <table:table-cell table:style-name="ce116" office:value-type="float" office:value="1331" calcext:value-type="float">
            <text:p>1331</text:p>
          </table:table-cell>
          <table:table-cell table:style-name="ce116" office:value-type="float" office:value="83.3" calcext:value-type="float">
            <text:p>83,3</text:p>
          </table:table-cell>
          <table:table-cell table:style-name="ce140" office:value-type="string" calcext:value-type="string">
            <text:p>Plantation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57]&amp;&quot; &quot;&amp;[.C457])" office:value-type="string" office:string-value="83.3 Plantations" calcext:value-type="string">
            <text:p>83.3 Plantations</text:p>
          </table:table-cell>
          <table:table-cell table:number-columns-repeated="1019"/>
        </table:table-row>
        <table:table-row table:style-name="ro1">
          <table:table-cell table:style-name="ce116" office:value-type="float" office:value="4407" calcext:value-type="float">
            <text:p>4407</text:p>
          </table:table-cell>
          <table:table-cell table:style-name="ce116" office:value-type="float" office:value="83.31" calcext:value-type="float">
            <text:p>83,31</text:p>
          </table:table-cell>
          <table:table-cell table:style-name="ce140" office:value-type="string" calcext:value-type="string">
            <text:p>Plantations de conifèr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58]&amp;&quot; &quot;&amp;[.C458])" office:value-type="string" office:string-value="83.31 Plantations de conifères" calcext:value-type="string">
            <text:p>83.31 Plantations de conifères</text:p>
          </table:table-cell>
          <table:table-cell table:number-columns-repeated="1019"/>
        </table:table-row>
        <table:table-row table:style-name="ro1">
          <table:table-cell table:style-name="ce116" office:value-type="float" office:value="4412" calcext:value-type="float">
            <text:p>4412</text:p>
          </table:table-cell>
          <table:table-cell table:style-name="ce116" office:value-type="float" office:value="83.32" calcext:value-type="float">
            <text:p>83,32</text:p>
          </table:table-cell>
          <table:table-cell table:style-name="ce140" office:value-type="string" calcext:value-type="string">
            <text:p>Plantations d'arbres feuillu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59]&amp;&quot; &quot;&amp;[.C459])" office:value-type="string" office:string-value="83.32 Plantations d'arbres feuillus" calcext:value-type="string">
            <text:p>83.32 Plantations d'arbres feuillus</text:p>
          </table:table-cell>
          <table:table-cell table:number-columns-repeated="1019"/>
        </table:table-row>
        <table:table-row table:style-name="ro1">
          <table:table-cell table:style-name="ce115" office:value-type="float" office:value="505" calcext:value-type="float">
            <text:p>505</text:p>
          </table:table-cell>
          <table:table-cell table:style-name="ce115" office:value-type="float" office:value="84" calcext:value-type="float">
            <text:p>84</text:p>
          </table:table-cell>
          <table:table-cell table:style-name="ce139" office:value-type="string" calcext:value-type="string">
            <text:p>Alignements d'arbres, haies, petits bois, bocage, parcs</text:p>
          </table:table-cell>
          <table:table-cell table:style-name="ce115" office:value-type="float" office:value="2" calcext:value-type="float">
            <text:p>2</text:p>
          </table:table-cell>
          <table:table-cell table:formula="of:=CONCATENATE([.B460]&amp;&quot; &quot;&amp;[.C460])" office:value-type="string" office:string-value="84 Alignements d'arbres, haies, petits bois, bocage, parcs" calcext:value-type="string">
            <text:p>84 Alignements d'arbres, haies, petits bois, bocage, parcs</text:p>
          </table:table-cell>
          <table:table-cell table:number-columns-repeated="1019"/>
        </table:table-row>
        <table:table-row table:style-name="ro1">
          <table:table-cell table:style-name="ce116" office:value-type="float" office:value="1336" calcext:value-type="float">
            <text:p>1336</text:p>
          </table:table-cell>
          <table:table-cell table:style-name="ce116" office:value-type="float" office:value="84.1" calcext:value-type="float">
            <text:p>84,1</text:p>
          </table:table-cell>
          <table:table-cell table:style-name="ce140" office:value-type="string" calcext:value-type="string">
            <text:p>Alignements d'arbr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61]&amp;&quot; &quot;&amp;[.C461])" office:value-type="string" office:string-value="84.1 Alignements d'arbres" calcext:value-type="string">
            <text:p>84.1 Alignements d'arbres</text:p>
          </table:table-cell>
          <table:table-cell table:number-columns-repeated="1019"/>
        </table:table-row>
        <table:table-row table:style-name="ro1">
          <table:table-cell table:style-name="ce116" office:value-type="float" office:value="1337" calcext:value-type="float">
            <text:p>1337</text:p>
          </table:table-cell>
          <table:table-cell table:style-name="ce116" office:value-type="float" office:value="84.2" calcext:value-type="float">
            <text:p>84,2</text:p>
          </table:table-cell>
          <table:table-cell table:style-name="ce140" office:value-type="string" calcext:value-type="string">
            <text:p>Bordures de hai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62]&amp;&quot; &quot;&amp;[.C462])" office:value-type="string" office:string-value="84.2 Bordures de haies" calcext:value-type="string">
            <text:p>84.2 Bordures de haies</text:p>
          </table:table-cell>
          <table:table-cell table:number-columns-repeated="1019"/>
        </table:table-row>
        <table:table-row table:style-name="ro1">
          <table:table-cell table:style-name="ce116" office:value-type="float" office:value="1338" calcext:value-type="float">
            <text:p>1338</text:p>
          </table:table-cell>
          <table:table-cell table:style-name="ce116" office:value-type="float" office:value="84.3" calcext:value-type="float">
            <text:p>84,3</text:p>
          </table:table-cell>
          <table:table-cell table:style-name="ce140" office:value-type="string" calcext:value-type="string">
            <text:p>Petits bois, bosquet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63]&amp;&quot; &quot;&amp;[.C463])" office:value-type="string" office:string-value="84.3 Petits bois, bosquets" calcext:value-type="string">
            <text:p>84.3 Petits bois, bosquets</text:p>
          </table:table-cell>
          <table:table-cell table:number-columns-repeated="1019"/>
        </table:table-row>
        <table:table-row table:style-name="ro1">
          <table:table-cell table:style-name="ce116" office:value-type="float" office:value="1339" calcext:value-type="float">
            <text:p>1339</text:p>
          </table:table-cell>
          <table:table-cell table:style-name="ce116" office:value-type="float" office:value="84.4" calcext:value-type="float">
            <text:p>84,4</text:p>
          </table:table-cell>
          <table:table-cell table:style-name="ce140" office:value-type="string" calcext:value-type="string">
            <text:p>Bocag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64]&amp;&quot; &quot;&amp;[.C464])" office:value-type="string" office:string-value="84.4 Bocages" calcext:value-type="string">
            <text:p>84.4 Bocages</text:p>
          </table:table-cell>
          <table:table-cell table:number-columns-repeated="1019"/>
        </table:table-row>
        <table:table-row table:style-name="ro1">
          <table:table-cell table:style-name="ce115" office:value-type="float" office:value="506" calcext:value-type="float">
            <text:p>506</text:p>
          </table:table-cell>
          <table:table-cell table:style-name="ce115" office:value-type="float" office:value="85" calcext:value-type="float">
            <text:p>85</text:p>
          </table:table-cell>
          <table:table-cell table:style-name="ce139" office:value-type="string" calcext:value-type="string">
            <text:p>Parcs urbains et grands jardins</text:p>
          </table:table-cell>
          <table:table-cell table:style-name="ce115" office:value-type="float" office:value="2" calcext:value-type="float">
            <text:p>2</text:p>
          </table:table-cell>
          <table:table-cell table:formula="of:=CONCATENATE([.B465]&amp;&quot; &quot;&amp;[.C465])" office:value-type="string" office:string-value="85 Parcs urbains et grands jardins" calcext:value-type="string">
            <text:p>85 Parcs urbains et grands jardins</text:p>
          </table:table-cell>
          <table:table-cell table:number-columns-repeated="1019"/>
        </table:table-row>
        <table:table-row table:style-name="ro1">
          <table:table-cell table:style-name="ce116" office:value-type="float" office:value="1344" calcext:value-type="float">
            <text:p>1344</text:p>
          </table:table-cell>
          <table:table-cell table:style-name="ce116" office:value-type="float" office:value="85.1" calcext:value-type="float">
            <text:p>85,1</text:p>
          </table:table-cell>
          <table:table-cell table:style-name="ce140" office:value-type="string" calcext:value-type="string">
            <text:p>Grands parc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66]&amp;&quot; &quot;&amp;[.C466])" office:value-type="string" office:string-value="85.1 Grands parcs" calcext:value-type="string">
            <text:p>85.1 Grands parcs</text:p>
          </table:table-cell>
          <table:table-cell table:number-columns-repeated="1019"/>
        </table:table-row>
        <table:table-row table:style-name="ro1">
          <table:table-cell table:style-name="ce116" office:value-type="float" office:value="4420" calcext:value-type="float">
            <text:p>4420</text:p>
          </table:table-cell>
          <table:table-cell table:style-name="ce116" office:value-type="float" office:value="85.11" calcext:value-type="float">
            <text:p>85,11</text:p>
          </table:table-cell>
          <table:table-cell table:style-name="ce140" office:value-type="string" calcext:value-type="string">
            <text:p>Parcelles boisées de parc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67]&amp;&quot; &quot;&amp;[.C467])" office:value-type="string" office:string-value="85.11 Parcelles boisées de parcs" calcext:value-type="string">
            <text:p>85.11 Parcelles boisées de parcs</text:p>
          </table:table-cell>
          <table:table-cell table:number-columns-repeated="1019"/>
        </table:table-row>
        <table:table-row table:style-name="ro1">
          <table:table-cell table:style-name="ce116" office:value-type="float" office:value="4421" calcext:value-type="float">
            <text:p>4421</text:p>
          </table:table-cell>
          <table:table-cell table:style-name="ce116" office:value-type="float" office:value="85.12" calcext:value-type="float">
            <text:p>85,12</text:p>
          </table:table-cell>
          <table:table-cell table:style-name="ce140" office:value-type="string" calcext:value-type="string">
            <text:p>Pelouses de parc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68]&amp;&quot; &quot;&amp;[.C468])" office:value-type="string" office:string-value="85.12 Pelouses de parcs" calcext:value-type="string">
            <text:p>85.12 Pelouses de parcs</text:p>
          </table:table-cell>
          <table:table-cell table:number-columns-repeated="1019"/>
        </table:table-row>
        <table:table-row table:style-name="ro1">
          <table:table-cell table:style-name="ce116" office:value-type="float" office:value="4422" calcext:value-type="float">
            <text:p>4422</text:p>
          </table:table-cell>
          <table:table-cell table:style-name="ce116" office:value-type="float" office:value="85.13" calcext:value-type="float">
            <text:p>85,13</text:p>
          </table:table-cell>
          <table:table-cell table:style-name="ce140" office:value-type="string" calcext:value-type="string">
            <text:p>Bassins de parc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69]&amp;&quot; &quot;&amp;[.C469])" office:value-type="string" office:string-value="85.13 Bassins de parcs" calcext:value-type="string">
            <text:p>85.13 Bassins de parcs</text:p>
          </table:table-cell>
          <table:table-cell table:number-columns-repeated="1019"/>
        </table:table-row>
        <table:table-row table:style-name="ro1">
          <table:table-cell table:style-name="ce116" office:value-type="float" office:value="4423" calcext:value-type="float">
            <text:p>4423</text:p>
          </table:table-cell>
          <table:table-cell table:style-name="ce116" office:value-type="float" office:value="85.14" calcext:value-type="float">
            <text:p>85,14</text:p>
          </table:table-cell>
          <table:table-cell table:style-name="ce140" office:value-type="string" calcext:value-type="string">
            <text:p>Parterre de fleurs, avec arbres et avec bosquets en parc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70]&amp;&quot; &quot;&amp;[.C470])" office:value-type="string" office:string-value="85.14 Parterre de fleurs, avec arbres et avec bosquets en parc" calcext:value-type="string">
            <text:p>85.14 Parterre de fleurs, avec arbres et avec bosquets en parc</text:p>
          </table:table-cell>
          <table:table-cell table:number-columns-repeated="1019"/>
        </table:table-row>
        <table:table-row table:style-name="ro1">
          <table:table-cell table:style-name="ce116" office:value-type="float" office:value="4424" calcext:value-type="float">
            <text:p>4424</text:p>
          </table:table-cell>
          <table:table-cell table:style-name="ce116" office:value-type="float" office:value="85.15" calcext:value-type="float">
            <text:p>85,15</text:p>
          </table:table-cell>
          <table:table-cell table:style-name="ce140" office:value-type="string" calcext:value-type="string">
            <text:p>Communautés sub-naturelles des parc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71]&amp;&quot; &quot;&amp;[.C471])" office:value-type="string" office:string-value="85.15 Communautés sub-naturelles des parcs" calcext:value-type="string">
            <text:p>85.15 Communautés sub-naturelles des parcs</text:p>
          </table:table-cell>
          <table:table-cell table:number-columns-repeated="1019"/>
        </table:table-row>
        <table:table-row table:style-name="ro1">
          <table:table-cell table:style-name="ce116" office:value-type="float" office:value="1345" calcext:value-type="float">
            <text:p>1345</text:p>
          </table:table-cell>
          <table:table-cell table:style-name="ce116" office:value-type="float" office:value="85.2" calcext:value-type="float">
            <text:p>85,2</text:p>
          </table:table-cell>
          <table:table-cell table:style-name="ce140" office:value-type="string" calcext:value-type="string">
            <text:p>Petits parcs et squares citadin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72]&amp;&quot; &quot;&amp;[.C472])" office:value-type="string" office:string-value="85.2 Petits parcs et squares citadins" calcext:value-type="string">
            <text:p>85.2 Petits parcs et squares citadins</text:p>
          </table:table-cell>
          <table:table-cell table:number-columns-repeated="1019"/>
        </table:table-row>
        <table:table-row table:style-name="ro1">
          <table:table-cell table:style-name="ce116" office:value-type="float" office:value="1346" calcext:value-type="float">
            <text:p>1346</text:p>
          </table:table-cell>
          <table:table-cell table:style-name="ce116" office:value-type="float" office:value="85.3" calcext:value-type="float">
            <text:p>85,3</text:p>
          </table:table-cell>
          <table:table-cell table:style-name="ce140" office:value-type="string" calcext:value-type="string">
            <text:p>Jardin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73]&amp;&quot; &quot;&amp;[.C473])" office:value-type="string" office:string-value="85.3 Jardins" calcext:value-type="string">
            <text:p>85.3 Jardins</text:p>
          </table:table-cell>
          <table:table-cell table:number-columns-repeated="1019"/>
        </table:table-row>
        <table:table-row table:style-name="ro1">
          <table:table-cell table:style-name="ce116" office:value-type="float" office:value="4425" calcext:value-type="float">
            <text:p>4425</text:p>
          </table:table-cell>
          <table:table-cell table:style-name="ce116" office:value-type="float" office:value="85.31" calcext:value-type="float">
            <text:p>85,31</text:p>
          </table:table-cell>
          <table:table-cell table:style-name="ce140" office:value-type="string" calcext:value-type="string">
            <text:p>Jardins ornementaux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74]&amp;&quot; &quot;&amp;[.C474])" office:value-type="string" office:string-value="85.31 Jardins ornementaux" calcext:value-type="string">
            <text:p>85.31 Jardins ornementaux</text:p>
          </table:table-cell>
          <table:table-cell table:number-columns-repeated="1019"/>
        </table:table-row>
        <table:table-row table:style-name="ro1">
          <table:table-cell table:style-name="ce116" office:value-type="float" office:value="4426" calcext:value-type="float">
            <text:p>4426</text:p>
          </table:table-cell>
          <table:table-cell table:style-name="ce116" office:value-type="float" office:value="85.32" calcext:value-type="float">
            <text:p>85,32</text:p>
          </table:table-cell>
          <table:table-cell table:style-name="ce140" office:value-type="string" calcext:value-type="string">
            <text:p>Jardins potagers de subsistance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75]&amp;&quot; &quot;&amp;[.C475])" office:value-type="string" office:string-value="85.32 Jardins potagers de subsistance" calcext:value-type="string">
            <text:p>85.32 Jardins potagers de subsistance</text:p>
          </table:table-cell>
          <table:table-cell table:number-columns-repeated="1019"/>
        </table:table-row>
        <table:table-row table:style-name="ro1">
          <table:table-cell table:style-name="ce116" office:value-type="float" office:value="1347" calcext:value-type="float">
            <text:p>1347</text:p>
          </table:table-cell>
          <table:table-cell table:style-name="ce116" office:value-type="float" office:value="85.4" calcext:value-type="float">
            <text:p>85,4</text:p>
          </table:table-cell>
          <table:table-cell table:style-name="ce140" office:value-type="string" calcext:value-type="string">
            <text:p>Espaces internes au centre-ville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76]&amp;&quot; &quot;&amp;[.C476])" office:value-type="string" office:string-value="85.4 Espaces internes au centre-ville" calcext:value-type="string">
            <text:p>85.4 Espaces internes au centre-ville</text:p>
          </table:table-cell>
          <table:table-cell table:number-columns-repeated="1019"/>
        </table:table-row>
        <table:table-row table:style-name="ro1">
          <table:table-cell table:style-name="ce115" office:value-type="float" office:value="507" calcext:value-type="float">
            <text:p>507</text:p>
          </table:table-cell>
          <table:table-cell table:style-name="ce115" office:value-type="float" office:value="86" calcext:value-type="float">
            <text:p>86</text:p>
          </table:table-cell>
          <table:table-cell table:style-name="ce139" office:value-type="string" calcext:value-type="string">
            <text:p>Villes, villages et sites industriels</text:p>
          </table:table-cell>
          <table:table-cell table:style-name="ce115" office:value-type="float" office:value="2" calcext:value-type="float">
            <text:p>2</text:p>
          </table:table-cell>
          <table:table-cell table:formula="of:=CONCATENATE([.B477]&amp;&quot; &quot;&amp;[.C477])" office:value-type="string" office:string-value="86 Villes, villages et sites industriels" calcext:value-type="string">
            <text:p>86 Villes, villages et sites industriels</text:p>
          </table:table-cell>
          <table:table-cell table:number-columns-repeated="1019"/>
        </table:table-row>
        <table:table-row table:style-name="ro1">
          <table:table-cell table:style-name="ce116" office:value-type="float" office:value="1348" calcext:value-type="float">
            <text:p>1348</text:p>
          </table:table-cell>
          <table:table-cell table:style-name="ce116" office:value-type="float" office:value="86.1" calcext:value-type="float">
            <text:p>86,1</text:p>
          </table:table-cell>
          <table:table-cell table:style-name="ce140" office:value-type="string" calcext:value-type="string">
            <text:p>Vill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78]&amp;&quot; &quot;&amp;[.C478])" office:value-type="string" office:string-value="86.1 Villes" calcext:value-type="string">
            <text:p>86.1 Villes</text:p>
          </table:table-cell>
          <table:table-cell table:number-columns-repeated="1019"/>
        </table:table-row>
        <table:table-row table:style-name="ro1">
          <table:table-cell table:style-name="ce116" office:value-type="float" office:value="1349" calcext:value-type="float">
            <text:p>1349</text:p>
          </table:table-cell>
          <table:table-cell table:style-name="ce116" office:value-type="float" office:value="86.2" calcext:value-type="float">
            <text:p>86,2</text:p>
          </table:table-cell>
          <table:table-cell table:style-name="ce140" office:value-type="string" calcext:value-type="string">
            <text:p>Villag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79]&amp;&quot; &quot;&amp;[.C479])" office:value-type="string" office:string-value="86.2 Villages" calcext:value-type="string">
            <text:p>86.2 Villages</text:p>
          </table:table-cell>
          <table:table-cell table:number-columns-repeated="1019"/>
        </table:table-row>
        <table:table-row table:style-name="ro1">
          <table:table-cell table:style-name="ce116" office:value-type="float" office:value="1350" calcext:value-type="float">
            <text:p>1350</text:p>
          </table:table-cell>
          <table:table-cell table:style-name="ce116" office:value-type="float" office:value="86.3" calcext:value-type="float">
            <text:p>86,3</text:p>
          </table:table-cell>
          <table:table-cell table:style-name="ce140" office:value-type="string" calcext:value-type="string">
            <text:p>Sites industriels en activité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80]&amp;&quot; &quot;&amp;[.C480])" office:value-type="string" office:string-value="86.3 Sites industriels en activité" calcext:value-type="string">
            <text:p>86.3 Sites industriels en activité</text:p>
          </table:table-cell>
          <table:table-cell table:number-columns-repeated="1019"/>
        </table:table-row>
        <table:table-row table:style-name="ro1">
          <table:table-cell table:style-name="ce116" office:value-type="float" office:value="1351" calcext:value-type="float">
            <text:p>1351</text:p>
          </table:table-cell>
          <table:table-cell table:style-name="ce116" office:value-type="float" office:value="86.4" calcext:value-type="float">
            <text:p>86,4</text:p>
          </table:table-cell>
          <table:table-cell table:style-name="ce140" office:value-type="string" calcext:value-type="string">
            <text:p>Sites industriels ancien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81]&amp;&quot; &quot;&amp;[.C481])" office:value-type="string" office:string-value="86.4 Sites industriels anciens" calcext:value-type="string">
            <text:p>86.4 Sites industriels anciens</text:p>
          </table:table-cell>
          <table:table-cell table:number-columns-repeated="1019"/>
        </table:table-row>
        <table:table-row table:style-name="ro1">
          <table:table-cell table:style-name="ce116" office:value-type="float" office:value="4430" calcext:value-type="float">
            <text:p>4430</text:p>
          </table:table-cell>
          <table:table-cell table:style-name="ce116" office:value-type="float" office:value="86.41" calcext:value-type="float">
            <text:p>86,41</text:p>
          </table:table-cell>
          <table:table-cell table:style-name="ce140" office:value-type="string" calcext:value-type="string">
            <text:p>Carrièr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82]&amp;&quot; &quot;&amp;[.C482])" office:value-type="string" office:string-value="86.41 Carrières" calcext:value-type="string">
            <text:p>86.41 Carrières</text:p>
          </table:table-cell>
          <table:table-cell table:number-columns-repeated="1019"/>
        </table:table-row>
        <table:table-row table:style-name="ro1">
          <table:table-cell table:style-name="ce116" office:value-type="float" office:value="4431" calcext:value-type="float">
            <text:p>4431</text:p>
          </table:table-cell>
          <table:table-cell table:style-name="ce116" office:value-type="float" office:value="86.42" calcext:value-type="float">
            <text:p>86,42</text:p>
          </table:table-cell>
          <table:table-cell table:style-name="ce140" office:value-type="string" calcext:value-type="string">
            <text:p>Terrils crassiers et autres tas de détritu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83]&amp;&quot; &quot;&amp;[.C483])" office:value-type="string" office:string-value="86.42 Terrils crassiers et autres tas de détritus" calcext:value-type="string">
            <text:p>86.42 Terrils crassiers et autres tas de détritus</text:p>
          </table:table-cell>
          <table:table-cell table:number-columns-repeated="1019"/>
        </table:table-row>
        <table:table-row table:style-name="ro1">
          <table:table-cell table:style-name="ce116" office:value-type="float" office:value="4432" calcext:value-type="float">
            <text:p>4432</text:p>
          </table:table-cell>
          <table:table-cell table:style-name="ce116" office:value-type="float" office:value="86.43" calcext:value-type="float">
            <text:p>86,43</text:p>
          </table:table-cell>
          <table:table-cell table:style-name="ce140" office:value-type="string" calcext:value-type="string">
            <text:p>Voies de chemins de fer, gares de triage et autres espaces ouvert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84]&amp;&quot; &quot;&amp;[.C484])" office:value-type="string" office:string-value="86.43 Voies de chemins de fer, gares de triage et autres espaces ouverts" calcext:value-type="string">
            <text:p>86.43 Voies de chemins de fer, gares de triage et autres espaces ouverts</text:p>
          </table:table-cell>
          <table:table-cell table:number-columns-repeated="1019"/>
        </table:table-row>
        <table:table-row table:style-name="ro1">
          <table:table-cell table:style-name="ce116" office:value-type="float" office:value="1352" calcext:value-type="float">
            <text:p>1352</text:p>
          </table:table-cell>
          <table:table-cell table:style-name="ce116" office:value-type="float" office:value="86.5" calcext:value-type="float">
            <text:p>86,5</text:p>
          </table:table-cell>
          <table:table-cell table:style-name="ce140" office:value-type="string" calcext:value-type="string">
            <text:p>Serres et constructions agricol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85]&amp;&quot; &quot;&amp;[.C485])" office:value-type="string" office:string-value="86.5 Serres et constructions agricoles" calcext:value-type="string">
            <text:p>86.5 Serres et constructions agricoles</text:p>
          </table:table-cell>
          <table:table-cell table:number-columns-repeated="1019"/>
        </table:table-row>
        <table:table-row table:style-name="ro1">
          <table:table-cell table:style-name="ce116" office:value-type="float" office:value="1353" calcext:value-type="float">
            <text:p>1353</text:p>
          </table:table-cell>
          <table:table-cell table:style-name="ce116" office:value-type="float" office:value="86.6" calcext:value-type="float">
            <text:p>86,6</text:p>
          </table:table-cell>
          <table:table-cell table:style-name="ce140" office:value-type="string" calcext:value-type="string">
            <text:p>Sites archéologiqu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86]&amp;&quot; &quot;&amp;[.C486])" office:value-type="string" office:string-value="86.6 Sites archéologiques" calcext:value-type="string">
            <text:p>86.6 Sites archéologiques</text:p>
          </table:table-cell>
          <table:table-cell table:number-columns-repeated="1019"/>
        </table:table-row>
        <table:table-row table:style-name="ro1">
          <table:table-cell table:style-name="ce115" office:value-type="float" office:value="508" calcext:value-type="float">
            <text:p>508</text:p>
          </table:table-cell>
          <table:table-cell table:style-name="ce115" office:value-type="float" office:value="87" calcext:value-type="float">
            <text:p>87</text:p>
          </table:table-cell>
          <table:table-cell table:style-name="ce139" office:value-type="string" calcext:value-type="string">
            <text:p>Terrains en friche et terrains vagues</text:p>
          </table:table-cell>
          <table:table-cell table:style-name="ce115" office:value-type="float" office:value="2" calcext:value-type="float">
            <text:p>2</text:p>
          </table:table-cell>
          <table:table-cell table:formula="of:=CONCATENATE([.B487]&amp;&quot; &quot;&amp;[.C487])" office:value-type="string" office:string-value="87 Terrains en friche et terrains vagues" calcext:value-type="string">
            <text:p>87 Terrains en friche et terrains vagues</text:p>
          </table:table-cell>
          <table:table-cell table:number-columns-repeated="1019"/>
        </table:table-row>
        <table:table-row table:style-name="ro1">
          <table:table-cell table:style-name="ce116" office:value-type="float" office:value="1354" calcext:value-type="float">
            <text:p>1354</text:p>
          </table:table-cell>
          <table:table-cell table:style-name="ce116" office:value-type="float" office:value="87.1" calcext:value-type="float">
            <text:p>87,1</text:p>
          </table:table-cell>
          <table:table-cell table:style-name="ce140" office:value-type="string" calcext:value-type="string">
            <text:p>Terrains en friche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88]&amp;&quot; &quot;&amp;[.C488])" office:value-type="string" office:string-value="87.1 Terrains en friche" calcext:value-type="string">
            <text:p>87.1 Terrains en friche</text:p>
          </table:table-cell>
          <table:table-cell table:number-columns-repeated="1019"/>
        </table:table-row>
        <table:table-row table:style-name="ro1">
          <table:table-cell table:style-name="ce116" office:value-type="float" office:value="1355" calcext:value-type="float">
            <text:p>1355</text:p>
          </table:table-cell>
          <table:table-cell table:style-name="ce116" office:value-type="float" office:value="87.2" calcext:value-type="float">
            <text:p>87,2</text:p>
          </table:table-cell>
          <table:table-cell table:style-name="ce140" office:value-type="string" calcext:value-type="string">
            <text:p>Zones rudérale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89]&amp;&quot; &quot;&amp;[.C489])" office:value-type="string" office:string-value="87.2 Zones rudérales" calcext:value-type="string">
            <text:p>87.2 Zones rudérales</text:p>
          </table:table-cell>
          <table:table-cell table:number-columns-repeated="1019"/>
        </table:table-row>
        <table:table-row table:style-name="ro1">
          <table:table-cell table:style-name="ce115" office:value-type="float" office:value="509" calcext:value-type="float">
            <text:p>509</text:p>
          </table:table-cell>
          <table:table-cell table:style-name="ce115" office:value-type="float" office:value="88" calcext:value-type="float">
            <text:p>88</text:p>
          </table:table-cell>
          <table:table-cell table:style-name="ce139" office:value-type="string" calcext:value-type="string">
            <text:p>Mines et passages souterrains</text:p>
          </table:table-cell>
          <table:table-cell table:style-name="ce115" office:value-type="float" office:value="2" calcext:value-type="float">
            <text:p>2</text:p>
          </table:table-cell>
          <table:table-cell table:formula="of:=CONCATENATE([.B490]&amp;&quot; &quot;&amp;[.C490])" office:value-type="string" office:string-value="88 Mines et passages souterrains" calcext:value-type="string">
            <text:p>88 Mines et passages souterrains</text:p>
          </table:table-cell>
          <table:table-cell table:number-columns-repeated="1019"/>
        </table:table-row>
        <table:table-row table:style-name="ro1">
          <table:table-cell table:style-name="ce115" office:value-type="float" office:value="510" calcext:value-type="float">
            <text:p>510</text:p>
          </table:table-cell>
          <table:table-cell table:style-name="ce115" office:value-type="float" office:value="89" calcext:value-type="float">
            <text:p>89</text:p>
          </table:table-cell>
          <table:table-cell table:style-name="ce139" office:value-type="string" calcext:value-type="string">
            <text:p>Lagunes et réservoirs industriels, canaux</text:p>
          </table:table-cell>
          <table:table-cell table:style-name="ce115" office:value-type="float" office:value="2" calcext:value-type="float">
            <text:p>2</text:p>
          </table:table-cell>
          <table:table-cell table:formula="of:=CONCATENATE([.B491]&amp;&quot; &quot;&amp;[.C491])" office:value-type="string" office:string-value="89 Lagunes et réservoirs industriels, canaux" calcext:value-type="string">
            <text:p>89 Lagunes et réservoirs industriels, canaux</text:p>
          </table:table-cell>
          <table:table-cell table:number-columns-repeated="1019"/>
        </table:table-row>
        <table:table-row table:style-name="ro1">
          <table:table-cell table:style-name="ce116" office:value-type="float" office:value="1357" calcext:value-type="float">
            <text:p>1357</text:p>
          </table:table-cell>
          <table:table-cell table:style-name="ce116" office:value-type="float" office:value="89.1" calcext:value-type="float">
            <text:p>89,1</text:p>
          </table:table-cell>
          <table:table-cell table:style-name="ce140" office:value-type="string" calcext:value-type="string">
            <text:p>Lagunes industrielles et canaux salins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92]&amp;&quot; &quot;&amp;[.C492])" office:value-type="string" office:string-value="89.1 Lagunes industrielles et canaux salins" calcext:value-type="string">
            <text:p>89.1 Lagunes industrielles et canaux salins</text:p>
          </table:table-cell>
          <table:table-cell table:number-columns-repeated="1019"/>
        </table:table-row>
        <table:table-row table:style-name="ro1">
          <table:table-cell table:style-name="ce116" office:value-type="float" office:value="4441" calcext:value-type="float">
            <text:p>4441</text:p>
          </table:table-cell>
          <table:table-cell table:style-name="ce116" office:value-type="float" office:value="89.11" calcext:value-type="float">
            <text:p>89,11</text:p>
          </table:table-cell>
          <table:table-cell table:style-name="ce140" office:value-type="string" calcext:value-type="string">
            <text:p>Ports maritim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93]&amp;&quot; &quot;&amp;[.C493])" office:value-type="string" office:string-value="89.11 Ports maritimes" calcext:value-type="string">
            <text:p>89.11 Ports maritimes</text:p>
          </table:table-cell>
          <table:table-cell table:number-columns-repeated="1019"/>
        </table:table-row>
        <table:table-row table:style-name="ro1">
          <table:table-cell table:style-name="ce116" office:value-type="float" office:value="4442" calcext:value-type="float">
            <text:p>4442</text:p>
          </table:table-cell>
          <table:table-cell table:style-name="ce116" office:value-type="float" office:value="89.12" calcext:value-type="float">
            <text:p>89,12</text:p>
          </table:table-cell>
          <table:table-cell table:style-name="ce140" office:value-type="string" calcext:value-type="string">
            <text:p>Salin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94]&amp;&quot; &quot;&amp;[.C494])" office:value-type="string" office:string-value="89.12 Salines" calcext:value-type="string">
            <text:p>89.12 Salines</text:p>
          </table:table-cell>
          <table:table-cell table:number-columns-repeated="1019"/>
        </table:table-row>
        <table:table-row table:style-name="ro1">
          <table:table-cell table:style-name="ce116" office:value-type="float" office:value="4443" calcext:value-type="float">
            <text:p>4443</text:p>
          </table:table-cell>
          <table:table-cell table:style-name="ce116" office:value-type="float" office:value="89.13" calcext:value-type="float">
            <text:p>89,13</text:p>
          </table:table-cell>
          <table:table-cell table:style-name="ce140" office:value-type="string" calcext:value-type="string">
            <text:p>Autres lagunes industrielles et canaux salin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95]&amp;&quot; &quot;&amp;[.C495])" office:value-type="string" office:string-value="89.13 Autres lagunes industrielles et canaux salins" calcext:value-type="string">
            <text:p>89.13 Autres lagunes industrielles et canaux salins</text:p>
          </table:table-cell>
          <table:table-cell table:number-columns-repeated="1019"/>
        </table:table-row>
        <table:table-row table:style-name="ro1">
          <table:table-cell table:style-name="ce116" office:value-type="float" office:value="1358" calcext:value-type="float">
            <text:p>1358</text:p>
          </table:table-cell>
          <table:table-cell table:style-name="ce116" office:value-type="float" office:value="89.2" calcext:value-type="float">
            <text:p>89,2</text:p>
          </table:table-cell>
          <table:table-cell table:style-name="ce140" office:value-type="string" calcext:value-type="string">
            <text:p>Lagunes industrielles et canaux d'eau douce</text:p>
          </table:table-cell>
          <table:table-cell table:style-name="ce116" office:value-type="float" office:value="3" calcext:value-type="float">
            <text:p>3</text:p>
          </table:table-cell>
          <table:table-cell table:formula="of:=CONCATENATE([.B496]&amp;&quot; &quot;&amp;[.C496])" office:value-type="string" office:string-value="89.2 Lagunes industrielles et canaux d'eau douce" calcext:value-type="string">
            <text:p>89.2 Lagunes industrielles et canaux d'eau douce</text:p>
          </table:table-cell>
          <table:table-cell table:number-columns-repeated="1019"/>
        </table:table-row>
        <table:table-row table:style-name="ro1">
          <table:table-cell table:style-name="ce116" office:value-type="float" office:value="4444" calcext:value-type="float">
            <text:p>4444</text:p>
          </table:table-cell>
          <table:table-cell table:style-name="ce116" office:value-type="float" office:value="89.21" calcext:value-type="float">
            <text:p>89,21</text:p>
          </table:table-cell>
          <table:table-cell table:style-name="ce140" office:value-type="string" calcext:value-type="string">
            <text:p>Canaux navigables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97]&amp;&quot; &quot;&amp;[.C497])" office:value-type="string" office:string-value="89.21 Canaux navigables" calcext:value-type="string">
            <text:p>89.21 Canaux navigables</text:p>
          </table:table-cell>
          <table:table-cell table:number-columns-repeated="1019"/>
        </table:table-row>
        <table:table-row table:style-name="ro1">
          <table:table-cell table:style-name="ce116" office:value-type="float" office:value="4445" calcext:value-type="float">
            <text:p>4445</text:p>
          </table:table-cell>
          <table:table-cell table:style-name="ce116" office:value-type="float" office:value="89.22" calcext:value-type="float">
            <text:p>89,22</text:p>
          </table:table-cell>
          <table:table-cell table:style-name="ce140" office:value-type="string" calcext:value-type="string">
            <text:p>Fossés et petits canaux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98]&amp;&quot; &quot;&amp;[.C498])" office:value-type="string" office:string-value="89.22 Fossés et petits canaux" calcext:value-type="string">
            <text:p>89.22 Fossés et petits canaux</text:p>
          </table:table-cell>
          <table:table-cell table:number-columns-repeated="1019"/>
        </table:table-row>
        <table:table-row table:style-name="ro1">
          <table:table-cell table:style-name="ce116" office:value-type="float" office:value="4446" calcext:value-type="float">
            <text:p>4446</text:p>
          </table:table-cell>
          <table:table-cell table:style-name="ce116" office:value-type="float" office:value="89.23" calcext:value-type="float">
            <text:p>89,23</text:p>
          </table:table-cell>
          <table:table-cell table:style-name="ce140" office:value-type="string" calcext:value-type="string">
            <text:p>Lagunes industrielles et bassins ornementaux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499]&amp;&quot; &quot;&amp;[.C499])" office:value-type="string" office:string-value="89.23 Lagunes industrielles et bassins ornementaux" calcext:value-type="string">
            <text:p>89.23 Lagunes industrielles et bassins ornementaux</text:p>
          </table:table-cell>
          <table:table-cell table:number-columns-repeated="1019"/>
        </table:table-row>
        <table:table-row table:style-name="ro1">
          <table:table-cell table:style-name="ce116" office:value-type="float" office:value="4447" calcext:value-type="float">
            <text:p>4447</text:p>
          </table:table-cell>
          <table:table-cell table:style-name="ce116" office:value-type="float" office:value="89.24" calcext:value-type="float">
            <text:p>89,24</text:p>
          </table:table-cell>
          <table:table-cell table:style-name="ce140" office:value-type="string" calcext:value-type="string">
            <text:p>Bassins de décantation et stations d'épuration</text:p>
          </table:table-cell>
          <table:table-cell table:style-name="ce116" office:value-type="float" office:value="4" calcext:value-type="float">
            <text:p>4</text:p>
          </table:table-cell>
          <table:table-cell table:formula="of:=CONCATENATE([.B500]&amp;&quot; &quot;&amp;[.C500])" office:value-type="string" office:string-value="89.24 Bassins de décantation et stations d'épuration" calcext:value-type="string">
            <text:p>89.24 Bassins de décantation et stations d'épuration</text:p>
          </table:table-cell>
          <table:table-cell table:number-columns-repeated="1019"/>
        </table:table-row>
        <table:table-row table:style-name="ro1">
          <table:table-cell table:style-name="ce117" office:value-type="float" office:value="4020" calcext:value-type="float">
            <text:p>4020</text:p>
          </table:table-cell>
          <table:table-cell table:style-name="ce117" office:value-type="string" calcext:value-type="string">
            <text:p>31.7E</text:p>
          </table:table-cell>
          <table:table-cell table:style-name="ce141" office:value-type="string" calcext:value-type="string">
            <text:p>Landes épineuses à Astragalus sempervirens</text:p>
          </table:table-cell>
          <table:table-cell table:style-name="ce117" office:value-type="float" office:value="4" calcext:value-type="float">
            <text:p>4</text:p>
          </table:table-cell>
          <table:table-cell table:formula="of:=CONCATENATE([.B501]&amp;&quot; &quot;&amp;[.C501])" office:value-type="string" office:string-value="31.7E Landes épineuses à Astragalus sempervirens" calcext:value-type="string">
            <text:p>31.7E Landes épineuses à Astragalus sempervirens</text:p>
          </table:table-cell>
          <table:table-cell table:number-columns-repeated="1019"/>
        </table:table-row>
        <table:table-row table:style-name="ro1">
          <table:table-cell table:style-name="ce117" office:value-type="float" office:value="4042" calcext:value-type="float">
            <text:p>4042</text:p>
          </table:table-cell>
          <table:table-cell table:style-name="ce117" office:value-type="string" calcext:value-type="string">
            <text:p>31.8C</text:p>
          </table:table-cell>
          <table:table-cell table:style-name="ce141" office:value-type="string" calcext:value-type="string">
            <text:p>Fourrés de Noisetiers</text:p>
          </table:table-cell>
          <table:table-cell table:style-name="ce117" office:value-type="float" office:value="4" calcext:value-type="float">
            <text:p>4</text:p>
          </table:table-cell>
          <table:table-cell table:formula="of:=CONCATENATE([.B502]&amp;&quot; &quot;&amp;[.C502])" office:value-type="string" office:string-value="31.8C Fourrés de Noisetiers" calcext:value-type="string">
            <text:p>31.8C Fourrés de Noisetiers</text:p>
          </table:table-cell>
          <table:table-cell table:number-columns-repeated="1019"/>
        </table:table-row>
        <table:table-row table:style-name="ro1">
          <table:table-cell table:style-name="ce117" office:value-type="float" office:value="4031" calcext:value-type="float">
            <text:p>4031</text:p>
          </table:table-cell>
          <table:table-cell table:style-name="ce117" office:value-type="string" calcext:value-type="string">
            <text:p>31.8D</text:p>
          </table:table-cell>
          <table:table-cell table:style-name="ce141" office:value-type="string" calcext:value-type="string">
            <text:p>Recrûs forestiers caducifoliés</text:p>
          </table:table-cell>
          <table:table-cell table:style-name="ce117" office:value-type="float" office:value="4" calcext:value-type="float">
            <text:p>4</text:p>
          </table:table-cell>
          <table:table-cell table:formula="of:=CONCATENATE([.B503]&amp;&quot; &quot;&amp;[.C503])" office:value-type="string" office:string-value="31.8D Recrûs forestiers caducifoliés" calcext:value-type="string">
            <text:p>31.8D Recrûs forestiers caducifoliés</text:p>
          </table:table-cell>
          <table:table-cell table:number-columns-repeated="1019"/>
        </table:table-row>
        <table:table-row table:style-name="ro1">
          <table:table-cell table:style-name="ce117" office:value-type="float" office:value="4032" calcext:value-type="float">
            <text:p>4032</text:p>
          </table:table-cell>
          <table:table-cell table:style-name="ce117" office:value-type="string" calcext:value-type="string">
            <text:p>31.8E</text:p>
          </table:table-cell>
          <table:table-cell table:style-name="ce141" office:value-type="string" calcext:value-type="string">
            <text:p>Taillis</text:p>
          </table:table-cell>
          <table:table-cell table:style-name="ce117" office:value-type="float" office:value="4" calcext:value-type="float">
            <text:p>4</text:p>
          </table:table-cell>
          <table:table-cell table:formula="of:=CONCATENATE([.B504]&amp;&quot; &quot;&amp;[.C504])" office:value-type="string" office:string-value="31.8E Taillis" calcext:value-type="string">
            <text:p>31.8E Taillis</text:p>
          </table:table-cell>
          <table:table-cell table:number-columns-repeated="1019"/>
        </table:table-row>
        <table:table-row table:style-name="ro1">
          <table:table-cell table:style-name="ce117" office:value-type="float" office:value="4033" calcext:value-type="float">
            <text:p>4033</text:p>
          </table:table-cell>
          <table:table-cell table:style-name="ce117" office:value-type="string" calcext:value-type="string">
            <text:p>31.8F</text:p>
          </table:table-cell>
          <table:table-cell table:style-name="ce141" office:value-type="string" calcext:value-type="string">
            <text:p>Fourrés mixtes</text:p>
          </table:table-cell>
          <table:table-cell table:style-name="ce117" office:value-type="float" office:value="4" calcext:value-type="float">
            <text:p>4</text:p>
          </table:table-cell>
          <table:table-cell table:formula="of:=CONCATENATE([.B505]&amp;&quot; &quot;&amp;[.C505])" office:value-type="string" office:string-value="31.8F Fourrés mixtes" calcext:value-type="string">
            <text:p>31.8F Fourrés mixtes</text:p>
          </table:table-cell>
          <table:table-cell table:number-columns-repeated="1019"/>
        </table:table-row>
        <table:table-row table:style-name="ro1">
          <table:table-cell table:style-name="ce117" office:value-type="float" office:value="4034" calcext:value-type="float">
            <text:p>4034</text:p>
          </table:table-cell>
          <table:table-cell table:style-name="ce117" office:value-type="string" calcext:value-type="string">
            <text:p>31.8G</text:p>
          </table:table-cell>
          <table:table-cell table:style-name="ce141" office:value-type="string" calcext:value-type="string">
            <text:p>Prébois de résineux</text:p>
          </table:table-cell>
          <table:table-cell table:style-name="ce117" office:value-type="float" office:value="4" calcext:value-type="float">
            <text:p>4</text:p>
          </table:table-cell>
          <table:table-cell table:formula="of:=CONCATENATE([.B506]&amp;&quot; &quot;&amp;[.C506])" office:value-type="string" office:string-value="31.8G Prébois de résineux" calcext:value-type="string">
            <text:p>31.8G Prébois de résineux</text:p>
          </table:table-cell>
          <table:table-cell table:number-columns-repeated="1019"/>
        </table:table-row>
        <table:table-row table:style-name="ro1">
          <table:table-cell table:style-name="ce117" office:value-type="float" office:value="1229" calcext:value-type="float">
            <text:p>1229</text:p>
          </table:table-cell>
          <table:table-cell table:style-name="ce117" office:value-type="string" calcext:value-type="string">
            <text:p>32.A</text:p>
          </table:table-cell>
          <table:table-cell table:style-name="ce141" office:value-type="string" calcext:value-type="string">
            <text:p>Champs de Spartium junceum</text:p>
          </table:table-cell>
          <table:table-cell table:style-name="ce117" office:value-type="float" office:value="3" calcext:value-type="float">
            <text:p>3</text:p>
          </table:table-cell>
          <table:table-cell table:formula="of:=CONCATENATE([.B507]&amp;&quot; &quot;&amp;[.C507])" office:value-type="string" office:string-value="32.A Champs de Spartium junceum" calcext:value-type="string">
            <text:p>32.A Champs de Spartium junceum</text:p>
          </table:table-cell>
          <table:table-cell table:number-columns-repeated="1019"/>
        </table:table-row>
        <table:table-row table:style-name="ro1">
          <table:table-cell table:style-name="ce118" office:value-type="float" office:value="1250" calcext:value-type="float">
            <text:p>1250</text:p>
          </table:table-cell>
          <table:table-cell table:style-name="ce118" office:value-type="string" calcext:value-type="string">
            <text:p>41.A</text:p>
          </table:table-cell>
          <table:table-cell table:style-name="ce142" office:value-type="string" calcext:value-type="string">
            <text:p>Bois de Charmes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08]&amp;&quot; &quot;&amp;[.C508])" office:value-type="string" office:string-value="41.A Bois de Charmes" calcext:value-type="string">
            <text:p>41.A Bois de Charmes</text:p>
          </table:table-cell>
          <table:table-cell table:number-columns-repeated="1019"/>
        </table:table-row>
        <table:table-row table:style-name="ro1">
          <table:table-cell table:style-name="ce118" office:value-type="float" office:value="1251" calcext:value-type="float">
            <text:p>1251</text:p>
          </table:table-cell>
          <table:table-cell table:style-name="ce118" office:value-type="string" calcext:value-type="string">
            <text:p>41.B</text:p>
          </table:table-cell>
          <table:table-cell table:style-name="ce142" office:value-type="string" calcext:value-type="string">
            <text:p>Bois de Bouleaux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09]&amp;&quot; &quot;&amp;[.C509])" office:value-type="string" office:string-value="41.B Bois de Bouleaux" calcext:value-type="string">
            <text:p>41.B Bois de Bouleaux</text:p>
          </table:table-cell>
          <table:table-cell table:number-columns-repeated="1019"/>
        </table:table-row>
        <table:table-row table:style-name="ro1">
          <table:table-cell table:style-name="ce118" office:value-type="float" office:value="4159" calcext:value-type="float">
            <text:p>4159</text:p>
          </table:table-cell>
          <table:table-cell table:style-name="ce118" office:value-type="string" calcext:value-type="string">
            <text:p>41.B1</text:p>
          </table:table-cell>
          <table:table-cell table:style-name="ce142" office:value-type="string" calcext:value-type="string">
            <text:p>Bois de bouleaux de plaine et colline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10]&amp;&quot; &quot;&amp;[.C510])" office:value-type="string" office:string-value="41.B1 Bois de bouleaux de plaine et colline" calcext:value-type="string">
            <text:p>41.B1 Bois de bouleaux de plaine et colline</text:p>
          </table:table-cell>
          <table:table-cell table:number-columns-repeated="1019"/>
        </table:table-row>
        <table:table-row table:style-name="ro1">
          <table:table-cell table:style-name="ce118" office:value-type="float" office:value="1253" calcext:value-type="float">
            <text:p>1253</text:p>
          </table:table-cell>
          <table:table-cell table:style-name="ce118" office:value-type="string" calcext:value-type="string">
            <text:p>41.C</text:p>
          </table:table-cell>
          <table:table-cell table:style-name="ce142" office:value-type="string" calcext:value-type="string">
            <text:p>Aulnaies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11]&amp;&quot; &quot;&amp;[.C511])" office:value-type="string" office:string-value="41.C Aulnaies" calcext:value-type="string">
            <text:p>41.C Aulnaies</text:p>
          </table:table-cell>
          <table:table-cell table:number-columns-repeated="1019"/>
        </table:table-row>
        <table:table-row table:style-name="ro1">
          <table:table-cell table:style-name="ce118" office:value-type="float" office:value="4173" calcext:value-type="float">
            <text:p>4173</text:p>
          </table:table-cell>
          <table:table-cell table:style-name="ce118" office:value-type="string" calcext:value-type="string">
            <text:p>41.C1</text:p>
          </table:table-cell>
          <table:table-cell table:style-name="ce142" office:value-type="string" calcext:value-type="string">
            <text:p>Bois d' Alnus cordata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12]&amp;&quot; &quot;&amp;[.C512])" office:value-type="string" office:string-value="41.C1 Bois d' Alnus cordata" calcext:value-type="string">
            <text:p>41.C1 Bois d' Alnus cordata</text:p>
          </table:table-cell>
          <table:table-cell table:number-columns-repeated="1019"/>
        </table:table-row>
        <table:table-row table:style-name="ro1">
          <table:table-cell table:style-name="ce118" office:value-type="float" office:value="4174" calcext:value-type="float">
            <text:p>4174</text:p>
          </table:table-cell>
          <table:table-cell table:style-name="ce118" office:value-type="string" calcext:value-type="string">
            <text:p>41.C2</text:p>
          </table:table-cell>
          <table:table-cell table:style-name="ce142" office:value-type="string" calcext:value-type="string">
            <text:p>Bois d'Alnus glutinosa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13]&amp;&quot; &quot;&amp;[.C513])" office:value-type="string" office:string-value="41.C2 Bois d'Alnus glutinosa" calcext:value-type="string">
            <text:p>41.C2 Bois d'Alnus glutinosa</text:p>
          </table:table-cell>
          <table:table-cell table:number-columns-repeated="1019"/>
        </table:table-row>
        <table:table-row table:style-name="ro1">
          <table:table-cell table:style-name="ce118" office:value-type="float" office:value="1255" calcext:value-type="float">
            <text:p>1255</text:p>
          </table:table-cell>
          <table:table-cell table:style-name="ce118" office:value-type="string" calcext:value-type="string">
            <text:p>41.D</text:p>
          </table:table-cell>
          <table:table-cell table:style-name="ce142" office:value-type="string" calcext:value-type="string">
            <text:p>Bois de Trembles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14]&amp;&quot; &quot;&amp;[.C514])" office:value-type="string" office:string-value="41.D Bois de Trembles" calcext:value-type="string">
            <text:p>41.D Bois de Trembles</text:p>
          </table:table-cell>
          <table:table-cell table:number-columns-repeated="1019"/>
        </table:table-row>
        <table:table-row table:style-name="ro1">
          <table:table-cell table:style-name="ce118" office:value-type="float" office:value="4178" calcext:value-type="float">
            <text:p>4178</text:p>
          </table:table-cell>
          <table:table-cell table:style-name="ce118" office:value-type="string" calcext:value-type="string">
            <text:p>41.D1</text:p>
          </table:table-cell>
          <table:table-cell table:style-name="ce142" office:value-type="string" calcext:value-type="string">
            <text:p>Bois de Trembles intra-alpins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15]&amp;&quot; &quot;&amp;[.C515])" office:value-type="string" office:string-value="41.D1 Bois de Trembles intra-alpins" calcext:value-type="string">
            <text:p>41.D1 Bois de Trembles intra-alpins</text:p>
          </table:table-cell>
          <table:table-cell table:number-columns-repeated="1019"/>
        </table:table-row>
        <table:table-row table:style-name="ro1">
          <table:table-cell table:style-name="ce118" office:value-type="float" office:value="4179" calcext:value-type="float">
            <text:p>4179</text:p>
          </table:table-cell>
          <table:table-cell table:style-name="ce118" office:value-type="string" calcext:value-type="string">
            <text:p>41.D2</text:p>
          </table:table-cell>
          <table:table-cell table:style-name="ce142" office:value-type="string" calcext:value-type="string">
            <text:p>Bois de Trembles de plaine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16]&amp;&quot; &quot;&amp;[.C516])" office:value-type="string" office:string-value="41.D2 Bois de Trembles de plaine" calcext:value-type="string">
            <text:p>41.D2 Bois de Trembles de plaine</text:p>
          </table:table-cell>
          <table:table-cell table:number-columns-repeated="1019"/>
        </table:table-row>
        <table:table-row table:style-name="ro1">
          <table:table-cell table:style-name="ce118" office:value-type="float" office:value="1256" calcext:value-type="float">
            <text:p>1256</text:p>
          </table:table-cell>
          <table:table-cell table:style-name="ce118" office:value-type="string" calcext:value-type="string">
            <text:p>41.E</text:p>
          </table:table-cell>
          <table:table-cell table:style-name="ce142" office:value-type="string" calcext:value-type="string">
            <text:p>Bois de Sorbiers sauvages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17]&amp;&quot; &quot;&amp;[.C517])" office:value-type="string" office:string-value="41.E Bois de Sorbiers sauvages" calcext:value-type="string">
            <text:p>41.E Bois de Sorbiers sauvages</text:p>
          </table:table-cell>
          <table:table-cell table:number-columns-repeated="1019"/>
        </table:table-row>
        <table:table-row table:style-name="ro1">
          <table:table-cell table:style-name="ce118" office:value-type="float" office:value="1257" calcext:value-type="float">
            <text:p>1257</text:p>
          </table:table-cell>
          <table:table-cell table:style-name="ce118" office:value-type="string" calcext:value-type="string">
            <text:p>41.F</text:p>
          </table:table-cell>
          <table:table-cell table:style-name="ce142" office:value-type="string" calcext:value-type="string">
            <text:p>Bois d'Ormes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18]&amp;&quot; &quot;&amp;[.C518])" office:value-type="string" office:string-value="41.F Bois d'Ormes" calcext:value-type="string">
            <text:p>41.F Bois d'Ormes</text:p>
          </table:table-cell>
          <table:table-cell table:number-columns-repeated="1019"/>
        </table:table-row>
        <table:table-row table:style-name="ro1">
          <table:table-cell table:style-name="ce118" office:value-type="float" office:value="4182" calcext:value-type="float">
            <text:p>4182</text:p>
          </table:table-cell>
          <table:table-cell table:style-name="ce118" office:value-type="string" calcext:value-type="string">
            <text:p>41.F1</text:p>
          </table:table-cell>
          <table:table-cell table:style-name="ce142" office:value-type="string" calcext:value-type="string">
            <text:p>Bois d'Ormes à petites feuilles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19]&amp;&quot; &quot;&amp;[.C519])" office:value-type="string" office:string-value="41.F1 Bois d'Ormes à petites feuilles" calcext:value-type="string">
            <text:p>41.F1 Bois d'Ormes à petites feuilles</text:p>
          </table:table-cell>
          <table:table-cell table:number-columns-repeated="1019"/>
        </table:table-row>
        <table:table-row table:style-name="ro1">
          <table:table-cell table:style-name="ce118" office:value-type="float" office:value="4185" calcext:value-type="float">
            <text:p>4185</text:p>
          </table:table-cell>
          <table:table-cell table:style-name="ce118" office:value-type="string" calcext:value-type="string">
            <text:p>41.F2</text:p>
          </table:table-cell>
          <table:table-cell table:style-name="ce142" office:value-type="string" calcext:value-type="string">
            <text:p>Bois d'Ormes blancs et d'Ormes diffus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20]&amp;&quot; &quot;&amp;[.C520])" office:value-type="string" office:string-value="41.F2 Bois d'Ormes blancs et d'Ormes diffus" calcext:value-type="string">
            <text:p>41.F2 Bois d'Ormes blancs et d'Ormes diffus</text:p>
          </table:table-cell>
          <table:table-cell table:number-columns-repeated="1019"/>
        </table:table-row>
        <table:table-row table:style-name="ro1">
          <table:table-cell table:style-name="ce118" office:value-type="float" office:value="1258" calcext:value-type="float">
            <text:p>1258</text:p>
          </table:table-cell>
          <table:table-cell table:style-name="ce118" office:value-type="string" calcext:value-type="string">
            <text:p>41.G</text:p>
          </table:table-cell>
          <table:table-cell table:style-name="ce142" office:value-type="string" calcext:value-type="string">
            <text:p>Bois de Tilleuls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21]&amp;&quot; &quot;&amp;[.C521])" office:value-type="string" office:string-value="41.G Bois de Tilleuls" calcext:value-type="string">
            <text:p>41.G Bois de Tilleuls</text:p>
          </table:table-cell>
          <table:table-cell table:number-columns-repeated="1019"/>
        </table:table-row>
        <table:table-row table:style-name="ro1">
          <table:table-cell table:style-name="ce118" office:value-type="float" office:value="1259" calcext:value-type="float">
            <text:p>1259</text:p>
          </table:table-cell>
          <table:table-cell table:style-name="ce118" office:value-type="string" calcext:value-type="string">
            <text:p>41.H</text:p>
          </table:table-cell>
          <table:table-cell table:style-name="ce142" office:value-type="string" calcext:value-type="string">
            <text:p>Autres bois caducifoliés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22]&amp;&quot; &quot;&amp;[.C522])" office:value-type="string" office:string-value="41.H Autres bois caducifoliés" calcext:value-type="string">
            <text:p>41.H Autres bois caducifoliés</text:p>
          </table:table-cell>
          <table:table-cell table:number-columns-repeated="1019"/>
        </table:table-row>
        <table:table-row table:style-name="ro1">
          <table:table-cell table:style-name="ce118" office:value-type="float" office:value="4214" calcext:value-type="float">
            <text:p>4214</text:p>
          </table:table-cell>
          <table:table-cell table:style-name="ce118" office:value-type="string" calcext:value-type="string">
            <text:p>42.1B</text:p>
          </table:table-cell>
          <table:table-cell table:style-name="ce142" office:value-type="string" calcext:value-type="string">
            <text:p>Reboisement en Sapins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23]&amp;&quot; &quot;&amp;[.C523])" office:value-type="string" office:string-value="42.1B Reboisement en Sapins" calcext:value-type="string">
            <text:p>42.1B Reboisement en Sapins</text:p>
          </table:table-cell>
          <table:table-cell table:number-columns-repeated="1019"/>
        </table:table-row>
        <table:table-row table:style-name="ro1">
          <table:table-cell table:style-name="ce118" office:value-type="float" office:value="4154" calcext:value-type="float">
            <text:p>4154</text:p>
          </table:table-cell>
          <table:table-cell table:style-name="ce118" office:value-type="string" calcext:value-type="string">
            <text:p>42.5A</text:p>
          </table:table-cell>
          <table:table-cell table:style-name="ce142" office:value-type="string" calcext:value-type="string">
            <text:p>Forêts ibériques de Pins sylvestres sur calcaires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24]&amp;&quot; &quot;&amp;[.C524])" office:value-type="string" office:string-value="42.5A Forêts ibériques de Pins sylvestres sur calcaires" calcext:value-type="string">
            <text:p>42.5A Forêts ibériques de Pins sylvestres sur calcaires</text:p>
          </table:table-cell>
          <table:table-cell table:number-columns-repeated="1019"/>
        </table:table-row>
        <table:table-row table:style-name="ro1">
          <table:table-cell table:style-name="ce118" office:value-type="float" office:value="4585" calcext:value-type="float">
            <text:p>4585</text:p>
          </table:table-cell>
          <table:table-cell table:style-name="ce118" office:value-type="string" calcext:value-type="string">
            <text:p>42.5B</text:p>
          </table:table-cell>
          <table:table-cell table:style-name="ce142" office:value-type="string" calcext:value-type="string">
            <text:p>Forêts ibériques silicoles de Pins sylvestres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25]&amp;&quot; &quot;&amp;[.C525])" office:value-type="string" office:string-value="42.5B Forêts ibériques silicoles de Pins sylvestres" calcext:value-type="string">
            <text:p>42.5B Forêts ibériques silicoles de Pins sylvestres</text:p>
          </table:table-cell>
          <table:table-cell table:number-columns-repeated="1019"/>
        </table:table-row>
        <table:table-row table:style-name="ro1">
          <table:table-cell table:style-name="ce118" office:value-type="float" office:value="4491" calcext:value-type="float">
            <text:p>4491</text:p>
          </table:table-cell>
          <table:table-cell table:style-name="ce118" office:value-type="string" calcext:value-type="string">
            <text:p>42.5E</text:p>
          </table:table-cell>
          <table:table-cell table:style-name="ce142" office:value-type="string" calcext:value-type="string">
            <text:p>Reboisement de Pins sylvestres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26]&amp;&quot; &quot;&amp;[.C526])" office:value-type="string" office:string-value="42.5E Reboisement de Pins sylvestres" calcext:value-type="string">
            <text:p>42.5E Reboisement de Pins sylvestres</text:p>
          </table:table-cell>
          <table:table-cell table:number-columns-repeated="1019"/>
        </table:table-row>
        <table:table-row table:style-name="ro1">
          <table:table-cell table:style-name="ce118" office:value-type="float" office:value="1400" calcext:value-type="float">
            <text:p>1400</text:p>
          </table:table-cell>
          <table:table-cell table:style-name="ce118" office:value-type="string" calcext:value-type="string">
            <text:p>42.A</text:p>
          </table:table-cell>
          <table:table-cell table:style-name="ce142" office:value-type="string" calcext:value-type="string">
            <text:p>Forêts dominées par les Cyprès, les Genévriers et les Ifs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27]&amp;&quot; &quot;&amp;[.C527])" office:value-type="string" office:string-value="42.A Forêts dominées par les Cyprès, les Genévriers et les Ifs" calcext:value-type="string">
            <text:p>42.A Forêts dominées par les Cyprès, les Genévriers et les Ifs</text:p>
          </table:table-cell>
          <table:table-cell table:number-columns-repeated="1019"/>
        </table:table-row>
        <table:table-row table:style-name="ro1">
          <table:table-cell table:style-name="ce118" office:value-type="float" office:value="4576" calcext:value-type="float">
            <text:p>4576</text:p>
          </table:table-cell>
          <table:table-cell table:style-name="ce118" office:value-type="string" calcext:value-type="string">
            <text:p>42.A2</text:p>
          </table:table-cell>
          <table:table-cell table:style-name="ce142" office:value-type="string" calcext:value-type="string">
            <text:p>Forêts de Juniperus thurifera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28]&amp;&quot; &quot;&amp;[.C528])" office:value-type="string" office:string-value="42.A2 Forêts de Juniperus thurifera" calcext:value-type="string">
            <text:p>42.A2 Forêts de Juniperus thurifera</text:p>
          </table:table-cell>
          <table:table-cell table:number-columns-repeated="1019"/>
        </table:table-row>
        <table:table-row table:style-name="ro1">
          <table:table-cell table:style-name="ce118" office:value-type="float" office:value="4586" calcext:value-type="float">
            <text:p>4586</text:p>
          </table:table-cell>
          <table:table-cell table:style-name="ce118" office:value-type="string" calcext:value-type="string">
            <text:p>42.A7</text:p>
          </table:table-cell>
          <table:table-cell table:style-name="ce142" office:value-type="string" calcext:value-type="string">
            <text:p>Forêts d'Ifs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29]&amp;&quot; &quot;&amp;[.C529])" office:value-type="string" office:string-value="42.A7 Forêts d'Ifs" calcext:value-type="string">
            <text:p>42.A7 Forêts d'Ifs</text:p>
          </table:table-cell>
          <table:table-cell table:number-columns-repeated="1019"/>
        </table:table-row>
        <table:table-row table:style-name="ro1">
          <table:table-cell table:style-name="ce118" office:value-type="float" office:value="4588" calcext:value-type="float">
            <text:p>4588</text:p>
          </table:table-cell>
          <table:table-cell table:style-name="ce118" office:value-type="string" calcext:value-type="string">
            <text:p>42.A9</text:p>
          </table:table-cell>
          <table:table-cell table:style-name="ce142" office:value-type="string" calcext:value-type="string">
            <text:p>Bois de Genévriers oxycèdres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30]&amp;&quot; &quot;&amp;[.C530])" office:value-type="string" office:string-value="42.A9 Bois de Genévriers oxycèdres" calcext:value-type="string">
            <text:p>42.A9 Bois de Genévriers oxycèdres</text:p>
          </table:table-cell>
          <table:table-cell table:number-columns-repeated="1019"/>
        </table:table-row>
        <table:table-row table:style-name="ro1">
          <table:table-cell table:style-name="ce118" office:value-type="float" office:value="4494" calcext:value-type="float">
            <text:p>4494</text:p>
          </table:table-cell>
          <table:table-cell table:style-name="ce118" office:value-type="string" calcext:value-type="string">
            <text:p>42.AA</text:p>
          </table:table-cell>
          <table:table-cell table:style-name="ce142" office:value-type="string" calcext:value-type="string">
            <text:p>Bois de Genévriers de Phénicie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31]&amp;&quot; &quot;&amp;[.C531])" office:value-type="string" office:string-value="42.AA Bois de Genévriers de Phénicie" calcext:value-type="string">
            <text:p>42.AA Bois de Genévriers de Phénicie</text:p>
          </table:table-cell>
          <table:table-cell table:number-columns-repeated="1019"/>
        </table:table-row>
        <table:table-row table:style-name="ro1">
          <table:table-cell table:style-name="ce118" office:value-type="float" office:value="1375" calcext:value-type="float">
            <text:p>1375</text:p>
          </table:table-cell>
          <table:table-cell table:style-name="ce118" office:value-type="string" calcext:value-type="string">
            <text:p>43.A</text:p>
          </table:table-cell>
          <table:table-cell table:style-name="ce142" office:value-type="string" calcext:value-type="string">
            <text:p>Charmaies mixtes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32]&amp;&quot; &quot;&amp;[.C532])" office:value-type="string" office:string-value="43.A Charmaies mixtes" calcext:value-type="string">
            <text:p>43.A Charmaies mixtes</text:p>
          </table:table-cell>
          <table:table-cell table:number-columns-repeated="1019"/>
        </table:table-row>
        <table:table-row table:style-name="ro1">
          <table:table-cell table:style-name="ce118" office:value-type="float" office:value="1376" calcext:value-type="float">
            <text:p>1376</text:p>
          </table:table-cell>
          <table:table-cell table:style-name="ce118" office:value-type="string" calcext:value-type="string">
            <text:p>43.B</text:p>
          </table:table-cell>
          <table:table-cell table:style-name="ce142" office:value-type="string" calcext:value-type="string">
            <text:p>Boulaies mixtes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33]&amp;&quot; &quot;&amp;[.C533])" office:value-type="string" office:string-value="43.B Boulaies mixtes" calcext:value-type="string">
            <text:p>43.B Boulaies mixtes</text:p>
          </table:table-cell>
          <table:table-cell table:number-columns-repeated="1019"/>
        </table:table-row>
        <table:table-row table:style-name="ro1">
          <table:table-cell table:style-name="ce118" office:value-type="float" office:value="1377" calcext:value-type="float">
            <text:p>1377</text:p>
          </table:table-cell>
          <table:table-cell table:style-name="ce118" office:value-type="string" calcext:value-type="string">
            <text:p>43.H</text:p>
          </table:table-cell>
          <table:table-cell table:style-name="ce142" office:value-type="string" calcext:value-type="string">
            <text:p>Autres forêts mixtes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34]&amp;&quot; &quot;&amp;[.C534])" office:value-type="string" office:string-value="43.H Autres forêts mixtes" calcext:value-type="string">
            <text:p>43.H Autres forêts mixtes</text:p>
          </table:table-cell>
          <table:table-cell table:number-columns-repeated="1019"/>
        </table:table-row>
        <table:table-row table:style-name="ro1">
          <table:table-cell table:style-name="ce118" office:value-type="float" office:value="1390" calcext:value-type="float">
            <text:p>1390</text:p>
          </table:table-cell>
          <table:table-cell table:style-name="ce118" office:value-type="string" calcext:value-type="string">
            <text:p>44.A</text:p>
          </table:table-cell>
          <table:table-cell table:style-name="ce142" office:value-type="string" calcext:value-type="string">
            <text:p>Forêts marécageuses de Bouleaux et de Conifères</text:p>
          </table:table-cell>
          <table:table-cell table:style-name="ce118" office:value-type="float" office:value="3" calcext:value-type="float">
            <text:p>3</text:p>
          </table:table-cell>
          <table:table-cell table:formula="of:=CONCATENATE([.B535]&amp;&quot; &quot;&amp;[.C535])" office:value-type="string" office:string-value="44.A Forêts marécageuses de Bouleaux et de Conifères" calcext:value-type="string">
            <text:p>44.A Forêts marécageuses de Bouleaux et de Conifères</text:p>
          </table:table-cell>
          <table:table-cell table:number-columns-repeated="1019"/>
        </table:table-row>
        <table:table-row table:style-name="ro1">
          <table:table-cell table:style-name="ce118" office:value-type="float" office:value="4529" calcext:value-type="float">
            <text:p>4529</text:p>
          </table:table-cell>
          <table:table-cell table:style-name="ce118" office:value-type="string" calcext:value-type="string">
            <text:p>44.A1</text:p>
          </table:table-cell>
          <table:table-cell table:style-name="ce142" office:value-type="string" calcext:value-type="string">
            <text:p>Bois de Bouleaux à Sphaignes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36]&amp;&quot; &quot;&amp;[.C536])" office:value-type="string" office:string-value="44.A1 Bois de Bouleaux à Sphaignes" calcext:value-type="string">
            <text:p>44.A1 Bois de Bouleaux à Sphaignes</text:p>
          </table:table-cell>
          <table:table-cell table:number-columns-repeated="1019"/>
        </table:table-row>
        <table:table-row table:style-name="ro1">
          <table:table-cell table:style-name="ce118" office:value-type="float" office:value="4536" calcext:value-type="float">
            <text:p>4536</text:p>
          </table:table-cell>
          <table:table-cell table:style-name="ce118" office:value-type="string" calcext:value-type="string">
            <text:p>44.A2</text:p>
          </table:table-cell>
          <table:table-cell table:style-name="ce142" office:value-type="string" calcext:value-type="string">
            <text:p>Bois tourbeux de Pins sylvestres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37]&amp;&quot; &quot;&amp;[.C537])" office:value-type="string" office:string-value="44.A2 Bois tourbeux de Pins sylvestres" calcext:value-type="string">
            <text:p>44.A2 Bois tourbeux de Pins sylvestres</text:p>
          </table:table-cell>
          <table:table-cell table:number-columns-repeated="1019"/>
        </table:table-row>
        <table:table-row table:style-name="ro1">
          <table:table-cell table:style-name="ce118" office:value-type="float" office:value="4538" calcext:value-type="float">
            <text:p>4538</text:p>
          </table:table-cell>
          <table:table-cell table:style-name="ce118" office:value-type="string" calcext:value-type="string">
            <text:p>44.A4</text:p>
          </table:table-cell>
          <table:table-cell table:style-name="ce142" office:value-type="string" calcext:value-type="string">
            <text:p>Bois d'Epicéas à Sphaignes</text:p>
          </table:table-cell>
          <table:table-cell table:style-name="ce118" office:value-type="float" office:value="4" calcext:value-type="float">
            <text:p>4</text:p>
          </table:table-cell>
          <table:table-cell table:formula="of:=CONCATENATE([.B538]&amp;&quot; &quot;&amp;[.C538])" office:value-type="string" office:string-value="44.A4 Bois d'Epicéas à Sphaignes" calcext:value-type="string">
            <text:p>44.A4 Bois d'Epicéas à Sphaignes</text:p>
          </table:table-cell>
          <table:table-cell table:number-columns-repeated="1019"/>
        </table:table-row>
        <table:table-row table:style-name="ro1">
          <table:table-cell table:style-name="ce110" office:value-type="float" office:value="4340" calcext:value-type="float">
            <text:p>4340</text:p>
          </table:table-cell>
          <table:table-cell table:style-name="ce110" office:value-type="string" calcext:value-type="string">
            <text:p>54.2A</text:p>
          </table:table-cell>
          <table:table-cell table:style-name="ce134" office:value-type="string" calcext:value-type="string">
            <text:p>Bas-marais à Eleocharis quinqueflor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39]&amp;&quot; &quot;&amp;[.C539])" office:value-type="string" office:string-value="54.2A Bas-marais à Eleocharis quinqueflora" calcext:value-type="string">
            <text:p>54.2A Bas-marais à Eleocharis quinqueflora</text:p>
          </table:table-cell>
          <table:table-cell table:number-columns-repeated="1019"/>
        </table:table-row>
        <table:table-row table:style-name="ro1">
          <table:table-cell table:style-name="ce110" office:value-type="float" office:value="4346" calcext:value-type="float">
            <text:p>4346</text:p>
          </table:table-cell>
          <table:table-cell table:style-name="ce110" office:value-type="string" calcext:value-type="string">
            <text:p>54.2C</text:p>
          </table:table-cell>
          <table:table-cell table:style-name="ce134" office:value-type="string" calcext:value-type="string">
            <text:p>Bas-marais alcalins à Carex rostrat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40]&amp;&quot; &quot;&amp;[.C540])" office:value-type="string" office:string-value="54.2C Bas-marais alcalins à Carex rostrata" calcext:value-type="string">
            <text:p>54.2C Bas-marais alcalins à Carex rostrata</text:p>
          </table:table-cell>
          <table:table-cell table:number-columns-repeated="1019"/>
        </table:table-row>
        <table:table-row table:style-name="ro1">
          <table:table-cell table:style-name="ce110" office:value-type="float" office:value="4347" calcext:value-type="float">
            <text:p>4347</text:p>
          </table:table-cell>
          <table:table-cell table:style-name="ce110" office:value-type="string" calcext:value-type="string">
            <text:p>54.2D</text:p>
          </table:table-cell>
          <table:table-cell table:style-name="ce134" office:value-type="string" calcext:value-type="string">
            <text:p>Tourbières basses alcalines à Scirpus hudsonianu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41]&amp;&quot; &quot;&amp;[.C541])" office:value-type="string" office:string-value="54.2D Tourbières basses alcalines à Scirpus hudsonianus" calcext:value-type="string">
            <text:p>54.2D Tourbières basses alcalines à Scirpus hudsonianus</text:p>
          </table:table-cell>
          <table:table-cell table:number-columns-repeated="1019"/>
        </table:table-row>
        <table:table-row table:style-name="ro1">
          <table:table-cell table:style-name="ce110" office:value-type="float" office:value="4348" calcext:value-type="float">
            <text:p>4348</text:p>
          </table:table-cell>
          <table:table-cell table:style-name="ce110" office:value-type="string" calcext:value-type="string">
            <text:p>54.2E</text:p>
          </table:table-cell>
          <table:table-cell table:style-name="ce134" office:value-type="string" calcext:value-type="string">
            <text:p>Bas-marais alcalins à Trichophorum cespitosum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42]&amp;&quot; &quot;&amp;[.C542])" office:value-type="string" office:string-value="54.2E Bas-marais alcalins à Trichophorum cespitosum" calcext:value-type="string">
            <text:p>54.2E Bas-marais alcalins à Trichophorum cespitosum</text:p>
          </table:table-cell>
          <table:table-cell table:number-columns-repeated="1019"/>
        </table:table-row>
        <table:table-row table:style-name="ro1">
          <table:table-cell table:style-name="ce110" office:value-type="float" office:value="4349" calcext:value-type="float">
            <text:p>4349</text:p>
          </table:table-cell>
          <table:table-cell table:style-name="ce110" office:value-type="string" calcext:value-type="string">
            <text:p>54.2F</text:p>
          </table:table-cell>
          <table:table-cell table:style-name="ce134" office:value-type="string" calcext:value-type="string">
            <text:p>Bas-marais médio-européens à Blysmus compressu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43]&amp;&quot; &quot;&amp;[.C543])" office:value-type="string" office:string-value="54.2F Bas-marais médio-européens à Blysmus compressus" calcext:value-type="string">
            <text:p>54.2F Bas-marais médio-européens à Blysmus compressus</text:p>
          </table:table-cell>
          <table:table-cell table:number-columns-repeated="1019"/>
        </table:table-row>
        <table:table-row table:style-name="ro1">
          <table:table-cell table:style-name="ce110" office:value-type="float" office:value="4350" calcext:value-type="float">
            <text:p>4350</text:p>
          </table:table-cell>
          <table:table-cell table:style-name="ce110" office:value-type="string" calcext:value-type="string">
            <text:p>54.2G</text:p>
          </table:table-cell>
          <table:table-cell table:style-name="ce134" office:value-type="string" calcext:value-type="string">
            <text:p>Bas-marais alcalins à petites herb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44]&amp;&quot; &quot;&amp;[.C544])" office:value-type="string" office:string-value="54.2G Bas-marais alcalins à petites herbes" calcext:value-type="string">
            <text:p>54.2G Bas-marais alcalins à petites herbes</text:p>
          </table:table-cell>
          <table:table-cell table:number-columns-repeated="1019"/>
        </table:table-row>
        <table:table-row table:style-name="ro1">
          <table:table-cell table:style-name="ce110" office:value-type="float" office:value="4351" calcext:value-type="float">
            <text:p>4351</text:p>
          </table:table-cell>
          <table:table-cell table:style-name="ce110" office:value-type="string" calcext:value-type="string">
            <text:p>54.2H</text:p>
          </table:table-cell>
          <table:table-cell table:style-name="ce134" office:value-type="string" calcext:value-type="string">
            <text:p>Bas-marais alcalins dunaires à Carex trinervi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45]&amp;&quot; &quot;&amp;[.C545])" office:value-type="string" office:string-value="54.2H Bas-marais alcalins dunaires à Carex trinervis" calcext:value-type="string">
            <text:p>54.2H Bas-marais alcalins dunaires à Carex trinervis</text:p>
          </table:table-cell>
          <table:table-cell table:number-columns-repeated="1019"/>
        </table:table-row>
        <table:table-row table:style-name="ro1">
          <table:table-cell table:style-name="ce110" office:value-type="float" office:value="4352" calcext:value-type="float">
            <text:p>4352</text:p>
          </table:table-cell>
          <table:table-cell table:style-name="ce110" office:value-type="string" calcext:value-type="string">
            <text:p>54.2I</text:p>
          </table:table-cell>
          <table:table-cell table:style-name="ce134" office:value-type="string" calcext:value-type="string">
            <text:p>Bas-marais à hautes herb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46]&amp;&quot; &quot;&amp;[.C546])" office:value-type="string" office:string-value="54.2I Bas-marais à hautes herbes" calcext:value-type="string">
            <text:p>54.2I Bas-marais à hautes herbes</text:p>
          </table:table-cell>
          <table:table-cell table:number-columns-repeated="1019"/>
        </table:table-row>
        <table:table-row table:style-name="ro1">
          <table:table-cell table:style-name="ce110" office:value-type="float" office:value="4469" calcext:value-type="float">
            <text:p>4469</text:p>
          </table:table-cell>
          <table:table-cell table:style-name="ce110" office:value-type="string" calcext:value-type="string">
            <text:p>54.5A</text:p>
          </table:table-cell>
          <table:table-cell table:style-name="ce134" office:value-type="string" calcext:value-type="string">
            <text:p>Tourbières à Call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47]&amp;&quot; &quot;&amp;[.C547])" office:value-type="string" office:string-value="54.5A Tourbières à Calla" calcext:value-type="string">
            <text:p>54.5A Tourbières à Calla</text:p>
          </table:table-cell>
          <table:table-cell table:number-columns-repeated="1019"/>
        </table:table-row>
        <table:table-row table:style-name="ro1">
          <table:table-cell table:style-name="ce110" office:value-type="float" office:value="4475" calcext:value-type="float">
            <text:p>4475</text:p>
          </table:table-cell>
          <table:table-cell table:style-name="ce110" office:value-type="string" calcext:value-type="string">
            <text:p>54.5B</text:p>
          </table:table-cell>
          <table:table-cell table:style-name="ce134" office:value-type="string" calcext:value-type="string">
            <text:p>Tapis de Mousses brune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48]&amp;&quot; &quot;&amp;[.C548])" office:value-type="string" office:string-value="54.5B Tapis de Mousses brunes" calcext:value-type="string">
            <text:p>54.5B Tapis de Mousses brunes</text:p>
          </table:table-cell>
          <table:table-cell table:number-columns-repeated="1019"/>
        </table:table-row>
        <table:table-row table:style-name="ro1">
          <table:table-cell table:style-name="ce110" office:value-type="float" office:value="4476" calcext:value-type="float">
            <text:p>4476</text:p>
          </table:table-cell>
          <table:table-cell table:style-name="ce110" office:value-type="string" calcext:value-type="string">
            <text:p>54.5C</text:p>
          </table:table-cell>
          <table:table-cell table:style-name="ce134" office:value-type="string" calcext:value-type="string">
            <text:p>Tourbières tremblantes à Eriophorum vaginatum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49]&amp;&quot; &quot;&amp;[.C549])" office:value-type="string" office:string-value="54.5C Tourbières tremblantes à Eriophorum vaginatum" calcext:value-type="string">
            <text:p>54.5C Tourbières tremblantes à Eriophorum vaginatum</text:p>
          </table:table-cell>
          <table:table-cell table:number-columns-repeated="1019"/>
        </table:table-row>
        <table:table-row table:style-name="ro1">
          <table:table-cell table:style-name="ce110" office:value-type="float" office:value="4477" calcext:value-type="float">
            <text:p>4477</text:p>
          </table:table-cell>
          <table:table-cell table:style-name="ce110" office:value-type="string" calcext:value-type="string">
            <text:p>54.5D</text:p>
          </table:table-cell>
          <table:table-cell table:style-name="ce134" office:value-type="string" calcext:value-type="string">
            <text:p>Tourbières tremblantes à Molinia caerule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50]&amp;&quot; &quot;&amp;[.C550])" office:value-type="string" office:string-value="54.5D Tourbières tremblantes à Molinia caerulea" calcext:value-type="string">
            <text:p>54.5D Tourbières tremblantes à Molinia caerulea</text:p>
          </table:table-cell>
          <table:table-cell table:number-columns-repeated="1019"/>
        </table:table-row>
        <table:table-row table:style-name="ro1">
          <table:table-cell table:style-name="ce110" office:value-type="float" office:value="4478" calcext:value-type="float">
            <text:p>4478</text:p>
          </table:table-cell>
          <table:table-cell table:style-name="ce110" office:value-type="string" calcext:value-type="string">
            <text:p>54.5E</text:p>
          </table:table-cell>
          <table:table-cell table:style-name="ce134" office:value-type="string" calcext:value-type="string">
            <text:p>Tourbières tremblantes à Calamagrostis stricta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51]&amp;&quot; &quot;&amp;[.C551])" office:value-type="string" office:string-value="54.5E Tourbières tremblantes à Calamagrostis stricta" calcext:value-type="string">
            <text:p>54.5E Tourbières tremblantes à Calamagrostis stricta</text:p>
          </table:table-cell>
          <table:table-cell table:number-columns-repeated="1019"/>
        </table:table-row>
        <table:table-row table:style-name="ro1">
          <table:table-cell table:style-name="ce110" office:value-type="float" office:value="4330" calcext:value-type="float">
            <text:p>4330</text:p>
          </table:table-cell>
          <table:table-cell table:style-name="ce110" office:value-type="string" calcext:value-type="string">
            <text:p>54.5F</text:p>
          </table:table-cell>
          <table:table-cell table:style-name="ce134" office:value-type="string" calcext:value-type="string">
            <text:p>Tourbières tremblantes à Scirpus hudsonianus</text:p>
          </table:table-cell>
          <table:table-cell table:style-name="ce110" office:value-type="float" office:value="4" calcext:value-type="float">
            <text:p>4</text:p>
          </table:table-cell>
          <table:table-cell table:formula="of:=CONCATENATE([.B552]&amp;&quot; &quot;&amp;[.C552])" office:value-type="string" office:string-value="54.5F Tourbières tremblantes à Scirpus hudsonianus" calcext:value-type="string">
            <text:p>54.5F Tourbières tremblantes à Scirpus hudsonianus</text:p>
          </table:table-cell>
          <table:table-cell table:number-columns-repeated="1019"/>
        </table:table-row>
        <table:table-row table:style-name="ro1">
          <table:table-cell table:style-name="ce50" office:value-type="float" office:value="9922" calcext:value-type="float">
            <text:p>9922</text:p>
          </table:table-cell>
          <table:table-cell table:style-name="ce50" office:value-type="float" office:value="37.312" calcext:value-type="float">
            <text:p>37,312</text:p>
          </table:table-cell>
          <table:table-cell table:style-name="ce31" office:value-type="string" calcext:value-type="string">
            <text:p>Prairies à Molinie acidiphil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53]&amp;&quot; &quot;&amp;[.C553])" office:value-type="string" office:string-value="37.312 Prairies à Molinie acidiphiles" calcext:value-type="string">
            <text:p>37.312 Prairies à Molinie acidiphiles</text:p>
          </table:table-cell>
          <table:table-cell table:number-columns-repeated="1019"/>
        </table:table-row>
        <table:table-row table:style-name="ro1">
          <table:table-cell table:style-name="ce50" office:value-type="float" office:value="10173" calcext:value-type="float">
            <text:p>10173</text:p>
          </table:table-cell>
          <table:table-cell table:style-name="ce50" office:value-type="float" office:value="44.813" calcext:value-type="float">
            <text:p>44,813</text:p>
          </table:table-cell>
          <table:table-cell table:style-name="ce31" office:value-type="string" calcext:value-type="string">
            <text:p>Fourrés de Tamari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54]&amp;&quot; &quot;&amp;[.C554])" office:value-type="string" office:string-value="44.813 Fourrés de Tamaris" calcext:value-type="string">
            <text:p>44.813 Fourrés de Tamaris</text:p>
          </table:table-cell>
          <table:table-cell table:number-columns-repeated="1019"/>
        </table:table-row>
        <table:table-row table:style-name="ro1">
          <table:table-cell table:style-name="ce50" office:value-type="float" office:value="10196" calcext:value-type="float">
            <text:p>10196</text:p>
          </table:table-cell>
          <table:table-cell table:style-name="ce50" office:value-type="float" office:value="44.921" calcext:value-type="float">
            <text:p>44,921</text:p>
          </table:table-cell>
          <table:table-cell table:style-name="ce31" office:value-type="string" calcext:value-type="string">
            <text:p>Saussaies marécageuses à Saule cendré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55]&amp;&quot; &quot;&amp;[.C555])" office:value-type="string" office:string-value="44.921 Saussaies marécageuses à Saule cendré" calcext:value-type="string">
            <text:p>44.921 Saussaies marécageuses à Saule cendré</text:p>
          </table:table-cell>
          <table:table-cell table:number-columns-repeated="1019"/>
        </table:table-row>
        <table:table-row table:style-name="ro1">
          <table:table-cell table:style-name="ce50" office:value-type="float" office:value="10180" calcext:value-type="float">
            <text:p>10180</text:p>
          </table:table-cell>
          <table:table-cell table:style-name="ce50" office:value-type="float" office:value="42.813" calcext:value-type="float">
            <text:p>42,813</text:p>
          </table:table-cell>
          <table:table-cell table:style-name="ce31" office:value-type="string" calcext:value-type="string">
            <text:p>Plantations de Pins maritimes des Land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56]&amp;&quot; &quot;&amp;[.C556])" office:value-type="string" office:string-value="42.813 Plantations de Pins maritimes des Landes" calcext:value-type="string">
            <text:p>42.813 Plantations de Pins maritimes des Landes</text:p>
          </table:table-cell>
          <table:table-cell table:number-columns-repeated="1019"/>
        </table:table-row>
        <table:table-row table:style-name="ro1">
          <table:table-cell table:style-name="ce50" office:value-type="float" office:value="9947" calcext:value-type="float">
            <text:p>9947</text:p>
          </table:table-cell>
          <table:table-cell table:style-name="ce50" office:value-type="float" office:value="37.241" calcext:value-type="float">
            <text:p>37,241</text:p>
          </table:table-cell>
          <table:table-cell table:style-name="ce31" office:value-type="string" calcext:value-type="string">
            <text:p>Pâtures à grand jonc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57]&amp;&quot; &quot;&amp;[.C557])" office:value-type="string" office:string-value="37.241 Pâtures à grand jonc" calcext:value-type="string">
            <text:p>37.241 Pâtures à grand jonc</text:p>
          </table:table-cell>
          <table:table-cell table:number-columns-repeated="1019"/>
        </table:table-row>
        <table:table-row table:style-name="ro1">
          <table:table-cell table:style-name="ce50" office:value-type="float" office:value="9952" calcext:value-type="float">
            <text:p>9952</text:p>
          </table:table-cell>
          <table:table-cell table:style-name="ce50" office:value-type="float" office:value="38.111" calcext:value-type="float">
            <text:p>38,111</text:p>
          </table:table-cell>
          <table:table-cell table:style-name="ce31" office:value-type="string" calcext:value-type="string">
            <text:p>Pâturages à Ray-gras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58]&amp;&quot; &quot;&amp;[.C558])" office:value-type="string" office:string-value="38.111 Pâturages à Ray-grass" calcext:value-type="string">
            <text:p>38.111 Pâturages à Ray-grass</text:p>
          </table:table-cell>
          <table:table-cell table:number-columns-repeated="1019"/>
        </table:table-row>
        <table:table-row table:style-name="ro1">
          <table:table-cell table:style-name="ce50" office:value-type="float" office:value="9953" calcext:value-type="float">
            <text:p>9953</text:p>
          </table:table-cell>
          <table:table-cell table:style-name="ce50" office:value-type="float" office:value="38.112" calcext:value-type="float">
            <text:p>38,112</text:p>
          </table:table-cell>
          <table:table-cell table:style-name="ce31" office:value-type="string" calcext:value-type="string">
            <text:p>Pâturages à Cynosurus-Centaurea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59]&amp;&quot; &quot;&amp;[.C559])" office:value-type="string" office:string-value="38.112 Pâturages à Cynosurus-Centaurea" calcext:value-type="string">
            <text:p>38.112 Pâturages à Cynosurus-Centaurea</text:p>
          </table:table-cell>
          <table:table-cell table:number-columns-repeated="1019"/>
        </table:table-row>
        <table:table-row table:style-name="ro1">
          <table:table-cell table:style-name="ce50" office:value-type="float" office:value="9687" calcext:value-type="float">
            <text:p>9687</text:p>
          </table:table-cell>
          <table:table-cell table:style-name="ce50" office:value-type="float" office:value="34.111" calcext:value-type="float">
            <text:p>34,111</text:p>
          </table:table-cell>
          <table:table-cell table:style-name="ce31" office:value-type="string" calcext:value-type="string">
            <text:p>Pelouses à orpin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60]&amp;&quot; &quot;&amp;[.C560])" office:value-type="string" office:string-value="34.111 Pelouses à orpins" calcext:value-type="string">
            <text:p>34.111 Pelouses à orpins</text:p>
          </table:table-cell>
          <table:table-cell table:number-columns-repeated="1019"/>
        </table:table-row>
        <table:table-row table:style-name="ro1">
          <table:table-cell table:style-name="ce50" office:value-type="float" office:value="9310" calcext:value-type="float">
            <text:p>9310</text:p>
          </table:table-cell>
          <table:table-cell table:style-name="ce50" office:value-type="float" office:value="11.321" calcext:value-type="float">
            <text:p>11,321</text:p>
          </table:table-cell>
          <table:table-cell table:style-name="ce31" office:value-type="string" calcext:value-type="string">
            <text:p>Herbiers à Zostères naines de l'Atlantique continental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61]&amp;&quot; &quot;&amp;[.C561])" office:value-type="string" office:string-value="11.321 Herbiers à Zostères naines de l'Atlantique continental" calcext:value-type="string">
            <text:p>11.321 Herbiers à Zostères naines de l'Atlantique continental</text:p>
          </table:table-cell>
          <table:table-cell table:number-columns-repeated="1019"/>
        </table:table-row>
        <table:table-row table:style-name="ro1">
          <table:table-cell table:style-name="ce50" office:value-type="float" office:value="9995" calcext:value-type="float">
            <text:p>9995</text:p>
          </table:table-cell>
          <table:table-cell table:style-name="ce50" office:value-type="float" office:value="53.111" calcext:value-type="float">
            <text:p>53,111</text:p>
          </table:table-cell>
          <table:table-cell table:style-name="ce31" office:value-type="string" calcext:value-type="string">
            <text:p>Phragmitaies inondé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62]&amp;&quot; &quot;&amp;[.C562])" office:value-type="string" office:string-value="53.111 Phragmitaies inondées" calcext:value-type="string">
            <text:p>53.111 Phragmitaies inondées</text:p>
          </table:table-cell>
          <table:table-cell table:number-columns-repeated="1019"/>
        </table:table-row>
        <table:table-row table:style-name="ro1">
          <table:table-cell table:style-name="ce50" office:value-type="float" office:value="9996" calcext:value-type="float">
            <text:p>9996</text:p>
          </table:table-cell>
          <table:table-cell table:style-name="ce50" office:value-type="float" office:value="53.112" calcext:value-type="float">
            <text:p>53,112</text:p>
          </table:table-cell>
          <table:table-cell table:style-name="ce31" office:value-type="string" calcext:value-type="string">
            <text:p>Phragmitaies sèch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63]&amp;&quot; &quot;&amp;[.C563])" office:value-type="string" office:string-value="53.112 Phragmitaies sèches" calcext:value-type="string">
            <text:p>53.112 Phragmitaies sèches</text:p>
          </table:table-cell>
          <table:table-cell table:number-columns-repeated="1019"/>
        </table:table-row>
        <table:table-row table:style-name="ro1">
          <table:table-cell table:style-name="ce50" office:value-type="float" office:value="9737" calcext:value-type="float">
            <text:p>9737</text:p>
          </table:table-cell>
          <table:table-cell table:style-name="ce50" office:value-type="string" calcext:value-type="string">
            <text:p>41.B11</text:p>
          </table:table-cell>
          <table:table-cell table:style-name="ce31" office:value-type="string" calcext:value-type="string">
            <text:p>Bois de Bouleaux humid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64]&amp;&quot; &quot;&amp;[.C564])" office:value-type="string" office:string-value="41.B11 Bois de Bouleaux humides" calcext:value-type="string">
            <text:p>41.B11 Bois de Bouleaux humides</text:p>
          </table:table-cell>
          <table:table-cell table:number-columns-repeated="1019"/>
        </table:table-row>
        <table:table-row table:style-name="ro1">
          <table:table-cell table:style-name="ce50" office:value-type="float" office:value="9738" calcext:value-type="float">
            <text:p>9738</text:p>
          </table:table-cell>
          <table:table-cell table:style-name="ce50" office:value-type="string" calcext:value-type="string">
            <text:p>41.B12</text:p>
          </table:table-cell>
          <table:table-cell table:style-name="ce31" office:value-type="string" calcext:value-type="string">
            <text:p>Bois de Bouleaux secs acidiphiles médio-européen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65]&amp;&quot; &quot;&amp;[.C565])" office:value-type="string" office:string-value="41.B12 Bois de Bouleaux secs acidiphiles médio-européens" calcext:value-type="string">
            <text:p>41.B12 Bois de Bouleaux secs acidiphiles médio-européens</text:p>
          </table:table-cell>
          <table:table-cell table:number-columns-repeated="1019"/>
        </table:table-row>
        <table:table-row table:style-name="ro1">
          <table:table-cell table:style-name="ce50" office:value-type="float" office:value="9747" calcext:value-type="float">
            <text:p>9747</text:p>
          </table:table-cell>
          <table:table-cell table:style-name="ce50" office:value-type="string" calcext:value-type="string">
            <text:p>41.B16</text:p>
          </table:table-cell>
          <table:table-cell table:style-name="ce31" office:value-type="string" calcext:value-type="string">
            <text:p>Bois de Bouleaux de dun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66]&amp;&quot; &quot;&amp;[.C566])" office:value-type="string" office:string-value="41.B16 Bois de Bouleaux de dunes" calcext:value-type="string">
            <text:p>41.B16 Bois de Bouleaux de dunes</text:p>
          </table:table-cell>
          <table:table-cell table:number-columns-repeated="1019"/>
        </table:table-row>
        <table:table-row table:style-name="ro1">
          <table:table-cell table:style-name="ce50" office:value-type="float" office:value="10008" calcext:value-type="float">
            <text:p>10008</text:p>
          </table:table-cell>
          <table:table-cell table:style-name="ce50" office:value-type="float" office:value="53.145" calcext:value-type="float">
            <text:p>53,145</text:p>
          </table:table-cell>
          <table:table-cell table:style-name="ce31" office:value-type="string" calcext:value-type="string">
            <text:p>Communautés à Jonc fleuri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67]&amp;&quot; &quot;&amp;[.C567])" office:value-type="string" office:string-value="53.145 Communautés à Jonc fleuri" calcext:value-type="string">
            <text:p>53.145 Communautés à Jonc fleuri</text:p>
          </table:table-cell>
          <table:table-cell table:number-columns-repeated="1019"/>
        </table:table-row>
        <table:table-row table:style-name="ro1">
          <table:table-cell table:style-name="ce50" office:value-type="float" office:value="10024" calcext:value-type="float">
            <text:p>10024</text:p>
          </table:table-cell>
          <table:table-cell table:style-name="ce50" office:value-type="float" office:value="53.211" calcext:value-type="float">
            <text:p>53,211</text:p>
          </table:table-cell>
          <table:table-cell table:style-name="ce31" office:value-type="string" calcext:value-type="string">
            <text:p>Cariçaies à laîche distique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68]&amp;&quot; &quot;&amp;[.C568])" office:value-type="string" office:string-value="53.211 Cariçaies à laîche distique" calcext:value-type="string">
            <text:p>53.211 Cariçaies à laîche distique</text:p>
          </table:table-cell>
          <table:table-cell table:number-columns-repeated="1019"/>
        </table:table-row>
        <table:table-row table:style-name="ro1">
          <table:table-cell table:style-name="ce50" office:value-type="float" office:value="10031" calcext:value-type="float">
            <text:p>10031</text:p>
          </table:table-cell>
          <table:table-cell table:style-name="ce50" office:value-type="float" office:value="53.213" calcext:value-type="float">
            <text:p>53,213</text:p>
          </table:table-cell>
          <table:table-cell table:style-name="ce31" office:value-type="string" calcext:value-type="string">
            <text:p>Cariçaies à Carex riparia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69]&amp;&quot; &quot;&amp;[.C569])" office:value-type="string" office:string-value="53.213 Cariçaies à Carex riparia" calcext:value-type="string">
            <text:p>53.213 Cariçaies à Carex riparia</text:p>
          </table:table-cell>
          <table:table-cell table:number-columns-repeated="1019"/>
        </table:table-row>
        <table:table-row table:style-name="ro1">
          <table:table-cell table:style-name="ce50" office:value-type="float" office:value="10032" calcext:value-type="float">
            <text:p>10032</text:p>
          </table:table-cell>
          <table:table-cell table:style-name="ce50" office:value-type="float" office:value="53.214" calcext:value-type="float">
            <text:p>53,214</text:p>
          </table:table-cell>
          <table:table-cell table:style-name="ce31" office:value-type="string" calcext:value-type="string">
            <text:p>Cariçaies à Carex rostrata et à Carex vesicaria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70]&amp;&quot; &quot;&amp;[.C570])" office:value-type="string" office:string-value="53.214 Cariçaies à Carex rostrata et à Carex vesicaria" calcext:value-type="string">
            <text:p>53.214 Cariçaies à Carex rostrata et à Carex vesicaria</text:p>
          </table:table-cell>
          <table:table-cell table:number-columns-repeated="1019"/>
        </table:table-row>
        <table:table-row table:style-name="ro1">
          <table:table-cell table:style-name="ce50" office:value-type="float" office:value="10033" calcext:value-type="float">
            <text:p>10033</text:p>
          </table:table-cell>
          <table:table-cell table:style-name="ce50" office:value-type="float" office:value="53.215" calcext:value-type="float">
            <text:p>53,215</text:p>
          </table:table-cell>
          <table:table-cell table:style-name="ce31" office:value-type="string" calcext:value-type="string">
            <text:p>Cariçaies à Carex elata et de Carex cespitosa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71]&amp;&quot; &quot;&amp;[.C571])" office:value-type="string" office:string-value="53.215 Cariçaies à Carex elata et de Carex cespitosa" calcext:value-type="string">
            <text:p>53.215 Cariçaies à Carex elata et de Carex cespitosa</text:p>
          </table:table-cell>
          <table:table-cell table:number-columns-repeated="1019"/>
        </table:table-row>
        <table:table-row table:style-name="ro1">
          <table:table-cell table:style-name="ce50" office:value-type="float" office:value="10041" calcext:value-type="float">
            <text:p>10041</text:p>
          </table:table-cell>
          <table:table-cell table:style-name="ce50" office:value-type="float" office:value="53.216" calcext:value-type="float">
            <text:p>53,216</text:p>
          </table:table-cell>
          <table:table-cell table:style-name="ce31" office:value-type="string" calcext:value-type="string">
            <text:p>Cariçaies à Carex paniculata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72]&amp;&quot; &quot;&amp;[.C572])" office:value-type="string" office:string-value="53.216 Cariçaies à Carex paniculata" calcext:value-type="string">
            <text:p>53.216 Cariçaies à Carex paniculata</text:p>
          </table:table-cell>
          <table:table-cell table:number-columns-repeated="1019"/>
        </table:table-row>
        <table:table-row table:style-name="ro1">
          <table:table-cell table:style-name="ce50" office:value-type="float" office:value="10043" calcext:value-type="float">
            <text:p>10043</text:p>
          </table:table-cell>
          <table:table-cell table:style-name="ce50" office:value-type="float" office:value="53.218" calcext:value-type="float">
            <text:p>53,218</text:p>
          </table:table-cell>
          <table:table-cell table:style-name="ce31" office:value-type="string" calcext:value-type="string">
            <text:p>Cariçaies à Carex pseudocyperu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73]&amp;&quot; &quot;&amp;[.C573])" office:value-type="string" office:string-value="53.218 Cariçaies à Carex pseudocyperus" calcext:value-type="string">
            <text:p>53.218 Cariçaies à Carex pseudocyperus</text:p>
          </table:table-cell>
          <table:table-cell table:number-columns-repeated="1019"/>
        </table:table-row>
        <table:table-row table:style-name="ro1">
          <table:table-cell table:style-name="ce50" office:value-type="float" office:value="9393" calcext:value-type="float">
            <text:p>9393</text:p>
          </table:table-cell>
          <table:table-cell table:style-name="ce50" office:value-type="float" office:value="22.311" calcext:value-type="float">
            <text:p>22,311</text:p>
          </table:table-cell>
          <table:table-cell table:style-name="ce31" office:value-type="string" calcext:value-type="string">
            <text:p>Gazons de Littorelles, étangs à Lobélies, gazons d'Isoèt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74]&amp;&quot; &quot;&amp;[.C574])" office:value-type="string" office:string-value="22.311 Gazons de Littorelles, étangs à Lobélies, gazons d'Isoètes" calcext:value-type="string">
            <text:p>22.311 Gazons de Littorelles, étangs à Lobélies, gazons d'Isoètes</text:p>
          </table:table-cell>
          <table:table-cell table:number-columns-repeated="1019"/>
        </table:table-row>
        <table:table-row table:style-name="ro1">
          <table:table-cell table:style-name="ce50" office:value-type="float" office:value="9394" calcext:value-type="float">
            <text:p>9394</text:p>
          </table:table-cell>
          <table:table-cell table:style-name="ce50" office:value-type="float" office:value="22.312" calcext:value-type="float">
            <text:p>22,312</text:p>
          </table:table-cell>
          <table:table-cell table:style-name="ce31" office:value-type="string" calcext:value-type="string">
            <text:p>Gazons à Eleocharis en eaux peu profond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75]&amp;&quot; &quot;&amp;[.C575])" office:value-type="string" office:string-value="22.312 Gazons à Eleocharis en eaux peu profondes" calcext:value-type="string">
            <text:p>22.312 Gazons à Eleocharis en eaux peu profondes</text:p>
          </table:table-cell>
          <table:table-cell table:number-columns-repeated="1019"/>
        </table:table-row>
        <table:table-row table:style-name="ro1">
          <table:table-cell table:style-name="ce50" office:value-type="float" office:value="9395" calcext:value-type="float">
            <text:p>9395</text:p>
          </table:table-cell>
          <table:table-cell table:style-name="ce50" office:value-type="float" office:value="22.313" calcext:value-type="float">
            <text:p>22,313</text:p>
          </table:table-cell>
          <table:table-cell table:style-name="ce31" office:value-type="string" calcext:value-type="string">
            <text:p>Gazons des bordures d'étangs acides en eaux peu profond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76]&amp;&quot; &quot;&amp;[.C576])" office:value-type="string" office:string-value="22.313 Gazons des bordures d'étangs acides en eaux peu profondes" calcext:value-type="string">
            <text:p>22.313 Gazons des bordures d'étangs acides en eaux peu profondes</text:p>
          </table:table-cell>
          <table:table-cell table:number-columns-repeated="1019"/>
        </table:table-row>
        <table:table-row table:style-name="ro1">
          <table:table-cell table:style-name="ce50" office:value-type="float" office:value="9396" calcext:value-type="float">
            <text:p>9396</text:p>
          </table:table-cell>
          <table:table-cell table:style-name="ce50" office:value-type="float" office:value="22.314" calcext:value-type="float">
            <text:p>22,314</text:p>
          </table:table-cell>
          <table:table-cell table:style-name="ce31" office:value-type="string" calcext:value-type="string">
            <text:p>Gazons des berges tourbeuses en eaux peu profond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77]&amp;&quot; &quot;&amp;[.C577])" office:value-type="string" office:string-value="22.314 Gazons des berges tourbeuses en eaux peu profondes" calcext:value-type="string">
            <text:p>22.314 Gazons des berges tourbeuses en eaux peu profondes</text:p>
          </table:table-cell>
          <table:table-cell table:number-columns-repeated="1019"/>
        </table:table-row>
        <table:table-row table:style-name="ro1">
          <table:table-cell table:style-name="ce50" office:value-type="float" office:value="9397" calcext:value-type="float">
            <text:p>9397</text:p>
          </table:table-cell>
          <table:table-cell table:style-name="ce50" office:value-type="float" office:value="22.315" calcext:value-type="float">
            <text:p>22,315</text:p>
          </table:table-cell>
          <table:table-cell table:style-name="ce31" office:value-type="string" calcext:value-type="string">
            <text:p>Gazons à Canche des rivag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78]&amp;&quot; &quot;&amp;[.C578])" office:value-type="string" office:string-value="22.315 Gazons à Canche des rivages" calcext:value-type="string">
            <text:p>22.315 Gazons à Canche des rivages</text:p>
          </table:table-cell>
          <table:table-cell table:number-columns-repeated="1019"/>
        </table:table-row>
        <table:table-row table:style-name="ro1">
          <table:table-cell table:style-name="ce50" office:value-type="float" office:value="9398" calcext:value-type="float">
            <text:p>9398</text:p>
          </table:table-cell>
          <table:table-cell table:style-name="ce50" office:value-type="float" office:value="22.321" calcext:value-type="float">
            <text:p>22,321</text:p>
          </table:table-cell>
          <table:table-cell table:style-name="ce31" office:value-type="string" calcext:value-type="string">
            <text:p>Communautés à Eleochari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79]&amp;&quot; &quot;&amp;[.C579])" office:value-type="string" office:string-value="22.321 Communautés à Eleocharis" calcext:value-type="string">
            <text:p>22.321 Communautés à Eleocharis</text:p>
          </table:table-cell>
          <table:table-cell table:number-columns-repeated="1019"/>
        </table:table-row>
        <table:table-row table:style-name="ro1">
          <table:table-cell table:style-name="ce50" office:value-type="float" office:value="9400" calcext:value-type="float">
            <text:p>9400</text:p>
          </table:table-cell>
          <table:table-cell table:style-name="ce50" office:value-type="float" office:value="22.323" calcext:value-type="float">
            <text:p>22,323</text:p>
          </table:table-cell>
          <table:table-cell table:style-name="ce31" office:value-type="string" calcext:value-type="string">
            <text:p>Communautés naines à Juncus bufoniu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80]&amp;&quot; &quot;&amp;[.C580])" office:value-type="string" office:string-value="22.323 Communautés naines à Juncus bufonius" calcext:value-type="string">
            <text:p>22.323 Communautés naines à Juncus bufonius</text:p>
          </table:table-cell>
          <table:table-cell table:number-columns-repeated="1019"/>
        </table:table-row>
        <table:table-row table:style-name="ro1">
          <table:table-cell table:style-name="ce50" office:value-type="float" office:value="9402" calcext:value-type="float">
            <text:p>9402</text:p>
          </table:table-cell>
          <table:table-cell table:style-name="ce50" office:value-type="float" office:value="22.441" calcext:value-type="float">
            <text:p>22,441</text:p>
          </table:table-cell>
          <table:table-cell table:style-name="ce31" office:value-type="string" calcext:value-type="string">
            <text:p>Tapis de Chara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81]&amp;&quot; &quot;&amp;[.C581])" office:value-type="string" office:string-value="22.441 Tapis de Chara" calcext:value-type="string">
            <text:p>22.441 Tapis de Chara</text:p>
          </table:table-cell>
          <table:table-cell table:number-columns-repeated="1019"/>
        </table:table-row>
        <table:table-row table:style-name="ro1">
          <table:table-cell table:style-name="ce50" office:value-type="float" office:value="9403" calcext:value-type="float">
            <text:p>9403</text:p>
          </table:table-cell>
          <table:table-cell table:style-name="ce50" office:value-type="float" office:value="22.442" calcext:value-type="float">
            <text:p>22,442</text:p>
          </table:table-cell>
          <table:table-cell table:style-name="ce31" office:value-type="string" calcext:value-type="string">
            <text:p>Tapis de Nitella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82]&amp;&quot; &quot;&amp;[.C582])" office:value-type="string" office:string-value="22.442 Tapis de Nitella" calcext:value-type="string">
            <text:p>22.442 Tapis de Nitella</text:p>
          </table:table-cell>
          <table:table-cell table:number-columns-repeated="1019"/>
        </table:table-row>
        <table:table-row table:style-name="ro1">
          <table:table-cell table:style-name="ce50" office:value-type="float" office:value="9404" calcext:value-type="float">
            <text:p>9404</text:p>
          </table:table-cell>
          <table:table-cell table:style-name="ce50" office:value-type="float" office:value="23.211" calcext:value-type="float">
            <text:p>23,211</text:p>
          </table:table-cell>
          <table:table-cell table:style-name="ce31" office:value-type="string" calcext:value-type="string">
            <text:p>Groupements à Ruppia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83]&amp;&quot; &quot;&amp;[.C583])" office:value-type="string" office:string-value="23.211 Groupements à Ruppia" calcext:value-type="string">
            <text:p>23.211 Groupements à Ruppia</text:p>
          </table:table-cell>
          <table:table-cell table:number-columns-repeated="1019"/>
        </table:table-row>
        <table:table-row table:style-name="ro1">
          <table:table-cell table:style-name="ce50" office:value-type="float" office:value="9405" calcext:value-type="float">
            <text:p>9405</text:p>
          </table:table-cell>
          <table:table-cell table:style-name="ce50" office:value-type="float" office:value="23.212" calcext:value-type="float">
            <text:p>23,212</text:p>
          </table:table-cell>
          <table:table-cell table:style-name="ce31" office:value-type="string" calcext:value-type="string">
            <text:p>Communautés lagunaires de végétation marine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84]&amp;&quot; &quot;&amp;[.C584])" office:value-type="string" office:string-value="23.212 Communautés lagunaires de végétation marine" calcext:value-type="string">
            <text:p>23.212 Communautés lagunaires de végétation marine</text:p>
          </table:table-cell>
          <table:table-cell table:number-columns-repeated="1019"/>
        </table:table-row>
        <table:table-row table:style-name="ro1">
          <table:table-cell table:style-name="ce50" office:value-type="float" office:value="10044" calcext:value-type="float">
            <text:p>10044</text:p>
          </table:table-cell>
          <table:table-cell table:style-name="ce50" office:value-type="float" office:value="53.219" calcext:value-type="float">
            <text:p>53,219</text:p>
          </table:table-cell>
          <table:table-cell table:style-name="ce31" office:value-type="string" calcext:value-type="string">
            <text:p>Cariçaies à Carex vulpina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85]&amp;&quot; &quot;&amp;[.C585])" office:value-type="string" office:string-value="53.219 Cariçaies à Carex vulpina" calcext:value-type="string">
            <text:p>53.219 Cariçaies à Carex vulpina</text:p>
          </table:table-cell>
          <table:table-cell table:number-columns-repeated="1019"/>
        </table:table-row>
        <table:table-row table:style-name="ro1">
          <table:table-cell table:style-name="ce50" office:value-type="float" office:value="10064" calcext:value-type="float">
            <text:p>10064</text:p>
          </table:table-cell>
          <table:table-cell table:style-name="ce50" office:value-type="float" office:value="83.311" calcext:value-type="float">
            <text:p>83,311</text:p>
          </table:table-cell>
          <table:table-cell table:style-name="ce31" office:value-type="string" calcext:value-type="string">
            <text:p>Plantations de conifères indigèn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86]&amp;&quot; &quot;&amp;[.C586])" office:value-type="string" office:string-value="83.311 Plantations de conifères indigènes" calcext:value-type="string">
            <text:p>83.311 Plantations de conifères indigènes</text:p>
          </table:table-cell>
          <table:table-cell table:number-columns-repeated="1019"/>
        </table:table-row>
        <table:table-row table:style-name="ro1">
          <table:table-cell table:style-name="ce50" office:value-type="float" office:value="10065" calcext:value-type="float">
            <text:p>10065</text:p>
          </table:table-cell>
          <table:table-cell table:style-name="ce50" office:value-type="float" office:value="83.312" calcext:value-type="float">
            <text:p>83,312</text:p>
          </table:table-cell>
          <table:table-cell table:style-name="ce31" office:value-type="string" calcext:value-type="string">
            <text:p>Plantations de conifères exotiqu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87]&amp;&quot; &quot;&amp;[.C587])" office:value-type="string" office:string-value="83.312 Plantations de conifères exotiques" calcext:value-type="string">
            <text:p>83.312 Plantations de conifères exotiques</text:p>
          </table:table-cell>
          <table:table-cell table:number-columns-repeated="1019"/>
        </table:table-row>
        <table:table-row table:style-name="ro1">
          <table:table-cell table:style-name="ce50" office:value-type="float" office:value="9415" calcext:value-type="float">
            <text:p>9415</text:p>
          </table:table-cell>
          <table:table-cell table:style-name="ce50" office:value-type="float" office:value="22.411" calcext:value-type="float">
            <text:p>22,411</text:p>
          </table:table-cell>
          <table:table-cell table:style-name="ce31" office:value-type="string" calcext:value-type="string">
            <text:p>Couvertures de Lemnacé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88]&amp;&quot; &quot;&amp;[.C588])" office:value-type="string" office:string-value="22.411 Couvertures de Lemnacées" calcext:value-type="string">
            <text:p>22.411 Couvertures de Lemnacées</text:p>
          </table:table-cell>
          <table:table-cell table:number-columns-repeated="1019"/>
        </table:table-row>
        <table:table-row table:style-name="ro1">
          <table:table-cell table:style-name="ce50" office:value-type="float" office:value="9416" calcext:value-type="float">
            <text:p>9416</text:p>
          </table:table-cell>
          <table:table-cell table:style-name="ce50" office:value-type="float" office:value="22.412" calcext:value-type="float">
            <text:p>22,412</text:p>
          </table:table-cell>
          <table:table-cell table:style-name="ce31" office:value-type="string" calcext:value-type="string">
            <text:p>Radeaux d'Hydrochari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89]&amp;&quot; &quot;&amp;[.C589])" office:value-type="string" office:string-value="22.412 Radeaux d'Hydrocharis" calcext:value-type="string">
            <text:p>22.412 Radeaux d'Hydrocharis</text:p>
          </table:table-cell>
          <table:table-cell table:number-columns-repeated="1019"/>
        </table:table-row>
        <table:table-row table:style-name="ro1">
          <table:table-cell table:style-name="ce50" office:value-type="float" office:value="9418" calcext:value-type="float">
            <text:p>9418</text:p>
          </table:table-cell>
          <table:table-cell table:style-name="ce50" office:value-type="float" office:value="22.414" calcext:value-type="float">
            <text:p>22,414</text:p>
          </table:table-cell>
          <table:table-cell table:style-name="ce31" office:value-type="string" calcext:value-type="string">
            <text:p>Colonies d'Utriculair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90]&amp;&quot; &quot;&amp;[.C590])" office:value-type="string" office:string-value="22.414 Colonies d'Utriculaires" calcext:value-type="string">
            <text:p>22.414 Colonies d'Utriculaires</text:p>
          </table:table-cell>
          <table:table-cell table:number-columns-repeated="1019"/>
        </table:table-row>
        <table:table-row table:style-name="ro1">
          <table:table-cell table:style-name="ce50" office:value-type="float" office:value="9421" calcext:value-type="float">
            <text:p>9421</text:p>
          </table:table-cell>
          <table:table-cell table:style-name="ce50" office:value-type="float" office:value="22.421" calcext:value-type="float">
            <text:p>22,421</text:p>
          </table:table-cell>
          <table:table-cell table:style-name="ce31" office:value-type="string" calcext:value-type="string">
            <text:p>Groupements de grands Potamot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91]&amp;&quot; &quot;&amp;[.C591])" office:value-type="string" office:string-value="22.421 Groupements de grands Potamots" calcext:value-type="string">
            <text:p>22.421 Groupements de grands Potamots</text:p>
          </table:table-cell>
          <table:table-cell table:number-columns-repeated="1019"/>
        </table:table-row>
        <table:table-row table:style-name="ro1">
          <table:table-cell table:style-name="ce50" office:value-type="float" office:value="9422" calcext:value-type="float">
            <text:p>9422</text:p>
          </table:table-cell>
          <table:table-cell table:style-name="ce50" office:value-type="float" office:value="22.422" calcext:value-type="float">
            <text:p>22,422</text:p>
          </table:table-cell>
          <table:table-cell table:style-name="ce31" office:value-type="string" calcext:value-type="string">
            <text:p>Groupements de petits Potamot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92]&amp;&quot; &quot;&amp;[.C592])" office:value-type="string" office:string-value="22.422 Groupements de petits Potamots" calcext:value-type="string">
            <text:p>22.422 Groupements de petits Potamots</text:p>
          </table:table-cell>
          <table:table-cell table:number-columns-repeated="1019"/>
        </table:table-row>
        <table:table-row table:style-name="ro1">
          <table:table-cell table:style-name="ce50" office:value-type="float" office:value="9423" calcext:value-type="float">
            <text:p>9423</text:p>
          </table:table-cell>
          <table:table-cell table:style-name="ce50" office:value-type="float" office:value="22.431" calcext:value-type="float">
            <text:p>22,431</text:p>
          </table:table-cell>
          <table:table-cell table:style-name="ce31" office:value-type="string" calcext:value-type="string">
            <text:p>Tapis flottant de végétaux à grandes feuill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93]&amp;&quot; &quot;&amp;[.C593])" office:value-type="string" office:string-value="22.431 Tapis flottant de végétaux à grandes feuilles" calcext:value-type="string">
            <text:p>22.431 Tapis flottant de végétaux à grandes feuilles</text:p>
          </table:table-cell>
          <table:table-cell table:number-columns-repeated="1019"/>
        </table:table-row>
        <table:table-row table:style-name="ro1">
          <table:table-cell table:style-name="ce50" office:value-type="float" office:value="9424" calcext:value-type="float">
            <text:p>9424</text:p>
          </table:table-cell>
          <table:table-cell table:style-name="ce50" office:value-type="float" office:value="22.432" calcext:value-type="float">
            <text:p>22,432</text:p>
          </table:table-cell>
          <table:table-cell table:style-name="ce31" office:value-type="string" calcext:value-type="string">
            <text:p>Communautés flottantes des eaux peu profond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94]&amp;&quot; &quot;&amp;[.C594])" office:value-type="string" office:string-value="22.432 Communautés flottantes des eaux peu profondes" calcext:value-type="string">
            <text:p>22.432 Communautés flottantes des eaux peu profondes</text:p>
          </table:table-cell>
          <table:table-cell table:number-columns-repeated="1019"/>
        </table:table-row>
        <table:table-row table:style-name="ro1">
          <table:table-cell table:style-name="ce50" office:value-type="float" office:value="9432" calcext:value-type="float">
            <text:p>9432</text:p>
          </table:table-cell>
          <table:table-cell table:style-name="ce50" office:value-type="float" office:value="31.241" calcext:value-type="float">
            <text:p>31,241</text:p>
          </table:table-cell>
          <table:table-cell table:style-name="ce31" office:value-type="string" calcext:value-type="string">
            <text:p>Landes gasconn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95]&amp;&quot; &quot;&amp;[.C595])" office:value-type="string" office:string-value="31.241 Landes gasconnes" calcext:value-type="string">
            <text:p>31.241 Landes gasconnes</text:p>
          </table:table-cell>
          <table:table-cell table:number-columns-repeated="1019"/>
        </table:table-row>
        <table:table-row table:style-name="ro1">
          <table:table-cell table:style-name="ce50" office:value-type="float" office:value="10074" calcext:value-type="float">
            <text:p>10074</text:p>
          </table:table-cell>
          <table:table-cell table:style-name="ce50" office:value-type="float" office:value="83.321" calcext:value-type="float">
            <text:p>83,321</text:p>
          </table:table-cell>
          <table:table-cell table:style-name="ce31" office:value-type="string" calcext:value-type="string">
            <text:p>Plantations de Peuplier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96]&amp;&quot; &quot;&amp;[.C596])" office:value-type="string" office:string-value="83.321 Plantations de Peupliers" calcext:value-type="string">
            <text:p>83.321 Plantations de Peupliers</text:p>
          </table:table-cell>
          <table:table-cell table:number-columns-repeated="1019"/>
        </table:table-row>
        <table:table-row table:style-name="ro1">
          <table:table-cell table:style-name="ce50" office:value-type="float" office:value="10076" calcext:value-type="float">
            <text:p>10076</text:p>
          </table:table-cell>
          <table:table-cell table:style-name="ce50" office:value-type="float" office:value="83.323" calcext:value-type="float">
            <text:p>83,323</text:p>
          </table:table-cell>
          <table:table-cell table:style-name="ce31" office:value-type="string" calcext:value-type="string">
            <text:p>Plantations de Chênes exotiqu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97]&amp;&quot; &quot;&amp;[.C597])" office:value-type="string" office:string-value="83.323 Plantations de Chênes exotiques" calcext:value-type="string">
            <text:p>83.323 Plantations de Chênes exotiques</text:p>
          </table:table-cell>
          <table:table-cell table:number-columns-repeated="1019"/>
        </table:table-row>
        <table:table-row table:style-name="ro1">
          <table:table-cell table:style-name="ce50" office:value-type="float" office:value="10077" calcext:value-type="float">
            <text:p>10077</text:p>
          </table:table-cell>
          <table:table-cell table:style-name="ce50" office:value-type="float" office:value="83.324" calcext:value-type="float">
            <text:p>83,324</text:p>
          </table:table-cell>
          <table:table-cell table:style-name="ce31" office:value-type="string" calcext:value-type="string">
            <text:p>Plantations de Robinier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98]&amp;&quot; &quot;&amp;[.C598])" office:value-type="string" office:string-value="83.324 Plantations de Robiniers" calcext:value-type="string">
            <text:p>83.324 Plantations de Robiniers</text:p>
          </table:table-cell>
          <table:table-cell table:number-columns-repeated="1019"/>
        </table:table-row>
        <table:table-row table:style-name="ro1">
          <table:table-cell table:style-name="ce50" office:value-type="float" office:value="10078" calcext:value-type="float">
            <text:p>10078</text:p>
          </table:table-cell>
          <table:table-cell table:style-name="ce50" office:value-type="float" office:value="83.325" calcext:value-type="float">
            <text:p>83,325</text:p>
          </table:table-cell>
          <table:table-cell table:style-name="ce31" office:value-type="string" calcext:value-type="string">
            <text:p>Autres plantations d'arbres feuillu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599]&amp;&quot; &quot;&amp;[.C599])" office:value-type="string" office:string-value="83.325 Autres plantations d'arbres feuillus" calcext:value-type="string">
            <text:p>83.325 Autres plantations d'arbres feuillus</text:p>
          </table:table-cell>
          <table:table-cell table:number-columns-repeated="1019"/>
        </table:table-row>
        <table:table-row table:style-name="ro1">
          <table:table-cell table:style-name="ce50" office:value-type="float" office:value="10091" calcext:value-type="float">
            <text:p>10091</text:p>
          </table:table-cell>
          <table:table-cell table:style-name="ce50" office:value-type="float" office:value="86.411" calcext:value-type="float">
            <text:p>86,411</text:p>
          </table:table-cell>
          <table:table-cell table:style-name="ce31" office:value-type="string" calcext:value-type="string">
            <text:p>Carrières de sable, d'argile et de kaolin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00]&amp;&quot; &quot;&amp;[.C600])" office:value-type="string" office:string-value="86.411 Carrières de sable, d'argile et de kaolin" calcext:value-type="string">
            <text:p>86.411 Carrières de sable, d'argile et de kaolin</text:p>
          </table:table-cell>
          <table:table-cell table:number-columns-repeated="1019"/>
        </table:table-row>
        <table:table-row table:style-name="ro1">
          <table:table-cell table:style-name="ce50" office:value-type="float" office:value="10092" calcext:value-type="float">
            <text:p>10092</text:p>
          </table:table-cell>
          <table:table-cell table:style-name="ce50" office:value-type="float" office:value="86.412" calcext:value-type="float">
            <text:p>86,412</text:p>
          </table:table-cell>
          <table:table-cell table:style-name="ce31" office:value-type="string" calcext:value-type="string">
            <text:p>Carrières de gravier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01]&amp;&quot; &quot;&amp;[.C601])" office:value-type="string" office:string-value="86.412 Carrières de graviers" calcext:value-type="string">
            <text:p>86.412 Carrières de graviers</text:p>
          </table:table-cell>
          <table:table-cell table:number-columns-repeated="1019"/>
        </table:table-row>
        <table:table-row table:style-name="ro1">
          <table:table-cell table:style-name="ce50" office:value-type="float" office:value="10093" calcext:value-type="float">
            <text:p>10093</text:p>
          </table:table-cell>
          <table:table-cell table:style-name="ce50" office:value-type="float" office:value="86.413" calcext:value-type="float">
            <text:p>86,413</text:p>
          </table:table-cell>
          <table:table-cell table:style-name="ce31" office:value-type="string" calcext:value-type="string">
            <text:p>Carrières de pierr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02]&amp;&quot; &quot;&amp;[.C602])" office:value-type="string" office:string-value="86.413 Carrières de pierres" calcext:value-type="string">
            <text:p>86.413 Carrières de pierres</text:p>
          </table:table-cell>
          <table:table-cell table:number-columns-repeated="1019"/>
        </table:table-row>
        <table:table-row table:style-name="ro1">
          <table:table-cell table:style-name="ce50" office:value-type="float" office:value="9521" calcext:value-type="float">
            <text:p>9521</text:p>
          </table:table-cell>
          <table:table-cell table:style-name="ce50" office:value-type="float" office:value="31.831" calcext:value-type="float">
            <text:p>31,831</text:p>
          </table:table-cell>
          <table:table-cell table:style-name="ce31" office:value-type="string" calcext:value-type="string">
            <text:p>Roncier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03]&amp;&quot; &quot;&amp;[.C603])" office:value-type="string" office:string-value="31.831 Ronciers" calcext:value-type="string">
            <text:p>31.831 Ronciers</text:p>
          </table:table-cell>
          <table:table-cell table:number-columns-repeated="1019"/>
        </table:table-row>
        <table:table-row table:style-name="ro1">
          <table:table-cell table:style-name="ce50" office:value-type="float" office:value="9522" calcext:value-type="float">
            <text:p>9522</text:p>
          </table:table-cell>
          <table:table-cell table:style-name="ce50" office:value-type="float" office:value="31.832" calcext:value-type="float">
            <text:p>31,832</text:p>
          </table:table-cell>
          <table:table-cell table:style-name="ce31" office:value-type="string" calcext:value-type="string">
            <text:p>Fourrés à Bourdaine, Sorbiers, Chèvrefeuill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04]&amp;&quot; &quot;&amp;[.C604])" office:value-type="string" office:string-value="31.832 Fourrés à Bourdaine, Sorbiers, Chèvrefeuilles" calcext:value-type="string">
            <text:p>31.832 Fourrés à Bourdaine, Sorbiers, Chèvrefeuilles</text:p>
          </table:table-cell>
          <table:table-cell table:number-columns-repeated="1019"/>
        </table:table-row>
        <table:table-row table:style-name="ro1">
          <table:table-cell table:style-name="ce50" office:value-type="float" office:value="9533" calcext:value-type="float">
            <text:p>9533</text:p>
          </table:table-cell>
          <table:table-cell table:style-name="ce50" office:value-type="float" office:value="31.861" calcext:value-type="float">
            <text:p>31,861</text:p>
          </table:table-cell>
          <table:table-cell table:style-name="ce31" office:value-type="string" calcext:value-type="string">
            <text:p>Landes subatlantiques à Fougèr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05]&amp;&quot; &quot;&amp;[.C605])" office:value-type="string" office:string-value="31.861 Landes subatlantiques à Fougères" calcext:value-type="string">
            <text:p>31.861 Landes subatlantiques à Fougères</text:p>
          </table:table-cell>
          <table:table-cell table:number-columns-repeated="1019"/>
        </table:table-row>
        <table:table-row table:style-name="ro1">
          <table:table-cell table:style-name="ce50" office:value-type="float" office:value="9537" calcext:value-type="float">
            <text:p>9537</text:p>
          </table:table-cell>
          <table:table-cell table:style-name="ce50" office:value-type="float" office:value="31.811" calcext:value-type="float">
            <text:p>31,811</text:p>
          </table:table-cell>
          <table:table-cell table:style-name="ce31" office:value-type="string" calcext:value-type="string">
            <text:p>Fruticées à Prunus spinosa et halliers à Rubus fruticosu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06]&amp;&quot; &quot;&amp;[.C606])" office:value-type="string" office:string-value="31.811 Fruticées à Prunus spinosa et halliers à Rubus fruticosus" calcext:value-type="string">
            <text:p>31.811 Fruticées à Prunus spinosa et halliers à Rubus fruticosus</text:p>
          </table:table-cell>
          <table:table-cell table:number-columns-repeated="1019"/>
        </table:table-row>
        <table:table-row table:style-name="ro1">
          <table:table-cell table:style-name="ce50" office:value-type="float" office:value="9538" calcext:value-type="float">
            <text:p>9538</text:p>
          </table:table-cell>
          <table:table-cell table:style-name="ce50" office:value-type="float" office:value="31.812" calcext:value-type="float">
            <text:p>31,812</text:p>
          </table:table-cell>
          <table:table-cell table:style-name="ce31" office:value-type="string" calcext:value-type="string">
            <text:p>Fruticées à Prunelliers et Troène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07]&amp;&quot; &quot;&amp;[.C607])" office:value-type="string" office:string-value="31.812 Fruticées à Prunelliers et Troènes" calcext:value-type="string">
            <text:p>31.812 Fruticées à Prunelliers et Troènes</text:p>
          </table:table-cell>
          <table:table-cell table:number-columns-repeated="1019"/>
        </table:table-row>
        <table:table-row table:style-name="ro1">
          <table:table-cell table:style-name="ce50" office:value-type="float" office:value="9894" calcext:value-type="float">
            <text:p>9894</text:p>
          </table:table-cell>
          <table:table-cell table:style-name="ce50" office:value-type="float" office:value="37.211" calcext:value-type="float">
            <text:p>37,211</text:p>
          </table:table-cell>
          <table:table-cell table:style-name="ce31" office:value-type="string" calcext:value-type="string">
            <text:p>Prairies humides à cirse des maraîcher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08]&amp;&quot; &quot;&amp;[.C608])" office:value-type="string" office:string-value="37.211 Prairies humides à cirse des maraîchers" calcext:value-type="string">
            <text:p>37.211 Prairies humides à cirse des maraîchers</text:p>
          </table:table-cell>
          <table:table-cell table:number-columns-repeated="1019"/>
        </table:table-row>
        <table:table-row table:style-name="ro1">
          <table:table-cell table:style-name="ce50" office:value-type="float" office:value="9903" calcext:value-type="float">
            <text:p>9903</text:p>
          </table:table-cell>
          <table:table-cell table:style-name="ce50" office:value-type="float" office:value="37.216" calcext:value-type="float">
            <text:p>37,216</text:p>
          </table:table-cell>
          <table:table-cell table:style-name="ce31" office:value-type="string" calcext:value-type="string">
            <text:p>Prairies à Jonc filiforme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09]&amp;&quot; &quot;&amp;[.C609])" office:value-type="string" office:string-value="37.216 Prairies à Jonc filiforme" calcext:value-type="string">
            <text:p>37.216 Prairies à Jonc filiforme</text:p>
          </table:table-cell>
          <table:table-cell table:number-columns-repeated="1019"/>
        </table:table-row>
        <table:table-row table:style-name="ro1">
          <table:table-cell table:style-name="ce50" office:value-type="float" office:value="9904" calcext:value-type="float">
            <text:p>9904</text:p>
          </table:table-cell>
          <table:table-cell table:style-name="ce50" office:value-type="float" office:value="37.217" calcext:value-type="float">
            <text:p>37,217</text:p>
          </table:table-cell>
          <table:table-cell table:style-name="ce31" office:value-type="string" calcext:value-type="string">
            <text:p>Prairies à Jonc diffus</text:p>
          </table:table-cell>
          <table:table-cell table:style-name="ce50" office:value-type="float" office:value="5" calcext:value-type="float">
            <text:p>5</text:p>
          </table:table-cell>
          <table:table-cell table:formula="of:=CONCATENATE([.B610]&amp;&quot; &quot;&amp;[.C610])" office:value-type="string" office:string-value="37.217 Prairies à Jonc diffus" calcext:value-type="string">
            <text:p>37.217 Prairies à Jonc diffus</text:p>
          </table:table-cell>
          <table:table-cell table:number-columns-repeated="1019"/>
        </table:table-row>
        <table:table-row table:style-name="ro1">
          <table:table-cell table:style-name="ce50" office:value-type="float" office:value="17221" calcext:value-type="float">
            <text:p>17221</text:p>
          </table:table-cell>
          <table:table-cell table:style-name="ce50" office:value-type="float" office:value="53.2121" calcext:value-type="float">
            <text:p>53,2121</text:p>
          </table:table-cell>
          <table:table-cell table:style-name="ce31" office:value-type="string" calcext:value-type="string">
            <text:p>Cariçaies à laîche aiguë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11]&amp;&quot; &quot;&amp;[.C611])" office:value-type="string" office:string-value="53.2121 Cariçaies à laîche aiguë" calcext:value-type="string">
            <text:p>53.2121 Cariçaies à laîche aiguë</text:p>
          </table:table-cell>
          <table:table-cell table:number-columns-repeated="1019"/>
        </table:table-row>
        <table:table-row table:style-name="ro1">
          <table:table-cell table:style-name="ce50" office:value-type="float" office:value="17222" calcext:value-type="float">
            <text:p>17222</text:p>
          </table:table-cell>
          <table:table-cell table:style-name="ce50" office:value-type="float" office:value="53.2122" calcext:value-type="float">
            <text:p>53,2122</text:p>
          </table:table-cell>
          <table:table-cell table:style-name="ce31" office:value-type="string" calcext:value-type="string">
            <text:p>Cariçaies à laîche des marais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12]&amp;&quot; &quot;&amp;[.C612])" office:value-type="string" office:string-value="53.2122 Cariçaies à laîche des marais" calcext:value-type="string">
            <text:p>53.2122 Cariçaies à laîche des marais</text:p>
          </table:table-cell>
          <table:table-cell table:number-columns-repeated="1019"/>
        </table:table-row>
        <table:table-row table:style-name="ro1">
          <table:table-cell table:style-name="ce50" office:value-type="float" office:value="17227" calcext:value-type="float">
            <text:p>17227</text:p>
          </table:table-cell>
          <table:table-cell table:style-name="ce50" office:value-type="float" office:value="53.2141" calcext:value-type="float">
            <text:p>53,2141</text:p>
          </table:table-cell>
          <table:table-cell table:style-name="ce31" office:value-type="string" calcext:value-type="string">
            <text:p>Cariçaies à Carex rostrata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13]&amp;&quot; &quot;&amp;[.C613])" office:value-type="string" office:string-value="53.2141 Cariçaies à Carex rostrata" calcext:value-type="string">
            <text:p>53.2141 Cariçaies à Carex rostrata</text:p>
          </table:table-cell>
          <table:table-cell table:number-columns-repeated="1019"/>
        </table:table-row>
        <table:table-row table:style-name="ro1">
          <table:table-cell table:style-name="ce50" office:value-type="float" office:value="17228" calcext:value-type="float">
            <text:p>17228</text:p>
          </table:table-cell>
          <table:table-cell table:style-name="ce50" office:value-type="float" office:value="53.2142" calcext:value-type="float">
            <text:p>53,2142</text:p>
          </table:table-cell>
          <table:table-cell table:style-name="ce31" office:value-type="string" calcext:value-type="string">
            <text:p>Cariçaies à Carex vesicaria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14]&amp;&quot; &quot;&amp;[.C614])" office:value-type="string" office:string-value="53.2142 Cariçaies à Carex vesicaria" calcext:value-type="string">
            <text:p>53.2142 Cariçaies à Carex vesicaria</text:p>
          </table:table-cell>
          <table:table-cell table:number-columns-repeated="1019"/>
        </table:table-row>
        <table:table-row table:style-name="ro1">
          <table:table-cell table:style-name="ce50" office:value-type="float" office:value="17229" calcext:value-type="float">
            <text:p>17229</text:p>
          </table:table-cell>
          <table:table-cell table:style-name="ce50" office:value-type="float" office:value="53.2151" calcext:value-type="float">
            <text:p>53,2151</text:p>
          </table:table-cell>
          <table:table-cell table:style-name="ce31" office:value-type="string" calcext:value-type="string">
            <text:p>Cariçaies à Carex elata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15]&amp;&quot; &quot;&amp;[.C615])" office:value-type="string" office:string-value="53.2151 Cariçaies à Carex elata" calcext:value-type="string">
            <text:p>53.2151 Cariçaies à Carex elata</text:p>
          </table:table-cell>
          <table:table-cell table:number-columns-repeated="1019"/>
        </table:table-row>
        <table:table-row table:style-name="ro1">
          <table:table-cell table:style-name="ce50" office:value-type="float" office:value="17230" calcext:value-type="float">
            <text:p>17230</text:p>
          </table:table-cell>
          <table:table-cell table:style-name="ce50" office:value-type="float" office:value="53.2152" calcext:value-type="float">
            <text:p>53,2152</text:p>
          </table:table-cell>
          <table:table-cell table:style-name="ce31" office:value-type="string" calcext:value-type="string">
            <text:p>Cariçaies à Carex cespitosa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16]&amp;&quot; &quot;&amp;[.C616])" office:value-type="string" office:string-value="53.2152 Cariçaies à Carex cespitosa" calcext:value-type="string">
            <text:p>53.2152 Cariçaies à Carex cespitosa</text:p>
          </table:table-cell>
          <table:table-cell table:number-columns-repeated="1019"/>
        </table:table-row>
        <table:table-row table:style-name="ro1">
          <table:table-cell table:style-name="ce50" office:value-type="float" office:value="17231" calcext:value-type="float">
            <text:p>17231</text:p>
          </table:table-cell>
          <table:table-cell table:style-name="ce50" office:value-type="float" office:value="53.2191" calcext:value-type="float">
            <text:p>53,2191</text:p>
          </table:table-cell>
          <table:table-cell table:style-name="ce31" office:value-type="string" calcext:value-type="string">
            <text:p>Cariçaies à Carex vulpina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17]&amp;&quot; &quot;&amp;[.C617])" office:value-type="string" office:string-value="53.2191 Cariçaies à Carex vulpina" calcext:value-type="string">
            <text:p>53.2191 Cariçaies à Carex vulpina</text:p>
          </table:table-cell>
          <table:table-cell table:number-columns-repeated="1019"/>
        </table:table-row>
        <table:table-row table:style-name="ro1">
          <table:table-cell table:style-name="ce50" office:value-type="float" office:value="17232" calcext:value-type="float">
            <text:p>17232</text:p>
          </table:table-cell>
          <table:table-cell table:style-name="ce50" office:value-type="float" office:value="53.2192" calcext:value-type="float">
            <text:p>53,2192</text:p>
          </table:table-cell>
          <table:table-cell table:style-name="ce31" office:value-type="string" calcext:value-type="string">
            <text:p>Cariçaies à Carex cuprina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18]&amp;&quot; &quot;&amp;[.C618])" office:value-type="string" office:string-value="53.2192 Cariçaies à Carex cuprina" calcext:value-type="string">
            <text:p>53.2192 Cariçaies à Carex cuprina</text:p>
          </table:table-cell>
          <table:table-cell table:number-columns-repeated="1019"/>
        </table:table-row>
        <table:table-row table:style-name="ro1">
          <table:table-cell table:style-name="ce50" office:value-type="float" office:value="17233" calcext:value-type="float">
            <text:p>17233</text:p>
          </table:table-cell>
          <table:table-cell table:style-name="ce50" office:value-type="float" office:value="54.4221" calcext:value-type="float">
            <text:p>54,4221</text:p>
          </table:table-cell>
          <table:table-cell table:style-name="ce31" office:value-type="string" calcext:value-type="string">
            <text:p>Bas-marais acides sub-atlantiques à Carex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19]&amp;&quot; &quot;&amp;[.C619])" office:value-type="string" office:string-value="54.4221 Bas-marais acides sub-atlantiques à Carex" calcext:value-type="string">
            <text:p>54.4221 Bas-marais acides sub-atlantiques à Carex</text:p>
          </table:table-cell>
          <table:table-cell table:number-columns-repeated="1019"/>
        </table:table-row>
        <table:table-row table:style-name="ro1">
          <table:table-cell table:style-name="ce50" office:value-type="float" office:value="17234" calcext:value-type="float">
            <text:p>17234</text:p>
          </table:table-cell>
          <table:table-cell table:style-name="ce50" office:value-type="float" office:value="54.4222" calcext:value-type="float">
            <text:p>54,4222</text:p>
          </table:table-cell>
          <table:table-cell table:style-name="ce31" office:value-type="string" calcext:value-type="string">
            <text:p>Bas-marais acides subatlantiques à Carex et Juncus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20]&amp;&quot; &quot;&amp;[.C620])" office:value-type="string" office:string-value="54.4222 Bas-marais acides subatlantiques à Carex et Juncus" calcext:value-type="string">
            <text:p>54.4222 Bas-marais acides subatlantiques à Carex et Juncus</text:p>
          </table:table-cell>
          <table:table-cell table:number-columns-repeated="1019"/>
        </table:table-row>
        <table:table-row table:style-name="ro1">
          <table:table-cell table:style-name="ce50" office:value-type="float" office:value="17235" calcext:value-type="float">
            <text:p>17235</text:p>
          </table:table-cell>
          <table:table-cell table:style-name="ce50" office:value-type="float" office:value="54.4223" calcext:value-type="float">
            <text:p>54,4223</text:p>
          </table:table-cell>
          <table:table-cell table:style-name="ce31" office:value-type="string" calcext:value-type="string">
            <text:p>Bas-marais sub-atlantiques à Carex et Sphagnum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21]&amp;&quot; &quot;&amp;[.C621])" office:value-type="string" office:string-value="54.4223 Bas-marais sub-atlantiques à Carex et Sphagnum" calcext:value-type="string">
            <text:p>54.4223 Bas-marais sub-atlantiques à Carex et Sphagnum</text:p>
          </table:table-cell>
          <table:table-cell table:number-columns-repeated="1019"/>
        </table:table-row>
        <table:table-row table:style-name="ro1">
          <table:table-cell table:style-name="ce50" office:value-type="float" office:value="17236" calcext:value-type="float">
            <text:p>17236</text:p>
          </table:table-cell>
          <table:table-cell table:style-name="ce50" office:value-type="float" office:value="54.4224" calcext:value-type="float">
            <text:p>54,4224</text:p>
          </table:table-cell>
          <table:table-cell table:style-name="ce31" office:value-type="string" calcext:value-type="string">
            <text:p>Bas-marais sub-atlantiques à Carex, Juncus et Sphagnum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22]&amp;&quot; &quot;&amp;[.C622])" office:value-type="string" office:string-value="54.4224 Bas-marais sub-atlantiques à Carex, Juncus et Sphagnum" calcext:value-type="string">
            <text:p>54.4224 Bas-marais sub-atlantiques à Carex, Juncus et Sphagnum</text:p>
          </table:table-cell>
          <table:table-cell table:number-columns-repeated="1019"/>
        </table:table-row>
        <table:table-row table:style-name="ro1">
          <table:table-cell table:style-name="ce50" office:value-type="float" office:value="16861" calcext:value-type="float">
            <text:p>16861</text:p>
          </table:table-cell>
          <table:table-cell table:style-name="ce50" office:value-type="float" office:value="22.3231" calcext:value-type="float">
            <text:p>22,3231</text:p>
          </table:table-cell>
          <table:table-cell table:style-name="ce31" office:value-type="string" calcext:value-type="string">
            <text:p>Gazons à Juncus bufonius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23]&amp;&quot; &quot;&amp;[.C623])" office:value-type="string" office:string-value="22.3231 Gazons à Juncus bufonius" calcext:value-type="string">
            <text:p>22.3231 Gazons à Juncus bufonius</text:p>
          </table:table-cell>
          <table:table-cell table:number-columns-repeated="1019"/>
        </table:table-row>
        <table:table-row table:style-name="ro1">
          <table:table-cell table:style-name="ce50" office:value-type="float" office:value="16866" calcext:value-type="float">
            <text:p>16866</text:p>
          </table:table-cell>
          <table:table-cell table:style-name="ce50" office:value-type="float" office:value="22.4311" calcext:value-type="float">
            <text:p>22,4311</text:p>
          </table:table-cell>
          <table:table-cell table:style-name="ce31" office:value-type="string" calcext:value-type="string">
            <text:p>Tapis de Nénuphars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24]&amp;&quot; &quot;&amp;[.C624])" office:value-type="string" office:string-value="22.4311 Tapis de Nénuphars" calcext:value-type="string">
            <text:p>22.4311 Tapis de Nénuphars</text:p>
          </table:table-cell>
          <table:table-cell table:number-columns-repeated="1019"/>
        </table:table-row>
        <table:table-row table:style-name="ro1">
          <table:table-cell table:style-name="ce50" office:value-type="float" office:value="16867" calcext:value-type="float">
            <text:p>16867</text:p>
          </table:table-cell>
          <table:table-cell table:style-name="ce50" office:value-type="float" office:value="22.4312" calcext:value-type="float">
            <text:p>22,4312</text:p>
          </table:table-cell>
          <table:table-cell table:style-name="ce31" office:value-type="string" calcext:value-type="string">
            <text:p>Tapis de chataîgnes d'eau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25]&amp;&quot; &quot;&amp;[.C625])" office:value-type="string" office:string-value="22.4312 Tapis de chataîgnes d'eau" calcext:value-type="string">
            <text:p>22.4312 Tapis de chataîgnes d'eau</text:p>
          </table:table-cell>
          <table:table-cell table:number-columns-repeated="1019"/>
        </table:table-row>
        <table:table-row table:style-name="ro1">
          <table:table-cell table:style-name="ce50" office:value-type="float" office:value="16868" calcext:value-type="float">
            <text:p>16868</text:p>
          </table:table-cell>
          <table:table-cell table:style-name="ce50" office:value-type="float" office:value="22.4313" calcext:value-type="float">
            <text:p>22,4313</text:p>
          </table:table-cell>
          <table:table-cell table:style-name="ce31" office:value-type="string" calcext:value-type="string">
            <text:p>Tapis de Nymphoides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26]&amp;&quot; &quot;&amp;[.C626])" office:value-type="string" office:string-value="22.4313 Tapis de Nymphoides" calcext:value-type="string">
            <text:p>22.4313 Tapis de Nymphoides</text:p>
          </table:table-cell>
          <table:table-cell table:number-columns-repeated="1019"/>
        </table:table-row>
        <table:table-row table:style-name="ro1">
          <table:table-cell table:style-name="ce50" office:value-type="float" office:value="16869" calcext:value-type="float">
            <text:p>16869</text:p>
          </table:table-cell>
          <table:table-cell table:style-name="ce50" office:value-type="float" office:value="22.4314" calcext:value-type="float">
            <text:p>22,4314</text:p>
          </table:table-cell>
          <table:table-cell table:style-name="ce31" office:value-type="string" calcext:value-type="string">
            <text:p>Tapis de Potamot flottant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27]&amp;&quot; &quot;&amp;[.C627])" office:value-type="string" office:string-value="22.4314 Tapis de Potamot flottant" calcext:value-type="string">
            <text:p>22.4314 Tapis de Potamot flottant</text:p>
          </table:table-cell>
          <table:table-cell table:number-columns-repeated="1019"/>
        </table:table-row>
        <table:table-row table:style-name="ro1">
          <table:table-cell table:style-name="ce50" office:value-type="float" office:value="16870" calcext:value-type="float">
            <text:p>16870</text:p>
          </table:table-cell>
          <table:table-cell table:style-name="ce50" office:value-type="float" office:value="22.4315" calcext:value-type="float">
            <text:p>22,4315</text:p>
          </table:table-cell>
          <table:table-cell table:style-name="ce31" office:value-type="string" calcext:value-type="string">
            <text:p>Tapis de Renouées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28]&amp;&quot; &quot;&amp;[.C628])" office:value-type="string" office:string-value="22.4315 Tapis de Renouées" calcext:value-type="string">
            <text:p>22.4315 Tapis de Renouées</text:p>
          </table:table-cell>
          <table:table-cell table:number-columns-repeated="1019"/>
        </table:table-row>
        <table:table-row table:style-name="ro1">
          <table:table-cell table:style-name="ce50" office:value-type="float" office:value="17296" calcext:value-type="float">
            <text:p>17296</text:p>
          </table:table-cell>
          <table:table-cell table:style-name="ce50" office:value-type="float" office:value="44.9111" calcext:value-type="float">
            <text:p>44,9111</text:p>
          </table:table-cell>
          <table:table-cell table:style-name="ce31" office:value-type="string" calcext:value-type="string">
            <text:p>Bois d'Aulnes marécageux atlantiques à grandes touffes de laîches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29]&amp;&quot; &quot;&amp;[.C629])" office:value-type="string" office:string-value="44.9111 Bois d'Aulnes marécageux atlantiques à grandes touffes de laîches" calcext:value-type="string">
            <text:p>44.9111 Bois d'Aulnes marécageux atlantiques à grandes touffes de laîches</text:p>
          </table:table-cell>
          <table:table-cell table:number-columns-repeated="1019"/>
        </table:table-row>
        <table:table-row table:style-name="ro1">
          <table:table-cell table:style-name="ce50" office:value-type="float" office:value="17297" calcext:value-type="float">
            <text:p>17297</text:p>
          </table:table-cell>
          <table:table-cell table:style-name="ce50" office:value-type="float" office:value="44.9112" calcext:value-type="float">
            <text:p>44,9112</text:p>
          </table:table-cell>
          <table:table-cell table:style-name="ce31" office:value-type="string" calcext:value-type="string">
            <text:p>Bois d'Aulnes marécageux à laîche allongée</text:p>
          </table:table-cell>
          <table:table-cell table:style-name="ce50" office:value-type="float" office:value="6" calcext:value-type="float">
            <text:p>6</text:p>
          </table:table-cell>
          <table:table-cell table:formula="of:=CONCATENATE([.B630]&amp;&quot; &quot;&amp;[.C630])" office:value-type="string" office:string-value="44.9112 Bois d'Aulnes marécageux à laîche allongée" calcext:value-type="string">
            <text:p>44.9112 Bois d'Aulnes marécageux à laîche allongée</text:p>
          </table:table-cell>
          <table:table-cell table:number-columns-repeated="1019"/>
        </table:table-row>
        <table:table-row table:style-name="ro1" table:number-rows-repeated="10479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Eunis niveau 4'.$A$1" table:cell-range-address="$'Corine niveau 4'.$A$1:.$D$552"/>
        </table:named-expressions>
      </table:table>
      <table:named-expressions/>
      <table:database-ranges>
        <table:database-range table:name="__Anonymous_Sheet_DB__0" table:target-range-address="'Eunis niveau 4'.A1:'Eunis niveau 4'.E661" table:display-filter-buttons="true"/>
        <table:database-range table:name="__Anonymous_Sheet_DB__1" table:target-range-address="'Corine niveau 4'.A1:'Corine niveau 4'.D5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unis_20_niveau_20_4" style:display-name="PageStyle_Eunis niveau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ine_20_niveau_20_4" style:display-name="PageStyle_Corine niveau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REAU Anthony</meta:initial-creator>
    <dc:creator>BOUREAU Anthony</dc:creator>
    <meta:creation-date>2020-03-19T11:23:09</meta:creation-date>
    <dc:date>2020-05-29T13:09:47</dc:date>
    <meta:generator>LibreOffice/6.2.8.2$Windows_X86_64 LibreOffice_project/f82ddfca21ebc1e222a662a32b25c0c9d20169ee</meta:generator>
    <meta:document-statistic meta:table-count="2" meta:cell-count="7358" meta:object-count="0"/>
    <meta:user-defined meta:name="AppVersion">16.0300</meta:user-defined>
    <meta:user-defined meta:name="Company">ARTEL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